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dar data" table:style-name="ta1">
        <table:shapes>
          <draw:frame draw:z-index="0" draw:style-name="gr1" draw:text-style-name="P1" svg:width="160.09mm" svg:height="90.04mm" svg:x="459.72mm" svg:y="14.31mm">
            <loext:p draw:notify-on-update-of-ranges="'radar data'.E2:'radar data'.E251 'radar data'.E1:'radar data'.E1 'radar data'.B2:'radar data'.B2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09mm" svg:height="90.04mm" svg:x="456.43mm" svg:y="112.33mm">
            <loext:p draw:notify-on-update-of-ranges="'radar data'.E2:'radar data'.E251 'radar data'.E1:'radar data'.E1 'radar data'.C2:'radar data'.C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60.09mm" svg:height="90.04mm" svg:x="461.92mm" svg:y="210.36mm">
            <loext:p draw:notify-on-update-of-ranges="'radar data'.E2:'radar data'.E251 'radar data'.E1:'radar data'.E1 'radar data'.D2:'radar data'.D2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82mm" svg:height="90.05mm" svg:x="506.59mm" svg:y="10.62mm">
            <loext:p draw:notify-on-update-of-ranges="'radar data'.A2:'radar data'.A251 'radar data'.F1:'radar data'.F1 'radar data'.F2:'radar data'.F251 'radar data'.A2:'radar data'.A251 'radar data'.G1:'radar data'.G1 'radar data'.G2:'radar data'.G251 'radar data'.A2:'radar data'.A251 'radar data'.L1:'radar data'.L1 'radar data'.L2:'radar data'.L251 'radar data'.A2:'radar data'.A251 'radar data'.M1:'radar data'.M1 'radar data'.M2:'radar data'.M2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ho dot</text:p>
          </table:table-cell>
          <table:table-cell office:value-type="string" calcext:value-type="string">
            <text:p>time stamp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px (meas)</text:p>
          </table:table-cell>
          <table:table-cell office:value-type="string" calcext:value-type="string">
            <text:p>py (meas)</text:p>
          </table:table-cell>
          <table:table-cell office:value-type="string" calcext:value-type="string">
            <text:p>px_error</text:p>
          </table:table-cell>
          <table:table-cell office:value-type="string" calcext:value-type="string">
            <text:p>py_error</text:p>
          </table:table-cell>
          <table:table-cell office:value-type="string" calcext:value-type="string">
            <text:p>r_unit_vec_x</text:p>
          </table:table-cell>
          <table:table-cell office:value-type="string" calcext:value-type="string">
            <text:p>r_unit_vec_y</text:p>
          </table:table-cell>
          <table:table-cell office:value-type="string" calcext:value-type="string">
            <text:p>gt_range_rate</text:p>
          </table:table-cell>
          <table:table-cell office:value-type="string" calcext:value-type="string">
            <text:p>rr_erro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14892" calcext:value-type="float">
            <text:p>1.014892</text:p>
          </table:table-cell>
          <table:table-cell office:value-type="float" office:value="0.5543292" calcext:value-type="float">
            <text:p>0.5543292</text:p>
          </table:table-cell>
          <table:table-cell office:value-type="float" office:value="4.892807" calcext:value-type="float">
            <text:p>4.892807</text:p>
          </table:table-cell>
          <table:table-cell office:value-type="float" office:value="1477010443050000" calcext:value-type="float">
            <text:p>1477010443050000</text:p>
          </table:table-cell>
          <table:table-cell office:value-type="float" office:value="0.8599968" calcext:value-type="float">
            <text:p>0.8599968</text:p>
          </table:table-cell>
          <table:table-cell office:value-type="float" office:value="0.6000449" calcext:value-type="float">
            <text:p>0.6000449</text:p>
          </table:table-cell>
          <table:table-cell office:value-type="float" office:value="5.199747" calcext:value-type="float">
            <text:p>5.199747</text:p>
          </table:table-cell>
          <table:table-cell office:value-type="float" office:value="0.001796856" calcext:value-type="float">
            <text:p>0.001796856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0.01382155" calcext:value-type="float">
            <text:p>0.01382155</text:p>
          </table:table-cell>
          <table:table-cell table:formula="of:=[.B2]*COS([.C2])" office:value-type="float" office:value="0.862915701029991" calcext:value-type="float">
            <text:p>0.862915701</text:p>
          </table:table-cell>
          <table:table-cell table:formula="of:=[.B2]*SIN([.C2])" office:value-type="float" office:value="0.534211816211435" calcext:value-type="float">
            <text:p>0.5342118162</text:p>
          </table:table-cell>
          <table:table-cell table:formula="of:=ABS([.L2]-[.F2])" office:value-type="float" office:value="0.00291890102999059" calcext:value-type="float">
            <text:p>0.002918901</text:p>
          </table:table-cell>
          <table:table-cell table:formula="of:=ABS([.M2]-[.G2])" office:value-type="float" office:value="0.0658330837885653" calcext:value-type="float">
            <text:p>0.0658330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47505" calcext:value-type="float">
            <text:p>1.047505</text:p>
          </table:table-cell>
          <table:table-cell office:value-type="float" office:value="0.3892401" calcext:value-type="float">
            <text:p>0.3892401</text:p>
          </table:table-cell>
          <table:table-cell office:value-type="float" office:value="4.511325" calcext:value-type="float">
            <text:p>4.511325</text:p>
          </table:table-cell>
          <table:table-cell office:value-type="float" office:value="1477010443150000" calcext:value-type="float">
            <text:p>1477010443150000</text:p>
          </table:table-cell>
          <table:table-cell office:value-type="float" office:value="1.379955" calcext:value-type="float">
            <text:p>1.379955</text:p>
          </table:table-cell>
          <table:table-cell office:value-type="float" office:value="0.6006288" calcext:value-type="float">
            <text:p>0.6006288</text:p>
          </table:table-cell>
          <table:table-cell office:value-type="float" office:value="5.198979" calcext:value-type="float">
            <text:p>5.198979</text:p>
          </table:table-cell>
          <table:table-cell office:value-type="float" office:value="0.01077814" calcext:value-type="float">
            <text:p>0.01077814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0.02763437" calcext:value-type="float">
            <text:p>0.02763437</text:p>
          </table:table-cell>
          <table:table-cell table:formula="of:=[.B3]*COS([.C3])" office:value-type="float" office:value="0.969149214604444" calcext:value-type="float">
            <text:p>0.9691492146</text:p>
          </table:table-cell>
          <table:table-cell table:formula="of:=[.B3]*SIN([.C3])" office:value-type="float" office:value="0.397512924137805" calcext:value-type="float">
            <text:p>0.3975129241</text:p>
          </table:table-cell>
          <table:table-cell table:formula="of:=ABS([.L3]-[.F3])" office:value-type="float" office:value="0.410805785395556" calcext:value-type="float">
            <text:p>0.4108057854</text:p>
          </table:table-cell>
          <table:table-cell table:formula="of:=ABS([.M3]-[.G3])" office:value-type="float" office:value="0.203115875862195" calcext:value-type="float">
            <text:p>0.20311587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6983" calcext:value-type="float">
            <text:p>1.6983</text:p>
          </table:table-cell>
          <table:table-cell office:value-type="float" office:value="0.2982801" calcext:value-type="float">
            <text:p>0.2982801</text:p>
          </table:table-cell>
          <table:table-cell office:value-type="float" office:value="5.209986" calcext:value-type="float">
            <text:p>5.209986</text:p>
          </table:table-cell>
          <table:table-cell office:value-type="float" office:value="1477010443250000" calcext:value-type="float">
            <text:p>1477010443250000</text:p>
          </table:table-cell>
          <table:table-cell office:value-type="float" office:value="1.899823" calcext:value-type="float">
            <text:p>1.899823</text:p>
          </table:table-cell>
          <table:table-cell office:value-type="float" office:value="0.6024697" calcext:value-type="float">
            <text:p>0.6024697</text:p>
          </table:table-cell>
          <table:table-cell office:value-type="float" office:value="5.197661" calcext:value-type="float">
            <text:p>5.197661</text:p>
          </table:table-cell>
          <table:table-cell office:value-type="float" office:value="0.02693234" calcext:value-type="float">
            <text:p>0.02693234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0.04142974" calcext:value-type="float">
            <text:p>0.04142974</text:p>
          </table:table-cell>
          <table:table-cell table:formula="of:=[.B4]*COS([.C4])" office:value-type="float" office:value="1.62330874620608" calcext:value-type="float">
            <text:p>1.6233087462</text:p>
          </table:table-cell>
          <table:table-cell table:formula="of:=[.B4]*SIN([.C4])" office:value-type="float" office:value="0.499090777805855" calcext:value-type="float">
            <text:p>0.4990907778</text:p>
          </table:table-cell>
          <table:table-cell table:formula="of:=ABS([.L4]-[.F4])" office:value-type="float" office:value="0.276514253793923" calcext:value-type="float">
            <text:p>0.2765142538</text:p>
          </table:table-cell>
          <table:table-cell table:formula="of:=ABS([.M4]-[.G4])" office:value-type="float" office:value="0.103378922194145" calcext:value-type="float">
            <text:p>0.1033789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44382" calcext:value-type="float">
            <text:p>2.044382</text:p>
          </table:table-cell>
          <table:table-cell office:value-type="float" office:value="0.2760018" calcext:value-type="float">
            <text:p>0.2760018</text:p>
          </table:table-cell>
          <table:table-cell office:value-type="float" office:value="5.043867" calcext:value-type="float">
            <text:p>5.043867</text:p>
          </table:table-cell>
          <table:table-cell office:value-type="float" office:value="1477010443350000" calcext:value-type="float">
            <text:p>1477010443350000</text:p>
          </table:table-cell>
          <table:table-cell office:value-type="float" office:value="2.41954" calcext:value-type="float">
            <text:p>2.41954</text:p>
          </table:table-cell>
          <table:table-cell office:value-type="float" office:value="0.606284" calcext:value-type="float">
            <text:p>0.606284</text:p>
          </table:table-cell>
          <table:table-cell office:value-type="float" office:value="5.195728" calcext:value-type="float">
            <text:p>5.195728</text:p>
          </table:table-cell>
          <table:table-cell office:value-type="float" office:value="0.05023894" calcext:value-type="float">
            <text:p>0.05023894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0.05519894" calcext:value-type="float">
            <text:p>0.05519894</text:p>
          </table:table-cell>
          <table:table-cell table:formula="of:=[.B5]*COS([.C5])" office:value-type="float" office:value="1.96700761821127" calcext:value-type="float">
            <text:p>1.9670076182</text:p>
          </table:table-cell>
          <table:table-cell table:formula="of:=[.B5]*SIN([.C5])" office:value-type="float" office:value="0.557116497532465" calcext:value-type="float">
            <text:p>0.5571164975</text:p>
          </table:table-cell>
          <table:table-cell table:formula="of:=ABS([.L5]-[.F5])" office:value-type="float" office:value="0.452532381788734" calcext:value-type="float">
            <text:p>0.4525323818</text:p>
          </table:table-cell>
          <table:table-cell table:formula="of:=ABS([.M5]-[.G5])" office:value-type="float" office:value="0.0491675024675345" calcext:value-type="float">
            <text:p>0.0491675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990916" calcext:value-type="float">
            <text:p>2.990916</text:p>
          </table:table-cell>
          <table:table-cell office:value-type="float" office:value="0.2176679" calcext:value-type="float">
            <text:p>0.2176679</text:p>
          </table:table-cell>
          <table:table-cell office:value-type="float" office:value="5.191807" calcext:value-type="float">
            <text:p>5.191807</text:p>
          </table:table-cell>
          <table:table-cell office:value-type="float" office:value="1477010443450000" calcext:value-type="float">
            <text:p>1477010443450000</text:p>
          </table:table-cell>
          <table:table-cell office:value-type="float" office:value="2.939043" calcext:value-type="float">
            <text:p>2.939043</text:p>
          </table:table-cell>
          <table:table-cell office:value-type="float" office:value="0.6127858" calcext:value-type="float">
            <text:p>0.6127858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0.08066803" calcext:value-type="float">
            <text:p>0.08066803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0.06893328" calcext:value-type="float">
            <text:p>0.06893328</text:p>
          </table:table-cell>
          <table:table-cell table:formula="of:=[.B6]*COS([.C6])" office:value-type="float" office:value="2.92034153364874" calcext:value-type="float">
            <text:p>2.9203415336</text:p>
          </table:table-cell>
          <table:table-cell table:formula="of:=[.B6]*SIN([.C6])" office:value-type="float" office:value="0.645897705447342" calcext:value-type="float">
            <text:p>0.6458977054</text:p>
          </table:table-cell>
          <table:table-cell table:formula="of:=ABS([.L6]-[.F6])" office:value-type="float" office:value="0.018701466351263" calcext:value-type="float">
            <text:p>0.0187014664</text:p>
          </table:table-cell>
          <table:table-cell table:formula="of:=ABS([.M6]-[.G6])" office:value-type="float" office:value="0.0331119054473423" calcext:value-type="float">
            <text:p>0.0331119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593878" calcext:value-type="float">
            <text:p>3.593878</text:p>
          </table:table-cell>
          <table:table-cell office:value-type="float" office:value="0.1354522" calcext:value-type="float">
            <text:p>0.1354522</text:p>
          </table:table-cell>
          <table:table-cell office:value-type="float" office:value="5.161753" calcext:value-type="float">
            <text:p>5.161753</text:p>
          </table:table-cell>
          <table:table-cell office:value-type="float" office:value="1477010443550000" calcext:value-type="float">
            <text:p>1477010443550000</text:p>
          </table:table-cell>
          <table:table-cell office:value-type="float" office:value="3.458253" calcext:value-type="float">
            <text:p>3.458253</text:p>
          </table:table-cell>
          <table:table-cell office:value-type="float" office:value="0.6226855" calcext:value-type="float">
            <text:p>0.6226855</text:p>
          </table:table-cell>
          <table:table-cell office:value-type="float" office:value="5.189627" calcext:value-type="float">
            <text:p>5.189627</text:p>
          </table:table-cell>
          <table:table-cell office:value-type="float" office:value="0.1181798" calcext:value-type="float">
            <text:p>0.1181798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0.08262407" calcext:value-type="float">
            <text:p>0.08262407</text:p>
          </table:table-cell>
          <table:table-cell table:formula="of:=[.B7]*COS([.C7])" office:value-type="float" office:value="3.56095940062716" calcext:value-type="float">
            <text:p>3.5609594006</text:p>
          </table:table-cell>
          <table:table-cell table:formula="of:=[.B7]*SIN([.C7])" office:value-type="float" office:value="0.48531147314797" calcext:value-type="float">
            <text:p>0.4853114731</text:p>
          </table:table-cell>
          <table:table-cell table:formula="of:=ABS([.L7]-[.F7])" office:value-type="float" office:value="0.102706400627161" calcext:value-type="float">
            <text:p>0.1027064006</text:p>
          </table:table-cell>
          <table:table-cell table:formula="of:=ABS([.M7]-[.G7])" office:value-type="float" office:value="0.13737402685203" calcext:value-type="float">
            <text:p>0.1373740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55547" calcext:value-type="float">
            <text:p>4.255547</text:p>
          </table:table-cell>
          <table:table-cell office:value-type="float" office:value="0.1648397" calcext:value-type="float">
            <text:p>0.1648397</text:p>
          </table:table-cell>
          <table:table-cell office:value-type="float" office:value="5.433327" calcext:value-type="float">
            <text:p>5.433327</text:p>
          </table:table-cell>
          <table:table-cell office:value-type="float" office:value="1477010443650000" calcext:value-type="float">
            <text:p>1477010443650000</text:p>
          </table:table-cell>
          <table:table-cell office:value-type="float" office:value="3.977082" calcext:value-type="float">
            <text:p>3.977082</text:p>
          </table:table-cell>
          <table:table-cell office:value-type="float" office:value="0.6366893" calcext:value-type="float">
            <text:p>0.6366893</text:p>
          </table:table-cell>
          <table:table-cell office:value-type="float" office:value="5.185194" calcext:value-type="float">
            <text:p>5.185194</text:p>
          </table:table-cell>
          <table:table-cell office:value-type="float" office:value="0.1627238" calcext:value-type="float">
            <text:p>0.1627238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0.09626268" calcext:value-type="float">
            <text:p>0.09626268</text:p>
          </table:table-cell>
          <table:table-cell table:formula="of:=[.B8]*COS([.C8])" office:value-type="float" office:value="4.19786166596308" calcext:value-type="float">
            <text:p>4.197861666</text:p>
          </table:table-cell>
          <table:table-cell table:formula="of:=[.B8]*SIN([.C8])" office:value-type="float" office:value="0.698310606139302" calcext:value-type="float">
            <text:p>0.6983106061</text:p>
          </table:table-cell>
          <table:table-cell table:formula="of:=ABS([.L8]-[.F8])" office:value-type="float" office:value="0.220779665963084" calcext:value-type="float">
            <text:p>0.220779666</text:p>
          </table:table-cell>
          <table:table-cell table:formula="of:=ABS([.M8]-[.G8])" office:value-type="float" office:value="0.0616213061393024" calcext:value-type="float">
            <text:p>0.0616213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670263" calcext:value-type="float">
            <text:p>4.670263</text:p>
          </table:table-cell>
          <table:table-cell office:value-type="float" office:value="0.1481801" calcext:value-type="float">
            <text:p>0.1481801</text:p>
          </table:table-cell>
          <table:table-cell office:value-type="float" office:value="5.120847" calcext:value-type="float">
            <text:p>5.120847</text:p>
          </table:table-cell>
          <table:table-cell office:value-type="float" office:value="1477010443750000" calcext:value-type="float">
            <text:p>1477010443750000</text:p>
          </table:table-cell>
          <table:table-cell office:value-type="float" office:value="4.495424" calcext:value-type="float">
            <text:p>4.495424</text:p>
          </table:table-cell>
          <table:table-cell office:value-type="float" office:value="0.6554977" calcext:value-type="float">
            <text:p>0.6554977</text:p>
          </table:table-cell>
          <table:table-cell office:value-type="float" office:value="5.179618" calcext:value-type="float">
            <text:p>5.179618</text:p>
          </table:table-cell>
          <table:table-cell office:value-type="float" office:value="0.2142382" calcext:value-type="float">
            <text:p>0.2142382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0.1098405" calcext:value-type="float">
            <text:p>0.1098405</text:p>
          </table:table-cell>
          <table:table-cell table:formula="of:=[.B9]*COS([.C9])" office:value-type="float" office:value="4.61908346906278" calcext:value-type="float">
            <text:p>4.6190834691</text:p>
          </table:table-cell>
          <table:table-cell table:formula="of:=[.B9]*SIN([.C9])" office:value-type="float" office:value="0.689510257356598" calcext:value-type="float">
            <text:p>0.6895102574</text:p>
          </table:table-cell>
          <table:table-cell table:formula="of:=ABS([.L9]-[.F9])" office:value-type="float" office:value="0.12365946906278" calcext:value-type="float">
            <text:p>0.1236594691</text:p>
          </table:table-cell>
          <table:table-cell table:formula="of:=ABS([.M9]-[.G9])" office:value-type="float" office:value="0.0340125573565979" calcext:value-type="float">
            <text:p>0.0340125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51417" calcext:value-type="float">
            <text:p>5.251417</text:p>
          </table:table-cell>
          <table:table-cell office:value-type="float" office:value="0.1271635" calcext:value-type="float">
            <text:p>0.1271635</text:p>
          </table:table-cell>
          <table:table-cell office:value-type="float" office:value="4.825914" calcext:value-type="float">
            <text:p>4.825914</text:p>
          </table:table-cell>
          <table:table-cell office:value-type="float" office:value="1477010443850000" calcext:value-type="float">
            <text:p>1477010443850000</text:p>
          </table:table-cell>
          <table:table-cell office:value-type="float" office:value="5.013155" calcext:value-type="float">
            <text:p>5.013155</text:p>
          </table:table-cell>
          <table:table-cell office:value-type="float" office:value="0.6798044" calcext:value-type="float">
            <text:p>0.6798044</text:p>
          </table:table-cell>
          <table:table-cell office:value-type="float" office:value="5.1727" calcext:value-type="float">
            <text:p>5.1727</text:p>
          </table:table-cell>
          <table:table-cell office:value-type="float" office:value="0.2726487" calcext:value-type="float">
            <text:p>0.2726487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0.1233489" calcext:value-type="float">
            <text:p>0.1233489</text:p>
          </table:table-cell>
          <table:table-cell table:formula="of:=[.B10]*COS([.C10])" office:value-type="float" office:value="5.20901501922472" calcext:value-type="float">
            <text:p>5.2090150192</text:p>
          </table:table-cell>
          <table:table-cell table:formula="of:=[.B10]*SIN([.C10])" office:value-type="float" office:value="0.665990268232458" calcext:value-type="float">
            <text:p>0.6659902682</text:p>
          </table:table-cell>
          <table:table-cell table:formula="of:=ABS([.L10]-[.F10])" office:value-type="float" office:value="0.195860019224715" calcext:value-type="float">
            <text:p>0.1958600192</text:p>
          </table:table-cell>
          <table:table-cell table:formula="of:=ABS([.M10]-[.G10])" office:value-type="float" office:value="0.0138141317675421" calcext:value-type="float">
            <text:p>0.0138141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267293" calcext:value-type="float">
            <text:p>5.267293</text:p>
          </table:table-cell>
          <table:table-cell office:value-type="float" office:value="0.1216834" calcext:value-type="float">
            <text:p>0.1216834</text:p>
          </table:table-cell>
          <table:table-cell office:value-type="float" office:value="5.423506" calcext:value-type="float">
            <text:p>5.423506</text:p>
          </table:table-cell>
          <table:table-cell office:value-type="float" office:value="1477010443950000" calcext:value-type="float">
            <text:p>1477010443950000</text:p>
          </table:table-cell>
          <table:table-cell office:value-type="float" office:value="5.530128" calcext:value-type="float">
            <text:p>5.530128</text:p>
          </table:table-cell>
          <table:table-cell office:value-type="float" office:value="0.7102953" calcext:value-type="float">
            <text:p>0.7102953</text:p>
          </table:table-cell>
          <table:table-cell office:value-type="float" office:value="5.164221" calcext:value-type="float">
            <text:p>5.164221</text:p>
          </table:table-cell>
          <table:table-cell office:value-type="float" office:value="0.3378677" calcext:value-type="float">
            <text:p>0.3378677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0.1367794" calcext:value-type="float">
            <text:p>0.1367794</text:p>
          </table:table-cell>
          <table:table-cell table:formula="of:=[.B11]*COS([.C11])" office:value-type="float" office:value="5.22834508534848" calcext:value-type="float">
            <text:p>5.2283450853</text:p>
          </table:table-cell>
          <table:table-cell table:formula="of:=[.B11]*SIN([.C11])" office:value-type="float" office:value="0.63936156934976" calcext:value-type="float">
            <text:p>0.6393615693</text:p>
          </table:table-cell>
          <table:table-cell table:formula="of:=ABS([.L11]-[.F11])" office:value-type="float" office:value="0.301782914651518" calcext:value-type="float">
            <text:p>0.3017829147</text:p>
          </table:table-cell>
          <table:table-cell table:formula="of:=ABS([.M11]-[.G11])" office:value-type="float" office:value="0.0709337306502398" calcext:value-type="float">
            <text:p>0.0709337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905749" calcext:value-type="float">
            <text:p>5.905749</text:p>
          </table:table-cell>
          <table:table-cell office:value-type="float" office:value="0.06329996" calcext:value-type="float">
            <text:p>0.06329996</text:p>
          </table:table-cell>
          <table:table-cell office:value-type="float" office:value="4.87968" calcext:value-type="float">
            <text:p>4.87968</text:p>
          </table:table-cell>
          <table:table-cell office:value-type="float" office:value="1477010444050000" calcext:value-type="float">
            <text:p>1477010444050000</text:p>
          </table:table-cell>
          <table:table-cell office:value-type="float" office:value="6.046176" calcext:value-type="float">
            <text:p>6.046176</text:p>
          </table:table-cell>
          <table:table-cell office:value-type="float" office:value="0.7476465" calcext:value-type="float">
            <text:p>0.7476465</text:p>
          </table:table-cell>
          <table:table-cell office:value-type="float" office:value="5.153933" calcext:value-type="float">
            <text:p>5.153933</text:p>
          </table:table-cell>
          <table:table-cell office:value-type="float" office:value="0.4097925" calcext:value-type="float">
            <text:p>0.4097925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0.1501236" calcext:value-type="float">
            <text:p>0.1501236</text:p>
          </table:table-cell>
          <table:table-cell table:formula="of:=[.B12]*COS([.C12])" office:value-type="float" office:value="5.89392112185165" calcext:value-type="float">
            <text:p>5.8939211219</text:p>
          </table:table-cell>
          <table:table-cell table:formula="of:=[.B12]*SIN([.C12])" office:value-type="float" office:value="0.373584074061026" calcext:value-type="float">
            <text:p>0.3735840741</text:p>
          </table:table-cell>
          <table:table-cell table:formula="of:=ABS([.L12]-[.F12])" office:value-type="float" office:value="0.152254878148354" calcext:value-type="float">
            <text:p>0.1522548781</text:p>
          </table:table-cell>
          <table:table-cell table:formula="of:=ABS([.M12]-[.G12])" office:value-type="float" office:value="0.374062425938974" calcext:value-type="float">
            <text:p>0.3740624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673922" calcext:value-type="float">
            <text:p>6.673922</text:p>
          </table:table-cell>
          <table:table-cell office:value-type="float" office:value="0.1256145" calcext:value-type="float">
            <text:p>0.1256145</text:p>
          </table:table-cell>
          <table:table-cell office:value-type="float" office:value="5.00687" calcext:value-type="float">
            <text:p>5.00687</text:p>
          </table:table-cell>
          <table:table-cell office:value-type="float" office:value="1477010444150000" calcext:value-type="float">
            <text:p>1477010444150000</text:p>
          </table:table-cell>
          <table:table-cell office:value-type="float" office:value="6.561105" calcext:value-type="float">
            <text:p>6.561105</text:p>
          </table:table-cell>
          <table:table-cell office:value-type="float" office:value="0.7925232" calcext:value-type="float">
            <text:p>0.7925232</text:p>
          </table:table-cell>
          <table:table-cell office:value-type="float" office:value="5.141571" calcext:value-type="float">
            <text:p>5.141571</text:p>
          </table:table-cell>
          <table:table-cell office:value-type="float" office:value="0.4883049" calcext:value-type="float">
            <text:p>0.4883049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0.1633729" calcext:value-type="float">
            <text:p>0.1633729</text:p>
          </table:table-cell>
          <table:table-cell table:formula="of:=[.B13]*COS([.C13])" office:value-type="float" office:value="6.62133728278897" calcext:value-type="float">
            <text:p>6.6213372828</text:p>
          </table:table-cell>
          <table:table-cell table:formula="of:=[.B13]*SIN([.C13])" office:value-type="float" office:value="0.836138415355222" calcext:value-type="float">
            <text:p>0.8361384154</text:p>
          </table:table-cell>
          <table:table-cell table:formula="of:=ABS([.L13]-[.F13])" office:value-type="float" office:value="0.0602322827889736" calcext:value-type="float">
            <text:p>0.0602322828</text:p>
          </table:table-cell>
          <table:table-cell table:formula="of:=ABS([.M13]-[.G13])" office:value-type="float" office:value="0.0436152153552216" calcext:value-type="float">
            <text:p>0.0436152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18441" calcext:value-type="float">
            <text:p>7.318441</text:p>
          </table:table-cell>
          <table:table-cell office:value-type="float" office:value="0.08629228" calcext:value-type="float">
            <text:p>0.08629228</text:p>
          </table:table-cell>
          <table:table-cell office:value-type="float" office:value="4.649107" calcext:value-type="float">
            <text:p>4.649107</text:p>
          </table:table-cell>
          <table:table-cell office:value-type="float" office:value="1477010444250000" calcext:value-type="float">
            <text:p>1477010444250000</text:p>
          </table:table-cell>
          <table:table-cell office:value-type="float" office:value="7.074691" calcext:value-type="float">
            <text:p>7.074691</text:p>
          </table:table-cell>
          <table:table-cell office:value-type="float" office:value="0.8455782" calcext:value-type="float">
            <text:p>0.8455782</text:p>
          </table:table-cell>
          <table:table-cell office:value-type="float" office:value="5.126847" calcext:value-type="float">
            <text:p>5.126847</text:p>
          </table:table-cell>
          <table:table-cell office:value-type="float" office:value="0.5732691" calcext:value-type="float">
            <text:p>0.5732691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0.176519" calcext:value-type="float">
            <text:p>0.176519</text:p>
          </table:table-cell>
          <table:table-cell table:formula="of:=[.B14]*COS([.C14])" office:value-type="float" office:value="7.29121003958067" calcext:value-type="float">
            <text:p>7.2912100396</text:p>
          </table:table-cell>
          <table:table-cell table:formula="of:=[.B14]*SIN([.C14])" office:value-type="float" office:value="0.63074149157879" calcext:value-type="float">
            <text:p>0.6307414916</text:p>
          </table:table-cell>
          <table:table-cell table:formula="of:=ABS([.L14]-[.F14])" office:value-type="float" office:value="0.21651903958067" calcext:value-type="float">
            <text:p>0.2165190396</text:p>
          </table:table-cell>
          <table:table-cell table:formula="of:=ABS([.M14]-[.G14])" office:value-type="float" office:value="0.214836708421209" calcext:value-type="float">
            <text:p>0.2148367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24935" calcext:value-type="float">
            <text:p>8.124935</text:p>
          </table:table-cell>
          <table:table-cell office:value-type="float" office:value="0.1010471" calcext:value-type="float">
            <text:p>0.1010471</text:p>
          </table:table-cell>
          <table:table-cell office:value-type="float" office:value="5.46424" calcext:value-type="float">
            <text:p>5.46424</text:p>
          </table:table-cell>
          <table:table-cell office:value-type="float" office:value="1477010444350000" calcext:value-type="float">
            <text:p>1477010444350000</text:p>
          </table:table-cell>
          <table:table-cell office:value-type="float" office:value="7.586684" calcext:value-type="float">
            <text:p>7.586684</text:p>
          </table:table-cell>
          <table:table-cell office:value-type="float" office:value="0.9074494" calcext:value-type="float">
            <text:p>0.9074494</text:p>
          </table:table-cell>
          <table:table-cell office:value-type="float" office:value="5.109456" calcext:value-type="float">
            <text:p>5.109456</text:p>
          </table:table-cell>
          <table:table-cell office:value-type="float" office:value="0.6645307" calcext:value-type="float">
            <text:p>0.6645307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0.1895536" calcext:value-type="float">
            <text:p>0.1895536</text:p>
          </table:table-cell>
          <table:table-cell table:formula="of:=[.B15]*COS([.C15])" office:value-type="float" office:value="8.08349039114086" calcext:value-type="float">
            <text:p>8.0834903911</text:p>
          </table:table-cell>
          <table:table-cell table:formula="of:=[.B15]*SIN([.C15])" office:value-type="float" office:value="0.819604691640034" calcext:value-type="float">
            <text:p>0.8196046916</text:p>
          </table:table-cell>
          <table:table-cell table:formula="of:=ABS([.L15]-[.F15])" office:value-type="float" office:value="0.496806391140861" calcext:value-type="float">
            <text:p>0.4968063911</text:p>
          </table:table-cell>
          <table:table-cell table:formula="of:=ABS([.M15]-[.G15])" office:value-type="float" office:value="0.0878447083599657" calcext:value-type="float">
            <text:p>0.0878447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50951" calcext:value-type="float">
            <text:p>8.450951</text:p>
          </table:table-cell>
          <table:table-cell office:value-type="float" office:value="0.1048616" calcext:value-type="float">
            <text:p>0.1048616</text:p>
          </table:table-cell>
          <table:table-cell office:value-type="float" office:value="4.750535" calcext:value-type="float">
            <text:p>4.750535</text:p>
          </table:table-cell>
          <table:table-cell office:value-type="float" office:value="1477010444450000" calcext:value-type="float">
            <text:p>1477010444450000</text:p>
          </table:table-cell>
          <table:table-cell office:value-type="float" office:value="8.0968" calcext:value-type="float">
            <text:p>8.0968</text:p>
          </table:table-cell>
          <table:table-cell office:value-type="float" office:value="0.9787585" calcext:value-type="float">
            <text:p>0.9787585</text:p>
          </table:table-cell>
          <table:table-cell office:value-type="float" office:value="5.089074" calcext:value-type="float">
            <text:p>5.089074</text:p>
          </table:table-cell>
          <table:table-cell office:value-type="float" office:value="0.7619151" calcext:value-type="float">
            <text:p>0.7619151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0.2024685" calcext:value-type="float">
            <text:p>0.2024685</text:p>
          </table:table-cell>
          <table:table-cell table:formula="of:=[.B16]*COS([.C16])" office:value-type="float" office:value="8.40453042084257" calcext:value-type="float">
            <text:p>8.4045304208</text:p>
          </table:table-cell>
          <table:table-cell table:formula="of:=[.B16]*SIN([.C16])" office:value-type="float" office:value="0.884557069686733" calcext:value-type="float">
            <text:p>0.8845570697</text:p>
          </table:table-cell>
          <table:table-cell table:formula="of:=ABS([.L16]-[.F16])" office:value-type="float" office:value="0.307730420842573" calcext:value-type="float">
            <text:p>0.3077304208</text:p>
          </table:table-cell>
          <table:table-cell table:formula="of:=ABS([.M16]-[.G16])" office:value-type="float" office:value="0.0942014303132672" calcext:value-type="float">
            <text:p>0.0942014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575491" calcext:value-type="float">
            <text:p>8.575491</text:p>
          </table:table-cell>
          <table:table-cell office:value-type="float" office:value="0.1653115" calcext:value-type="float">
            <text:p>0.1653115</text:p>
          </table:table-cell>
          <table:table-cell office:value-type="float" office:value="5.580596" calcext:value-type="float">
            <text:p>5.580596</text:p>
          </table:table-cell>
          <table:table-cell office:value-type="float" office:value="1477010444550000" calcext:value-type="float">
            <text:p>1477010444550000</text:p>
          </table:table-cell>
          <table:table-cell office:value-type="float" office:value="8.604722" calcext:value-type="float">
            <text:p>8.604722</text:p>
          </table:table-cell>
          <table:table-cell office:value-type="float" office:value="1.060109" calcext:value-type="float">
            <text:p>1.060109</text:p>
          </table:table-cell>
          <table:table-cell office:value-type="float" office:value="5.065366" calcext:value-type="float">
            <text:p>5.065366</text:p>
          </table:table-cell>
          <table:table-cell office:value-type="float" office:value="0.8652261" calcext:value-type="float">
            <text:p>0.8652261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0.2152555" calcext:value-type="float">
            <text:p>0.2152555</text:p>
          </table:table-cell>
          <table:table-cell table:formula="of:=[.B17]*COS([.C17])" office:value-type="float" office:value="8.45858255653927" calcext:value-type="float">
            <text:p>8.4585825565</text:p>
          </table:table-cell>
          <table:table-cell table:formula="of:=[.B17]*SIN([.C17])" office:value-type="float" office:value="1.41117930302659" calcext:value-type="float">
            <text:p>1.411179303</text:p>
          </table:table-cell>
          <table:table-cell table:formula="of:=ABS([.L17]-[.F17])" office:value-type="float" office:value="0.146139443460733" calcext:value-type="float">
            <text:p>0.1461394435</text:p>
          </table:table-cell>
          <table:table-cell table:formula="of:=ABS([.M17]-[.G17])" office:value-type="float" office:value="0.351070303026593" calcext:value-type="float">
            <text:p>0.351070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946663" calcext:value-type="float">
            <text:p>9.946663</text:p>
          </table:table-cell>
          <table:table-cell office:value-type="float" office:value="0.1150557" calcext:value-type="float">
            <text:p>0.1150557</text:p>
          </table:table-cell>
          <table:table-cell office:value-type="float" office:value="5.240801" calcext:value-type="float">
            <text:p>5.240801</text:p>
          </table:table-cell>
          <table:table-cell office:value-type="float" office:value="1477010444650000" calcext:value-type="float">
            <text:p>1477010444650000</text:p>
          </table:table-cell>
          <table:table-cell office:value-type="float" office:value="9.110101" calcext:value-type="float">
            <text:p>9.110101</text:p>
          </table:table-cell>
          <table:table-cell office:value-type="float" office:value="1.152082" calcext:value-type="float">
            <text:p>1.152082</text:p>
          </table:table-cell>
          <table:table-cell office:value-type="float" office:value="5.037982" calcext:value-type="float">
            <text:p>5.037982</text:p>
          </table:table-cell>
          <table:table-cell office:value-type="float" office:value="0.9742446" calcext:value-type="float">
            <text:p>0.9742446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0.2279066" calcext:value-type="float">
            <text:p>0.2279066</text:p>
          </table:table-cell>
          <table:table-cell table:formula="of:=[.B18]*COS([.C18])" office:value-type="float" office:value="9.88089955719559" calcext:value-type="float">
            <text:p>9.8808995572</text:p>
          </table:table-cell>
          <table:table-cell table:formula="of:=[.B18]*SIN([.C18])" office:value-type="float" office:value="1.1418970076942" calcext:value-type="float">
            <text:p>1.1418970077</text:p>
          </table:table-cell>
          <table:table-cell table:formula="of:=ABS([.L18]-[.F18])" office:value-type="float" office:value="0.77079855719559" calcext:value-type="float">
            <text:p>0.7707985572</text:p>
          </table:table-cell>
          <table:table-cell table:formula="of:=ABS([.M18]-[.G18])" office:value-type="float" office:value="0.0101849923058015" calcext:value-type="float">
            <text:p>0.0101849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216" calcext:value-type="float">
            <text:p>10.216</text:p>
          </table:table-cell>
          <table:table-cell office:value-type="float" office:value="0.1498099" calcext:value-type="float">
            <text:p>0.1498099</text:p>
          </table:table-cell>
          <table:table-cell office:value-type="float" office:value="5.311647" calcext:value-type="float">
            <text:p>5.311647</text:p>
          </table:table-cell>
          <table:table-cell office:value-type="float" office:value="1477010444750000" calcext:value-type="float">
            <text:p>1477010444750000</text:p>
          </table:table-cell>
          <table:table-cell office:value-type="float" office:value="9.612549" calcext:value-type="float">
            <text:p>9.612549</text:p>
          </table:table-cell>
          <table:table-cell office:value-type="float" office:value="1.255239" calcext:value-type="float">
            <text:p>1.255239</text:p>
          </table:table-cell>
          <table:table-cell office:value-type="float" office:value="5.006562" calcext:value-type="float">
            <text:p>5.006562</text:p>
          </table:table-cell>
          <table:table-cell office:value-type="float" office:value="1.088727" calcext:value-type="float">
            <text:p>1.088727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0.2404137" calcext:value-type="float">
            <text:p>0.2404137</text:p>
          </table:table-cell>
          <table:table-cell table:formula="of:=[.B19]*COS([.C19])" office:value-type="float" office:value="10.1015753677313" calcext:value-type="float">
            <text:p>10.1015753677</text:p>
          </table:table-cell>
          <table:table-cell table:formula="of:=[.B19]*SIN([.C19])" office:value-type="float" office:value="1.52473967943498" calcext:value-type="float">
            <text:p>1.5247396794</text:p>
          </table:table-cell>
          <table:table-cell table:formula="of:=ABS([.L19]-[.F19])" office:value-type="float" office:value="0.489026367731338" calcext:value-type="float">
            <text:p>0.4890263677</text:p>
          </table:table-cell>
          <table:table-cell table:formula="of:=ABS([.M19]-[.G19])" office:value-type="float" office:value="0.269500679434979" calcext:value-type="float">
            <text:p>0.2695006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7808" calcext:value-type="float">
            <text:p>10.67808</text:p>
          </table:table-cell>
          <table:table-cell office:value-type="float" office:value="0.162309" calcext:value-type="float">
            <text:p>0.162309</text:p>
          </table:table-cell>
          <table:table-cell office:value-type="float" office:value="4.80661" calcext:value-type="float">
            <text:p>4.80661</text:p>
          </table:table-cell>
          <table:table-cell office:value-type="float" office:value="1477010444850000" calcext:value-type="float">
            <text:p>1477010444850000</text:p>
          </table:table-cell>
          <table:table-cell office:value-type="float" office:value="10.11165" calcext:value-type="float">
            <text:p>10.11165</text:p>
          </table:table-cell>
          <table:table-cell office:value-type="float" office:value="1.370112" calcext:value-type="float">
            <text:p>1.370112</text:p>
          </table:table-cell>
          <table:table-cell office:value-type="float" office:value="4.970739" calcext:value-type="float">
            <text:p>4.970739</text:p>
          </table:table-cell>
          <table:table-cell office:value-type="float" office:value="1.208405" calcext:value-type="float">
            <text:p>1.208405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0.2527689" calcext:value-type="float">
            <text:p>0.2527689</text:p>
          </table:table-cell>
          <table:table-cell table:formula="of:=[.B20]*COS([.C20])" office:value-type="float" office:value="10.5377357123644" calcext:value-type="float">
            <text:p>10.5377357124</text:p>
          </table:table-cell>
          <table:table-cell table:formula="of:=[.B20]*SIN([.C20])" office:value-type="float" office:value="1.72554876568588" calcext:value-type="float">
            <text:p>1.7255487657</text:p>
          </table:table-cell>
          <table:table-cell table:formula="of:=ABS([.L20]-[.F20])" office:value-type="float" office:value="0.426085712364396" calcext:value-type="float">
            <text:p>0.4260857124</text:p>
          </table:table-cell>
          <table:table-cell table:formula="of:=ABS([.M20]-[.G20])" office:value-type="float" office:value="0.355436765685883" calcext:value-type="float">
            <text:p>0.3554367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04064" calcext:value-type="float">
            <text:p>11.04064</text:p>
          </table:table-cell>
          <table:table-cell office:value-type="float" office:value="0.1549056" calcext:value-type="float">
            <text:p>0.1549056</text:p>
          </table:table-cell>
          <table:table-cell office:value-type="float" office:value="4.564011" calcext:value-type="float">
            <text:p>4.564011</text:p>
          </table:table-cell>
          <table:table-cell office:value-type="float" office:value="1477010444950000" calcext:value-type="float">
            <text:p>1477010444950000</text:p>
          </table:table-cell>
          <table:table-cell office:value-type="float" office:value="10.60693" calcext:value-type="float">
            <text:p>10.60693</text:p>
          </table:table-cell>
          <table:table-cell office:value-type="float" office:value="1.497206" calcext:value-type="float">
            <text:p>1.497206</text:p>
          </table:table-cell>
          <table:table-cell office:value-type="float" office:value="4.930142" calcext:value-type="float">
            <text:p>4.930142</text:p>
          </table:table-cell>
          <table:table-cell office:value-type="float" office:value="1.332982" calcext:value-type="float">
            <text:p>1.332982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0.2649645" calcext:value-type="float">
            <text:p>0.2649645</text:p>
          </table:table-cell>
          <table:table-cell table:formula="of:=[.B21]*COS([.C21])" office:value-type="float" office:value="10.9084404790846" calcext:value-type="float">
            <text:p>10.9084404791</text:p>
          </table:table-cell>
          <table:table-cell table:formula="of:=[.B21]*SIN([.C21])" office:value-type="float" office:value="1.70342535024799" calcext:value-type="float">
            <text:p>1.7034253502</text:p>
          </table:table-cell>
          <table:table-cell table:formula="of:=ABS([.L21]-[.F21])" office:value-type="float" office:value="0.301510479084648" calcext:value-type="float">
            <text:p>0.3015104791</text:p>
          </table:table-cell>
          <table:table-cell table:formula="of:=ABS([.M21]-[.G21])" office:value-type="float" office:value="0.206219350247992" calcext:value-type="float">
            <text:p>0.2062193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6684" calcext:value-type="float">
            <text:p>11.56684</text:p>
          </table:table-cell>
          <table:table-cell office:value-type="float" office:value="0.1238384" calcext:value-type="float">
            <text:p>0.1238384</text:p>
          </table:table-cell>
          <table:table-cell office:value-type="float" office:value="5.142052" calcext:value-type="float">
            <text:p>5.142052</text:p>
          </table:table-cell>
          <table:table-cell office:value-type="float" office:value="1477010445050000" calcext:value-type="float">
            <text:p>1477010445050000</text:p>
          </table:table-cell>
          <table:table-cell office:value-type="float" office:value="11.0979" calcext:value-type="float">
            <text:p>11.0979</text:p>
          </table:table-cell>
          <table:table-cell office:value-type="float" office:value="1.636997" calcext:value-type="float">
            <text:p>1.636997</text:p>
          </table:table-cell>
          <table:table-cell office:value-type="float" office:value="4.884396" calcext:value-type="float">
            <text:p>4.884396</text:p>
          </table:table-cell>
          <table:table-cell office:value-type="float" office:value="1.462135" calcext:value-type="float">
            <text:p>1.462135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0.2769928" calcext:value-type="float">
            <text:p>0.2769928</text:p>
          </table:table-cell>
          <table:table-cell table:formula="of:=[.B22]*COS([.C22])" office:value-type="float" office:value="11.4782590569452" calcext:value-type="float">
            <text:p>11.4782590569</text:p>
          </table:table-cell>
          <table:table-cell table:formula="of:=[.B22]*SIN([.C22])" office:value-type="float" office:value="1.42876051431105" calcext:value-type="float">
            <text:p>1.4287605143</text:p>
          </table:table-cell>
          <table:table-cell table:formula="of:=ABS([.L22]-[.F22])" office:value-type="float" office:value="0.380359056945249" calcext:value-type="float">
            <text:p>0.3803590569</text:p>
          </table:table-cell>
          <table:table-cell table:formula="of:=ABS([.M22]-[.G22])" office:value-type="float" office:value="0.208236485688952" calcext:value-type="float">
            <text:p>0.2082364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57909" calcext:value-type="float">
            <text:p>11.57909</text:p>
          </table:table-cell>
          <table:table-cell office:value-type="float" office:value="0.1333215" calcext:value-type="float">
            <text:p>0.1333215</text:p>
          </table:table-cell>
          <table:table-cell office:value-type="float" office:value="4.869483" calcext:value-type="float">
            <text:p>4.869483</text:p>
          </table:table-cell>
          <table:table-cell office:value-type="float" office:value="1477010445150000" calcext:value-type="float">
            <text:p>1477010445150000</text:p>
          </table:table-cell>
          <table:table-cell office:value-type="float" office:value="11.58403" calcext:value-type="float">
            <text:p>11.58403</text:p>
          </table:table-cell>
          <table:table-cell office:value-type="float" office:value="1.789925" calcext:value-type="float">
            <text:p>1.789925</text:p>
          </table:table-cell>
          <table:table-cell office:value-type="float" office:value="4.833131" calcext:value-type="float">
            <text:p>4.833131</text:p>
          </table:table-cell>
          <table:table-cell office:value-type="float" office:value="1.595511" calcext:value-type="float">
            <text:p>1.595511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0.288846" calcext:value-type="float">
            <text:p>0.288846</text:p>
          </table:table-cell>
          <table:table-cell table:formula="of:=[.B23]*COS([.C23])" office:value-type="float" office:value="11.4763353614127" calcext:value-type="float">
            <text:p>11.4763353614</text:p>
          </table:table-cell>
          <table:table-cell table:formula="of:=[.B23]*SIN([.C23])" office:value-type="float" office:value="1.5391724726258" calcext:value-type="float">
            <text:p>1.5391724726</text:p>
          </table:table-cell>
          <table:table-cell table:formula="of:=ABS([.L23]-[.F23])" office:value-type="float" office:value="0.107694638587326" calcext:value-type="float">
            <text:p>0.1076946386</text:p>
          </table:table-cell>
          <table:table-cell table:formula="of:=ABS([.M23]-[.G23])" office:value-type="float" office:value="0.250752527374199" calcext:value-type="float">
            <text:p>0.2507525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2484" calcext:value-type="float">
            <text:p>12.32484</text:p>
          </table:table-cell>
          <table:table-cell office:value-type="float" office:value="0.1752895" calcext:value-type="float">
            <text:p>0.1752895</text:p>
          </table:table-cell>
          <table:table-cell office:value-type="float" office:value="5.277554" calcext:value-type="float">
            <text:p>5.277554</text:p>
          </table:table-cell>
          <table:table-cell office:value-type="float" office:value="1477010445250000" calcext:value-type="float">
            <text:p>1477010445250000</text:p>
          </table:table-cell>
          <table:table-cell office:value-type="float" office:value="12.06475" calcext:value-type="float">
            <text:p>12.06475</text:p>
          </table:table-cell>
          <table:table-cell office:value-type="float" office:value="1.956393" calcext:value-type="float">
            <text:p>1.956393</text:p>
          </table:table-cell>
          <table:table-cell office:value-type="float" office:value="4.775977" calcext:value-type="float">
            <text:p>4.775977</text:p>
          </table:table-cell>
          <table:table-cell office:value-type="float" office:value="1.732729" calcext:value-type="float">
            <text:p>1.732729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0.3005169" calcext:value-type="float">
            <text:p>0.3005169</text:p>
          </table:table-cell>
          <table:table-cell table:formula="of:=[.B24]*COS([.C24])" office:value-type="float" office:value="12.1359753021754" calcext:value-type="float">
            <text:p>12.1359753022</text:p>
          </table:table-cell>
          <table:table-cell table:formula="of:=[.B24]*SIN([.C24])" office:value-type="float" office:value="2.14936839340951" calcext:value-type="float">
            <text:p>2.1493683934</text:p>
          </table:table-cell>
          <table:table-cell table:formula="of:=ABS([.L24]-[.F24])" office:value-type="float" office:value="0.0712253021754385" calcext:value-type="float">
            <text:p>0.0712253022</text:p>
          </table:table-cell>
          <table:table-cell table:formula="of:=ABS([.M24]-[.G24])" office:value-type="float" office:value="0.19297539340951" calcext:value-type="float">
            <text:p>0.1929753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67093" calcext:value-type="float">
            <text:p>12.67093</text:p>
          </table:table-cell>
          <table:table-cell office:value-type="float" office:value="0.1407283" calcext:value-type="float">
            <text:p>0.1407283</text:p>
          </table:table-cell>
          <table:table-cell office:value-type="float" office:value="5.316736" calcext:value-type="float">
            <text:p>5.316736</text:p>
          </table:table-cell>
          <table:table-cell office:value-type="float" office:value="1477010445350000" calcext:value-type="float">
            <text:p>1477010445350000</text:p>
          </table:table-cell>
          <table:table-cell office:value-type="float" office:value="12.53944" calcext:value-type="float">
            <text:p>12.53944</text:p>
          </table:table-cell>
          <table:table-cell office:value-type="float" office:value="2.136766" calcext:value-type="float">
            <text:p>2.136766</text:p>
          </table:table-cell>
          <table:table-cell office:value-type="float" office:value="4.712575" calcext:value-type="float">
            <text:p>4.712575</text:p>
          </table:table-cell>
          <table:table-cell office:value-type="float" office:value="1.873377" calcext:value-type="float">
            <text:p>1.873377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0.3119979" calcext:value-type="float">
            <text:p>0.3119979</text:p>
          </table:table-cell>
          <table:table-cell table:formula="of:=[.B25]*COS([.C25])" office:value-type="float" office:value="12.5456665083027" calcext:value-type="float">
            <text:p>12.5456665083</text:p>
          </table:table-cell>
          <table:table-cell table:formula="of:=[.B25]*SIN([.C25])" office:value-type="float" office:value="1.77727851710215" calcext:value-type="float">
            <text:p>1.7772785171</text:p>
          </table:table-cell>
          <table:table-cell table:formula="of:=ABS([.L25]-[.F25])" office:value-type="float" office:value="0.0062265083026638" calcext:value-type="float">
            <text:p>0.0062265083</text:p>
          </table:table-cell>
          <table:table-cell table:formula="of:=ABS([.M25]-[.G25])" office:value-type="float" office:value="0.359487482897846" calcext:value-type="float">
            <text:p>0.3594874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48558" calcext:value-type="float">
            <text:p>13.48558</text:p>
          </table:table-cell>
          <table:table-cell office:value-type="float" office:value="0.1988829" calcext:value-type="float">
            <text:p>0.1988829</text:p>
          </table:table-cell>
          <table:table-cell office:value-type="float" office:value="5.446424" calcext:value-type="float">
            <text:p>5.446424</text:p>
          </table:table-cell>
          <table:table-cell office:value-type="float" office:value="1477010445450000" calcext:value-type="float">
            <text:p>1477010445450000</text:p>
          </table:table-cell>
          <table:table-cell office:value-type="float" office:value="13.00747" calcext:value-type="float">
            <text:p>13.00747</text:p>
          </table:table-cell>
          <table:table-cell office:value-type="float" office:value="2.331365" calcext:value-type="float">
            <text:p>2.331365</text:p>
          </table:table-cell>
          <table:table-cell office:value-type="float" office:value="4.642576" calcext:value-type="float">
            <text:p>4.642576</text:p>
          </table:table-cell>
          <table:table-cell office:value-type="float" office:value="2.017013" calcext:value-type="float">
            <text:p>2.017013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0.3232819" calcext:value-type="float">
            <text:p>0.3232819</text:p>
          </table:table-cell>
          <table:table-cell table:formula="of:=[.B26]*COS([.C26])" office:value-type="float" office:value="13.2197508955955" calcext:value-type="float">
            <text:p>13.2197508956</text:p>
          </table:table-cell>
          <table:table-cell table:formula="of:=[.B26]*SIN([.C26])" office:value-type="float" office:value="2.66440503580116" calcext:value-type="float">
            <text:p>2.6644050358</text:p>
          </table:table-cell>
          <table:table-cell table:formula="of:=ABS([.L26]-[.F26])" office:value-type="float" office:value="0.212280895595478" calcext:value-type="float">
            <text:p>0.2122808956</text:p>
          </table:table-cell>
          <table:table-cell table:formula="of:=ABS([.M26]-[.G26])" office:value-type="float" office:value="0.333040035801157" calcext:value-type="float">
            <text:p>0.3330400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08715" calcext:value-type="float">
            <text:p>13.08715</text:p>
          </table:table-cell>
          <table:table-cell office:value-type="float" office:value="0.2410651" calcext:value-type="float">
            <text:p>0.2410651</text:p>
          </table:table-cell>
          <table:table-cell office:value-type="float" office:value="4.512749" calcext:value-type="float">
            <text:p>4.512749</text:p>
          </table:table-cell>
          <table:table-cell office:value-type="float" office:value="1477010445550000" calcext:value-type="float">
            <text:p>1477010445550000</text:p>
          </table:table-cell>
          <table:table-cell office:value-type="float" office:value="13.46816" calcext:value-type="float">
            <text:p>13.46816</text:p>
          </table:table-cell>
          <table:table-cell office:value-type="float" office:value="2.540465" calcext:value-type="float">
            <text:p>2.540465</text:p>
          </table:table-cell>
          <table:table-cell office:value-type="float" office:value="4.565645" calcext:value-type="float">
            <text:p>4.565645</text:p>
          </table:table-cell>
          <table:table-cell office:value-type="float" office:value="2.163167" calcext:value-type="float">
            <text:p>2.163167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0.3343617" calcext:value-type="float">
            <text:p>0.3343617</text:p>
          </table:table-cell>
          <table:table-cell table:formula="of:=[.B27]*COS([.C27])" office:value-type="float" office:value="12.7087252014402" calcext:value-type="float">
            <text:p>12.7087252014</text:p>
          </table:table-cell>
          <table:table-cell table:formula="of:=[.B27]*SIN([.C27])" office:value-type="float" office:value="3.12438776031057" calcext:value-type="float">
            <text:p>3.1243877603</text:p>
          </table:table-cell>
          <table:table-cell table:formula="of:=ABS([.L27]-[.F27])" office:value-type="float" office:value="0.759434798559791" calcext:value-type="float">
            <text:p>0.7594347986</text:p>
          </table:table-cell>
          <table:table-cell table:formula="of:=ABS([.M27]-[.G27])" office:value-type="float" office:value="0.583922760310573" calcext:value-type="float">
            <text:p>0.5839227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09883" calcext:value-type="float">
            <text:p>14.09883</text:p>
          </table:table-cell>
          <table:table-cell office:value-type="float" office:value="0.1955096" calcext:value-type="float">
            <text:p>0.1955096</text:p>
          </table:table-cell>
          <table:table-cell office:value-type="float" office:value="4.806121" calcext:value-type="float">
            <text:p>4.806121</text:p>
          </table:table-cell>
          <table:table-cell office:value-type="float" office:value="1477010445650000" calcext:value-type="float">
            <text:p>1477010445650000</text:p>
          </table:table-cell>
          <table:table-cell office:value-type="float" office:value="13.92079" calcext:value-type="float">
            <text:p>13.92079</text:p>
          </table:table-cell>
          <table:table-cell office:value-type="float" office:value="2.764295" calcext:value-type="float">
            <text:p>2.764295</text:p>
          </table:table-cell>
          <table:table-cell office:value-type="float" office:value="4.481466" calcext:value-type="float">
            <text:p>4.481466</text:p>
          </table:table-cell>
          <table:table-cell office:value-type="float" office:value="2.311336" calcext:value-type="float">
            <text:p>2.311336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0.3452302" calcext:value-type="float">
            <text:p>0.3452302</text:p>
          </table:table-cell>
          <table:table-cell table:formula="of:=[.B28]*COS([.C28])" office:value-type="float" office:value="13.8302303521739" calcext:value-type="float">
            <text:p>13.8302303522</text:p>
          </table:table-cell>
          <table:table-cell table:formula="of:=[.B28]*SIN([.C28])" office:value-type="float" office:value="2.73892967684594" calcext:value-type="float">
            <text:p>2.7389296768</text:p>
          </table:table-cell>
          <table:table-cell table:formula="of:=ABS([.L28]-[.F28])" office:value-type="float" office:value="0.0905596478260868" calcext:value-type="float">
            <text:p>0.0905596478</text:p>
          </table:table-cell>
          <table:table-cell table:formula="of:=ABS([.M28]-[.G28])" office:value-type="float" office:value="0.0253653231540616" calcext:value-type="float">
            <text:p>0.0253653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0.1946756" calcext:value-type="float">
            <text:p>0.1946756</text:p>
          </table:table-cell>
          <table:table-cell office:value-type="float" office:value="5.23337" calcext:value-type="float">
            <text:p>5.23337</text:p>
          </table:table-cell>
          <table:table-cell office:value-type="float" office:value="1477010445750000" calcext:value-type="float">
            <text:p>1477010445750000</text:p>
          </table:table-cell>
          <table:table-cell office:value-type="float" office:value="14.36462" calcext:value-type="float">
            <text:p>14.36462</text:p>
          </table:table-cell>
          <table:table-cell office:value-type="float" office:value="3.003029" calcext:value-type="float">
            <text:p>3.003029</text:p>
          </table:table-cell>
          <table:table-cell office:value-type="float" office:value="4.389744" calcext:value-type="float">
            <text:p>4.389744</text:p>
          </table:table-cell>
          <table:table-cell office:value-type="float" office:value="2.460991" calcext:value-type="float">
            <text:p>2.460991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0.3558808" calcext:value-type="float">
            <text:p>0.3558808</text:p>
          </table:table-cell>
          <table:table-cell table:formula="of:=[.B29]*COS([.C29])" office:value-type="float" office:value="14.556834240373" calcext:value-type="float">
            <text:p>14.5568342404</text:p>
          </table:table-cell>
          <table:table-cell table:formula="of:=[.B29]*SIN([.C29])" office:value-type="float" office:value="2.87021136997006" calcext:value-type="float">
            <text:p>2.87021137</text:p>
          </table:table-cell>
          <table:table-cell table:formula="of:=ABS([.L29]-[.F29])" office:value-type="float" office:value="0.192214240372957" calcext:value-type="float">
            <text:p>0.1922142404</text:p>
          </table:table-cell>
          <table:table-cell table:formula="of:=ABS([.M29]-[.G29])" office:value-type="float" office:value="0.13281763002994" calcext:value-type="float">
            <text:p>0.13281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0044" calcext:value-type="float">
            <text:p>15.20044</text:p>
          </table:table-cell>
          <table:table-cell office:value-type="float" office:value="0.2635874" calcext:value-type="float">
            <text:p>0.2635874</text:p>
          </table:table-cell>
          <table:table-cell office:value-type="float" office:value="5.157074" calcext:value-type="float">
            <text:p>5.157074</text:p>
          </table:table-cell>
          <table:table-cell office:value-type="float" office:value="1477010445850000" calcext:value-type="float">
            <text:p>1477010445850000</text:p>
          </table:table-cell>
          <table:table-cell office:value-type="float" office:value="14.7989" calcext:value-type="float">
            <text:p>14.7989</text:p>
          </table:table-cell>
          <table:table-cell office:value-type="float" office:value="3.256787" calcext:value-type="float">
            <text:p>3.256787</text:p>
          </table:table-cell>
          <table:table-cell office:value-type="float" office:value="4.290211" calcext:value-type="float">
            <text:p>4.290211</text:p>
          </table:table-cell>
          <table:table-cell office:value-type="float" office:value="2.611572" calcext:value-type="float">
            <text:p>2.611572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0.3663065" calcext:value-type="float">
            <text:p>0.3663065</text:p>
          </table:table-cell>
          <table:table-cell table:formula="of:=[.B30]*COS([.C30])" office:value-type="float" office:value="14.6754397687318" calcext:value-type="float">
            <text:p>14.6754397687</text:p>
          </table:table-cell>
          <table:table-cell table:formula="of:=[.B30]*SIN([.C30])" office:value-type="float" office:value="3.96040954800456" calcext:value-type="float">
            <text:p>3.960409548</text:p>
          </table:table-cell>
          <table:table-cell table:formula="of:=ABS([.L30]-[.F30])" office:value-type="float" office:value="0.123460231268218" calcext:value-type="float">
            <text:p>0.1234602313</text:p>
          </table:table-cell>
          <table:table-cell table:formula="of:=ABS([.M30]-[.G30])" office:value-type="float" office:value="0.703622548004563" calcext:value-type="float">
            <text:p>0.703622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1832" calcext:value-type="float">
            <text:p>15.91832</text:p>
          </table:table-cell>
          <table:table-cell office:value-type="float" office:value="0.263598" calcext:value-type="float">
            <text:p>0.263598</text:p>
          </table:table-cell>
          <table:table-cell office:value-type="float" office:value="4.665886" calcext:value-type="float">
            <text:p>4.665886</text:p>
          </table:table-cell>
          <table:table-cell office:value-type="float" office:value="1477010445950000" calcext:value-type="float">
            <text:p>1477010445950000</text:p>
          </table:table-cell>
          <table:table-cell office:value-type="float" office:value="15.22281" calcext:value-type="float">
            <text:p>15.22281</text:p>
          </table:table-cell>
          <table:table-cell office:value-type="float" office:value="3.525634" calcext:value-type="float">
            <text:p>3.525634</text:p>
          </table:table-cell>
          <table:table-cell office:value-type="float" office:value="4.182627" calcext:value-type="float">
            <text:p>4.182627</text:p>
          </table:table-cell>
          <table:table-cell office:value-type="float" office:value="2.762494" calcext:value-type="float">
            <text:p>2.762494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0.3765009" calcext:value-type="float">
            <text:p>0.3765009</text:p>
          </table:table-cell>
          <table:table-cell table:formula="of:=[.B31]*COS([.C31])" office:value-type="float" office:value="15.3684813143415" calcext:value-type="float">
            <text:p>15.3684813143</text:p>
          </table:table-cell>
          <table:table-cell table:formula="of:=[.B31]*SIN([.C31])" office:value-type="float" office:value="4.14761301390761" calcext:value-type="float">
            <text:p>4.1476130139</text:p>
          </table:table-cell>
          <table:table-cell table:formula="of:=ABS([.L31]-[.F31])" office:value-type="float" office:value="0.145671314341511" calcext:value-type="float">
            <text:p>0.1456713143</text:p>
          </table:table-cell>
          <table:table-cell table:formula="of:=ABS([.M31]-[.G31])" office:value-type="float" office:value="0.621979013907612" calcext:value-type="float">
            <text:p>0.6219790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08904" calcext:value-type="float">
            <text:p>16.08904</text:p>
          </table:table-cell>
          <table:table-cell office:value-type="float" office:value="0.2135971" calcext:value-type="float">
            <text:p>0.2135971</text:p>
          </table:table-cell>
          <table:table-cell office:value-type="float" office:value="4.785617" calcext:value-type="float">
            <text:p>4.785617</text:p>
          </table:table-cell>
          <table:table-cell office:value-type="float" office:value="1477010446050000" calcext:value-type="float">
            <text:p>1477010446050000</text:p>
          </table:table-cell>
          <table:table-cell office:value-type="float" office:value="15.63555" calcext:value-type="float">
            <text:p>15.63555</text:p>
          </table:table-cell>
          <table:table-cell office:value-type="float" office:value="3.809572" calcext:value-type="float">
            <text:p>3.809572</text:p>
          </table:table-cell>
          <table:table-cell office:value-type="float" office:value="4.066782" calcext:value-type="float">
            <text:p>4.066782</text:p>
          </table:table-cell>
          <table:table-cell office:value-type="float" office:value="2.913146" calcext:value-type="float">
            <text:p>2.913146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0.3864575" calcext:value-type="float">
            <text:p>0.3864575</text:p>
          </table:table-cell>
          <table:table-cell table:formula="of:=[.B32]*COS([.C32])" office:value-type="float" office:value="15.7234123475906" calcext:value-type="float">
            <text:p>15.7234123476</text:p>
          </table:table-cell>
          <table:table-cell table:formula="of:=[.B32]*SIN([.C32])" office:value-type="float" office:value="3.41050029603231" calcext:value-type="float">
            <text:p>3.410500296</text:p>
          </table:table-cell>
          <table:table-cell table:formula="of:=ABS([.L32]-[.F32])" office:value-type="float" office:value="0.0878623475905673" calcext:value-type="float">
            <text:p>0.0878623476</text:p>
          </table:table-cell>
          <table:table-cell table:formula="of:=ABS([.M32]-[.G32])" office:value-type="float" office:value="0.399071703967687" calcext:value-type="float">
            <text:p>0.399071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7285" calcext:value-type="float">
            <text:p>16.87285</text:p>
          </table:table-cell>
          <table:table-cell office:value-type="float" office:value="0.2525647" calcext:value-type="float">
            <text:p>0.2525647</text:p>
          </table:table-cell>
          <table:table-cell office:value-type="float" office:value="4.409944" calcext:value-type="float">
            <text:p>4.409944</text:p>
          </table:table-cell>
          <table:table-cell office:value-type="float" office:value="1477010446150000" calcext:value-type="float">
            <text:p>1477010446150000</text:p>
          </table:table-cell>
          <table:table-cell office:value-type="float" office:value="16.03628" calcext:value-type="float">
            <text:p>16.03628</text:p>
          </table:table-cell>
          <table:table-cell office:value-type="float" office:value="4.108544" calcext:value-type="float">
            <text:p>4.108544</text:p>
          </table:table-cell>
          <table:table-cell office:value-type="float" office:value="3.942506" calcext:value-type="float">
            <text:p>3.942506</text:p>
          </table:table-cell>
          <table:table-cell office:value-type="float" office:value="3.062895" calcext:value-type="float">
            <text:p>3.062895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0.39617" calcext:value-type="float">
            <text:p>0.39617</text:p>
          </table:table-cell>
          <table:table-cell table:formula="of:=[.B33]*COS([.C33])" office:value-type="float" office:value="16.3375540903333" calcext:value-type="float">
            <text:p>16.3375540903</text:p>
          </table:table-cell>
          <table:table-cell table:formula="of:=[.B33]*SIN([.C33])" office:value-type="float" office:value="4.21632463977035" calcext:value-type="float">
            <text:p>4.2163246398</text:p>
          </table:table-cell>
          <table:table-cell table:formula="of:=ABS([.L33]-[.F33])" office:value-type="float" office:value="0.301274090333269" calcext:value-type="float">
            <text:p>0.3012740903</text:p>
          </table:table-cell>
          <table:table-cell table:formula="of:=ABS([.M33]-[.G33])" office:value-type="float" office:value="0.107780639770347" calcext:value-type="float">
            <text:p>0.1077806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4772" calcext:value-type="float">
            <text:p>17.34772</text:p>
          </table:table-cell>
          <table:table-cell office:value-type="float" office:value="0.2613451" calcext:value-type="float">
            <text:p>0.2613451</text:p>
          </table:table-cell>
          <table:table-cell office:value-type="float" office:value="4.725413" calcext:value-type="float">
            <text:p>4.725413</text:p>
          </table:table-cell>
          <table:table-cell office:value-type="float" office:value="1477010446250000" calcext:value-type="float">
            <text:p>1477010446250000</text:p>
          </table:table-cell>
          <table:table-cell office:value-type="float" office:value="16.42415" calcext:value-type="float">
            <text:p>16.42415</text:p>
          </table:table-cell>
          <table:table-cell office:value-type="float" office:value="4.422425" calcext:value-type="float">
            <text:p>4.422425</text:p>
          </table:table-cell>
          <table:table-cell office:value-type="float" office:value="3.809664" calcext:value-type="float">
            <text:p>3.809664</text:p>
          </table:table-cell>
          <table:table-cell office:value-type="float" office:value="3.211085" calcext:value-type="float">
            <text:p>3.211085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0.4056322" calcext:value-type="float">
            <text:p>0.4056322</text:p>
          </table:table-cell>
          <table:table-cell table:formula="of:=[.B34]*COS([.C34])" office:value-type="float" office:value="16.7586487620912" calcext:value-type="float">
            <text:p>16.7586487621</text:p>
          </table:table-cell>
          <table:table-cell table:formula="of:=[.B34]*SIN([.C34])" office:value-type="float" office:value="4.48230753822841" calcext:value-type="float">
            <text:p>4.4823075382</text:p>
          </table:table-cell>
          <table:table-cell table:formula="of:=ABS([.L34]-[.F34])" office:value-type="float" office:value="0.334498762091194" calcext:value-type="float">
            <text:p>0.3344987621</text:p>
          </table:table-cell>
          <table:table-cell table:formula="of:=ABS([.M34]-[.G34])" office:value-type="float" office:value="0.0598825382284094" calcext:value-type="float">
            <text:p>0.0598825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67566" calcext:value-type="float">
            <text:p>17.67566</text:p>
          </table:table-cell>
          <table:table-cell office:value-type="float" office:value="0.2927638" calcext:value-type="float">
            <text:p>0.2927638</text:p>
          </table:table-cell>
          <table:table-cell office:value-type="float" office:value="3.910063" calcext:value-type="float">
            <text:p>3.910063</text:p>
          </table:table-cell>
          <table:table-cell office:value-type="float" office:value="1477010446350000" calcext:value-type="float">
            <text:p>1477010446350000</text:p>
          </table:table-cell>
          <table:table-cell office:value-type="float" office:value="16.79829" calcext:value-type="float">
            <text:p>16.79829</text:p>
          </table:table-cell>
          <table:table-cell office:value-type="float" office:value="4.751025" calcext:value-type="float">
            <text:p>4.751025</text:p>
          </table:table-cell>
          <table:table-cell office:value-type="float" office:value="3.668167" calcext:value-type="float">
            <text:p>3.668167</text:p>
          </table:table-cell>
          <table:table-cell office:value-type="float" office:value="3.357042" calcext:value-type="float">
            <text:p>3.357042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0.4148383" calcext:value-type="float">
            <text:p>0.4148383</text:p>
          </table:table-cell>
          <table:table-cell table:formula="of:=[.B35]*COS([.C35])" office:value-type="float" office:value="16.9235589338163" calcext:value-type="float">
            <text:p>16.9235589338</text:p>
          </table:table-cell>
          <table:table-cell table:formula="of:=[.B35]*SIN([.C35])" office:value-type="float" office:value="5.10118706275775" calcext:value-type="float">
            <text:p>5.1011870628</text:p>
          </table:table-cell>
          <table:table-cell table:formula="of:=ABS([.L35]-[.F35])" office:value-type="float" office:value="0.125268933816283" calcext:value-type="float">
            <text:p>0.1252689338</text:p>
          </table:table-cell>
          <table:table-cell table:formula="of:=ABS([.M35]-[.G35])" office:value-type="float" office:value="0.350162062757749" calcext:value-type="float">
            <text:p>0.3501620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5369" calcext:value-type="float">
            <text:p>17.95369</text:p>
          </table:table-cell>
          <table:table-cell office:value-type="float" office:value="0.2617692" calcext:value-type="float">
            <text:p>0.2617692</text:p>
          </table:table-cell>
          <table:table-cell office:value-type="float" office:value="4.232321" calcext:value-type="float">
            <text:p>4.232321</text:p>
          </table:table-cell>
          <table:table-cell office:value-type="float" office:value="1477010446450000" calcext:value-type="float">
            <text:p>1477010446450000</text:p>
          </table:table-cell>
          <table:table-cell office:value-type="float" office:value="17.15785" calcext:value-type="float">
            <text:p>17.15785</text:p>
          </table:table-cell>
          <table:table-cell office:value-type="float" office:value="5.094087" calcext:value-type="float">
            <text:p>5.094087</text:p>
          </table:table-cell>
          <table:table-cell office:value-type="float" office:value="3.517967" calcext:value-type="float">
            <text:p>3.517967</text:p>
          </table:table-cell>
          <table:table-cell office:value-type="float" office:value="3.500079" calcext:value-type="float">
            <text:p>3.500079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0.4237823" calcext:value-type="float">
            <text:p>0.4237823</text:p>
          </table:table-cell>
          <table:table-cell table:formula="of:=[.B36]*COS([.C36])" office:value-type="float" office:value="17.3420731156499" calcext:value-type="float">
            <text:p>17.3420731157</text:p>
          </table:table-cell>
          <table:table-cell table:formula="of:=[.B36]*SIN([.C36])" office:value-type="float" office:value="4.64623338496377" calcext:value-type="float">
            <text:p>4.646233385</text:p>
          </table:table-cell>
          <table:table-cell table:formula="of:=ABS([.L36]-[.F36])" office:value-type="float" office:value="0.184223115649932" calcext:value-type="float">
            <text:p>0.1842231156</text:p>
          </table:table-cell>
          <table:table-cell table:formula="of:=ABS([.M36]-[.G36])" office:value-type="float" office:value="0.447853615036231" calcext:value-type="float">
            <text:p>0.447853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27333" calcext:value-type="float">
            <text:p>18.27333</text:p>
          </table:table-cell>
          <table:table-cell office:value-type="float" office:value="0.2627336" calcext:value-type="float">
            <text:p>0.2627336</text:p>
          </table:table-cell>
          <table:table-cell office:value-type="float" office:value="4.059723" calcext:value-type="float">
            <text:p>4.059723</text:p>
          </table:table-cell>
          <table:table-cell office:value-type="float" office:value="1477010446550000" calcext:value-type="float">
            <text:p>1477010446550000</text:p>
          </table:table-cell>
          <table:table-cell office:value-type="float" office:value="17.50193" calcext:value-type="float">
            <text:p>17.50193</text:p>
          </table:table-cell>
          <table:table-cell office:value-type="float" office:value="5.451283" calcext:value-type="float">
            <text:p>5.451283</text:p>
          </table:table-cell>
          <table:table-cell office:value-type="float" office:value="3.359066" calcext:value-type="float">
            <text:p>3.359066</text:p>
          </table:table-cell>
          <table:table-cell office:value-type="float" office:value="3.639494" calcext:value-type="float">
            <text:p>3.639494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0.4324586" calcext:value-type="float">
            <text:p>0.4324586</text:p>
          </table:table-cell>
          <table:table-cell table:formula="of:=[.B37]*COS([.C37])" office:value-type="float" office:value="17.6462553342503" calcext:value-type="float">
            <text:p>17.6462553343</text:p>
          </table:table-cell>
          <table:table-cell table:formula="of:=[.B37]*SIN([.C37])" office:value-type="float" office:value="4.74597323710759" calcext:value-type="float">
            <text:p>4.7459732371</text:p>
          </table:table-cell>
          <table:table-cell table:formula="of:=ABS([.L37]-[.F37])" office:value-type="float" office:value="0.14432533425034" calcext:value-type="float">
            <text:p>0.1443253343</text:p>
          </table:table-cell>
          <table:table-cell table:formula="of:=ABS([.M37]-[.G37])" office:value-type="float" office:value="0.705309762892409" calcext:value-type="float">
            <text:p>0.7053097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2217" calcext:value-type="float">
            <text:p>18.92217</text:p>
          </table:table-cell>
          <table:table-cell office:value-type="float" office:value="0.3266452" calcext:value-type="float">
            <text:p>0.3266452</text:p>
          </table:table-cell>
          <table:table-cell office:value-type="float" office:value="3.862134" calcext:value-type="float">
            <text:p>3.862134</text:p>
          </table:table-cell>
          <table:table-cell office:value-type="float" office:value="1477010446650000" calcext:value-type="float">
            <text:p>1477010446650000</text:p>
          </table:table-cell>
          <table:table-cell office:value-type="float" office:value="17.82969" calcext:value-type="float">
            <text:p>17.82969</text:p>
          </table:table-cell>
          <table:table-cell office:value-type="float" office:value="5.822214" calcext:value-type="float">
            <text:p>5.822214</text:p>
          </table:table-cell>
          <table:table-cell office:value-type="float" office:value="3.191515" calcext:value-type="float">
            <text:p>3.191515</text:p>
          </table:table-cell>
          <table:table-cell office:value-type="float" office:value="3.774579" calcext:value-type="float">
            <text:p>3.774579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0.4408618" calcext:value-type="float">
            <text:p>0.4408618</text:p>
          </table:table-cell>
          <table:table-cell table:formula="of:=[.B38]*COS([.C38])" office:value-type="float" office:value="17.9216435594551" calcext:value-type="float">
            <text:p>17.9216435595</text:p>
          </table:table-cell>
          <table:table-cell table:formula="of:=[.B38]*SIN([.C38])" office:value-type="float" office:value="6.07150801998487" calcext:value-type="float">
            <text:p>6.07150802</text:p>
          </table:table-cell>
          <table:table-cell table:formula="of:=ABS([.L38]-[.F38])" office:value-type="float" office:value="0.0919535594551277" calcext:value-type="float">
            <text:p>0.0919535595</text:p>
          </table:table-cell>
          <table:table-cell table:formula="of:=ABS([.M38]-[.G38])" office:value-type="float" office:value="0.249294019984874" calcext:value-type="float">
            <text:p>0.24929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5474" calcext:value-type="float">
            <text:p>19.35474</text:p>
          </table:table-cell>
          <table:table-cell office:value-type="float" office:value="0.3584596" calcext:value-type="float">
            <text:p>0.3584596</text:p>
          </table:table-cell>
          <table:table-cell office:value-type="float" office:value="4.079367" calcext:value-type="float">
            <text:p>4.079367</text:p>
          </table:table-cell>
          <table:table-cell office:value-type="float" office:value="1477010446750000" calcext:value-type="float">
            <text:p>1477010446750000</text:p>
          </table:table-cell>
          <table:table-cell office:value-type="float" office:value="18.14025" calcext:value-type="float">
            <text:p>18.14025</text:p>
          </table:table-cell>
          <table:table-cell office:value-type="float" office:value="6.20641" calcext:value-type="float">
            <text:p>6.20641</text:p>
          </table:table-cell>
          <table:table-cell office:value-type="float" office:value="3.015416" calcext:value-type="float">
            <text:p>3.015416</text:p>
          </table:table-cell>
          <table:table-cell office:value-type="float" office:value="3.90462" calcext:value-type="float">
            <text:p>3.90462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0.4489866" calcext:value-type="float">
            <text:p>0.4489866</text:p>
          </table:table-cell>
          <table:table-cell table:formula="of:=[.B39]*COS([.C39])" office:value-type="float" office:value="18.1245209127839" calcext:value-type="float">
            <text:p>18.1245209128</text:p>
          </table:table-cell>
          <table:table-cell table:formula="of:=[.B39]*SIN([.C39])" office:value-type="float" office:value="6.79026524884414" calcext:value-type="float">
            <text:p>6.7902652488</text:p>
          </table:table-cell>
          <table:table-cell table:formula="of:=ABS([.L39]-[.F39])" office:value-type="float" office:value="0.0157290872161369" calcext:value-type="float">
            <text:p>0.0157290872</text:p>
          </table:table-cell>
          <table:table-cell table:formula="of:=ABS([.M39]-[.G39])" office:value-type="float" office:value="0.583855248844135" calcext:value-type="float">
            <text:p>0.5838552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69657" calcext:value-type="float">
            <text:p>19.69657</text:p>
          </table:table-cell>
          <table:table-cell office:value-type="float" office:value="0.3645454" calcext:value-type="float">
            <text:p>0.3645454</text:p>
          </table:table-cell>
          <table:table-cell office:value-type="float" office:value="3.876283" calcext:value-type="float">
            <text:p>3.876283</text:p>
          </table:table-cell>
          <table:table-cell office:value-type="float" office:value="1477010446850000" calcext:value-type="float">
            <text:p>1477010446850000</text:p>
          </table:table-cell>
          <table:table-cell office:value-type="float" office:value="18.43277" calcext:value-type="float">
            <text:p>18.43277</text:p>
          </table:table-cell>
          <table:table-cell office:value-type="float" office:value="6.603332" calcext:value-type="float">
            <text:p>6.603332</text:p>
          </table:table-cell>
          <table:table-cell office:value-type="float" office:value="2.830926" calcext:value-type="float">
            <text:p>2.830926</text:p>
          </table:table-cell>
          <table:table-cell office:value-type="float" office:value="4.028904" calcext:value-type="float">
            <text:p>4.028904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0.4568277" calcext:value-type="float">
            <text:p>0.4568277</text:p>
          </table:table-cell>
          <table:table-cell table:formula="of:=[.B40]*COS([.C40])" office:value-type="float" office:value="18.4022282948078" calcext:value-type="float">
            <text:p>18.4022282948</text:p>
          </table:table-cell>
          <table:table-cell table:formula="of:=[.B40]*SIN([.C40])" office:value-type="float" office:value="7.02231183803997" calcext:value-type="float">
            <text:p>7.022311838</text:p>
          </table:table-cell>
          <table:table-cell table:formula="of:=ABS([.L40]-[.F40])" office:value-type="float" office:value="0.0305417051922277" calcext:value-type="float">
            <text:p>0.0305417052</text:p>
          </table:table-cell>
          <table:table-cell table:formula="of:=ABS([.M40]-[.G40])" office:value-type="float" office:value="0.418979838039965" calcext:value-type="float">
            <text:p>0.418979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562" calcext:value-type="float">
            <text:p>20.15562</text:p>
          </table:table-cell>
          <table:table-cell office:value-type="float" office:value="0.367622" calcext:value-type="float">
            <text:p>0.367622</text:p>
          </table:table-cell>
          <table:table-cell office:value-type="float" office:value="4.112032" calcext:value-type="float">
            <text:p>4.112032</text:p>
          </table:table-cell>
          <table:table-cell office:value-type="float" office:value="1477010446950000" calcext:value-type="float">
            <text:p>1477010446950000</text:p>
          </table:table-cell>
          <table:table-cell office:value-type="float" office:value="18.70641" calcext:value-type="float">
            <text:p>18.70641</text:p>
          </table:table-cell>
          <table:table-cell office:value-type="float" office:value="7.012367" calcext:value-type="float">
            <text:p>7.012367</text:p>
          </table:table-cell>
          <table:table-cell office:value-type="float" office:value="2.638255" calcext:value-type="float">
            <text:p>2.638255</text:p>
          </table:table-cell>
          <table:table-cell office:value-type="float" office:value="4.146722" calcext:value-type="float">
            <text:p>4.146722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0.4643804" calcext:value-type="float">
            <text:p>0.4643804</text:p>
          </table:table-cell>
          <table:table-cell table:formula="of:=[.B41]*COS([.C41])" office:value-type="float" office:value="18.8089147960013" calcext:value-type="float">
            <text:p>18.808914796</text:p>
          </table:table-cell>
          <table:table-cell table:formula="of:=[.B41]*SIN([.C41])" office:value-type="float" office:value="7.24387615722166" calcext:value-type="float">
            <text:p>7.2438761572</text:p>
          </table:table-cell>
          <table:table-cell table:formula="of:=ABS([.L41]-[.F41])" office:value-type="float" office:value="0.10250479600127" calcext:value-type="float">
            <text:p>0.102504796</text:p>
          </table:table-cell>
          <table:table-cell table:formula="of:=ABS([.M41]-[.G41])" office:value-type="float" office:value="0.23150915722166" calcext:value-type="float">
            <text:p>0.2315091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7008" calcext:value-type="float">
            <text:p>19.97008</text:p>
          </table:table-cell>
          <table:table-cell office:value-type="float" office:value="0.3796707" calcext:value-type="float">
            <text:p>0.3796707</text:p>
          </table:table-cell>
          <table:table-cell office:value-type="float" office:value="3.50583" calcext:value-type="float">
            <text:p>3.50583</text:p>
          </table:table-cell>
          <table:table-cell office:value-type="float" office:value="1477010447050000" calcext:value-type="float">
            <text:p>1477010447050000</text:p>
          </table:table-cell>
          <table:table-cell office:value-type="float" office:value="18.96038" calcext:value-type="float">
            <text:p>18.96038</text:p>
          </table:table-cell>
          <table:table-cell office:value-type="float" office:value="7.432831" calcext:value-type="float">
            <text:p>7.432831</text:p>
          </table:table-cell>
          <table:table-cell office:value-type="float" office:value="2.437668" calcext:value-type="float">
            <text:p>2.437668</text:p>
          </table:table-cell>
          <table:table-cell office:value-type="float" office:value="4.257374" calcext:value-type="float">
            <text:p>4.257374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0.4716397" calcext:value-type="float">
            <text:p>0.4716397</text:p>
          </table:table-cell>
          <table:table-cell table:formula="of:=[.B42]*COS([.C42])" office:value-type="float" office:value="18.5479452877261" calcext:value-type="float">
            <text:p>18.5479452877</text:p>
          </table:table-cell>
          <table:table-cell table:formula="of:=[.B42]*SIN([.C42])" office:value-type="float" office:value="7.40120401082965" calcext:value-type="float">
            <text:p>7.4012040108</text:p>
          </table:table-cell>
          <table:table-cell table:formula="of:=ABS([.L42]-[.F42])" office:value-type="float" office:value="0.412434712273946" calcext:value-type="float">
            <text:p>0.4124347123</text:p>
          </table:table-cell>
          <table:table-cell table:formula="of:=ABS([.M42]-[.G42])" office:value-type="float" office:value="0.0316269891703547" calcext:value-type="float">
            <text:p>0.0316269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7788" calcext:value-type="float">
            <text:p>20.77788</text:p>
          </table:table-cell>
          <table:table-cell office:value-type="float" office:value="0.3782804" calcext:value-type="float">
            <text:p>0.3782804</text:p>
          </table:table-cell>
          <table:table-cell office:value-type="float" office:value="3.786478" calcext:value-type="float">
            <text:p>3.786478</text:p>
          </table:table-cell>
          <table:table-cell office:value-type="float" office:value="1477010447150000" calcext:value-type="float">
            <text:p>1477010447150000</text:p>
          </table:table-cell>
          <table:table-cell office:value-type="float" office:value="19.1939" calcext:value-type="float">
            <text:p>19.1939</text:p>
          </table:table-cell>
          <table:table-cell office:value-type="float" office:value="7.863973" calcext:value-type="float">
            <text:p>7.863973</text:p>
          </table:table-cell>
          <table:table-cell office:value-type="float" office:value="2.229486" calcext:value-type="float">
            <text:p>2.229486</text:p>
          </table:table-cell>
          <table:table-cell office:value-type="float" office:value="4.360172" calcext:value-type="float">
            <text:p>4.360172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0.4786011" calcext:value-type="float">
            <text:p>0.4786011</text:p>
          </table:table-cell>
          <table:table-cell table:formula="of:=[.B43]*COS([.C43])" office:value-type="float" office:value="19.3089066785773" calcext:value-type="float">
            <text:p>19.3089066786</text:p>
          </table:table-cell>
          <table:table-cell table:formula="of:=[.B43]*SIN([.C43])" office:value-type="float" office:value="7.67374876917357" calcext:value-type="float">
            <text:p>7.6737487692</text:p>
          </table:table-cell>
          <table:table-cell table:formula="of:=ABS([.L43]-[.F43])" office:value-type="float" office:value="0.115006678577302" calcext:value-type="float">
            <text:p>0.1150066786</text:p>
          </table:table-cell>
          <table:table-cell table:formula="of:=ABS([.M43]-[.G43])" office:value-type="float" office:value="0.190224230826429" calcext:value-type="float">
            <text:p>0.1902242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0483" calcext:value-type="float">
            <text:p>20.70483</text:p>
          </table:table-cell>
          <table:table-cell office:value-type="float" office:value="0.4057276" calcext:value-type="float">
            <text:p>0.4057276</text:p>
          </table:table-cell>
          <table:table-cell office:value-type="float" office:value="3.775144" calcext:value-type="float">
            <text:p>3.775144</text:p>
          </table:table-cell>
          <table:table-cell office:value-type="float" office:value="1477010447250000" calcext:value-type="float">
            <text:p>1477010447250000</text:p>
          </table:table-cell>
          <table:table-cell office:value-type="float" office:value="19.40622" calcext:value-type="float">
            <text:p>19.40622</text:p>
          </table:table-cell>
          <table:table-cell office:value-type="float" office:value="8.304973" calcext:value-type="float">
            <text:p>8.304973</text:p>
          </table:table-cell>
          <table:table-cell office:value-type="float" office:value="2.014087" calcext:value-type="float">
            <text:p>2.014087</text:p>
          </table:table-cell>
          <table:table-cell office:value-type="float" office:value="4.454448" calcext:value-type="float">
            <text:p>4.454448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0.4852602" calcext:value-type="float">
            <text:p>0.4852602</text:p>
          </table:table-cell>
          <table:table-cell table:formula="of:=[.B44]*COS([.C44])" office:value-type="float" office:value="19.0239180218742" calcext:value-type="float">
            <text:p>19.0239180219</text:p>
          </table:table-cell>
          <table:table-cell table:formula="of:=[.B44]*SIN([.C44])" office:value-type="float" office:value="8.17193541493755" calcext:value-type="float">
            <text:p>8.1719354149</text:p>
          </table:table-cell>
          <table:table-cell table:formula="of:=ABS([.L44]-[.F44])" office:value-type="float" office:value="0.382301978125813" calcext:value-type="float">
            <text:p>0.3823019781</text:p>
          </table:table-cell>
          <table:table-cell table:formula="of:=ABS([.M44]-[.G44])" office:value-type="float" office:value="0.133037585062452" calcext:value-type="float">
            <text:p>0.1330375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8561" calcext:value-type="float">
            <text:p>21.38561</text:p>
          </table:table-cell>
          <table:table-cell office:value-type="float" office:value="0.4015779" calcext:value-type="float">
            <text:p>0.4015779</text:p>
          </table:table-cell>
          <table:table-cell office:value-type="float" office:value="3.382438" calcext:value-type="float">
            <text:p>3.382438</text:p>
          </table:table-cell>
          <table:table-cell office:value-type="float" office:value="1477010447350000" calcext:value-type="float">
            <text:p>1477010447350000</text:p>
          </table:table-cell>
          <table:table-cell office:value-type="float" office:value="19.59665" calcext:value-type="float">
            <text:p>19.59665</text:p>
          </table:table-cell>
          <table:table-cell office:value-type="float" office:value="8.754945" calcext:value-type="float">
            <text:p>8.754945</text:p>
          </table:table-cell>
          <table:table-cell office:value-type="float" office:value="1.7919" calcext:value-type="float">
            <text:p>1.7919</text:p>
          </table:table-cell>
          <table:table-cell office:value-type="float" office:value="4.539558" calcext:value-type="float">
            <text:p>4.539558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0.4916128" calcext:value-type="float">
            <text:p>0.4916128</text:p>
          </table:table-cell>
          <table:table-cell table:formula="of:=[.B45]*COS([.C45])" office:value-type="float" office:value="19.6842860179658" calcext:value-type="float">
            <text:p>19.684286018</text:p>
          </table:table-cell>
          <table:table-cell table:formula="of:=[.B45]*SIN([.C45])" office:value-type="float" office:value="8.35901902348701" calcext:value-type="float">
            <text:p>8.3590190235</text:p>
          </table:table-cell>
          <table:table-cell table:formula="of:=ABS([.L45]-[.F45])" office:value-type="float" office:value="0.0876360179657603" calcext:value-type="float">
            <text:p>0.087636018</text:p>
          </table:table-cell>
          <table:table-cell table:formula="of:=ABS([.M45]-[.G45])" office:value-type="float" office:value="0.395925976512991" calcext:value-type="float">
            <text:p>0.3959259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8059" calcext:value-type="float">
            <text:p>21.78059</text:p>
          </table:table-cell>
          <table:table-cell office:value-type="float" office:value="0.4506521" calcext:value-type="float">
            <text:p>0.4506521</text:p>
          </table:table-cell>
          <table:table-cell office:value-type="float" office:value="3.223975" calcext:value-type="float">
            <text:p>3.223975</text:p>
          </table:table-cell>
          <table:table-cell office:value-type="float" office:value="1477010447450000" calcext:value-type="float">
            <text:p>1477010447450000</text:p>
          </table:table-cell>
          <table:table-cell office:value-type="float" office:value="19.76453" calcext:value-type="float">
            <text:p>19.76453</text:p>
          </table:table-cell>
          <table:table-cell office:value-type="float" office:value="9.212939" calcext:value-type="float">
            <text:p>9.212939</text:p>
          </table:table-cell>
          <table:table-cell office:value-type="float" office:value="1.563411" calcext:value-type="float">
            <text:p>1.563411</text:p>
          </table:table-cell>
          <table:table-cell office:value-type="float" office:value="4.614883" calcext:value-type="float">
            <text:p>4.614883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0.4976549" calcext:value-type="float">
            <text:p>0.4976549</text:p>
          </table:table-cell>
          <table:table-cell table:formula="of:=[.B46]*COS([.C46])" office:value-type="float" office:value="19.6060871146956" calcext:value-type="float">
            <text:p>19.6060871147</text:p>
          </table:table-cell>
          <table:table-cell table:formula="of:=[.B46]*SIN([.C46])" office:value-type="float" office:value="9.48659310812194" calcext:value-type="float">
            <text:p>9.4865931081</text:p>
          </table:table-cell>
          <table:table-cell table:formula="of:=ABS([.L46]-[.F46])" office:value-type="float" office:value="0.158442885304389" calcext:value-type="float">
            <text:p>0.1584428853</text:p>
          </table:table-cell>
          <table:table-cell table:formula="of:=ABS([.M46]-[.G46])" office:value-type="float" office:value="0.27365410812194" calcext:value-type="float">
            <text:p>0.2736541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91286" calcext:value-type="float">
            <text:p>21.91286</text:p>
          </table:table-cell>
          <table:table-cell office:value-type="float" office:value="0.4619306" calcext:value-type="float">
            <text:p>0.4619306</text:p>
          </table:table-cell>
          <table:table-cell office:value-type="float" office:value="2.967071" calcext:value-type="float">
            <text:p>2.967071</text:p>
          </table:table-cell>
          <table:table-cell office:value-type="float" office:value="1477010447550000" calcext:value-type="float">
            <text:p>1477010447550000</text:p>
          </table:table-cell>
          <table:table-cell office:value-type="float" office:value="19.90925" calcext:value-type="float">
            <text:p>19.90925</text:p>
          </table:table-cell>
          <table:table-cell office:value-type="float" office:value="9.677948" calcext:value-type="float">
            <text:p>9.677948</text:p>
          </table:table-cell>
          <table:table-cell office:value-type="float" office:value="1.329157" calcext:value-type="float">
            <text:p>1.329157</text:p>
          </table:table-cell>
          <table:table-cell office:value-type="float" office:value="4.679842" calcext:value-type="float">
            <text:p>4.679842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0.5033826" calcext:value-type="float">
            <text:p>0.5033826</text:p>
          </table:table-cell>
          <table:table-cell table:formula="of:=[.B47]*COS([.C47])" office:value-type="float" office:value="19.616255140279" calcext:value-type="float">
            <text:p>19.6162551403</text:p>
          </table:table-cell>
          <table:table-cell table:formula="of:=[.B47]*SIN([.C47])" office:value-type="float" office:value="9.76606203395607" calcext:value-type="float">
            <text:p>9.766062034</text:p>
          </table:table-cell>
          <table:table-cell table:formula="of:=ABS([.L47]-[.F47])" office:value-type="float" office:value="0.292994859721013" calcext:value-type="float">
            <text:p>0.2929948597</text:p>
          </table:table-cell>
          <table:table-cell table:formula="of:=ABS([.M47]-[.G47])" office:value-type="float" office:value="0.0881140339560673" calcext:value-type="float">
            <text:p>0.088114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9827" calcext:value-type="float">
            <text:p>22.39827</text:p>
          </table:table-cell>
          <table:table-cell office:value-type="float" office:value="0.5417454" calcext:value-type="float">
            <text:p>0.5417454</text:p>
          </table:table-cell>
          <table:table-cell office:value-type="float" office:value="3.37282" calcext:value-type="float">
            <text:p>3.37282</text:p>
          </table:table-cell>
          <table:table-cell office:value-type="float" office:value="1477010447650000" calcext:value-type="float">
            <text:p>1477010447650000</text:p>
          </table:table-cell>
          <table:table-cell office:value-type="float" office:value="20.03028" calcext:value-type="float">
            <text:p>20.03028</text:p>
          </table:table-cell>
          <table:table-cell office:value-type="float" office:value="10.1489" calcext:value-type="float">
            <text:p>10.1489</text:p>
          </table:table-cell>
          <table:table-cell office:value-type="float" office:value="1.089723" calcext:value-type="float">
            <text:p>1.089723</text:p>
          </table:table-cell>
          <table:table-cell office:value-type="float" office:value="4.733887" calcext:value-type="float">
            <text:p>4.733887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0.5087925" calcext:value-type="float">
            <text:p>0.5087925</text:p>
          </table:table-cell>
          <table:table-cell table:formula="of:=[.B48]*COS([.C48])" office:value-type="float" office:value="19.1910617722098" calcext:value-type="float">
            <text:p>19.1910617722</text:p>
          </table:table-cell>
          <table:table-cell table:formula="of:=[.B48]*SIN([.C48])" office:value-type="float" office:value="11.5492704119406" calcext:value-type="float">
            <text:p>11.5492704119</text:p>
          </table:table-cell>
          <table:table-cell table:formula="of:=ABS([.L48]-[.F48])" office:value-type="float" office:value="0.83921822779018" calcext:value-type="float">
            <text:p>0.8392182278</text:p>
          </table:table-cell>
          <table:table-cell table:formula="of:=ABS([.M48]-[.G48])" office:value-type="float" office:value="1.40037041194061" calcext:value-type="float">
            <text:p>1.4003704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44786" calcext:value-type="float">
            <text:p>22.44786</text:p>
          </table:table-cell>
          <table:table-cell office:value-type="float" office:value="0.5020776" calcext:value-type="float">
            <text:p>0.5020776</text:p>
          </table:table-cell>
          <table:table-cell office:value-type="float" office:value="2.776926" calcext:value-type="float">
            <text:p>2.776926</text:p>
          </table:table-cell>
          <table:table-cell office:value-type="float" office:value="1477010447750000" calcext:value-type="float">
            <text:p>1477010447750000</text:p>
          </table:table-cell>
          <table:table-cell office:value-type="float" office:value="20.12711" calcext:value-type="float">
            <text:p>20.12711</text:p>
          </table:table-cell>
          <table:table-cell office:value-type="float" office:value="10.62469" calcext:value-type="float">
            <text:p>10.62469</text:p>
          </table:table-cell>
          <table:table-cell office:value-type="float" office:value="0.8457419" calcext:value-type="float">
            <text:p>0.8457419</text:p>
          </table:table-cell>
          <table:table-cell office:value-type="float" office:value="4.776515" calcext:value-type="float">
            <text:p>4.776515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0.5138809" calcext:value-type="float">
            <text:p>0.5138809</text:p>
          </table:table-cell>
          <table:table-cell table:formula="of:=[.B49]*COS([.C49])" office:value-type="float" office:value="19.6774486954794" calcext:value-type="float">
            <text:p>19.6774486955</text:p>
          </table:table-cell>
          <table:table-cell table:formula="of:=[.B49]*SIN([.C49])" office:value-type="float" office:value="10.8029825241169" calcext:value-type="float">
            <text:p>10.8029825241</text:p>
          </table:table-cell>
          <table:table-cell table:formula="of:=ABS([.L49]-[.F49])" office:value-type="float" office:value="0.449661304520603" calcext:value-type="float">
            <text:p>0.4496613045</text:p>
          </table:table-cell>
          <table:table-cell table:formula="of:=ABS([.M49]-[.G49])" office:value-type="float" office:value="0.17829252411695" calcext:value-type="float">
            <text:p>0.1782925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2042" calcext:value-type="float">
            <text:p>23.02042</text:p>
          </table:table-cell>
          <table:table-cell office:value-type="float" office:value="0.5657554" calcext:value-type="float">
            <text:p>0.5657554</text:p>
          </table:table-cell>
          <table:table-cell office:value-type="float" office:value="3.018032" calcext:value-type="float">
            <text:p>3.018032</text:p>
          </table:table-cell>
          <table:table-cell office:value-type="float" office:value="1477010447850000" calcext:value-type="float">
            <text:p>1477010447850000</text:p>
          </table:table-cell>
          <table:table-cell office:value-type="float" office:value="20.19934" calcext:value-type="float">
            <text:p>20.19934</text:p>
          </table:table-cell>
          <table:table-cell office:value-type="float" office:value="11.10414" calcext:value-type="float">
            <text:p>11.10414</text:p>
          </table:table-cell>
          <table:table-cell office:value-type="float" office:value="0.5978916" calcext:value-type="float">
            <text:p>0.5978916</text:p>
          </table:table-cell>
          <table:table-cell office:value-type="float" office:value="4.80727" calcext:value-type="float">
            <text:p>4.80727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0.5186448" calcext:value-type="float">
            <text:p>0.5186448</text:p>
          </table:table-cell>
          <table:table-cell table:formula="of:=[.B50]*COS([.C50])" office:value-type="float" office:value="19.4334680821307" calcext:value-type="float">
            <text:p>19.4334680821</text:p>
          </table:table-cell>
          <table:table-cell table:formula="of:=[.B50]*SIN([.C50])" office:value-type="float" office:value="12.3401805204465" calcext:value-type="float">
            <text:p>12.3401805204</text:p>
          </table:table-cell>
          <table:table-cell table:formula="of:=ABS([.L50]-[.F50])" office:value-type="float" office:value="0.765871917869308" calcext:value-type="float">
            <text:p>0.7658719179</text:p>
          </table:table-cell>
          <table:table-cell table:formula="of:=ABS([.M50]-[.G50])" office:value-type="float" office:value="1.23604052044652" calcext:value-type="float">
            <text:p>1.2360405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77598" calcext:value-type="float">
            <text:p>22.77598</text:p>
          </table:table-cell>
          <table:table-cell office:value-type="float" office:value="0.567455" calcext:value-type="float">
            <text:p>0.567455</text:p>
          </table:table-cell>
          <table:table-cell office:value-type="float" office:value="2.088345" calcext:value-type="float">
            <text:p>2.088345</text:p>
          </table:table-cell>
          <table:table-cell office:value-type="float" office:value="1477010447950000" calcext:value-type="float">
            <text:p>1477010447950000</text:p>
          </table:table-cell>
          <table:table-cell office:value-type="float" office:value="20.24661" calcext:value-type="float">
            <text:p>20.24661</text:p>
          </table:table-cell>
          <table:table-cell office:value-type="float" office:value="11.58605" calcext:value-type="float">
            <text:p>11.58605</text:p>
          </table:table-cell>
          <table:table-cell office:value-type="float" office:value="0.3468889" calcext:value-type="float">
            <text:p>0.3468889</text:p>
          </table:table-cell>
          <table:table-cell office:value-type="float" office:value="4.825745" calcext:value-type="float">
            <text:p>4.825745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0.5230811" calcext:value-type="float">
            <text:p>0.5230811</text:p>
          </table:table-cell>
          <table:table-cell table:formula="of:=[.B51]*COS([.C51])" office:value-type="float" office:value="19.2063373407452" calcext:value-type="float">
            <text:p>19.2063373407</text:p>
          </table:table-cell>
          <table:table-cell table:formula="of:=[.B51]*SIN([.C51])" office:value-type="float" office:value="12.2418083187859" calcext:value-type="float">
            <text:p>12.2418083188</text:p>
          </table:table-cell>
          <table:table-cell table:formula="of:=ABS([.L51]-[.F51])" office:value-type="float" office:value="1.04027265925475" calcext:value-type="float">
            <text:p>1.0402726593</text:p>
          </table:table-cell>
          <table:table-cell table:formula="of:=ABS([.M51]-[.G51])" office:value-type="float" office:value="0.65575831878586" calcext:value-type="float">
            <text:p>0.6557583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7857" calcext:value-type="float">
            <text:p>23.27857</text:p>
          </table:table-cell>
          <table:table-cell office:value-type="float" office:value="0.5400205" calcext:value-type="float">
            <text:p>0.5400205</text:p>
          </table:table-cell>
          <table:table-cell office:value-type="float" office:value="3.009403" calcext:value-type="float">
            <text:p>3.009403</text:p>
          </table:table-cell>
          <table:table-cell office:value-type="float" office:value="1477010448050000" calcext:value-type="float">
            <text:p>1477010448050000</text:p>
          </table:table-cell>
          <table:table-cell office:value-type="float" office:value="20.26865" calcext:value-type="float">
            <text:p>20.26865</text:p>
          </table:table-cell>
          <table:table-cell office:value-type="float" office:value="12.06917" calcext:value-type="float">
            <text:p>12.06917</text:p>
          </table:table-cell>
          <table:table-cell office:value-type="float" office:value="0.09348704" calcext:value-type="float">
            <text:p>0.09348704</text:p>
          </table:table-cell>
          <table:table-cell office:value-type="float" office:value="4.83159" calcext:value-type="float">
            <text:p>4.83159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0.527187" calcext:value-type="float">
            <text:p>0.527187</text:p>
          </table:table-cell>
          <table:table-cell table:formula="of:=[.B52]*COS([.C52])" office:value-type="float" office:value="19.9659862233513" calcext:value-type="float">
            <text:p>19.9659862234</text:p>
          </table:table-cell>
          <table:table-cell table:formula="of:=[.B52]*SIN([.C52])" office:value-type="float" office:value="11.9687599764489" calcext:value-type="float">
            <text:p>11.9687599764</text:p>
          </table:table-cell>
          <table:table-cell table:formula="of:=ABS([.L52]-[.F52])" office:value-type="float" office:value="0.302663776648675" calcext:value-type="float">
            <text:p>0.3026637766</text:p>
          </table:table-cell>
          <table:table-cell table:formula="of:=ABS([.M52]-[.G52])" office:value-type="float" office:value="0.100410023551106" calcext:value-type="float">
            <text:p>0.1004100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9188" calcext:value-type="float">
            <text:p>23.59188</text:p>
          </table:table-cell>
          <table:table-cell office:value-type="float" office:value="0.5575289" calcext:value-type="float">
            <text:p>0.5575289</text:p>
          </table:table-cell>
          <table:table-cell office:value-type="float" office:value="1.964596" calcext:value-type="float">
            <text:p>1.964596</text:p>
          </table:table-cell>
          <table:table-cell office:value-type="float" office:value="1477010448150000" calcext:value-type="float">
            <text:p>1477010448150000</text:p>
          </table:table-cell>
          <table:table-cell office:value-type="float" office:value="20.26525" calcext:value-type="float">
            <text:p>20.26525</text:p>
          </table:table-cell>
          <table:table-cell office:value-type="float" office:value="12.55222" calcext:value-type="float">
            <text:p>12.55222</text:p>
          </table:table-cell>
          <table:table-cell office:value-type="float" office:value="-0.161529" calcext:value-type="float">
            <text:p>-0.161529</text:p>
          </table:table-cell>
          <table:table-cell office:value-type="float" office:value="4.824512" calcext:value-type="float">
            <text:p>4.824512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0.5309599" calcext:value-type="float">
            <text:p>0.5309599</text:p>
          </table:table-cell>
          <table:table-cell table:formula="of:=[.B53]*COS([.C53])" office:value-type="float" office:value="20.019246886191" calcext:value-type="float">
            <text:p>20.0192468862</text:p>
          </table:table-cell>
          <table:table-cell table:formula="of:=[.B53]*SIN([.C53])" office:value-type="float" office:value="12.4822496387524" calcext:value-type="float">
            <text:p>12.4822496388</text:p>
          </table:table-cell>
          <table:table-cell table:formula="of:=ABS([.L53]-[.F53])" office:value-type="float" office:value="0.246003113809049" calcext:value-type="float">
            <text:p>0.2460031138</text:p>
          </table:table-cell>
          <table:table-cell table:formula="of:=ABS([.M53]-[.G53])" office:value-type="float" office:value="0.0699703612476217" calcext:value-type="float">
            <text:p>0.069970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24129" calcext:value-type="float">
            <text:p>24.24129</text:p>
          </table:table-cell>
          <table:table-cell office:value-type="float" office:value="0.5300348" calcext:value-type="float">
            <text:p>0.5300348</text:p>
          </table:table-cell>
          <table:table-cell office:value-type="float" office:value="2.162649" calcext:value-type="float">
            <text:p>2.162649</text:p>
          </table:table-cell>
          <table:table-cell office:value-type="float" office:value="1477010448250000" calcext:value-type="float">
            <text:p>1477010448250000</text:p>
          </table:table-cell>
          <table:table-cell office:value-type="float" office:value="20.2363" calcext:value-type="float">
            <text:p>20.2363</text:p>
          </table:table-cell>
          <table:table-cell office:value-type="float" office:value="13.03389" calcext:value-type="float">
            <text:p>13.03389</text:p>
          </table:table-cell>
          <table:table-cell office:value-type="float" office:value="-0.4173476" calcext:value-type="float">
            <text:p>-0.4173476</text:p>
          </table:table-cell>
          <table:table-cell office:value-type="float" office:value="4.804279" calcext:value-type="float">
            <text:p>4.804279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0.5343975" calcext:value-type="float">
            <text:p>0.5343975</text:p>
          </table:table-cell>
          <table:table-cell table:formula="of:=[.B54]*COS([.C54])" office:value-type="float" office:value="20.9151299313786" calcext:value-type="float">
            <text:p>20.9151299314</text:p>
          </table:table-cell>
          <table:table-cell table:formula="of:=[.B54]*SIN([.C54])" office:value-type="float" office:value="12.2555081827581" calcext:value-type="float">
            <text:p>12.2555081828</text:p>
          </table:table-cell>
          <table:table-cell table:formula="of:=ABS([.L54]-[.F54])" office:value-type="float" office:value="0.678829931378626" calcext:value-type="float">
            <text:p>0.6788299314</text:p>
          </table:table-cell>
          <table:table-cell table:formula="of:=ABS([.M54]-[.G54])" office:value-type="float" office:value="0.778381817241934" calcext:value-type="float">
            <text:p>0.7783818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02551" calcext:value-type="float">
            <text:p>24.02551</text:p>
          </table:table-cell>
          <table:table-cell office:value-type="float" office:value="0.5978702" calcext:value-type="float">
            <text:p>0.5978702</text:p>
          </table:table-cell>
          <table:table-cell office:value-type="float" office:value="2.138422" calcext:value-type="float">
            <text:p>2.138422</text:p>
          </table:table-cell>
          <table:table-cell office:value-type="float" office:value="1477010448350000" calcext:value-type="float">
            <text:p>1477010448350000</text:p>
          </table:table-cell>
          <table:table-cell office:value-type="float" office:value="20.18176" calcext:value-type="float">
            <text:p>20.18176</text:p>
          </table:table-cell>
          <table:table-cell office:value-type="float" office:value="13.51286" calcext:value-type="float">
            <text:p>13.51286</text:p>
          </table:table-cell>
          <table:table-cell office:value-type="float" office:value="-0.6731354" calcext:value-type="float">
            <text:p>-0.6731354</text:p>
          </table:table-cell>
          <table:table-cell office:value-type="float" office:value="4.770724" calcext:value-type="float">
            <text:p>4.770724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0.5374975" calcext:value-type="float">
            <text:p>0.5374975</text:p>
          </table:table-cell>
          <table:table-cell table:formula="of:=[.B55]*COS([.C55])" office:value-type="float" office:value="19.8579565653051" calcext:value-type="float">
            <text:p>19.8579565653</text:p>
          </table:table-cell>
          <table:table-cell table:formula="of:=[.B55]*SIN([.C55])" office:value-type="float" office:value="13.5235606188073" calcext:value-type="float">
            <text:p>13.5235606188</text:p>
          </table:table-cell>
          <table:table-cell table:formula="of:=ABS([.L55]-[.F55])" office:value-type="float" office:value="0.323803434694888" calcext:value-type="float">
            <text:p>0.3238034347</text:p>
          </table:table-cell>
          <table:table-cell table:formula="of:=ABS([.M55]-[.G55])" office:value-type="float" office:value="0.0107006188072933" calcext:value-type="float">
            <text:p>0.0107006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2838" calcext:value-type="float">
            <text:p>24.42838</text:p>
          </table:table-cell>
          <table:table-cell office:value-type="float" office:value="0.5870345" calcext:value-type="float">
            <text:p>0.5870345</text:p>
          </table:table-cell>
          <table:table-cell office:value-type="float" office:value="1.748815" calcext:value-type="float">
            <text:p>1.748815</text:p>
          </table:table-cell>
          <table:table-cell office:value-type="float" office:value="1477010448450000" calcext:value-type="float">
            <text:p>1477010448450000</text:p>
          </table:table-cell>
          <table:table-cell office:value-type="float" office:value="20.10167" calcext:value-type="float">
            <text:p>20.10167</text:p>
          </table:table-cell>
          <table:table-cell office:value-type="float" office:value="13.98779" calcext:value-type="float">
            <text:p>13.98779</text:p>
          </table:table-cell>
          <table:table-cell office:value-type="float" office:value="-0.9280429" calcext:value-type="float">
            <text:p>-0.9280429</text:p>
          </table:table-cell>
          <table:table-cell office:value-type="float" office:value="4.723745" calcext:value-type="float">
            <text:p>4.723745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0.540258" calcext:value-type="float">
            <text:p>0.540258</text:p>
          </table:table-cell>
          <table:table-cell table:formula="of:=[.B56]*COS([.C56])" office:value-type="float" office:value="20.3387494589278" calcext:value-type="float">
            <text:p>20.3387494589</text:p>
          </table:table-cell>
          <table:table-cell table:formula="of:=[.B56]*SIN([.C56])" office:value-type="float" office:value="13.5307435077074" calcext:value-type="float">
            <text:p>13.5307435077</text:p>
          </table:table-cell>
          <table:table-cell table:formula="of:=ABS([.L56]-[.F56])" office:value-type="float" office:value="0.237079458927777" calcext:value-type="float">
            <text:p>0.2370794589</text:p>
          </table:table-cell>
          <table:table-cell table:formula="of:=ABS([.M56]-[.G56])" office:value-type="float" office:value="0.45704649229263" calcext:value-type="float">
            <text:p>0.4570464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38126" calcext:value-type="float">
            <text:p>24.38126</text:p>
          </table:table-cell>
          <table:table-cell office:value-type="float" office:value="0.632018" calcext:value-type="float">
            <text:p>0.632018</text:p>
          </table:table-cell>
          <table:table-cell office:value-type="float" office:value="1.730798" calcext:value-type="float">
            <text:p>1.730798</text:p>
          </table:table-cell>
          <table:table-cell office:value-type="float" office:value="1477010448550000" calcext:value-type="float">
            <text:p>1477010448550000</text:p>
          </table:table-cell>
          <table:table-cell office:value-type="float" office:value="19.99617" calcext:value-type="float">
            <text:p>19.99617</text:p>
          </table:table-cell>
          <table:table-cell office:value-type="float" office:value="14.45734" calcext:value-type="float">
            <text:p>14.45734</text:p>
          </table:table-cell>
          <table:table-cell office:value-type="float" office:value="-1.18121" calcext:value-type="float">
            <text:p>-1.18121</text:p>
          </table:table-cell>
          <table:table-cell office:value-type="float" office:value="4.663306" calcext:value-type="float">
            <text:p>4.663306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0.5426773" calcext:value-type="float">
            <text:p>0.5426773</text:p>
          </table:table-cell>
          <table:table-cell table:formula="of:=[.B57]*COS([.C57])" office:value-type="float" office:value="19.6717019364335" calcext:value-type="float">
            <text:p>19.6717019364</text:p>
          </table:table-cell>
          <table:table-cell table:formula="of:=[.B57]*SIN([.C57])" office:value-type="float" office:value="14.4038183170893" calcext:value-type="float">
            <text:p>14.4038183171</text:p>
          </table:table-cell>
          <table:table-cell table:formula="of:=ABS([.L57]-[.F57])" office:value-type="float" office:value="0.324468063566478" calcext:value-type="float">
            <text:p>0.3244680636</text:p>
          </table:table-cell>
          <table:table-cell table:formula="of:=ABS([.M57]-[.G57])" office:value-type="float" office:value="0.0535216829106862" calcext:value-type="float">
            <text:p>0.0535216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1675" calcext:value-type="float">
            <text:p>24.51675</text:p>
          </table:table-cell>
          <table:table-cell office:value-type="float" office:value="0.6085898" calcext:value-type="float">
            <text:p>0.6085898</text:p>
          </table:table-cell>
          <table:table-cell office:value-type="float" office:value="1.71283" calcext:value-type="float">
            <text:p>1.71283</text:p>
          </table:table-cell>
          <table:table-cell office:value-type="float" office:value="1477010448650000" calcext:value-type="float">
            <text:p>1477010448650000</text:p>
          </table:table-cell>
          <table:table-cell office:value-type="float" office:value="19.86547" calcext:value-type="float">
            <text:p>19.86547</text:p>
          </table:table-cell>
          <table:table-cell office:value-type="float" office:value="14.92016" calcext:value-type="float">
            <text:p>14.92016</text:p>
          </table:table-cell>
          <table:table-cell office:value-type="float" office:value="-1.431773" calcext:value-type="float">
            <text:p>-1.431773</text:p>
          </table:table-cell>
          <table:table-cell office:value-type="float" office:value="4.589443" calcext:value-type="float">
            <text:p>4.589443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0.5447538" calcext:value-type="float">
            <text:p>0.5447538</text:p>
          </table:table-cell>
          <table:table-cell table:formula="of:=[.B58]*COS([.C58])" office:value-type="float" office:value="20.1148915988211" calcext:value-type="float">
            <text:p>20.1148915988</text:p>
          </table:table-cell>
          <table:table-cell table:formula="of:=[.B58]*SIN([.C58])" office:value-type="float" office:value="14.0164962287363" calcext:value-type="float">
            <text:p>14.0164962287</text:p>
          </table:table-cell>
          <table:table-cell table:formula="of:=ABS([.L58]-[.F58])" office:value-type="float" office:value="0.249421598821066" calcext:value-type="float">
            <text:p>0.2494215988</text:p>
          </table:table-cell>
          <table:table-cell table:formula="of:=ABS([.M58]-[.G58])" office:value-type="float" office:value="0.903663771263739" calcext:value-type="float">
            <text:p>0.9036637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2058" calcext:value-type="float">
            <text:p>25.22058</text:p>
          </table:table-cell>
          <table:table-cell office:value-type="float" office:value="0.6540478" calcext:value-type="float">
            <text:p>0.6540478</text:p>
          </table:table-cell>
          <table:table-cell office:value-type="float" office:value="0.4803339" calcext:value-type="float">
            <text:p>0.4803339</text:p>
          </table:table-cell>
          <table:table-cell office:value-type="float" office:value="1477010448750000" calcext:value-type="float">
            <text:p>1477010448750000</text:p>
          </table:table-cell>
          <table:table-cell office:value-type="float" office:value="19.70988" calcext:value-type="float">
            <text:p>19.70988</text:p>
          </table:table-cell>
          <table:table-cell office:value-type="float" office:value="15.37492" calcext:value-type="float">
            <text:p>15.37492</text:p>
          </table:table-cell>
          <table:table-cell office:value-type="float" office:value="-1.678869" calcext:value-type="float">
            <text:p>-1.678869</text:p>
          </table:table-cell>
          <table:table-cell office:value-type="float" office:value="4.502259" calcext:value-type="float">
            <text:p>4.502259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0.5464862" calcext:value-type="float">
            <text:p>0.5464862</text:p>
          </table:table-cell>
          <table:table-cell table:formula="of:=[.B59]*COS([.C59])" office:value-type="float" office:value="20.0157486262785" calcext:value-type="float">
            <text:p>20.0157486263</text:p>
          </table:table-cell>
          <table:table-cell table:formula="of:=[.B59]*SIN([.C59])" office:value-type="float" office:value="15.3442973923875" calcext:value-type="float">
            <text:p>15.3442973924</text:p>
          </table:table-cell>
          <table:table-cell table:formula="of:=ABS([.L59]-[.F59])" office:value-type="float" office:value="0.305868626278514" calcext:value-type="float">
            <text:p>0.3058686263</text:p>
          </table:table-cell>
          <table:table-cell table:formula="of:=ABS([.M59]-[.G59])" office:value-type="float" office:value="0.0306226076125" calcext:value-type="float">
            <text:p>0.0306226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0306" calcext:value-type="float">
            <text:p>25.00306</text:p>
          </table:table-cell>
          <table:table-cell office:value-type="float" office:value="0.6477343" calcext:value-type="float">
            <text:p>0.6477343</text:p>
          </table:table-cell>
          <table:table-cell office:value-type="float" office:value="1.139959" calcext:value-type="float">
            <text:p>1.139959</text:p>
          </table:table-cell>
          <table:table-cell office:value-type="float" office:value="1477010448850000" calcext:value-type="float">
            <text:p>1477010448850000</text:p>
          </table:table-cell>
          <table:table-cell office:value-type="float" office:value="19.5298" calcext:value-type="float">
            <text:p>19.5298</text:p>
          </table:table-cell>
          <table:table-cell office:value-type="float" office:value="15.82028" calcext:value-type="float">
            <text:p>15.82028</text:p>
          </table:table-cell>
          <table:table-cell office:value-type="float" office:value="-1.921641" calcext:value-type="float">
            <text:p>-1.921641</text:p>
          </table:table-cell>
          <table:table-cell office:value-type="float" office:value="4.401925" calcext:value-type="float">
            <text:p>4.401925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0.5478735" calcext:value-type="float">
            <text:p>0.5478735</text:p>
          </table:table-cell>
          <table:table-cell table:formula="of:=[.B60]*COS([.C60])" office:value-type="float" office:value="19.938763328685" calcext:value-type="float">
            <text:p>19.9387633287</text:p>
          </table:table-cell>
          <table:table-cell table:formula="of:=[.B60]*SIN([.C60])" office:value-type="float" office:value="15.0863755185362" calcext:value-type="float">
            <text:p>15.0863755185</text:p>
          </table:table-cell>
          <table:table-cell table:formula="of:=ABS([.L60]-[.F60])" office:value-type="float" office:value="0.408963328684983" calcext:value-type="float">
            <text:p>0.4089633287</text:p>
          </table:table-cell>
          <table:table-cell table:formula="of:=ABS([.M60]-[.G60])" office:value-type="float" office:value="0.733904481463851" calcext:value-type="float">
            <text:p>0.7339044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6016" calcext:value-type="float">
            <text:p>24.96016</text:p>
          </table:table-cell>
          <table:table-cell office:value-type="float" office:value="0.6959447" calcext:value-type="float">
            <text:p>0.6959447</text:p>
          </table:table-cell>
          <table:table-cell office:value-type="float" office:value="1.211753" calcext:value-type="float">
            <text:p>1.211753</text:p>
          </table:table-cell>
          <table:table-cell office:value-type="float" office:value="1477010448950000" calcext:value-type="float">
            <text:p>1477010448950000</text:p>
          </table:table-cell>
          <table:table-cell office:value-type="float" office:value="19.32569" calcext:value-type="float">
            <text:p>19.32569</text:p>
          </table:table-cell>
          <table:table-cell office:value-type="float" office:value="16.25495" calcext:value-type="float">
            <text:p>16.25495</text:p>
          </table:table-cell>
          <table:table-cell office:value-type="float" office:value="-2.159249" calcext:value-type="float">
            <text:p>-2.159249</text:p>
          </table:table-cell>
          <table:table-cell office:value-type="float" office:value="4.288681" calcext:value-type="float">
            <text:p>4.288681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0.5489147" calcext:value-type="float">
            <text:p>0.5489147</text:p>
          </table:table-cell>
          <table:table-cell table:formula="of:=[.B61]*COS([.C61])" office:value-type="float" office:value="19.1556345319979" calcext:value-type="float">
            <text:p>19.155634532</text:p>
          </table:table-cell>
          <table:table-cell table:formula="of:=[.B61]*SIN([.C61])" office:value-type="float" office:value="16.0022264982761" calcext:value-type="float">
            <text:p>16.0022264983</text:p>
          </table:table-cell>
          <table:table-cell table:formula="of:=ABS([.L61]-[.F61])" office:value-type="float" office:value="0.170055468002143" calcext:value-type="float">
            <text:p>0.170055468</text:p>
          </table:table-cell>
          <table:table-cell table:formula="of:=ABS([.M61]-[.G61])" office:value-type="float" office:value="0.252723501723853" calcext:value-type="float">
            <text:p>0.2527235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677" calcext:value-type="float">
            <text:p>25.33677</text:p>
          </table:table-cell>
          <table:table-cell office:value-type="float" office:value="0.6986472" calcext:value-type="float">
            <text:p>0.6986472</text:p>
          </table:table-cell>
          <table:table-cell office:value-type="float" office:value="0.7226981" calcext:value-type="float">
            <text:p>0.7226981</text:p>
          </table:table-cell>
          <table:table-cell office:value-type="float" office:value="1477010449050000" calcext:value-type="float">
            <text:p>1477010449050000</text:p>
          </table:table-cell>
          <table:table-cell office:value-type="float" office:value="19.09812" calcext:value-type="float">
            <text:p>19.09812</text:p>
          </table:table-cell>
          <table:table-cell office:value-type="float" office:value="16.67766" calcext:value-type="float">
            <text:p>16.67766</text:p>
          </table:table-cell>
          <table:table-cell office:value-type="float" office:value="-2.39087" calcext:value-type="float">
            <text:p>-2.39087</text:p>
          </table:table-cell>
          <table:table-cell office:value-type="float" office:value="4.162835" calcext:value-type="float">
            <text:p>4.162835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0.5496092" calcext:value-type="float">
            <text:p>0.5496092</text:p>
          </table:table-cell>
          <table:table-cell table:formula="of:=[.B62]*COS([.C62])" office:value-type="float" office:value="19.400693783146" calcext:value-type="float">
            <text:p>19.4006937831</text:p>
          </table:table-cell>
          <table:table-cell table:formula="of:=[.B62]*SIN([.C62])" office:value-type="float" office:value="16.2961650324701" calcext:value-type="float">
            <text:p>16.2961650325</text:p>
          </table:table-cell>
          <table:table-cell table:formula="of:=ABS([.L62]-[.F62])" office:value-type="float" office:value="0.302573783145998" calcext:value-type="float">
            <text:p>0.3025737831</text:p>
          </table:table-cell>
          <table:table-cell table:formula="of:=ABS([.M62]-[.G62])" office:value-type="float" office:value="0.381494967529928" calcext:value-type="float">
            <text:p>0.3814949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5594" calcext:value-type="float">
            <text:p>25.85594</text:p>
          </table:table-cell>
          <table:table-cell office:value-type="float" office:value="0.7545977" calcext:value-type="float">
            <text:p>0.7545977</text:p>
          </table:table-cell>
          <table:table-cell office:value-type="float" office:value="-0.06123462" calcext:value-type="float">
            <text:p>-0.06123462</text:p>
          </table:table-cell>
          <table:table-cell office:value-type="float" office:value="1477010449150000" calcext:value-type="float">
            <text:p>1477010449150000</text:p>
          </table:table-cell>
          <table:table-cell office:value-type="float" office:value="18.84772" calcext:value-type="float">
            <text:p>18.84772</text:p>
          </table:table-cell>
          <table:table-cell office:value-type="float" office:value="17.08715" calcext:value-type="float">
            <text:p>17.08715</text:p>
          </table:table-cell>
          <table:table-cell office:value-type="float" office:value="-2.615706" calcext:value-type="float">
            <text:p>-2.615706</text:p>
          </table:table-cell>
          <table:table-cell office:value-type="float" office:value="4.024759" calcext:value-type="float">
            <text:p>4.024759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0.5499566" calcext:value-type="float">
            <text:p>0.5499566</text:p>
          </table:table-cell>
          <table:table-cell table:formula="of:=[.B63]*COS([.C63])" office:value-type="float" office:value="18.8372720665416" calcext:value-type="float">
            <text:p>18.8372720665</text:p>
          </table:table-cell>
          <table:table-cell table:formula="of:=[.B63]*SIN([.C63])" office:value-type="float" office:value="17.7112058983767" calcext:value-type="float">
            <text:p>17.7112058984</text:p>
          </table:table-cell>
          <table:table-cell table:formula="of:=ABS([.L63]-[.F63])" office:value-type="float" office:value="0.010447933458444" calcext:value-type="float">
            <text:p>0.0104479335</text:p>
          </table:table-cell>
          <table:table-cell table:formula="of:=ABS([.M63]-[.G63])" office:value-type="float" office:value="0.624055898376689" calcext:value-type="float">
            <text:p>0.6240558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8069" calcext:value-type="float">
            <text:p>25.38069</text:p>
          </table:table-cell>
          <table:table-cell office:value-type="float" office:value="0.7356163" calcext:value-type="float">
            <text:p>0.7356163</text:p>
          </table:table-cell>
          <table:table-cell office:value-type="float" office:value="1.063818" calcext:value-type="float">
            <text:p>1.063818</text:p>
          </table:table-cell>
          <table:table-cell office:value-type="float" office:value="1477010449250000" calcext:value-type="float">
            <text:p>1477010449250000</text:p>
          </table:table-cell>
          <table:table-cell office:value-type="float" office:value="18.57522" calcext:value-type="float">
            <text:p>18.57522</text:p>
          </table:table-cell>
          <table:table-cell office:value-type="float" office:value="17.48223" calcext:value-type="float">
            <text:p>17.48223</text:p>
          </table:table-cell>
          <table:table-cell office:value-type="float" office:value="-2.832993" calcext:value-type="float">
            <text:p>-2.832993</text:p>
          </table:table-cell>
          <table:table-cell office:value-type="float" office:value="3.874888" calcext:value-type="float">
            <text:p>3.874888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0.5499566" calcext:value-type="float">
            <text:p>0.5499566</text:p>
          </table:table-cell>
          <table:table-cell table:formula="of:=[.B64]*COS([.C64])" office:value-type="float" office:value="18.8176834052685" calcext:value-type="float">
            <text:p>18.8176834053</text:p>
          </table:table-cell>
          <table:table-cell table:formula="of:=[.B64]*SIN([.C64])" office:value-type="float" office:value="17.0315652872888" calcext:value-type="float">
            <text:p>17.0315652873</text:p>
          </table:table-cell>
          <table:table-cell table:formula="of:=ABS([.L64]-[.F64])" office:value-type="float" office:value="0.242463405268538" calcext:value-type="float">
            <text:p>0.2424634053</text:p>
          </table:table-cell>
          <table:table-cell table:formula="of:=ABS([.M64]-[.G64])" office:value-type="float" office:value="0.450664712711191" calcext:value-type="float">
            <text:p>0.4506647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29413" calcext:value-type="float">
            <text:p>25.29413</text:p>
          </table:table-cell>
          <table:table-cell office:value-type="float" office:value="0.7633908" calcext:value-type="float">
            <text:p>0.7633908</text:p>
          </table:table-cell>
          <table:table-cell office:value-type="float" office:value="0.6723325" calcext:value-type="float">
            <text:p>0.6723325</text:p>
          </table:table-cell>
          <table:table-cell office:value-type="float" office:value="1477010449350000" calcext:value-type="float">
            <text:p>1477010449350000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17.86174" calcext:value-type="float">
            <text:p>17.86174</text:p>
          </table:table-cell>
          <table:table-cell office:value-type="float" office:value="-3.042" calcext:value-type="float">
            <text:p>-3.042</text:p>
          </table:table-cell>
          <table:table-cell office:value-type="float" office:value="3.713717" calcext:value-type="float">
            <text:p>3.713717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0.5496092" calcext:value-type="float">
            <text:p>0.5496092</text:p>
          </table:table-cell>
          <table:table-cell table:formula="of:=[.B65]*COS([.C65])" office:value-type="float" office:value="18.2749040422633" calcext:value-type="float">
            <text:p>18.2749040423</text:p>
          </table:table-cell>
          <table:table-cell table:formula="of:=[.B65]*SIN([.C65])" office:value-type="float" office:value="17.487735551036" calcext:value-type="float">
            <text:p>17.487735551</text:p>
          </table:table-cell>
          <table:table-cell table:formula="of:=ABS([.L65]-[.F65])" office:value-type="float" office:value="0.00649595773665368" calcext:value-type="float">
            <text:p>0.0064959577</text:p>
          </table:table-cell>
          <table:table-cell table:formula="of:=ABS([.M65]-[.G65])" office:value-type="float" office:value="0.374004448964047" calcext:value-type="float">
            <text:p>0.374004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2084" calcext:value-type="float">
            <text:p>25.32084</text:p>
          </table:table-cell>
          <table:table-cell office:value-type="float" office:value="0.762942" calcext:value-type="float">
            <text:p>0.762942</text:p>
          </table:table-cell>
          <table:table-cell office:value-type="float" office:value="-0.09287384" calcext:value-type="float">
            <text:p>-0.09287384</text:p>
          </table:table-cell>
          <table:table-cell office:value-type="float" office:value="1477010449450000" calcext:value-type="float">
            <text:p>1477010449450000</text:p>
          </table:table-cell>
          <table:table-cell office:value-type="float" office:value="17.96714" calcext:value-type="float">
            <text:p>17.96714</text:p>
          </table:table-cell>
          <table:table-cell office:value-type="float" office:value="18.22458" calcext:value-type="float">
            <text:p>18.22458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3.541796" calcext:value-type="float">
            <text:p>3.541796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0.5489147" calcext:value-type="float">
            <text:p>0.5489147</text:p>
          </table:table-cell>
          <table:table-cell table:formula="of:=[.B66]*COS([.C66])" office:value-type="float" office:value="18.3020568473639" calcext:value-type="float">
            <text:p>18.3020568474</text:p>
          </table:table-cell>
          <table:table-cell table:formula="of:=[.B66]*SIN([.C66])" office:value-type="float" office:value="17.4979899834655" calcext:value-type="float">
            <text:p>17.4979899835</text:p>
          </table:table-cell>
          <table:table-cell table:formula="of:=ABS([.L66]-[.F66])" office:value-type="float" office:value="0.33491684736391" calcext:value-type="float">
            <text:p>0.3349168474</text:p>
          </table:table-cell>
          <table:table-cell table:formula="of:=ABS([.M66]-[.G66])" office:value-type="float" office:value="0.726590016534477" calcext:value-type="float">
            <text:p>0.7265900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239" calcext:value-type="float">
            <text:p>26.16239</text:p>
          </table:table-cell>
          <table:table-cell office:value-type="float" office:value="0.7659556" calcext:value-type="float">
            <text:p>0.7659556</text:p>
          </table:table-cell>
          <table:table-cell office:value-type="float" office:value="0.152289" calcext:value-type="float">
            <text:p>0.152289</text:p>
          </table:table-cell>
          <table:table-cell office:value-type="float" office:value="1477010449550000" calcext:value-type="float">
            <text:p>1477010449550000</text:p>
          </table:table-cell>
          <table:table-cell office:value-type="float" office:value="17.63336" calcext:value-type="float">
            <text:p>17.63336</text:p>
          </table:table-cell>
          <table:table-cell office:value-type="float" office:value="18.56972" calcext:value-type="float">
            <text:p>18.56972</text:p>
          </table:table-cell>
          <table:table-cell office:value-type="float" office:value="-3.432473" calcext:value-type="float">
            <text:p>-3.432473</text:p>
          </table:table-cell>
          <table:table-cell office:value-type="float" office:value="3.359728" calcext:value-type="float">
            <text:p>3.359728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0.5478735" calcext:value-type="float">
            <text:p>0.5478735</text:p>
          </table:table-cell>
          <table:table-cell table:formula="of:=[.B67]*COS([.C67])" office:value-type="float" office:value="18.855763994768" calcext:value-type="float">
            <text:p>18.8557639948</text:p>
          </table:table-cell>
          <table:table-cell table:formula="of:=[.B67]*SIN([.C67])" office:value-type="float" office:value="18.1364498920189" calcext:value-type="float">
            <text:p>18.136449892</text:p>
          </table:table-cell>
          <table:table-cell table:formula="of:=ABS([.L67]-[.F67])" office:value-type="float" office:value="1.22240399476797" calcext:value-type="float">
            <text:p>1.2224039948</text:p>
          </table:table-cell>
          <table:table-cell table:formula="of:=ABS([.M67]-[.G67])" office:value-type="float" office:value="0.433270107981123" calcext:value-type="float">
            <text:p>0.433270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6798" calcext:value-type="float">
            <text:p>25.36798</text:p>
          </table:table-cell>
          <table:table-cell office:value-type="float" office:value="0.7933577" calcext:value-type="float">
            <text:p>0.7933577</text:p>
          </table:table-cell>
          <table:table-cell office:value-type="float" office:value="-0.2534287" calcext:value-type="float">
            <text:p>-0.2534287</text:p>
          </table:table-cell>
          <table:table-cell office:value-type="float" office:value="1477010449650000" calcext:value-type="float">
            <text:p>1477010449650000</text:p>
          </table:table-cell>
          <table:table-cell office:value-type="float" office:value="17.28105" calcext:value-type="float">
            <text:p>17.28105</text:p>
          </table:table-cell>
          <table:table-cell office:value-type="float" office:value="18.89616" calcext:value-type="float">
            <text:p>18.89616</text:p>
          </table:table-cell>
          <table:table-cell office:value-type="float" office:value="-3.612708" calcext:value-type="float">
            <text:p>-3.612708</text:p>
          </table:table-cell>
          <table:table-cell office:value-type="float" office:value="3.168166" calcext:value-type="float">
            <text:p>3.168166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0.5464862" calcext:value-type="float">
            <text:p>0.5464862</text:p>
          </table:table-cell>
          <table:table-cell table:formula="of:=[.B68]*COS([.C68])" office:value-type="float" office:value="17.7945268353867" calcext:value-type="float">
            <text:p>17.7945268354</text:p>
          </table:table-cell>
          <table:table-cell table:formula="of:=[.B68]*SIN([.C68])" office:value-type="float" office:value="18.0800780967645" calcext:value-type="float">
            <text:p>18.0800780968</text:p>
          </table:table-cell>
          <table:table-cell table:formula="of:=ABS([.L68]-[.F68])" office:value-type="float" office:value="0.513476835386705" calcext:value-type="float">
            <text:p>0.5134768354</text:p>
          </table:table-cell>
          <table:table-cell table:formula="of:=ABS([.M68]-[.G68])" office:value-type="float" office:value="0.816081903235531" calcext:value-type="float">
            <text:p>0.81608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0527" calcext:value-type="float">
            <text:p>26.00527</text:p>
          </table:table-cell>
          <table:table-cell office:value-type="float" office:value="0.8613676" calcext:value-type="float">
            <text:p>0.8613676</text:p>
          </table:table-cell>
          <table:table-cell office:value-type="float" office:value="-0.1640649" calcext:value-type="float">
            <text:p>-0.1640649</text:p>
          </table:table-cell>
          <table:table-cell office:value-type="float" office:value="1477010449750000" calcext:value-type="float">
            <text:p>1477010449750000</text:p>
          </table:table-cell>
          <table:table-cell office:value-type="float" office:value="16.91126" calcext:value-type="float">
            <text:p>16.91126</text:p>
          </table:table-cell>
          <table:table-cell office:value-type="float" office:value="19.20299" calcext:value-type="float">
            <text:p>19.20299</text:p>
          </table:table-cell>
          <table:table-cell office:value-type="float" office:value="-3.782209" calcext:value-type="float">
            <text:p>-3.782209</text:p>
          </table:table-cell>
          <table:table-cell office:value-type="float" office:value="2.967804" calcext:value-type="float">
            <text:p>2.967804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0.5447538" calcext:value-type="float">
            <text:p>0.5447538</text:p>
          </table:table-cell>
          <table:table-cell table:formula="of:=[.B69]*COS([.C69])" office:value-type="float" office:value="16.9398441346828" calcext:value-type="float">
            <text:p>16.9398441347</text:p>
          </table:table-cell>
          <table:table-cell table:formula="of:=[.B69]*SIN([.C69])" office:value-type="float" office:value="19.7310858410163" calcext:value-type="float">
            <text:p>19.731085841</text:p>
          </table:table-cell>
          <table:table-cell table:formula="of:=ABS([.L69]-[.F69])" office:value-type="float" office:value="0.0285841346828057" calcext:value-type="float">
            <text:p>0.0285841347</text:p>
          </table:table-cell>
          <table:table-cell table:formula="of:=ABS([.M69]-[.G69])" office:value-type="float" office:value="0.528095841016263" calcext:value-type="float">
            <text:p>0.528095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8898" calcext:value-type="float">
            <text:p>25.88898</text:p>
          </table:table-cell>
          <table:table-cell office:value-type="float" office:value="0.8963169" calcext:value-type="float">
            <text:p>0.8963169</text:p>
          </table:table-cell>
          <table:table-cell office:value-type="float" office:value="-0.5303225" calcext:value-type="float">
            <text:p>-0.5303225</text:p>
          </table:table-cell>
          <table:table-cell office:value-type="float" office:value="1477010449850000" calcext:value-type="float">
            <text:p>1477010449850000</text:p>
          </table:table-cell>
          <table:table-cell office:value-type="float" office:value="16.52509" calcext:value-type="float">
            <text:p>16.52509</text:p>
          </table:table-cell>
          <table:table-cell office:value-type="float" office:value="19.48937" calcext:value-type="float">
            <text:p>19.48937</text:p>
          </table:table-cell>
          <table:table-cell office:value-type="float" office:value="-3.940499" calcext:value-type="float">
            <text:p>-3.940499</text:p>
          </table:table-cell>
          <table:table-cell office:value-type="float" office:value="2.759375" calcext:value-type="float">
            <text:p>2.759375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0.5426773" calcext:value-type="float">
            <text:p>0.5426773</text:p>
          </table:table-cell>
          <table:table-cell table:formula="of:=[.B70]*COS([.C70])" office:value-type="float" office:value="16.1674302703001" calcext:value-type="float">
            <text:p>16.1674302703</text:p>
          </table:table-cell>
          <table:table-cell table:formula="of:=[.B70]*SIN([.C70])" office:value-type="float" office:value="20.2201257141341" calcext:value-type="float">
            <text:p>20.2201257141</text:p>
          </table:table-cell>
          <table:table-cell table:formula="of:=ABS([.L70]-[.F70])" office:value-type="float" office:value="0.35765972969994" calcext:value-type="float">
            <text:p>0.3576597297</text:p>
          </table:table-cell>
          <table:table-cell table:formula="of:=ABS([.M70]-[.G70])" office:value-type="float" office:value="0.730755714134055" calcext:value-type="float">
            <text:p>0.730755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7864" calcext:value-type="float">
            <text:p>24.57864</text:p>
          </table:table-cell>
          <table:table-cell office:value-type="float" office:value="0.8382907" calcext:value-type="float">
            <text:p>0.8382907</text:p>
          </table:table-cell>
          <table:table-cell office:value-type="float" office:value="-0.8677002" calcext:value-type="float">
            <text:p>-0.8677002</text:p>
          </table:table-cell>
          <table:table-cell office:value-type="float" office:value="1477010449950000" calcext:value-type="float">
            <text:p>1477010449950000</text:p>
          </table:table-cell>
          <table:table-cell office:value-type="float" office:value="16.12368" calcext:value-type="float">
            <text:p>16.12368</text:p>
          </table:table-cell>
          <table:table-cell office:value-type="float" office:value="19.75453" calcext:value-type="float">
            <text:p>19.75453</text:p>
          </table:table-cell>
          <table:table-cell office:value-type="float" office:value="-4.087163" calcext:value-type="float">
            <text:p>-4.087163</text:p>
          </table:table-cell>
          <table:table-cell office:value-type="float" office:value="2.543645" calcext:value-type="float">
            <text:p>2.543645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0.540258" calcext:value-type="float">
            <text:p>0.540258</text:p>
          </table:table-cell>
          <table:table-cell table:formula="of:=[.B71]*COS([.C71])" office:value-type="float" office:value="16.4365886760581" calcext:value-type="float">
            <text:p>16.4365886761</text:p>
          </table:table-cell>
          <table:table-cell table:formula="of:=[.B71]*SIN([.C71])" office:value-type="float" office:value="18.2742468228838" calcext:value-type="float">
            <text:p>18.2742468229</text:p>
          </table:table-cell>
          <table:table-cell table:formula="of:=ABS([.L71]-[.F71])" office:value-type="float" office:value="0.312908676058139" calcext:value-type="float">
            <text:p>0.3129086761</text:p>
          </table:table-cell>
          <table:table-cell table:formula="of:=ABS([.M71]-[.G71])" office:value-type="float" office:value="1.48028317711623" calcext:value-type="float">
            <text:p>1.4802831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517" calcext:value-type="float">
            <text:p>25.15517</text:p>
          </table:table-cell>
          <table:table-cell office:value-type="float" office:value="0.8693717" calcext:value-type="float">
            <text:p>0.8693717</text:p>
          </table:table-cell>
          <table:table-cell office:value-type="float" office:value="-0.4224206" calcext:value-type="float">
            <text:p>-0.4224206</text:p>
          </table:table-cell>
          <table:table-cell office:value-type="float" office:value="1477010450050000" calcext:value-type="float">
            <text:p>1477010450050000</text:p>
          </table:table-cell>
          <table:table-cell office:value-type="float" office:value="15.70822" calcext:value-type="float">
            <text:p>15.70822</text:p>
          </table:table-cell>
          <table:table-cell office:value-type="float" office:value="19.99779" calcext:value-type="float">
            <text:p>19.99779</text:p>
          </table:table-cell>
          <table:table-cell office:value-type="float" office:value="-4.221847" calcext:value-type="float">
            <text:p>-4.221847</text:p>
          </table:table-cell>
          <table:table-cell office:value-type="float" office:value="2.321406" calcext:value-type="float">
            <text:p>2.321406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0.5374975" calcext:value-type="float">
            <text:p>0.5374975</text:p>
          </table:table-cell>
          <table:table-cell table:formula="of:=[.B72]*COS([.C72])" office:value-type="float" office:value="16.2327984276245" calcext:value-type="float">
            <text:p>16.2327984276</text:p>
          </table:table-cell>
          <table:table-cell table:formula="of:=[.B72]*SIN([.C72])" office:value-type="float" office:value="19.2166290732015" calcext:value-type="float">
            <text:p>19.2166290732</text:p>
          </table:table-cell>
          <table:table-cell table:formula="of:=ABS([.L72]-[.F72])" office:value-type="float" office:value="0.524578427624448" calcext:value-type="float">
            <text:p>0.5245784276</text:p>
          </table:table-cell>
          <table:table-cell table:formula="of:=ABS([.M72]-[.G72])" office:value-type="float" office:value="0.781160926798496" calcext:value-type="float">
            <text:p>0.7811609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2646" calcext:value-type="float">
            <text:p>25.72646</text:p>
          </table:table-cell>
          <table:table-cell office:value-type="float" office:value="0.9782444" calcext:value-type="float">
            <text:p>0.9782444</text:p>
          </table:table-cell>
          <table:table-cell office:value-type="float" office:value="-0.7463289" calcext:value-type="float">
            <text:p>-0.7463289</text:p>
          </table:table-cell>
          <table:table-cell office:value-type="float" office:value="1477010450150000" calcext:value-type="float">
            <text:p>1477010450150000</text:p>
          </table:table-cell>
          <table:table-cell office:value-type="float" office:value="15.27991" calcext:value-type="float">
            <text:p>15.27991</text:p>
          </table:table-cell>
          <table:table-cell office:value-type="float" office:value="20.21853" calcext:value-type="float">
            <text:p>20.21853</text:p>
          </table:table-cell>
          <table:table-cell office:value-type="float" office:value="-4.344266" calcext:value-type="float">
            <text:p>-4.344266</text:p>
          </table:table-cell>
          <table:table-cell office:value-type="float" office:value="2.093474" calcext:value-type="float">
            <text:p>2.093474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0.5343975" calcext:value-type="float">
            <text:p>0.5343975</text:p>
          </table:table-cell>
          <table:table-cell table:formula="of:=[.B73]*COS([.C73])" office:value-type="float" office:value="14.367705889069" calcext:value-type="float">
            <text:p>14.3677058891</text:p>
          </table:table-cell>
          <table:table-cell table:formula="of:=[.B73]*SIN([.C73])" office:value-type="float" office:value="21.3405663377712" calcext:value-type="float">
            <text:p>21.3405663378</text:p>
          </table:table-cell>
          <table:table-cell table:formula="of:=ABS([.L73]-[.F73])" office:value-type="float" office:value="0.912204110931024" calcext:value-type="float">
            <text:p>0.9122041109</text:p>
          </table:table-cell>
          <table:table-cell table:formula="of:=ABS([.M73]-[.G73])" office:value-type="float" office:value="1.12203633777118" calcext:value-type="float">
            <text:p>1.1220363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1488" calcext:value-type="float">
            <text:p>24.81488</text:p>
          </table:table-cell>
          <table:table-cell office:value-type="float" office:value="0.9343931" calcext:value-type="float">
            <text:p>0.9343931</text:p>
          </table:table-cell>
          <table:table-cell office:value-type="float" office:value="-1.045395" calcext:value-type="float">
            <text:p>-1.045395</text:p>
          </table:table-cell>
          <table:table-cell office:value-type="float" office:value="1477010450250000" calcext:value-type="float">
            <text:p>1477010450250000</text:p>
          </table:table-cell>
          <table:table-cell office:value-type="float" office:value="14.83999" calcext:value-type="float">
            <text:p>14.83999</text:p>
          </table:table-cell>
          <table:table-cell office:value-type="float" office:value="20.41623" calcext:value-type="float">
            <text:p>20.41623</text:p>
          </table:table-cell>
          <table:table-cell office:value-type="float" office:value="-4.454198" calcext:value-type="float">
            <text:p>-4.454198</text:p>
          </table:table-cell>
          <table:table-cell office:value-type="float" office:value="1.860679" calcext:value-type="float">
            <text:p>1.860679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0.5309599" calcext:value-type="float">
            <text:p>0.5309599</text:p>
          </table:table-cell>
          <table:table-cell table:formula="of:=[.B74]*COS([.C74])" office:value-type="float" office:value="14.7476476611125" calcext:value-type="float">
            <text:p>14.7476476611</text:p>
          </table:table-cell>
          <table:table-cell table:formula="of:=[.B74]*SIN([.C74])" office:value-type="float" office:value="19.9570829000153" calcext:value-type="float">
            <text:p>19.9570829</text:p>
          </table:table-cell>
          <table:table-cell table:formula="of:=ABS([.L74]-[.F74])" office:value-type="float" office:value="0.0923423388874536" calcext:value-type="float">
            <text:p>0.0923423389</text:p>
          </table:table-cell>
          <table:table-cell table:formula="of:=ABS([.M74]-[.G74])" office:value-type="float" office:value="0.459147099984737" calcext:value-type="float">
            <text:p>0.4591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5355" calcext:value-type="float">
            <text:p>25.15355</text:p>
          </table:table-cell>
          <table:table-cell office:value-type="float" office:value="0.9881223" calcext:value-type="float">
            <text:p>0.9881223</text:p>
          </table:table-cell>
          <table:table-cell office:value-type="float" office:value="-1.296024" calcext:value-type="float">
            <text:p>-1.296024</text:p>
          </table:table-cell>
          <table:table-cell office:value-type="float" office:value="1477010450350000" calcext:value-type="float">
            <text:p>1477010450350000</text:p>
          </table:table-cell>
          <table:table-cell office:value-type="float" office:value="14.38972" calcext:value-type="float">
            <text:p>14.38972</text:p>
          </table:table-cell>
          <table:table-cell office:value-type="float" office:value="20.59044" calcext:value-type="float">
            <text:p>20.59044</text:p>
          </table:table-cell>
          <table:table-cell office:value-type="float" office:value="-4.551492" calcext:value-type="float">
            <text:p>-4.551492</text:p>
          </table:table-cell>
          <table:table-cell office:value-type="float" office:value="1.623862" calcext:value-type="float">
            <text:p>1.623862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0.527187" calcext:value-type="float">
            <text:p>0.527187</text:p>
          </table:table-cell>
          <table:table-cell table:formula="of:=[.B75]*COS([.C75])" office:value-type="float" office:value="13.8409596822789" calcext:value-type="float">
            <text:p>13.8409596823</text:p>
          </table:table-cell>
          <table:table-cell table:formula="of:=[.B75]*SIN([.C75])" office:value-type="float" office:value="21.0030691251548" calcext:value-type="float">
            <text:p>21.0030691252</text:p>
          </table:table-cell>
          <table:table-cell table:formula="of:=ABS([.L75]-[.F75])" office:value-type="float" office:value="0.548760317721108" calcext:value-type="float">
            <text:p>0.5487603177</text:p>
          </table:table-cell>
          <table:table-cell table:formula="of:=ABS([.M75]-[.G75])" office:value-type="float" office:value="0.412629125154783" calcext:value-type="float">
            <text:p>0.4126291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362" calcext:value-type="float">
            <text:p>25.02362</text:p>
          </table:table-cell>
          <table:table-cell office:value-type="float" office:value="0.9855468" calcext:value-type="float">
            <text:p>0.9855468</text:p>
          </table:table-cell>
          <table:table-cell office:value-type="float" office:value="-1.500105" calcext:value-type="float">
            <text:p>-1.500105</text:p>
          </table:table-cell>
          <table:table-cell office:value-type="float" office:value="1477010450450000" calcext:value-type="float">
            <text:p>1477010450450000</text:p>
          </table:table-cell>
          <table:table-cell office:value-type="float" office:value="13.93037" calcext:value-type="float">
            <text:p>13.93037</text:p>
          </table:table-cell>
          <table:table-cell office:value-type="float" office:value="20.74081" calcext:value-type="float">
            <text:p>20.74081</text:p>
          </table:table-cell>
          <table:table-cell office:value-type="float" office:value="-4.636061" calcext:value-type="float">
            <text:p>-4.636061</text:p>
          </table:table-cell>
          <table:table-cell office:value-type="float" office:value="1.383865" calcext:value-type="float">
            <text:p>1.383865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0.5230811" calcext:value-type="float">
            <text:p>0.5230811</text:p>
          </table:table-cell>
          <table:table-cell table:formula="of:=[.B76]*COS([.C76])" office:value-type="float" office:value="13.8232328287999" calcext:value-type="float">
            <text:p>13.8232328288</text:p>
          </table:table-cell>
          <table:table-cell table:formula="of:=[.B76]*SIN([.C76])" office:value-type="float" office:value="20.8590458090774" calcext:value-type="float">
            <text:p>20.8590458091</text:p>
          </table:table-cell>
          <table:table-cell table:formula="of:=ABS([.L76]-[.F76])" office:value-type="float" office:value="0.107137171200074" calcext:value-type="float">
            <text:p>0.1071371712</text:p>
          </table:table-cell>
          <table:table-cell table:formula="of:=ABS([.M76]-[.G76])" office:value-type="float" office:value="0.118235809077369" calcext:value-type="float">
            <text:p>0.1182358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6558" calcext:value-type="float">
            <text:p>24.66558</text:p>
          </table:table-cell>
          <table:table-cell office:value-type="float" office:value="0.9757481" calcext:value-type="float">
            <text:p>0.9757481</text:p>
          </table:table-cell>
          <table:table-cell office:value-type="float" office:value="-2.009127" calcext:value-type="float">
            <text:p>-2.009127</text:p>
          </table:table-cell>
          <table:table-cell office:value-type="float" office:value="1477010450550000" calcext:value-type="float">
            <text:p>1477010450550000</text:p>
          </table:table-cell>
          <table:table-cell office:value-type="float" office:value="13.46322" calcext:value-type="float">
            <text:p>13.46322</text:p>
          </table:table-cell>
          <table:table-cell office:value-type="float" office:value="20.86706" calcext:value-type="float">
            <text:p>20.86706</text:p>
          </table:table-cell>
          <table:table-cell office:value-type="float" office:value="-4.707889" calcext:value-type="float">
            <text:p>-4.707889</text:p>
          </table:table-cell>
          <table:table-cell office:value-type="float" office:value="1.141531" calcext:value-type="float">
            <text:p>1.141531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0.5186448" calcext:value-type="float">
            <text:p>0.5186448</text:p>
          </table:table-cell>
          <table:table-cell table:formula="of:=[.B77]*COS([.C77])" office:value-type="float" office:value="13.8262586260232" calcext:value-type="float">
            <text:p>13.826258626</text:p>
          </table:table-cell>
          <table:table-cell table:formula="of:=[.B77]*SIN([.C77])" office:value-type="float" office:value="20.4260962776229" calcext:value-type="float">
            <text:p>20.4260962776</text:p>
          </table:table-cell>
          <table:table-cell table:formula="of:=ABS([.L77]-[.F77])" office:value-type="float" office:value="0.363038626023194" calcext:value-type="float">
            <text:p>0.363038626</text:p>
          </table:table-cell>
          <table:table-cell table:formula="of:=ABS([.M77]-[.G77])" office:value-type="float" office:value="0.44096372237712" calcext:value-type="float">
            <text:p>0.4409637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7332" calcext:value-type="float">
            <text:p>24.97332</text:p>
          </table:table-cell>
          <table:table-cell office:value-type="float" office:value="1.010729" calcext:value-type="float">
            <text:p>1.010729</text:p>
          </table:table-cell>
          <table:table-cell office:value-type="float" office:value="-1.834265" calcext:value-type="float">
            <text:p>-1.834265</text:p>
          </table:table-cell>
          <table:table-cell office:value-type="float" office:value="1477010450650000" calcext:value-type="float">
            <text:p>1477010450650000</text:p>
          </table:table-cell>
          <table:table-cell office:value-type="float" office:value="12.98953" calcext:value-type="float">
            <text:p>12.98953</text:p>
          </table:table-cell>
          <table:table-cell office:value-type="float" office:value="20.96901" calcext:value-type="float">
            <text:p>20.96901</text:p>
          </table:table-cell>
          <table:table-cell office:value-type="float" office:value="-4.767024" calcext:value-type="float">
            <text:p>-4.767024</text:p>
          </table:table-cell>
          <table:table-cell office:value-type="float" office:value="0.8976939" calcext:value-type="float">
            <text:p>0.8976939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0.5138809" calcext:value-type="float">
            <text:p>0.5138809</text:p>
          </table:table-cell>
          <table:table-cell table:formula="of:=[.B78]*COS([.C78])" office:value-type="float" office:value="13.2669074225656" calcext:value-type="float">
            <text:p>13.2669074226</text:p>
          </table:table-cell>
          <table:table-cell table:formula="of:=[.B78]*SIN([.C78])" office:value-type="float" office:value="21.1578798385725" calcext:value-type="float">
            <text:p>21.1578798386</text:p>
          </table:table-cell>
          <table:table-cell table:formula="of:=ABS([.L78]-[.F78])" office:value-type="float" office:value="0.277377422565582" calcext:value-type="float">
            <text:p>0.2773774226</text:p>
          </table:table-cell>
          <table:table-cell table:formula="of:=ABS([.M78]-[.G78])" office:value-type="float" office:value="0.188869838572536" calcext:value-type="float">
            <text:p>0.1888698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4255" calcext:value-type="float">
            <text:p>24.54255</text:p>
          </table:table-cell>
          <table:table-cell office:value-type="float" office:value="1.082333" calcext:value-type="float">
            <text:p>1.082333</text:p>
          </table:table-cell>
          <table:table-cell office:value-type="float" office:value="-2.030693" calcext:value-type="float">
            <text:p>-2.030693</text:p>
          </table:table-cell>
          <table:table-cell office:value-type="float" office:value="1477010450750000" calcext:value-type="float">
            <text:p>1477010450750000</text:p>
          </table:table-cell>
          <table:table-cell office:value-type="float" office:value="12.51056" calcext:value-type="float">
            <text:p>12.51056</text:p>
          </table:table-cell>
          <table:table-cell office:value-type="float" office:value="21.04653" calcext:value-type="float">
            <text:p>21.04653</text:p>
          </table:table-cell>
          <table:table-cell office:value-type="float" office:value="-4.813579" calcext:value-type="float">
            <text:p>-4.813579</text:p>
          </table:table-cell>
          <table:table-cell office:value-type="float" office:value="0.6531754" calcext:value-type="float">
            <text:p>0.6531754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0.5087925" calcext:value-type="float">
            <text:p>0.5087925</text:p>
          </table:table-cell>
          <table:table-cell table:formula="of:=[.B79]*COS([.C79])" office:value-type="float" office:value="11.5170695728886" calcext:value-type="float">
            <text:p>11.5170695729</text:p>
          </table:table-cell>
          <table:table-cell table:formula="of:=[.B79]*SIN([.C79])" office:value-type="float" office:value="21.6724218525698" calcext:value-type="float">
            <text:p>21.6724218526</text:p>
          </table:table-cell>
          <table:table-cell table:formula="of:=ABS([.L79]-[.F79])" office:value-type="float" office:value="0.993490427111398" calcext:value-type="float">
            <text:p>0.9934904271</text:p>
          </table:table-cell>
          <table:table-cell table:formula="of:=ABS([.M79]-[.G79])" office:value-type="float" office:value="0.625891852569765" calcext:value-type="float">
            <text:p>0.6258918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7236" calcext:value-type="float">
            <text:p>24.47236</text:p>
          </table:table-cell>
          <table:table-cell office:value-type="float" office:value="1.040121" calcext:value-type="float">
            <text:p>1.040121</text:p>
          </table:table-cell>
          <table:table-cell office:value-type="float" office:value="-2.241985" calcext:value-type="float">
            <text:p>-2.241985</text:p>
          </table:table-cell>
          <table:table-cell office:value-type="float" office:value="1477010450850000" calcext:value-type="float">
            <text:p>1477010450850000</text:p>
          </table:table-cell>
          <table:table-cell office:value-type="float" office:value="12.02757" calcext:value-type="float">
            <text:p>12.02757</text:p>
          </table:table-cell>
          <table:table-cell office:value-type="float" office:value="21.09961" calcext:value-type="float">
            <text:p>21.09961</text:p>
          </table:table-cell>
          <table:table-cell office:value-type="float" office:value="-4.847729" calcext:value-type="float">
            <text:p>-4.847729</text:p>
          </table:table-cell>
          <table:table-cell office:value-type="float" office:value="0.4087779" calcext:value-type="float">
            <text:p>0.4087779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0.5033826" calcext:value-type="float">
            <text:p>0.5033826</text:p>
          </table:table-cell>
          <table:table-cell table:formula="of:=[.B80]*COS([.C80])" office:value-type="float" office:value="12.3858505705376" calcext:value-type="float">
            <text:p>12.3858505705</text:p>
          </table:table-cell>
          <table:table-cell table:formula="of:=[.B80]*SIN([.C80])" office:value-type="float" office:value="21.1065655570468" calcext:value-type="float">
            <text:p>21.106565557</text:p>
          </table:table-cell>
          <table:table-cell table:formula="of:=ABS([.L80]-[.F80])" office:value-type="float" office:value="0.358280570537602" calcext:value-type="float">
            <text:p>0.3582805705</text:p>
          </table:table-cell>
          <table:table-cell table:formula="of:=ABS([.M80]-[.G80])" office:value-type="float" office:value="0.00695555704677986" calcext:value-type="float">
            <text:p>0.006955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6708" calcext:value-type="float">
            <text:p>23.6708</text:p>
          </table:table-cell>
          <table:table-cell office:value-type="float" office:value="1.062204" calcext:value-type="float">
            <text:p>1.062204</text:p>
          </table:table-cell>
          <table:table-cell office:value-type="float" office:value="-2.414893" calcext:value-type="float">
            <text:p>-2.414893</text:p>
          </table:table-cell>
          <table:table-cell office:value-type="float" office:value="1477010450950000" calcext:value-type="float">
            <text:p>1477010450950000</text:p>
          </table:table-cell>
          <table:table-cell office:value-type="float" office:value="11.54179" calcext:value-type="float">
            <text:p>11.54179</text:p>
          </table:table-cell>
          <table:table-cell office:value-type="float" office:value="21.1283" calcext:value-type="float">
            <text:p>21.1283</text:p>
          </table:table-cell>
          <table:table-cell office:value-type="float" office:value="-4.869711" calcext:value-type="float">
            <text:p>-4.869711</text:p>
          </table:table-cell>
          <table:table-cell office:value-type="float" office:value="0.1652807" calcext:value-type="float">
            <text:p>0.1652807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0.4976549" calcext:value-type="float">
            <text:p>0.4976549</text:p>
          </table:table-cell>
          <table:table-cell table:formula="of:=[.B81]*COS([.C81])" office:value-type="float" office:value="11.5264540338698" calcext:value-type="float">
            <text:p>11.5264540339</text:p>
          </table:table-cell>
          <table:table-cell table:formula="of:=[.B81]*SIN([.C81])" office:value-type="float" office:value="20.6748066507304" calcext:value-type="float">
            <text:p>20.6748066507</text:p>
          </table:table-cell>
          <table:table-cell table:formula="of:=ABS([.L81]-[.F81])" office:value-type="float" office:value="0.0153359661302197" calcext:value-type="float">
            <text:p>0.0153359661</text:p>
          </table:table-cell>
          <table:table-cell table:formula="of:=ABS([.M81]-[.G81])" office:value-type="float" office:value="0.453493349269571" calcext:value-type="float">
            <text:p>0.4534933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852" calcext:value-type="float">
            <text:p>23.10852</text:p>
          </table:table-cell>
          <table:table-cell office:value-type="float" office:value="1.09641" calcext:value-type="float">
            <text:p>1.09641</text:p>
          </table:table-cell>
          <table:table-cell office:value-type="float" office:value="-2.608439" calcext:value-type="float">
            <text:p>-2.608439</text:p>
          </table:table-cell>
          <table:table-cell office:value-type="float" office:value="1477010451050000" calcext:value-type="float">
            <text:p>1477010451050000</text:p>
          </table:table-cell>
          <table:table-cell office:value-type="float" office:value="11.05441" calcext:value-type="float">
            <text:p>11.05441</text:p>
          </table:table-cell>
          <table:table-cell office:value-type="float" office:value="21.13272" calcext:value-type="float">
            <text:p>21.13272</text:p>
          </table:table-cell>
          <table:table-cell office:value-type="float" office:value="-4.879818" calcext:value-type="float">
            <text:p>-4.879818</text:p>
          </table:table-cell>
          <table:table-cell office:value-type="float" office:value="-0.07656505" calcext:value-type="float">
            <text:p>-0.07656505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0.4916128" calcext:value-type="float">
            <text:p>0.4916128</text:p>
          </table:table-cell>
          <table:table-cell table:formula="of:=[.B82]*COS([.C82])" office:value-type="float" office:value="10.5558015333764" calcext:value-type="float">
            <text:p>10.5558015334</text:p>
          </table:table-cell>
          <table:table-cell table:formula="of:=[.B82]*SIN([.C82])" office:value-type="float" office:value="20.5567203264131" calcext:value-type="float">
            <text:p>20.5567203264</text:p>
          </table:table-cell>
          <table:table-cell table:formula="of:=ABS([.L82]-[.F82])" office:value-type="float" office:value="0.498608466623558" calcext:value-type="float">
            <text:p>0.4986084666</text:p>
          </table:table-cell>
          <table:table-cell table:formula="of:=ABS([.M82]-[.G82])" office:value-type="float" office:value="0.57599967358685" calcext:value-type="float">
            <text:p>0.5759996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32606" calcext:value-type="float">
            <text:p>23.32606</text:p>
          </table:table-cell>
          <table:table-cell office:value-type="float" office:value="1.160452" calcext:value-type="float">
            <text:p>1.160452</text:p>
          </table:table-cell>
          <table:table-cell office:value-type="float" office:value="-2.318841" calcext:value-type="float">
            <text:p>-2.318841</text:p>
          </table:table-cell>
          <table:table-cell office:value-type="float" office:value="1477010451150000" calcext:value-type="float">
            <text:p>1477010451150000</text:p>
          </table:table-cell>
          <table:table-cell office:value-type="float" office:value="10.56661" calcext:value-type="float">
            <text:p>10.56661</text:p>
          </table:table-cell>
          <table:table-cell office:value-type="float" office:value="21.11308" calcext:value-type="float">
            <text:p>21.11308</text:p>
          </table:table-cell>
          <table:table-cell office:value-type="float" office:value="-4.878398" calcext:value-type="float">
            <text:p>-4.878398</text:p>
          </table:table-cell>
          <table:table-cell office:value-type="float" office:value="-0.3160405" calcext:value-type="float">
            <text:p>-0.3160405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0.4852602" calcext:value-type="float">
            <text:p>0.4852602</text:p>
          </table:table-cell>
          <table:table-cell table:formula="of:=[.B83]*COS([.C83])" office:value-type="float" office:value="9.30535066932977" calcext:value-type="float">
            <text:p>9.3053506693</text:p>
          </table:table-cell>
          <table:table-cell table:formula="of:=[.B83]*SIN([.C83])" office:value-type="float" office:value="21.3896125267477" calcext:value-type="float">
            <text:p>21.3896125267</text:p>
          </table:table-cell>
          <table:table-cell table:formula="of:=ABS([.L83]-[.F83])" office:value-type="float" office:value="1.26125933067023" calcext:value-type="float">
            <text:p>1.2612593307</text:p>
          </table:table-cell>
          <table:table-cell table:formula="of:=ABS([.M83]-[.G83])" office:value-type="float" office:value="0.27653252674774" calcext:value-type="float">
            <text:p>0.2765325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1575" calcext:value-type="float">
            <text:p>23.51575</text:p>
          </table:table-cell>
          <table:table-cell office:value-type="float" office:value="1.132521" calcext:value-type="float">
            <text:p>1.132521</text:p>
          </table:table-cell>
          <table:table-cell office:value-type="float" office:value="-2.697811" calcext:value-type="float">
            <text:p>-2.697811</text:p>
          </table:table-cell>
          <table:table-cell office:value-type="float" office:value="1477010451250000" calcext:value-type="float">
            <text:p>1477010451250000</text:p>
          </table:table-cell>
          <table:table-cell office:value-type="float" office:value="10.07952" calcext:value-type="float">
            <text:p>10.07952</text:p>
          </table:table-cell>
          <table:table-cell office:value-type="float" office:value="21.06966" calcext:value-type="float">
            <text:p>21.06966</text:p>
          </table:table-cell>
          <table:table-cell office:value-type="float" office:value="-4.86585" calcext:value-type="float">
            <text:p>-4.86585</text:p>
          </table:table-cell>
          <table:table-cell office:value-type="float" office:value="-0.5524629" calcext:value-type="float">
            <text:p>-0.5524629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0.4786011" calcext:value-type="float">
            <text:p>0.4786011</text:p>
          </table:table-cell>
          <table:table-cell table:formula="of:=[.B84]*COS([.C84])" office:value-type="float" office:value="9.97957709845145" calcext:value-type="float">
            <text:p>9.9795770985</text:p>
          </table:table-cell>
          <table:table-cell table:formula="of:=[.B84]*SIN([.C84])" office:value-type="float" office:value="21.2931570932674" calcext:value-type="float">
            <text:p>21.2931570933</text:p>
          </table:table-cell>
          <table:table-cell table:formula="of:=ABS([.L84]-[.F84])" office:value-type="float" office:value="0.0999429015485553" calcext:value-type="float">
            <text:p>0.0999429015</text:p>
          </table:table-cell>
          <table:table-cell table:formula="of:=ABS([.M84]-[.G84])" office:value-type="float" office:value="0.223497093267394" calcext:value-type="float">
            <text:p>0.2234970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0199" calcext:value-type="float">
            <text:p>23.10199</text:p>
          </table:table-cell>
          <table:table-cell office:value-type="float" office:value="1.15259" calcext:value-type="float">
            <text:p>1.15259</text:p>
          </table:table-cell>
          <table:table-cell office:value-type="float" office:value="-2.349513" calcext:value-type="float">
            <text:p>-2.349513</text:p>
          </table:table-cell>
          <table:table-cell office:value-type="float" office:value="1477010451350000" calcext:value-type="float">
            <text:p>1477010451350000</text:p>
          </table:table-cell>
          <table:table-cell office:value-type="float" office:value="9.594224" calcext:value-type="float">
            <text:p>9.594224</text:p>
          </table:table-cell>
          <table:table-cell office:value-type="float" office:value="21.00278" calcext:value-type="float">
            <text:p>21.00278</text:p>
          </table:table-cell>
          <table:table-cell office:value-type="float" office:value="-4.842616" calcext:value-type="float">
            <text:p>-4.842616</text:p>
          </table:table-cell>
          <table:table-cell office:value-type="float" office:value="-0.7851892" calcext:value-type="float">
            <text:p>-0.7851892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0.4716397" calcext:value-type="float">
            <text:p>0.4716397</text:p>
          </table:table-cell>
          <table:table-cell table:formula="of:=[.B85]*COS([.C85])" office:value-type="float" office:value="9.38222672550734" calcext:value-type="float">
            <text:p>9.3822267255</text:p>
          </table:table-cell>
          <table:table-cell table:formula="of:=[.B85]*SIN([.C85])" office:value-type="float" office:value="21.111034167735" calcext:value-type="float">
            <text:p>21.1110341677</text:p>
          </table:table-cell>
          <table:table-cell table:formula="of:=ABS([.L85]-[.F85])" office:value-type="float" office:value="0.21199727449266" calcext:value-type="float">
            <text:p>0.2119972745</text:p>
          </table:table-cell>
          <table:table-cell table:formula="of:=ABS([.M85]-[.G85])" office:value-type="float" office:value="0.108254167735026" calcext:value-type="float">
            <text:p>0.1082541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07927" calcext:value-type="float">
            <text:p>23.07927</text:p>
          </table:table-cell>
          <table:table-cell office:value-type="float" office:value="1.140184" calcext:value-type="float">
            <text:p>1.140184</text:p>
          </table:table-cell>
          <table:table-cell office:value-type="float" office:value="-2.849064" calcext:value-type="float">
            <text:p>-2.849064</text:p>
          </table:table-cell>
          <table:table-cell office:value-type="float" office:value="1477010451450000" calcext:value-type="float">
            <text:p>1477010451450000</text:p>
          </table:table-cell>
          <table:table-cell office:value-type="float" office:value="9.11177" calcext:value-type="float">
            <text:p>9.11177</text:p>
          </table:table-cell>
          <table:table-cell office:value-type="float" office:value="20.91285" calcext:value-type="float">
            <text:p>20.91285</text:p>
          </table:table-cell>
          <table:table-cell office:value-type="float" office:value="-4.809186" calcext:value-type="float">
            <text:p>-4.809186</text:p>
          </table:table-cell>
          <table:table-cell office:value-type="float" office:value="-1.013619" calcext:value-type="float">
            <text:p>-1.013619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0.4643804" calcext:value-type="float">
            <text:p>0.4643804</text:p>
          </table:table-cell>
          <table:table-cell table:formula="of:=[.B86]*COS([.C86])" office:value-type="float" office:value="9.63391755425154" calcext:value-type="float">
            <text:p>9.6339175543</text:p>
          </table:table-cell>
          <table:table-cell table:formula="of:=[.B86]*SIN([.C86])" office:value-type="float" office:value="20.9723707837427" calcext:value-type="float">
            <text:p>20.9723707837</text:p>
          </table:table-cell>
          <table:table-cell table:formula="of:=ABS([.L86]-[.F86])" office:value-type="float" office:value="0.522147554251536" calcext:value-type="float">
            <text:p>0.5221475543</text:p>
          </table:table-cell>
          <table:table-cell table:formula="of:=ABS([.M86]-[.G86])" office:value-type="float" office:value="0.0595207837426948" calcext:value-type="float">
            <text:p>0.0595207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30044" calcext:value-type="float">
            <text:p>22.30044</text:p>
          </table:table-cell>
          <table:table-cell office:value-type="float" office:value="1.113492" calcext:value-type="float">
            <text:p>1.113492</text:p>
          </table:table-cell>
          <table:table-cell office:value-type="float" office:value="-2.997998" calcext:value-type="float">
            <text:p>-2.997998</text:p>
          </table:table-cell>
          <table:table-cell office:value-type="float" office:value="1477010451550000" calcext:value-type="float">
            <text:p>1477010451550000</text:p>
          </table:table-cell>
          <table:table-cell office:value-type="float" office:value="8.633149" calcext:value-type="float">
            <text:p>8.633149</text:p>
          </table:table-cell>
          <table:table-cell office:value-type="float" office:value="20.80033" calcext:value-type="float">
            <text:p>20.80033</text:p>
          </table:table-cell>
          <table:table-cell office:value-type="float" office:value="-4.766084" calcext:value-type="float">
            <text:p>-4.766084</text:p>
          </table:table-cell>
          <table:table-cell office:value-type="float" office:value="-1.237197" calcext:value-type="float">
            <text:p>-1.237197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0.4568277" calcext:value-type="float">
            <text:p>0.4568277</text:p>
          </table:table-cell>
          <table:table-cell table:formula="of:=[.B87]*COS([.C87])" office:value-type="float" office:value="9.84633629116315" calcext:value-type="float">
            <text:p>9.8463362912</text:p>
          </table:table-cell>
          <table:table-cell table:formula="of:=[.B87]*SIN([.C87])" office:value-type="float" office:value="20.0089801298048" calcext:value-type="float">
            <text:p>20.0089801298</text:p>
          </table:table-cell>
          <table:table-cell table:formula="of:=ABS([.L87]-[.F87])" office:value-type="float" office:value="1.21318729116315" calcext:value-type="float">
            <text:p>1.2131872912</text:p>
          </table:table-cell>
          <table:table-cell table:formula="of:=ABS([.M87]-[.G87])" office:value-type="float" office:value="0.791349870195191" calcext:value-type="float">
            <text:p>0.7913498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11313" calcext:value-type="float">
            <text:p>22.11313</text:p>
          </table:table-cell>
          <table:table-cell office:value-type="float" office:value="1.186202" calcext:value-type="float">
            <text:p>1.186202</text:p>
          </table:table-cell>
          <table:table-cell office:value-type="float" office:value="-3.204172" calcext:value-type="float">
            <text:p>-3.204172</text:p>
          </table:table-cell>
          <table:table-cell office:value-type="float" office:value="1477010451650000" calcext:value-type="float">
            <text:p>1477010451650000</text:p>
          </table:table-cell>
          <table:table-cell office:value-type="float" office:value="8.159301" calcext:value-type="float">
            <text:p>8.159301</text:p>
          </table:table-cell>
          <table:table-cell office:value-type="float" office:value="20.66572" calcext:value-type="float">
            <text:p>20.66572</text:p>
          </table:table-cell>
          <table:table-cell office:value-type="float" office:value="-4.713869" calcext:value-type="float">
            <text:p>-4.713869</text:p>
          </table:table-cell>
          <table:table-cell office:value-type="float" office:value="-1.455416" calcext:value-type="float">
            <text:p>-1.455416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0.4489866" calcext:value-type="float">
            <text:p>0.4489866</text:p>
          </table:table-cell>
          <table:table-cell table:formula="of:=[.B88]*COS([.C88])" office:value-type="float" office:value="8.29647329574516" calcext:value-type="float">
            <text:p>8.2964732957</text:p>
          </table:table-cell>
          <table:table-cell table:formula="of:=[.B88]*SIN([.C88])" office:value-type="float" office:value="20.4977815689866" calcext:value-type="float">
            <text:p>20.497781569</text:p>
          </table:table-cell>
          <table:table-cell table:formula="of:=ABS([.L88]-[.F88])" office:value-type="float" office:value="0.137172295745156" calcext:value-type="float">
            <text:p>0.1371722957</text:p>
          </table:table-cell>
          <table:table-cell table:formula="of:=ABS([.M88]-[.G88])" office:value-type="float" office:value="0.167938431013379" calcext:value-type="float">
            <text:p>0.167938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25826" calcext:value-type="float">
            <text:p>22.25826</text:p>
          </table:table-cell>
          <table:table-cell office:value-type="float" office:value="1.189114" calcext:value-type="float">
            <text:p>1.189114</text:p>
          </table:table-cell>
          <table:table-cell office:value-type="float" office:value="-3.51245" calcext:value-type="float">
            <text:p>-3.51245</text:p>
          </table:table-cell>
          <table:table-cell office:value-type="float" office:value="1477010451750000" calcext:value-type="float">
            <text:p>1477010451750000</text:p>
          </table:table-cell>
          <table:table-cell office:value-type="float" office:value="7.691106" calcext:value-type="float">
            <text:p>7.691106</text:p>
          </table:table-cell>
          <table:table-cell office:value-type="float" office:value="20.50959" calcext:value-type="float">
            <text:p>20.50959</text:p>
          </table:table-cell>
          <table:table-cell office:value-type="float" office:value="-4.653129" calcext:value-type="float">
            <text:p>-4.653129</text:p>
          </table:table-cell>
          <table:table-cell office:value-type="float" office:value="-1.667815" calcext:value-type="float">
            <text:p>-1.667815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0.4408618" calcext:value-type="float">
            <text:p>0.4408618</text:p>
          </table:table-cell>
          <table:table-cell table:formula="of:=[.B89]*COS([.C89])" office:value-type="float" office:value="8.2908070147803" calcext:value-type="float">
            <text:p>8.2908070148</text:p>
          </table:table-cell>
          <table:table-cell table:formula="of:=[.B89]*SIN([.C89])" office:value-type="float" office:value="20.6565403025596" calcext:value-type="float">
            <text:p>20.6565403026</text:p>
          </table:table-cell>
          <table:table-cell table:formula="of:=ABS([.L89]-[.F89])" office:value-type="float" office:value="0.599701014780298" calcext:value-type="float">
            <text:p>0.5997010148</text:p>
          </table:table-cell>
          <table:table-cell table:formula="of:=ABS([.M89]-[.G89])" office:value-type="float" office:value="0.14695030255962" calcext:value-type="float">
            <text:p>0.1469503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33" calcext:value-type="float">
            <text:p>21.333</text:p>
          </table:table-cell>
          <table:table-cell office:value-type="float" office:value="1.231897" calcext:value-type="float">
            <text:p>1.231897</text:p>
          </table:table-cell>
          <table:table-cell office:value-type="float" office:value="-3.3258" calcext:value-type="float">
            <text:p>-3.3258</text:p>
          </table:table-cell>
          <table:table-cell office:value-type="float" office:value="1477010451850000" calcext:value-type="float">
            <text:p>1477010451850000</text:p>
          </table:table-cell>
          <table:table-cell office:value-type="float" office:value="7.229386" calcext:value-type="float">
            <text:p>7.229386</text:p>
          </table:table-cell>
          <table:table-cell office:value-type="float" office:value="20.33255" calcext:value-type="float">
            <text:p>20.33255</text:p>
          </table:table-cell>
          <table:table-cell office:value-type="float" office:value="-4.584476" calcext:value-type="float">
            <text:p>-4.584476</text:p>
          </table:table-cell>
          <table:table-cell office:value-type="float" office:value="-1.873985" calcext:value-type="float">
            <text:p>-1.873985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0.4324586" calcext:value-type="float">
            <text:p>0.4324586</text:p>
          </table:table-cell>
          <table:table-cell table:formula="of:=[.B90]*COS([.C90])" office:value-type="float" office:value="7.09213932853651" calcext:value-type="float">
            <text:p>7.0921393285</text:p>
          </table:table-cell>
          <table:table-cell table:formula="of:=[.B90]*SIN([.C90])" office:value-type="float" office:value="20.1196035931284" calcext:value-type="float">
            <text:p>20.1196035931</text:p>
          </table:table-cell>
          <table:table-cell table:formula="of:=ABS([.L90]-[.F90])" office:value-type="float" office:value="0.137246671463489" calcext:value-type="float">
            <text:p>0.1372466715</text:p>
          </table:table-cell>
          <table:table-cell table:formula="of:=ABS([.M90]-[.G90])" office:value-type="float" office:value="0.212946406871591" calcext:value-type="float">
            <text:p>0.2129464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9997" calcext:value-type="float">
            <text:p>21.29997</text:p>
          </table:table-cell>
          <table:table-cell office:value-type="float" office:value="1.241219" calcext:value-type="float">
            <text:p>1.241219</text:p>
          </table:table-cell>
          <table:table-cell office:value-type="float" office:value="-3.358831" calcext:value-type="float">
            <text:p>-3.358831</text:p>
          </table:table-cell>
          <table:table-cell office:value-type="float" office:value="1477010451950000" calcext:value-type="float">
            <text:p>1477010451950000</text:p>
          </table:table-cell>
          <table:table-cell office:value-type="float" office:value="6.774898" calcext:value-type="float">
            <text:p>6.774898</text:p>
          </table:table-cell>
          <table:table-cell office:value-type="float" office:value="20.13522" calcext:value-type="float">
            <text:p>20.13522</text:p>
          </table:table-cell>
          <table:table-cell office:value-type="float" office:value="-4.508543" calcext:value-type="float">
            <text:p>-4.508543</text:p>
          </table:table-cell>
          <table:table-cell office:value-type="float" office:value="-2.073567" calcext:value-type="float">
            <text:p>-2.073567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0.4237823" calcext:value-type="float">
            <text:p>0.4237823</text:p>
          </table:table-cell>
          <table:table-cell table:formula="of:=[.B91]*COS([.C91])" office:value-type="float" office:value="6.89358901746526" calcext:value-type="float">
            <text:p>6.8935890175</text:p>
          </table:table-cell>
          <table:table-cell table:formula="of:=[.B91]*SIN([.C91])" office:value-type="float" office:value="20.1535890714082" calcext:value-type="float">
            <text:p>20.1535890714</text:p>
          </table:table-cell>
          <table:table-cell table:formula="of:=ABS([.L91]-[.F91])" office:value-type="float" office:value="0.118691017465256" calcext:value-type="float">
            <text:p>0.1186910175</text:p>
          </table:table-cell>
          <table:table-cell table:formula="of:=ABS([.M91]-[.G91])" office:value-type="float" office:value="0.0183690714081557" calcext:value-type="float">
            <text:p>0.0183690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8819" calcext:value-type="float">
            <text:p>21.28819</text:p>
          </table:table-cell>
          <table:table-cell office:value-type="float" office:value="1.251795" calcext:value-type="float">
            <text:p>1.251795</text:p>
          </table:table-cell>
          <table:table-cell office:value-type="float" office:value="-3.501646" calcext:value-type="float">
            <text:p>-3.501646</text:p>
          </table:table-cell>
          <table:table-cell office:value-type="float" office:value="1477010452050000" calcext:value-type="float">
            <text:p>1477010452050000</text:p>
          </table:table-cell>
          <table:table-cell office:value-type="float" office:value="6.328338" calcext:value-type="float">
            <text:p>6.328338</text:p>
          </table:table-cell>
          <table:table-cell office:value-type="float" office:value="19.91829" calcext:value-type="float">
            <text:p>19.91829</text:p>
          </table:table-cell>
          <table:table-cell office:value-type="float" office:value="-4.425978" calcext:value-type="float">
            <text:p>-4.425978</text:p>
          </table:table-cell>
          <table:table-cell office:value-type="float" office:value="-2.266252" calcext:value-type="float">
            <text:p>-2.266252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0.4148383" calcext:value-type="float">
            <text:p>0.4148383</text:p>
          </table:table-cell>
          <table:table-cell table:formula="of:=[.B92]*COS([.C92])" office:value-type="float" office:value="6.67636868127817" calcext:value-type="float">
            <text:p>6.6763686813</text:p>
          </table:table-cell>
          <table:table-cell table:formula="of:=[.B92]*SIN([.C92])" office:value-type="float" office:value="20.2141815245572" calcext:value-type="float">
            <text:p>20.2141815246</text:p>
          </table:table-cell>
          <table:table-cell table:formula="of:=ABS([.L92]-[.F92])" office:value-type="float" office:value="0.348030681278168" calcext:value-type="float">
            <text:p>0.3480306813</text:p>
          </table:table-cell>
          <table:table-cell table:formula="of:=ABS([.M92]-[.G92])" office:value-type="float" office:value="0.295891524557163" calcext:value-type="float">
            <text:p>0.2958915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20617" calcext:value-type="float">
            <text:p>20.20617</text:p>
          </table:table-cell>
          <table:table-cell office:value-type="float" office:value="1.30633" calcext:value-type="float">
            <text:p>1.30633</text:p>
          </table:table-cell>
          <table:table-cell office:value-type="float" office:value="-3.869102" calcext:value-type="float">
            <text:p>-3.869102</text:p>
          </table:table-cell>
          <table:table-cell office:value-type="float" office:value="1477010452150000" calcext:value-type="float">
            <text:p>1477010452150000</text:p>
          </table:table-cell>
          <table:table-cell office:value-type="float" office:value="5.890335" calcext:value-type="float">
            <text:p>5.890335</text:p>
          </table:table-cell>
          <table:table-cell office:value-type="float" office:value="19.68245" calcext:value-type="float">
            <text:p>19.68245</text:p>
          </table:table-cell>
          <table:table-cell office:value-type="float" office:value="-4.337438" calcext:value-type="float">
            <text:p>-4.337438</text:p>
          </table:table-cell>
          <table:table-cell office:value-type="float" office:value="-2.451782" calcext:value-type="float">
            <text:p>-2.451782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0.4056322" calcext:value-type="float">
            <text:p>0.4056322</text:p>
          </table:table-cell>
          <table:table-cell table:formula="of:=[.B93]*COS([.C93])" office:value-type="float" office:value="5.28177537688675" calcext:value-type="float">
            <text:p>5.2817753769</text:p>
          </table:table-cell>
          <table:table-cell table:formula="of:=[.B93]*SIN([.C93])" office:value-type="float" office:value="19.5036446577816" calcext:value-type="float">
            <text:p>19.5036446578</text:p>
          </table:table-cell>
          <table:table-cell table:formula="of:=ABS([.L93]-[.F93])" office:value-type="float" office:value="0.608559623113248" calcext:value-type="float">
            <text:p>0.6085596231</text:p>
          </table:table-cell>
          <table:table-cell table:formula="of:=ABS([.M93]-[.G93])" office:value-type="float" office:value="0.178805342218396" calcext:value-type="float">
            <text:p>0.178805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8966" calcext:value-type="float">
            <text:p>19.8966</text:p>
          </table:table-cell>
          <table:table-cell office:value-type="float" office:value="1.267072" calcext:value-type="float">
            <text:p>1.267072</text:p>
          </table:table-cell>
          <table:table-cell office:value-type="float" office:value="-3.803051" calcext:value-type="float">
            <text:p>-3.803051</text:p>
          </table:table-cell>
          <table:table-cell office:value-type="float" office:value="1477010452250000" calcext:value-type="float">
            <text:p>1477010452250000</text:p>
          </table:table-cell>
          <table:table-cell office:value-type="float" office:value="5.461452" calcext:value-type="float">
            <text:p>5.461452</text:p>
          </table:table-cell>
          <table:table-cell office:value-type="float" office:value="19.42844" calcext:value-type="float">
            <text:p>19.42844</text:p>
          </table:table-cell>
          <table:table-cell office:value-type="float" office:value="-4.24359" calcext:value-type="float">
            <text:p>-4.24359</text:p>
          </table:table-cell>
          <table:table-cell office:value-type="float" office:value="-2.629947" calcext:value-type="float">
            <text:p>-2.629947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0.39617" calcext:value-type="float">
            <text:p>0.39617</text:p>
          </table:table-cell>
          <table:table-cell table:formula="of:=[.B94]*COS([.C94])" office:value-type="float" office:value="5.95059821172952" calcext:value-type="float">
            <text:p>5.9505982117</text:p>
          </table:table-cell>
          <table:table-cell table:formula="of:=[.B94]*SIN([.C94])" office:value-type="float" office:value="18.985917741383" calcext:value-type="float">
            <text:p>18.9859177414</text:p>
          </table:table-cell>
          <table:table-cell table:formula="of:=ABS([.L94]-[.F94])" office:value-type="float" office:value="0.489146211729521" calcext:value-type="float">
            <text:p>0.4891462117</text:p>
          </table:table-cell>
          <table:table-cell table:formula="of:=ABS([.M94]-[.G94])" office:value-type="float" office:value="0.442522258617007" calcext:value-type="float">
            <text:p>0.4425222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7503" calcext:value-type="float">
            <text:p>20.17503</text:p>
          </table:table-cell>
          <table:table-cell office:value-type="float" office:value="1.275367" calcext:value-type="float">
            <text:p>1.275367</text:p>
          </table:table-cell>
          <table:table-cell office:value-type="float" office:value="-3.51253" calcext:value-type="float">
            <text:p>-3.51253</text:p>
          </table:table-cell>
          <table:table-cell office:value-type="float" office:value="1477010452350000" calcext:value-type="float">
            <text:p>1477010452350000</text:p>
          </table:table-cell>
          <table:table-cell office:value-type="float" office:value="5.042187" calcext:value-type="float">
            <text:p>5.042187</text:p>
          </table:table-cell>
          <table:table-cell office:value-type="float" office:value="19.157" calcext:value-type="float">
            <text:p>19.157</text:p>
          </table:table-cell>
          <table:table-cell office:value-type="float" office:value="-4.1451" calcext:value-type="float">
            <text:p>-4.1451</text:p>
          </table:table-cell>
          <table:table-cell office:value-type="float" office:value="-2.800587" calcext:value-type="float">
            <text:p>-2.800587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0.3864575" calcext:value-type="float">
            <text:p>0.3864575</text:p>
          </table:table-cell>
          <table:table-cell table:formula="of:=[.B95]*COS([.C95])" office:value-type="float" office:value="5.87397217250465" calcext:value-type="float">
            <text:p>5.8739721725</text:p>
          </table:table-cell>
          <table:table-cell table:formula="of:=[.B95]*SIN([.C95])" office:value-type="float" office:value="19.3009918506159" calcext:value-type="float">
            <text:p>19.3009918506</text:p>
          </table:table-cell>
          <table:table-cell table:formula="of:=ABS([.L95]-[.F95])" office:value-type="float" office:value="0.83178517250465" calcext:value-type="float">
            <text:p>0.8317851725</text:p>
          </table:table-cell>
          <table:table-cell table:formula="of:=ABS([.M95]-[.G95])" office:value-type="float" office:value="0.14399185061589" calcext:value-type="float">
            <text:p>0.1439918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5801" calcext:value-type="float">
            <text:p>19.45801</text:p>
          </table:table-cell>
          <table:table-cell office:value-type="float" office:value="1.364443" calcext:value-type="float">
            <text:p>1.364443</text:p>
          </table:table-cell>
          <table:table-cell office:value-type="float" office:value="-3.99074" calcext:value-type="float">
            <text:p>-3.99074</text:p>
          </table:table-cell>
          <table:table-cell office:value-type="float" office:value="1477010452450000" calcext:value-type="float">
            <text:p>1477010452450000</text:p>
          </table:table-cell>
          <table:table-cell office:value-type="float" office:value="4.632969" calcext:value-type="float">
            <text:p>4.632969</text:p>
          </table:table-cell>
          <table:table-cell office:value-type="float" office:value="18.86888" calcext:value-type="float">
            <text:p>18.86888</text:p>
          </table:table-cell>
          <table:table-cell office:value-type="float" office:value="-4.042634" calcext:value-type="float">
            <text:p>-4.042634</text:p>
          </table:table-cell>
          <table:table-cell office:value-type="float" office:value="-2.963587" calcext:value-type="float">
            <text:p>-2.963587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0.3765009" calcext:value-type="float">
            <text:p>0.3765009</text:p>
          </table:table-cell>
          <table:table-cell table:formula="of:=[.B96]*COS([.C96])" office:value-type="float" office:value="3.98678985619002" calcext:value-type="float">
            <text:p>3.9867898562</text:p>
          </table:table-cell>
          <table:table-cell table:formula="of:=[.B96]*SIN([.C96])" office:value-type="float" office:value="19.0452004400762" calcext:value-type="float">
            <text:p>19.0452004401</text:p>
          </table:table-cell>
          <table:table-cell table:formula="of:=ABS([.L96]-[.F96])" office:value-type="float" office:value="0.646179143809976" calcext:value-type="float">
            <text:p>0.6461791438</text:p>
          </table:table-cell>
          <table:table-cell table:formula="of:=ABS([.M96]-[.G96])" office:value-type="float" office:value="0.176320440076246" calcext:value-type="float">
            <text:p>0.1763204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05032" calcext:value-type="float">
            <text:p>19.05032</text:p>
          </table:table-cell>
          <table:table-cell office:value-type="float" office:value="1.321916" calcext:value-type="float">
            <text:p>1.321916</text:p>
          </table:table-cell>
          <table:table-cell office:value-type="float" office:value="-3.639196" calcext:value-type="float">
            <text:p>-3.639196</text:p>
          </table:table-cell>
          <table:table-cell office:value-type="float" office:value="1477010452550000" calcext:value-type="float">
            <text:p>1477010452550000</text:p>
          </table:table-cell>
          <table:table-cell office:value-type="float" office:value="4.234162" calcext:value-type="float">
            <text:p>4.234162</text:p>
          </table:table-cell>
          <table:table-cell office:value-type="float" office:value="18.56485" calcext:value-type="float">
            <text:p>18.56485</text:p>
          </table:table-cell>
          <table:table-cell office:value-type="float" office:value="-3.936854" calcext:value-type="float">
            <text:p>-3.936854</text:p>
          </table:table-cell>
          <table:table-cell office:value-type="float" office:value="-3.118879" calcext:value-type="float">
            <text:p>-3.118879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0.3663065" calcext:value-type="float">
            <text:p>0.3663065</text:p>
          </table:table-cell>
          <table:table-cell table:formula="of:=[.B97]*COS([.C97])" office:value-type="float" office:value="4.69245461235959" calcext:value-type="float">
            <text:p>4.6924546124</text:p>
          </table:table-cell>
          <table:table-cell table:formula="of:=[.B97]*SIN([.C97])" office:value-type="float" office:value="18.4633572736202" calcext:value-type="float">
            <text:p>18.4633572736</text:p>
          </table:table-cell>
          <table:table-cell table:formula="of:=ABS([.L97]-[.F97])" office:value-type="float" office:value="0.45829261235959" calcext:value-type="float">
            <text:p>0.4582926124</text:p>
          </table:table-cell>
          <table:table-cell table:formula="of:=ABS([.M97]-[.G97])" office:value-type="float" office:value="0.101492726379767" calcext:value-type="float">
            <text:p>0.1014927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14442" calcext:value-type="float">
            <text:p>19.14442</text:p>
          </table:table-cell>
          <table:table-cell office:value-type="float" office:value="1.39096" calcext:value-type="float">
            <text:p>1.39096</text:p>
          </table:table-cell>
          <table:table-cell office:value-type="float" office:value="-4.535682" calcext:value-type="float">
            <text:p>-4.535682</text:p>
          </table:table-cell>
          <table:table-cell office:value-type="float" office:value="1477010452650000" calcext:value-type="float">
            <text:p>1477010452650000</text:p>
          </table:table-cell>
          <table:table-cell office:value-type="float" office:value="3.846064" calcext:value-type="float">
            <text:p>3.846064</text:p>
          </table:table-cell>
          <table:table-cell office:value-type="float" office:value="18.24569" calcext:value-type="float">
            <text:p>18.24569</text:p>
          </table:table-cell>
          <table:table-cell office:value-type="float" office:value="-3.828411" calcext:value-type="float">
            <text:p>-3.828411</text:p>
          </table:table-cell>
          <table:table-cell office:value-type="float" office:value="-3.266436" calcext:value-type="float">
            <text:p>-3.266436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0.3558808" calcext:value-type="float">
            <text:p>0.3558808</text:p>
          </table:table-cell>
          <table:table-cell table:formula="of:=[.B98]*COS([.C98])" office:value-type="float" office:value="3.42433449624372" calcext:value-type="float">
            <text:p>3.4243344962</text:p>
          </table:table-cell>
          <table:table-cell table:formula="of:=[.B98]*SIN([.C98])" office:value-type="float" office:value="18.8356775931803" calcext:value-type="float">
            <text:p>18.8356775932</text:p>
          </table:table-cell>
          <table:table-cell table:formula="of:=ABS([.L98]-[.F98])" office:value-type="float" office:value="0.42172950375628" calcext:value-type="float">
            <text:p>0.4217295038</text:p>
          </table:table-cell>
          <table:table-cell table:formula="of:=ABS([.M98]-[.G98])" office:value-type="float" office:value="0.589987593180325" calcext:value-type="float">
            <text:p>0.5899875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355" calcext:value-type="float">
            <text:p>18.4355</text:p>
          </table:table-cell>
          <table:table-cell office:value-type="float" office:value="1.335321" calcext:value-type="float">
            <text:p>1.335321</text:p>
          </table:table-cell>
          <table:table-cell office:value-type="float" office:value="-3.744945" calcext:value-type="float">
            <text:p>-3.744945</text:p>
          </table:table-cell>
          <table:table-cell office:value-type="float" office:value="1477010452750000" calcext:value-type="float">
            <text:p>1477010452750000</text:p>
          </table:table-cell>
          <table:table-cell office:value-type="float" office:value="3.468909" calcext:value-type="float">
            <text:p>3.468909</text:p>
          </table:table-cell>
          <table:table-cell office:value-type="float" office:value="17.91216" calcext:value-type="float">
            <text:p>17.91216</text:p>
          </table:table-cell>
          <table:table-cell office:value-type="float" office:value="-3.717946" calcext:value-type="float">
            <text:p>-3.717946</text:p>
          </table:table-cell>
          <table:table-cell office:value-type="float" office:value="-3.406272" calcext:value-type="float">
            <text:p>-3.406272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0.3452302" calcext:value-type="float">
            <text:p>0.3452302</text:p>
          </table:table-cell>
          <table:table-cell table:formula="of:=[.B99]*COS([.C99])" office:value-type="float" office:value="4.30109840757318" calcext:value-type="float">
            <text:p>4.3010984076</text:p>
          </table:table-cell>
          <table:table-cell table:formula="of:=[.B99]*SIN([.C99])" office:value-type="float" office:value="17.926745737539" calcext:value-type="float">
            <text:p>17.9267457375</text:p>
          </table:table-cell>
          <table:table-cell table:formula="of:=ABS([.L99]-[.F99])" office:value-type="float" office:value="0.832189407573177" calcext:value-type="float">
            <text:p>0.8321894076</text:p>
          </table:table-cell>
          <table:table-cell table:formula="of:=ABS([.M99]-[.G99])" office:value-type="float" office:value="0.0145857375389653" calcext:value-type="float">
            <text:p>0.0145857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08421" calcext:value-type="float">
            <text:p>18.08421</text:p>
          </table:table-cell>
          <table:table-cell office:value-type="float" office:value="1.423359" calcext:value-type="float">
            <text:p>1.423359</text:p>
          </table:table-cell>
          <table:table-cell office:value-type="float" office:value="-4.420542" calcext:value-type="float">
            <text:p>-4.420542</text:p>
          </table:table-cell>
          <table:table-cell office:value-type="float" office:value="1477010452850000" calcext:value-type="float">
            <text:p>1477010452850000</text:p>
          </table:table-cell>
          <table:table-cell office:value-type="float" office:value="3.102868" calcext:value-type="float">
            <text:p>3.102868</text:p>
          </table:table-cell>
          <table:table-cell office:value-type="float" office:value="17.56504" calcext:value-type="float">
            <text:p>17.56504</text:p>
          </table:table-cell>
          <table:table-cell office:value-type="float" office:value="-3.606085" calcext:value-type="float">
            <text:p>-3.606085</text:p>
          </table:table-cell>
          <table:table-cell office:value-type="float" office:value="-3.538439" calcext:value-type="float">
            <text:p>-3.538439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0.3343617" calcext:value-type="float">
            <text:p>0.3343617</text:p>
          </table:table-cell>
          <table:table-cell table:formula="of:=[.B100]*COS([.C100])" office:value-type="float" office:value="2.65663821772988" calcext:value-type="float">
            <text:p>2.6566382177</text:p>
          </table:table-cell>
          <table:table-cell table:formula="of:=[.B100]*SIN([.C100])" office:value-type="float" office:value="17.8880106413261" calcext:value-type="float">
            <text:p>17.8880106413</text:p>
          </table:table-cell>
          <table:table-cell table:formula="of:=ABS([.L100]-[.F100])" office:value-type="float" office:value="0.446229782270121" calcext:value-type="float">
            <text:p>0.4462297823</text:p>
          </table:table-cell>
          <table:table-cell table:formula="of:=ABS([.M100]-[.G100])" office:value-type="float" office:value="0.322970641326133" calcext:value-type="float">
            <text:p>0.3229706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9911" calcext:value-type="float">
            <text:p>17.39911</text:p>
          </table:table-cell>
          <table:table-cell office:value-type="float" office:value="1.381938" calcext:value-type="float">
            <text:p>1.381938</text:p>
          </table:table-cell>
          <table:table-cell office:value-type="float" office:value="-4.601534" calcext:value-type="float">
            <text:p>-4.601534</text:p>
          </table:table-cell>
          <table:table-cell office:value-type="float" office:value="1477010452950000" calcext:value-type="float">
            <text:p>1477010452950000</text:p>
          </table:table-cell>
          <table:table-cell office:value-type="float" office:value="2.748048" calcext:value-type="float">
            <text:p>2.748048</text:p>
          </table:table-cell>
          <table:table-cell office:value-type="float" office:value="17.20508" calcext:value-type="float">
            <text:p>17.20508</text:p>
          </table:table-cell>
          <table:table-cell office:value-type="float" office:value="-3.493438" calcext:value-type="float">
            <text:p>-3.493438</text:p>
          </table:table-cell>
          <table:table-cell office:value-type="float" office:value="-3.663024" calcext:value-type="float">
            <text:p>-3.663024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0.3232819" calcext:value-type="float">
            <text:p>0.3232819</text:p>
          </table:table-cell>
          <table:table-cell table:formula="of:=[.B101]*COS([.C101])" office:value-type="float" office:value="3.26646792286407" calcext:value-type="float">
            <text:p>3.2664679229</text:p>
          </table:table-cell>
          <table:table-cell table:formula="of:=[.B101]*SIN([.C101])" office:value-type="float" office:value="17.0897400828977" calcext:value-type="float">
            <text:p>17.0897400829</text:p>
          </table:table-cell>
          <table:table-cell table:formula="of:=ABS([.L101]-[.F101])" office:value-type="float" office:value="0.518419922864067" calcext:value-type="float">
            <text:p>0.5184199229</text:p>
          </table:table-cell>
          <table:table-cell table:formula="of:=ABS([.M101]-[.G101])" office:value-type="float" office:value="0.115339917102304" calcext:value-type="float">
            <text:p>0.1153399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07984" calcext:value-type="float">
            <text:p>17.07984</text:p>
          </table:table-cell>
          <table:table-cell office:value-type="float" office:value="1.420914" calcext:value-type="float">
            <text:p>1.420914</text:p>
          </table:table-cell>
          <table:table-cell office:value-type="float" office:value="-3.824959" calcext:value-type="float">
            <text:p>-3.824959</text:p>
          </table:table-cell>
          <table:table-cell office:value-type="float" office:value="1477010453050000" calcext:value-type="float">
            <text:p>1477010453050000</text:p>
          </table:table-cell>
          <table:table-cell office:value-type="float" office:value="2.404499" calcext:value-type="float">
            <text:p>2.404499</text:p>
          </table:table-cell>
          <table:table-cell office:value-type="float" office:value="16.83304" calcext:value-type="float">
            <text:p>16.83304</text:p>
          </table:table-cell>
          <table:table-cell office:value-type="float" office:value="-3.380593" calcext:value-type="float">
            <text:p>-3.380593</text:p>
          </table:table-cell>
          <table:table-cell office:value-type="float" office:value="-3.780145" calcext:value-type="float">
            <text:p>-3.780145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0.3119979" calcext:value-type="float">
            <text:p>0.3119979</text:p>
          </table:table-cell>
          <table:table-cell table:formula="of:=[.B102]*COS([.C102])" office:value-type="float" office:value="2.55039210369691" calcext:value-type="float">
            <text:p>2.5503921037</text:p>
          </table:table-cell>
          <table:table-cell table:formula="of:=[.B102]*SIN([.C102])" office:value-type="float" office:value="16.8883520375139" calcext:value-type="float">
            <text:p>16.8883520375</text:p>
          </table:table-cell>
          <table:table-cell table:formula="of:=ABS([.L102]-[.F102])" office:value-type="float" office:value="0.145893103696915" calcext:value-type="float">
            <text:p>0.1458931037</text:p>
          </table:table-cell>
          <table:table-cell table:formula="of:=ABS([.M102]-[.G102])" office:value-type="float" office:value="0.0553120375139145" calcext:value-type="float">
            <text:p>0.0553120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262" calcext:value-type="float">
            <text:p>16.1262</text:p>
          </table:table-cell>
          <table:table-cell office:value-type="float" office:value="1.472827" calcext:value-type="float">
            <text:p>1.472827</text:p>
          </table:table-cell>
          <table:table-cell office:value-type="float" office:value="-3.95475" calcext:value-type="float">
            <text:p>-3.95475</text:p>
          </table:table-cell>
          <table:table-cell office:value-type="float" office:value="1477010453150000" calcext:value-type="float">
            <text:p>1477010453150000</text:p>
          </table:table-cell>
          <table:table-cell office:value-type="float" office:value="2.072212" calcext:value-type="float">
            <text:p>2.072212</text:p>
          </table:table-cell>
          <table:table-cell office:value-type="float" office:value="16.44966" calcext:value-type="float">
            <text:p>16.44966</text:p>
          </table:table-cell>
          <table:table-cell office:value-type="float" office:value="-3.268118" calcext:value-type="float">
            <text:p>-3.268118</text:p>
          </table:table-cell>
          <table:table-cell office:value-type="float" office:value="-3.88995" calcext:value-type="float">
            <text:p>-3.88995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0.3005169" calcext:value-type="float">
            <text:p>0.3005169</text:p>
          </table:table-cell>
          <table:table-cell table:formula="of:=[.B103]*COS([.C103])" office:value-type="float" office:value="1.57734690310715" calcext:value-type="float">
            <text:p>1.5773469031</text:p>
          </table:table-cell>
          <table:table-cell table:formula="of:=[.B103]*SIN([.C103])" office:value-type="float" office:value="16.0488723338202" calcext:value-type="float">
            <text:p>16.0488723338</text:p>
          </table:table-cell>
          <table:table-cell table:formula="of:=ABS([.L103]-[.F103])" office:value-type="float" office:value="0.494865096892847" calcext:value-type="float">
            <text:p>0.4948650969</text:p>
          </table:table-cell>
          <table:table-cell table:formula="of:=ABS([.M103]-[.G103])" office:value-type="float" office:value="0.400787666179838" calcext:value-type="float">
            <text:p>0.4007876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36184" calcext:value-type="float">
            <text:p>16.36184</text:p>
          </table:table-cell>
          <table:table-cell office:value-type="float" office:value="1.464027" calcext:value-type="float">
            <text:p>1.464027</text:p>
          </table:table-cell>
          <table:table-cell office:value-type="float" office:value="-4.003385" calcext:value-type="float">
            <text:p>-4.003385</text:p>
          </table:table-cell>
          <table:table-cell office:value-type="float" office:value="1477010453250000" calcext:value-type="float">
            <text:p>1477010453250000</text:p>
          </table:table-cell>
          <table:table-cell office:value-type="float" office:value="1.751122" calcext:value-type="float">
            <text:p>1.751122</text:p>
          </table:table-cell>
          <table:table-cell office:value-type="float" office:value="16.05566" calcext:value-type="float">
            <text:p>16.05566</text:p>
          </table:table-cell>
          <table:table-cell office:value-type="float" office:value="-3.15656" calcext:value-type="float">
            <text:p>-3.15656</text:p>
          </table:table-cell>
          <table:table-cell office:value-type="float" office:value="-3.99261" calcext:value-type="float">
            <text:p>-3.99261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0.288846" calcext:value-type="float">
            <text:p>0.288846</text:p>
          </table:table-cell>
          <table:table-cell table:formula="of:=[.B104]*COS([.C104])" office:value-type="float" office:value="1.74362543273632" calcext:value-type="float">
            <text:p>1.7436254327</text:p>
          </table:table-cell>
          <table:table-cell table:formula="of:=[.B104]*SIN([.C104])" office:value-type="float" office:value="16.2686686159598" calcext:value-type="float">
            <text:p>16.268668616</text:p>
          </table:table-cell>
          <table:table-cell table:formula="of:=ABS([.L104]-[.F104])" office:value-type="float" office:value="0.00749656726368131" calcext:value-type="float">
            <text:p>0.0074965673</text:p>
          </table:table-cell>
          <table:table-cell table:formula="of:=ABS([.M104]-[.G104])" office:value-type="float" office:value="0.213008615959794" calcext:value-type="float">
            <text:p>0.213008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63569" calcext:value-type="float">
            <text:p>15.63569</text:p>
          </table:table-cell>
          <table:table-cell office:value-type="float" office:value="1.467663" calcext:value-type="float">
            <text:p>1.467663</text:p>
          </table:table-cell>
          <table:table-cell office:value-type="float" office:value="-4.662337" calcext:value-type="float">
            <text:p>-4.662337</text:p>
          </table:table-cell>
          <table:table-cell office:value-type="float" office:value="1477010453350000" calcext:value-type="float">
            <text:p>1477010453350000</text:p>
          </table:table-cell>
          <table:table-cell office:value-type="float" office:value="1.441111" calcext:value-type="float">
            <text:p>1.441111</text:p>
          </table:table-cell>
          <table:table-cell office:value-type="float" office:value="15.65174" calcext:value-type="float">
            <text:p>15.65174</text:p>
          </table:table-cell>
          <table:table-cell office:value-type="float" office:value="-3.046439" calcext:value-type="float">
            <text:p>-3.046439</text:p>
          </table:table-cell>
          <table:table-cell office:value-type="float" office:value="-4.088322" calcext:value-type="float">
            <text:p>-4.088322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0.2769928" calcext:value-type="float">
            <text:p>0.2769928</text:p>
          </table:table-cell>
          <table:table-cell table:formula="of:=[.B105]*COS([.C105])" office:value-type="float" office:value="1.60970358386989" calcext:value-type="float">
            <text:p>1.6097035839</text:p>
          </table:table-cell>
          <table:table-cell table:formula="of:=[.B105]*SIN([.C105])" office:value-type="float" office:value="15.5526093035277" calcext:value-type="float">
            <text:p>15.5526093035</text:p>
          </table:table-cell>
          <table:table-cell table:formula="of:=ABS([.L105]-[.F105])" office:value-type="float" office:value="0.168592583869892" calcext:value-type="float">
            <text:p>0.1685925839</text:p>
          </table:table-cell>
          <table:table-cell table:formula="of:=ABS([.M105]-[.G105])" office:value-type="float" office:value="0.0991306964722973" calcext:value-type="float">
            <text:p>0.0991306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5012" calcext:value-type="float">
            <text:p>15.55012</text:p>
          </table:table-cell>
          <table:table-cell office:value-type="float" office:value="1.51746" calcext:value-type="float">
            <text:p>1.51746</text:p>
          </table:table-cell>
          <table:table-cell office:value-type="float" office:value="-4.273719" calcext:value-type="float">
            <text:p>-4.273719</text:p>
          </table:table-cell>
          <table:table-cell office:value-type="float" office:value="1477010453450000" calcext:value-type="float">
            <text:p>1477010453450000</text:p>
          </table:table-cell>
          <table:table-cell office:value-type="float" office:value="1.14201" calcext:value-type="float">
            <text:p>1.14201</text:p>
          </table:table-cell>
          <table:table-cell office:value-type="float" office:value="15.23859" calcext:value-type="float">
            <text:p>15.23859</text:p>
          </table:table-cell>
          <table:table-cell office:value-type="float" office:value="-2.93825" calcext:value-type="float">
            <text:p>-2.93825</text:p>
          </table:table-cell>
          <table:table-cell office:value-type="float" office:value="-4.177299" calcext:value-type="float">
            <text:p>-4.177299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0.2649645" calcext:value-type="float">
            <text:p>0.2649645</text:p>
          </table:table-cell>
          <table:table-cell table:formula="of:=[.B106]*COS([.C106])" office:value-type="float" office:value="0.828993103276591" calcext:value-type="float">
            <text:p>0.8289931033</text:p>
          </table:table-cell>
          <table:table-cell table:formula="of:=[.B106]*SIN([.C106])" office:value-type="float" office:value="15.5280070340376" calcext:value-type="float">
            <text:p>15.528007034</text:p>
          </table:table-cell>
          <table:table-cell table:formula="of:=ABS([.L106]-[.F106])" office:value-type="float" office:value="0.313016896723409" calcext:value-type="float">
            <text:p>0.3130168967</text:p>
          </table:table-cell>
          <table:table-cell table:formula="of:=ABS([.M106]-[.G106])" office:value-type="float" office:value="0.289417034037557" calcext:value-type="float">
            <text:p>0.289417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24832" calcext:value-type="float">
            <text:p>15.24832</text:p>
          </table:table-cell>
          <table:table-cell office:value-type="float" office:value="1.5031" calcext:value-type="float">
            <text:p>1.5031</text:p>
          </table:table-cell>
          <table:table-cell office:value-type="float" office:value="-4.044025" calcext:value-type="float">
            <text:p>-4.044025</text:p>
          </table:table-cell>
          <table:table-cell office:value-type="float" office:value="1477010453550000" calcext:value-type="float">
            <text:p>1477010453550000</text:p>
          </table:table-cell>
          <table:table-cell office:value-type="float" office:value="0.8536038" calcext:value-type="float">
            <text:p>0.8536038</text:p>
          </table:table-cell>
          <table:table-cell office:value-type="float" office:value="14.81686" calcext:value-type="float">
            <text:p>14.81686</text:p>
          </table:table-cell>
          <table:table-cell office:value-type="float" office:value="-2.832463" calcext:value-type="float">
            <text:p>-2.832463</text:p>
          </table:table-cell>
          <table:table-cell office:value-type="float" office:value="-4.25977" calcext:value-type="float">
            <text:p>-4.25977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0.2527689" calcext:value-type="float">
            <text:p>0.2527689</text:p>
          </table:table-cell>
          <table:table-cell table:formula="of:=[.B107]*COS([.C107])" office:value-type="float" office:value="1.03146699913491" calcext:value-type="float">
            <text:p>1.0314669991</text:p>
          </table:table-cell>
          <table:table-cell table:formula="of:=[.B107]*SIN([.C107])" office:value-type="float" office:value="15.213393397007" calcext:value-type="float">
            <text:p>15.213393397</text:p>
          </table:table-cell>
          <table:table-cell table:formula="of:=ABS([.L107]-[.F107])" office:value-type="float" office:value="0.177863199134907" calcext:value-type="float">
            <text:p>0.1778631991</text:p>
          </table:table-cell>
          <table:table-cell table:formula="of:=ABS([.M107]-[.G107])" office:value-type="float" office:value="0.39653339700698" calcext:value-type="float">
            <text:p>0.396533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26279" calcext:value-type="float">
            <text:p>14.26279</text:p>
          </table:table-cell>
          <table:table-cell office:value-type="float" office:value="1.520141" calcext:value-type="float">
            <text:p>1.520141</text:p>
          </table:table-cell>
          <table:table-cell office:value-type="float" office:value="-4.698062" calcext:value-type="float">
            <text:p>-4.698062</text:p>
          </table:table-cell>
          <table:table-cell office:value-type="float" office:value="1477010453650000" calcext:value-type="float">
            <text:p>1477010453650000</text:p>
          </table:table-cell>
          <table:table-cell office:value-type="float" office:value="0.5756284" calcext:value-type="float">
            <text:p>0.5756284</text:p>
          </table:table-cell>
          <table:table-cell office:value-type="float" office:value="14.3872" calcext:value-type="float">
            <text:p>14.3872</text:p>
          </table:table-cell>
          <table:table-cell office:value-type="float" office:value="-2.729522" calcext:value-type="float">
            <text:p>-2.729522</text:p>
          </table:table-cell>
          <table:table-cell office:value-type="float" office:value="-4.335977" calcext:value-type="float">
            <text:p>-4.335977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0.2404137" calcext:value-type="float">
            <text:p>0.2404137</text:p>
          </table:table-cell>
          <table:table-cell table:formula="of:=[.B108]*COS([.C108])" office:value-type="float" office:value="0.722177349353021" calcext:value-type="float">
            <text:p>0.7221773494</text:p>
          </table:table-cell>
          <table:table-cell table:formula="of:=[.B108]*SIN([.C108])" office:value-type="float" office:value="14.2444950229968" calcext:value-type="float">
            <text:p>14.244495023</text:p>
          </table:table-cell>
          <table:table-cell table:formula="of:=ABS([.L108]-[.F108])" office:value-type="float" office:value="0.146548949353021" calcext:value-type="float">
            <text:p>0.1465489494</text:p>
          </table:table-cell>
          <table:table-cell table:formula="of:=ABS([.M108]-[.G108])" office:value-type="float" office:value="0.14270497700317" calcext:value-type="float">
            <text:p>0.142704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96048" calcext:value-type="float">
            <text:p>13.96048</text:p>
          </table:table-cell>
          <table:table-cell office:value-type="float" office:value="1.573146" calcext:value-type="float">
            <text:p>1.573146</text:p>
          </table:table-cell>
          <table:table-cell office:value-type="float" office:value="-5.032365" calcext:value-type="float">
            <text:p>-5.032365</text:p>
          </table:table-cell>
          <table:table-cell office:value-type="float" office:value="1477010453750000" calcext:value-type="float">
            <text:p>1477010453750000</text:p>
          </table:table-cell>
          <table:table-cell office:value-type="float" office:value="0.3077789" calcext:value-type="float">
            <text:p>0.3077789</text:p>
          </table:table-cell>
          <table:table-cell office:value-type="float" office:value="13.95022" calcext:value-type="float">
            <text:p>13.95022</text:p>
          </table:table-cell>
          <table:table-cell office:value-type="float" office:value="-2.629841" calcext:value-type="float">
            <text:p>-2.629841</text:p>
          </table:table-cell>
          <table:table-cell office:value-type="float" office:value="-4.406172" calcext:value-type="float">
            <text:p>-4.406172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0.2279066" calcext:value-type="float">
            <text:p>0.2279066</text:p>
          </table:table-cell>
          <table:table-cell table:formula="of:=[.B109]*COS([.C109])" office:value-type="float" office:value="-0.0328025356027573" calcext:value-type="float">
            <text:p>-0.0328025356</text:p>
          </table:table-cell>
          <table:table-cell table:formula="of:=[.B109]*SIN([.C109])" office:value-type="float" office:value="13.9604414623628" calcext:value-type="float">
            <text:p>13.9604414624</text:p>
          </table:table-cell>
          <table:table-cell table:formula="of:=ABS([.L109]-[.F109])" office:value-type="float" office:value="0.340581435602757" calcext:value-type="float">
            <text:p>0.3405814356</text:p>
          </table:table-cell>
          <table:table-cell table:formula="of:=ABS([.M109]-[.G109])" office:value-type="float" office:value="0.0102214623627876" calcext:value-type="float">
            <text:p>0.010221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3781" calcext:value-type="float">
            <text:p>13.63781</text:p>
          </table:table-cell>
          <table:table-cell office:value-type="float" office:value="1.566951" calcext:value-type="float">
            <text:p>1.566951</text:p>
          </table:table-cell>
          <table:table-cell office:value-type="float" office:value="-4.990904" calcext:value-type="float">
            <text:p>-4.990904</text:p>
          </table:table-cell>
          <table:table-cell office:value-type="float" office:value="1477010453850000" calcext:value-type="float">
            <text:p>1477010453850000</text:p>
          </table:table-cell>
          <table:table-cell office:value-type="float" office:value="0.04970987" calcext:value-type="float">
            <text:p>0.04970987</text:p>
          </table:table-cell>
          <table:table-cell office:value-type="float" office:value="13.5065" calcext:value-type="float">
            <text:p>13.5065</text:p>
          </table:table-cell>
          <table:table-cell office:value-type="float" office:value="-2.533811" calcext:value-type="float">
            <text:p>-2.533811</text:p>
          </table:table-cell>
          <table:table-cell office:value-type="float" office:value="-4.47061" calcext:value-type="float">
            <text:p>-4.47061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0.2152555" calcext:value-type="float">
            <text:p>0.2152555</text:p>
          </table:table-cell>
          <table:table-cell table:formula="of:=[.B110]*COS([.C110])" office:value-type="float" office:value="0.0524417069779361" calcext:value-type="float">
            <text:p>0.052441707</text:p>
          </table:table-cell>
          <table:table-cell table:formula="of:=[.B110]*SIN([.C110])" office:value-type="float" office:value="13.6377091721253" calcext:value-type="float">
            <text:p>13.6377091721</text:p>
          </table:table-cell>
          <table:table-cell table:formula="of:=ABS([.L110]-[.F110])" office:value-type="float" office:value="0.00273183697793612" calcext:value-type="float">
            <text:p>0.002731837</text:p>
          </table:table-cell>
          <table:table-cell table:formula="of:=ABS([.M110]-[.G110])" office:value-type="float" office:value="0.131209172125253" calcext:value-type="float">
            <text:p>0.1312091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1485" calcext:value-type="float">
            <text:p>13.1485</text:p>
          </table:table-cell>
          <table:table-cell office:value-type="float" office:value="1.591716" calcext:value-type="float">
            <text:p>1.591716</text:p>
          </table:table-cell>
          <table:table-cell office:value-type="float" office:value="-4.45625" calcext:value-type="float">
            <text:p>-4.45625</text:p>
          </table:table-cell>
          <table:table-cell office:value-type="float" office:value="1477010453950000" calcext:value-type="float">
            <text:p>1477010453950000</text:p>
          </table:table-cell>
          <table:table-cell office:value-type="float" office:value="-0.1989619" calcext:value-type="float">
            <text:p>-0.1989619</text:p>
          </table:table-cell>
          <table:table-cell office:value-type="float" office:value="13.05661" calcext:value-type="float">
            <text:p>13.05661</text:p>
          </table:table-cell>
          <table:table-cell office:value-type="float" office:value="-2.441793" calcext:value-type="float">
            <text:p>-2.441793</text:p>
          </table:table-cell>
          <table:table-cell office:value-type="float" office:value="-4.529552" calcext:value-type="float">
            <text:p>-4.529552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0.2024685" calcext:value-type="float">
            <text:p>0.2024685</text:p>
          </table:table-cell>
          <table:table-cell table:formula="of:=[.B111]*COS([.C111])" office:value-type="float" office:value="-0.275042260863872" calcext:value-type="float">
            <text:p>-0.2750422609</text:p>
          </table:table-cell>
          <table:table-cell table:formula="of:=[.B111]*SIN([.C111])" office:value-type="float" office:value="13.1456229979693" calcext:value-type="float">
            <text:p>13.145622998</text:p>
          </table:table-cell>
          <table:table-cell table:formula="of:=ABS([.L111]-[.F111])" office:value-type="float" office:value="0.0760803608638723" calcext:value-type="float">
            <text:p>0.0760803609</text:p>
          </table:table-cell>
          <table:table-cell table:formula="of:=ABS([.M111]-[.G111])" office:value-type="float" office:value="0.0890129979692826" calcext:value-type="float">
            <text:p>0.089012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753" calcext:value-type="float">
            <text:p>12.3753</text:p>
          </table:table-cell>
          <table:table-cell office:value-type="float" office:value="1.62616" calcext:value-type="float">
            <text:p>1.62616</text:p>
          </table:table-cell>
          <table:table-cell office:value-type="float" office:value="-4.328083" calcext:value-type="float">
            <text:p>-4.328083</text:p>
          </table:table-cell>
          <table:table-cell office:value-type="float" office:value="1477010454050000" calcext:value-type="float">
            <text:p>1477010454050000</text:p>
          </table:table-cell>
          <table:table-cell office:value-type="float" office:value="-0.4386543" calcext:value-type="float">
            <text:p>-0.4386543</text:p>
          </table:table-cell>
          <table:table-cell office:value-type="float" office:value="12.60108" calcext:value-type="float">
            <text:p>12.60108</text:p>
          </table:table-cell>
          <table:table-cell office:value-type="float" office:value="-2.354123" calcext:value-type="float">
            <text:p>-2.354123</text:p>
          </table:table-cell>
          <table:table-cell office:value-type="float" office:value="-4.583257" calcext:value-type="float">
            <text:p>-4.583257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0.1895536" calcext:value-type="float">
            <text:p>0.1895536</text:p>
          </table:table-cell>
          <table:table-cell table:formula="of:=[.B112]*COS([.C112])" office:value-type="float" office:value="-0.684792109682211" calcext:value-type="float">
            <text:p>-0.6847921097</text:p>
          </table:table-cell>
          <table:table-cell table:formula="of:=[.B112]*SIN([.C112])" office:value-type="float" office:value="12.3563388532573" calcext:value-type="float">
            <text:p>12.3563388533</text:p>
          </table:table-cell>
          <table:table-cell table:formula="of:=ABS([.L112]-[.F112])" office:value-type="float" office:value="0.246137809682211" calcext:value-type="float">
            <text:p>0.2461378097</text:p>
          </table:table-cell>
          <table:table-cell table:formula="of:=ABS([.M112]-[.G112])" office:value-type="float" office:value="0.244741146742658" calcext:value-type="float">
            <text:p>0.2447411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55839" calcext:value-type="float">
            <text:p>12.55839</text:p>
          </table:table-cell>
          <table:table-cell office:value-type="float" office:value="1.648282" calcext:value-type="float">
            <text:p>1.648282</text:p>
          </table:table-cell>
          <table:table-cell office:value-type="float" office:value="-4.431935" calcext:value-type="float">
            <text:p>-4.431935</text:p>
          </table:table-cell>
          <table:table-cell office:value-type="float" office:value="1477010454150000" calcext:value-type="float">
            <text:p>1477010454150000</text:p>
          </table:table-cell>
          <table:table-cell office:value-type="float" office:value="-0.6698175" calcext:value-type="float">
            <text:p>-0.6698175</text:p>
          </table:table-cell>
          <table:table-cell office:value-type="float" office:value="12.14043" calcext:value-type="float">
            <text:p>12.14043</text:p>
          </table:table-cell>
          <table:table-cell office:value-type="float" office:value="-2.27111" calcext:value-type="float">
            <text:p>-2.27111</text:p>
          </table:table-cell>
          <table:table-cell office:value-type="float" office:value="-4.631982" calcext:value-type="float">
            <text:p>-4.631982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0.176519" calcext:value-type="float">
            <text:p>0.176519</text:p>
          </table:table-cell>
          <table:table-cell table:formula="of:=[.B113]*COS([.C113])" office:value-type="float" office:value="-0.972121846974739" calcext:value-type="float">
            <text:p>-0.972121847</text:p>
          </table:table-cell>
          <table:table-cell table:formula="of:=[.B113]*SIN([.C113])" office:value-type="float" office:value="12.5207083867781" calcext:value-type="float">
            <text:p>12.5207083868</text:p>
          </table:table-cell>
          <table:table-cell table:formula="of:=ABS([.L113]-[.F113])" office:value-type="float" office:value="0.302304346974739" calcext:value-type="float">
            <text:p>0.302304347</text:p>
          </table:table-cell>
          <table:table-cell table:formula="of:=ABS([.M113]-[.G113])" office:value-type="float" office:value="0.380278386778057" calcext:value-type="float">
            <text:p>0.3802783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827" calcext:value-type="float">
            <text:p>11.71827</text:p>
          </table:table-cell>
          <table:table-cell office:value-type="float" office:value="1.679179" calcext:value-type="float">
            <text:p>1.679179</text:p>
          </table:table-cell>
          <table:table-cell office:value-type="float" office:value="-4.459552" calcext:value-type="float">
            <text:p>-4.459552</text:p>
          </table:table-cell>
          <table:table-cell office:value-type="float" office:value="1477010454250000" calcext:value-type="float">
            <text:p>1477010454250000</text:p>
          </table:table-cell>
          <table:table-cell office:value-type="float" office:value="-0.8929313" calcext:value-type="float">
            <text:p>-0.8929313</text:p>
          </table:table-cell>
          <table:table-cell office:value-type="float" office:value="11.67513" calcext:value-type="float">
            <text:p>11.67513</text:p>
          </table:table-cell>
          <table:table-cell office:value-type="float" office:value="-2.193038" calcext:value-type="float">
            <text:p>-2.193038</text:p>
          </table:table-cell>
          <table:table-cell office:value-type="float" office:value="-4.675979" calcext:value-type="float">
            <text:p>-4.675979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0.1633729" calcext:value-type="float">
            <text:p>0.1633729</text:p>
          </table:table-cell>
          <table:table-cell table:formula="of:=[.B114]*COS([.C114])" office:value-type="float" office:value="-1.26757236871586" calcext:value-type="float">
            <text:p>-1.2675723687</text:p>
          </table:table-cell>
          <table:table-cell table:formula="of:=[.B114]*SIN([.C114])" office:value-type="float" office:value="11.6495112379433" calcext:value-type="float">
            <text:p>11.6495112379</text:p>
          </table:table-cell>
          <table:table-cell table:formula="of:=ABS([.L114]-[.F114])" office:value-type="float" office:value="0.374641068715862" calcext:value-type="float">
            <text:p>0.3746410687</text:p>
          </table:table-cell>
          <table:table-cell table:formula="of:=ABS([.M114]-[.G114])" office:value-type="float" office:value="0.0256187620566646" calcext:value-type="float">
            <text:p>0.0256187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9519" calcext:value-type="float">
            <text:p>10.99519</text:p>
          </table:table-cell>
          <table:table-cell office:value-type="float" office:value="1.651961" calcext:value-type="float">
            <text:p>1.651961</text:p>
          </table:table-cell>
          <table:table-cell office:value-type="float" office:value="-4.102738" calcext:value-type="float">
            <text:p>-4.102738</text:p>
          </table:table-cell>
          <table:table-cell office:value-type="float" office:value="1477010454350000" calcext:value-type="float">
            <text:p>1477010454350000</text:p>
          </table:table-cell>
          <table:table-cell office:value-type="float" office:value="-1.108503" calcext:value-type="float">
            <text:p>-1.108503</text:p>
          </table:table-cell>
          <table:table-cell office:value-type="float" office:value="11.20565" calcext:value-type="float">
            <text:p>11.20565</text:p>
          </table:table-cell>
          <table:table-cell office:value-type="float" office:value="-2.120166" calcext:value-type="float">
            <text:p>-2.120166</text:p>
          </table:table-cell>
          <table:table-cell office:value-type="float" office:value="-4.715491" calcext:value-type="float">
            <text:p>-4.715491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0.1501236" calcext:value-type="float">
            <text:p>0.1501236</text:p>
          </table:table-cell>
          <table:table-cell table:formula="of:=[.B115]*COS([.C115])" office:value-type="float" office:value="-0.891441491608679" calcext:value-type="float">
            <text:p>-0.8914414916</text:p>
          </table:table-cell>
          <table:table-cell table:formula="of:=[.B115]*SIN([.C115])" office:value-type="float" office:value="10.9589933480744" calcext:value-type="float">
            <text:p>10.9589933481</text:p>
          </table:table-cell>
          <table:table-cell table:formula="of:=ABS([.L115]-[.F115])" office:value-type="float" office:value="0.217061508391321" calcext:value-type="float">
            <text:p>0.2170615084</text:p>
          </table:table-cell>
          <table:table-cell table:formula="of:=ABS([.M115]-[.G115])" office:value-type="float" office:value="0.246656651925621" calcext:value-type="float">
            <text:p>0.2466566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7832" calcext:value-type="float">
            <text:p>10.97832</text:p>
          </table:table-cell>
          <table:table-cell office:value-type="float" office:value="1.689393" calcext:value-type="float">
            <text:p>1.689393</text:p>
          </table:table-cell>
          <table:table-cell office:value-type="float" office:value="-4.762109" calcext:value-type="float">
            <text:p>-4.762109</text:p>
          </table:table-cell>
          <table:table-cell office:value-type="float" office:value="1477010454450000" calcext:value-type="float">
            <text:p>1477010454450000</text:p>
          </table:table-cell>
          <table:table-cell office:value-type="float" office:value="-1.317063" calcext:value-type="float">
            <text:p>-1.317063</text:p>
          </table:table-cell>
          <table:table-cell office:value-type="float" office:value="10.73243" calcext:value-type="float">
            <text:p>10.73243</text:p>
          </table:table-cell>
          <table:table-cell office:value-type="float" office:value="-2.052728" calcext:value-type="float">
            <text:p>-2.052728</text:p>
          </table:table-cell>
          <table:table-cell office:value-type="float" office:value="-4.750751" calcext:value-type="float">
            <text:p>-4.750751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0.1367794" calcext:value-type="float">
            <text:p>0.1367794</text:p>
          </table:table-cell>
          <table:table-cell table:formula="of:=[.B116]*COS([.C116])" office:value-type="float" office:value="-1.29894225122614" calcext:value-type="float">
            <text:p>-1.2989422512</text:p>
          </table:table-cell>
          <table:table-cell table:formula="of:=[.B116]*SIN([.C116])" office:value-type="float" office:value="10.9012044770465" calcext:value-type="float">
            <text:p>10.901204477</text:p>
          </table:table-cell>
          <table:table-cell table:formula="of:=ABS([.L116]-[.F116])" office:value-type="float" office:value="0.0181207487738646" calcext:value-type="float">
            <text:p>0.0181207488</text:p>
          </table:table-cell>
          <table:table-cell table:formula="of:=ABS([.M116]-[.G116])" office:value-type="float" office:value="0.168774477046542" calcext:value-type="float">
            <text:p>0.168774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4701" calcext:value-type="float">
            <text:p>10.14701</text:p>
          </table:table-cell>
          <table:table-cell office:value-type="float" office:value="1.728434" calcext:value-type="float">
            <text:p>1.728434</text:p>
          </table:table-cell>
          <table:table-cell office:value-type="float" office:value="-4.756978" calcext:value-type="float">
            <text:p>-4.756978</text:p>
          </table:table-cell>
          <table:table-cell office:value-type="float" office:value="1477010454550000" calcext:value-type="float">
            <text:p>1477010454550000</text:p>
          </table:table-cell>
          <table:table-cell office:value-type="float" office:value="-1.519166" calcext:value-type="float">
            <text:p>-1.519166</text:p>
          </table:table-cell>
          <table:table-cell office:value-type="float" office:value="10.25587" calcext:value-type="float">
            <text:p>10.25587</text:p>
          </table:table-cell>
          <table:table-cell office:value-type="float" office:value="-1.990935" calcext:value-type="float">
            <text:p>-1.990935</text:p>
          </table:table-cell>
          <table:table-cell office:value-type="float" office:value="-4.781982" calcext:value-type="float">
            <text:p>-4.781982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0.1233489" calcext:value-type="float">
            <text:p>0.1233489</text:p>
          </table:table-cell>
          <table:table-cell table:formula="of:=[.B117]*COS([.C117])" office:value-type="float" office:value="-1.59293456238785" calcext:value-type="float">
            <text:p>-1.5929345624</text:p>
          </table:table-cell>
          <table:table-cell table:formula="of:=[.B117]*SIN([.C117])" office:value-type="float" office:value="10.0211961072544" calcext:value-type="float">
            <text:p>10.0211961073</text:p>
          </table:table-cell>
          <table:table-cell table:formula="of:=ABS([.L117]-[.F117])" office:value-type="float" office:value="0.073768562387853" calcext:value-type="float">
            <text:p>0.0737685624</text:p>
          </table:table-cell>
          <table:table-cell table:formula="of:=ABS([.M117]-[.G117])" office:value-type="float" office:value="0.234673892745626" calcext:value-type="float">
            <text:p>0.2346738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09269" calcext:value-type="float">
            <text:p>10.09269</text:p>
          </table:table-cell>
          <table:table-cell office:value-type="float" office:value="1.729699" calcext:value-type="float">
            <text:p>1.729699</text:p>
          </table:table-cell>
          <table:table-cell office:value-type="float" office:value="-4.343809" calcext:value-type="float">
            <text:p>-4.343809</text:p>
          </table:table-cell>
          <table:table-cell office:value-type="float" office:value="1477010454650000" calcext:value-type="float">
            <text:p>1477010454650000</text:p>
          </table:table-cell>
          <table:table-cell office:value-type="float" office:value="-1.715386" calcext:value-type="float">
            <text:p>-1.715386</text:p>
          </table:table-cell>
          <table:table-cell office:value-type="float" office:value="9.776375" calcext:value-type="float">
            <text:p>9.776375</text:p>
          </table:table-cell>
          <table:table-cell office:value-type="float" office:value="-1.934975" calcext:value-type="float">
            <text:p>-1.934975</text:p>
          </table:table-cell>
          <table:table-cell office:value-type="float" office:value="-4.809388" calcext:value-type="float">
            <text:p>-4.809388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0.1098405" calcext:value-type="float">
            <text:p>0.1098405</text:p>
          </table:table-cell>
          <table:table-cell table:formula="of:=[.B118]*COS([.C118])" office:value-type="float" office:value="-1.59701478322199" calcext:value-type="float">
            <text:p>-1.5970147832</text:p>
          </table:table-cell>
          <table:table-cell table:formula="of:=[.B118]*SIN([.C118])" office:value-type="float" office:value="9.96553737729534" calcext:value-type="float">
            <text:p>9.9655373773</text:p>
          </table:table-cell>
          <table:table-cell table:formula="of:=ABS([.L118]-[.F118])" office:value-type="float" office:value="0.118371216778014" calcext:value-type="float">
            <text:p>0.1183712168</text:p>
          </table:table-cell>
          <table:table-cell table:formula="of:=ABS([.M118]-[.G118])" office:value-type="float" office:value="0.189162377295336" calcext:value-type="float">
            <text:p>0.1891623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64457" calcext:value-type="float">
            <text:p>9.64457</text:p>
          </table:table-cell>
          <table:table-cell office:value-type="float" office:value="1.808595" calcext:value-type="float">
            <text:p>1.808595</text:p>
          </table:table-cell>
          <table:table-cell office:value-type="float" office:value="-4.639441" calcext:value-type="float">
            <text:p>-4.639441</text:p>
          </table:table-cell>
          <table:table-cell office:value-type="float" office:value="1477010454750000" calcext:value-type="float">
            <text:p>1477010454750000</text:p>
          </table:table-cell>
          <table:table-cell office:value-type="float" office:value="-1.906314" calcext:value-type="float">
            <text:p>-1.906314</text:p>
          </table:table-cell>
          <table:table-cell office:value-type="float" office:value="9.29431" calcext:value-type="float">
            <text:p>9.29431</text:p>
          </table:table-cell>
          <table:table-cell office:value-type="float" office:value="-1.885015" calcext:value-type="float">
            <text:p>-1.885015</text:p>
          </table:table-cell>
          <table:table-cell office:value-type="float" office:value="-4.83316" calcext:value-type="float">
            <text:p>-4.83316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0.09626268" calcext:value-type="float">
            <text:p>0.09626268</text:p>
          </table:table-cell>
          <table:table-cell table:formula="of:=[.B119]*COS([.C119])" office:value-type="float" office:value="-2.27191175057916" calcext:value-type="float">
            <text:p>-2.2719117506</text:p>
          </table:table-cell>
          <table:table-cell table:formula="of:=[.B119]*SIN([.C119])" office:value-type="float" office:value="9.37316101870017" calcext:value-type="float">
            <text:p>9.3731610187</text:p>
          </table:table-cell>
          <table:table-cell table:formula="of:=ABS([.L119]-[.F119])" office:value-type="float" office:value="0.365597750579157" calcext:value-type="float">
            <text:p>0.3655977506</text:p>
          </table:table-cell>
          <table:table-cell table:formula="of:=ABS([.M119]-[.G119])" office:value-type="float" office:value="0.078851018700167" calcext:value-type="float">
            <text:p>0.0788510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341877" calcext:value-type="float">
            <text:p>9.341877</text:p>
          </table:table-cell>
          <table:table-cell office:value-type="float" office:value="1.782794" calcext:value-type="float">
            <text:p>1.782794</text:p>
          </table:table-cell>
          <table:table-cell office:value-type="float" office:value="-4.203126" calcext:value-type="float">
            <text:p>-4.203126</text:p>
          </table:table-cell>
          <table:table-cell office:value-type="float" office:value="1477010454850000" calcext:value-type="float">
            <text:p>1477010454850000</text:p>
          </table:table-cell>
          <table:table-cell office:value-type="float" office:value="-2.092558" calcext:value-type="float">
            <text:p>-2.092558</text:p>
          </table:table-cell>
          <table:table-cell office:value-type="float" office:value="8.810032" calcext:value-type="float">
            <text:p>8.810032</text:p>
          </table:table-cell>
          <table:table-cell office:value-type="float" office:value="-1.841199" calcext:value-type="float">
            <text:p>-1.841199</text:p>
          </table:table-cell>
          <table:table-cell office:value-type="float" office:value="-4.853471" calcext:value-type="float">
            <text:p>-4.853471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0.08262407" calcext:value-type="float">
            <text:p>0.08262407</text:p>
          </table:table-cell>
          <table:table-cell table:formula="of:=[.B120]*COS([.C120])" office:value-type="float" office:value="-1.96565487581711" calcext:value-type="float">
            <text:p>-1.9656548758</text:p>
          </table:table-cell>
          <table:table-cell table:formula="of:=[.B120]*SIN([.C120])" office:value-type="float" office:value="9.13273599707697" calcext:value-type="float">
            <text:p>9.1327359971</text:p>
          </table:table-cell>
          <table:table-cell table:formula="of:=ABS([.L120]-[.F120])" office:value-type="float" office:value="0.126903124182886" calcext:value-type="float">
            <text:p>0.1269031242</text:p>
          </table:table-cell>
          <table:table-cell table:formula="of:=ABS([.M120]-[.G120])" office:value-type="float" office:value="0.322703997076966" calcext:value-type="float">
            <text:p>0.3227039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15254" calcext:value-type="float">
            <text:p>8.615254</text:p>
          </table:table-cell>
          <table:table-cell office:value-type="float" office:value="1.884512" calcext:value-type="float">
            <text:p>1.884512</text:p>
          </table:table-cell>
          <table:table-cell office:value-type="float" office:value="-4.311616" calcext:value-type="float">
            <text:p>-4.311616</text:p>
          </table:table-cell>
          <table:table-cell office:value-type="float" office:value="1477010454950000" calcext:value-type="float">
            <text:p>1477010454950000</text:p>
          </table:table-cell>
          <table:table-cell office:value-type="float" office:value="-2.274737" calcext:value-type="float">
            <text:p>-2.274737</text:p>
          </table:table-cell>
          <table:table-cell office:value-type="float" office:value="8.323878" calcext:value-type="float">
            <text:p>8.323878</text:p>
          </table:table-cell>
          <table:table-cell office:value-type="float" office:value="-1.803653" calcext:value-type="float">
            <text:p>-1.803653</text:p>
          </table:table-cell>
          <table:table-cell office:value-type="float" office:value="-4.870475" calcext:value-type="float">
            <text:p>-4.870475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0.06893328" calcext:value-type="float">
            <text:p>0.06893328</text:p>
          </table:table-cell>
          <table:table-cell table:formula="of:=[.B121]*COS([.C121])" office:value-type="float" office:value="-2.65862502127495" calcext:value-type="float">
            <text:p>-2.6586250213</text:p>
          </table:table-cell>
          <table:table-cell table:formula="of:=[.B121]*SIN([.C121])" office:value-type="float" office:value="8.19477360765792" calcext:value-type="float">
            <text:p>8.1947736077</text:p>
          </table:table-cell>
          <table:table-cell table:formula="of:=ABS([.L121]-[.F121])" office:value-type="float" office:value="0.383888021274947" calcext:value-type="float">
            <text:p>0.3838880213</text:p>
          </table:table-cell>
          <table:table-cell table:formula="of:=ABS([.M121]-[.G121])" office:value-type="float" office:value="0.129104392342082" calcext:value-type="float">
            <text:p>0.1291043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821033" calcext:value-type="float">
            <text:p>8.821033</text:p>
          </table:table-cell>
          <table:table-cell office:value-type="float" office:value="1.831416" calcext:value-type="float">
            <text:p>1.831416</text:p>
          </table:table-cell>
          <table:table-cell office:value-type="float" office:value="-4.168766" calcext:value-type="float">
            <text:p>-4.168766</text:p>
          </table:table-cell>
          <table:table-cell office:value-type="float" office:value="1477010455050000" calcext:value-type="float">
            <text:p>1477010455050000</text:p>
          </table:table-cell>
          <table:table-cell office:value-type="float" office:value="-2.453484" calcext:value-type="float">
            <text:p>-2.453484</text:p>
          </table:table-cell>
          <table:table-cell office:value-type="float" office:value="7.836172" calcext:value-type="float">
            <text:p>7.836172</text:p>
          </table:table-cell>
          <table:table-cell office:value-type="float" office:value="-1.772481" calcext:value-type="float">
            <text:p>-1.772481</text:p>
          </table:table-cell>
          <table:table-cell office:value-type="float" office:value="-4.884304" calcext:value-type="float">
            <text:p>-4.884304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0.05519894" calcext:value-type="float">
            <text:p>0.05519894</text:p>
          </table:table-cell>
          <table:table-cell table:formula="of:=[.B122]*COS([.C122])" office:value-type="float" office:value="-2.27299803627372" calcext:value-type="float">
            <text:p>-2.2729980363</text:p>
          </table:table-cell>
          <table:table-cell table:formula="of:=[.B122]*SIN([.C122])" office:value-type="float" office:value="8.52315100852876" calcext:value-type="float">
            <text:p>8.5231510085</text:p>
          </table:table-cell>
          <table:table-cell table:formula="of:=ABS([.L122]-[.F122])" office:value-type="float" office:value="0.180485963726277" calcext:value-type="float">
            <text:p>0.1804859637</text:p>
          </table:table-cell>
          <table:table-cell table:formula="of:=ABS([.M122]-[.G122])" office:value-type="float" office:value="0.686979008528759" calcext:value-type="float">
            <text:p>0.6869790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005974" calcext:value-type="float">
            <text:p>8.005974</text:p>
          </table:table-cell>
          <table:table-cell office:value-type="float" office:value="1.96604" calcext:value-type="float">
            <text:p>1.96604</text:p>
          </table:table-cell>
          <table:table-cell office:value-type="float" office:value="-3.625553" calcext:value-type="float">
            <text:p>-3.625553</text:p>
          </table:table-cell>
          <table:table-cell office:value-type="float" office:value="1477010455150000" calcext:value-type="float">
            <text:p>1477010455150000</text:p>
          </table:table-cell>
          <table:table-cell office:value-type="float" office:value="-2.629442" calcext:value-type="float">
            <text:p>-2.629442</text:p>
          </table:table-cell>
          <table:table-cell office:value-type="float" office:value="7.347226" calcext:value-type="float">
            <text:p>7.347226</text:p>
          </table:table-cell>
          <table:table-cell office:value-type="float" office:value="-1.747769" calcext:value-type="float">
            <text:p>-1.747769</text:p>
          </table:table-cell>
          <table:table-cell office:value-type="float" office:value="-4.895069" calcext:value-type="float">
            <text:p>-4.895069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0.04142974" calcext:value-type="float">
            <text:p>0.04142974</text:p>
          </table:table-cell>
          <table:table-cell table:formula="of:=[.B123]*COS([.C123])" office:value-type="float" office:value="-3.08256488296402" calcext:value-type="float">
            <text:p>-3.082564883</text:p>
          </table:table-cell>
          <table:table-cell table:formula="of:=[.B123]*SIN([.C123])" office:value-type="float" office:value="7.38873557728202" calcext:value-type="float">
            <text:p>7.3887355773</text:p>
          </table:table-cell>
          <table:table-cell table:formula="of:=ABS([.L123]-[.F123])" office:value-type="float" office:value="0.45312288296402" calcext:value-type="float">
            <text:p>0.453122883</text:p>
          </table:table-cell>
          <table:table-cell table:formula="of:=ABS([.M123]-[.G123])" office:value-type="float" office:value="0.0415095772820173" calcext:value-type="float">
            <text:p>0.0415095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730775" calcext:value-type="float">
            <text:p>7.730775</text:p>
          </table:table-cell>
          <table:table-cell office:value-type="float" office:value="1.940595" calcext:value-type="float">
            <text:p>1.940595</text:p>
          </table:table-cell>
          <table:table-cell office:value-type="float" office:value="-4.034381" calcext:value-type="float">
            <text:p>-4.034381</text:p>
          </table:table-cell>
          <table:table-cell office:value-type="float" office:value="1477010455250000" calcext:value-type="float">
            <text:p>1477010455250000</text:p>
          </table:table-cell>
          <table:table-cell office:value-type="float" office:value="-2.803258" calcext:value-type="float">
            <text:p>-2.803258</text:p>
          </table:table-cell>
          <table:table-cell office:value-type="float" office:value="6.857341" calcext:value-type="float">
            <text:p>6.857341</text:p>
          </table:table-cell>
          <table:table-cell office:value-type="float" office:value="-1.729583" calcext:value-type="float">
            <text:p>-1.729583</text:p>
          </table:table-cell>
          <table:table-cell office:value-type="float" office:value="-4.902861" calcext:value-type="float">
            <text:p>-4.902861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0.02763437" calcext:value-type="float">
            <text:p>0.02763437</text:p>
          </table:table-cell>
          <table:table-cell table:formula="of:=[.B124]*COS([.C124])" office:value-type="float" office:value="-2.79411639879199" calcext:value-type="float">
            <text:p>-2.7941163988</text:p>
          </table:table-cell>
          <table:table-cell table:formula="of:=[.B124]*SIN([.C124])" office:value-type="float" office:value="7.20817561180544" calcext:value-type="float">
            <text:p>7.2081756118</text:p>
          </table:table-cell>
          <table:table-cell table:formula="of:=ABS([.L124]-[.F124])" office:value-type="float" office:value="0.00914160120801277" calcext:value-type="float">
            <text:p>0.0091416012</text:p>
          </table:table-cell>
          <table:table-cell table:formula="of:=ABS([.M124]-[.G124])" office:value-type="float" office:value="0.350834611805437" calcext:value-type="float">
            <text:p>0.3508346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869147" calcext:value-type="float">
            <text:p>6.869147</text:p>
          </table:table-cell>
          <table:table-cell office:value-type="float" office:value="1.955318" calcext:value-type="float">
            <text:p>1.955318</text:p>
          </table:table-cell>
          <table:table-cell office:value-type="float" office:value="-3.356661" calcext:value-type="float">
            <text:p>-3.356661</text:p>
          </table:table-cell>
          <table:table-cell office:value-type="float" office:value="1477010455350000" calcext:value-type="float">
            <text:p>1477010455350000</text:p>
          </table:table-cell>
          <table:table-cell office:value-type="float" office:value="-2.975588" calcext:value-type="float">
            <text:p>-2.975588</text:p>
          </table:table-cell>
          <table:table-cell office:value-type="float" office:value="6.36681" calcext:value-type="float">
            <text:p>6.36681</text:p>
          </table:table-cell>
          <table:table-cell office:value-type="float" office:value="-1.717972" calcext:value-type="float">
            <text:p>-1.717972</text:p>
          </table:table-cell>
          <table:table-cell office:value-type="float" office:value="-4.907743" calcext:value-type="float">
            <text:p>-4.907743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0.01382155" calcext:value-type="float">
            <text:p>0.01382155</text:p>
          </table:table-cell>
          <table:table-cell table:formula="of:=[.B125]*COS([.C125])" office:value-type="float" office:value="-2.57672544361348" calcext:value-type="float">
            <text:p>-2.5767254436</text:p>
          </table:table-cell>
          <table:table-cell table:formula="of:=[.B125]*SIN([.C125])" office:value-type="float" office:value="6.36754791861388" calcext:value-type="float">
            <text:p>6.3675479186</text:p>
          </table:table-cell>
          <table:table-cell table:formula="of:=ABS([.L125]-[.F125])" office:value-type="float" office:value="0.398862556386524" calcext:value-type="float">
            <text:p>0.3988625564</text:p>
          </table:table-cell>
          <table:table-cell table:formula="of:=ABS([.M125]-[.G125])" office:value-type="float" office:value="0.000737918613878286" calcext:value-type="float">
            <text:p>0.0007379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04054" calcext:value-type="float">
            <text:p>7.04054</text:p>
          </table:table-cell>
          <table:table-cell office:value-type="float" office:value="2.091356" calcext:value-type="float">
            <text:p>2.091356</text:p>
          </table:table-cell>
          <table:table-cell office:value-type="float" office:value="-3.618058" calcext:value-type="float">
            <text:p>-3.618058</text:p>
          </table:table-cell>
          <table:table-cell office:value-type="float" office:value="1477010455450000" calcext:value-type="float">
            <text:p>1477010455450000</text:p>
          </table:table-cell>
          <table:table-cell office:value-type="float" office:value="-3.147091" calcext:value-type="float">
            <text:p>-3.147091</text:p>
          </table:table-cell>
          <table:table-cell office:value-type="float" office:value="5.875923" calcext:value-type="float">
            <text:p>5.875923</text:p>
          </table:table-cell>
          <table:table-cell office:value-type="float" office:value="-1.712966" calcext:value-type="float">
            <text:p>-1.712966</text:p>
          </table:table-cell>
          <table:table-cell office:value-type="float" office:value="-4.90976" calcext:value-type="float">
            <text:p>-4.90976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1.768935E-016" calcext:value-type="float">
            <text:p>-1.768935E-16</text:p>
          </table:table-cell>
          <table:table-cell table:formula="of:=[.B126]*COS([.C126])" office:value-type="float" office:value="-3.50172349369494" calcext:value-type="float">
            <text:p>-3.5017234937</text:p>
          </table:table-cell>
          <table:table-cell table:formula="of:=[.B126]*SIN([.C126])" office:value-type="float" office:value="6.10795678318903" calcext:value-type="float">
            <text:p>6.1079567832</text:p>
          </table:table-cell>
          <table:table-cell table:formula="of:=ABS([.L126]-[.F126])" office:value-type="float" office:value="0.354632493694944" calcext:value-type="float">
            <text:p>0.3546324937</text:p>
          </table:table-cell>
          <table:table-cell table:formula="of:=ABS([.M126]-[.G126])" office:value-type="float" office:value="0.23203378318903" calcext:value-type="float">
            <text:p>0.2320337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96622" calcext:value-type="float">
            <text:p>6.096622</text:p>
          </table:table-cell>
          <table:table-cell office:value-type="float" office:value="2.122862" calcext:value-type="float">
            <text:p>2.122862</text:p>
          </table:table-cell>
          <table:table-cell office:value-type="float" office:value="-2.991481" calcext:value-type="float">
            <text:p>-2.991481</text:p>
          </table:table-cell>
          <table:table-cell office:value-type="float" office:value="1477010455550000" calcext:value-type="float">
            <text:p>1477010455550000</text:p>
          </table:table-cell>
          <table:table-cell office:value-type="float" office:value="-3.318429" calcext:value-type="float">
            <text:p>-3.318429</text:p>
          </table:table-cell>
          <table:table-cell office:value-type="float" office:value="5.384965" calcext:value-type="float">
            <text:p>5.384965</text:p>
          </table:table-cell>
          <table:table-cell office:value-type="float" office:value="-1.71458" calcext:value-type="float">
            <text:p>-1.71458</text:p>
          </table:table-cell>
          <table:table-cell office:value-type="float" office:value="-4.90893" calcext:value-type="float">
            <text:p>-4.90893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-0.01382155" calcext:value-type="float">
            <text:p>-0.01382155</text:p>
          </table:table-cell>
          <table:table-cell table:formula="of:=[.B127]*COS([.C127])" office:value-type="float" office:value="-3.19735603000244" calcext:value-type="float">
            <text:p>-3.19735603</text:p>
          </table:table-cell>
          <table:table-cell table:formula="of:=[.B127]*SIN([.C127])" office:value-type="float" office:value="5.19092614359818" calcext:value-type="float">
            <text:p>5.1909261436</text:p>
          </table:table-cell>
          <table:table-cell table:formula="of:=ABS([.L127]-[.F127])" office:value-type="float" office:value="0.12107296999756" calcext:value-type="float">
            <text:p>0.12107297</text:p>
          </table:table-cell>
          <table:table-cell table:formula="of:=ABS([.M127]-[.G127])" office:value-type="float" office:value="0.194038856401823" calcext:value-type="float">
            <text:p>0.1940388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18233" calcext:value-type="float">
            <text:p>6.018233</text:p>
          </table:table-cell>
          <table:table-cell office:value-type="float" office:value="2.176838" calcext:value-type="float">
            <text:p>2.176838</text:p>
          </table:table-cell>
          <table:table-cell office:value-type="float" office:value="-3.190968" calcext:value-type="float">
            <text:p>-3.190968</text:p>
          </table:table-cell>
          <table:table-cell office:value-type="float" office:value="1477010455650000" calcext:value-type="float">
            <text:p>1477010455650000</text:p>
          </table:table-cell>
          <table:table-cell office:value-type="float" office:value="-3.490264" calcext:value-type="float">
            <text:p>-3.490264</text:p>
          </table:table-cell>
          <table:table-cell office:value-type="float" office:value="4.89422" calcext:value-type="float">
            <text:p>4.89422</text:p>
          </table:table-cell>
          <table:table-cell office:value-type="float" office:value="-1.722807" calcext:value-type="float">
            <text:p>-1.722807</text:p>
          </table:table-cell>
          <table:table-cell office:value-type="float" office:value="-4.905246" calcext:value-type="float">
            <text:p>-4.905246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-0.02763437" calcext:value-type="float">
            <text:p>-0.02763437</text:p>
          </table:table-cell>
          <table:table-cell table:formula="of:=[.B128]*COS([.C128])" office:value-type="float" office:value="-3.42809713048689" calcext:value-type="float">
            <text:p>-3.4280971305</text:p>
          </table:table-cell>
          <table:table-cell table:formula="of:=[.B128]*SIN([.C128])" office:value-type="float" office:value="4.94644099391033" calcext:value-type="float">
            <text:p>4.9464409939</text:p>
          </table:table-cell>
          <table:table-cell table:formula="of:=ABS([.L128]-[.F128])" office:value-type="float" office:value="0.062166869513113" calcext:value-type="float">
            <text:p>0.0621668695</text:p>
          </table:table-cell>
          <table:table-cell table:formula="of:=ABS([.M128]-[.G128])" office:value-type="float" office:value="0.0522209939103266" calcext:value-type="float">
            <text:p>0.0522209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452309" calcext:value-type="float">
            <text:p>5.452309</text:p>
          </table:table-cell>
          <table:table-cell office:value-type="float" office:value="2.269008" calcext:value-type="float">
            <text:p>2.269008</text:p>
          </table:table-cell>
          <table:table-cell office:value-type="float" office:value="-2.362956" calcext:value-type="float">
            <text:p>-2.362956</text:p>
          </table:table-cell>
          <table:table-cell office:value-type="float" office:value="1477010455750000" calcext:value-type="float">
            <text:p>1477010455750000</text:p>
          </table:table-cell>
          <table:table-cell office:value-type="float" office:value="-3.663255" calcext:value-type="float">
            <text:p>-3.663255</text:p>
          </table:table-cell>
          <table:table-cell office:value-type="float" office:value="4.403976" calcext:value-type="float">
            <text:p>4.403976</text:p>
          </table:table-cell>
          <table:table-cell office:value-type="float" office:value="-1.737625" calcext:value-type="float">
            <text:p>-1.737625</text:p>
          </table:table-cell>
          <table:table-cell office:value-type="float" office:value="-4.898679" calcext:value-type="float">
            <text:p>-4.898679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-0.04142974" calcext:value-type="float">
            <text:p>-0.04142974</text:p>
          </table:table-cell>
          <table:table-cell table:formula="of:=[.B129]*COS([.C129])" office:value-type="float" office:value="-3.50501067980931" calcext:value-type="float">
            <text:p>-3.5050106798</text:p>
          </table:table-cell>
          <table:table-cell table:formula="of:=[.B129]*SIN([.C129])" office:value-type="float" office:value="4.17643072083132" calcext:value-type="float">
            <text:p>4.1764307208</text:p>
          </table:table-cell>
          <table:table-cell table:formula="of:=ABS([.L129]-[.F129])" office:value-type="float" office:value="0.158244320190687" calcext:value-type="float">
            <text:p>0.1582443202</text:p>
          </table:table-cell>
          <table:table-cell table:formula="of:=ABS([.M129]-[.G129])" office:value-type="float" office:value="0.227545279168676" calcext:value-type="float">
            <text:p>0.2275452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80149" calcext:value-type="float">
            <text:p>5.780149</text:p>
          </table:table-cell>
          <table:table-cell office:value-type="float" office:value="2.350653" calcext:value-type="float">
            <text:p>2.350653</text:p>
          </table:table-cell>
          <table:table-cell office:value-type="float" office:value="-2.409347" calcext:value-type="float">
            <text:p>-2.409347</text:p>
          </table:table-cell>
          <table:table-cell office:value-type="float" office:value="1477010455850000" calcext:value-type="float">
            <text:p>1477010455850000</text:p>
          </table:table-cell>
          <table:table-cell office:value-type="float" office:value="-3.83806" calcext:value-type="float">
            <text:p>-3.83806</text:p>
          </table:table-cell>
          <table:table-cell office:value-type="float" office:value="3.914523" calcext:value-type="float">
            <text:p>3.914523</text:p>
          </table:table-cell>
          <table:table-cell office:value-type="float" office:value="-1.758994" calcext:value-type="float">
            <text:p>-1.758994</text:p>
          </table:table-cell>
          <table:table-cell office:value-type="float" office:value="-4.889177" calcext:value-type="float">
            <text:p>-4.889177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-0.05519894" calcext:value-type="float">
            <text:p>-0.05519894</text:p>
          </table:table-cell>
          <table:table-cell table:formula="of:=[.B130]*COS([.C130])" office:value-type="float" office:value="-4.06447083337624" calcext:value-type="float">
            <text:p>-4.0644708334</text:p>
          </table:table-cell>
          <table:table-cell table:formula="of:=[.B130]*SIN([.C130])" office:value-type="float" office:value="4.10976876561624" calcext:value-type="float">
            <text:p>4.1097687656</text:p>
          </table:table-cell>
          <table:table-cell table:formula="of:=ABS([.L130]-[.F130])" office:value-type="float" office:value="0.226410833376244" calcext:value-type="float">
            <text:p>0.2264108334</text:p>
          </table:table-cell>
          <table:table-cell table:formula="of:=ABS([.M130]-[.G130])" office:value-type="float" office:value="0.195245765616238" calcext:value-type="float">
            <text:p>0.1952457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51282" calcext:value-type="float">
            <text:p>5.751282</text:p>
          </table:table-cell>
          <table:table-cell office:value-type="float" office:value="2.399056" calcext:value-type="float">
            <text:p>2.399056</text:p>
          </table:table-cell>
          <table:table-cell office:value-type="float" office:value="-1.5502" calcext:value-type="float">
            <text:p>-1.5502</text:p>
          </table:table-cell>
          <table:table-cell office:value-type="float" office:value="1477010455950000" calcext:value-type="float">
            <text:p>1477010455950000</text:p>
          </table:table-cell>
          <table:table-cell office:value-type="float" office:value="-4.015331" calcext:value-type="float">
            <text:p>-4.015331</text:p>
          </table:table-cell>
          <table:table-cell office:value-type="float" office:value="3.426159" calcext:value-type="float">
            <text:p>3.426159</text:p>
          </table:table-cell>
          <table:table-cell office:value-type="float" office:value="-1.786856" calcext:value-type="float">
            <text:p>-1.786856</text:p>
          </table:table-cell>
          <table:table-cell office:value-type="float" office:value="-4.876663" calcext:value-type="float">
            <text:p>-4.876663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-0.06893328" calcext:value-type="float">
            <text:p>-0.06893328</text:p>
          </table:table-cell>
          <table:table-cell table:formula="of:=[.B131]*COS([.C131])" office:value-type="float" office:value="-4.23729008241961" calcext:value-type="float">
            <text:p>-4.2372900824</text:p>
          </table:table-cell>
          <table:table-cell table:formula="of:=[.B131]*SIN([.C131])" office:value-type="float" office:value="3.88878096592653" calcext:value-type="float">
            <text:p>3.8887809659</text:p>
          </table:table-cell>
          <table:table-cell table:formula="of:=ABS([.L131]-[.F131])" office:value-type="float" office:value="0.221959082419605" calcext:value-type="float">
            <text:p>0.2219590824</text:p>
          </table:table-cell>
          <table:table-cell table:formula="of:=ABS([.M131]-[.G131])" office:value-type="float" office:value="0.462621965926527" calcext:value-type="float">
            <text:p>0.4626219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55387" calcext:value-type="float">
            <text:p>5.155387</text:p>
          </table:table-cell>
          <table:table-cell office:value-type="float" office:value="2.548411" calcext:value-type="float">
            <text:p>2.548411</text:p>
          </table:table-cell>
          <table:table-cell office:value-type="float" office:value="-1.027061" calcext:value-type="float">
            <text:p>-1.027061</text:p>
          </table:table-cell>
          <table:table-cell office:value-type="float" office:value="1477010456050000" calcext:value-type="float">
            <text:p>1477010456050000</text:p>
          </table:table-cell>
          <table:table-cell office:value-type="float" office:value="-4.195715" calcext:value-type="float">
            <text:p>-4.195715</text:p>
          </table:table-cell>
          <table:table-cell office:value-type="float" office:value="2.939189" calcext:value-type="float">
            <text:p>2.939189</text:p>
          </table:table-cell>
          <table:table-cell office:value-type="float" office:value="-1.821133" calcext:value-type="float">
            <text:p>-1.821133</text:p>
          </table:table-cell>
          <table:table-cell office:value-type="float" office:value="-4.861036" calcext:value-type="float">
            <text:p>-4.861036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-0.08262407" calcext:value-type="float">
            <text:p>-0.08262407</text:p>
          </table:table-cell>
          <table:table-cell table:formula="of:=[.B132]*COS([.C132])" office:value-type="float" office:value="-4.27467330960924" calcext:value-type="float">
            <text:p>-4.2746733096</text:p>
          </table:table-cell>
          <table:table-cell table:formula="of:=[.B132]*SIN([.C132])" office:value-type="float" office:value="2.88187147803009" calcext:value-type="float">
            <text:p>2.881871478</text:p>
          </table:table-cell>
          <table:table-cell table:formula="of:=ABS([.L132]-[.F132])" office:value-type="float" office:value="0.0789583096092432" calcext:value-type="float">
            <text:p>0.0789583096</text:p>
          </table:table-cell>
          <table:table-cell table:formula="of:=ABS([.M132]-[.G132])" office:value-type="float" office:value="0.0573175219699054" calcext:value-type="float">
            <text:p>0.057317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998598" calcext:value-type="float">
            <text:p>4.998598</text:p>
          </table:table-cell>
          <table:table-cell office:value-type="float" office:value="2.64081" calcext:value-type="float">
            <text:p>2.64081</text:p>
          </table:table-cell>
          <table:table-cell office:value-type="float" office:value="-0.775703" calcext:value-type="float">
            <text:p>-0.775703</text:p>
          </table:table-cell>
          <table:table-cell office:value-type="float" office:value="1477010456150000" calcext:value-type="float">
            <text:p>1477010456150000</text:p>
          </table:table-cell>
          <table:table-cell office:value-type="float" office:value="-4.379848" calcext:value-type="float">
            <text:p>-4.379848</text:p>
          </table:table-cell>
          <table:table-cell office:value-type="float" office:value="2.453932" calcext:value-type="float">
            <text:p>2.453932</text:p>
          </table:table-cell>
          <table:table-cell office:value-type="float" office:value="-1.86173" calcext:value-type="float">
            <text:p>-1.86173</text:p>
          </table:table-cell>
          <table:table-cell office:value-type="float" office:value="-4.842177" calcext:value-type="float">
            <text:p>-4.842177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-0.09626268" calcext:value-type="float">
            <text:p>-0.09626268</text:p>
          </table:table-cell>
          <table:table-cell table:formula="of:=[.B133]*COS([.C133])" office:value-type="float" office:value="-4.38480550083793" calcext:value-type="float">
            <text:p>-4.3848055008</text:p>
          </table:table-cell>
          <table:table-cell table:formula="of:=[.B133]*SIN([.C133])" office:value-type="float" office:value="2.39988805685296" calcext:value-type="float">
            <text:p>2.3998880569</text:p>
          </table:table-cell>
          <table:table-cell table:formula="of:=ABS([.L133]-[.F133])" office:value-type="float" office:value="0.00495750083792501" calcext:value-type="float">
            <text:p>0.0049575008</text:p>
          </table:table-cell>
          <table:table-cell table:formula="of:=ABS([.M133]-[.G133])" office:value-type="float" office:value="0.0540439431470396" calcext:value-type="float">
            <text:p>0.0540439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705897" calcext:value-type="float">
            <text:p>4.705897</text:p>
          </table:table-cell>
          <table:table-cell office:value-type="float" office:value="2.719343" calcext:value-type="float">
            <text:p>2.719343</text:p>
          </table:table-cell>
          <table:table-cell office:value-type="float" office:value="0.3635399" calcext:value-type="float">
            <text:p>0.3635399</text:p>
          </table:table-cell>
          <table:table-cell office:value-type="float" office:value="1477010456250000" calcext:value-type="float">
            <text:p>1477010456250000</text:p>
          </table:table-cell>
          <table:table-cell office:value-type="float" office:value="-4.568357" calcext:value-type="float">
            <text:p>-4.568357</text:p>
          </table:table-cell>
          <table:table-cell office:value-type="float" office:value="1.970717" calcext:value-type="float">
            <text:p>1.970717</text:p>
          </table:table-cell>
          <table:table-cell office:value-type="float" office:value="-1.908533" calcext:value-type="float">
            <text:p>-1.908533</text:p>
          </table:table-cell>
          <table:table-cell office:value-type="float" office:value="-4.819942" calcext:value-type="float">
            <text:p>-4.819942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-0.1098405" calcext:value-type="float">
            <text:p>-0.1098405</text:p>
          </table:table-cell>
          <table:table-cell table:formula="of:=[.B134]*COS([.C134])" office:value-type="float" office:value="-4.29257482306945" calcext:value-type="float">
            <text:p>-4.2925748231</text:p>
          </table:table-cell>
          <table:table-cell table:formula="of:=[.B134]*SIN([.C134])" office:value-type="float" office:value="1.92854037109915" calcext:value-type="float">
            <text:p>1.9285403711</text:p>
          </table:table-cell>
          <table:table-cell table:formula="of:=ABS([.L134]-[.F134])" office:value-type="float" office:value="0.275782176930546" calcext:value-type="float">
            <text:p>0.2757821769</text:p>
          </table:table-cell>
          <table:table-cell table:formula="of:=ABS([.M134]-[.G134])" office:value-type="float" office:value="0.0421766289008492" calcext:value-type="float">
            <text:p>0.0421766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84515" calcext:value-type="float">
            <text:p>5.184515</text:p>
          </table:table-cell>
          <table:table-cell office:value-type="float" office:value="2.860923" calcext:value-type="float">
            <text:p>2.860923</text:p>
          </table:table-cell>
          <table:table-cell office:value-type="float" office:value="0.871208" calcext:value-type="float">
            <text:p>0.871208</text:p>
          </table:table-cell>
          <table:table-cell office:value-type="float" office:value="1477010456350000" calcext:value-type="float">
            <text:p>1477010456350000</text:p>
          </table:table-cell>
          <table:table-cell office:value-type="float" office:value="-4.761856" calcext:value-type="float">
            <text:p>-4.761856</text:p>
          </table:table-cell>
          <table:table-cell office:value-type="float" office:value="1.489891" calcext:value-type="float">
            <text:p>1.489891</text:p>
          </table:table-cell>
          <table:table-cell office:value-type="float" office:value="-1.961404" calcext:value-type="float">
            <text:p>-1.961404</text:p>
          </table:table-cell>
          <table:table-cell office:value-type="float" office:value="-4.794169" calcext:value-type="float">
            <text:p>-4.794169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-0.1233489" calcext:value-type="float">
            <text:p>-0.1233489</text:p>
          </table:table-cell>
          <table:table-cell table:formula="of:=[.B135]*COS([.C135])" office:value-type="float" office:value="-4.98164575905826" calcext:value-type="float">
            <text:p>-4.9816457591</text:p>
          </table:table-cell>
          <table:table-cell table:formula="of:=[.B135]*SIN([.C135])" office:value-type="float" office:value="1.4361063040325" calcext:value-type="float">
            <text:p>1.436106304</text:p>
          </table:table-cell>
          <table:table-cell table:formula="of:=ABS([.L135]-[.F135])" office:value-type="float" office:value="0.219789759058257" calcext:value-type="float">
            <text:p>0.2197897591</text:p>
          </table:table-cell>
          <table:table-cell table:formula="of:=ABS([.M135]-[.G135])" office:value-type="float" office:value="0.0537846959675001" calcext:value-type="float">
            <text:p>0.053784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107773" calcext:value-type="float">
            <text:p>5.107773</text:p>
          </table:table-cell>
          <table:table-cell office:value-type="float" office:value="2.922742" calcext:value-type="float">
            <text:p>2.922742</text:p>
          </table:table-cell>
          <table:table-cell office:value-type="float" office:value="1.072007" calcext:value-type="float">
            <text:p>1.072007</text:p>
          </table:table-cell>
          <table:table-cell office:value-type="float" office:value="1477010456450000" calcext:value-type="float">
            <text:p>1477010456450000</text:p>
          </table:table-cell>
          <table:table-cell office:value-type="float" office:value="-4.960945" calcext:value-type="float">
            <text:p>-4.960945</text:p>
          </table:table-cell>
          <table:table-cell office:value-type="float" office:value="1.011817" calcext:value-type="float">
            <text:p>1.011817</text:p>
          </table:table-cell>
          <table:table-cell office:value-type="float" office:value="-2.02019" calcext:value-type="float">
            <text:p>-2.02019</text:p>
          </table:table-cell>
          <table:table-cell office:value-type="float" office:value="-4.764679" calcext:value-type="float">
            <text:p>-4.764679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-0.1367794" calcext:value-type="float">
            <text:p>-0.1367794</text:p>
          </table:table-cell>
          <table:table-cell table:formula="of:=[.B136]*COS([.C136])" office:value-type="float" office:value="-4.98594048876325" calcext:value-type="float">
            <text:p>-4.9859404888</text:p>
          </table:table-cell>
          <table:table-cell table:formula="of:=[.B136]*SIN([.C136])" office:value-type="float" office:value="1.10893753748365" calcext:value-type="float">
            <text:p>1.1089375375</text:p>
          </table:table-cell>
          <table:table-cell table:formula="of:=ABS([.L136]-[.F136])" office:value-type="float" office:value="0.0249954887632491" calcext:value-type="float">
            <text:p>0.0249954888</text:p>
          </table:table-cell>
          <table:table-cell table:formula="of:=ABS([.M136]-[.G136])" office:value-type="float" office:value="0.0971205374836492" calcext:value-type="float">
            <text:p>0.0971205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850741" calcext:value-type="float">
            <text:p>4.850741</text:p>
          </table:table-cell>
          <table:table-cell office:value-type="float" office:value="3.104268" calcext:value-type="float">
            <text:p>3.104268</text:p>
          </table:table-cell>
          <table:table-cell office:value-type="float" office:value="1.755781" calcext:value-type="float">
            <text:p>1.755781</text:p>
          </table:table-cell>
          <table:table-cell office:value-type="float" office:value="1477010456550000" calcext:value-type="float">
            <text:p>1477010456550000</text:p>
          </table:table-cell>
          <table:table-cell office:value-type="float" office:value="-5.166206" calcext:value-type="float">
            <text:p>-5.166206</text:p>
          </table:table-cell>
          <table:table-cell office:value-type="float" office:value="0.5368762" calcext:value-type="float">
            <text:p>0.5368762</text:p>
          </table:table-cell>
          <table:table-cell office:value-type="float" office:value="-2.084711" calcext:value-type="float">
            <text:p>-2.084711</text:p>
          </table:table-cell>
          <table:table-cell office:value-type="float" office:value="-4.731272" calcext:value-type="float">
            <text:p>-4.731272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-0.1501236" calcext:value-type="float">
            <text:p>-0.1501236</text:p>
          </table:table-cell>
          <table:table-cell table:formula="of:=[.B137]*COS([.C137])" office:value-type="float" office:value="-4.84736253641102" calcext:value-type="float">
            <text:p>-4.8473625364</text:p>
          </table:table-cell>
          <table:table-cell table:formula="of:=[.B137]*SIN([.C137])" office:value-type="float" office:value="0.181010192199074" calcext:value-type="float">
            <text:p>0.1810101922</text:p>
          </table:table-cell>
          <table:table-cell table:formula="of:=ABS([.L137]-[.F137])" office:value-type="float" office:value="0.318843463588982" calcext:value-type="float">
            <text:p>0.3188434636</text:p>
          </table:table-cell>
          <table:table-cell table:formula="of:=ABS([.M137]-[.G137])" office:value-type="float" office:value="0.355866007800926" calcext:value-type="float">
            <text:p>0.3558660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05131" calcext:value-type="float">
            <text:p>6.005131</text:p>
          </table:table-cell>
          <table:table-cell office:value-type="float" office:value="3.190031" calcext:value-type="float">
            <text:p>3.190031</text:p>
          </table:table-cell>
          <table:table-cell office:value-type="float" office:value="1.776367" calcext:value-type="float">
            <text:p>1.776367</text:p>
          </table:table-cell>
          <table:table-cell office:value-type="float" office:value="1477010456650000" calcext:value-type="float">
            <text:p>1477010456650000</text:p>
          </table:table-cell>
          <table:table-cell office:value-type="float" office:value="-5.378204" calcext:value-type="float">
            <text:p>-5.378204</text:p>
          </table:table-cell>
          <table:table-cell office:value-type="float" office:value="0.0654719" calcext:value-type="float">
            <text:p>0.0654719</text:p>
          </table:table-cell>
          <table:table-cell office:value-type="float" office:value="-2.154769" calcext:value-type="float">
            <text:p>-2.154769</text:p>
          </table:table-cell>
          <table:table-cell office:value-type="float" office:value="-4.693737" calcext:value-type="float">
            <text:p>-4.693737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-0.1633729" calcext:value-type="float">
            <text:p>-0.1633729</text:p>
          </table:table-cell>
          <table:table-cell table:formula="of:=[.B138]*COS([.C138])" office:value-type="float" office:value="-5.99808753774564" calcext:value-type="float">
            <text:p>-5.9980875377</text:p>
          </table:table-cell>
          <table:table-cell table:formula="of:=[.B138]*SIN([.C138])" office:value-type="float" office:value="-0.29076488216676" calcext:value-type="float">
            <text:p>-0.2907648822</text:p>
          </table:table-cell>
          <table:table-cell table:formula="of:=ABS([.L138]-[.F138])" office:value-type="float" office:value="0.61988353774564" calcext:value-type="float">
            <text:p>0.6198835377</text:p>
          </table:table-cell>
          <table:table-cell table:formula="of:=ABS([.M138]-[.G138])" office:value-type="float" office:value="0.35623678216676" calcext:value-type="float">
            <text:p>0.3562367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646317" calcext:value-type="float">
            <text:p>5.646317</text:p>
          </table:table-cell>
          <table:table-cell office:value-type="float" office:value="-3.115994" calcext:value-type="float">
            <text:p>-3.115994</text:p>
          </table:table-cell>
          <table:table-cell office:value-type="float" office:value="2.506136" calcext:value-type="float">
            <text:p>2.506136</text:p>
          </table:table-cell>
          <table:table-cell office:value-type="float" office:value="1477010456750000" calcext:value-type="float">
            <text:p>1477010456750000</text:p>
          </table:table-cell>
          <table:table-cell office:value-type="float" office:value="-5.597482" calcext:value-type="float">
            <text:p>-5.597482</text:p>
          </table:table-cell>
          <table:table-cell office:value-type="float" office:value="-0.4019714" calcext:value-type="float">
            <text:p>-0.4019714</text:p>
          </table:table-cell>
          <table:table-cell office:value-type="float" office:value="-2.230141" calcext:value-type="float">
            <text:p>-2.230141</text:p>
          </table:table-cell>
          <table:table-cell office:value-type="float" office:value="-4.651846" calcext:value-type="float">
            <text:p>-4.651846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-0.176519" calcext:value-type="float">
            <text:p>-0.176519</text:p>
          </table:table-cell>
          <table:table-cell table:formula="of:=[.B139]*COS([.C139])" office:value-type="float" office:value="-5.64446711047946" calcext:value-type="float">
            <text:p>-5.6444671105</text:p>
          </table:table-cell>
          <table:table-cell table:formula="of:=[.B139]*SIN([.C139])" office:value-type="float" office:value="-0.14452232770269" calcext:value-type="float">
            <text:p>-0.1445223277</text:p>
          </table:table-cell>
          <table:table-cell table:formula="of:=ABS([.L139]-[.F139])" office:value-type="float" office:value="0.0469851104794641" calcext:value-type="float">
            <text:p>0.0469851105</text:p>
          </table:table-cell>
          <table:table-cell table:formula="of:=ABS([.M139]-[.G139])" office:value-type="float" office:value="0.25744907229731" calcext:value-type="float">
            <text:p>0.2574490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58672" calcext:value-type="float">
            <text:p>5.358672</text:p>
          </table:table-cell>
          <table:table-cell office:value-type="float" office:value="-3.005982" calcext:value-type="float">
            <text:p>-3.005982</text:p>
          </table:table-cell>
          <table:table-cell office:value-type="float" office:value="3.304336" calcext:value-type="float">
            <text:p>3.304336</text:p>
          </table:table-cell>
          <table:table-cell office:value-type="float" office:value="1477010456850000" calcext:value-type="float">
            <text:p>1477010456850000</text:p>
          </table:table-cell>
          <table:table-cell office:value-type="float" office:value="-5.824559" calcext:value-type="float">
            <text:p>-5.824559</text:p>
          </table:table-cell>
          <table:table-cell office:value-type="float" office:value="-0.8650057" calcext:value-type="float">
            <text:p>-0.8650057</text:p>
          </table:table-cell>
          <table:table-cell office:value-type="float" office:value="-2.310579" calcext:value-type="float">
            <text:p>-2.310579</text:p>
          </table:table-cell>
          <table:table-cell office:value-type="float" office:value="-4.605362" calcext:value-type="float">
            <text:p>-4.605362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-0.1895536" calcext:value-type="float">
            <text:p>-0.1895536</text:p>
          </table:table-cell>
          <table:table-cell table:formula="of:=[.B140]*COS([.C140])" office:value-type="float" office:value="-5.30947380945061" calcext:value-type="float">
            <text:p>-5.3094738095</text:p>
          </table:table-cell>
          <table:table-cell table:formula="of:=[.B140]*SIN([.C140])" office:value-type="float" office:value="-0.724467715182726" calcext:value-type="float">
            <text:p>-0.7244677152</text:p>
          </table:table-cell>
          <table:table-cell table:formula="of:=ABS([.L140]-[.F140])" office:value-type="float" office:value="0.515085190549394" calcext:value-type="float">
            <text:p>0.5150851905</text:p>
          </table:table-cell>
          <table:table-cell table:formula="of:=ABS([.M140]-[.G140])" office:value-type="float" office:value="0.140537984817274" calcext:value-type="float">
            <text:p>0.1405379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882792" calcext:value-type="float">
            <text:p>5.882792</text:p>
          </table:table-cell>
          <table:table-cell office:value-type="float" office:value="-2.878714" calcext:value-type="float">
            <text:p>-2.878714</text:p>
          </table:table-cell>
          <table:table-cell office:value-type="float" office:value="3.255099" calcext:value-type="float">
            <text:p>3.255099</text:p>
          </table:table-cell>
          <table:table-cell office:value-type="float" office:value="1477010456950000" calcext:value-type="float">
            <text:p>1477010456950000</text:p>
          </table:table-cell>
          <table:table-cell office:value-type="float" office:value="-6.059928" calcext:value-type="float">
            <text:p>-6.059928</text:p>
          </table:table-cell>
          <table:table-cell office:value-type="float" office:value="-1.323159" calcext:value-type="float">
            <text:p>-1.323159</text:p>
          </table:table-cell>
          <table:table-cell office:value-type="float" office:value="-2.395814" calcext:value-type="float">
            <text:p>-2.395814</text:p>
          </table:table-cell>
          <table:table-cell office:value-type="float" office:value="-4.554039" calcext:value-type="float">
            <text:p>-4.554039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-0.2024685" calcext:value-type="float">
            <text:p>-0.2024685</text:p>
          </table:table-cell>
          <table:table-cell table:formula="of:=[.B141]*COS([.C141])" office:value-type="float" office:value="-5.68069414736405" calcext:value-type="float">
            <text:p>-5.6806941474</text:p>
          </table:table-cell>
          <table:table-cell table:formula="of:=[.B141]*SIN([.C141])" office:value-type="float" office:value="-1.52871047597896" calcext:value-type="float">
            <text:p>-1.528710476</text:p>
          </table:table-cell>
          <table:table-cell table:formula="of:=ABS([.L141]-[.F141])" office:value-type="float" office:value="0.379233852635948" calcext:value-type="float">
            <text:p>0.3792338526</text:p>
          </table:table-cell>
          <table:table-cell table:formula="of:=ABS([.M141]-[.G141])" office:value-type="float" office:value="0.205551475978957" calcext:value-type="float">
            <text:p>0.205551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361756" calcext:value-type="float">
            <text:p>6.361756</text:p>
          </table:table-cell>
          <table:table-cell office:value-type="float" office:value="-2.861339" calcext:value-type="float">
            <text:p>-2.861339</text:p>
          </table:table-cell>
          <table:table-cell office:value-type="float" office:value="4.186973" calcext:value-type="float">
            <text:p>4.186973</text:p>
          </table:table-cell>
          <table:table-cell office:value-type="float" office:value="1477010457050000" calcext:value-type="float">
            <text:p>1477010457050000</text:p>
          </table:table-cell>
          <table:table-cell office:value-type="float" office:value="-6.304056" calcext:value-type="float">
            <text:p>-6.304056</text:p>
          </table:table-cell>
          <table:table-cell office:value-type="float" office:value="-1.775933" calcext:value-type="float">
            <text:p>-1.775933</text:p>
          </table:table-cell>
          <table:table-cell office:value-type="float" office:value="-2.485549" calcext:value-type="float">
            <text:p>-2.485549</text:p>
          </table:table-cell>
          <table:table-cell office:value-type="float" office:value="-4.497621" calcext:value-type="float">
            <text:p>-4.497621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-0.2152555" calcext:value-type="float">
            <text:p>-0.2152555</text:p>
          </table:table-cell>
          <table:table-cell table:formula="of:=[.B142]*COS([.C142])" office:value-type="float" office:value="-6.11355405411925" calcext:value-type="float">
            <text:p>-6.1135540541</text:p>
          </table:table-cell>
          <table:table-cell table:formula="of:=[.B142]*SIN([.C142])" office:value-type="float" office:value="-1.75965798691056" calcext:value-type="float">
            <text:p>-1.7596579869</text:p>
          </table:table-cell>
          <table:table-cell table:formula="of:=ABS([.L142]-[.F142])" office:value-type="float" office:value="0.190501945880754" calcext:value-type="float">
            <text:p>0.1905019459</text:p>
          </table:table-cell>
          <table:table-cell table:formula="of:=ABS([.M142]-[.G142])" office:value-type="float" office:value="0.0162750130894418" calcext:value-type="float">
            <text:p>0.0162750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23691" calcext:value-type="float">
            <text:p>7.323691</text:p>
          </table:table-cell>
          <table:table-cell office:value-type="float" office:value="-2.840141" calcext:value-type="float">
            <text:p>-2.840141</text:p>
          </table:table-cell>
          <table:table-cell office:value-type="float" office:value="3.856017" calcext:value-type="float">
            <text:p>3.856017</text:p>
          </table:table-cell>
          <table:table-cell office:value-type="float" office:value="1477010457150000" calcext:value-type="float">
            <text:p>1477010457150000</text:p>
          </table:table-cell>
          <table:table-cell office:value-type="float" office:value="-6.557376" calcext:value-type="float">
            <text:p>-6.557376</text:p>
          </table:table-cell>
          <table:table-cell office:value-type="float" office:value="-2.222807" calcext:value-type="float">
            <text:p>-2.222807</text:p>
          </table:table-cell>
          <table:table-cell office:value-type="float" office:value="-2.579462" calcext:value-type="float">
            <text:p>-2.579462</text:p>
          </table:table-cell>
          <table:table-cell office:value-type="float" office:value="-4.435853" calcext:value-type="float">
            <text:p>-4.435853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-0.2279066" calcext:value-type="float">
            <text:p>-0.2279066</text:p>
          </table:table-cell>
          <table:table-cell table:formula="of:=[.B143]*COS([.C143])" office:value-type="float" office:value="-6.9934400645907" calcext:value-type="float">
            <text:p>-6.9934400646</text:p>
          </table:table-cell>
          <table:table-cell table:formula="of:=[.B143]*SIN([.C143])" office:value-type="float" office:value="-2.174453017763" calcext:value-type="float">
            <text:p>-2.1744530178</text:p>
          </table:table-cell>
          <table:table-cell table:formula="of:=ABS([.L143]-[.F143])" office:value-type="float" office:value="0.436064064590703" calcext:value-type="float">
            <text:p>0.4360640646</text:p>
          </table:table-cell>
          <table:table-cell table:formula="of:=ABS([.M143]-[.G143])" office:value-type="float" office:value="0.0483539822370043" calcext:value-type="float">
            <text:p>0.0483539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628759" calcext:value-type="float">
            <text:p>7.628759</text:p>
          </table:table-cell>
          <table:table-cell office:value-type="float" office:value="-2.783213" calcext:value-type="float">
            <text:p>-2.783213</text:p>
          </table:table-cell>
          <table:table-cell office:value-type="float" office:value="4.248146" calcext:value-type="float">
            <text:p>4.248146</text:p>
          </table:table-cell>
          <table:table-cell office:value-type="float" office:value="1477010457250000" calcext:value-type="float">
            <text:p>1477010457250000</text:p>
          </table:table-cell>
          <table:table-cell office:value-type="float" office:value="-6.82029" calcext:value-type="float">
            <text:p>-6.82029</text:p>
          </table:table-cell>
          <table:table-cell office:value-type="float" office:value="-2.663229" calcext:value-type="float">
            <text:p>-2.663229</text:p>
          </table:table-cell>
          <table:table-cell office:value-type="float" office:value="-2.677204" calcext:value-type="float">
            <text:p>-2.677204</text:p>
          </table:table-cell>
          <table:table-cell office:value-type="float" office:value="-4.368474" calcext:value-type="float">
            <text:p>-4.368474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-0.2404137" calcext:value-type="float">
            <text:p>-0.2404137</text:p>
          </table:table-cell>
          <table:table-cell table:formula="of:=[.B144]*COS([.C144])" office:value-type="float" office:value="-7.14407648565517" calcext:value-type="float">
            <text:p>-7.1440764857</text:p>
          </table:table-cell>
          <table:table-cell table:formula="of:=[.B144]*SIN([.C144])" office:value-type="float" office:value="-2.67584286668517" calcext:value-type="float">
            <text:p>-2.6758428667</text:p>
          </table:table-cell>
          <table:table-cell table:formula="of:=ABS([.L144]-[.F144])" office:value-type="float" office:value="0.323786485655169" calcext:value-type="float">
            <text:p>0.3237864857</text:p>
          </table:table-cell>
          <table:table-cell table:formula="of:=ABS([.M144]-[.G144])" office:value-type="float" office:value="0.0126138666851663" calcext:value-type="float">
            <text:p>0.0126138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832033" calcext:value-type="float">
            <text:p>7.832033</text:p>
          </table:table-cell>
          <table:table-cell office:value-type="float" office:value="-2.717858" calcext:value-type="float">
            <text:p>-2.717858</text:p>
          </table:table-cell>
          <table:table-cell office:value-type="float" office:value="4.17322" calcext:value-type="float">
            <text:p>4.17322</text:p>
          </table:table-cell>
          <table:table-cell office:value-type="float" office:value="1477010457350000" calcext:value-type="float">
            <text:p>1477010457350000</text:p>
          </table:table-cell>
          <table:table-cell office:value-type="float" office:value="-7.093162" calcext:value-type="float">
            <text:p>-7.093162</text:p>
          </table:table-cell>
          <table:table-cell office:value-type="float" office:value="-3.096627" calcext:value-type="float">
            <text:p>-3.096627</text:p>
          </table:table-cell>
          <table:table-cell office:value-type="float" office:value="-2.778402" calcext:value-type="float">
            <text:p>-2.778402</text:p>
          </table:table-cell>
          <table:table-cell office:value-type="float" office:value="-4.295227" calcext:value-type="float">
            <text:p>-4.295227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-0.2527689" calcext:value-type="float">
            <text:p>-0.2527689</text:p>
          </table:table-cell>
          <table:table-cell table:formula="of:=[.B145]*COS([.C145])" office:value-type="float" office:value="-7.13936590330328" calcext:value-type="float">
            <text:p>-7.1393659033</text:p>
          </table:table-cell>
          <table:table-cell table:formula="of:=[.B145]*SIN([.C145])" office:value-type="float" office:value="-3.22027877859037" calcext:value-type="float">
            <text:p>-3.2202787786</text:p>
          </table:table-cell>
          <table:table-cell table:formula="of:=ABS([.L145]-[.F145])" office:value-type="float" office:value="0.0462039033032813" calcext:value-type="float">
            <text:p>0.0462039033</text:p>
          </table:table-cell>
          <table:table-cell table:formula="of:=ABS([.M145]-[.G145])" office:value-type="float" office:value="0.123651778590375" calcext:value-type="float">
            <text:p>0.1236517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782363" calcext:value-type="float">
            <text:p>8.782363</text:p>
          </table:table-cell>
          <table:table-cell office:value-type="float" office:value="-2.657161" calcext:value-type="float">
            <text:p>-2.657161</text:p>
          </table:table-cell>
          <table:table-cell office:value-type="float" office:value="4.417689" calcext:value-type="float">
            <text:p>4.417689</text:p>
          </table:table-cell>
          <table:table-cell office:value-type="float" office:value="1477010457450000" calcext:value-type="float">
            <text:p>1477010457450000</text:p>
          </table:table-cell>
          <table:table-cell office:value-type="float" office:value="-7.376317" calcext:value-type="float">
            <text:p>-7.376317</text:p>
          </table:table-cell>
          <table:table-cell office:value-type="float" office:value="-3.522399" calcext:value-type="float">
            <text:p>-3.522399</text:p>
          </table:table-cell>
          <table:table-cell office:value-type="float" office:value="-2.882652" calcext:value-type="float">
            <text:p>-2.882652</text:p>
          </table:table-cell>
          <table:table-cell office:value-type="float" office:value="-4.215858" calcext:value-type="float">
            <text:p>-4.215858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-0.2649645" calcext:value-type="float">
            <text:p>-0.2649645</text:p>
          </table:table-cell>
          <table:table-cell table:formula="of:=[.B146]*COS([.C146])" office:value-type="float" office:value="-7.77186232892377" calcext:value-type="float">
            <text:p>-7.7718623289</text:p>
          </table:table-cell>
          <table:table-cell table:formula="of:=[.B146]*SIN([.C146])" office:value-type="float" office:value="-4.08999459706545" calcext:value-type="float">
            <text:p>-4.0899945971</text:p>
          </table:table-cell>
          <table:table-cell table:formula="of:=ABS([.L146]-[.F146])" office:value-type="float" office:value="0.395545328923773" calcext:value-type="float">
            <text:p>0.3955453289</text:p>
          </table:table-cell>
          <table:table-cell table:formula="of:=ABS([.M146]-[.G146])" office:value-type="float" office:value="0.567595597065448" calcext:value-type="float">
            <text:p>0.5675955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466428" calcext:value-type="float">
            <text:p>8.466428</text:p>
          </table:table-cell>
          <table:table-cell office:value-type="float" office:value="-2.66525" calcext:value-type="float">
            <text:p>-2.66525</text:p>
          </table:table-cell>
          <table:table-cell office:value-type="float" office:value="4.645396" calcext:value-type="float">
            <text:p>4.645396</text:p>
          </table:table-cell>
          <table:table-cell office:value-type="float" office:value="1477010457550000" calcext:value-type="float">
            <text:p>1477010457550000</text:p>
          </table:table-cell>
          <table:table-cell office:value-type="float" office:value="-7.67004" calcext:value-type="float">
            <text:p>-7.67004</text:p>
          </table:table-cell>
          <table:table-cell office:value-type="float" office:value="-3.93992" calcext:value-type="float">
            <text:p>-3.93992</text:p>
          </table:table-cell>
          <table:table-cell office:value-type="float" office:value="-2.989527" calcext:value-type="float">
            <text:p>-2.989527</text:p>
          </table:table-cell>
          <table:table-cell office:value-type="float" office:value="-4.130121" calcext:value-type="float">
            <text:p>-4.130121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-0.2769928" calcext:value-type="float">
            <text:p>-0.2769928</text:p>
          </table:table-cell>
          <table:table-cell table:formula="of:=[.B147]*COS([.C147])" office:value-type="float" office:value="-7.52392722802824" calcext:value-type="float">
            <text:p>-7.523927228</text:p>
          </table:table-cell>
          <table:table-cell table:formula="of:=[.B147]*SIN([.C147])" office:value-type="float" office:value="-3.88212855873158" calcext:value-type="float">
            <text:p>-3.8821285587</text:p>
          </table:table-cell>
          <table:table-cell table:formula="of:=ABS([.L147]-[.F147])" office:value-type="float" office:value="0.146112771971761" calcext:value-type="float">
            <text:p>0.146112772</text:p>
          </table:table-cell>
          <table:table-cell table:formula="of:=ABS([.M147]-[.G147])" office:value-type="float" office:value="0.0577914412684244" calcext:value-type="float">
            <text:p>0.0577914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91522" calcext:value-type="float">
            <text:p>9.291522</text:p>
          </table:table-cell>
          <table:table-cell office:value-type="float" office:value="-2.626352" calcext:value-type="float">
            <text:p>-2.626352</text:p>
          </table:table-cell>
          <table:table-cell office:value-type="float" office:value="4.653436" calcext:value-type="float">
            <text:p>4.653436</text:p>
          </table:table-cell>
          <table:table-cell office:value-type="float" office:value="1477010457650000" calcext:value-type="float">
            <text:p>1477010457650000</text:p>
          </table:table-cell>
          <table:table-cell office:value-type="float" office:value="-7.974572" calcext:value-type="float">
            <text:p>-7.974572</text:p>
          </table:table-cell>
          <table:table-cell office:value-type="float" office:value="-4.348541" calcext:value-type="float">
            <text:p>-4.348541</text:p>
          </table:table-cell>
          <table:table-cell office:value-type="float" office:value="-3.09857" calcext:value-type="float">
            <text:p>-3.09857</text:p>
          </table:table-cell>
          <table:table-cell office:value-type="float" office:value="-4.03778" calcext:value-type="float">
            <text:p>-4.03778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-0.288846" calcext:value-type="float">
            <text:p>-0.288846</text:p>
          </table:table-cell>
          <table:table-cell table:formula="of:=[.B148]*COS([.C148])" office:value-type="float" office:value="-8.08524241482631" calcext:value-type="float">
            <text:p>-8.0852424148</text:p>
          </table:table-cell>
          <table:table-cell table:formula="of:=[.B148]*SIN([.C148])" office:value-type="float" office:value="-4.57834426075384" calcext:value-type="float">
            <text:p>-4.5783442608</text:p>
          </table:table-cell>
          <table:table-cell table:formula="of:=ABS([.L148]-[.F148])" office:value-type="float" office:value="0.110670414826311" calcext:value-type="float">
            <text:p>0.1106704148</text:p>
          </table:table-cell>
          <table:table-cell table:formula="of:=ABS([.M148]-[.G148])" office:value-type="float" office:value="0.229803260753838" calcext:value-type="float">
            <text:p>0.2298032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798837" calcext:value-type="float">
            <text:p>9.798837</text:p>
          </table:table-cell>
          <table:table-cell office:value-type="float" office:value="-2.611289" calcext:value-type="float">
            <text:p>-2.611289</text:p>
          </table:table-cell>
          <table:table-cell office:value-type="float" office:value="4.32196" calcext:value-type="float">
            <text:p>4.32196</text:p>
          </table:table-cell>
          <table:table-cell office:value-type="float" office:value="1477010457750000" calcext:value-type="float">
            <text:p>1477010457750000</text:p>
          </table:table-cell>
          <table:table-cell office:value-type="float" office:value="-8.290105" calcext:value-type="float">
            <text:p>-8.290105</text:p>
          </table:table-cell>
          <table:table-cell office:value-type="float" office:value="-4.747588" calcext:value-type="float">
            <text:p>-4.747588</text:p>
          </table:table-cell>
          <table:table-cell office:value-type="float" office:value="-3.209302" calcext:value-type="float">
            <text:p>-3.209302</text:p>
          </table:table-cell>
          <table:table-cell office:value-type="float" office:value="-3.938615" calcext:value-type="float">
            <text:p>-3.938615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-0.3005169" calcext:value-type="float">
            <text:p>-0.3005169</text:p>
          </table:table-cell>
          <table:table-cell table:formula="of:=[.B149]*COS([.C149])" office:value-type="float" office:value="-8.45300126646204" calcext:value-type="float">
            <text:p>-8.4530012665</text:p>
          </table:table-cell>
          <table:table-cell table:formula="of:=[.B149]*SIN([.C149])" office:value-type="float" office:value="-4.95620582116604" calcext:value-type="float">
            <text:p>-4.9562058212</text:p>
          </table:table-cell>
          <table:table-cell table:formula="of:=ABS([.L149]-[.F149])" office:value-type="float" office:value="0.162896266462038" calcext:value-type="float">
            <text:p>0.1628962665</text:p>
          </table:table-cell>
          <table:table-cell table:formula="of:=ABS([.M149]-[.G149])" office:value-type="float" office:value="0.208617821166043" calcext:value-type="float">
            <text:p>0.2086178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802091" calcext:value-type="float">
            <text:p>9.802091</text:p>
          </table:table-cell>
          <table:table-cell office:value-type="float" office:value="-2.630737" calcext:value-type="float">
            <text:p>-2.630737</text:p>
          </table:table-cell>
          <table:table-cell office:value-type="float" office:value="4.404867" calcext:value-type="float">
            <text:p>4.404867</text:p>
          </table:table-cell>
          <table:table-cell office:value-type="float" office:value="1477010457850000" calcext:value-type="float">
            <text:p>1477010457850000</text:p>
          </table:table-cell>
          <table:table-cell office:value-type="float" office:value="-8.616782" calcext:value-type="float">
            <text:p>-8.616782</text:p>
          </table:table-cell>
          <table:table-cell office:value-type="float" office:value="-5.136369" calcext:value-type="float">
            <text:p>-5.136369</text:p>
          </table:table-cell>
          <table:table-cell office:value-type="float" office:value="-3.321214" calcext:value-type="float">
            <text:p>-3.321214</text:p>
          </table:table-cell>
          <table:table-cell office:value-type="float" office:value="-3.83242" calcext:value-type="float">
            <text:p>-3.83242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-0.3119979" calcext:value-type="float">
            <text:p>-0.3119979</text:p>
          </table:table-cell>
          <table:table-cell table:formula="of:=[.B150]*COS([.C150])" office:value-type="float" office:value="-8.55062351510615" calcext:value-type="float">
            <text:p>-8.5506235151</text:p>
          </table:table-cell>
          <table:table-cell table:formula="of:=[.B150]*SIN([.C150])" office:value-type="float" office:value="-4.79247592327753" calcext:value-type="float">
            <text:p>-4.7924759233</text:p>
          </table:table-cell>
          <table:table-cell table:formula="of:=ABS([.L150]-[.F150])" office:value-type="float" office:value="0.0661584848938528" calcext:value-type="float">
            <text:p>0.0661584849</text:p>
          </table:table-cell>
          <table:table-cell table:formula="of:=ABS([.M150]-[.G150])" office:value-type="float" office:value="0.343893076722473" calcext:value-type="float">
            <text:p>0.3438930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8456" calcext:value-type="float">
            <text:p>10.68456</text:p>
          </table:table-cell>
          <table:table-cell office:value-type="float" office:value="-2.579587" calcext:value-type="float">
            <text:p>-2.579587</text:p>
          </table:table-cell>
          <table:table-cell office:value-type="float" office:value="4.696358" calcext:value-type="float">
            <text:p>4.696358</text:p>
          </table:table-cell>
          <table:table-cell office:value-type="float" office:value="1477010457950000" calcext:value-type="float">
            <text:p>1477010457950000</text:p>
          </table:table-cell>
          <table:table-cell office:value-type="float" office:value="-8.954695" calcext:value-type="float">
            <text:p>-8.954695</text:p>
          </table:table-cell>
          <table:table-cell office:value-type="float" office:value="-5.514169" calcext:value-type="float">
            <text:p>-5.514169</text:p>
          </table:table-cell>
          <table:table-cell office:value-type="float" office:value="-3.433775" calcext:value-type="float">
            <text:p>-3.433775</text:p>
          </table:table-cell>
          <table:table-cell office:value-type="float" office:value="-3.719011" calcext:value-type="float">
            <text:p>-3.719011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-0.3232819" calcext:value-type="float">
            <text:p>-0.3232819</text:p>
          </table:table-cell>
          <table:table-cell table:formula="of:=[.B151]*COS([.C151])" office:value-type="float" office:value="-9.0411468004651" calcext:value-type="float">
            <text:p>-9.0411468005</text:p>
          </table:table-cell>
          <table:table-cell table:formula="of:=[.B151]*SIN([.C151])" office:value-type="float" office:value="-5.69363565097379" calcext:value-type="float">
            <text:p>-5.693635651</text:p>
          </table:table-cell>
          <table:table-cell table:formula="of:=ABS([.L151]-[.F151])" office:value-type="float" office:value="0.0864518004650972" calcext:value-type="float">
            <text:p>0.0864518005</text:p>
          </table:table-cell>
          <table:table-cell table:formula="of:=ABS([.M151]-[.G151])" office:value-type="float" office:value="0.179466650973792" calcext:value-type="float">
            <text:p>0.179466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39385" calcext:value-type="float">
            <text:p>10.39385</text:p>
          </table:table-cell>
          <table:table-cell office:value-type="float" office:value="-2.593059" calcext:value-type="float">
            <text:p>-2.593059</text:p>
          </table:table-cell>
          <table:table-cell office:value-type="float" office:value="4.474467" calcext:value-type="float">
            <text:p>4.474467</text:p>
          </table:table-cell>
          <table:table-cell office:value-type="float" office:value="1477010458050000" calcext:value-type="float">
            <text:p>1477010458050000</text:p>
          </table:table-cell>
          <table:table-cell office:value-type="float" office:value="-9.303882" calcext:value-type="float">
            <text:p>-9.303882</text:p>
          </table:table-cell>
          <table:table-cell office:value-type="float" office:value="-5.880259" calcext:value-type="float">
            <text:p>-5.880259</text:p>
          </table:table-cell>
          <table:table-cell office:value-type="float" office:value="-3.546428" calcext:value-type="float">
            <text:p>-3.546428</text:p>
          </table:table-cell>
          <table:table-cell office:value-type="float" office:value="-3.598229" calcext:value-type="float">
            <text:p>-3.598229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-0.3343617" calcext:value-type="float">
            <text:p>-0.3343617</text:p>
          </table:table-cell>
          <table:table-cell table:formula="of:=[.B152]*COS([.C152])" office:value-type="float" office:value="-8.86896874243148" calcext:value-type="float">
            <text:p>-8.8689687424</text:p>
          </table:table-cell>
          <table:table-cell table:formula="of:=[.B152]*SIN([.C152])" office:value-type="float" office:value="-5.41973350528173" calcext:value-type="float">
            <text:p>-5.4197335053</text:p>
          </table:table-cell>
          <table:table-cell table:formula="of:=ABS([.L152]-[.F152])" office:value-type="float" office:value="0.434913257568523" calcext:value-type="float">
            <text:p>0.4349132576</text:p>
          </table:table-cell>
          <table:table-cell table:formula="of:=ABS([.M152]-[.G152])" office:value-type="float" office:value="0.460525494718265" calcext:value-type="float">
            <text:p>0.4605254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71653" calcext:value-type="float">
            <text:p>11.71653</text:p>
          </table:table-cell>
          <table:table-cell office:value-type="float" office:value="-2.562531" calcext:value-type="float">
            <text:p>-2.562531</text:p>
          </table:table-cell>
          <table:table-cell office:value-type="float" office:value="4.727339" calcext:value-type="float">
            <text:p>4.727339</text:p>
          </table:table-cell>
          <table:table-cell office:value-type="float" office:value="1477010458150000" calcext:value-type="float">
            <text:p>1477010458150000</text:p>
          </table:table-cell>
          <table:table-cell office:value-type="float" office:value="-9.664322" calcext:value-type="float">
            <text:p>-9.664322</text:p>
          </table:table-cell>
          <table:table-cell office:value-type="float" office:value="-6.233892" calcext:value-type="float">
            <text:p>-6.233892</text:p>
          </table:table-cell>
          <table:table-cell office:value-type="float" office:value="-3.658598" calcext:value-type="float">
            <text:p>-3.658598</text:p>
          </table:table-cell>
          <table:table-cell office:value-type="float" office:value="-3.469939" calcext:value-type="float">
            <text:p>-3.469939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-0.3452302" calcext:value-type="float">
            <text:p>-0.3452302</text:p>
          </table:table-cell>
          <table:table-cell table:formula="of:=[.B153]*COS([.C153])" office:value-type="float" office:value="-9.80646048107616" calcext:value-type="float">
            <text:p>-9.8064604811</text:p>
          </table:table-cell>
          <table:table-cell table:formula="of:=[.B153]*SIN([.C153])" office:value-type="float" office:value="-6.41173986325019" calcext:value-type="float">
            <text:p>-6.4117398633</text:p>
          </table:table-cell>
          <table:table-cell table:formula="of:=ABS([.L153]-[.F153])" office:value-type="float" office:value="0.142138481076159" calcext:value-type="float">
            <text:p>0.1421384811</text:p>
          </table:table-cell>
          <table:table-cell table:formula="of:=ABS([.M153]-[.G153])" office:value-type="float" office:value="0.177847863250189" calcext:value-type="float">
            <text:p>0.1778478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1835" calcext:value-type="float">
            <text:p>12.41835</text:p>
          </table:table-cell>
          <table:table-cell office:value-type="float" office:value="-2.60434" calcext:value-type="float">
            <text:p>-2.60434</text:p>
          </table:table-cell>
          <table:table-cell office:value-type="float" office:value="5.088445" calcext:value-type="float">
            <text:p>5.088445</text:p>
          </table:table-cell>
          <table:table-cell office:value-type="float" office:value="1477010458250000" calcext:value-type="float">
            <text:p>1477010458250000</text:p>
          </table:table-cell>
          <table:table-cell office:value-type="float" office:value="-10.03594" calcext:value-type="float">
            <text:p>-10.03594</text:p>
          </table:table-cell>
          <table:table-cell office:value-type="float" office:value="-6.574313" calcext:value-type="float">
            <text:p>-6.574313</text:p>
          </table:table-cell>
          <table:table-cell office:value-type="float" office:value="-3.769685" calcext:value-type="float">
            <text:p>-3.769685</text:p>
          </table:table-cell>
          <table:table-cell office:value-type="float" office:value="-3.334038" calcext:value-type="float">
            <text:p>-3.334038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-0.3558808" calcext:value-type="float">
            <text:p>-0.3558808</text:p>
          </table:table-cell>
          <table:table-cell table:formula="of:=[.B154]*COS([.C154])" office:value-type="float" office:value="-10.668827423007" calcext:value-type="float">
            <text:p>-10.668827423</text:p>
          </table:table-cell>
          <table:table-cell table:formula="of:=[.B154]*SIN([.C154])" office:value-type="float" office:value="-6.35543374920966" calcext:value-type="float">
            <text:p>-6.3554337492</text:p>
          </table:table-cell>
          <table:table-cell table:formula="of:=ABS([.L154]-[.F154])" office:value-type="float" office:value="0.632887423007029" calcext:value-type="float">
            <text:p>0.632887423</text:p>
          </table:table-cell>
          <table:table-cell table:formula="of:=ABS([.M154]-[.G154])" office:value-type="float" office:value="0.218879250790336" calcext:value-type="float">
            <text:p>0.2188792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22652" calcext:value-type="float">
            <text:p>12.22652</text:p>
          </table:table-cell>
          <table:table-cell office:value-type="float" office:value="-2.560613" calcext:value-type="float">
            <text:p>-2.560613</text:p>
          </table:table-cell>
          <table:table-cell office:value-type="float" office:value="5.054863" calcext:value-type="float">
            <text:p>5.054863</text:p>
          </table:table-cell>
          <table:table-cell office:value-type="float" office:value="1477010458350000" calcext:value-type="float">
            <text:p>1477010458350000</text:p>
          </table:table-cell>
          <table:table-cell office:value-type="float" office:value="-10.41859" calcext:value-type="float">
            <text:p>-10.41859</text:p>
          </table:table-cell>
          <table:table-cell office:value-type="float" office:value="-6.900754" calcext:value-type="float">
            <text:p>-6.900754</text:p>
          </table:table-cell>
          <table:table-cell office:value-type="float" office:value="-3.879073" calcext:value-type="float">
            <text:p>-3.879073</text:p>
          </table:table-cell>
          <table:table-cell office:value-type="float" office:value="-3.190457" calcext:value-type="float">
            <text:p>-3.190457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-0.3663065" calcext:value-type="float">
            <text:p>-0.3663065</text:p>
          </table:table-cell>
          <table:table-cell table:formula="of:=[.B155]*COS([.C155])" office:value-type="float" office:value="-10.2204583159288" calcext:value-type="float">
            <text:p>-10.2204583159</text:p>
          </table:table-cell>
          <table:table-cell table:formula="of:=[.B155]*SIN([.C155])" office:value-type="float" office:value="-6.71044135081758" calcext:value-type="float">
            <text:p>-6.7104413508</text:p>
          </table:table-cell>
          <table:table-cell table:formula="of:=ABS([.L155]-[.F155])" office:value-type="float" office:value="0.19813168407123" calcext:value-type="float">
            <text:p>0.1981316841</text:p>
          </table:table-cell>
          <table:table-cell table:formula="of:=ABS([.M155]-[.G155])" office:value-type="float" office:value="0.190312649182418" calcext:value-type="float">
            <text:p>0.1903126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6009" calcext:value-type="float">
            <text:p>12.86009</text:p>
          </table:table-cell>
          <table:table-cell office:value-type="float" office:value="-2.581386" calcext:value-type="float">
            <text:p>-2.581386</text:p>
          </table:table-cell>
          <table:table-cell office:value-type="float" office:value="5.086446" calcext:value-type="float">
            <text:p>5.086446</text:p>
          </table:table-cell>
          <table:table-cell office:value-type="float" office:value="1477010458450000" calcext:value-type="float">
            <text:p>1477010458450000</text:p>
          </table:table-cell>
          <table:table-cell office:value-type="float" office:value="-10.81208" calcext:value-type="float">
            <text:p>-10.81208</text:p>
          </table:table-cell>
          <table:table-cell office:value-type="float" office:value="-7.212446" calcext:value-type="float">
            <text:p>-7.212446</text:p>
          </table:table-cell>
          <table:table-cell office:value-type="float" office:value="-3.986131" calcext:value-type="float">
            <text:p>-3.986131</text:p>
          </table:table-cell>
          <table:table-cell office:value-type="float" office:value="-3.03916" calcext:value-type="float">
            <text:p>-3.03916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-0.3765009" calcext:value-type="float">
            <text:p>-0.3765009</text:p>
          </table:table-cell>
          <table:table-cell table:formula="of:=[.B156]*COS([.C156])" office:value-type="float" office:value="-10.8943650761316" calcext:value-type="float">
            <text:p>-10.8943650761</text:p>
          </table:table-cell>
          <table:table-cell table:formula="of:=[.B156]*SIN([.C156])" office:value-type="float" office:value="-6.83335381756745" calcext:value-type="float">
            <text:p>-6.8333538176</text:p>
          </table:table-cell>
          <table:table-cell table:formula="of:=ABS([.L156]-[.F156])" office:value-type="float" office:value="0.0822850761316225" calcext:value-type="float">
            <text:p>0.0822850761</text:p>
          </table:table-cell>
          <table:table-cell table:formula="of:=ABS([.M156]-[.G156])" office:value-type="float" office:value="0.379092182432552" calcext:value-type="float">
            <text:p>0.3790921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295" calcext:value-type="float">
            <text:p>13.2295</text:p>
          </table:table-cell>
          <table:table-cell office:value-type="float" office:value="-2.550653" calcext:value-type="float">
            <text:p>-2.550653</text:p>
          </table:table-cell>
          <table:table-cell office:value-type="float" office:value="4.90432" calcext:value-type="float">
            <text:p>4.90432</text:p>
          </table:table-cell>
          <table:table-cell office:value-type="float" office:value="1477010458550000" calcext:value-type="float">
            <text:p>1477010458550000</text:p>
          </table:table-cell>
          <table:table-cell office:value-type="float" office:value="-11.21613" calcext:value-type="float">
            <text:p>-11.21613</text:p>
          </table:table-cell>
          <table:table-cell office:value-type="float" office:value="-7.508615" calcext:value-type="float">
            <text:p>-7.508615</text:p>
          </table:table-cell>
          <table:table-cell office:value-type="float" office:value="-4.090214" calcext:value-type="float">
            <text:p>-4.090214</text:p>
          </table:table-cell>
          <table:table-cell office:value-type="float" office:value="-2.880154" calcext:value-type="float">
            <text:p>-2.880154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-0.3864575" calcext:value-type="float">
            <text:p>-0.3864575</text:p>
          </table:table-cell>
          <table:table-cell table:formula="of:=[.B157]*COS([.C157])" office:value-type="float" office:value="-10.986008656323" calcext:value-type="float">
            <text:p>-10.9860086563</text:p>
          </table:table-cell>
          <table:table-cell table:formula="of:=[.B157]*SIN([.C157])" office:value-type="float" office:value="-7.3707044475543" calcext:value-type="float">
            <text:p>-7.3707044476</text:p>
          </table:table-cell>
          <table:table-cell table:formula="of:=ABS([.L157]-[.F157])" office:value-type="float" office:value="0.230121343677032" calcext:value-type="float">
            <text:p>0.2301213437</text:p>
          </table:table-cell>
          <table:table-cell table:formula="of:=ABS([.M157]-[.G157])" office:value-type="float" office:value="0.137910552445697" calcext:value-type="float">
            <text:p>0.1379105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225" calcext:value-type="float">
            <text:p>13.64225</text:p>
          </table:table-cell>
          <table:table-cell office:value-type="float" office:value="-2.562944" calcext:value-type="float">
            <text:p>-2.562944</text:p>
          </table:table-cell>
          <table:table-cell office:value-type="float" office:value="4.892821" calcext:value-type="float">
            <text:p>4.892821</text:p>
          </table:table-cell>
          <table:table-cell office:value-type="float" office:value="1477010458650000" calcext:value-type="float">
            <text:p>1477010458650000</text:p>
          </table:table-cell>
          <table:table-cell office:value-type="float" office:value="-11.63042" calcext:value-type="float">
            <text:p>-11.63042</text:p>
          </table:table-cell>
          <table:table-cell office:value-type="float" office:value="-7.788492" calcext:value-type="float">
            <text:p>-7.788492</text:p>
          </table:table-cell>
          <table:table-cell office:value-type="float" office:value="-4.190665" calcext:value-type="float">
            <text:p>-4.190665</text:p>
          </table:table-cell>
          <table:table-cell office:value-type="float" office:value="-2.713485" calcext:value-type="float">
            <text:p>-2.713485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-0.39617" calcext:value-type="float">
            <text:p>-0.39617</text:p>
          </table:table-cell>
          <table:table-cell table:formula="of:=[.B158]*COS([.C158])" office:value-type="float" office:value="-11.4213252070283" calcext:value-type="float">
            <text:p>-11.421325207</text:p>
          </table:table-cell>
          <table:table-cell table:formula="of:=[.B158]*SIN([.C158])" office:value-type="float" office:value="-7.46085220184664" calcext:value-type="float">
            <text:p>-7.4608522018</text:p>
          </table:table-cell>
          <table:table-cell table:formula="of:=ABS([.L158]-[.F158])" office:value-type="float" office:value="0.209094792971698" calcext:value-type="float">
            <text:p>0.209094793</text:p>
          </table:table-cell>
          <table:table-cell table:formula="of:=ABS([.M158]-[.G158])" office:value-type="float" office:value="0.327639798153358" calcext:value-type="float">
            <text:p>0.3276397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0946" calcext:value-type="float">
            <text:p>14.30946</text:p>
          </table:table-cell>
          <table:table-cell office:value-type="float" office:value="-2.558143" calcext:value-type="float">
            <text:p>-2.558143</text:p>
          </table:table-cell>
          <table:table-cell office:value-type="float" office:value="4.496727" calcext:value-type="float">
            <text:p>4.496727</text:p>
          </table:table-cell>
          <table:table-cell office:value-type="float" office:value="1477010458750000" calcext:value-type="float">
            <text:p>1477010458750000</text:p>
          </table:table-cell>
          <table:table-cell office:value-type="float" office:value="-12.05455" calcext:value-type="float">
            <text:p>-12.05455</text:p>
          </table:table-cell>
          <table:table-cell office:value-type="float" office:value="-8.051314" calcext:value-type="float">
            <text:p>-8.051314</text:p>
          </table:table-cell>
          <table:table-cell office:value-type="float" office:value="-4.286824" calcext:value-type="float">
            <text:p>-4.286824</text:p>
          </table:table-cell>
          <table:table-cell office:value-type="float" office:value="-2.539242" calcext:value-type="float">
            <text:p>-2.539242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-0.4056322" calcext:value-type="float">
            <text:p>-0.4056322</text:p>
          </table:table-cell>
          <table:table-cell table:formula="of:=[.B159]*COS([.C159])" office:value-type="float" office:value="-11.9422057357598" calcext:value-type="float">
            <text:p>-11.9422057358</text:p>
          </table:table-cell>
          <table:table-cell table:formula="of:=[.B159]*SIN([.C159])" office:value-type="float" office:value="-7.88316989899274" calcext:value-type="float">
            <text:p>-7.883169899</text:p>
          </table:table-cell>
          <table:table-cell table:formula="of:=ABS([.L159]-[.F159])" office:value-type="float" office:value="0.112344264240177" calcext:value-type="float">
            <text:p>0.1123442642</text:p>
          </table:table-cell>
          <table:table-cell table:formula="of:=ABS([.M159]-[.G159])" office:value-type="float" office:value="0.168144101007263" calcext:value-type="float">
            <text:p>0.168144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80702" calcext:value-type="float">
            <text:p>14.80702</text:p>
          </table:table-cell>
          <table:table-cell office:value-type="float" office:value="-2.569118" calcext:value-type="float">
            <text:p>-2.569118</text:p>
          </table:table-cell>
          <table:table-cell office:value-type="float" office:value="5.276673" calcext:value-type="float">
            <text:p>5.276673</text:p>
          </table:table-cell>
          <table:table-cell office:value-type="float" office:value="1477010458850000" calcext:value-type="float">
            <text:p>1477010458850000</text:p>
          </table:table-cell>
          <table:table-cell office:value-type="float" office:value="-12.48806" calcext:value-type="float">
            <text:p>-12.48806</text:p>
          </table:table-cell>
          <table:table-cell office:value-type="float" office:value="-8.296329" calcext:value-type="float">
            <text:p>-8.296329</text:p>
          </table:table-cell>
          <table:table-cell office:value-type="float" office:value="-4.378023" calcext:value-type="float">
            <text:p>-4.378023</text:p>
          </table:table-cell>
          <table:table-cell office:value-type="float" office:value="-2.357561" calcext:value-type="float">
            <text:p>-2.357561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-0.4148383" calcext:value-type="float">
            <text:p>-0.4148383</text:p>
          </table:table-cell>
          <table:table-cell table:formula="of:=[.B160]*COS([.C160])" office:value-type="float" office:value="-12.4462330971325" calcext:value-type="float">
            <text:p>-12.4462330971</text:p>
          </table:table-cell>
          <table:table-cell table:formula="of:=[.B160]*SIN([.C160])" office:value-type="float" office:value="-8.02116718266389" calcext:value-type="float">
            <text:p>-8.0211671827</text:p>
          </table:table-cell>
          <table:table-cell table:formula="of:=ABS([.L160]-[.F160])" office:value-type="float" office:value="0.0418269028675233" calcext:value-type="float">
            <text:p>0.0418269029</text:p>
          </table:table-cell>
          <table:table-cell table:formula="of:=ABS([.M160]-[.G160])" office:value-type="float" office:value="0.275161817336114" calcext:value-type="float">
            <text:p>0.2751618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5301" calcext:value-type="float">
            <text:p>15.15301</text:p>
          </table:table-cell>
          <table:table-cell office:value-type="float" office:value="-2.570225" calcext:value-type="float">
            <text:p>-2.570225</text:p>
          </table:table-cell>
          <table:table-cell office:value-type="float" office:value="4.469576" calcext:value-type="float">
            <text:p>4.469576</text:p>
          </table:table-cell>
          <table:table-cell office:value-type="float" office:value="1477010458950000" calcext:value-type="float">
            <text:p>1477010458950000</text:p>
          </table:table-cell>
          <table:table-cell office:value-type="float" office:value="-12.93042" calcext:value-type="float">
            <text:p>-12.93042</text:p>
          </table:table-cell>
          <table:table-cell office:value-type="float" office:value="-8.522802" calcext:value-type="float">
            <text:p>-8.522802</text:p>
          </table:table-cell>
          <table:table-cell office:value-type="float" office:value="-4.463597" calcext:value-type="float">
            <text:p>-4.463597</text:p>
          </table:table-cell>
          <table:table-cell office:value-type="float" office:value="-2.168626" calcext:value-type="float">
            <text:p>-2.168626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-0.4237823" calcext:value-type="float">
            <text:p>-0.4237823</text:p>
          </table:table-cell>
          <table:table-cell table:formula="of:=[.B161]*COS([.C161])" office:value-type="float" office:value="-12.7461385964312" calcext:value-type="float">
            <text:p>-12.7461385964</text:p>
          </table:table-cell>
          <table:table-cell table:formula="of:=[.B161]*SIN([.C161])" office:value-type="float" office:value="-8.19448979135774" calcext:value-type="float">
            <text:p>-8.1944897914</text:p>
          </table:table-cell>
          <table:table-cell table:formula="of:=ABS([.L161]-[.F161])" office:value-type="float" office:value="0.18428140356877" calcext:value-type="float">
            <text:p>0.1842814036</text:p>
          </table:table-cell>
          <table:table-cell table:formula="of:=ABS([.M161]-[.G161])" office:value-type="float" office:value="0.328312208642265" calcext:value-type="float">
            <text:p>0.3283122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8677" calcext:value-type="float">
            <text:p>16.18677</text:p>
          </table:table-cell>
          <table:table-cell office:value-type="float" office:value="-2.590798" calcext:value-type="float">
            <text:p>-2.590798</text:p>
          </table:table-cell>
          <table:table-cell office:value-type="float" office:value="5.01852" calcext:value-type="float">
            <text:p>5.01852</text:p>
          </table:table-cell>
          <table:table-cell office:value-type="float" office:value="1477010459050000" calcext:value-type="float">
            <text:p>1477010459050000</text:p>
          </table:table-cell>
          <table:table-cell office:value-type="float" office:value="-13.38102" calcext:value-type="float">
            <text:p>-13.38102</text:p>
          </table:table-cell>
          <table:table-cell office:value-type="float" office:value="-8.730018" calcext:value-type="float">
            <text:p>-8.730018</text:p>
          </table:table-cell>
          <table:table-cell office:value-type="float" office:value="-4.542886" calcext:value-type="float">
            <text:p>-4.542886</text:p>
          </table:table-cell>
          <table:table-cell office:value-type="float" office:value="-1.972669" calcext:value-type="float">
            <text:p>-1.972669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-0.4324586" calcext:value-type="float">
            <text:p>-0.4324586</text:p>
          </table:table-cell>
          <table:table-cell table:formula="of:=[.B162]*COS([.C162])" office:value-type="float" office:value="-13.7928907411615" calcext:value-type="float">
            <text:p>-13.7928907412</text:p>
          </table:table-cell>
          <table:table-cell table:formula="of:=[.B162]*SIN([.C162])" office:value-type="float" office:value="-8.47158120041834" calcext:value-type="float">
            <text:p>-8.4715812004</text:p>
          </table:table-cell>
          <table:table-cell table:formula="of:=ABS([.L162]-[.F162])" office:value-type="float" office:value="0.411870741161495" calcext:value-type="float">
            <text:p>0.4118707412</text:p>
          </table:table-cell>
          <table:table-cell table:formula="of:=ABS([.M162]-[.G162])" office:value-type="float" office:value="0.258436799581656" calcext:value-type="float">
            <text:p>0.2584367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4577" calcext:value-type="float">
            <text:p>15.94577</text:p>
          </table:table-cell>
          <table:table-cell office:value-type="float" office:value="-2.596823" calcext:value-type="float">
            <text:p>-2.596823</text:p>
          </table:table-cell>
          <table:table-cell office:value-type="float" office:value="4.287804" calcext:value-type="float">
            <text:p>4.287804</text:p>
          </table:table-cell>
          <table:table-cell office:value-type="float" office:value="1477010459150000" calcext:value-type="float">
            <text:p>1477010459150000</text:p>
          </table:table-cell>
          <table:table-cell office:value-type="float" office:value="-13.83922" calcext:value-type="float">
            <text:p>-13.83922</text:p>
          </table:table-cell>
          <table:table-cell office:value-type="float" office:value="-8.917288" calcext:value-type="float">
            <text:p>-8.917288</text:p>
          </table:table-cell>
          <table:table-cell office:value-type="float" office:value="-4.615237" calcext:value-type="float">
            <text:p>-4.615237</text:p>
          </table:table-cell>
          <table:table-cell office:value-type="float" office:value="-1.769971" calcext:value-type="float">
            <text:p>-1.769971</text:p>
          </table:table-cell>
          <table:table-cell office:value-type="float" office:value="3.5078" calcext:value-type="float">
            <text:p>3.5078</text:p>
          </table:table-cell>
          <table:table-cell office:value-type="float" office:value="-0.4408618" calcext:value-type="float">
            <text:p>-0.4408618</text:p>
          </table:table-cell>
          <table:table-cell table:formula="of:=[.B163]*COS([.C163])" office:value-type="float" office:value="-13.6375669137643" calcext:value-type="float">
            <text:p>-13.6375669138</text:p>
          </table:table-cell>
          <table:table-cell table:formula="of:=[.B163]*SIN([.C163])" office:value-type="float" office:value="-8.26343448969617" calcext:value-type="float">
            <text:p>-8.2634344897</text:p>
          </table:table-cell>
          <table:table-cell table:formula="of:=ABS([.L163]-[.F163])" office:value-type="float" office:value="0.201653086235662" calcext:value-type="float">
            <text:p>0.2016530862</text:p>
          </table:table-cell>
          <table:table-cell table:formula="of:=ABS([.M163]-[.G163])" office:value-type="float" office:value="0.653853510303829" calcext:value-type="float">
            <text:p>0.6538535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93662" calcext:value-type="float">
            <text:p>16.93662</text:p>
          </table:table-cell>
          <table:table-cell office:value-type="float" office:value="-2.595538" calcext:value-type="float">
            <text:p>-2.595538</text:p>
          </table:table-cell>
          <table:table-cell office:value-type="float" office:value="5.128914" calcext:value-type="float">
            <text:p>5.128914</text:p>
          </table:table-cell>
          <table:table-cell office:value-type="float" office:value="1477010459250000" calcext:value-type="float">
            <text:p>1477010459250000</text:p>
          </table:table-cell>
          <table:table-cell office:value-type="float" office:value="-14.30428" calcext:value-type="float">
            <text:p>-14.30428</text:p>
          </table:table-cell>
          <table:table-cell office:value-type="float" office:value="-9.083954" calcext:value-type="float">
            <text:p>-9.083954</text:p>
          </table:table-cell>
          <table:table-cell office:value-type="float" office:value="-4.68001" calcext:value-type="float">
            <text:p>-4.68001</text:p>
          </table:table-cell>
          <table:table-cell office:value-type="float" office:value="-1.560863" calcext:value-type="float">
            <text:p>-1.560863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-0.4489866" calcext:value-type="float">
            <text:p>-0.4489866</text:p>
          </table:table-cell>
          <table:table-cell table:formula="of:=[.B164]*COS([.C164])" office:value-type="float" office:value="-14.4736978002446" calcext:value-type="float">
            <text:p>-14.4736978002</text:p>
          </table:table-cell>
          <table:table-cell table:formula="of:=[.B164]*SIN([.C164])" office:value-type="float" office:value="-8.79551982611578" calcext:value-type="float">
            <text:p>-8.7955198261</text:p>
          </table:table-cell>
          <table:table-cell table:formula="of:=ABS([.L164]-[.F164])" office:value-type="float" office:value="0.169417800244563" calcext:value-type="float">
            <text:p>0.1694178002</text:p>
          </table:table-cell>
          <table:table-cell table:formula="of:=ABS([.M164]-[.G164])" office:value-type="float" office:value="0.288434173884221" calcext:value-type="float">
            <text:p>0.2884341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30411" calcext:value-type="float">
            <text:p>17.30411</text:p>
          </table:table-cell>
          <table:table-cell office:value-type="float" office:value="-2.572383" calcext:value-type="float">
            <text:p>-2.572383</text:p>
          </table:table-cell>
          <table:table-cell office:value-type="float" office:value="4.587093" calcext:value-type="float">
            <text:p>4.587093</text:p>
          </table:table-cell>
          <table:table-cell office:value-type="float" office:value="1477010459350000" calcext:value-type="float">
            <text:p>1477010459350000</text:p>
          </table:table-cell>
          <table:table-cell office:value-type="float" office:value="-14.7754" calcext:value-type="float">
            <text:p>-14.7754</text:p>
          </table:table-cell>
          <table:table-cell office:value-type="float" office:value="-9.229392" calcext:value-type="float">
            <text:p>-9.229392</text:p>
          </table:table-cell>
          <table:table-cell office:value-type="float" office:value="-4.736584" calcext:value-type="float">
            <text:p>-4.736584</text:p>
          </table:table-cell>
          <table:table-cell office:value-type="float" office:value="-1.345729" calcext:value-type="float">
            <text:p>-1.345729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-0.4568277" calcext:value-type="float">
            <text:p>-0.4568277</text:p>
          </table:table-cell>
          <table:table-cell table:formula="of:=[.B165]*COS([.C165])" office:value-type="float" office:value="-14.5757226705754" calcext:value-type="float">
            <text:p>-14.5757226706</text:p>
          </table:table-cell>
          <table:table-cell table:formula="of:=[.B165]*SIN([.C165])" office:value-type="float" office:value="-9.32633537476406" calcext:value-type="float">
            <text:p>-9.3263353748</text:p>
          </table:table-cell>
          <table:table-cell table:formula="of:=ABS([.L165]-[.F165])" office:value-type="float" office:value="0.19967732942464" calcext:value-type="float">
            <text:p>0.1996773294</text:p>
          </table:table-cell>
          <table:table-cell table:formula="of:=ABS([.M165]-[.G165])" office:value-type="float" office:value="0.0969433747640611" calcext:value-type="float">
            <text:p>0.0969433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38249" calcext:value-type="float">
            <text:p>18.38249</text:p>
          </table:table-cell>
          <table:table-cell office:value-type="float" office:value="-2.586137" calcext:value-type="float">
            <text:p>-2.586137</text:p>
          </table:table-cell>
          <table:table-cell office:value-type="float" office:value="4.685169" calcext:value-type="float">
            <text:p>4.685169</text:p>
          </table:table-cell>
          <table:table-cell office:value-type="float" office:value="1477010459450000" calcext:value-type="float">
            <text:p>1477010459450000</text:p>
          </table:table-cell>
          <table:table-cell office:value-type="float" office:value="-15.25175" calcext:value-type="float">
            <text:p>-15.25175</text:p>
          </table:table-cell>
          <table:table-cell office:value-type="float" office:value="-9.353023" calcext:value-type="float">
            <text:p>-9.353023</text:p>
          </table:table-cell>
          <table:table-cell office:value-type="float" office:value="-4.784356" calcext:value-type="float">
            <text:p>-4.784356</text:p>
          </table:table-cell>
          <table:table-cell office:value-type="float" office:value="-1.125" calcext:value-type="float">
            <text:p>-1.125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-0.4643804" calcext:value-type="float">
            <text:p>-0.4643804</text:p>
          </table:table-cell>
          <table:table-cell table:formula="of:=[.B166]*COS([.C166])" office:value-type="float" office:value="-15.6188710204109" calcext:value-type="float">
            <text:p>-15.6188710204</text:p>
          </table:table-cell>
          <table:table-cell table:formula="of:=[.B166]*SIN([.C166])" office:value-type="float" office:value="-9.69364774725539" calcext:value-type="float">
            <text:p>-9.6936477473</text:p>
          </table:table-cell>
          <table:table-cell table:formula="of:=ABS([.L166]-[.F166])" office:value-type="float" office:value="0.367121020410876" calcext:value-type="float">
            <text:p>0.3671210204</text:p>
          </table:table-cell>
          <table:table-cell table:formula="of:=ABS([.M166]-[.G166])" office:value-type="float" office:value="0.340624747255385" calcext:value-type="float">
            <text:p>0.3406247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8209" calcext:value-type="float">
            <text:p>18.48209</text:p>
          </table:table-cell>
          <table:table-cell office:value-type="float" office:value="-2.610702" calcext:value-type="float">
            <text:p>-2.610702</text:p>
          </table:table-cell>
          <table:table-cell office:value-type="float" office:value="4.286584" calcext:value-type="float">
            <text:p>4.286584</text:p>
          </table:table-cell>
          <table:table-cell office:value-type="float" office:value="1477010459550000" calcext:value-type="float">
            <text:p>1477010459550000</text:p>
          </table:table-cell>
          <table:table-cell office:value-type="float" office:value="-15.73241" calcext:value-type="float">
            <text:p>-15.73241</text:p>
          </table:table-cell>
          <table:table-cell office:value-type="float" office:value="-9.45431" calcext:value-type="float">
            <text:p>-9.45431</text:p>
          </table:table-cell>
          <table:table-cell office:value-type="float" office:value="-4.822755" calcext:value-type="float">
            <text:p>-4.822755</text:p>
          </table:table-cell>
          <table:table-cell office:value-type="float" office:value="-0.8991588" calcext:value-type="float">
            <text:p>-0.8991588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-0.4716397" calcext:value-type="float">
            <text:p>-0.4716397</text:p>
          </table:table-cell>
          <table:table-cell table:formula="of:=[.B167]*COS([.C167])" office:value-type="float" office:value="-15.938149951103" calcext:value-type="float">
            <text:p>-15.9381499511</text:p>
          </table:table-cell>
          <table:table-cell table:formula="of:=[.B167]*SIN([.C167])" office:value-type="float" office:value="-9.35751179022804" calcext:value-type="float">
            <text:p>-9.3575117902</text:p>
          </table:table-cell>
          <table:table-cell table:formula="of:=ABS([.L167]-[.F167])" office:value-type="float" office:value="0.205739951102958" calcext:value-type="float">
            <text:p>0.2057399511</text:p>
          </table:table-cell>
          <table:table-cell table:formula="of:=ABS([.M167]-[.G167])" office:value-type="float" office:value="0.0967982097719595" calcext:value-type="float">
            <text:p>0.0967982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1681" calcext:value-type="float">
            <text:p>18.81681</text:p>
          </table:table-cell>
          <table:table-cell office:value-type="float" office:value="-2.651658" calcext:value-type="float">
            <text:p>-2.651658</text:p>
          </table:table-cell>
          <table:table-cell office:value-type="float" office:value="4.378699" calcext:value-type="float">
            <text:p>4.378699</text:p>
          </table:table-cell>
          <table:table-cell office:value-type="float" office:value="1477010459650000" calcext:value-type="float">
            <text:p>1477010459650000</text:p>
          </table:table-cell>
          <table:table-cell office:value-type="float" office:value="-16.21641" calcext:value-type="float">
            <text:p>-16.21641</text:p>
          </table:table-cell>
          <table:table-cell office:value-type="float" office:value="-9.532767" calcext:value-type="float">
            <text:p>-9.532767</text:p>
          </table:table-cell>
          <table:table-cell office:value-type="float" office:value="-4.851237" calcext:value-type="float">
            <text:p>-4.851237</text:p>
          </table:table-cell>
          <table:table-cell office:value-type="float" office:value="-0.6687336" calcext:value-type="float">
            <text:p>-0.6687336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-0.4786011" calcext:value-type="float">
            <text:p>-0.4786011</text:p>
          </table:table-cell>
          <table:table-cell table:formula="of:=[.B168]*COS([.C168])" office:value-type="float" office:value="-16.603268408537" calcext:value-type="float">
            <text:p>-16.6032684085</text:p>
          </table:table-cell>
          <table:table-cell table:formula="of:=[.B168]*SIN([.C168])" office:value-type="float" office:value="-8.85459297371574" calcext:value-type="float">
            <text:p>-8.8545929737</text:p>
          </table:table-cell>
          <table:table-cell table:formula="of:=ABS([.L168]-[.F168])" office:value-type="float" office:value="0.386858408537034" calcext:value-type="float">
            <text:p>0.3868584085</text:p>
          </table:table-cell>
          <table:table-cell table:formula="of:=ABS([.M168]-[.G168])" office:value-type="float" office:value="0.67817402628426" calcext:value-type="float">
            <text:p>0.6781740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53353" calcext:value-type="float">
            <text:p>18.53353</text:p>
          </table:table-cell>
          <table:table-cell office:value-type="float" office:value="-2.613746" calcext:value-type="float">
            <text:p>-2.613746</text:p>
          </table:table-cell>
          <table:table-cell office:value-type="float" office:value="4.252107" calcext:value-type="float">
            <text:p>4.252107</text:p>
          </table:table-cell>
          <table:table-cell office:value-type="float" office:value="1477010459750000" calcext:value-type="float">
            <text:p>1477010459750000</text:p>
          </table:table-cell>
          <table:table-cell office:value-type="float" office:value="-16.70274" calcext:value-type="float">
            <text:p>-16.70274</text:p>
          </table:table-cell>
          <table:table-cell office:value-type="float" office:value="-9.587966" calcext:value-type="float">
            <text:p>-9.587966</text:p>
          </table:table-cell>
          <table:table-cell office:value-type="float" office:value="-4.869295" calcext:value-type="float">
            <text:p>-4.869295</text:p>
          </table:table-cell>
          <table:table-cell office:value-type="float" office:value="-0.4343005" calcext:value-type="float">
            <text:p>-0.4343005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-0.4852602" calcext:value-type="float">
            <text:p>-0.4852602</text:p>
          </table:table-cell>
          <table:table-cell table:formula="of:=[.B169]*COS([.C169])" office:value-type="float" office:value="-16.0109990218742" calcext:value-type="float">
            <text:p>-16.0109990219</text:p>
          </table:table-cell>
          <table:table-cell table:formula="of:=[.B169]*SIN([.C169])" office:value-type="float" office:value="-9.33486178700277" calcext:value-type="float">
            <text:p>-9.334861787</text:p>
          </table:table-cell>
          <table:table-cell table:formula="of:=ABS([.L169]-[.F169])" office:value-type="float" office:value="0.691740978125836" calcext:value-type="float">
            <text:p>0.6917409781</text:p>
          </table:table-cell>
          <table:table-cell table:formula="of:=ABS([.M169]-[.G169])" office:value-type="float" office:value="0.253104212997229" calcext:value-type="float">
            <text:p>0.253104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0848" calcext:value-type="float">
            <text:p>20.10848</text:p>
          </table:table-cell>
          <table:table-cell office:value-type="float" office:value="-2.571242" calcext:value-type="float">
            <text:p>-2.571242</text:p>
          </table:table-cell>
          <table:table-cell office:value-type="float" office:value="4.579152" calcext:value-type="float">
            <text:p>4.579152</text:p>
          </table:table-cell>
          <table:table-cell office:value-type="float" office:value="1477010459850000" calcext:value-type="float">
            <text:p>1477010459850000</text:p>
          </table:table-cell>
          <table:table-cell office:value-type="float" office:value="-17.19033" calcext:value-type="float">
            <text:p>-17.19033</text:p>
          </table:table-cell>
          <table:table-cell office:value-type="float" office:value="-9.619537" calcext:value-type="float">
            <text:p>-9.619537</text:p>
          </table:table-cell>
          <table:table-cell office:value-type="float" office:value="-4.876462" calcext:value-type="float">
            <text:p>-4.876462</text:p>
          </table:table-cell>
          <table:table-cell office:value-type="float" office:value="-0.1964789" calcext:value-type="float">
            <text:p>-0.1964789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-0.4916128" calcext:value-type="float">
            <text:p>-0.4916128</text:p>
          </table:table-cell>
          <table:table-cell table:formula="of:=[.B170]*COS([.C170])" office:value-type="float" office:value="-16.9255428749986" calcext:value-type="float">
            <text:p>-16.925542875</text:p>
          </table:table-cell>
          <table:table-cell table:formula="of:=[.B170]*SIN([.C170])" office:value-type="float" office:value="-10.857115929057" calcext:value-type="float">
            <text:p>-10.8571159291</text:p>
          </table:table-cell>
          <table:table-cell table:formula="of:=ABS([.L170]-[.F170])" office:value-type="float" office:value="0.264787125001398" calcext:value-type="float">
            <text:p>0.264787125</text:p>
          </table:table-cell>
          <table:table-cell table:formula="of:=ABS([.M170]-[.G170])" office:value-type="float" office:value="1.23757892905704" calcext:value-type="float">
            <text:p>1.2375789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2433" calcext:value-type="float">
            <text:p>20.42433</text:p>
          </table:table-cell>
          <table:table-cell office:value-type="float" office:value="-2.663803" calcext:value-type="float">
            <text:p>-2.663803</text:p>
          </table:table-cell>
          <table:table-cell office:value-type="float" office:value="4.177482" calcext:value-type="float">
            <text:p>4.177482</text:p>
          </table:table-cell>
          <table:table-cell office:value-type="float" office:value="1477010459950000" calcext:value-type="float">
            <text:p>1477010459950000</text:p>
          </table:table-cell>
          <table:table-cell office:value-type="float" office:value="-17.67806" calcext:value-type="float">
            <text:p>-17.67806</text:p>
          </table:table-cell>
          <table:table-cell office:value-type="float" office:value="-9.627173" calcext:value-type="float">
            <text:p>-9.627173</text:p>
          </table:table-cell>
          <table:table-cell office:value-type="float" office:value="-4.872316" calcext:value-type="float">
            <text:p>-4.872316</text:p>
          </table:table-cell>
          <table:table-cell office:value-type="float" office:value="0.04407027" calcext:value-type="float">
            <text:p>0.04407027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-0.4976549" calcext:value-type="float">
            <text:p>-0.4976549</text:p>
          </table:table-cell>
          <table:table-cell table:formula="of:=[.B171]*COS([.C171])" office:value-type="float" office:value="-18.1370796885585" calcext:value-type="float">
            <text:p>-18.1370796886</text:p>
          </table:table-cell>
          <table:table-cell table:formula="of:=[.B171]*SIN([.C171])" office:value-type="float" office:value="-9.39146401365517" calcext:value-type="float">
            <text:p>-9.3914640137</text:p>
          </table:table-cell>
          <table:table-cell table:formula="of:=ABS([.L171]-[.F171])" office:value-type="float" office:value="0.459019688558463" calcext:value-type="float">
            <text:p>0.4590196886</text:p>
          </table:table-cell>
          <table:table-cell table:formula="of:=ABS([.M171]-[.G171])" office:value-type="float" office:value="0.235708986344825" calcext:value-type="float">
            <text:p>0.2357089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8433" calcext:value-type="float">
            <text:p>20.48433</text:p>
          </table:table-cell>
          <table:table-cell office:value-type="float" office:value="-2.676476" calcext:value-type="float">
            <text:p>-2.676476</text:p>
          </table:table-cell>
          <table:table-cell office:value-type="float" office:value="3.995549" calcext:value-type="float">
            <text:p>3.995549</text:p>
          </table:table-cell>
          <table:table-cell office:value-type="float" office:value="1477010460050000" calcext:value-type="float">
            <text:p>1477010460050000</text:p>
          </table:table-cell>
          <table:table-cell office:value-type="float" office:value="-18.16479" calcext:value-type="float">
            <text:p>-18.16479</text:p>
          </table:table-cell>
          <table:table-cell office:value-type="float" office:value="-9.610638" calcext:value-type="float">
            <text:p>-9.610638</text:p>
          </table:table-cell>
          <table:table-cell office:value-type="float" office:value="-4.856481" calcext:value-type="float">
            <text:p>-4.856481</text:p>
          </table:table-cell>
          <table:table-cell office:value-type="float" office:value="0.2866482" calcext:value-type="float">
            <text:p>0.2866482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-0.5033826" calcext:value-type="float">
            <text:p>-0.5033826</text:p>
          </table:table-cell>
          <table:table-cell table:formula="of:=[.B172]*COS([.C172])" office:value-type="float" office:value="-18.3082642484742" calcext:value-type="float">
            <text:p>-18.3082642485</text:p>
          </table:table-cell>
          <table:table-cell table:formula="of:=[.B172]*SIN([.C172])" office:value-type="float" office:value="-9.18777643159338" calcext:value-type="float">
            <text:p>-9.1877764316</text:p>
          </table:table-cell>
          <table:table-cell table:formula="of:=ABS([.L172]-[.F172])" office:value-type="float" office:value="0.143474248474163" calcext:value-type="float">
            <text:p>0.1434742485</text:p>
          </table:table-cell>
          <table:table-cell table:formula="of:=ABS([.M172]-[.G172])" office:value-type="float" office:value="0.422861568406619" calcext:value-type="float">
            <text:p>0.4228615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60912" calcext:value-type="float">
            <text:p>20.60912</text:p>
          </table:table-cell>
          <table:table-cell office:value-type="float" office:value="-2.657836" calcext:value-type="float">
            <text:p>-2.657836</text:p>
          </table:table-cell>
          <table:table-cell office:value-type="float" office:value="4.302915" calcext:value-type="float">
            <text:p>4.302915</text:p>
          </table:table-cell>
          <table:table-cell office:value-type="float" office:value="1477010460150000" calcext:value-type="float">
            <text:p>1477010460150000</text:p>
          </table:table-cell>
          <table:table-cell office:value-type="float" office:value="-18.64933" calcext:value-type="float">
            <text:p>-18.64933</text:p>
          </table:table-cell>
          <table:table-cell office:value-type="float" office:value="-9.569766" calcext:value-type="float">
            <text:p>-9.569766</text:p>
          </table:table-cell>
          <table:table-cell office:value-type="float" office:value="-4.828636" calcext:value-type="float">
            <text:p>-4.828636</text:p>
          </table:table-cell>
          <table:table-cell office:value-type="float" office:value="0.5305216" calcext:value-type="float">
            <text:p>0.5305216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-0.5087925" calcext:value-type="float">
            <text:p>-0.5087925</text:p>
          </table:table-cell>
          <table:table-cell table:formula="of:=[.B173]*COS([.C173])" office:value-type="float" office:value="-18.2443043426715" calcext:value-type="float">
            <text:p>-18.2443043427</text:p>
          </table:table-cell>
          <table:table-cell table:formula="of:=[.B173]*SIN([.C173])" office:value-type="float" office:value="-9.58546744954967" calcext:value-type="float">
            <text:p>-9.5854674495</text:p>
          </table:table-cell>
          <table:table-cell table:formula="of:=ABS([.L173]-[.F173])" office:value-type="float" office:value="0.405025657328459" calcext:value-type="float">
            <text:p>0.4050256573</text:p>
          </table:table-cell>
          <table:table-cell table:formula="of:=ABS([.M173]-[.G173])" office:value-type="float" office:value="0.0157014495496739" calcext:value-type="float">
            <text:p>0.0157014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76407" calcext:value-type="float">
            <text:p>20.76407</text:p>
          </table:table-cell>
          <table:table-cell office:value-type="float" office:value="-2.691742" calcext:value-type="float">
            <text:p>-2.691742</text:p>
          </table:table-cell>
          <table:table-cell office:value-type="float" office:value="4.208127" calcext:value-type="float">
            <text:p>4.208127</text:p>
          </table:table-cell>
          <table:table-cell office:value-type="float" office:value="1477010460250000" calcext:value-type="float">
            <text:p>1477010460250000</text:p>
          </table:table-cell>
          <table:table-cell office:value-type="float" office:value="-19.13046" calcext:value-type="float">
            <text:p>-19.13046</text:p>
          </table:table-cell>
          <table:table-cell office:value-type="float" office:value="-9.504465" calcext:value-type="float">
            <text:p>-9.504465</text:p>
          </table:table-cell>
          <table:table-cell office:value-type="float" office:value="-4.788514" calcext:value-type="float">
            <text:p>-4.788514</text:p>
          </table:table-cell>
          <table:table-cell office:value-type="float" office:value="0.7749269" calcext:value-type="float">
            <text:p>0.7749269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-0.5138809" calcext:value-type="float">
            <text:p>-0.5138809</text:p>
          </table:table-cell>
          <table:table-cell table:formula="of:=[.B174]*COS([.C174])" office:value-type="float" office:value="-18.6982953012538" calcext:value-type="float">
            <text:p>-18.6982953013</text:p>
          </table:table-cell>
          <table:table-cell table:formula="of:=[.B174]*SIN([.C174])" office:value-type="float" office:value="-9.02886237529458" calcext:value-type="float">
            <text:p>-9.0288623753</text:p>
          </table:table-cell>
          <table:table-cell table:formula="of:=ABS([.L174]-[.F174])" office:value-type="float" office:value="0.432164698746199" calcext:value-type="float">
            <text:p>0.4321646987</text:p>
          </table:table-cell>
          <table:table-cell table:formula="of:=ABS([.M174]-[.G174])" office:value-type="float" office:value="0.475602624705422" calcext:value-type="float">
            <text:p>0.4756026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57911" calcext:value-type="float">
            <text:p>21.57911</text:p>
          </table:table-cell>
          <table:table-cell office:value-type="float" office:value="-2.721595" calcext:value-type="float">
            <text:p>-2.721595</text:p>
          </table:table-cell>
          <table:table-cell office:value-type="float" office:value="3.647271" calcext:value-type="float">
            <text:p>3.647271</text:p>
          </table:table-cell>
          <table:table-cell office:value-type="float" office:value="1477010460350000" calcext:value-type="float">
            <text:p>1477010460350000</text:p>
          </table:table-cell>
          <table:table-cell office:value-type="float" office:value="-19.60694" calcext:value-type="float">
            <text:p>-19.60694</text:p>
          </table:table-cell>
          <table:table-cell office:value-type="float" office:value="-9.414724" calcext:value-type="float">
            <text:p>-9.414724</text:p>
          </table:table-cell>
          <table:table-cell office:value-type="float" office:value="-4.735906" calcext:value-type="float">
            <text:p>-4.735906</text:p>
          </table:table-cell>
          <table:table-cell office:value-type="float" office:value="1.019074" calcext:value-type="float">
            <text:p>1.019074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-0.5186448" calcext:value-type="float">
            <text:p>-0.5186448</text:p>
          </table:table-cell>
          <table:table-cell table:formula="of:=[.B175]*COS([.C175])" office:value-type="float" office:value="-19.7036673290445" calcext:value-type="float">
            <text:p>-19.703667329</text:p>
          </table:table-cell>
          <table:table-cell table:formula="of:=[.B175]*SIN([.C175])" office:value-type="float" office:value="-8.7990614373604" calcext:value-type="float">
            <text:p>-8.7990614374</text:p>
          </table:table-cell>
          <table:table-cell table:formula="of:=ABS([.L175]-[.F175])" office:value-type="float" office:value="0.096727329044537" calcext:value-type="float">
            <text:p>0.096727329</text:p>
          </table:table-cell>
          <table:table-cell table:formula="of:=ABS([.M175]-[.G175])" office:value-type="float" office:value="0.615662562639603" calcext:value-type="float">
            <text:p>0.6156625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882" calcext:value-type="float">
            <text:p>21.77882</text:p>
          </table:table-cell>
          <table:table-cell office:value-type="float" office:value="-2.781427" calcext:value-type="float">
            <text:p>-2.781427</text:p>
          </table:table-cell>
          <table:table-cell office:value-type="float" office:value="3.681834" calcext:value-type="float">
            <text:p>3.681834</text:p>
          </table:table-cell>
          <table:table-cell office:value-type="float" office:value="1477010460450000" calcext:value-type="float">
            <text:p>1477010460450000</text:p>
          </table:table-cell>
          <table:table-cell office:value-type="float" office:value="-20.07752" calcext:value-type="float">
            <text:p>-20.07752</text:p>
          </table:table-cell>
          <table:table-cell office:value-type="float" office:value="-9.300609" calcext:value-type="float">
            <text:p>-9.300609</text:p>
          </table:table-cell>
          <table:table-cell office:value-type="float" office:value="-4.670665" calcext:value-type="float">
            <text:p>-4.670665</text:p>
          </table:table-cell>
          <table:table-cell office:value-type="float" office:value="1.262153" calcext:value-type="float">
            <text:p>1.262153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-0.5230811" calcext:value-type="float">
            <text:p>-0.5230811</text:p>
          </table:table-cell>
          <table:table-cell table:formula="of:=[.B176]*COS([.C176])" office:value-type="float" office:value="-20.3814572680552" calcext:value-type="float">
            <text:p>-20.3814572681</text:p>
          </table:table-cell>
          <table:table-cell table:formula="of:=[.B176]*SIN([.C176])" office:value-type="float" office:value="-7.67549348399446" calcext:value-type="float">
            <text:p>-7.675493484</text:p>
          </table:table-cell>
          <table:table-cell table:formula="of:=ABS([.L176]-[.F176])" office:value-type="float" office:value="0.303937268055158" calcext:value-type="float">
            <text:p>0.3039372681</text:p>
          </table:table-cell>
          <table:table-cell table:formula="of:=ABS([.M176]-[.G176])" office:value-type="float" office:value="1.62511551600554" calcext:value-type="float">
            <text:p>1.625115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661" calcext:value-type="float">
            <text:p>22.661</text:p>
          </table:table-cell>
          <table:table-cell office:value-type="float" office:value="-2.697072" calcext:value-type="float">
            <text:p>-2.697072</text:p>
          </table:table-cell>
          <table:table-cell office:value-type="float" office:value="3.794663" calcext:value-type="float">
            <text:p>3.794663</text:p>
          </table:table-cell>
          <table:table-cell office:value-type="float" office:value="1477010460550000" calcext:value-type="float">
            <text:p>1477010460550000</text:p>
          </table:table-cell>
          <table:table-cell office:value-type="float" office:value="-20.54093" calcext:value-type="float">
            <text:p>-20.54093</text:p>
          </table:table-cell>
          <table:table-cell office:value-type="float" office:value="-9.16227" calcext:value-type="float">
            <text:p>-9.16227</text:p>
          </table:table-cell>
          <table:table-cell office:value-type="float" office:value="-4.592709" calcext:value-type="float">
            <text:p>-4.592709</text:p>
          </table:table-cell>
          <table:table-cell office:value-type="float" office:value="1.503337" calcext:value-type="float">
            <text:p>1.503337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-0.527187" calcext:value-type="float">
            <text:p>-0.527187</text:p>
          </table:table-cell>
          <table:table-cell table:formula="of:=[.B177]*COS([.C177])" office:value-type="float" office:value="-20.4587337738488" calcext:value-type="float">
            <text:p>-20.4587337738</text:p>
          </table:table-cell>
          <table:table-cell table:formula="of:=[.B177]*SIN([.C177])" office:value-type="float" office:value="-9.74480032482847" calcext:value-type="float">
            <text:p>-9.7448003248</text:p>
          </table:table-cell>
          <table:table-cell table:formula="of:=ABS([.L177]-[.F177])" office:value-type="float" office:value="0.0821962261511651" calcext:value-type="float">
            <text:p>0.0821962262</text:p>
          </table:table-cell>
          <table:table-cell table:formula="of:=ABS([.M177]-[.G177])" office:value-type="float" office:value="0.582530324828472" calcext:value-type="float">
            <text:p>0.5825303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7224" calcext:value-type="float">
            <text:p>23.17224</text:p>
          </table:table-cell>
          <table:table-cell office:value-type="float" office:value="-2.765983" calcext:value-type="float">
            <text:p>-2.765983</text:p>
          </table:table-cell>
          <table:table-cell office:value-type="float" office:value="3.506228" calcext:value-type="float">
            <text:p>3.506228</text:p>
          </table:table-cell>
          <table:table-cell office:value-type="float" office:value="1477010460650000" calcext:value-type="float">
            <text:p>1477010460650000</text:p>
          </table:table-cell>
          <table:table-cell office:value-type="float" office:value="-20.9959" calcext:value-type="float">
            <text:p>-20.9959</text:p>
          </table:table-cell>
          <table:table-cell office:value-type="float" office:value="-8.999938" calcext:value-type="float">
            <text:p>-8.999938</text:p>
          </table:table-cell>
          <table:table-cell office:value-type="float" office:value="-4.50202" calcext:value-type="float">
            <text:p>-4.50202</text:p>
          </table:table-cell>
          <table:table-cell office:value-type="float" office:value="1.741788" calcext:value-type="float">
            <text:p>1.741788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-0.5309599" calcext:value-type="float">
            <text:p>-0.5309599</text:p>
          </table:table-cell>
          <table:table-cell table:formula="of:=[.B178]*COS([.C178])" office:value-type="float" office:value="-21.5567675836442" calcext:value-type="float">
            <text:p>-21.5567675836</text:p>
          </table:table-cell>
          <table:table-cell table:formula="of:=[.B178]*SIN([.C178])" office:value-type="float" office:value="-8.50049868903848" calcext:value-type="float">
            <text:p>-8.500498689</text:p>
          </table:table-cell>
          <table:table-cell table:formula="of:=ABS([.L178]-[.F178])" office:value-type="float" office:value="0.560867583644239" calcext:value-type="float">
            <text:p>0.5608675836</text:p>
          </table:table-cell>
          <table:table-cell table:formula="of:=ABS([.M178]-[.G178])" office:value-type="float" office:value="0.499439310961524" calcext:value-type="float">
            <text:p>0.499439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0859" calcext:value-type="float">
            <text:p>23.50859</text:p>
          </table:table-cell>
          <table:table-cell office:value-type="float" office:value="-2.765187" calcext:value-type="float">
            <text:p>-2.765187</text:p>
          </table:table-cell>
          <table:table-cell office:value-type="float" office:value="3.333197" calcext:value-type="float">
            <text:p>3.333197</text:p>
          </table:table-cell>
          <table:table-cell office:value-type="float" office:value="1477010460750000" calcext:value-type="float">
            <text:p>1477010460750000</text:p>
          </table:table-cell>
          <table:table-cell office:value-type="float" office:value="-21.44115" calcext:value-type="float">
            <text:p>-21.44115</text:p>
          </table:table-cell>
          <table:table-cell office:value-type="float" office:value="-8.813932" calcext:value-type="float">
            <text:p>-8.813932</text:p>
          </table:table-cell>
          <table:table-cell office:value-type="float" office:value="-4.398646" calcext:value-type="float">
            <text:p>-4.398646</text:p>
          </table:table-cell>
          <table:table-cell office:value-type="float" office:value="1.976663" calcext:value-type="float">
            <text:p>1.976663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-0.5343975" calcext:value-type="float">
            <text:p>-0.5343975</text:p>
          </table:table-cell>
          <table:table-cell table:formula="of:=[.B179]*COS([.C179])" office:value-type="float" office:value="-21.8627971169651" calcext:value-type="float">
            <text:p>-21.862797117</text:p>
          </table:table-cell>
          <table:table-cell table:formula="of:=[.B179]*SIN([.C179])" office:value-type="float" office:value="-8.64129076067482" calcext:value-type="float">
            <text:p>-8.6412907607</text:p>
          </table:table-cell>
          <table:table-cell table:formula="of:=ABS([.L179]-[.F179])" office:value-type="float" office:value="0.421647116965065" calcext:value-type="float">
            <text:p>0.421647117</text:p>
          </table:table-cell>
          <table:table-cell table:formula="of:=ABS([.M179]-[.G179])" office:value-type="float" office:value="0.172641239325177" calcext:value-type="float">
            <text:p>0.1726412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6926" calcext:value-type="float">
            <text:p>23.16926</text:p>
          </table:table-cell>
          <table:table-cell office:value-type="float" office:value="-2.815928" calcext:value-type="float">
            <text:p>-2.815928</text:p>
          </table:table-cell>
          <table:table-cell office:value-type="float" office:value="2.775023" calcext:value-type="float">
            <text:p>2.775023</text:p>
          </table:table-cell>
          <table:table-cell office:value-type="float" office:value="1477010460850000" calcext:value-type="float">
            <text:p>1477010460850000</text:p>
          </table:table-cell>
          <table:table-cell office:value-type="float" office:value="-21.87542" calcext:value-type="float">
            <text:p>-21.87542</text:p>
          </table:table-cell>
          <table:table-cell office:value-type="float" office:value="-8.604651" calcext:value-type="float">
            <text:p>-8.604651</text:p>
          </table:table-cell>
          <table:table-cell office:value-type="float" office:value="-4.282703" calcext:value-type="float">
            <text:p>-4.282703</text:p>
          </table:table-cell>
          <table:table-cell office:value-type="float" office:value="2.20712" calcext:value-type="float">
            <text:p>2.20712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-0.5374975" calcext:value-type="float">
            <text:p>-0.5374975</text:p>
          </table:table-cell>
          <table:table-cell table:formula="of:=[.B180]*COS([.C180])" office:value-type="float" office:value="-21.9514440142736" calcext:value-type="float">
            <text:p>-21.9514440143</text:p>
          </table:table-cell>
          <table:table-cell table:formula="of:=[.B180]*SIN([.C180])" office:value-type="float" office:value="-7.41274002213842" calcext:value-type="float">
            <text:p>-7.4127400221</text:p>
          </table:table-cell>
          <table:table-cell table:formula="of:=ABS([.L180]-[.F180])" office:value-type="float" office:value="0.0760240142735782" calcext:value-type="float">
            <text:p>0.0760240143</text:p>
          </table:table-cell>
          <table:table-cell table:formula="of:=ABS([.M180]-[.G180])" office:value-type="float" office:value="1.19191097786158" calcext:value-type="float">
            <text:p>1.1919109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061" calcext:value-type="float">
            <text:p>23.49061</text:p>
          </table:table-cell>
          <table:table-cell office:value-type="float" office:value="-2.807452" calcext:value-type="float">
            <text:p>-2.807452</text:p>
          </table:table-cell>
          <table:table-cell office:value-type="float" office:value="3.305063" calcext:value-type="float">
            <text:p>3.305063</text:p>
          </table:table-cell>
          <table:table-cell office:value-type="float" office:value="1477010460950000" calcext:value-type="float">
            <text:p>1477010460950000</text:p>
          </table:table-cell>
          <table:table-cell office:value-type="float" office:value="-22.29746" calcext:value-type="float">
            <text:p>-22.29746</text:p>
          </table:table-cell>
          <table:table-cell office:value-type="float" office:value="-8.372581" calcext:value-type="float">
            <text:p>-8.372581</text:p>
          </table:table-cell>
          <table:table-cell office:value-type="float" office:value="-4.154374" calcext:value-type="float">
            <text:p>-4.154374</text:p>
          </table:table-cell>
          <table:table-cell office:value-type="float" office:value="2.432324" calcext:value-type="float">
            <text:p>2.432324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-0.540258" calcext:value-type="float">
            <text:p>-0.540258</text:p>
          </table:table-cell>
          <table:table-cell table:formula="of:=[.B181]*COS([.C181])" office:value-type="float" office:value="-22.1914027935931" calcext:value-type="float">
            <text:p>-22.1914027936</text:p>
          </table:table-cell>
          <table:table-cell table:formula="of:=[.B181]*SIN([.C181])" office:value-type="float" office:value="-7.70392109413183" calcext:value-type="float">
            <text:p>-7.7039210941</text:p>
          </table:table-cell>
          <table:table-cell table:formula="of:=ABS([.L181]-[.F181])" office:value-type="float" office:value="0.106057206406923" calcext:value-type="float">
            <text:p>0.1060572064</text:p>
          </table:table-cell>
          <table:table-cell table:formula="of:=ABS([.M181]-[.G181])" office:value-type="float" office:value="0.668659905868169" calcext:value-type="float">
            <text:p>0.6686599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90931" calcext:value-type="float">
            <text:p>23.90931</text:p>
          </table:table-cell>
          <table:table-cell office:value-type="float" office:value="-2.774659" calcext:value-type="float">
            <text:p>-2.774659</text:p>
          </table:table-cell>
          <table:table-cell office:value-type="float" office:value="2.905008" calcext:value-type="float">
            <text:p>2.905008</text:p>
          </table:table-cell>
          <table:table-cell office:value-type="float" office:value="1477010461050000" calcext:value-type="float">
            <text:p>1477010461050000</text:p>
          </table:table-cell>
          <table:table-cell office:value-type="float" office:value="-22.70605" calcext:value-type="float">
            <text:p>-22.70605</text:p>
          </table:table-cell>
          <table:table-cell office:value-type="float" office:value="-8.118289" calcext:value-type="float">
            <text:p>-8.118289</text:p>
          </table:table-cell>
          <table:table-cell office:value-type="float" office:value="-4.013912" calcext:value-type="float">
            <text:p>-4.013912</text:p>
          </table:table-cell>
          <table:table-cell office:value-type="float" office:value="2.651451" calcext:value-type="float">
            <text:p>2.651451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-0.5426773" calcext:value-type="float">
            <text:p>-0.5426773</text:p>
          </table:table-cell>
          <table:table-cell table:formula="of:=[.B182]*COS([.C182])" office:value-type="float" office:value="-22.3177102451626" calcext:value-type="float">
            <text:p>-22.3177102452</text:p>
          </table:table-cell>
          <table:table-cell table:formula="of:=[.B182]*SIN([.C182])" office:value-type="float" office:value="-8.57758206542277" calcext:value-type="float">
            <text:p>-8.5775820654</text:p>
          </table:table-cell>
          <table:table-cell table:formula="of:=ABS([.L182]-[.F182])" office:value-type="float" office:value="0.388339754837357" calcext:value-type="float">
            <text:p>0.3883397548</text:p>
          </table:table-cell>
          <table:table-cell table:formula="of:=ABS([.M182]-[.G182])" office:value-type="float" office:value="0.459293065422774" calcext:value-type="float">
            <text:p>0.4592930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71213" calcext:value-type="float">
            <text:p>24.71213</text:p>
          </table:table-cell>
          <table:table-cell office:value-type="float" office:value="-2.798194" calcext:value-type="float">
            <text:p>-2.798194</text:p>
          </table:table-cell>
          <table:table-cell office:value-type="float" office:value="2.375526" calcext:value-type="float">
            <text:p>2.375526</text:p>
          </table:table-cell>
          <table:table-cell office:value-type="float" office:value="1477010461150000" calcext:value-type="float">
            <text:p>1477010461150000</text:p>
          </table:table-cell>
          <table:table-cell office:value-type="float" office:value="-23.09998" calcext:value-type="float">
            <text:p>-23.09998</text:p>
          </table:table-cell>
          <table:table-cell office:value-type="float" office:value="-7.842426" calcext:value-type="float">
            <text:p>-7.842426</text:p>
          </table:table-cell>
          <table:table-cell office:value-type="float" office:value="-3.861632" calcext:value-type="float">
            <text:p>-3.861632</text:p>
          </table:table-cell>
          <table:table-cell office:value-type="float" office:value="2.863697" calcext:value-type="float">
            <text:p>2.863697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-0.5447538" calcext:value-type="float">
            <text:p>-0.5447538</text:p>
          </table:table-cell>
          <table:table-cell table:formula="of:=[.B183]*COS([.C183])" office:value-type="float" office:value="-23.2693324502444" calcext:value-type="float">
            <text:p>-23.2693324502</text:p>
          </table:table-cell>
          <table:table-cell table:formula="of:=[.B183]*SIN([.C183])" office:value-type="float" office:value="-8.32030867557813" calcext:value-type="float">
            <text:p>-8.3203086756</text:p>
          </table:table-cell>
          <table:table-cell table:formula="of:=ABS([.L183]-[.F183])" office:value-type="float" office:value="0.16935245024445" calcext:value-type="float">
            <text:p>0.1693524502</text:p>
          </table:table-cell>
          <table:table-cell table:formula="of:=ABS([.M183]-[.G183])" office:value-type="float" office:value="0.477882675578128" calcext:value-type="float">
            <text:p>0.4778826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50055" calcext:value-type="float">
            <text:p>24.50055</text:p>
          </table:table-cell>
          <table:table-cell office:value-type="float" office:value="-2.850952" calcext:value-type="float">
            <text:p>-2.850952</text:p>
          </table:table-cell>
          <table:table-cell office:value-type="float" office:value="2.957432" calcext:value-type="float">
            <text:p>2.957432</text:p>
          </table:table-cell>
          <table:table-cell office:value-type="float" office:value="1477010461250000" calcext:value-type="float">
            <text:p>1477010461250000</text:p>
          </table:table-cell>
          <table:table-cell office:value-type="float" office:value="-23.4781" calcext:value-type="float">
            <text:p>-23.4781</text:p>
          </table:table-cell>
          <table:table-cell office:value-type="float" office:value="-7.545719" calcext:value-type="float">
            <text:p>-7.545719</text:p>
          </table:table-cell>
          <table:table-cell office:value-type="float" office:value="-3.697916" calcext:value-type="float">
            <text:p>-3.697916</text:p>
          </table:table-cell>
          <table:table-cell office:value-type="float" office:value="3.068281" calcext:value-type="float">
            <text:p>3.068281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-0.5464862" calcext:value-type="float">
            <text:p>-0.5464862</text:p>
          </table:table-cell>
          <table:table-cell table:formula="of:=[.B184]*COS([.C184])" office:value-type="float" office:value="-23.4730087558955" calcext:value-type="float">
            <text:p>-23.4730087559</text:p>
          </table:table-cell>
          <table:table-cell table:formula="of:=[.B184]*SIN([.C184])" office:value-type="float" office:value="-7.02102629593081" calcext:value-type="float">
            <text:p>-7.0210262959</text:p>
          </table:table-cell>
          <table:table-cell table:formula="of:=ABS([.L184]-[.F184])" office:value-type="float" office:value="0.0050912441044737" calcext:value-type="float">
            <text:p>0.0050912441</text:p>
          </table:table-cell>
          <table:table-cell table:formula="of:=ABS([.M184]-[.G184])" office:value-type="float" office:value="0.52469270406919" calcext:value-type="float">
            <text:p>0.5246927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3166" calcext:value-type="float">
            <text:p>24.93166</text:p>
          </table:table-cell>
          <table:table-cell office:value-type="float" office:value="-2.874936" calcext:value-type="float">
            <text:p>-2.874936</text:p>
          </table:table-cell>
          <table:table-cell office:value-type="float" office:value="2.63668" calcext:value-type="float">
            <text:p>2.63668</text:p>
          </table:table-cell>
          <table:table-cell office:value-type="float" office:value="1477010461350000" calcext:value-type="float">
            <text:p>1477010461350000</text:p>
          </table:table-cell>
          <table:table-cell office:value-type="float" office:value="-23.83929" calcext:value-type="float">
            <text:p>-23.83929</text:p>
          </table:table-cell>
          <table:table-cell office:value-type="float" office:value="-7.228974" calcext:value-type="float">
            <text:p>-7.228974</text:p>
          </table:table-cell>
          <table:table-cell office:value-type="float" office:value="-3.523209" calcext:value-type="float">
            <text:p>-3.523209</text:p>
          </table:table-cell>
          <table:table-cell office:value-type="float" office:value="3.264451" calcext:value-type="float">
            <text:p>3.264451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-0.5478735" calcext:value-type="float">
            <text:p>-0.5478735</text:p>
          </table:table-cell>
          <table:table-cell table:formula="of:=[.B185]*COS([.C185])" office:value-type="float" office:value="-24.0505074162775" calcext:value-type="float">
            <text:p>-24.0505074163</text:p>
          </table:table-cell>
          <table:table-cell table:formula="of:=[.B185]*SIN([.C185])" office:value-type="float" office:value="-6.56968518082737" calcext:value-type="float">
            <text:p>-6.5696851808</text:p>
          </table:table-cell>
          <table:table-cell table:formula="of:=ABS([.L185]-[.F185])" office:value-type="float" office:value="0.211217416277464" calcext:value-type="float">
            <text:p>0.2112174163</text:p>
          </table:table-cell>
          <table:table-cell table:formula="of:=ABS([.M185]-[.G185])" office:value-type="float" office:value="0.659288819172628" calcext:value-type="float">
            <text:p>0.6592888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7175" calcext:value-type="float">
            <text:p>25.07175</text:p>
          </table:table-cell>
          <table:table-cell office:value-type="float" office:value="-2.902363" calcext:value-type="float">
            <text:p>-2.902363</text:p>
          </table:table-cell>
          <table:table-cell office:value-type="float" office:value="2.270235" calcext:value-type="float">
            <text:p>2.270235</text:p>
          </table:table-cell>
          <table:table-cell office:value-type="float" office:value="1477010461450000" calcext:value-type="float">
            <text:p>1477010461450000</text:p>
          </table:table-cell>
          <table:table-cell office:value-type="float" office:value="-24.18246" calcext:value-type="float">
            <text:p>-24.18246</text:p>
          </table:table-cell>
          <table:table-cell office:value-type="float" office:value="-6.89307" calcext:value-type="float">
            <text:p>-6.89307</text:p>
          </table:table-cell>
          <table:table-cell office:value-type="float" office:value="-3.338014" calcext:value-type="float">
            <text:p>-3.338014</text:p>
          </table:table-cell>
          <table:table-cell office:value-type="float" office:value="3.451493" calcext:value-type="float">
            <text:p>3.451493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-0.5489147" calcext:value-type="float">
            <text:p>-0.5489147</text:p>
          </table:table-cell>
          <table:table-cell table:formula="of:=[.B186]*COS([.C186])" office:value-type="float" office:value="-24.3577266170642" calcext:value-type="float">
            <text:p>-24.3577266171</text:p>
          </table:table-cell>
          <table:table-cell table:formula="of:=[.B186]*SIN([.C186])" office:value-type="float" office:value="-5.94085870147259" calcext:value-type="float">
            <text:p>-5.9408587015</text:p>
          </table:table-cell>
          <table:table-cell table:formula="of:=ABS([.L186]-[.F186])" office:value-type="float" office:value="0.175266617064196" calcext:value-type="float">
            <text:p>0.1752666171</text:p>
          </table:table-cell>
          <table:table-cell table:formula="of:=ABS([.M186]-[.G186])" office:value-type="float" office:value="0.952211298527412" calcext:value-type="float">
            <text:p>0.9522112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0796" calcext:value-type="float">
            <text:p>25.80796</text:p>
          </table:table-cell>
          <table:table-cell office:value-type="float" office:value="-2.859516" calcext:value-type="float">
            <text:p>-2.859516</text:p>
          </table:table-cell>
          <table:table-cell office:value-type="float" office:value="1.933196" calcext:value-type="float">
            <text:p>1.933196</text:p>
          </table:table-cell>
          <table:table-cell office:value-type="float" office:value="1477010461550000" calcext:value-type="float">
            <text:p>1477010461550000</text:p>
          </table:table-cell>
          <table:table-cell office:value-type="float" office:value="-24.5066" calcext:value-type="float">
            <text:p>-24.5066</text:p>
          </table:table-cell>
          <table:table-cell office:value-type="float" office:value="-6.538955" calcext:value-type="float">
            <text:p>-6.538955</text:p>
          </table:table-cell>
          <table:table-cell office:value-type="float" office:value="-3.142893" calcext:value-type="float">
            <text:p>-3.142893</text:p>
          </table:table-cell>
          <table:table-cell office:value-type="float" office:value="3.62873" calcext:value-type="float">
            <text:p>3.62873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-0.5496092" calcext:value-type="float">
            <text:p>-0.5496092</text:p>
          </table:table-cell>
          <table:table-cell table:formula="of:=[.B187]*COS([.C187])" office:value-type="float" office:value="-24.7880157813784" calcext:value-type="float">
            <text:p>-24.7880157814</text:p>
          </table:table-cell>
          <table:table-cell table:formula="of:=[.B187]*SIN([.C187])" office:value-type="float" office:value="-7.18366709861575" calcext:value-type="float">
            <text:p>-7.1836670986</text:p>
          </table:table-cell>
          <table:table-cell table:formula="of:=ABS([.L187]-[.F187])" office:value-type="float" office:value="0.281415781378421" calcext:value-type="float">
            <text:p>0.2814157814</text:p>
          </table:table-cell>
          <table:table-cell table:formula="of:=ABS([.M187]-[.G187])" office:value-type="float" office:value="0.644712098615752" calcext:value-type="float">
            <text:p>0.6447120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3367" calcext:value-type="float">
            <text:p>25.33367</text:p>
          </table:table-cell>
          <table:table-cell office:value-type="float" office:value="-2.902125" calcext:value-type="float">
            <text:p>-2.902125</text:p>
          </table:table-cell>
          <table:table-cell office:value-type="float" office:value="1.889512" calcext:value-type="float">
            <text:p>1.889512</text:p>
          </table:table-cell>
          <table:table-cell office:value-type="float" office:value="1477010461650000" calcext:value-type="float">
            <text:p>1477010461650000</text:p>
          </table:table-cell>
          <table:table-cell office:value-type="float" office:value="-24.81075" calcext:value-type="float">
            <text:p>-24.81075</text:p>
          </table:table-cell>
          <table:table-cell office:value-type="float" office:value="-6.167641" calcext:value-type="float">
            <text:p>-6.167641</text:p>
          </table:table-cell>
          <table:table-cell office:value-type="float" office:value="-2.938459" calcext:value-type="float">
            <text:p>-2.938459</text:p>
          </table:table-cell>
          <table:table-cell office:value-type="float" office:value="3.795532" calcext:value-type="float">
            <text:p>3.795532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-0.5499566" calcext:value-type="float">
            <text:p>-0.5499566</text:p>
          </table:table-cell>
          <table:table-cell table:formula="of:=[.B188]*COS([.C188])" office:value-type="float" office:value="-24.6107579525628" calcext:value-type="float">
            <text:p>-24.6107579526</text:p>
          </table:table-cell>
          <table:table-cell table:formula="of:=[.B188]*SIN([.C188])" office:value-type="float" office:value="-6.00877929943068" calcext:value-type="float">
            <text:p>-6.0087792994</text:p>
          </table:table-cell>
          <table:table-cell table:formula="of:=ABS([.L188]-[.F188])" office:value-type="float" office:value="0.199992047437192" calcext:value-type="float">
            <text:p>0.1999920474</text:p>
          </table:table-cell>
          <table:table-cell table:formula="of:=ABS([.M188]-[.G188])" office:value-type="float" office:value="0.158861700569318" calcext:value-type="float">
            <text:p>0.1588617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39906" calcext:value-type="float">
            <text:p>25.39906</text:p>
          </table:table-cell>
          <table:table-cell office:value-type="float" office:value="-2.942523" calcext:value-type="float">
            <text:p>-2.942523</text:p>
          </table:table-cell>
          <table:table-cell office:value-type="float" office:value="1.814368" calcext:value-type="float">
            <text:p>1.814368</text:p>
          </table:table-cell>
          <table:table-cell office:value-type="float" office:value="1477010461750000" calcext:value-type="float">
            <text:p>1477010461750000</text:p>
          </table:table-cell>
          <table:table-cell office:value-type="float" office:value="-25.09401" calcext:value-type="float">
            <text:p>-25.09401</text:p>
          </table:table-cell>
          <table:table-cell office:value-type="float" office:value="-5.780204" calcext:value-type="float">
            <text:p>-5.780204</text:p>
          </table:table-cell>
          <table:table-cell office:value-type="float" office:value="-2.725375" calcext:value-type="float">
            <text:p>-2.725375</text:p>
          </table:table-cell>
          <table:table-cell office:value-type="float" office:value="3.951321" calcext:value-type="float">
            <text:p>3.951321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-0.5499566" calcext:value-type="float">
            <text:p>-0.5499566</text:p>
          </table:table-cell>
          <table:table-cell table:formula="of:=[.B189]*COS([.C189])" office:value-type="float" office:value="-24.8974535822548" calcext:value-type="float">
            <text:p>-24.8974535823</text:p>
          </table:table-cell>
          <table:table-cell table:formula="of:=[.B189]*SIN([.C189])" office:value-type="float" office:value="-5.02285317355271" calcext:value-type="float">
            <text:p>-5.0228531736</text:p>
          </table:table-cell>
          <table:table-cell table:formula="of:=ABS([.L189]-[.F189])" office:value-type="float" office:value="0.196556417745221" calcext:value-type="float">
            <text:p>0.1965564177</text:p>
          </table:table-cell>
          <table:table-cell table:formula="of:=ABS([.M189]-[.G189])" office:value-type="float" office:value="0.757350826447293" calcext:value-type="float">
            <text:p>0.7573508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0587" calcext:value-type="float">
            <text:p>26.10587</text:p>
          </table:table-cell>
          <table:table-cell office:value-type="float" office:value="-2.931676" calcext:value-type="float">
            <text:p>-2.931676</text:p>
          </table:table-cell>
          <table:table-cell office:value-type="float" office:value="1.921078" calcext:value-type="float">
            <text:p>1.921078</text:p>
          </table:table-cell>
          <table:table-cell office:value-type="float" office:value="1477010461850000" calcext:value-type="float">
            <text:p>1477010461850000</text:p>
          </table:table-cell>
          <table:table-cell office:value-type="float" office:value="-25.35556" calcext:value-type="float">
            <text:p>-25.35556</text:p>
          </table:table-cell>
          <table:table-cell office:value-type="float" office:value="-5.377771" calcext:value-type="float">
            <text:p>-5.377771</text:p>
          </table:table-cell>
          <table:table-cell office:value-type="float" office:value="-2.504349" calcext:value-type="float">
            <text:p>-2.504349</text:p>
          </table:table-cell>
          <table:table-cell office:value-type="float" office:value="4.09557" calcext:value-type="float">
            <text:p>4.09557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-0.5496092" calcext:value-type="float">
            <text:p>-0.5496092</text:p>
          </table:table-cell>
          <table:table-cell table:formula="of:=[.B190]*COS([.C190])" office:value-type="float" office:value="-25.5328014005059" calcext:value-type="float">
            <text:p>-25.5328014005</text:p>
          </table:table-cell>
          <table:table-cell table:formula="of:=[.B190]*SIN([.C190])" office:value-type="float" office:value="-5.43989899715297" calcext:value-type="float">
            <text:p>-5.4398989972</text:p>
          </table:table-cell>
          <table:table-cell table:formula="of:=ABS([.L190]-[.F190])" office:value-type="float" office:value="0.17724140050586" calcext:value-type="float">
            <text:p>0.1772414005</text:p>
          </table:table-cell>
          <table:table-cell table:formula="of:=ABS([.M190]-[.G190])" office:value-type="float" office:value="0.0621279971529729" calcext:value-type="float">
            <text:p>0.0621279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86336" calcext:value-type="float">
            <text:p>25.86336</text:p>
          </table:table-cell>
          <table:table-cell office:value-type="float" office:value="-2.885189" calcext:value-type="float">
            <text:p>-2.885189</text:p>
          </table:table-cell>
          <table:table-cell office:value-type="float" office:value="1.92658" calcext:value-type="float">
            <text:p>1.92658</text:p>
          </table:table-cell>
          <table:table-cell office:value-type="float" office:value="1477010461950000" calcext:value-type="float">
            <text:p>1477010461950000</text:p>
          </table:table-cell>
          <table:table-cell office:value-type="float" office:value="-25.59463" calcext:value-type="float">
            <text:p>-25.59463</text:p>
          </table:table-cell>
          <table:table-cell office:value-type="float" office:value="-4.961521" calcext:value-type="float">
            <text:p>-4.961521</text:p>
          </table:table-cell>
          <table:table-cell office:value-type="float" office:value="-2.276127" calcext:value-type="float">
            <text:p>-2.276127</text:p>
          </table:table-cell>
          <table:table-cell office:value-type="float" office:value="4.227811" calcext:value-type="float">
            <text:p>4.227811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-0.5489147" calcext:value-type="float">
            <text:p>-0.5489147</text:p>
          </table:table-cell>
          <table:table-cell table:formula="of:=[.B191]*COS([.C191])" office:value-type="float" office:value="-25.017842208485" calcext:value-type="float">
            <text:p>-25.0178422085</text:p>
          </table:table-cell>
          <table:table-cell table:formula="of:=[.B191]*SIN([.C191])" office:value-type="float" office:value="-6.55903664579982" calcext:value-type="float">
            <text:p>-6.5590366458</text:p>
          </table:table-cell>
          <table:table-cell table:formula="of:=ABS([.L191]-[.F191])" office:value-type="float" office:value="0.57678779151497" calcext:value-type="float">
            <text:p>0.5767877915</text:p>
          </table:table-cell>
          <table:table-cell table:formula="of:=ABS([.M191]-[.G191])" office:value-type="float" office:value="1.59751564579982" calcext:value-type="float">
            <text:p>1.5975156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8964" calcext:value-type="float">
            <text:p>26.18964</text:p>
          </table:table-cell>
          <table:table-cell office:value-type="float" office:value="-2.972523" calcext:value-type="float">
            <text:p>-2.972523</text:p>
          </table:table-cell>
          <table:table-cell office:value-type="float" office:value="1.633477" calcext:value-type="float">
            <text:p>1.633477</text:p>
          </table:table-cell>
          <table:table-cell office:value-type="float" office:value="1477010462050000" calcext:value-type="float">
            <text:p>1477010462050000</text:p>
          </table:table-cell>
          <table:table-cell office:value-type="float" office:value="-25.81054" calcext:value-type="float">
            <text:p>-25.81054</text:p>
          </table:table-cell>
          <table:table-cell office:value-type="float" office:value="-4.532677" calcext:value-type="float">
            <text:p>-4.532677</text:p>
          </table:table-cell>
          <table:table-cell office:value-type="float" office:value="-2.04149" calcext:value-type="float">
            <text:p>-2.04149</text:p>
          </table:table-cell>
          <table:table-cell office:value-type="float" office:value="4.347639" calcext:value-type="float">
            <text:p>4.34763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-0.5478735" calcext:value-type="float">
            <text:p>-0.5478735</text:p>
          </table:table-cell>
          <table:table-cell table:formula="of:=[.B192]*COS([.C192])" office:value-type="float" office:value="-25.8162212654494" calcext:value-type="float">
            <text:p>-25.8162212654</text:p>
          </table:table-cell>
          <table:table-cell table:formula="of:=[.B192]*SIN([.C192])" office:value-type="float" office:value="-4.40680869824858" calcext:value-type="float">
            <text:p>-4.4068086982</text:p>
          </table:table-cell>
          <table:table-cell table:formula="of:=ABS([.L192]-[.F192])" office:value-type="float" office:value="0.00568126544937897" calcext:value-type="float">
            <text:p>0.0056812654</text:p>
          </table:table-cell>
          <table:table-cell table:formula="of:=ABS([.M192]-[.G192])" office:value-type="float" office:value="0.125868301751416" calcext:value-type="float">
            <text:p>0.1258683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929" calcext:value-type="float">
            <text:p>27.25929</text:p>
          </table:table-cell>
          <table:table-cell office:value-type="float" office:value="-2.977996" calcext:value-type="float">
            <text:p>-2.977996</text:p>
          </table:table-cell>
          <table:table-cell office:value-type="float" office:value="0.8431943" calcext:value-type="float">
            <text:p>0.8431943</text:p>
          </table:table-cell>
          <table:table-cell office:value-type="float" office:value="1477010462150000" calcext:value-type="float">
            <text:p>1477010462150000</text:p>
          </table:table-cell>
          <table:table-cell office:value-type="float" office:value="-26.0027" calcext:value-type="float">
            <text:p>-26.0027</text:p>
          </table:table-cell>
          <table:table-cell office:value-type="float" office:value="-4.092498" calcext:value-type="float">
            <text:p>-4.092498</text:p>
          </table:table-cell>
          <table:table-cell office:value-type="float" office:value="-1.801248" calcext:value-type="float">
            <text:p>-1.801248</text:p>
          </table:table-cell>
          <table:table-cell office:value-type="float" office:value="4.45471" calcext:value-type="float">
            <text:p>4.45471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-0.5464862" calcext:value-type="float">
            <text:p>-0.5464862</text:p>
          </table:table-cell>
          <table:table-cell table:formula="of:=[.B193]*COS([.C193])" office:value-type="float" office:value="-26.8953208761598" calcext:value-type="float">
            <text:p>-26.8953208762</text:p>
          </table:table-cell>
          <table:table-cell table:formula="of:=[.B193]*SIN([.C193])" office:value-type="float" office:value="-4.43966285572457" calcext:value-type="float">
            <text:p>-4.4396628557</text:p>
          </table:table-cell>
          <table:table-cell table:formula="of:=ABS([.L193]-[.F193])" office:value-type="float" office:value="0.892620876159842" calcext:value-type="float">
            <text:p>0.8926208762</text:p>
          </table:table-cell>
          <table:table-cell table:formula="of:=ABS([.M193]-[.G193])" office:value-type="float" office:value="0.347164855724572" calcext:value-type="float">
            <text:p>0.3471648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4381" calcext:value-type="float">
            <text:p>26.84381</text:p>
          </table:table-cell>
          <table:table-cell office:value-type="float" office:value="-2.997402" calcext:value-type="float">
            <text:p>-2.997402</text:p>
          </table:table-cell>
          <table:table-cell office:value-type="float" office:value="0.5944945" calcext:value-type="float">
            <text:p>0.5944945</text:p>
          </table:table-cell>
          <table:table-cell office:value-type="float" office:value="1477010462250000" calcext:value-type="float">
            <text:p>1477010462250000</text:p>
          </table:table-cell>
          <table:table-cell office:value-type="float" office:value="-26.1706" calcext:value-type="float">
            <text:p>-26.1706</text:p>
          </table:table-cell>
          <table:table-cell office:value-type="float" office:value="-3.642274" calcext:value-type="float">
            <text:p>-3.642274</text:p>
          </table:table-cell>
          <table:table-cell office:value-type="float" office:value="-1.556233" calcext:value-type="float">
            <text:p>-1.556233</text:p>
          </table:table-cell>
          <table:table-cell office:value-type="float" office:value="4.548748" calcext:value-type="float">
            <text:p>4.548748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-0.5447538" calcext:value-type="float">
            <text:p>-0.5447538</text:p>
          </table:table-cell>
          <table:table-cell table:formula="of:=[.B194]*COS([.C194])" office:value-type="float" office:value="-26.5652390651714" calcext:value-type="float">
            <text:p>-26.5652390652</text:p>
          </table:table-cell>
          <table:table-cell table:formula="of:=[.B194]*SIN([.C194])" office:value-type="float" office:value="-3.85722811438372" calcext:value-type="float">
            <text:p>-3.8572281144</text:p>
          </table:table-cell>
          <table:table-cell table:formula="of:=ABS([.L194]-[.F194])" office:value-type="float" office:value="0.394639065171386" calcext:value-type="float">
            <text:p>0.3946390652</text:p>
          </table:table-cell>
          <table:table-cell table:formula="of:=ABS([.M194]-[.G194])" office:value-type="float" office:value="0.214954114383718" calcext:value-type="float">
            <text:p>0.2149541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6937" calcext:value-type="float">
            <text:p>26.46937</text:p>
          </table:table-cell>
          <table:table-cell office:value-type="float" office:value="-3.0276" calcext:value-type="float">
            <text:p>-3.0276</text:p>
          </table:table-cell>
          <table:table-cell office:value-type="float" office:value="0.4307284" calcext:value-type="float">
            <text:p>0.4307284</text:p>
          </table:table-cell>
          <table:table-cell office:value-type="float" office:value="1477010462350000" calcext:value-type="float">
            <text:p>1477010462350000</text:p>
          </table:table-cell>
          <table:table-cell office:value-type="float" office:value="-26.31378" calcext:value-type="float">
            <text:p>-26.31378</text:p>
          </table:table-cell>
          <table:table-cell office:value-type="float" office:value="-3.183319" calcext:value-type="float">
            <text:p>-3.183319</text:p>
          </table:table-cell>
          <table:table-cell office:value-type="float" office:value="-1.307294" calcext:value-type="float">
            <text:p>-1.307294</text:p>
          </table:table-cell>
          <table:table-cell office:value-type="float" office:value="4.629543" calcext:value-type="float">
            <text:p>4.629543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-0.5426773" calcext:value-type="float">
            <text:p>-0.5426773</text:p>
          </table:table-cell>
          <table:table-cell table:formula="of:=[.B195]*COS([.C195])" office:value-type="float" office:value="-26.2975803460213" calcext:value-type="float">
            <text:p>-26.297580346</text:p>
          </table:table-cell>
          <table:table-cell table:formula="of:=[.B195]*SIN([.C195])" office:value-type="float" office:value="-3.01078331027936" calcext:value-type="float">
            <text:p>-3.0107833103</text:p>
          </table:table-cell>
          <table:table-cell table:formula="of:=ABS([.L195]-[.F195])" office:value-type="float" office:value="0.0161996539787488" calcext:value-type="float">
            <text:p>0.016199654</text:p>
          </table:table-cell>
          <table:table-cell table:formula="of:=ABS([.M195]-[.G195])" office:value-type="float" office:value="0.172535689720638" calcext:value-type="float">
            <text:p>0.1725356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69194" calcext:value-type="float">
            <text:p>26.69194</text:p>
          </table:table-cell>
          <table:table-cell office:value-type="float" office:value="-3.01199" calcext:value-type="float">
            <text:p>-3.01199</text:p>
          </table:table-cell>
          <table:table-cell office:value-type="float" office:value="0.4542462" calcext:value-type="float">
            <text:p>0.4542462</text:p>
          </table:table-cell>
          <table:table-cell office:value-type="float" office:value="1477010462450000" calcext:value-type="float">
            <text:p>1477010462450000</text:p>
          </table:table-cell>
          <table:table-cell office:value-type="float" office:value="-26.43191" calcext:value-type="float">
            <text:p>-26.43191</text:p>
          </table:table-cell>
          <table:table-cell office:value-type="float" office:value="-2.716966" calcext:value-type="float">
            <text:p>-2.716966</text:p>
          </table:table-cell>
          <table:table-cell office:value-type="float" office:value="-1.055291" calcext:value-type="float">
            <text:p>-1.055291</text:p>
          </table:table-cell>
          <table:table-cell office:value-type="float" office:value="4.696955" calcext:value-type="float">
            <text:p>4.696955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-0.540258" calcext:value-type="float">
            <text:p>-0.540258</text:p>
          </table:table-cell>
          <table:table-cell table:formula="of:=[.B196]*COS([.C196])" office:value-type="float" office:value="-26.4680833767345" calcext:value-type="float">
            <text:p>-26.4680833767</text:p>
          </table:table-cell>
          <table:table-cell table:formula="of:=[.B196]*SIN([.C196])" office:value-type="float" office:value="-3.44967003144243" calcext:value-type="float">
            <text:p>-3.4496700314</text:p>
          </table:table-cell>
          <table:table-cell table:formula="of:=ABS([.L196]-[.F196])" office:value-type="float" office:value="0.0361733767344781" calcext:value-type="float">
            <text:p>0.0361733767</text:p>
          </table:table-cell>
          <table:table-cell table:formula="of:=ABS([.M196]-[.G196])" office:value-type="float" office:value="0.732704031442426" calcext:value-type="float">
            <text:p>0.7327040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71272" calcext:value-type="float">
            <text:p>26.71272</text:p>
          </table:table-cell>
          <table:table-cell office:value-type="float" office:value="-3.077016" calcext:value-type="float">
            <text:p>-3.077016</text:p>
          </table:table-cell>
          <table:table-cell office:value-type="float" office:value="0.4967585" calcext:value-type="float">
            <text:p>0.4967585</text:p>
          </table:table-cell>
          <table:table-cell office:value-type="float" office:value="1477010462550000" calcext:value-type="float">
            <text:p>1477010462550000</text:p>
          </table:table-cell>
          <table:table-cell office:value-type="float" office:value="-26.52473" calcext:value-type="float">
            <text:p>-26.52473</text:p>
          </table:table-cell>
          <table:table-cell office:value-type="float" office:value="-2.244556" calcext:value-type="float">
            <text:p>-2.244556</text:p>
          </table:table-cell>
          <table:table-cell office:value-type="float" office:value="-0.8010895" calcext:value-type="float">
            <text:p>-0.8010895</text:p>
          </table:table-cell>
          <table:table-cell office:value-type="float" office:value="4.750913" calcext:value-type="float">
            <text:p>4.750913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-0.5374975" calcext:value-type="float">
            <text:p>-0.5374975</text:p>
          </table:table-cell>
          <table:table-cell table:formula="of:=[.B197]*COS([.C197])" office:value-type="float" office:value="-26.6570414059772" calcext:value-type="float">
            <text:p>-26.657041406</text:p>
          </table:table-cell>
          <table:table-cell table:formula="of:=[.B197]*SIN([.C197])" office:value-type="float" office:value="-1.72381938683115" calcext:value-type="float">
            <text:p>-1.7238193868</text:p>
          </table:table-cell>
          <table:table-cell table:formula="of:=ABS([.L197]-[.F197])" office:value-type="float" office:value="0.132311405977241" calcext:value-type="float">
            <text:p>0.132311406</text:p>
          </table:table-cell>
          <table:table-cell table:formula="of:=ABS([.M197]-[.G197])" office:value-type="float" office:value="0.520736613168852" calcext:value-type="float">
            <text:p>0.5207366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35802" calcext:value-type="float">
            <text:p>26.35802</text:p>
          </table:table-cell>
          <table:table-cell office:value-type="float" office:value="-3.091393" calcext:value-type="float">
            <text:p>-3.091393</text:p>
          </table:table-cell>
          <table:table-cell office:value-type="float" office:value="0.4233448" calcext:value-type="float">
            <text:p>0.4233448</text:p>
          </table:table-cell>
          <table:table-cell office:value-type="float" office:value="1477010462650000" calcext:value-type="float">
            <text:p>1477010462650000</text:p>
          </table:table-cell>
          <table:table-cell office:value-type="float" office:value="-26.59206" calcext:value-type="float">
            <text:p>-26.59206</text:p>
          </table:table-cell>
          <table:table-cell office:value-type="float" office:value="-1.767436" calcext:value-type="float">
            <text:p>-1.767436</text:p>
          </table:table-cell>
          <table:table-cell office:value-type="float" office:value="-0.5455531" calcext:value-type="float">
            <text:p>-0.5455531</text:p>
          </table:table-cell>
          <table:table-cell office:value-type="float" office:value="4.791414" calcext:value-type="float">
            <text:p>4.791414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-0.5343975" calcext:value-type="float">
            <text:p>-0.5343975</text:p>
          </table:table-cell>
          <table:table-cell table:formula="of:=[.B198]*COS([.C198])" office:value-type="float" office:value="-26.3248157997737" calcext:value-type="float">
            <text:p>-26.3248157998</text:p>
          </table:table-cell>
          <table:table-cell table:formula="of:=[.B198]*SIN([.C198])" office:value-type="float" office:value="-1.32260781352068" calcext:value-type="float">
            <text:p>-1.3226078135</text:p>
          </table:table-cell>
          <table:table-cell table:formula="of:=ABS([.L198]-[.F198])" office:value-type="float" office:value="0.267244200226319" calcext:value-type="float">
            <text:p>0.2672442002</text:p>
          </table:table-cell>
          <table:table-cell table:formula="of:=ABS([.M198]-[.G198])" office:value-type="float" office:value="0.444828186479321" calcext:value-type="float">
            <text:p>0.4448281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9057" calcext:value-type="float">
            <text:p>26.59057</text:p>
          </table:table-cell>
          <table:table-cell office:value-type="float" office:value="-3.058941" calcext:value-type="float">
            <text:p>-3.058941</text:p>
          </table:table-cell>
          <table:table-cell office:value-type="float" office:value="-0.2498442" calcext:value-type="float">
            <text:p>-0.2498442</text:p>
          </table:table-cell>
          <table:table-cell office:value-type="float" office:value="1477010462750000" calcext:value-type="float">
            <text:p>1477010462750000</text:p>
          </table:table-cell>
          <table:table-cell office:value-type="float" office:value="-26.63381" calcext:value-type="float">
            <text:p>-26.63381</text:p>
          </table:table-cell>
          <table:table-cell office:value-type="float" office:value="-1.286948" calcext:value-type="float">
            <text:p>-1.286948</text:p>
          </table:table-cell>
          <table:table-cell office:value-type="float" office:value="-0.2895382" calcext:value-type="float">
            <text:p>-0.2895382</text:p>
          </table:table-cell>
          <table:table-cell office:value-type="float" office:value="4.818524" calcext:value-type="float">
            <text:p>4.818524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-0.5309599" calcext:value-type="float">
            <text:p>-0.5309599</text:p>
          </table:table-cell>
          <table:table-cell table:formula="of:=[.B199]*COS([.C199])" office:value-type="float" office:value="-26.4997976669163" calcext:value-type="float">
            <text:p>-26.4997976669</text:p>
          </table:table-cell>
          <table:table-cell table:formula="of:=[.B199]*SIN([.C199])" office:value-type="float" office:value="-2.19525318298317" calcext:value-type="float">
            <text:p>-2.195253183</text:p>
          </table:table-cell>
          <table:table-cell table:formula="of:=ABS([.L199]-[.F199])" office:value-type="float" office:value="0.134012333083707" calcext:value-type="float">
            <text:p>0.1340123331</text:p>
          </table:table-cell>
          <table:table-cell table:formula="of:=ABS([.M199]-[.G199])" office:value-type="float" office:value="0.908305182983173" calcext:value-type="float">
            <text:p>0.908305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25246" calcext:value-type="float">
            <text:p>27.25246</text:p>
          </table:table-cell>
          <table:table-cell office:value-type="float" office:value="-3.080026" calcext:value-type="float">
            <text:p>-3.080026</text:p>
          </table:table-cell>
          <table:table-cell office:value-type="float" office:value="-0.1615265" calcext:value-type="float">
            <text:p>-0.1615265</text:p>
          </table:table-cell>
          <table:table-cell office:value-type="float" office:value="1477010462850000" calcext:value-type="float">
            <text:p>1477010462850000</text:p>
          </table:table-cell>
          <table:table-cell office:value-type="float" office:value="-26.64997" calcext:value-type="float">
            <text:p>-26.64997</text:p>
          </table:table-cell>
          <table:table-cell office:value-type="float" office:value="-0.8044246" calcext:value-type="float">
            <text:p>-0.8044246</text:p>
          </table:table-cell>
          <table:table-cell office:value-type="float" office:value="-0.03388826" calcext:value-type="float">
            <text:p>-0.03388826</text:p>
          </table:table-cell>
          <table:table-cell office:value-type="float" office:value="4.832376" calcext:value-type="float">
            <text:p>4.832376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-0.527187" calcext:value-type="float">
            <text:p>-0.527187</text:p>
          </table:table-cell>
          <table:table-cell table:formula="of:=[.B200]*COS([.C200])" office:value-type="float" office:value="-27.200826730424" calcext:value-type="float">
            <text:p>-27.2008267304</text:p>
          </table:table-cell>
          <table:table-cell table:formula="of:=[.B200]*SIN([.C200])" office:value-type="float" office:value="-1.67678300118185" calcext:value-type="float">
            <text:p>-1.6767830012</text:p>
          </table:table-cell>
          <table:table-cell table:formula="of:=ABS([.L200]-[.F200])" office:value-type="float" office:value="0.550856730423977" calcext:value-type="float">
            <text:p>0.5508567304</text:p>
          </table:table-cell>
          <table:table-cell table:formula="of:=ABS([.M200]-[.G200])" office:value-type="float" office:value="0.87235840118185" calcext:value-type="float">
            <text:p>0.8723584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8908" calcext:value-type="float">
            <text:p>26.98908</text:p>
          </table:table-cell>
          <table:table-cell office:value-type="float" office:value="-3.142895" calcext:value-type="float">
            <text:p>-3.142895</text:p>
          </table:table-cell>
          <table:table-cell office:value-type="float" office:value="-0.6116327" calcext:value-type="float">
            <text:p>-0.6116327</text:p>
          </table:table-cell>
          <table:table-cell office:value-type="float" office:value="1477010462950000" calcext:value-type="float">
            <text:p>1477010462950000</text:p>
          </table:table-cell>
          <table:table-cell office:value-type="float" office:value="-26.64063" calcext:value-type="float">
            <text:p>-26.64063</text:p>
          </table:table-cell>
          <table:table-cell office:value-type="float" office:value="-0.3211813" calcext:value-type="float">
            <text:p>-0.3211813</text:p>
          </table:table-cell>
          <table:table-cell office:value-type="float" office:value="0.2205718" calcext:value-type="float">
            <text:p>0.2205718</text:p>
          </table:table-cell>
          <table:table-cell office:value-type="float" office:value="4.833166" calcext:value-type="float">
            <text:p>4.833166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-0.5230811" calcext:value-type="float">
            <text:p>-0.5230811</text:p>
          </table:table-cell>
          <table:table-cell table:formula="of:=[.B201]*COS([.C201])" office:value-type="float" office:value="-26.9890571118307" calcext:value-type="float">
            <text:p>-26.9890571118</text:p>
          </table:table-cell>
          <table:table-cell table:formula="of:=[.B201]*SIN([.C201])" office:value-type="float" office:value="0.03514912151668" calcext:value-type="float">
            <text:p>0.0351491215</text:p>
          </table:table-cell>
          <table:table-cell table:formula="of:=ABS([.L201]-[.F201])" office:value-type="float" office:value="0.348427111830652" calcext:value-type="float">
            <text:p>0.3484271118</text:p>
          </table:table-cell>
          <table:table-cell table:formula="of:=ABS([.M201]-[.G201])" office:value-type="float" office:value="0.35633042151668" calcext:value-type="float">
            <text:p>0.3563304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95409" calcext:value-type="float">
            <text:p>26.95409</text:p>
          </table:table-cell>
          <table:table-cell office:value-type="float" office:value="3.136512" calcext:value-type="float">
            <text:p>3.136512</text:p>
          </table:table-cell>
          <table:table-cell office:value-type="float" office:value="-0.7303194" calcext:value-type="float">
            <text:p>-0.7303194</text:p>
          </table:table-cell>
          <table:table-cell office:value-type="float" office:value="1477010463050000" calcext:value-type="float">
            <text:p>1477010463050000</text:p>
          </table:table-cell>
          <table:table-cell office:value-type="float" office:value="-26.60595" calcext:value-type="float">
            <text:p>-26.60595</text:p>
          </table:table-cell>
          <table:table-cell office:value-type="float" office:value="0.1614891" calcext:value-type="float">
            <text:p>0.1614891</text:p>
          </table:table-cell>
          <table:table-cell office:value-type="float" office:value="0.4730412" calcext:value-type="float">
            <text:p>0.4730412</text:p>
          </table:table-cell>
          <table:table-cell office:value-type="float" office:value="4.821156" calcext:value-type="float">
            <text:p>4.821156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-0.5186448" calcext:value-type="float">
            <text:p>-0.5186448</text:p>
          </table:table-cell>
          <table:table-cell table:formula="of:=[.B202]*COS([.C202])" office:value-type="float" office:value="-26.9537421172345" calcext:value-type="float">
            <text:p>-26.9537421172</text:p>
          </table:table-cell>
          <table:table-cell table:formula="of:=[.B202]*SIN([.C202])" office:value-type="float" office:value="0.136943804960324" calcext:value-type="float">
            <text:p>0.136943805</text:p>
          </table:table-cell>
          <table:table-cell table:formula="of:=ABS([.L202]-[.F202])" office:value-type="float" office:value="0.34779211723454" calcext:value-type="float">
            <text:p>0.3477921172</text:p>
          </table:table-cell>
          <table:table-cell table:formula="of:=ABS([.M202]-[.G202])" office:value-type="float" office:value="0.0245452950396757" calcext:value-type="float">
            <text:p>0.024545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82677" calcext:value-type="float">
            <text:p>26.82677</text:p>
          </table:table-cell>
          <table:table-cell office:value-type="float" office:value="3.127371" calcext:value-type="float">
            <text:p>3.127371</text:p>
          </table:table-cell>
          <table:table-cell office:value-type="float" office:value="-0.5252817" calcext:value-type="float">
            <text:p>-0.5252817</text:p>
          </table:table-cell>
          <table:table-cell office:value-type="float" office:value="1477010463150000" calcext:value-type="float">
            <text:p>1477010463150000</text:p>
          </table:table-cell>
          <table:table-cell office:value-type="float" office:value="-26.54616" calcext:value-type="float">
            <text:p>-26.54616</text:p>
          </table:table-cell>
          <table:table-cell office:value-type="float" office:value="0.6423229" calcext:value-type="float">
            <text:p>0.6423229</text:p>
          </table:table-cell>
          <table:table-cell office:value-type="float" office:value="0.7227482" calcext:value-type="float">
            <text:p>0.7227482</text:p>
          </table:table-cell>
          <table:table-cell office:value-type="float" office:value="4.796667" calcext:value-type="float">
            <text:p>4.796667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-0.5138809" calcext:value-type="float">
            <text:p>-0.5138809</text:p>
          </table:table-cell>
          <table:table-cell table:formula="of:=[.B203]*COS([.C203])" office:value-type="float" office:value="-26.8240571157631" calcext:value-type="float">
            <text:p>-26.8240571158</text:p>
          </table:table-cell>
          <table:table-cell table:formula="of:=[.B203]*SIN([.C203])" office:value-type="float" office:value="0.381508169219734" calcext:value-type="float">
            <text:p>0.3815081692</text:p>
          </table:table-cell>
          <table:table-cell table:formula="of:=ABS([.L203]-[.F203])" office:value-type="float" office:value="0.277897115763057" calcext:value-type="float">
            <text:p>0.2778971158</text:p>
          </table:table-cell>
          <table:table-cell table:formula="of:=ABS([.M203]-[.G203])" office:value-type="float" office:value="0.260814730780266" calcext:value-type="float">
            <text:p>0.260814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08648" calcext:value-type="float">
            <text:p>26.08648</text:p>
          </table:table-cell>
          <table:table-cell office:value-type="float" office:value="3.041601" calcext:value-type="float">
            <text:p>3.041601</text:p>
          </table:table-cell>
          <table:table-cell office:value-type="float" office:value="-0.3797731" calcext:value-type="float">
            <text:p>-0.3797731</text:p>
          </table:table-cell>
          <table:table-cell office:value-type="float" office:value="1477010463250000" calcext:value-type="float">
            <text:p>1477010463250000</text:p>
          </table:table-cell>
          <table:table-cell office:value-type="float" office:value="-26.46158" calcext:value-type="float">
            <text:p>-26.46158</text:p>
          </table:table-cell>
          <table:table-cell office:value-type="float" office:value="1.120091" calcext:value-type="float">
            <text:p>1.120091</text:p>
          </table:table-cell>
          <table:table-cell office:value-type="float" office:value="0.9689547" calcext:value-type="float">
            <text:p>0.9689547</text:p>
          </table:table-cell>
          <table:table-cell office:value-type="float" office:value="4.760074" calcext:value-type="float">
            <text:p>4.760074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-0.5087925" calcext:value-type="float">
            <text:p>-0.5087925</text:p>
          </table:table-cell>
          <table:table-cell table:formula="of:=[.B204]*COS([.C204])" office:value-type="float" office:value="-25.9561779931142" calcext:value-type="float">
            <text:p>-25.9561779931</text:p>
          </table:table-cell>
          <table:table-cell table:formula="of:=[.B204]*SIN([.C204])" office:value-type="float" office:value="2.60408578587093" calcext:value-type="float">
            <text:p>2.6040857859</text:p>
          </table:table-cell>
          <table:table-cell table:formula="of:=ABS([.L204]-[.F204])" office:value-type="float" office:value="0.505402006885817" calcext:value-type="float">
            <text:p>0.5054020069</text:p>
          </table:table-cell>
          <table:table-cell table:formula="of:=ABS([.M204]-[.G204])" office:value-type="float" office:value="1.48399478587093" calcext:value-type="float">
            <text:p>1.4839947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5132" calcext:value-type="float">
            <text:p>26.5132</text:p>
          </table:table-cell>
          <table:table-cell office:value-type="float" office:value="3.162864" calcext:value-type="float">
            <text:p>3.162864</text:p>
          </table:table-cell>
          <table:table-cell office:value-type="float" office:value="-0.6746881" calcext:value-type="float">
            <text:p>-0.6746881</text:p>
          </table:table-cell>
          <table:table-cell office:value-type="float" office:value="1477010463350000" calcext:value-type="float">
            <text:p>1477010463350000</text:p>
          </table:table-cell>
          <table:table-cell office:value-type="float" office:value="-26.35259" calcext:value-type="float">
            <text:p>-26.35259</text:p>
          </table:table-cell>
          <table:table-cell office:value-type="float" office:value="1.593607" calcext:value-type="float">
            <text:p>1.593607</text:p>
          </table:table-cell>
          <table:table-cell office:value-type="float" office:value="1.210961" calcext:value-type="float">
            <text:p>1.210961</text:p>
          </table:table-cell>
          <table:table-cell office:value-type="float" office:value="4.71181" calcext:value-type="float">
            <text:p>4.71181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-0.5033826" calcext:value-type="float">
            <text:p>-0.5033826</text:p>
          </table:table-cell>
          <table:table-cell table:formula="of:=[.B205]*COS([.C205])" office:value-type="float" office:value="-26.5072020100014" calcext:value-type="float">
            <text:p>-26.50720201</text:p>
          </table:table-cell>
          <table:table-cell table:formula="of:=[.B205]*SIN([.C205])" office:value-type="float" office:value="-0.563928932560644" calcext:value-type="float">
            <text:p>-0.5639289326</text:p>
          </table:table-cell>
          <table:table-cell table:formula="of:=ABS([.L205]-[.F205])" office:value-type="float" office:value="0.154612010001379" calcext:value-type="float">
            <text:p>0.15461201</text:p>
          </table:table-cell>
          <table:table-cell table:formula="of:=ABS([.M205]-[.G205])" office:value-type="float" office:value="2.15753593256064" calcext:value-type="float">
            <text:p>2.1575359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1086" calcext:value-type="float">
            <text:p>26.41086</text:p>
          </table:table-cell>
          <table:table-cell office:value-type="float" office:value="3.072313" calcext:value-type="float">
            <text:p>3.072313</text:p>
          </table:table-cell>
          <table:table-cell office:value-type="float" office:value="-1.062124" calcext:value-type="float">
            <text:p>-1.062124</text:p>
          </table:table-cell>
          <table:table-cell office:value-type="float" office:value="1477010463450000" calcext:value-type="float">
            <text:p>1477010463450000</text:p>
          </table:table-cell>
          <table:table-cell office:value-type="float" office:value="-26.21965" calcext:value-type="float">
            <text:p>-26.21965</text:p>
          </table:table-cell>
          <table:table-cell office:value-type="float" office:value="2.061726" calcext:value-type="float">
            <text:p>2.061726</text:p>
          </table:table-cell>
          <table:table-cell office:value-type="float" office:value="1.448108" calcext:value-type="float">
            <text:p>1.448108</text:p>
          </table:table-cell>
          <table:table-cell office:value-type="float" office:value="4.652353" calcext:value-type="float">
            <text:p>4.652353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-0.4976549" calcext:value-type="float">
            <text:p>-0.4976549</text:p>
          </table:table-cell>
          <table:table-cell table:formula="of:=[.B206]*COS([.C206])" office:value-type="float" office:value="-26.3475036353778" calcext:value-type="float">
            <text:p>-26.3475036354</text:p>
          </table:table-cell>
          <table:table-cell table:formula="of:=[.B206]*SIN([.C206])" office:value-type="float" office:value="1.82827189535686" calcext:value-type="float">
            <text:p>1.8282718954</text:p>
          </table:table-cell>
          <table:table-cell table:formula="of:=ABS([.L206]-[.F206])" office:value-type="float" office:value="0.127853635377836" calcext:value-type="float">
            <text:p>0.1278536354</text:p>
          </table:table-cell>
          <table:table-cell table:formula="of:=ABS([.M206]-[.G206])" office:value-type="float" office:value="0.233454104643144" calcext:value-type="float">
            <text:p>0.2334541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16847" calcext:value-type="float">
            <text:p>26.16847</text:p>
          </table:table-cell>
          <table:table-cell office:value-type="float" office:value="3.054394" calcext:value-type="float">
            <text:p>3.054394</text:p>
          </table:table-cell>
          <table:table-cell office:value-type="float" office:value="-0.855942" calcext:value-type="float">
            <text:p>-0.855942</text:p>
          </table:table-cell>
          <table:table-cell office:value-type="float" office:value="1477010463550000" calcext:value-type="float">
            <text:p>1477010463550000</text:p>
          </table:table-cell>
          <table:table-cell office:value-type="float" office:value="-26.06328" calcext:value-type="float">
            <text:p>-26.06328</text:p>
          </table:table-cell>
          <table:table-cell office:value-type="float" office:value="2.523357" calcext:value-type="float">
            <text:p>2.523357</text:p>
          </table:table-cell>
          <table:table-cell office:value-type="float" office:value="1.679785" calcext:value-type="float">
            <text:p>1.679785</text:p>
          </table:table-cell>
          <table:table-cell office:value-type="float" office:value="4.582228" calcext:value-type="float">
            <text:p>4.582228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-0.4916128" calcext:value-type="float">
            <text:p>-0.4916128</text:p>
          </table:table-cell>
          <table:table-cell table:formula="of:=[.B207]*COS([.C207])" office:value-type="float" office:value="-26.0690456654482" calcext:value-type="float">
            <text:p>-26.0690456654</text:p>
          </table:table-cell>
          <table:table-cell table:formula="of:=[.B207]*SIN([.C207])" office:value-type="float" office:value="2.27896472848436" calcext:value-type="float">
            <text:p>2.2789647285</text:p>
          </table:table-cell>
          <table:table-cell table:formula="of:=ABS([.L207]-[.F207])" office:value-type="float" office:value="0.00576566544821233" calcext:value-type="float">
            <text:p>0.0057656654</text:p>
          </table:table-cell>
          <table:table-cell table:formula="of:=ABS([.M207]-[.G207])" office:value-type="float" office:value="0.244392271515637" calcext:value-type="float">
            <text:p>0.2443922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9653" calcext:value-type="float">
            <text:p>26.49653</text:p>
          </table:table-cell>
          <table:table-cell office:value-type="float" office:value="3.02722" calcext:value-type="float">
            <text:p>3.02722</text:p>
          </table:table-cell>
          <table:table-cell office:value-type="float" office:value="-1.607786" calcext:value-type="float">
            <text:p>-1.607786</text:p>
          </table:table-cell>
          <table:table-cell office:value-type="float" office:value="1477010463650000" calcext:value-type="float">
            <text:p>1477010463650000</text:p>
          </table:table-cell>
          <table:table-cell office:value-type="float" office:value="-25.88405" calcext:value-type="float">
            <text:p>-25.88405</text:p>
          </table:table-cell>
          <table:table-cell office:value-type="float" office:value="2.977463" calcext:value-type="float">
            <text:p>2.977463</text:p>
          </table:table-cell>
          <table:table-cell office:value-type="float" office:value="1.905426" calcext:value-type="float">
            <text:p>1.905426</text:p>
          </table:table-cell>
          <table:table-cell office:value-type="float" office:value="4.502" calcext:value-type="float">
            <text:p>4.502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-0.4852602" calcext:value-type="float">
            <text:p>-0.4852602</text:p>
          </table:table-cell>
          <table:table-cell table:formula="of:=[.B208]*COS([.C208])" office:value-type="float" office:value="-26.3234169018758" calcext:value-type="float">
            <text:p>-26.3234169019</text:p>
          </table:table-cell>
          <table:table-cell table:formula="of:=[.B208]*SIN([.C208])" office:value-type="float" office:value="3.02387576645239" calcext:value-type="float">
            <text:p>3.0238757665</text:p>
          </table:table-cell>
          <table:table-cell table:formula="of:=ABS([.L208]-[.F208])" office:value-type="float" office:value="0.439366901875829" calcext:value-type="float">
            <text:p>0.4393669019</text:p>
          </table:table-cell>
          <table:table-cell table:formula="of:=ABS([.M208]-[.G208])" office:value-type="float" office:value="0.0464127664523875" calcext:value-type="float">
            <text:p>0.0464127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44731" calcext:value-type="float">
            <text:p>26.44731</text:p>
          </table:table-cell>
          <table:table-cell office:value-type="float" office:value="2.999942" calcext:value-type="float">
            <text:p>2.999942</text:p>
          </table:table-cell>
          <table:table-cell office:value-type="float" office:value="-1.436008" calcext:value-type="float">
            <text:p>-1.436008</text:p>
          </table:table-cell>
          <table:table-cell office:value-type="float" office:value="1477010463750000" calcext:value-type="float">
            <text:p>1477010463750000</text:p>
          </table:table-cell>
          <table:table-cell office:value-type="float" office:value="-25.68259" calcext:value-type="float">
            <text:p>-25.68259</text:p>
          </table:table-cell>
          <table:table-cell office:value-type="float" office:value="3.423063" calcext:value-type="float">
            <text:p>3.423063</text:p>
          </table:table-cell>
          <table:table-cell office:value-type="float" office:value="2.124519" calcext:value-type="float">
            <text:p>2.124519</text:p>
          </table:table-cell>
          <table:table-cell office:value-type="float" office:value="4.41227" calcext:value-type="float">
            <text:p>4.41227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-0.4786011" calcext:value-type="float">
            <text:p>-0.4786011</text:p>
          </table:table-cell>
          <table:table-cell table:formula="of:=[.B209]*COS([.C209])" office:value-type="float" office:value="-26.18242194104" calcext:value-type="float">
            <text:p>-26.182421941</text:p>
          </table:table-cell>
          <table:table-cell table:formula="of:=[.B209]*SIN([.C209])" office:value-type="float" office:value="3.73376318711373" calcext:value-type="float">
            <text:p>3.7337631871</text:p>
          </table:table-cell>
          <table:table-cell table:formula="of:=ABS([.L209]-[.F209])" office:value-type="float" office:value="0.499831941040029" calcext:value-type="float">
            <text:p>0.499831941</text:p>
          </table:table-cell>
          <table:table-cell table:formula="of:=ABS([.M209]-[.G209])" office:value-type="float" office:value="0.310700187113729" calcext:value-type="float">
            <text:p>0.3107001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76844" calcext:value-type="float">
            <text:p>25.76844</text:p>
          </table:table-cell>
          <table:table-cell office:value-type="float" office:value="3.019702" calcext:value-type="float">
            <text:p>3.019702</text:p>
          </table:table-cell>
          <table:table-cell office:value-type="float" office:value="-1.631517" calcext:value-type="float">
            <text:p>-1.631517</text:p>
          </table:table-cell>
          <table:table-cell office:value-type="float" office:value="1477010463850000" calcext:value-type="float">
            <text:p>1477010463850000</text:p>
          </table:table-cell>
          <table:table-cell office:value-type="float" office:value="-25.45958" calcext:value-type="float">
            <text:p>-25.45958</text:p>
          </table:table-cell>
          <table:table-cell office:value-type="float" office:value="3.859241" calcext:value-type="float">
            <text:p>3.859241</text:p>
          </table:table-cell>
          <table:table-cell office:value-type="float" office:value="2.336602" calcext:value-type="float">
            <text:p>2.336602</text:p>
          </table:table-cell>
          <table:table-cell office:value-type="float" office:value="4.31367" calcext:value-type="float">
            <text:p>4.31367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-0.4716397" calcext:value-type="float">
            <text:p>-0.4716397</text:p>
          </table:table-cell>
          <table:table-cell table:formula="of:=[.B210]*COS([.C210])" office:value-type="float" office:value="-25.5772517614117" calcext:value-type="float">
            <text:p>-25.5772517614</text:p>
          </table:table-cell>
          <table:table-cell table:formula="of:=[.B210]*SIN([.C210])" office:value-type="float" office:value="3.13316012469214" calcext:value-type="float">
            <text:p>3.1331601247</text:p>
          </table:table-cell>
          <table:table-cell table:formula="of:=ABS([.L210]-[.F210])" office:value-type="float" office:value="0.117671761411721" calcext:value-type="float">
            <text:p>0.1176717614</text:p>
          </table:table-cell>
          <table:table-cell table:formula="of:=ABS([.M210]-[.G210])" office:value-type="float" office:value="0.726080875307857" calcext:value-type="float">
            <text:p>0.7260808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62843" calcext:value-type="float">
            <text:p>25.62843</text:p>
          </table:table-cell>
          <table:table-cell office:value-type="float" office:value="2.994471" calcext:value-type="float">
            <text:p>2.994471</text:p>
          </table:table-cell>
          <table:table-cell office:value-type="float" office:value="-1.70553" calcext:value-type="float">
            <text:p>-1.70553</text:p>
          </table:table-cell>
          <table:table-cell office:value-type="float" office:value="1477010463950000" calcext:value-type="float">
            <text:p>1477010463950000</text:p>
          </table:table-cell>
          <table:table-cell office:value-type="float" office:value="-25.21574" calcext:value-type="float">
            <text:p>-25.21574</text:p>
          </table:table-cell>
          <table:table-cell office:value-type="float" office:value="4.285143" calcext:value-type="float">
            <text:p>4.285143</text:p>
          </table:table-cell>
          <table:table-cell office:value-type="float" office:value="2.541269" calcext:value-type="float">
            <text:p>2.541269</text:p>
          </table:table-cell>
          <table:table-cell office:value-type="float" office:value="4.206857" calcext:value-type="float">
            <text:p>4.206857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-0.4643804" calcext:value-type="float">
            <text:p>-0.4643804</text:p>
          </table:table-cell>
          <table:table-cell table:formula="of:=[.B211]*COS([.C211])" office:value-type="float" office:value="-25.3515690470212" calcext:value-type="float">
            <text:p>-25.351569047</text:p>
          </table:table-cell>
          <table:table-cell table:formula="of:=[.B211]*SIN([.C211])" office:value-type="float" office:value="3.75690978318844" calcext:value-type="float">
            <text:p>3.7569097832</text:p>
          </table:table-cell>
          <table:table-cell table:formula="of:=ABS([.L211]-[.F211])" office:value-type="float" office:value="0.135829047021193" calcext:value-type="float">
            <text:p>0.135829047</text:p>
          </table:table-cell>
          <table:table-cell table:formula="of:=ABS([.M211]-[.G211])" office:value-type="float" office:value="0.528233216811557" calcext:value-type="float">
            <text:p>0.5282332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5146" calcext:value-type="float">
            <text:p>24.65146</text:p>
          </table:table-cell>
          <table:table-cell office:value-type="float" office:value="2.965886" calcext:value-type="float">
            <text:p>2.965886</text:p>
          </table:table-cell>
          <table:table-cell office:value-type="float" office:value="-1.641908" calcext:value-type="float">
            <text:p>-1.641908</text:p>
          </table:table-cell>
          <table:table-cell office:value-type="float" office:value="1477010464050000" calcext:value-type="float">
            <text:p>1477010464050000</text:p>
          </table:table-cell>
          <table:table-cell office:value-type="float" office:value="-24.95183" calcext:value-type="float">
            <text:p>-24.95183</text:p>
          </table:table-cell>
          <table:table-cell office:value-type="float" office:value="4.699982" calcext:value-type="float">
            <text:p>4.699982</text:p>
          </table:table-cell>
          <table:table-cell office:value-type="float" office:value="2.73817" calcext:value-type="float">
            <text:p>2.73817</text:p>
          </table:table-cell>
          <table:table-cell office:value-type="float" office:value="4.09251" calcext:value-type="float">
            <text:p>4.09251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-0.4568277" calcext:value-type="float">
            <text:p>-0.4568277</text:p>
          </table:table-cell>
          <table:table-cell table:formula="of:=[.B212]*COS([.C212])" office:value-type="float" office:value="-24.2719078528541" calcext:value-type="float">
            <text:p>-24.2719078529</text:p>
          </table:table-cell>
          <table:table-cell table:formula="of:=[.B212]*SIN([.C212])" office:value-type="float" office:value="4.30917269486357" calcext:value-type="float">
            <text:p>4.3091726949</text:p>
          </table:table-cell>
          <table:table-cell table:formula="of:=ABS([.L212]-[.F212])" office:value-type="float" office:value="0.679922147145867" calcext:value-type="float">
            <text:p>0.6799221471</text:p>
          </table:table-cell>
          <table:table-cell table:formula="of:=ABS([.M212]-[.G212])" office:value-type="float" office:value="0.39080930513643" calcext:value-type="float">
            <text:p>0.3908093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86058" calcext:value-type="float">
            <text:p>24.86058</text:p>
          </table:table-cell>
          <table:table-cell office:value-type="float" office:value="2.940754" calcext:value-type="float">
            <text:p>2.940754</text:p>
          </table:table-cell>
          <table:table-cell office:value-type="float" office:value="-1.973935" calcext:value-type="float">
            <text:p>-1.973935</text:p>
          </table:table-cell>
          <table:table-cell office:value-type="float" office:value="1477010464150000" calcext:value-type="float">
            <text:p>1477010464150000</text:p>
          </table:table-cell>
          <table:table-cell office:value-type="float" office:value="-24.66865" calcext:value-type="float">
            <text:p>-24.66865</text:p>
          </table:table-cell>
          <table:table-cell office:value-type="float" office:value="5.103041" calcext:value-type="float">
            <text:p>5.103041</text:p>
          </table:table-cell>
          <table:table-cell office:value-type="float" office:value="2.927008" calcext:value-type="float">
            <text:p>2.927008</text:p>
          </table:table-cell>
          <table:table-cell office:value-type="float" office:value="3.971324" calcext:value-type="float">
            <text:p>3.971324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-0.4489866" calcext:value-type="float">
            <text:p>-0.4489866</text:p>
          </table:table-cell>
          <table:table-cell table:formula="of:=[.B213]*COS([.C213])" office:value-type="float" office:value="-24.3608728565303" calcext:value-type="float">
            <text:p>-24.3608728565</text:p>
          </table:table-cell>
          <table:table-cell table:formula="of:=[.B213]*SIN([.C213])" office:value-type="float" office:value="4.95946686694902" calcext:value-type="float">
            <text:p>4.9594668669</text:p>
          </table:table-cell>
          <table:table-cell table:formula="of:=ABS([.L213]-[.F213])" office:value-type="float" office:value="0.3077771434697" calcext:value-type="float">
            <text:p>0.3077771435</text:p>
          </table:table-cell>
          <table:table-cell table:formula="of:=ABS([.M213]-[.G213])" office:value-type="float" office:value="0.143574133050982" calcext:value-type="float">
            <text:p>0.1435741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99457" calcext:value-type="float">
            <text:p>24.99457</text:p>
          </table:table-cell>
          <table:table-cell office:value-type="float" office:value="2.930138" calcext:value-type="float">
            <text:p>2.930138</text:p>
          </table:table-cell>
          <table:table-cell office:value-type="float" office:value="-2.492785" calcext:value-type="float">
            <text:p>-2.492785</text:p>
          </table:table-cell>
          <table:table-cell office:value-type="float" office:value="1477010464250000" calcext:value-type="float">
            <text:p>1477010464250000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5.493672" calcext:value-type="float">
            <text:p>5.493672</text:p>
          </table:table-cell>
          <table:table-cell office:value-type="float" office:value="3.107543" calcext:value-type="float">
            <text:p>3.107543</text:p>
          </table:table-cell>
          <table:table-cell office:value-type="float" office:value="3.844007" calcext:value-type="float">
            <text:p>3.844007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-0.4408618" calcext:value-type="float">
            <text:p>-0.4408618</text:p>
          </table:table-cell>
          <table:table-cell table:formula="of:=[.B214]*COS([.C214])" office:value-type="float" office:value="-24.4378570224423" calcext:value-type="float">
            <text:p>-24.4378570224</text:p>
          </table:table-cell>
          <table:table-cell table:formula="of:=[.B214]*SIN([.C214])" office:value-type="float" office:value="5.24591971303081" calcext:value-type="float">
            <text:p>5.245919713</text:p>
          </table:table-cell>
          <table:table-cell table:formula="of:=ABS([.L214]-[.F214])" office:value-type="float" office:value="0.0708570224423468" calcext:value-type="float">
            <text:p>0.0708570224</text:p>
          </table:table-cell>
          <table:table-cell table:formula="of:=ABS([.M214]-[.G214])" office:value-type="float" office:value="0.247752286969193" calcext:value-type="float">
            <text:p>0.247752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0204" calcext:value-type="float">
            <text:p>25.0204</text:p>
          </table:table-cell>
          <table:table-cell office:value-type="float" office:value="2.950248" calcext:value-type="float">
            <text:p>2.950248</text:p>
          </table:table-cell>
          <table:table-cell office:value-type="float" office:value="-2.652488" calcext:value-type="float">
            <text:p>-2.652488</text:p>
          </table:table-cell>
          <table:table-cell office:value-type="float" office:value="1477010464350000" calcext:value-type="float">
            <text:p>1477010464350000</text:p>
          </table:table-cell>
          <table:table-cell office:value-type="float" office:value="-24.04774" calcext:value-type="float">
            <text:p>-24.04774</text:p>
          </table:table-cell>
          <table:table-cell office:value-type="float" office:value="5.871299" calcext:value-type="float">
            <text:p>5.871299</text:p>
          </table:table-cell>
          <table:table-cell office:value-type="float" office:value="3.27959" calcext:value-type="float">
            <text:p>3.27959</text:p>
          </table:table-cell>
          <table:table-cell office:value-type="float" office:value="3.71127" calcext:value-type="float">
            <text:p>3.71127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-0.4324586" calcext:value-type="float">
            <text:p>-0.4324586</text:p>
          </table:table-cell>
          <table:table-cell table:formula="of:=[.B215]*COS([.C215])" office:value-type="float" office:value="-24.5637626283418" calcext:value-type="float">
            <text:p>-24.5637626283</text:p>
          </table:table-cell>
          <table:table-cell table:formula="of:=[.B215]*SIN([.C215])" office:value-type="float" office:value="4.75835913929152" calcext:value-type="float">
            <text:p>4.7583591393</text:p>
          </table:table-cell>
          <table:table-cell table:formula="of:=ABS([.L215]-[.F215])" office:value-type="float" office:value="0.516022628341791" calcext:value-type="float">
            <text:p>0.5160226283</text:p>
          </table:table-cell>
          <table:table-cell table:formula="of:=ABS([.M215]-[.G215])" office:value-type="float" office:value="1.11293986070848" calcext:value-type="float">
            <text:p>1.1129398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41514" calcext:value-type="float">
            <text:p>24.41514</text:p>
          </table:table-cell>
          <table:table-cell office:value-type="float" office:value="2.874453" calcext:value-type="float">
            <text:p>2.874453</text:p>
          </table:table-cell>
          <table:table-cell office:value-type="float" office:value="-1.954509" calcext:value-type="float">
            <text:p>-1.954509</text:p>
          </table:table-cell>
          <table:table-cell office:value-type="float" office:value="1477010464450000" calcext:value-type="float">
            <text:p>1477010464450000</text:p>
          </table:table-cell>
          <table:table-cell office:value-type="float" office:value="-23.71171" calcext:value-type="float">
            <text:p>-23.71171</text:p>
          </table:table-cell>
          <table:table-cell office:value-type="float" office:value="6.235417" calcext:value-type="float">
            <text:p>6.235417</text:p>
          </table:table-cell>
          <table:table-cell office:value-type="float" office:value="3.443019" calcext:value-type="float">
            <text:p>3.443019</text:p>
          </table:table-cell>
          <table:table-cell office:value-type="float" office:value="3.57383" calcext:value-type="float">
            <text:p>3.57383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-0.4237823" calcext:value-type="float">
            <text:p>-0.4237823</text:p>
          </table:table-cell>
          <table:table-cell table:formula="of:=[.B216]*COS([.C216])" office:value-type="float" office:value="-23.5491324706746" calcext:value-type="float">
            <text:p>-23.5491324707</text:p>
          </table:table-cell>
          <table:table-cell table:formula="of:=[.B216]*SIN([.C216])" office:value-type="float" office:value="6.44495314942005" calcext:value-type="float">
            <text:p>6.4449531494</text:p>
          </table:table-cell>
          <table:table-cell table:formula="of:=ABS([.L216]-[.F216])" office:value-type="float" office:value="0.162577529325404" calcext:value-type="float">
            <text:p>0.1625775293</text:p>
          </table:table-cell>
          <table:table-cell table:formula="of:=ABS([.M216]-[.G216])" office:value-type="float" office:value="0.209536149420051" calcext:value-type="float">
            <text:p>0.2095361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6376" calcext:value-type="float">
            <text:p>24.6376</text:p>
          </table:table-cell>
          <table:table-cell office:value-type="float" office:value="2.873031" calcext:value-type="float">
            <text:p>2.873031</text:p>
          </table:table-cell>
          <table:table-cell office:value-type="float" office:value="-2.305615" calcext:value-type="float">
            <text:p>-2.305615</text:p>
          </table:table-cell>
          <table:table-cell office:value-type="float" office:value="1477010464550000" calcext:value-type="float">
            <text:p>1477010464550000</text:p>
          </table:table-cell>
          <table:table-cell office:value-type="float" office:value="-23.35978" calcext:value-type="float">
            <text:p>-23.35978</text:p>
          </table:table-cell>
          <table:table-cell office:value-type="float" office:value="6.585591" calcext:value-type="float">
            <text:p>6.585591</text:p>
          </table:table-cell>
          <table:table-cell office:value-type="float" office:value="3.597751" calcext:value-type="float">
            <text:p>3.597751</text:p>
          </table:table-cell>
          <table:table-cell office:value-type="float" office:value="3.432399" calcext:value-type="float">
            <text:p>3.432399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-0.4148383" calcext:value-type="float">
            <text:p>-0.4148383</text:p>
          </table:table-cell>
          <table:table-cell table:formula="of:=[.B217]*COS([.C217])" office:value-type="float" office:value="-23.7544295402922" calcext:value-type="float">
            <text:p>-23.7544295403</text:p>
          </table:table-cell>
          <table:table-cell table:formula="of:=[.B217]*SIN([.C217])" office:value-type="float" office:value="6.53746212037169" calcext:value-type="float">
            <text:p>6.5374621204</text:p>
          </table:table-cell>
          <table:table-cell table:formula="of:=ABS([.L217]-[.F217])" office:value-type="float" office:value="0.394649540292168" calcext:value-type="float">
            <text:p>0.3946495403</text:p>
          </table:table-cell>
          <table:table-cell table:formula="of:=ABS([.M217]-[.G217])" office:value-type="float" office:value="0.0481288796283073" calcext:value-type="float">
            <text:p>0.0481288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9842" calcext:value-type="float">
            <text:p>23.49842</text:p>
          </table:table-cell>
          <table:table-cell office:value-type="float" office:value="2.894761" calcext:value-type="float">
            <text:p>2.894761</text:p>
          </table:table-cell>
          <table:table-cell office:value-type="float" office:value="-2.544379" calcext:value-type="float">
            <text:p>-2.544379</text:p>
          </table:table-cell>
          <table:table-cell office:value-type="float" office:value="1477010464650000" calcext:value-type="float">
            <text:p>1477010464650000</text:p>
          </table:table-cell>
          <table:table-cell office:value-type="float" office:value="-22.99282" calcext:value-type="float">
            <text:p>-22.99282</text:p>
          </table:table-cell>
          <table:table-cell office:value-type="float" office:value="6.921459" calcext:value-type="float">
            <text:p>6.921459</text:p>
          </table:table-cell>
          <table:table-cell office:value-type="float" office:value="3.743759" calcext:value-type="float">
            <text:p>3.743759</text:p>
          </table:table-cell>
          <table:table-cell office:value-type="float" office:value="3.287685" calcext:value-type="float">
            <text:p>3.287685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-0.4056322" calcext:value-type="float">
            <text:p>-0.4056322</text:p>
          </table:table-cell>
          <table:table-cell table:formula="of:=[.B218]*COS([.C218])" office:value-type="float" office:value="-22.7862162264213" calcext:value-type="float">
            <text:p>-22.7862162264</text:p>
          </table:table-cell>
          <table:table-cell table:formula="of:=[.B218]*SIN([.C218])" office:value-type="float" office:value="5.74143645607731" calcext:value-type="float">
            <text:p>5.7414364561</text:p>
          </table:table-cell>
          <table:table-cell table:formula="of:=ABS([.L218]-[.F218])" office:value-type="float" office:value="0.206603773578678" calcext:value-type="float">
            <text:p>0.2066037736</text:p>
          </table:table-cell>
          <table:table-cell table:formula="of:=ABS([.M218]-[.G218])" office:value-type="float" office:value="1.18002254392269" calcext:value-type="float">
            <text:p>1.1800225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546" calcext:value-type="float">
            <text:p>23.41546</text:p>
          </table:table-cell>
          <table:table-cell office:value-type="float" office:value="2.848655" calcext:value-type="float">
            <text:p>2.848655</text:p>
          </table:table-cell>
          <table:table-cell office:value-type="float" office:value="-2.969744" calcext:value-type="float">
            <text:p>-2.969744</text:p>
          </table:table-cell>
          <table:table-cell office:value-type="float" office:value="1477010464750000" calcext:value-type="float">
            <text:p>1477010464750000</text:p>
          </table:table-cell>
          <table:table-cell office:value-type="float" office:value="-22.61171" calcext:value-type="float">
            <text:p>-22.61171</text:p>
          </table:table-cell>
          <table:table-cell office:value-type="float" office:value="7.242727" calcext:value-type="float">
            <text:p>7.242727</text:p>
          </table:table-cell>
          <table:table-cell office:value-type="float" office:value="3.881065" calcext:value-type="float">
            <text:p>3.881065</text:p>
          </table:table-cell>
          <table:table-cell office:value-type="float" office:value="3.140384" calcext:value-type="float">
            <text:p>3.140384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-0.39617" calcext:value-type="float">
            <text:p>-0.39617</text:p>
          </table:table-cell>
          <table:table-cell table:formula="of:=[.B219]*COS([.C219])" office:value-type="float" office:value="-22.4179546934258" calcext:value-type="float">
            <text:p>-22.4179546934</text:p>
          </table:table-cell>
          <table:table-cell table:formula="of:=[.B219]*SIN([.C219])" office:value-type="float" office:value="6.7615881547981" calcext:value-type="float">
            <text:p>6.7615881548</text:p>
          </table:table-cell>
          <table:table-cell table:formula="of:=ABS([.L219]-[.F219])" office:value-type="float" office:value="0.193755306574154" calcext:value-type="float">
            <text:p>0.1937553066</text:p>
          </table:table-cell>
          <table:table-cell table:formula="of:=ABS([.M219]-[.G219])" office:value-type="float" office:value="0.481138845201898" calcext:value-type="float">
            <text:p>0.4811388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1126" calcext:value-type="float">
            <text:p>23.41126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3.477012" calcext:value-type="float">
            <text:p>-3.477012</text:p>
          </table:table-cell>
          <table:table-cell office:value-type="float" office:value="1477010464850000" calcext:value-type="float">
            <text:p>1477010464850000</text:p>
          </table:table-cell>
          <table:table-cell office:value-type="float" office:value="-22.2173" calcext:value-type="float">
            <text:p>-22.2173</text:p>
          </table:table-cell>
          <table:table-cell office:value-type="float" office:value="7.549173" calcext:value-type="float">
            <text:p>7.549173</text:p>
          </table:table-cell>
          <table:table-cell office:value-type="float" office:value="4.009736" calcext:value-type="float">
            <text:p>4.009736</text:p>
          </table:table-cell>
          <table:table-cell office:value-type="float" office:value="2.99118" calcext:value-type="float">
            <text:p>2.99118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-0.3864575" calcext:value-type="float">
            <text:p>-0.3864575</text:p>
          </table:table-cell>
          <table:table-cell table:formula="of:=[.B220]*COS([.C220])" office:value-type="float" office:value="-22.0543347598338" calcext:value-type="float">
            <text:p>-22.0543347598</text:p>
          </table:table-cell>
          <table:table-cell table:formula="of:=[.B220]*SIN([.C220])" office:value-type="float" office:value="7.85451545856172" calcext:value-type="float">
            <text:p>7.8545154586</text:p>
          </table:table-cell>
          <table:table-cell table:formula="of:=ABS([.L220]-[.F220])" office:value-type="float" office:value="0.162965240166166" calcext:value-type="float">
            <text:p>0.1629652402</text:p>
          </table:table-cell>
          <table:table-cell table:formula="of:=ABS([.M220]-[.G220])" office:value-type="float" office:value="0.305342458561716" calcext:value-type="float">
            <text:p>0.3053424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42996" calcext:value-type="float">
            <text:p>23.42996</text:p>
          </table:table-cell>
          <table:table-cell office:value-type="float" office:value="2.745711" calcext:value-type="float">
            <text:p>2.745711</text:p>
          </table:table-cell>
          <table:table-cell office:value-type="float" office:value="-2.707678" calcext:value-type="float">
            <text:p>-2.707678</text:p>
          </table:table-cell>
          <table:table-cell office:value-type="float" office:value="1477010464950000" calcext:value-type="float">
            <text:p>1477010464950000</text:p>
          </table:table-cell>
          <table:table-cell office:value-type="float" office:value="-21.81046" calcext:value-type="float">
            <text:p>-21.81046</text:p>
          </table:table-cell>
          <table:table-cell office:value-type="float" office:value="7.840639" calcext:value-type="float">
            <text:p>7.840639</text:p>
          </table:table-cell>
          <table:table-cell office:value-type="float" office:value="4.129885" calcext:value-type="float">
            <text:p>4.129885</text:p>
          </table:table-cell>
          <table:table-cell office:value-type="float" office:value="2.840738" calcext:value-type="float">
            <text:p>2.840738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-0.3765009" calcext:value-type="float">
            <text:p>-0.3765009</text:p>
          </table:table-cell>
          <table:table-cell table:formula="of:=[.B221]*COS([.C221])" office:value-type="float" office:value="-21.6178151547506" calcext:value-type="float">
            <text:p>-21.6178151548</text:p>
          </table:table-cell>
          <table:table-cell table:formula="of:=[.B221]*SIN([.C221])" office:value-type="float" office:value="9.03510340486679" calcext:value-type="float">
            <text:p>9.0351034049</text:p>
          </table:table-cell>
          <table:table-cell table:formula="of:=ABS([.L221]-[.F221])" office:value-type="float" office:value="0.192644845249401" calcext:value-type="float">
            <text:p>0.1926448452</text:p>
          </table:table-cell>
          <table:table-cell table:formula="of:=ABS([.M221]-[.G221])" office:value-type="float" office:value="1.19446440486679" calcext:value-type="float">
            <text:p>1.1944644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20885" calcext:value-type="float">
            <text:p>23.20885</text:p>
          </table:table-cell>
          <table:table-cell office:value-type="float" office:value="2.799455" calcext:value-type="float">
            <text:p>2.799455</text:p>
          </table:table-cell>
          <table:table-cell office:value-type="float" office:value="-2.949602" calcext:value-type="float">
            <text:p>-2.949602</text:p>
          </table:table-cell>
          <table:table-cell office:value-type="float" office:value="1477010465050000" calcext:value-type="float">
            <text:p>1477010465050000</text:p>
          </table:table-cell>
          <table:table-cell office:value-type="float" office:value="-21.39203" calcext:value-type="float">
            <text:p>-21.39203</text:p>
          </table:table-cell>
          <table:table-cell office:value-type="float" office:value="8.117035" calcext:value-type="float">
            <text:p>8.117035</text:p>
          </table:table-cell>
          <table:table-cell office:value-type="float" office:value="4.241663" calcext:value-type="float">
            <text:p>4.241663</text:p>
          </table:table-cell>
          <table:table-cell office:value-type="float" office:value="2.689706" calcext:value-type="float">
            <text:p>2.689706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-0.3663065" calcext:value-type="float">
            <text:p>-0.3663065</text:p>
          </table:table-cell>
          <table:table-cell table:formula="of:=[.B222]*COS([.C222])" office:value-type="float" office:value="-21.8636565178794" calcext:value-type="float">
            <text:p>-21.8636565179</text:p>
          </table:table-cell>
          <table:table-cell table:formula="of:=[.B222]*SIN([.C222])" office:value-type="float" office:value="7.78660657736662" calcext:value-type="float">
            <text:p>7.7866065774</text:p>
          </table:table-cell>
          <table:table-cell table:formula="of:=ABS([.L222]-[.F222])" office:value-type="float" office:value="0.471626517879415" calcext:value-type="float">
            <text:p>0.4716265179</text:p>
          </table:table-cell>
          <table:table-cell table:formula="of:=ABS([.M222]-[.G222])" office:value-type="float" office:value="0.330428422633378" calcext:value-type="float">
            <text:p>0.3304284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55101" calcext:value-type="float">
            <text:p>22.55101</text:p>
          </table:table-cell>
          <table:table-cell office:value-type="float" office:value="2.717181" calcext:value-type="float">
            <text:p>2.717181</text:p>
          </table:table-cell>
          <table:table-cell office:value-type="float" office:value="-2.6054" calcext:value-type="float">
            <text:p>-2.6054</text:p>
          </table:table-cell>
          <table:table-cell office:value-type="float" office:value="1477010465150000" calcext:value-type="float">
            <text:p>1477010465150000</text:p>
          </table:table-cell>
          <table:table-cell office:value-type="float" office:value="-20.96283" calcext:value-type="float">
            <text:p>-20.96283</text:p>
          </table:table-cell>
          <table:table-cell office:value-type="float" office:value="8.378334" calcext:value-type="float">
            <text:p>8.378334</text:p>
          </table:table-cell>
          <table:table-cell office:value-type="float" office:value="4.345261" calcext:value-type="float">
            <text:p>4.345261</text:p>
          </table:table-cell>
          <table:table-cell office:value-type="float" office:value="2.538708" calcext:value-type="float">
            <text:p>2.538708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-0.3558808" calcext:value-type="float">
            <text:p>-0.3558808</text:p>
          </table:table-cell>
          <table:table-cell table:formula="of:=[.B223]*COS([.C223])" office:value-type="float" office:value="-20.5503106131553" calcext:value-type="float">
            <text:p>-20.5503106132</text:p>
          </table:table-cell>
          <table:table-cell table:formula="of:=[.B223]*SIN([.C223])" office:value-type="float" office:value="9.28616097873266" calcext:value-type="float">
            <text:p>9.2861609787</text:p>
          </table:table-cell>
          <table:table-cell table:formula="of:=ABS([.L223]-[.F223])" office:value-type="float" office:value="0.412519386844711" calcext:value-type="float">
            <text:p>0.4125193868</text:p>
          </table:table-cell>
          <table:table-cell table:formula="of:=ABS([.M223]-[.G223])" office:value-type="float" office:value="0.907826978732661" calcext:value-type="float">
            <text:p>0.9078269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3597" calcext:value-type="float">
            <text:p>22.03597</text:p>
          </table:table-cell>
          <table:table-cell office:value-type="float" office:value="2.700465" calcext:value-type="float">
            <text:p>2.700465</text:p>
          </table:table-cell>
          <table:table-cell office:value-type="float" office:value="-3.400656" calcext:value-type="float">
            <text:p>-3.400656</text:p>
          </table:table-cell>
          <table:table-cell office:value-type="float" office:value="1477010465250000" calcext:value-type="float">
            <text:p>1477010465250000</text:p>
          </table:table-cell>
          <table:table-cell office:value-type="float" office:value="-20.52368" calcext:value-type="float">
            <text:p>-20.52368</text:p>
          </table:table-cell>
          <table:table-cell office:value-type="float" office:value="8.624568" calcext:value-type="float">
            <text:p>8.624568</text:p>
          </table:table-cell>
          <table:table-cell office:value-type="float" office:value="4.440903" calcext:value-type="float">
            <text:p>4.440903</text:p>
          </table:table-cell>
          <table:table-cell office:value-type="float" office:value="2.388345" calcext:value-type="float">
            <text:p>2.388345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-0.3452302" calcext:value-type="float">
            <text:p>-0.3452302</text:p>
          </table:table-cell>
          <table:table-cell table:formula="of:=[.B224]*COS([.C224])" office:value-type="float" office:value="-19.9264836898892" calcext:value-type="float">
            <text:p>-19.9264836899</text:p>
          </table:table-cell>
          <table:table-cell table:formula="of:=[.B224]*SIN([.C224])" office:value-type="float" office:value="9.40846542202709" calcext:value-type="float">
            <text:p>9.408465422</text:p>
          </table:table-cell>
          <table:table-cell table:formula="of:=ABS([.L224]-[.F224])" office:value-type="float" office:value="0.597196310110792" calcext:value-type="float">
            <text:p>0.5971963101</text:p>
          </table:table-cell>
          <table:table-cell table:formula="of:=ABS([.M224]-[.G224])" office:value-type="float" office:value="0.783897422027088" calcext:value-type="float">
            <text:p>0.783897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0803" calcext:value-type="float">
            <text:p>22.0803</text:p>
          </table:table-cell>
          <table:table-cell office:value-type="float" office:value="2.729034" calcext:value-type="float">
            <text:p>2.729034</text:p>
          </table:table-cell>
          <table:table-cell office:value-type="float" office:value="-2.811046" calcext:value-type="float">
            <text:p>-2.811046</text:p>
          </table:table-cell>
          <table:table-cell office:value-type="float" office:value="1477010465350000" calcext:value-type="float">
            <text:p>1477010465350000</text:p>
          </table:table-cell>
          <table:table-cell office:value-type="float" office:value="-20.07535" calcext:value-type="float">
            <text:p>-20.07535</text:p>
          </table:table-cell>
          <table:table-cell office:value-type="float" office:value="8.855831" calcext:value-type="float">
            <text:p>8.855831</text:p>
          </table:table-cell>
          <table:table-cell office:value-type="float" office:value="4.528845" calcext:value-type="float">
            <text:p>4.528845</text:p>
          </table:table-cell>
          <table:table-cell office:value-type="float" office:value="2.23919" calcext:value-type="float">
            <text:p>2.23919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-0.3343617" calcext:value-type="float">
            <text:p>-0.3343617</text:p>
          </table:table-cell>
          <table:table-cell table:formula="of:=[.B225]*COS([.C225])" office:value-type="float" office:value="-20.227716873872" calcext:value-type="float">
            <text:p>-20.2277168739</text:p>
          </table:table-cell>
          <table:table-cell table:formula="of:=[.B225]*SIN([.C225])" office:value-type="float" office:value="8.85319818825227" calcext:value-type="float">
            <text:p>8.8531981883</text:p>
          </table:table-cell>
          <table:table-cell table:formula="of:=ABS([.L225]-[.F225])" office:value-type="float" office:value="0.152366873872019" calcext:value-type="float">
            <text:p>0.1523668739</text:p>
          </table:table-cell>
          <table:table-cell table:formula="of:=ABS([.M225]-[.G225])" office:value-type="float" office:value="0.00263281174772878" calcext:value-type="float">
            <text:p>0.0026328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567" calcext:value-type="float">
            <text:p>21.77567</text:p>
          </table:table-cell>
          <table:table-cell office:value-type="float" office:value="2.726489" calcext:value-type="float">
            <text:p>2.726489</text:p>
          </table:table-cell>
          <table:table-cell office:value-type="float" office:value="-2.799984" calcext:value-type="float">
            <text:p>-2.799984</text:p>
          </table:table-cell>
          <table:table-cell office:value-type="float" office:value="1477010465450000" calcext:value-type="float">
            <text:p>1477010465450000</text:p>
          </table:table-cell>
          <table:table-cell office:value-type="float" office:value="-19.61861" calcext:value-type="float">
            <text:p>-19.61861</text:p>
          </table:table-cell>
          <table:table-cell office:value-type="float" office:value="9.072271" calcext:value-type="float">
            <text:p>9.072271</text:p>
          </table:table-cell>
          <table:table-cell office:value-type="float" office:value="4.609368" calcext:value-type="float">
            <text:p>4.609368</text:p>
          </table:table-cell>
          <table:table-cell office:value-type="float" office:value="2.091789" calcext:value-type="float">
            <text:p>2.091789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-0.3232819" calcext:value-type="float">
            <text:p>-0.3232819</text:p>
          </table:table-cell>
          <table:table-cell table:formula="of:=[.B226]*COS([.C226])" office:value-type="float" office:value="-19.9263608490348" calcext:value-type="float">
            <text:p>-19.926360849</text:p>
          </table:table-cell>
          <table:table-cell table:formula="of:=[.B226]*SIN([.C226])" office:value-type="float" office:value="8.7817963574063" calcext:value-type="float">
            <text:p>8.7817963574</text:p>
          </table:table-cell>
          <table:table-cell table:formula="of:=ABS([.L226]-[.F226])" office:value-type="float" office:value="0.307750849034765" calcext:value-type="float">
            <text:p>0.307750849</text:p>
          </table:table-cell>
          <table:table-cell table:formula="of:=ABS([.M226]-[.G226])" office:value-type="float" office:value="0.290474642593699" calcext:value-type="float">
            <text:p>0.2904746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19191" calcext:value-type="float">
            <text:p>21.19191</text:p>
          </table:table-cell>
          <table:table-cell office:value-type="float" office:value="2.639066" calcext:value-type="float">
            <text:p>2.639066</text:p>
          </table:table-cell>
          <table:table-cell office:value-type="float" office:value="-3.306777" calcext:value-type="float">
            <text:p>-3.306777</text:p>
          </table:table-cell>
          <table:table-cell office:value-type="float" office:value="1477010465550000" calcext:value-type="float">
            <text:p>1477010465550000</text:p>
          </table:table-cell>
          <table:table-cell office:value-type="float" office:value="-19.15416" calcext:value-type="float">
            <text:p>-19.15416</text:p>
          </table:table-cell>
          <table:table-cell office:value-type="float" office:value="9.27409" calcext:value-type="float">
            <text:p>9.27409</text:p>
          </table:table-cell>
          <table:table-cell office:value-type="float" office:value="4.682779" calcext:value-type="float">
            <text:p>4.682779</text:p>
          </table:table-cell>
          <table:table-cell office:value-type="float" office:value="1.946661" calcext:value-type="float">
            <text:p>1.946661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-0.3119979" calcext:value-type="float">
            <text:p>-0.3119979</text:p>
          </table:table-cell>
          <table:table-cell table:formula="of:=[.B227]*COS([.C227])" office:value-type="float" office:value="-18.5719206768816" calcext:value-type="float">
            <text:p>-18.5719206769</text:p>
          </table:table-cell>
          <table:table-cell table:formula="of:=[.B227]*SIN([.C227])" office:value-type="float" office:value="10.2069002062193" calcext:value-type="float">
            <text:p>10.2069002062</text:p>
          </table:table-cell>
          <table:table-cell table:formula="of:=ABS([.L227]-[.F227])" office:value-type="float" office:value="0.58223932311844" calcext:value-type="float">
            <text:p>0.5822393231</text:p>
          </table:table-cell>
          <table:table-cell table:formula="of:=ABS([.M227]-[.G227])" office:value-type="float" office:value="0.93281020621928" calcext:value-type="float">
            <text:p>0.9328102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27178" calcext:value-type="float">
            <text:p>21.27178</text:p>
          </table:table-cell>
          <table:table-cell office:value-type="float" office:value="2.705673" calcext:value-type="float">
            <text:p>2.705673</text:p>
          </table:table-cell>
          <table:table-cell office:value-type="float" office:value="-3.3833" calcext:value-type="float">
            <text:p>-3.3833</text:p>
          </table:table-cell>
          <table:table-cell office:value-type="float" office:value="1477010465650000" calcext:value-type="float">
            <text:p>1477010465650000</text:p>
          </table:table-cell>
          <table:table-cell office:value-type="float" office:value="-18.68272" calcext:value-type="float">
            <text:p>-18.68272</text:p>
          </table:table-cell>
          <table:table-cell office:value-type="float" office:value="9.461538" calcext:value-type="float">
            <text:p>9.461538</text:p>
          </table:table-cell>
          <table:table-cell office:value-type="float" office:value="4.749403" calcext:value-type="float">
            <text:p>4.749403</text:p>
          </table:table-cell>
          <table:table-cell office:value-type="float" office:value="1.804293" calcext:value-type="float">
            <text:p>1.804293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-0.3005169" calcext:value-type="float">
            <text:p>-0.3005169</text:p>
          </table:table-cell>
          <table:table-cell table:formula="of:=[.B228]*COS([.C228])" office:value-type="float" office:value="-19.2824879597234" calcext:value-type="float">
            <text:p>-19.2824879597</text:p>
          </table:table-cell>
          <table:table-cell table:formula="of:=[.B228]*SIN([.C228])" office:value-type="float" office:value="8.98188635262773" calcext:value-type="float">
            <text:p>8.9818863526</text:p>
          </table:table-cell>
          <table:table-cell table:formula="of:=ABS([.L228]-[.F228])" office:value-type="float" office:value="0.599767959723447" calcext:value-type="float">
            <text:p>0.5997679597</text:p>
          </table:table-cell>
          <table:table-cell table:formula="of:=ABS([.M228]-[.G228])" office:value-type="float" office:value="0.479651647372268" calcext:value-type="float">
            <text:p>0.4796516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15003" calcext:value-type="float">
            <text:p>20.15003</text:p>
          </table:table-cell>
          <table:table-cell office:value-type="float" office:value="2.693803" calcext:value-type="float">
            <text:p>2.693803</text:p>
          </table:table-cell>
          <table:table-cell office:value-type="float" office:value="-3.971271" calcext:value-type="float">
            <text:p>-3.971271</text:p>
          </table:table-cell>
          <table:table-cell office:value-type="float" office:value="1477010465750000" calcext:value-type="float">
            <text:p>1477010465750000</text:p>
          </table:table-cell>
          <table:table-cell office:value-type="float" office:value="-18.20494" calcext:value-type="float">
            <text:p>-18.20494</text:p>
          </table:table-cell>
          <table:table-cell office:value-type="float" office:value="9.634916" calcext:value-type="float">
            <text:p>9.634916</text:p>
          </table:table-cell>
          <table:table-cell office:value-type="float" office:value="4.809585" calcext:value-type="float">
            <text:p>4.809585</text:p>
          </table:table-cell>
          <table:table-cell office:value-type="float" office:value="1.665143" calcext:value-type="float">
            <text:p>1.665143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-0.288846" calcext:value-type="float">
            <text:p>-0.288846</text:p>
          </table:table-cell>
          <table:table-cell table:formula="of:=[.B229]*COS([.C229])" office:value-type="float" office:value="-18.1633645201844" calcext:value-type="float">
            <text:p>-18.1633645202</text:p>
          </table:table-cell>
          <table:table-cell table:formula="of:=[.B229]*SIN([.C229])" office:value-type="float" office:value="8.72444257862967" calcext:value-type="float">
            <text:p>8.7244425786</text:p>
          </table:table-cell>
          <table:table-cell table:formula="of:=ABS([.L229]-[.F229])" office:value-type="float" office:value="0.0415754798155916" calcext:value-type="float">
            <text:p>0.0415754798</text:p>
          </table:table-cell>
          <table:table-cell table:formula="of:=ABS([.M229]-[.G229])" office:value-type="float" office:value="0.910473421370336" calcext:value-type="float">
            <text:p>0.9104734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1012" calcext:value-type="float">
            <text:p>19.91012</text:p>
          </table:table-cell>
          <table:table-cell office:value-type="float" office:value="2.616682" calcext:value-type="float">
            <text:p>2.616682</text:p>
          </table:table-cell>
          <table:table-cell office:value-type="float" office:value="-3.29532" calcext:value-type="float">
            <text:p>-3.29532</text:p>
          </table:table-cell>
          <table:table-cell office:value-type="float" office:value="1477010465850000" calcext:value-type="float">
            <text:p>1477010465850000</text:p>
          </table:table-cell>
          <table:table-cell office:value-type="float" office:value="-17.72144" calcext:value-type="float">
            <text:p>-17.72144</text:p>
          </table:table-cell>
          <table:table-cell office:value-type="float" office:value="9.794565" calcext:value-type="float">
            <text:p>9.794565</text:p>
          </table:table-cell>
          <table:table-cell office:value-type="float" office:value="4.863679" calcext:value-type="float">
            <text:p>4.863679</text:p>
          </table:table-cell>
          <table:table-cell office:value-type="float" office:value="1.529639" calcext:value-type="float">
            <text:p>1.529639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-0.2769928" calcext:value-type="float">
            <text:p>-0.2769928</text:p>
          </table:table-cell>
          <table:table-cell table:formula="of:=[.B230]*COS([.C230])" office:value-type="float" office:value="-17.2295950545038" calcext:value-type="float">
            <text:p>-17.2295950545</text:p>
          </table:table-cell>
          <table:table-cell table:formula="of:=[.B230]*SIN([.C230])" office:value-type="float" office:value="9.97767170597527" calcext:value-type="float">
            <text:p>9.977671706</text:p>
          </table:table-cell>
          <table:table-cell table:formula="of:=ABS([.L230]-[.F230])" office:value-type="float" office:value="0.49184494549624" calcext:value-type="float">
            <text:p>0.4918449455</text:p>
          </table:table-cell>
          <table:table-cell table:formula="of:=ABS([.M230]-[.G230])" office:value-type="float" office:value="0.183106705975273" calcext:value-type="float">
            <text:p>0.183106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648" calcext:value-type="float">
            <text:p>19.9648</text:p>
          </table:table-cell>
          <table:table-cell office:value-type="float" office:value="2.60466" calcext:value-type="float">
            <text:p>2.60466</text:p>
          </table:table-cell>
          <table:table-cell office:value-type="float" office:value="-3.664102" calcext:value-type="float">
            <text:p>-3.664102</text:p>
          </table:table-cell>
          <table:table-cell office:value-type="float" office:value="1477010465950000" calcext:value-type="float">
            <text:p>1477010465950000</text:p>
          </table:table-cell>
          <table:table-cell office:value-type="float" office:value="-17.23282" calcext:value-type="float">
            <text:p>-17.23282</text:p>
          </table:table-cell>
          <table:table-cell office:value-type="float" office:value="9.940872" calcext:value-type="float">
            <text:p>9.940872</text:p>
          </table:table-cell>
          <table:table-cell office:value-type="float" office:value="4.91205" calcext:value-type="float">
            <text:p>4.91205</text:p>
          </table:table-cell>
          <table:table-cell office:value-type="float" office:value="1.398179" calcext:value-type="float">
            <text:p>1.398179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-0.2649645" calcext:value-type="float">
            <text:p>-0.2649645</text:p>
          </table:table-cell>
          <table:table-cell table:formula="of:=[.B231]*COS([.C231])" office:value-type="float" office:value="-17.1553868281129" calcext:value-type="float">
            <text:p>-17.1553868281</text:p>
          </table:table-cell>
          <table:table-cell table:formula="of:=[.B231]*SIN([.C231])" office:value-type="float" office:value="10.2120488550443" calcext:value-type="float">
            <text:p>10.212048855</text:p>
          </table:table-cell>
          <table:table-cell table:formula="of:=ABS([.L231]-[.F231])" office:value-type="float" office:value="0.0774331718871224" calcext:value-type="float">
            <text:p>0.0774331719</text:p>
          </table:table-cell>
          <table:table-cell table:formula="of:=ABS([.M231]-[.G231])" office:value-type="float" office:value="0.271176855044279" calcext:value-type="float">
            <text:p>0.271176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43162" calcext:value-type="float">
            <text:p>19.43162</text:p>
          </table:table-cell>
          <table:table-cell office:value-type="float" office:value="2.594538" calcext:value-type="float">
            <text:p>2.594538</text:p>
          </table:table-cell>
          <table:table-cell office:value-type="float" office:value="-3.651343" calcext:value-type="float">
            <text:p>-3.651343</text:p>
          </table:table-cell>
          <table:table-cell office:value-type="float" office:value="1477010466050000" calcext:value-type="float">
            <text:p>1477010466050000</text:p>
          </table:table-cell>
          <table:table-cell office:value-type="float" office:value="-16.73963" calcext:value-type="float">
            <text:p>-16.73963</text:p>
          </table:table-cell>
          <table:table-cell office:value-type="float" office:value="10.07426" calcext:value-type="float">
            <text:p>10.07426</text:p>
          </table:table-cell>
          <table:table-cell office:value-type="float" office:value="4.95507" calcext:value-type="float">
            <text:p>4.95507</text:p>
          </table:table-cell>
          <table:table-cell office:value-type="float" office:value="1.271129" calcext:value-type="float">
            <text:p>1.271129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-0.2527689" calcext:value-type="float">
            <text:p>-0.2527689</text:p>
          </table:table-cell>
          <table:table-cell table:formula="of:=[.B232]*COS([.C232])" office:value-type="float" office:value="-16.5957755357931" calcext:value-type="float">
            <text:p>-16.5957755358</text:p>
          </table:table-cell>
          <table:table-cell table:formula="of:=[.B232]*SIN([.C232])" office:value-type="float" office:value="10.1078232171903" calcext:value-type="float">
            <text:p>10.1078232172</text:p>
          </table:table-cell>
          <table:table-cell table:formula="of:=ABS([.L232]-[.F232])" office:value-type="float" office:value="0.143854464206918" calcext:value-type="float">
            <text:p>0.1438544642</text:p>
          </table:table-cell>
          <table:table-cell table:formula="of:=ABS([.M232]-[.G232])" office:value-type="float" office:value="0.0335632171903288" calcext:value-type="float">
            <text:p>0.0335632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2581" calcext:value-type="float">
            <text:p>19.2581</text:p>
          </table:table-cell>
          <table:table-cell office:value-type="float" office:value="2.559822" calcext:value-type="float">
            <text:p>2.559822</text:p>
          </table:table-cell>
          <table:table-cell office:value-type="float" office:value="-3.716461" calcext:value-type="float">
            <text:p>-3.716461</text:p>
          </table:table-cell>
          <table:table-cell office:value-type="float" office:value="1477010466150000" calcext:value-type="float">
            <text:p>1477010466150000</text:p>
          </table:table-cell>
          <table:table-cell office:value-type="float" office:value="-16.24238" calcext:value-type="float">
            <text:p>-16.24238</text:p>
          </table:table-cell>
          <table:table-cell office:value-type="float" office:value="10.19518" calcext:value-type="float">
            <text:p>10.19518</text:p>
          </table:table-cell>
          <table:table-cell office:value-type="float" office:value="4.993113" calcext:value-type="float">
            <text:p>4.993113</text:p>
          </table:table-cell>
          <table:table-cell office:value-type="float" office:value="1.148829" calcext:value-type="float">
            <text:p>1.148829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-0.2404137" calcext:value-type="float">
            <text:p>-0.2404137</text:p>
          </table:table-cell>
          <table:table-cell table:formula="of:=[.B233]*COS([.C233])" office:value-type="float" office:value="-16.0899688154936" calcext:value-type="float">
            <text:p>-16.0899688155</text:p>
          </table:table-cell>
          <table:table-cell table:formula="of:=[.B233]*SIN([.C233])" office:value-type="float" office:value="10.5824061123378" calcext:value-type="float">
            <text:p>10.5824061123</text:p>
          </table:table-cell>
          <table:table-cell table:formula="of:=ABS([.L233]-[.F233])" office:value-type="float" office:value="0.152411184506402" calcext:value-type="float">
            <text:p>0.1524111845</text:p>
          </table:table-cell>
          <table:table-cell table:formula="of:=ABS([.M233]-[.G233])" office:value-type="float" office:value="0.387226112337757" calcext:value-type="float">
            <text:p>0.3872261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5725" calcext:value-type="float">
            <text:p>18.85725</text:p>
          </table:table-cell>
          <table:table-cell office:value-type="float" office:value="2.556778" calcext:value-type="float">
            <text:p>2.556778</text:p>
          </table:table-cell>
          <table:table-cell office:value-type="float" office:value="-3.53147" calcext:value-type="float">
            <text:p>-3.53147</text:p>
          </table:table-cell>
          <table:table-cell office:value-type="float" office:value="1477010466250000" calcext:value-type="float">
            <text:p>1477010466250000</text:p>
          </table:table-cell>
          <table:table-cell office:value-type="float" office:value="-15.74155" calcext:value-type="float">
            <text:p>-15.74155</text:p>
          </table:table-cell>
          <table:table-cell office:value-type="float" office:value="10.30413" calcext:value-type="float">
            <text:p>10.30413</text:p>
          </table:table-cell>
          <table:table-cell office:value-type="float" office:value="5.026553" calcext:value-type="float">
            <text:p>5.026553</text:p>
          </table:table-cell>
          <table:table-cell office:value-type="float" office:value="1.03159" calcext:value-type="float">
            <text:p>1.03159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-0.2279066" calcext:value-type="float">
            <text:p>-0.2279066</text:p>
          </table:table-cell>
          <table:table-cell table:formula="of:=[.B234]*COS([.C234])" office:value-type="float" office:value="-15.7234469666291" calcext:value-type="float">
            <text:p>-15.7234469666</text:p>
          </table:table-cell>
          <table:table-cell table:formula="of:=[.B234]*SIN([.C234])" office:value-type="float" office:value="10.4100476968217" calcext:value-type="float">
            <text:p>10.4100476968</text:p>
          </table:table-cell>
          <table:table-cell table:formula="of:=ABS([.L234]-[.F234])" office:value-type="float" office:value="0.0181030333709415" calcext:value-type="float">
            <text:p>0.0181030334</text:p>
          </table:table-cell>
          <table:table-cell table:formula="of:=ABS([.M234]-[.G234])" office:value-type="float" office:value="0.105917696821733" calcext:value-type="float">
            <text:p>0.1059176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93832" calcext:value-type="float">
            <text:p>17.93832</text:p>
          </table:table-cell>
          <table:table-cell office:value-type="float" office:value="2.487744" calcext:value-type="float">
            <text:p>2.487744</text:p>
          </table:table-cell>
          <table:table-cell office:value-type="float" office:value="-4.222883" calcext:value-type="float">
            <text:p>-4.222883</text:p>
          </table:table-cell>
          <table:table-cell office:value-type="float" office:value="1477010466350000" calcext:value-type="float">
            <text:p>1477010466350000</text:p>
          </table:table-cell>
          <table:table-cell office:value-type="float" office:value="-15.23758" calcext:value-type="float">
            <text:p>-15.23758</text:p>
          </table:table-cell>
          <table:table-cell office:value-type="float" office:value="10.40163" calcext:value-type="float">
            <text:p>10.40163</text:p>
          </table:table-cell>
          <table:table-cell office:value-type="float" office:value="5.055761" calcext:value-type="float">
            <text:p>5.055761</text:p>
          </table:table-cell>
          <table:table-cell office:value-type="float" office:value="0.9196923" calcext:value-type="float">
            <text:p>0.9196923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-0.2152555" calcext:value-type="float">
            <text:p>-0.2152555</text:p>
          </table:table-cell>
          <table:table-cell table:formula="of:=[.B235]*COS([.C235])" office:value-type="float" office:value="-14.2385191779712" calcext:value-type="float">
            <text:p>-14.238519178</text:p>
          </table:table-cell>
          <table:table-cell table:formula="of:=[.B235]*SIN([.C235])" office:value-type="float" office:value="10.9109072052212" calcext:value-type="float">
            <text:p>10.9109072052</text:p>
          </table:table-cell>
          <table:table-cell table:formula="of:=ABS([.L235]-[.F235])" office:value-type="float" office:value="0.999060822028829" calcext:value-type="float">
            <text:p>0.999060822</text:p>
          </table:table-cell>
          <table:table-cell table:formula="of:=ABS([.M235]-[.G235])" office:value-type="float" office:value="0.509277205221167" calcext:value-type="float">
            <text:p>0.5092772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9633" calcext:value-type="float">
            <text:p>17.59633</text:p>
          </table:table-cell>
          <table:table-cell office:value-type="float" office:value="2.562146" calcext:value-type="float">
            <text:p>2.562146</text:p>
          </table:table-cell>
          <table:table-cell office:value-type="float" office:value="-3.317883" calcext:value-type="float">
            <text:p>-3.317883</text:p>
          </table:table-cell>
          <table:table-cell office:value-type="float" office:value="1477010466450000" calcext:value-type="float">
            <text:p>1477010466450000</text:p>
          </table:table-cell>
          <table:table-cell office:value-type="float" office:value="-14.73089" calcext:value-type="float">
            <text:p>-14.73089</text:p>
          </table:table-cell>
          <table:table-cell office:value-type="float" office:value="10.48822" calcext:value-type="float">
            <text:p>10.48822</text:p>
          </table:table-cell>
          <table:table-cell office:value-type="float" office:value="5.081101" calcext:value-type="float">
            <text:p>5.081101</text:p>
          </table:table-cell>
          <table:table-cell office:value-type="float" office:value="0.813394" calcext:value-type="float">
            <text:p>0.813394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-0.2024685" calcext:value-type="float">
            <text:p>-0.2024685</text:p>
          </table:table-cell>
          <table:table-cell table:formula="of:=[.B236]*COS([.C236])" office:value-type="float" office:value="-14.7240066025964" calcext:value-type="float">
            <text:p>-14.7240066026</text:p>
          </table:table-cell>
          <table:table-cell table:formula="of:=[.B236]*SIN([.C236])" office:value-type="float" office:value="9.63506403899826" calcext:value-type="float">
            <text:p>9.635064039</text:p>
          </table:table-cell>
          <table:table-cell table:formula="of:=ABS([.L236]-[.F236])" office:value-type="float" office:value="0.00688339740359112" calcext:value-type="float">
            <text:p>0.0068833974</text:p>
          </table:table-cell>
          <table:table-cell table:formula="of:=ABS([.M236]-[.G236])" office:value-type="float" office:value="0.853155961001743" calcext:value-type="float">
            <text:p>0.853155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43484" calcext:value-type="float">
            <text:p>17.43484</text:p>
          </table:table-cell>
          <table:table-cell office:value-type="float" office:value="2.493576" calcext:value-type="float">
            <text:p>2.493576</text:p>
          </table:table-cell>
          <table:table-cell office:value-type="float" office:value="-3.802615" calcext:value-type="float">
            <text:p>-3.802615</text:p>
          </table:table-cell>
          <table:table-cell office:value-type="float" office:value="1477010466550000" calcext:value-type="float">
            <text:p>1477010466550000</text:p>
          </table:table-cell>
          <table:table-cell office:value-type="float" office:value="-14.22183" calcext:value-type="float">
            <text:p>-14.22183</text:p>
          </table:table-cell>
          <table:table-cell office:value-type="float" office:value="10.56447" calcext:value-type="float">
            <text:p>10.56447</text:p>
          </table:table-cell>
          <table:table-cell office:value-type="float" office:value="5.102928" calcext:value-type="float">
            <text:p>5.102928</text:p>
          </table:table-cell>
          <table:table-cell office:value-type="float" office:value="0.7129259" calcext:value-type="float">
            <text:p>0.7129259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-0.1895536" calcext:value-type="float">
            <text:p>-0.1895536</text:p>
          </table:table-cell>
          <table:table-cell table:formula="of:=[.B237]*COS([.C237])" office:value-type="float" office:value="-13.9004932805797" calcext:value-type="float">
            <text:p>-13.9004932806</text:p>
          </table:table-cell>
          <table:table-cell table:formula="of:=[.B237]*SIN([.C237])" office:value-type="float" office:value="10.5237793773035" calcext:value-type="float">
            <text:p>10.5237793773</text:p>
          </table:table-cell>
          <table:table-cell table:formula="of:=ABS([.L237]-[.F237])" office:value-type="float" office:value="0.321336719420325" calcext:value-type="float">
            <text:p>0.3213367194</text:p>
          </table:table-cell>
          <table:table-cell table:formula="of:=ABS([.M237]-[.G237])" office:value-type="float" office:value="0.0406906226964594" calcext:value-type="float">
            <text:p>0.0406906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19806" calcext:value-type="float">
            <text:p>17.19806</text:p>
          </table:table-cell>
          <table:table-cell office:value-type="float" office:value="2.46371" calcext:value-type="float">
            <text:p>2.46371</text:p>
          </table:table-cell>
          <table:table-cell office:value-type="float" office:value="-3.313897" calcext:value-type="float">
            <text:p>-3.313897</text:p>
          </table:table-cell>
          <table:table-cell office:value-type="float" office:value="1477010466650000" calcext:value-type="float">
            <text:p>1477010466650000</text:p>
          </table:table-cell>
          <table:table-cell office:value-type="float" office:value="-13.71073" calcext:value-type="float">
            <text:p>-13.71073</text:p>
          </table:table-cell>
          <table:table-cell office:value-type="float" office:value="10.63099" calcext:value-type="float">
            <text:p>10.63099</text:p>
          </table:table-cell>
          <table:table-cell office:value-type="float" office:value="5.121588" calcext:value-type="float">
            <text:p>5.121588</text:p>
          </table:table-cell>
          <table:table-cell office:value-type="float" office:value="0.6184955" calcext:value-type="float">
            <text:p>0.6184955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-0.176519" calcext:value-type="float">
            <text:p>-0.176519</text:p>
          </table:table-cell>
          <table:table-cell table:formula="of:=[.B238]*COS([.C238])" office:value-type="float" office:value="-13.395609305055" calcext:value-type="float">
            <text:p>-13.3956093051</text:p>
          </table:table-cell>
          <table:table-cell table:formula="of:=[.B238]*SIN([.C238])" office:value-type="float" office:value="10.7856812075049" calcext:value-type="float">
            <text:p>10.7856812075</text:p>
          </table:table-cell>
          <table:table-cell table:formula="of:=ABS([.L238]-[.F238])" office:value-type="float" office:value="0.315120694945026" calcext:value-type="float">
            <text:p>0.3151206949</text:p>
          </table:table-cell>
          <table:table-cell table:formula="of:=ABS([.M238]-[.G238])" office:value-type="float" office:value="0.154691207504914" calcext:value-type="float">
            <text:p>0.154691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6157" calcext:value-type="float">
            <text:p>16.86157</text:p>
          </table:table-cell>
          <table:table-cell office:value-type="float" office:value="2.445369" calcext:value-type="float">
            <text:p>2.445369</text:p>
          </table:table-cell>
          <table:table-cell office:value-type="float" office:value="-3.743524" calcext:value-type="float">
            <text:p>-3.743524</text:p>
          </table:table-cell>
          <table:table-cell office:value-type="float" office:value="1477010466750000" calcext:value-type="float">
            <text:p>1477010466750000</text:p>
          </table:table-cell>
          <table:table-cell office:value-type="float" office:value="-13.19791" calcext:value-type="float">
            <text:p>-13.19791</text:p>
          </table:table-cell>
          <table:table-cell office:value-type="float" office:value="10.68837" calcext:value-type="float">
            <text:p>10.68837</text:p>
          </table:table-cell>
          <table:table-cell office:value-type="float" office:value="5.137411" calcext:value-type="float">
            <text:p>5.137411</text:p>
          </table:table-cell>
          <table:table-cell office:value-type="float" office:value="0.5302878" calcext:value-type="float">
            <text:p>0.5302878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-0.1633729" calcext:value-type="float">
            <text:p>-0.1633729</text:p>
          </table:table-cell>
          <table:table-cell table:formula="of:=[.B239]*COS([.C239])" office:value-type="float" office:value="-12.9373686702939" calcext:value-type="float">
            <text:p>-12.9373686703</text:p>
          </table:table-cell>
          <table:table-cell table:formula="of:=[.B239]*SIN([.C239])" office:value-type="float" office:value="10.81374286516" calcext:value-type="float">
            <text:p>10.8137428652</text:p>
          </table:table-cell>
          <table:table-cell table:formula="of:=ABS([.L239]-[.F239])" office:value-type="float" office:value="0.260541329706124" calcext:value-type="float">
            <text:p>0.2605413297</text:p>
          </table:table-cell>
          <table:table-cell table:formula="of:=ABS([.M239]-[.G239])" office:value-type="float" office:value="0.125372865159983" calcext:value-type="float">
            <text:p>0.1253728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63302" calcext:value-type="float">
            <text:p>16.63302</text:p>
          </table:table-cell>
          <table:table-cell office:value-type="float" office:value="2.398815" calcext:value-type="float">
            <text:p>2.398815</text:p>
          </table:table-cell>
          <table:table-cell office:value-type="float" office:value="-3.455295" calcext:value-type="float">
            <text:p>-3.455295</text:p>
          </table:table-cell>
          <table:table-cell office:value-type="float" office:value="1477010466850000" calcext:value-type="float">
            <text:p>1477010466850000</text:p>
          </table:table-cell>
          <table:table-cell office:value-type="float" office:value="-12.68362" calcext:value-type="float">
            <text:p>-12.68362</text:p>
          </table:table-cell>
          <table:table-cell office:value-type="float" office:value="10.73726" calcext:value-type="float">
            <text:p>10.73726</text:p>
          </table:table-cell>
          <table:table-cell office:value-type="float" office:value="5.150712" calcext:value-type="float">
            <text:p>5.150712</text:p>
          </table:table-cell>
          <table:table-cell office:value-type="float" office:value="0.448467" calcext:value-type="float">
            <text:p>0.448467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-0.1501236" calcext:value-type="float">
            <text:p>-0.1501236</text:p>
          </table:table-cell>
          <table:table-cell table:formula="of:=[.B240]*COS([.C240])" office:value-type="float" office:value="-12.2517623438988" calcext:value-type="float">
            <text:p>-12.2517623439</text:p>
          </table:table-cell>
          <table:table-cell table:formula="of:=[.B240]*SIN([.C240])" office:value-type="float" office:value="11.2495188247775" calcext:value-type="float">
            <text:p>11.2495188248</text:p>
          </table:table-cell>
          <table:table-cell table:formula="of:=ABS([.L240]-[.F240])" office:value-type="float" office:value="0.431857656101156" calcext:value-type="float">
            <text:p>0.4318576561</text:p>
          </table:table-cell>
          <table:table-cell table:formula="of:=ABS([.M240]-[.G240])" office:value-type="float" office:value="0.512258824777451" calcext:value-type="float">
            <text:p>0.5122588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17436" calcext:value-type="float">
            <text:p>16.17436</text:p>
          </table:table-cell>
          <table:table-cell office:value-type="float" office:value="2.400763" calcext:value-type="float">
            <text:p>2.400763</text:p>
          </table:table-cell>
          <table:table-cell office:value-type="float" office:value="-3.361253" calcext:value-type="float">
            <text:p>-3.361253</text:p>
          </table:table-cell>
          <table:table-cell office:value-type="float" office:value="1477010466950000" calcext:value-type="float">
            <text:p>1477010466950000</text:p>
          </table:table-cell>
          <table:table-cell office:value-type="float" office:value="-12.16811" calcext:value-type="float">
            <text:p>-12.16811</text:p>
          </table:table-cell>
          <table:table-cell office:value-type="float" office:value="10.77829" calcext:value-type="float">
            <text:p>10.77829</text:p>
          </table:table-cell>
          <table:table-cell office:value-type="float" office:value="5.161789" calcext:value-type="float">
            <text:p>5.161789</text:p>
          </table:table-cell>
          <table:table-cell office:value-type="float" office:value="0.3731774" calcext:value-type="float">
            <text:p>0.3731774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-0.1367794" calcext:value-type="float">
            <text:p>-0.1367794</text:p>
          </table:table-cell>
          <table:table-cell table:formula="of:=[.B241]*COS([.C241])" office:value-type="float" office:value="-11.9352038602528" calcext:value-type="float">
            <text:p>-11.9352038603</text:p>
          </table:table-cell>
          <table:table-cell table:formula="of:=[.B241]*SIN([.C241])" office:value-type="float" office:value="10.9160812668194" calcext:value-type="float">
            <text:p>10.9160812668</text:p>
          </table:table-cell>
          <table:table-cell table:formula="of:=ABS([.L241]-[.F241])" office:value-type="float" office:value="0.232906139747184" calcext:value-type="float">
            <text:p>0.2329061397</text:p>
          </table:table-cell>
          <table:table-cell table:formula="of:=ABS([.M241]-[.G241])" office:value-type="float" office:value="0.137791266819438" calcext:value-type="float">
            <text:p>0.1377912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51247" calcext:value-type="float">
            <text:p>15.51247</text:p>
          </table:table-cell>
          <table:table-cell office:value-type="float" office:value="2.356317" calcext:value-type="float">
            <text:p>2.356317</text:p>
          </table:table-cell>
          <table:table-cell office:value-type="float" office:value="-3.456733" calcext:value-type="float">
            <text:p>-3.456733</text:p>
          </table:table-cell>
          <table:table-cell office:value-type="float" office:value="1477010467050000" calcext:value-type="float">
            <text:p>1477010467050000</text:p>
          </table:table-cell>
          <table:table-cell office:value-type="float" office:value="-11.65158" calcext:value-type="float">
            <text:p>-11.65158</text:p>
          </table:table-cell>
          <table:table-cell office:value-type="float" office:value="10.81212" calcext:value-type="float">
            <text:p>10.81212</text:p>
          </table:table-cell>
          <table:table-cell office:value-type="float" office:value="5.170921" calcext:value-type="float">
            <text:p>5.170921</text:p>
          </table:table-cell>
          <table:table-cell office:value-type="float" office:value="0.3045457" calcext:value-type="float">
            <text:p>0.3045457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-0.1233489" calcext:value-type="float">
            <text:p>-0.1233489</text:p>
          </table:table-cell>
          <table:table-cell table:formula="of:=[.B242]*COS([.C242])" office:value-type="float" office:value="-10.9703164543741" calcext:value-type="float">
            <text:p>-10.9703164544</text:p>
          </table:table-cell>
          <table:table-cell table:formula="of:=[.B242]*SIN([.C242])" office:value-type="float" office:value="10.9676288409022" calcext:value-type="float">
            <text:p>10.9676288409</text:p>
          </table:table-cell>
          <table:table-cell table:formula="of:=ABS([.L242]-[.F242])" office:value-type="float" office:value="0.681263545625912" calcext:value-type="float">
            <text:p>0.6812635456</text:p>
          </table:table-cell>
          <table:table-cell table:formula="of:=ABS([.M242]-[.G242])" office:value-type="float" office:value="0.155508840902174" calcext:value-type="float">
            <text:p>0.1555088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46745" calcext:value-type="float">
            <text:p>15.46745</text:p>
          </table:table-cell>
          <table:table-cell office:value-type="float" office:value="2.394427" calcext:value-type="float">
            <text:p>2.394427</text:p>
          </table:table-cell>
          <table:table-cell office:value-type="float" office:value="-4.449697" calcext:value-type="float">
            <text:p>-4.449697</text:p>
          </table:table-cell>
          <table:table-cell office:value-type="float" office:value="1477010467150000" calcext:value-type="float">
            <text:p>1477010467150000</text:p>
          </table:table-cell>
          <table:table-cell office:value-type="float" office:value="-11.13421" calcext:value-type="float">
            <text:p>-11.13421</text:p>
          </table:table-cell>
          <table:table-cell office:value-type="float" office:value="10.83944" calcext:value-type="float">
            <text:p>10.83944</text:p>
          </table:table-cell>
          <table:table-cell office:value-type="float" office:value="5.178363" calcext:value-type="float">
            <text:p>5.178363</text:p>
          </table:table-cell>
          <table:table-cell office:value-type="float" office:value="0.2426814" calcext:value-type="float">
            <text:p>0.2426814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-0.1098405" calcext:value-type="float">
            <text:p>-0.1098405</text:p>
          </table:table-cell>
          <table:table-cell table:formula="of:=[.B243]*COS([.C243])" office:value-type="float" office:value="-11.3471986149233" calcext:value-type="float">
            <text:p>-11.3471986149</text:p>
          </table:table-cell>
          <table:table-cell table:formula="of:=[.B243]*SIN([.C243])" office:value-type="float" office:value="10.5110938106357" calcext:value-type="float">
            <text:p>10.5110938106</text:p>
          </table:table-cell>
          <table:table-cell table:formula="of:=ABS([.L243]-[.F243])" office:value-type="float" office:value="0.21298861492328" calcext:value-type="float">
            <text:p>0.2129886149</text:p>
          </table:table-cell>
          <table:table-cell table:formula="of:=ABS([.M243]-[.G243])" office:value-type="float" office:value="0.328346189364343" calcext:value-type="float">
            <text:p>0.3283461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19847" calcext:value-type="float">
            <text:p>15.19847</text:p>
          </table:table-cell>
          <table:table-cell office:value-type="float" office:value="2.347791" calcext:value-type="float">
            <text:p>2.347791</text:p>
          </table:table-cell>
          <table:table-cell office:value-type="float" office:value="-3.728088" calcext:value-type="float">
            <text:p>-3.728088</text:p>
          </table:table-cell>
          <table:table-cell office:value-type="float" office:value="1477010467250000" calcext:value-type="float">
            <text:p>1477010467250000</text:p>
          </table:table-cell>
          <table:table-cell office:value-type="float" office:value="-10.61615" calcext:value-type="float">
            <text:p>-10.61615</text:p>
          </table:table-cell>
          <table:table-cell office:value-type="float" office:value="10.86091" calcext:value-type="float">
            <text:p>10.86091</text:p>
          </table:table-cell>
          <table:table-cell office:value-type="float" office:value="5.184351" calcext:value-type="float">
            <text:p>5.184351</text:p>
          </table:table-cell>
          <table:table-cell office:value-type="float" office:value="0.1876789" calcext:value-type="float">
            <text:p>0.1876789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-0.09626268" calcext:value-type="float">
            <text:p>-0.09626268</text:p>
          </table:table-cell>
          <table:table-cell table:formula="of:=[.B244]*COS([.C244])" office:value-type="float" office:value="-10.6562509836362" calcext:value-type="float">
            <text:p>-10.6562509836</text:p>
          </table:table-cell>
          <table:table-cell table:formula="of:=[.B244]*SIN([.C244])" office:value-type="float" office:value="10.8368724876992" calcext:value-type="float">
            <text:p>10.8368724877</text:p>
          </table:table-cell>
          <table:table-cell table:formula="of:=ABS([.L244]-[.F244])" office:value-type="float" office:value="0.0401009836362096" calcext:value-type="float">
            <text:p>0.0401009836</text:p>
          </table:table-cell>
          <table:table-cell table:formula="of:=ABS([.M244]-[.G244])" office:value-type="float" office:value="0.0240375123007777" calcext:value-type="float">
            <text:p>0.0240375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97007" calcext:value-type="float">
            <text:p>14.97007</text:p>
          </table:table-cell>
          <table:table-cell office:value-type="float" office:value="2.293741" calcext:value-type="float">
            <text:p>2.293741</text:p>
          </table:table-cell>
          <table:table-cell office:value-type="float" office:value="-2.90921" calcext:value-type="float">
            <text:p>-2.90921</text:p>
          </table:table-cell>
          <table:table-cell office:value-type="float" office:value="1477010467350000" calcext:value-type="float">
            <text:p>1477010467350000</text:p>
          </table:table-cell>
          <table:table-cell office:value-type="float" office:value="-10.09755" calcext:value-type="float">
            <text:p>-10.09755</text:p>
          </table:table-cell>
          <table:table-cell office:value-type="float" office:value="10.87723" calcext:value-type="float">
            <text:p>10.87723</text:p>
          </table:table-cell>
          <table:table-cell office:value-type="float" office:value="5.189095" calcext:value-type="float">
            <text:p>5.189095</text:p>
          </table:table-cell>
          <table:table-cell office:value-type="float" office:value="0.1396181" calcext:value-type="float">
            <text:p>0.1396181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-0.08262407" calcext:value-type="float">
            <text:p>-0.08262407</text:p>
          </table:table-cell>
          <table:table-cell table:formula="of:=[.B245]*COS([.C245])" office:value-type="float" office:value="-9.90413292520276" calcext:value-type="float">
            <text:p>-9.9041329252</text:p>
          </table:table-cell>
          <table:table-cell table:formula="of:=[.B245]*SIN([.C245])" office:value-type="float" office:value="11.2254686674907" calcext:value-type="float">
            <text:p>11.2254686675</text:p>
          </table:table-cell>
          <table:table-cell table:formula="of:=ABS([.L245]-[.F245])" office:value-type="float" office:value="0.193417074797241" calcext:value-type="float">
            <text:p>0.1934170748</text:p>
          </table:table-cell>
          <table:table-cell table:formula="of:=ABS([.M245]-[.G245])" office:value-type="float" office:value="0.348238667490662" calcext:value-type="float">
            <text:p>0.3482386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52778" calcext:value-type="float">
            <text:p>14.52778</text:p>
          </table:table-cell>
          <table:table-cell office:value-type="float" office:value="2.348663" calcext:value-type="float">
            <text:p>2.348663</text:p>
          </table:table-cell>
          <table:table-cell office:value-type="float" office:value="-3.34851" calcext:value-type="float">
            <text:p>-3.34851</text:p>
          </table:table-cell>
          <table:table-cell office:value-type="float" office:value="1477010467450000" calcext:value-type="float">
            <text:p>1477010467450000</text:p>
          </table:table-cell>
          <table:table-cell office:value-type="float" office:value="-9.578521" calcext:value-type="float">
            <text:p>-9.578521</text:p>
          </table:table-cell>
          <table:table-cell office:value-type="float" office:value="10.88909" calcext:value-type="float">
            <text:p>10.88909</text:p>
          </table:table-cell>
          <table:table-cell office:value-type="float" office:value="5.192781" calcext:value-type="float">
            <text:p>5.192781</text:p>
          </table:table-cell>
          <table:table-cell office:value-type="float" office:value="0.09856635" calcext:value-type="float">
            <text:p>0.09856635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-0.06893328" calcext:value-type="float">
            <text:p>-0.06893328</text:p>
          </table:table-cell>
          <table:table-cell table:formula="of:=[.B246]*COS([.C246])" office:value-type="float" office:value="-10.1950324584886" calcext:value-type="float">
            <text:p>-10.1950324585</text:p>
          </table:table-cell>
          <table:table-cell table:formula="of:=[.B246]*SIN([.C246])" office:value-type="float" office:value="10.3497683500049" calcext:value-type="float">
            <text:p>10.34976835</text:p>
          </table:table-cell>
          <table:table-cell table:formula="of:=ABS([.L246]-[.F246])" office:value-type="float" office:value="0.616511458488599" calcext:value-type="float">
            <text:p>0.6165114585</text:p>
          </table:table-cell>
          <table:table-cell table:formula="of:=ABS([.M246]-[.G246])" office:value-type="float" office:value="0.539321649995063" calcext:value-type="float">
            <text:p>0.53932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6484" calcext:value-type="float">
            <text:p>13.86484</text:p>
          </table:table-cell>
          <table:table-cell office:value-type="float" office:value="2.29853" calcext:value-type="float">
            <text:p>2.29853</text:p>
          </table:table-cell>
          <table:table-cell office:value-type="float" office:value="-3.203442" calcext:value-type="float">
            <text:p>-3.203442</text:p>
          </table:table-cell>
          <table:table-cell office:value-type="float" office:value="1477010467550000" calcext:value-type="float">
            <text:p>1477010467550000</text:p>
          </table:table-cell>
          <table:table-cell office:value-type="float" office:value="-9.059154" calcext:value-type="float">
            <text:p>-9.059154</text:p>
          </table:table-cell>
          <table:table-cell office:value-type="float" office:value="10.8972" calcext:value-type="float">
            <text:p>10.8972</text:p>
          </table:table-cell>
          <table:table-cell office:value-type="float" office:value="5.19557" calcext:value-type="float">
            <text:p>5.19557</text:p>
          </table:table-cell>
          <table:table-cell office:value-type="float" office:value="0.06457867" calcext:value-type="float">
            <text:p>0.06457867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-0.05519894" calcext:value-type="float">
            <text:p>-0.05519894</text:p>
          </table:table-cell>
          <table:table-cell table:formula="of:=[.B247]*COS([.C247])" office:value-type="float" office:value="-9.22260200268722" calcext:value-type="float">
            <text:p>-9.2226020027</text:p>
          </table:table-cell>
          <table:table-cell table:formula="of:=[.B247]*SIN([.C247])" office:value-type="float" office:value="10.3526518595783" calcext:value-type="float">
            <text:p>10.3526518596</text:p>
          </table:table-cell>
          <table:table-cell table:formula="of:=ABS([.L247]-[.F247])" office:value-type="float" office:value="0.163448002687224" calcext:value-type="float">
            <text:p>0.1634480027</text:p>
          </table:table-cell>
          <table:table-cell table:formula="of:=ABS([.M247]-[.G247])" office:value-type="float" office:value="0.544548140421718" calcext:value-type="float">
            <text:p>0.5445481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37045" calcext:value-type="float">
            <text:p>13.37045</text:p>
          </table:table-cell>
          <table:table-cell office:value-type="float" office:value="2.293074" calcext:value-type="float">
            <text:p>2.293074</text:p>
          </table:table-cell>
          <table:table-cell office:value-type="float" office:value="-3.215725" calcext:value-type="float">
            <text:p>-3.215725</text:p>
          </table:table-cell>
          <table:table-cell office:value-type="float" office:value="1477010467650000" calcext:value-type="float">
            <text:p>1477010467650000</text:p>
          </table:table-cell>
          <table:table-cell office:value-type="float" office:value="-8.539535" calcext:value-type="float">
            <text:p>-8.539535</text:p>
          </table:table-cell>
          <table:table-cell office:value-type="float" office:value="10.90227" calcext:value-type="float">
            <text:p>10.90227</text:p>
          </table:table-cell>
          <table:table-cell office:value-type="float" office:value="5.197594" calcext:value-type="float">
            <text:p>5.197594</text:p>
          </table:table-cell>
          <table:table-cell office:value-type="float" office:value="0.03769917" calcext:value-type="float">
            <text:p>0.03769917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-0.04142974" calcext:value-type="float">
            <text:p>-0.04142974</text:p>
          </table:table-cell>
          <table:table-cell table:formula="of:=[.B248]*COS([.C248])" office:value-type="float" office:value="-8.83914202665346" calcext:value-type="float">
            <text:p>-8.8391420267</text:p>
          </table:table-cell>
          <table:table-cell table:formula="of:=[.B248]*SIN([.C248])" office:value-type="float" office:value="10.0318742732925" calcext:value-type="float">
            <text:p>10.0318742733</text:p>
          </table:table-cell>
          <table:table-cell table:formula="of:=ABS([.L248]-[.F248])" office:value-type="float" office:value="0.299607026653462" calcext:value-type="float">
            <text:p>0.2996070267</text:p>
          </table:table-cell>
          <table:table-cell table:formula="of:=ABS([.M248]-[.G248])" office:value-type="float" office:value="0.87039572670747" calcext:value-type="float">
            <text:p>0.8703957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4596" calcext:value-type="float">
            <text:p>13.64596</text:p>
          </table:table-cell>
          <table:table-cell office:value-type="float" office:value="2.189595" calcext:value-type="float">
            <text:p>2.189595</text:p>
          </table:table-cell>
          <table:table-cell office:value-type="float" office:value="-2.987211" calcext:value-type="float">
            <text:p>-2.987211</text:p>
          </table:table-cell>
          <table:table-cell office:value-type="float" office:value="1477010467750000" calcext:value-type="float">
            <text:p>1477010467750000</text:p>
          </table:table-cell>
          <table:table-cell office:value-type="float" office:value="-8.019735" calcext:value-type="float">
            <text:p>-8.019735</text:p>
          </table:table-cell>
          <table:table-cell office:value-type="float" office:value="10.90501" calcext:value-type="float">
            <text:p>10.90501</text:p>
          </table:table-cell>
          <table:table-cell office:value-type="float" office:value="5.198959" calcext:value-type="float">
            <text:p>5.198959</text:p>
          </table:table-cell>
          <table:table-cell office:value-type="float" office:value="0.01796166" calcext:value-type="float">
            <text:p>0.01796166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-0.02763437" calcext:value-type="float">
            <text:p>-0.02763437</text:p>
          </table:table-cell>
          <table:table-cell table:formula="of:=[.B249]*COS([.C249])" office:value-type="float" office:value="-7.91543472211695" calcext:value-type="float">
            <text:p>-7.9154347221</text:p>
          </table:table-cell>
          <table:table-cell table:formula="of:=[.B249]*SIN([.C249])" office:value-type="float" office:value="11.1156699070054" calcext:value-type="float">
            <text:p>11.115669907</text:p>
          </table:table-cell>
          <table:table-cell table:formula="of:=ABS([.L249]-[.F249])" office:value-type="float" office:value="0.104300277883053" calcext:value-type="float">
            <text:p>0.1043002779</text:p>
          </table:table-cell>
          <table:table-cell table:formula="of:=ABS([.M249]-[.G249])" office:value-type="float" office:value="0.210659907005398" calcext:value-type="float">
            <text:p>0.210659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856" calcext:value-type="float">
            <text:p>12.8856</text:p>
          </table:table-cell>
          <table:table-cell office:value-type="float" office:value="2.169303" calcext:value-type="float">
            <text:p>2.169303</text:p>
          </table:table-cell>
          <table:table-cell office:value-type="float" office:value="-2.779369" calcext:value-type="float">
            <text:p>-2.779369</text:p>
          </table:table-cell>
          <table:table-cell office:value-type="float" office:value="1477010467850000" calcext:value-type="float">
            <text:p>1477010467850000</text:p>
          </table:table-cell>
          <table:table-cell office:value-type="float" office:value="-7.499815" calcext:value-type="float">
            <text:p>-7.499815</text:p>
          </table:table-cell>
          <table:table-cell office:value-type="float" office:value="10.90613" calcext:value-type="float">
            <text:p>10.90613</text:p>
          </table:table-cell>
          <table:table-cell office:value-type="float" office:value="5.199745" calcext:value-type="float">
            <text:p>5.199745</text:p>
          </table:table-cell>
          <table:table-cell office:value-type="float" office:value="0.005390285" calcext:value-type="float">
            <text:p>0.005390285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-0.01382155" calcext:value-type="float">
            <text:p>-0.01382155</text:p>
          </table:table-cell>
          <table:table-cell table:formula="of:=[.B250]*COS([.C250])" office:value-type="float" office:value="-7.25986750079084" calcext:value-type="float">
            <text:p>-7.2598675008</text:p>
          </table:table-cell>
          <table:table-cell table:formula="of:=[.B250]*SIN([.C250])" office:value-type="float" office:value="10.6457978203121" calcext:value-type="float">
            <text:p>10.6457978203</text:p>
          </table:table-cell>
          <table:table-cell table:formula="of:=ABS([.L250]-[.F250])" office:value-type="float" office:value="0.239947499209157" calcext:value-type="float">
            <text:p>0.2399474992</text:p>
          </table:table-cell>
          <table:table-cell table:formula="of:=ABS([.M250]-[.G250])" office:value-type="float" office:value="0.260332179687945" calcext:value-type="float">
            <text:p>0.2603321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691" calcext:value-type="float">
            <text:p>13.2691</text:p>
          </table:table-cell>
          <table:table-cell office:value-type="float" office:value="2.161844" calcext:value-type="float">
            <text:p>2.161844</text:p>
          </table:table-cell>
          <table:table-cell office:value-type="float" office:value="-2.405718" calcext:value-type="float">
            <text:p>-2.405718</text:p>
          </table:table-cell>
          <table:table-cell office:value-type="float" office:value="1477010467950000" calcext:value-type="float">
            <text:p>1477010467950000</text:p>
          </table:table-cell>
          <table:table-cell office:value-type="float" office:value="-6.979831" calcext:value-type="float">
            <text:p>-6.979831</text:p>
          </table:table-cell>
          <table:table-cell office:value-type="float" office:value="10.90636" calcext:value-type="float">
            <text:p>10.90636</text:p>
          </table:table-cell>
          <table:table-cell office:value-type="float" office:value="5.2" calcext:value-type="float">
            <text:p>5.2</text:p>
          </table:table-cell>
          <table:table-cell office:value-type="float" office:value="-7.848735E-015" calcext:value-type="float">
            <text:p>-7.848735E-15</text:p>
          </table:table-cell>
          <table:table-cell office:value-type="float" office:value="-1.509372E-015" calcext:value-type="float">
            <text:p>-1.509372E-15</text:p>
          </table:table-cell>
          <table:table-cell office:value-type="float" office:value="3.53787E-016" calcext:value-type="float">
            <text:p>3.53787E-16</text:p>
          </table:table-cell>
          <table:table-cell table:formula="of:=[.B251]*COS([.C251])" office:value-type="float" office:value="-7.39395746733867" calcext:value-type="float">
            <text:p>-7.3939574673</text:p>
          </table:table-cell>
          <table:table-cell table:formula="of:=[.B251]*SIN([.C251])" office:value-type="float" office:value="11.0180945621821" calcext:value-type="float">
            <text:p>11.0180945622</text:p>
          </table:table-cell>
          <table:table-cell table:formula="of:=ABS([.L251]-[.F251])" office:value-type="float" office:value="0.414126467338674" calcext:value-type="float">
            <text:p>0.4141264673</text:p>
          </table:table-cell>
          <table:table-cell table:formula="of:=ABS([.M251]-[.G251])" office:value-type="float" office:value="0.111734562182097" calcext:value-type="float">
            <text:p>0.111734562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STDEV([.N2:.N251])" office:value-type="float" office:value="0.236024105446552" calcext:value-type="float">
            <text:p>0.2360241054</text:p>
          </table:table-cell>
          <table:table-cell table:formula="of:=STDEV([.O2:.O251])" office:value-type="float" office:value="0.339995019408309" calcext:value-type="float">
            <text:p>0.339995019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[.N252]^2" office:value-type="float" office:value="0.0557073783518453" calcext:value-type="float">
            <text:p>0.0557073784</text:p>
          </table:table-cell>
          <table:table-cell table:formula="of:=[.O252]^2" office:value-type="float" office:value="0.115596613222456" calcext:value-type="float">
            <text:p>0.1155966132</text:p>
          </table:table-cell>
          <table:table-cell table:number-columns-repeated="4"/>
        </table:table-row>
      </table:table>
      <table:table table:name="lidar data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px(meas)</text:p>
          </table:table-cell>
          <table:table-cell office:value-type="string" calcext:value-type="string">
            <text:p>py(mea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px_error</text:p>
          </table:table-cell>
          <table:table-cell office:value-type="string" calcext:value-type="string">
            <text:p>py_erro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122427" calcext:value-type="float">
            <text:p>0.3122427</text:p>
          </table:table-cell>
          <table:table-cell office:value-type="float" office:value="0.5803398" calcext:value-type="float">
            <text:p>0.5803398</text:p>
          </table:table-cell>
          <table:table-cell office:value-type="float" office:value="1477010443000000" calcext:value-type="float">
            <text:p>147701044300000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5.199937" calcext:value-type="float">
            <text:p>5.199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11322" calcext:value-type="float">
            <text:p>0.006911322</text:p>
          </table:table-cell>
          <table:table-cell table:formula="of:=ABS([.E2]-[.B2])" office:value-type="float" office:value="0.2877573" calcext:value-type="float">
            <text:p>0.2877573</text:p>
          </table:table-cell>
          <table:table-cell table:formula="of:=ABS([.F2]-[.C2])" office:value-type="float" office:value="0.0196602000000001" calcext:value-type="float">
            <text:p>0.01966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73848" calcext:value-type="float">
            <text:p>1.173848</text:p>
          </table:table-cell>
          <table:table-cell office:value-type="float" office:value="0.4810729" calcext:value-type="float">
            <text:p>0.4810729</text:p>
          </table:table-cell>
          <table:table-cell office:value-type="float" office:value="1477010443100000" calcext:value-type="float">
            <text:p>1477010443100000</text:p>
          </table:table-cell>
          <table:table-cell office:value-type="float" office:value="1.119984" calcext:value-type="float">
            <text:p>1.119984</text:p>
          </table:table-cell>
          <table:table-cell office:value-type="float" office:value="0.6002246" calcext:value-type="float">
            <text:p>0.6002246</text:p>
          </table:table-cell>
          <table:table-cell office:value-type="float" office:value="5.199429" calcext:value-type="float">
            <text:p>5.199429</text:p>
          </table:table-cell>
          <table:table-cell office:value-type="float" office:value="0.005389957" calcext:value-type="float">
            <text:p>0.005389957</text:p>
          </table:table-cell>
          <table:table-cell office:value-type="float" office:value="0.001036644" calcext:value-type="float">
            <text:p>0.001036644</text:p>
          </table:table-cell>
          <table:table-cell office:value-type="float" office:value="0.0207296" calcext:value-type="float">
            <text:p>0.0207296</text:p>
          </table:table-cell>
          <table:table-cell table:formula="of:=ABS([.E3]-[.B3])" office:value-type="float" office:value="0.0538639999999999" calcext:value-type="float">
            <text:p>0.053864</text:p>
          </table:table-cell>
          <table:table-cell table:formula="of:=ABS([.F3]-[.C3])" office:value-type="float" office:value="0.1191517" calcext:value-type="float">
            <text:p>0.11915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650626" calcext:value-type="float">
            <text:p>1.650626</text:p>
          </table:table-cell>
          <table:table-cell office:value-type="float" office:value="0.6246904" calcext:value-type="float">
            <text:p>0.6246904</text:p>
          </table:table-cell>
          <table:table-cell office:value-type="float" office:value="1477010443200000" calcext:value-type="float">
            <text:p>1477010443200000</text:p>
          </table:table-cell>
          <table:table-cell office:value-type="float" office:value="1.639904" calcext:value-type="float">
            <text:p>1.639904</text:p>
          </table:table-cell>
          <table:table-cell office:value-type="float" office:value="0.6013473" calcext:value-type="float">
            <text:p>0.6013473</text:p>
          </table:table-cell>
          <table:table-cell office:value-type="float" office:value="5.198392" calcext:value-type="float">
            <text:p>5.198392</text:p>
          </table:table-cell>
          <table:table-cell office:value-type="float" office:value="0.0179597" calcext:value-type="float">
            <text:p>0.0179597</text:p>
          </table:table-cell>
          <table:table-cell office:value-type="float" office:value="0.003454842" calcext:value-type="float">
            <text:p>0.003454842</text:p>
          </table:table-cell>
          <table:table-cell office:value-type="float" office:value="0.03453479" calcext:value-type="float">
            <text:p>0.03453479</text:p>
          </table:table-cell>
          <table:table-cell table:formula="of:=ABS([.E4]-[.B4])" office:value-type="float" office:value="0.0107219999999999" calcext:value-type="float">
            <text:p>0.010722</text:p>
          </table:table-cell>
          <table:table-cell table:formula="of:=ABS([.F4]-[.C4])" office:value-type="float" office:value="0.0233431000000001" calcext:value-type="float">
            <text:p>0.02334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188824" calcext:value-type="float">
            <text:p>2.188824</text:p>
          </table:table-cell>
          <table:table-cell office:value-type="float" office:value="0.6487392" calcext:value-type="float">
            <text:p>0.6487392</text:p>
          </table:table-cell>
          <table:table-cell office:value-type="float" office:value="1477010443300000" calcext:value-type="float">
            <text:p>1477010443300000</text:p>
          </table:table-cell>
          <table:table-cell office:value-type="float" office:value="2.159704" calcext:value-type="float">
            <text:p>2.159704</text:p>
          </table:table-cell>
          <table:table-cell office:value-type="float" office:value="0.6040855" calcext:value-type="float">
            <text:p>0.6040855</text:p>
          </table:table-cell>
          <table:table-cell office:value-type="float" office:value="5.196776" calcext:value-type="float">
            <text:p>5.196776</text:p>
          </table:table-cell>
          <table:table-cell office:value-type="float" office:value="0.03769324" calcext:value-type="float">
            <text:p>0.03769324</text:p>
          </table:table-cell>
          <table:table-cell office:value-type="float" office:value="0.007253069" calcext:value-type="float">
            <text:p>0.007253069</text:p>
          </table:table-cell>
          <table:table-cell office:value-type="float" office:value="0.04831816" calcext:value-type="float">
            <text:p>0.04831816</text:p>
          </table:table-cell>
          <table:table-cell table:formula="of:=ABS([.E5]-[.B5])" office:value-type="float" office:value="0.0291199999999998" calcext:value-type="float">
            <text:p>0.02912</text:p>
          </table:table-cell>
          <table:table-cell table:formula="of:=ABS([.F5]-[.C5])" office:value-type="float" office:value="0.0446537" calcext:value-type="float">
            <text:p>0.04465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655256" calcext:value-type="float">
            <text:p>2.655256</text:p>
          </table:table-cell>
          <table:table-cell office:value-type="float" office:value="0.6659798" calcext:value-type="float">
            <text:p>0.6659798</text:p>
          </table:table-cell>
          <table:table-cell office:value-type="float" office:value="1477010443400000" calcext:value-type="float">
            <text:p>1477010443400000</text:p>
          </table:table-cell>
          <table:table-cell office:value-type="float" office:value="2.679323" calcext:value-type="float">
            <text:p>2.679323</text:p>
          </table:table-cell>
          <table:table-cell office:value-type="float" office:value="0.6091545" calcext:value-type="float">
            <text:p>0.6091545</text:p>
          </table:table-cell>
          <table:table-cell office:value-type="float" office:value="5.194504" calcext:value-type="float">
            <text:p>5.194504</text:p>
          </table:table-cell>
          <table:table-cell office:value-type="float" office:value="0.06456542" calcext:value-type="float">
            <text:p>0.06456542</text:p>
          </table:table-cell>
          <table:table-cell office:value-type="float" office:value="0.01242892" calcext:value-type="float">
            <text:p>0.01242892</text:p>
          </table:table-cell>
          <table:table-cell office:value-type="float" office:value="0.06207101" calcext:value-type="float">
            <text:p>0.06207101</text:p>
          </table:table-cell>
          <table:table-cell table:formula="of:=ABS([.E6]-[.B6])" office:value-type="float" office:value="0.0240670000000001" calcext:value-type="float">
            <text:p>0.024067</text:p>
          </table:table-cell>
          <table:table-cell table:formula="of:=ABS([.F6]-[.C6])" office:value-type="float" office:value="0.0568253000000001" calcext:value-type="float">
            <text:p>0.05682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012223" calcext:value-type="float">
            <text:p>3.012223</text:p>
          </table:table-cell>
          <table:table-cell office:value-type="float" office:value="0.6370455" calcext:value-type="float">
            <text:p>0.6370455</text:p>
          </table:table-cell>
          <table:table-cell office:value-type="float" office:value="1477010443500000" calcext:value-type="float">
            <text:p>1477010443500000</text:p>
          </table:table-cell>
          <table:table-cell office:value-type="float" office:value="3.19869" calcext:value-type="float">
            <text:p>3.19869</text:p>
          </table:table-cell>
          <table:table-cell office:value-type="float" office:value="0.6172666" calcext:value-type="float">
            <text:p>0.6172666</text:p>
          </table:table-cell>
          <table:table-cell office:value-type="float" office:value="5.19147" calcext:value-type="float">
            <text:p>5.19147</text:p>
          </table:table-cell>
          <table:table-cell office:value-type="float" office:value="0.09854147" calcext:value-type="float">
            <text:p>0.09854147</text:p>
          </table:table-cell>
          <table:table-cell office:value-type="float" office:value="0.01897914" calcext:value-type="float">
            <text:p>0.01897914</text:p>
          </table:table-cell>
          <table:table-cell office:value-type="float" office:value="0.07578466" calcext:value-type="float">
            <text:p>0.07578466</text:p>
          </table:table-cell>
          <table:table-cell table:formula="of:=ABS([.E7]-[.B7])" office:value-type="float" office:value="0.186467" calcext:value-type="float">
            <text:p>0.186467</text:p>
          </table:table-cell>
          <table:table-cell table:formula="of:=ABS([.F7]-[.C7])" office:value-type="float" office:value="0.0197788999999999" calcext:value-type="float">
            <text:p>0.01977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89365" calcext:value-type="float">
            <text:p>3.89365</text:p>
          </table:table-cell>
          <table:table-cell office:value-type="float" office:value="0.311793" calcext:value-type="float">
            <text:p>0.311793</text:p>
          </table:table-cell>
          <table:table-cell office:value-type="float" office:value="1477010443600000" calcext:value-type="float">
            <text:p>1477010443600000</text:p>
          </table:table-cell>
          <table:table-cell office:value-type="float" office:value="3.717722" calcext:value-type="float">
            <text:p>3.717722</text:p>
          </table:table-cell>
          <table:table-cell office:value-type="float" office:value="0.6291305" calcext:value-type="float">
            <text:p>0.6291305</text:p>
          </table:table-cell>
          <table:table-cell office:value-type="float" office:value="5.187542" calcext:value-type="float">
            <text:p>5.187542</text:p>
          </table:table-cell>
          <table:table-cell office:value-type="float" office:value="0.1395764" calcext:value-type="float">
            <text:p>0.1395764</text:p>
          </table:table-cell>
          <table:table-cell office:value-type="float" office:value="0.02689958" calcext:value-type="float">
            <text:p>0.02689958</text:p>
          </table:table-cell>
          <table:table-cell office:value-type="float" office:value="0.08945044" calcext:value-type="float">
            <text:p>0.08945044</text:p>
          </table:table-cell>
          <table:table-cell table:formula="of:=ABS([.E8]-[.B8])" office:value-type="float" office:value="0.175928" calcext:value-type="float">
            <text:p>0.175928</text:p>
          </table:table-cell>
          <table:table-cell table:formula="of:=ABS([.F8]-[.C8])" office:value-type="float" office:value="0.3173375" calcext:value-type="float">
            <text:p>0.31733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09346" calcext:value-type="float">
            <text:p>4.309346</text:p>
          </table:table-cell>
          <table:table-cell office:value-type="float" office:value="0.5785637" calcext:value-type="float">
            <text:p>0.5785637</text:p>
          </table:table-cell>
          <table:table-cell office:value-type="float" office:value="1477010443700000" calcext:value-type="float">
            <text:p>1477010443700000</text:p>
          </table:table-cell>
          <table:table-cell office:value-type="float" office:value="4.236322" calcext:value-type="float">
            <text:p>4.236322</text:p>
          </table:table-cell>
          <table:table-cell office:value-type="float" office:value="0.6454494" calcext:value-type="float">
            <text:p>0.6454494</text:p>
          </table:table-cell>
          <table:table-cell office:value-type="float" office:value="5.18256" calcext:value-type="float">
            <text:p>5.18256</text:p>
          </table:table-cell>
          <table:table-cell office:value-type="float" office:value="0.187614" calcext:value-type="float">
            <text:p>0.187614</text:p>
          </table:table-cell>
          <table:table-cell office:value-type="float" office:value="0.03618523" calcext:value-type="float">
            <text:p>0.03618523</text:p>
          </table:table-cell>
          <table:table-cell office:value-type="float" office:value="0.1030597" calcext:value-type="float">
            <text:p>0.1030597</text:p>
          </table:table-cell>
          <table:table-cell table:formula="of:=ABS([.E9]-[.B9])" office:value-type="float" office:value="0.0730239999999993" calcext:value-type="float">
            <text:p>0.073024</text:p>
          </table:table-cell>
          <table:table-cell table:formula="of:=ABS([.F9]-[.C9])" office:value-type="float" office:value="0.0668856999999999" calcext:value-type="float">
            <text:p>0.06688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51431" calcext:value-type="float">
            <text:p>4.351431</text:p>
          </table:table-cell>
          <table:table-cell office:value-type="float" office:value="0.8991741" calcext:value-type="float">
            <text:p>0.8991741</text:p>
          </table:table-cell>
          <table:table-cell office:value-type="float" office:value="1477010443800000" calcext:value-type="float">
            <text:p>1477010443800000</text:p>
          </table:table-cell>
          <table:table-cell office:value-type="float" office:value="4.754374" calcext:value-type="float">
            <text:p>4.754374</text:p>
          </table:table-cell>
          <table:table-cell office:value-type="float" office:value="0.6669207" calcext:value-type="float">
            <text:p>0.6669207</text:p>
          </table:table-cell>
          <table:table-cell office:value-type="float" office:value="5.17634" calcext:value-type="float">
            <text:p>5.17634</text:p>
          </table:table-cell>
          <table:table-cell office:value-type="float" office:value="0.2425866" calcext:value-type="float">
            <text:p>0.2425866</text:p>
          </table:table-cell>
          <table:table-cell office:value-type="float" office:value="0.04683024" calcext:value-type="float">
            <text:p>0.04683024</text:p>
          </table:table-cell>
          <table:table-cell office:value-type="float" office:value="0.1166039" calcext:value-type="float">
            <text:p>0.1166039</text:p>
          </table:table-cell>
          <table:table-cell table:formula="of:=ABS([.E10]-[.B10])" office:value-type="float" office:value="0.402943000000001" calcext:value-type="float">
            <text:p>0.402943</text:p>
          </table:table-cell>
          <table:table-cell table:formula="of:=ABS([.F10]-[.C10])" office:value-type="float" office:value="0.2322534" calcext:value-type="float">
            <text:p>0.23225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18935" calcext:value-type="float">
            <text:p>5.518935</text:p>
          </table:table-cell>
          <table:table-cell office:value-type="float" office:value="0.6482327" calcext:value-type="float">
            <text:p>0.6482327</text:p>
          </table:table-cell>
          <table:table-cell office:value-type="float" office:value="1477010443900000" calcext:value-type="float">
            <text:p>1477010443900000</text:p>
          </table:table-cell>
          <table:table-cell office:value-type="float" office:value="5.271746" calcext:value-type="float">
            <text:p>5.271746</text:p>
          </table:table-cell>
          <table:table-cell office:value-type="float" office:value="0.6942343" calcext:value-type="float">
            <text:p>0.6942343</text:p>
          </table:table-cell>
          <table:table-cell office:value-type="float" office:value="5.168671" calcext:value-type="float">
            <text:p>5.168671</text:p>
          </table:table-cell>
          <table:table-cell office:value-type="float" office:value="0.3044132" calcext:value-type="float">
            <text:p>0.3044132</text:p>
          </table:table-cell>
          <table:table-cell office:value-type="float" office:value="0.05882788" calcext:value-type="float">
            <text:p>0.05882788</text:p>
          </table:table-cell>
          <table:table-cell office:value-type="float" office:value="0.1300744" calcext:value-type="float">
            <text:p>0.1300744</text:p>
          </table:table-cell>
          <table:table-cell table:formula="of:=ABS([.E11]-[.B11])" office:value-type="float" office:value="0.247189" calcext:value-type="float">
            <text:p>0.247189</text:p>
          </table:table-cell>
          <table:table-cell table:formula="of:=ABS([.F11]-[.C11])" office:value-type="float" office:value="0.0460016" calcext:value-type="float">
            <text:p>0.04600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022003" calcext:value-type="float">
            <text:p>6.022003</text:p>
          </table:table-cell>
          <table:table-cell office:value-type="float" office:value="0.7086193" calcext:value-type="float">
            <text:p>0.7086193</text:p>
          </table:table-cell>
          <table:table-cell office:value-type="float" office:value="1477010444000000" calcext:value-type="float">
            <text:p>1477010444000000</text:p>
          </table:table-cell>
          <table:table-cell office:value-type="float" office:value="5.788279" calcext:value-type="float">
            <text:p>5.788279</text:p>
          </table:table-cell>
          <table:table-cell office:value-type="float" office:value="0.7280715" calcext:value-type="float">
            <text:p>0.7280715</text:p>
          </table:table-cell>
          <table:table-cell office:value-type="float" office:value="5.159319" calcext:value-type="float">
            <text:p>5.159319</text:p>
          </table:table-cell>
          <table:table-cell office:value-type="float" office:value="0.3729989" calcext:value-type="float">
            <text:p>0.3729989</text:p>
          </table:table-cell>
          <table:table-cell office:value-type="float" office:value="0.07217058" calcext:value-type="float">
            <text:p>0.07217058</text:p>
          </table:table-cell>
          <table:table-cell office:value-type="float" office:value="0.1434628" calcext:value-type="float">
            <text:p>0.1434628</text:p>
          </table:table-cell>
          <table:table-cell table:formula="of:=ABS([.E12]-[.B12])" office:value-type="float" office:value="0.233724" calcext:value-type="float">
            <text:p>0.233724</text:p>
          </table:table-cell>
          <table:table-cell table:formula="of:=ABS([.F12]-[.C12])" office:value-type="float" office:value="0.0194522" calcext:value-type="float">
            <text:p>0.01945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42486" calcext:value-type="float">
            <text:p>6.342486</text:p>
          </table:table-cell>
          <table:table-cell office:value-type="float" office:value="0.9488326" calcext:value-type="float">
            <text:p>0.9488326</text:p>
          </table:table-cell>
          <table:table-cell office:value-type="float" office:value="1477010444100000" calcext:value-type="float">
            <text:p>1477010444100000</text:p>
          </table:table-cell>
          <table:table-cell office:value-type="float" office:value="6.303794" calcext:value-type="float">
            <text:p>6.303794</text:p>
          </table:table-cell>
          <table:table-cell office:value-type="float" office:value="0.769103" calcext:value-type="float">
            <text:p>0.769103</text:p>
          </table:table-cell>
          <table:table-cell office:value-type="float" office:value="5.148029" calcext:value-type="float">
            <text:p>5.148029</text:p>
          </table:table-cell>
          <table:table-cell office:value-type="float" office:value="0.4482333" calcext:value-type="float">
            <text:p>0.4482333</text:p>
          </table:table-cell>
          <table:table-cell office:value-type="float" office:value="0.0868499" calcext:value-type="float">
            <text:p>0.0868499</text:p>
          </table:table-cell>
          <table:table-cell office:value-type="float" office:value="0.1567606" calcext:value-type="float">
            <text:p>0.1567606</text:p>
          </table:table-cell>
          <table:table-cell table:formula="of:=ABS([.E13]-[.B13])" office:value-type="float" office:value="0.0386920000000002" calcext:value-type="float">
            <text:p>0.038692</text:p>
          </table:table-cell>
          <table:table-cell table:formula="of:=ABS([.F13]-[.C13])" office:value-type="float" office:value="0.1797296" calcext:value-type="float">
            <text:p>0.1797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782143" calcext:value-type="float">
            <text:p>6.782143</text:p>
          </table:table-cell>
          <table:table-cell office:value-type="float" office:value="0.7140359" calcext:value-type="float">
            <text:p>0.7140359</text:p>
          </table:table-cell>
          <table:table-cell office:value-type="float" office:value="1477010444200000" calcext:value-type="float">
            <text:p>1477010444200000</text:p>
          </table:table-cell>
          <table:table-cell office:value-type="float" office:value="6.818081" calcext:value-type="float">
            <text:p>6.818081</text:p>
          </table:table-cell>
          <table:table-cell office:value-type="float" office:value="0.8179882" calcext:value-type="float">
            <text:p>0.8179882</text:p>
          </table:table-cell>
          <table:table-cell office:value-type="float" office:value="5.134523" calcext:value-type="float">
            <text:p>5.134523</text:p>
          </table:table-cell>
          <table:table-cell office:value-type="float" office:value="0.5299897" calcext:value-type="float">
            <text:p>0.5299897</text:p>
          </table:table-cell>
          <table:table-cell office:value-type="float" office:value="0.1028566" calcext:value-type="float">
            <text:p>0.1028566</text:p>
          </table:table-cell>
          <table:table-cell office:value-type="float" office:value="0.1699593" calcext:value-type="float">
            <text:p>0.1699593</text:p>
          </table:table-cell>
          <table:table-cell table:formula="of:=ABS([.E14]-[.B14])" office:value-type="float" office:value="0.0359380000000007" calcext:value-type="float">
            <text:p>0.035938</text:p>
          </table:table-cell>
          <table:table-cell table:formula="of:=ABS([.F14]-[.C14])" office:value-type="float" office:value="0.1039523" calcext:value-type="float">
            <text:p>0.10395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3735" calcext:value-type="float">
            <text:p>7.13735</text:p>
          </table:table-cell>
          <table:table-cell office:value-type="float" office:value="0.9572165" calcext:value-type="float">
            <text:p>0.9572165</text:p>
          </table:table-cell>
          <table:table-cell office:value-type="float" office:value="1477010444300000" calcext:value-type="float">
            <text:p>1477010444300000</text:p>
          </table:table-cell>
          <table:table-cell office:value-type="float" office:value="7.330903" calcext:value-type="float">
            <text:p>7.330903</text:p>
          </table:table-cell>
          <table:table-cell office:value-type="float" office:value="0.8753725" calcext:value-type="float">
            <text:p>0.8753725</text:p>
          </table:table-cell>
          <table:table-cell office:value-type="float" office:value="5.118505" calcext:value-type="float">
            <text:p>5.118505</text:p>
          </table:table-cell>
          <table:table-cell office:value-type="float" office:value="0.6181232" calcext:value-type="float">
            <text:p>0.6181232</text:p>
          </table:table-cell>
          <table:table-cell office:value-type="float" office:value="0.1201805" calcext:value-type="float">
            <text:p>0.1201805</text:p>
          </table:table-cell>
          <table:table-cell office:value-type="float" office:value="0.1830507" calcext:value-type="float">
            <text:p>0.1830507</text:p>
          </table:table-cell>
          <table:table-cell table:formula="of:=ABS([.E15]-[.B15])" office:value-type="float" office:value="0.193553000000001" calcext:value-type="float">
            <text:p>0.193553</text:p>
          </table:table-cell>
          <table:table-cell table:formula="of:=ABS([.F15]-[.C15])" office:value-type="float" office:value="0.0818439999999999" calcext:value-type="float">
            <text:p>0.0818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05334" calcext:value-type="float">
            <text:p>7.805334</text:p>
          </table:table-cell>
          <table:table-cell office:value-type="float" office:value="0.7191261" calcext:value-type="float">
            <text:p>0.7191261</text:p>
          </table:table-cell>
          <table:table-cell office:value-type="float" office:value="1477010444400000" calcext:value-type="float">
            <text:p>1477010444400000</text:p>
          </table:table-cell>
          <table:table-cell office:value-type="float" office:value="7.841995" calcext:value-type="float">
            <text:p>7.841995</text:p>
          </table:table-cell>
          <table:table-cell office:value-type="float" office:value="0.9418861" calcext:value-type="float">
            <text:p>0.9418861</text:p>
          </table:table-cell>
          <table:table-cell office:value-type="float" office:value="5.099659" calcext:value-type="float">
            <text:p>5.099659</text:p>
          </table:table-cell>
          <table:table-cell office:value-type="float" office:value="0.7124693" calcext:value-type="float">
            <text:p>0.7124693</text:p>
          </table:table-cell>
          <table:table-cell office:value-type="float" office:value="0.1388107" calcext:value-type="float">
            <text:p>0.1388107</text:p>
          </table:table-cell>
          <table:table-cell office:value-type="float" office:value="0.1960265" calcext:value-type="float">
            <text:p>0.1960265</text:p>
          </table:table-cell>
          <table:table-cell table:formula="of:=ABS([.E16]-[.B16])" office:value-type="float" office:value="0.0366609999999996" calcext:value-type="float">
            <text:p>0.036661</text:p>
          </table:table-cell>
          <table:table-cell table:formula="of:=ABS([.F16]-[.C16])" office:value-type="float" office:value="0.22276" calcext:value-type="float">
            <text:p>0.222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47959" calcext:value-type="float">
            <text:p>8.247959</text:p>
          </table:table-cell>
          <table:table-cell office:value-type="float" office:value="0.8403219" calcext:value-type="float">
            <text:p>0.8403219</text:p>
          </table:table-cell>
          <table:table-cell office:value-type="float" office:value="1477010444500000" calcext:value-type="float">
            <text:p>1477010444500000</text:p>
          </table:table-cell>
          <table:table-cell office:value-type="float" office:value="8.351056" calcext:value-type="float">
            <text:p>8.351056</text:p>
          </table:table-cell>
          <table:table-cell office:value-type="float" office:value="1.018142" calcext:value-type="float">
            <text:p>1.018142</text:p>
          </table:table-cell>
          <table:table-cell office:value-type="float" office:value="5.077658" calcext:value-type="float">
            <text:p>5.077658</text:p>
          </table:table-cell>
          <table:table-cell office:value-type="float" office:value="0.8128429" calcext:value-type="float">
            <text:p>0.8128429</text:p>
          </table:table-cell>
          <table:table-cell office:value-type="float" office:value="0.1587355" calcext:value-type="float">
            <text:p>0.1587355</text:p>
          </table:table-cell>
          <table:table-cell office:value-type="float" office:value="0.2088785" calcext:value-type="float">
            <text:p>0.2088785</text:p>
          </table:table-cell>
          <table:table-cell table:formula="of:=ABS([.E17]-[.B17])" office:value-type="float" office:value="0.103097" calcext:value-type="float">
            <text:p>0.103097</text:p>
          </table:table-cell>
          <table:table-cell table:formula="of:=ABS([.F17]-[.C17])" office:value-type="float" office:value="0.1778201" calcext:value-type="float">
            <text:p>0.17782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46145" calcext:value-type="float">
            <text:p>8.746145</text:p>
          </table:table-cell>
          <table:table-cell office:value-type="float" office:value="1.048576" calcext:value-type="float">
            <text:p>1.048576</text:p>
          </table:table-cell>
          <table:table-cell office:value-type="float" office:value="1477010444600000" calcext:value-type="float">
            <text:p>1477010444600000</text:p>
          </table:table-cell>
          <table:table-cell office:value-type="float" office:value="8.857753" calcext:value-type="float">
            <text:p>8.857753</text:p>
          </table:table-cell>
          <table:table-cell office:value-type="float" office:value="1.104732" calcext:value-type="float">
            <text:p>1.104732</text:p>
          </table:table-cell>
          <table:table-cell office:value-type="float" office:value="5.052156" calcext:value-type="float">
            <text:p>5.052156</text:p>
          </table:table-cell>
          <table:table-cell office:value-type="float" office:value="0.9190366" calcext:value-type="float">
            <text:p>0.9190366</text:p>
          </table:table-cell>
          <table:table-cell office:value-type="float" office:value="0.1799422" calcext:value-type="float">
            <text:p>0.1799422</text:p>
          </table:table-cell>
          <table:table-cell office:value-type="float" office:value="0.2215985" calcext:value-type="float">
            <text:p>0.2215985</text:p>
          </table:table-cell>
          <table:table-cell table:formula="of:=ABS([.E18]-[.B18])" office:value-type="float" office:value="0.111608" calcext:value-type="float">
            <text:p>0.111608</text:p>
          </table:table-cell>
          <table:table-cell table:formula="of:=ABS([.F18]-[.C18])" office:value-type="float" office:value="0.0561560000000001" calcext:value-type="float">
            <text:p>0.0561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255788" calcext:value-type="float">
            <text:p>9.255788</text:p>
          </table:table-cell>
          <table:table-cell office:value-type="float" office:value="1.049129" calcext:value-type="float">
            <text:p>1.049129</text:p>
          </table:table-cell>
          <table:table-cell office:value-type="float" office:value="1477010444700000" calcext:value-type="float">
            <text:p>1477010444700000</text:p>
          </table:table-cell>
          <table:table-cell office:value-type="float" office:value="9.361717" calcext:value-type="float">
            <text:p>9.361717</text:p>
          </table:table-cell>
          <table:table-cell office:value-type="float" office:value="1.202229" calcext:value-type="float">
            <text:p>1.202229</text:p>
          </table:table-cell>
          <table:table-cell office:value-type="float" office:value="5.022799" calcext:value-type="float">
            <text:p>5.022799</text:p>
          </table:table-cell>
          <table:table-cell office:value-type="float" office:value="1.030819" calcext:value-type="float">
            <text:p>1.030819</text:p>
          </table:table-cell>
          <table:table-cell office:value-type="float" office:value="0.2024174" calcext:value-type="float">
            <text:p>0.2024174</text:p>
          </table:table-cell>
          <table:table-cell office:value-type="float" office:value="0.2341786" calcext:value-type="float">
            <text:p>0.2341786</text:p>
          </table:table-cell>
          <table:table-cell table:formula="of:=ABS([.E19]-[.B19])" office:value-type="float" office:value="0.105929" calcext:value-type="float">
            <text:p>0.105929</text:p>
          </table:table-cell>
          <table:table-cell table:formula="of:=ABS([.F19]-[.C19])" office:value-type="float" office:value="0.1531" calcext:value-type="float">
            <text:p>0.15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04839" calcext:value-type="float">
            <text:p>10.04839</text:p>
          </table:table-cell>
          <table:table-cell office:value-type="float" office:value="1.445978" calcext:value-type="float">
            <text:p>1.445978</text:p>
          </table:table-cell>
          <table:table-cell office:value-type="float" office:value="1477010444800000" calcext:value-type="float">
            <text:p>1477010444800000</text:p>
          </table:table-cell>
          <table:table-cell office:value-type="float" office:value="9.862544" calcext:value-type="float">
            <text:p>9.862544</text:p>
          </table:table-cell>
          <table:table-cell office:value-type="float" office:value="1.311179" calcext:value-type="float">
            <text:p>1.311179</text:p>
          </table:table-cell>
          <table:table-cell office:value-type="float" office:value="4.989224" calcext:value-type="float">
            <text:p>4.989224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.226147" calcext:value-type="float">
            <text:p>0.226147</text:p>
          </table:table-cell>
          <table:table-cell office:value-type="float" office:value="0.2466108" calcext:value-type="float">
            <text:p>0.2466108</text:p>
          </table:table-cell>
          <table:table-cell table:formula="of:=ABS([.E20]-[.B20])" office:value-type="float" office:value="0.185846" calcext:value-type="float">
            <text:p>0.185846</text:p>
          </table:table-cell>
          <table:table-cell table:formula="of:=ABS([.F20]-[.C20])" office:value-type="float" office:value="0.134799" calcext:value-type="float">
            <text:p>0.1347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4922" calcext:value-type="float">
            <text:p>10.24922</text:p>
          </table:table-cell>
          <table:table-cell office:value-type="float" office:value="1.459068" calcext:value-type="float">
            <text:p>1.459068</text:p>
          </table:table-cell>
          <table:table-cell office:value-type="float" office:value="1477010444900000" calcext:value-type="float">
            <text:p>1477010444900000</text:p>
          </table:table-cell>
          <table:table-cell office:value-type="float" office:value="10.35979" calcext:value-type="float">
            <text:p>10.35979</text:p>
          </table:table-cell>
          <table:table-cell office:value-type="float" office:value="1.432101" calcext:value-type="float">
            <text:p>1.432101</text:p>
          </table:table-cell>
          <table:table-cell office:value-type="float" office:value="4.95106" calcext:value-type="float">
            <text:p>4.95106</text:p>
          </table:table-cell>
          <table:table-cell office:value-type="float" office:value="1.270101" calcext:value-type="float">
            <text:p>1.270101</text:p>
          </table:table-cell>
          <table:table-cell office:value-type="float" office:value="0.251116" calcext:value-type="float">
            <text:p>0.251116</text:p>
          </table:table-cell>
          <table:table-cell office:value-type="float" office:value="0.2588872" calcext:value-type="float">
            <text:p>0.2588872</text:p>
          </table:table-cell>
          <table:table-cell table:formula="of:=ABS([.E21]-[.B21])" office:value-type="float" office:value="0.110570000000001" calcext:value-type="float">
            <text:p>0.11057</text:p>
          </table:table-cell>
          <table:table-cell table:formula="of:=ABS([.F21]-[.C21])" office:value-type="float" office:value="0.0269670000000002" calcext:value-type="float">
            <text:p>0.0269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3126" calcext:value-type="float">
            <text:p>10.73126</text:p>
          </table:table-cell>
          <table:table-cell office:value-type="float" office:value="1.452653" calcext:value-type="float">
            <text:p>1.452653</text:p>
          </table:table-cell>
          <table:table-cell office:value-type="float" office:value="1477010445000000" calcext:value-type="float">
            <text:p>1477010445000000</text:p>
          </table:table-cell>
          <table:table-cell office:value-type="float" office:value="10.85299" calcext:value-type="float">
            <text:p>10.85299</text:p>
          </table:table-cell>
          <table:table-cell office:value-type="float" office:value="1.565486" calcext:value-type="float">
            <text:p>1.565486</text:p>
          </table:table-cell>
          <table:table-cell office:value-type="float" office:value="4.907936" calcext:value-type="float">
            <text:p>4.907936</text:p>
          </table:table-cell>
          <table:table-cell office:value-type="float" office:value="1.397008" calcext:value-type="float">
            <text:p>1.397008</text:p>
          </table:table-cell>
          <table:table-cell office:value-type="float" office:value="0.2773086" calcext:value-type="float">
            <text:p>0.2773086</text:p>
          </table:table-cell>
          <table:table-cell office:value-type="float" office:value="0.271" calcext:value-type="float">
            <text:p>0.271</text:p>
          </table:table-cell>
          <table:table-cell table:formula="of:=ABS([.E22]-[.B22])" office:value-type="float" office:value="0.121729999999999" calcext:value-type="float">
            <text:p>0.12173</text:p>
          </table:table-cell>
          <table:table-cell table:formula="of:=ABS([.F22]-[.C22])" office:value-type="float" office:value="0.112833" calcext:value-type="float">
            <text:p>0.1128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58696" calcext:value-type="float">
            <text:p>11.58696</text:p>
          </table:table-cell>
          <table:table-cell office:value-type="float" office:value="1.614624" calcext:value-type="float">
            <text:p>1.614624</text:p>
          </table:table-cell>
          <table:table-cell office:value-type="float" office:value="1477010445100000" calcext:value-type="float">
            <text:p>1477010445100000</text:p>
          </table:table-cell>
          <table:table-cell office:value-type="float" office:value="11.34161" calcext:value-type="float">
            <text:p>11.34161</text:p>
          </table:table-cell>
          <table:table-cell office:value-type="float" office:value="1.711793" calcext:value-type="float">
            <text:p>1.711793</text:p>
          </table:table-cell>
          <table:table-cell office:value-type="float" office:value="4.859477" calcext:value-type="float">
            <text:p>4.859477</text:p>
          </table:table-cell>
          <table:table-cell office:value-type="float" office:value="1.528318" calcext:value-type="float">
            <text:p>1.528318</text:p>
          </table:table-cell>
          <table:table-cell office:value-type="float" office:value="0.3047082" calcext:value-type="float">
            <text:p>0.3047082</text:p>
          </table:table-cell>
          <table:table-cell office:value-type="float" office:value="0.2829417" calcext:value-type="float">
            <text:p>0.2829417</text:p>
          </table:table-cell>
          <table:table-cell table:formula="of:=ABS([.E23]-[.B23])" office:value-type="float" office:value="0.24535" calcext:value-type="float">
            <text:p>0.24535</text:p>
          </table:table-cell>
          <table:table-cell table:formula="of:=ABS([.F23]-[.C23])" office:value-type="float" office:value="0.0971690000000001" calcext:value-type="float">
            <text:p>0.0971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77877" calcext:value-type="float">
            <text:p>11.77877</text:p>
          </table:table-cell>
          <table:table-cell office:value-type="float" office:value="1.745907" calcext:value-type="float">
            <text:p>1.745907</text:p>
          </table:table-cell>
          <table:table-cell office:value-type="float" office:value="1477010445200000" calcext:value-type="float">
            <text:p>1477010445200000</text:p>
          </table:table-cell>
          <table:table-cell office:value-type="float" office:value="11.82511" calcext:value-type="float">
            <text:p>11.82511</text:p>
          </table:table-cell>
          <table:table-cell office:value-type="float" office:value="1.871443" calcext:value-type="float">
            <text:p>1.871443</text:p>
          </table:table-cell>
          <table:table-cell office:value-type="float" office:value="4.805313" calcext:value-type="float">
            <text:p>4.805313</text:p>
          </table:table-cell>
          <table:table-cell office:value-type="float" office:value="1.663664" calcext:value-type="float">
            <text:p>1.663664</text:p>
          </table:table-cell>
          <table:table-cell office:value-type="float" office:value="0.3332976" calcext:value-type="float">
            <text:p>0.3332976</text:p>
          </table:table-cell>
          <table:table-cell office:value-type="float" office:value="0.2947047" calcext:value-type="float">
            <text:p>0.2947047</text:p>
          </table:table-cell>
          <table:table-cell table:formula="of:=ABS([.E24]-[.B24])" office:value-type="float" office:value="0.0463400000000007" calcext:value-type="float">
            <text:p>0.04634</text:p>
          </table:table-cell>
          <table:table-cell table:formula="of:=ABS([.F24]-[.C24])" office:value-type="float" office:value="0.125536" calcext:value-type="float">
            <text:p>0.1255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32259" calcext:value-type="float">
            <text:p>12.32259</text:p>
          </table:table-cell>
          <table:table-cell office:value-type="float" office:value="1.783533" calcext:value-type="float">
            <text:p>1.783533</text:p>
          </table:table-cell>
          <table:table-cell office:value-type="float" office:value="1477010445300000" calcext:value-type="float">
            <text:p>1477010445300000</text:p>
          </table:table-cell>
          <table:table-cell office:value-type="float" office:value="12.30289" calcext:value-type="float">
            <text:p>12.30289</text:p>
          </table:table-cell>
          <table:table-cell office:value-type="float" office:value="2.04482" calcext:value-type="float">
            <text:p>2.04482</text:p>
          </table:table-cell>
          <table:table-cell office:value-type="float" office:value="4.745079" calcext:value-type="float">
            <text:p>4.745079</text:p>
          </table:table-cell>
          <table:table-cell office:value-type="float" office:value="1.802651" calcext:value-type="float">
            <text:p>1.802651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0.3062816" calcext:value-type="float">
            <text:p>0.3062816</text:p>
          </table:table-cell>
          <table:table-cell table:formula="of:=ABS([.E25]-[.B25])" office:value-type="float" office:value="0.0197000000000003" calcext:value-type="float">
            <text:p>0.0197</text:p>
          </table:table-cell>
          <table:table-cell table:formula="of:=ABS([.F25]-[.C25])" office:value-type="float" office:value="0.261287" calcext:value-type="float">
            <text:p>0.2612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59241" calcext:value-type="float">
            <text:p>12.59241</text:p>
          </table:table-cell>
          <table:table-cell office:value-type="float" office:value="2.175092" calcext:value-type="float">
            <text:p>2.175092</text:p>
          </table:table-cell>
          <table:table-cell office:value-type="float" office:value="1477010445400000" calcext:value-type="float">
            <text:p>1477010445400000</text:p>
          </table:table-cell>
          <table:table-cell office:value-type="float" office:value="12.77433" calcext:value-type="float">
            <text:p>12.77433</text:p>
          </table:table-cell>
          <table:table-cell office:value-type="float" office:value="2.232269" calcext:value-type="float">
            <text:p>2.232269</text:p>
          </table:table-cell>
          <table:table-cell office:value-type="float" office:value="4.678422" calcext:value-type="float">
            <text:p>4.678422</text:p>
          </table:table-cell>
          <table:table-cell office:value-type="float" office:value="1.94485" calcext:value-type="float">
            <text:p>1.94485</text:p>
          </table:table-cell>
          <table:table-cell office:value-type="float" office:value="0.3939727" calcext:value-type="float">
            <text:p>0.3939727</text:p>
          </table:table-cell>
          <table:table-cell office:value-type="float" office:value="0.317665" calcext:value-type="float">
            <text:p>0.317665</text:p>
          </table:table-cell>
          <table:table-cell table:formula="of:=ABS([.E26]-[.B26])" office:value-type="float" office:value="0.18192" calcext:value-type="float">
            <text:p>0.18192</text:p>
          </table:table-cell>
          <table:table-cell table:formula="of:=ABS([.F26]-[.C26])" office:value-type="float" office:value="0.0571770000000003" calcext:value-type="float">
            <text:p>0.0571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08745" calcext:value-type="float">
            <text:p>13.08745</text:p>
          </table:table-cell>
          <table:table-cell office:value-type="float" office:value="2.407081" calcext:value-type="float">
            <text:p>2.407081</text:p>
          </table:table-cell>
          <table:table-cell office:value-type="float" office:value="1477010445500000" calcext:value-type="float">
            <text:p>1477010445500000</text:p>
          </table:table-cell>
          <table:table-cell office:value-type="float" office:value="13.23878" calcext:value-type="float">
            <text:p>13.23878</text:p>
          </table:table-cell>
          <table:table-cell office:value-type="float" office:value="2.434087" calcext:value-type="float">
            <text:p>2.434087</text:p>
          </table:table-cell>
          <table:table-cell office:value-type="float" office:value="4.604997" calcext:value-type="float">
            <text:p>4.604997</text:p>
          </table:table-cell>
          <table:table-cell office:value-type="float" office:value="2.089806" calcext:value-type="float">
            <text:p>2.089806</text:p>
          </table:table-cell>
          <table:table-cell office:value-type="float" office:value="0.42602" calcext:value-type="float">
            <text:p>0.42602</text:p>
          </table:table-cell>
          <table:table-cell office:value-type="float" office:value="0.3288477" calcext:value-type="float">
            <text:p>0.3288477</text:p>
          </table:table-cell>
          <table:table-cell table:formula="of:=ABS([.E27]-[.B27])" office:value-type="float" office:value="0.15133" calcext:value-type="float">
            <text:p>0.15133</text:p>
          </table:table-cell>
          <table:table-cell table:formula="of:=ABS([.F27]-[.C27])" office:value-type="float" office:value="0.0270060000000001" calcext:value-type="float">
            <text:p>0.0270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83597" calcext:value-type="float">
            <text:p>13.83597</text:p>
          </table:table-cell>
          <table:table-cell office:value-type="float" office:value="2.624793" calcext:value-type="float">
            <text:p>2.624793</text:p>
          </table:table-cell>
          <table:table-cell office:value-type="float" office:value="1477010445600000" calcext:value-type="float">
            <text:p>1477010445600000</text:p>
          </table:table-cell>
          <table:table-cell office:value-type="float" office:value="13.69552" calcext:value-type="float">
            <text:p>13.69552</text:p>
          </table:table-cell>
          <table:table-cell office:value-type="float" office:value="2.650527" calcext:value-type="float">
            <text:p>2.650527</text:p>
          </table:table-cell>
          <table:table-cell office:value-type="float" office:value="4.52448" calcext:value-type="float">
            <text:p>4.52448</text:p>
          </table:table-cell>
          <table:table-cell office:value-type="float" office:value="2.237032" calcext:value-type="float">
            <text:p>2.237032</text:p>
          </table:table-cell>
          <table:table-cell office:value-type="float" office:value="0.4591805" calcext:value-type="float">
            <text:p>0.4591805</text:p>
          </table:table-cell>
          <table:table-cell office:value-type="float" office:value="0.3398228" calcext:value-type="float">
            <text:p>0.3398228</text:p>
          </table:table-cell>
          <table:table-cell table:formula="of:=ABS([.E28]-[.B28])" office:value-type="float" office:value="0.14045" calcext:value-type="float">
            <text:p>0.14045</text:p>
          </table:table-cell>
          <table:table-cell table:formula="of:=ABS([.F28]-[.C28])" office:value-type="float" office:value="0.0257339999999999" calcext:value-type="float">
            <text:p>0.0257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21055" calcext:value-type="float">
            <text:p>14.21055</text:p>
          </table:table-cell>
          <table:table-cell office:value-type="float" office:value="2.942051" calcext:value-type="float">
            <text:p>2.942051</text:p>
          </table:table-cell>
          <table:table-cell office:value-type="float" office:value="1477010445700000" calcext:value-type="float">
            <text:p>1477010445700000</text:p>
          </table:table-cell>
          <table:table-cell office:value-type="float" office:value="14.14385" calcext:value-type="float">
            <text:p>14.14385</text:p>
          </table:table-cell>
          <table:table-cell office:value-type="float" office:value="2.88179" calcext:value-type="float">
            <text:p>2.88179</text:p>
          </table:table-cell>
          <table:table-cell office:value-type="float" office:value="4.436565" calcext:value-type="float">
            <text:p>4.436565</text:p>
          </table:table-cell>
          <table:table-cell office:value-type="float" office:value="2.386012" calcext:value-type="float">
            <text:p>2.386012</text:p>
          </table:table-cell>
          <table:table-cell office:value-type="float" office:value="0.4934331" calcext:value-type="float">
            <text:p>0.4934331</text:p>
          </table:table-cell>
          <table:table-cell office:value-type="float" office:value="0.3505832" calcext:value-type="float">
            <text:p>0.3505832</text:p>
          </table:table-cell>
          <table:table-cell table:formula="of:=ABS([.E29]-[.B29])" office:value-type="float" office:value="0.0666999999999991" calcext:value-type="float">
            <text:p>0.0667</text:p>
          </table:table-cell>
          <table:table-cell table:formula="of:=ABS([.F29]-[.C29])" office:value-type="float" office:value="0.0602610000000001" calcext:value-type="float">
            <text:p>0.0602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46161" calcext:value-type="float">
            <text:p>14.46161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1477010445800000" calcext:value-type="float">
            <text:p>1477010445800000</text:p>
          </table:table-cell>
          <table:table-cell office:value-type="float" office:value="14.583" calcext:value-type="float">
            <text:p>14.583</text:p>
          </table:table-cell>
          <table:table-cell office:value-type="float" office:value="3.128024" calcext:value-type="float">
            <text:p>3.128024</text:p>
          </table:table-cell>
          <table:table-cell office:value-type="float" office:value="4.34097" calcext:value-type="float">
            <text:p>4.34097</text:p>
          </table:table-cell>
          <table:table-cell office:value-type="float" office:value="2.536202" calcext:value-type="float">
            <text:p>2.536202</text:p>
          </table:table-cell>
          <table:table-cell office:value-type="float" office:value="0.5287563" calcext:value-type="float">
            <text:p>0.5287563</text:p>
          </table:table-cell>
          <table:table-cell office:value-type="float" office:value="0.3611222" calcext:value-type="float">
            <text:p>0.3611222</text:p>
          </table:table-cell>
          <table:table-cell table:formula="of:=ABS([.E30]-[.B30])" office:value-type="float" office:value="0.12139" calcext:value-type="float">
            <text:p>0.12139</text:p>
          </table:table-cell>
          <table:table-cell table:formula="of:=ABS([.F30]-[.C30])" office:value-type="float" office:value="0.220684" calcext:value-type="float">
            <text:p>0.2206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2608" calcext:value-type="float">
            <text:p>15.02608</text:p>
          </table:table-cell>
          <table:table-cell office:value-type="float" office:value="3.506701" calcext:value-type="float">
            <text:p>3.506701</text:p>
          </table:table-cell>
          <table:table-cell office:value-type="float" office:value="1477010445900000" calcext:value-type="float">
            <text:p>1477010445900000</text:p>
          </table:table-cell>
          <table:table-cell office:value-type="float" office:value="15.0122" calcext:value-type="float">
            <text:p>15.0122</text:p>
          </table:table-cell>
          <table:table-cell office:value-type="float" office:value="3.389323" calcext:value-type="float">
            <text:p>3.389323</text:p>
          </table:table-cell>
          <table:table-cell office:value-type="float" office:value="4.237439" calcext:value-type="float">
            <text:p>4.237439</text:p>
          </table:table-cell>
          <table:table-cell office:value-type="float" office:value="2.687028" calcext:value-type="float">
            <text:p>2.687028</text:p>
          </table:table-cell>
          <table:table-cell office:value-type="float" office:value="0.5651278" calcext:value-type="float">
            <text:p>0.5651278</text:p>
          </table:table-cell>
          <table:table-cell office:value-type="float" office:value="0.371433" calcext:value-type="float">
            <text:p>0.371433</text:p>
          </table:table-cell>
          <table:table-cell table:formula="of:=ABS([.E31]-[.B31])" office:value-type="float" office:value="0.0138800000000003" calcext:value-type="float">
            <text:p>0.01388</text:p>
          </table:table-cell>
          <table:table-cell table:formula="of:=ABS([.F31]-[.C31])" office:value-type="float" office:value="0.117378" calcext:value-type="float">
            <text:p>0.117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52355" calcext:value-type="float">
            <text:p>15.52355</text:p>
          </table:table-cell>
          <table:table-cell office:value-type="float" office:value="3.829364" calcext:value-type="float">
            <text:p>3.829364</text:p>
          </table:table-cell>
          <table:table-cell office:value-type="float" office:value="1477010446000000" calcext:value-type="float">
            <text:p>1477010446000000</text:p>
          </table:table-cell>
          <table:table-cell office:value-type="float" office:value="15.43063" calcext:value-type="float">
            <text:p>15.43063</text:p>
          </table:table-cell>
          <table:table-cell office:value-type="float" office:value="3.665719" calcext:value-type="float">
            <text:p>3.665719</text:p>
          </table:table-cell>
          <table:table-cell office:value-type="float" office:value="4.125748" calcext:value-type="float">
            <text:p>4.125748</text:p>
          </table:table-cell>
          <table:table-cell office:value-type="float" office:value="2.837893" calcext:value-type="float">
            <text:p>2.837893</text:p>
          </table:table-cell>
          <table:table-cell office:value-type="float" office:value="0.6025245" calcext:value-type="float">
            <text:p>0.6025245</text:p>
          </table:table-cell>
          <table:table-cell office:value-type="float" office:value="0.3815093" calcext:value-type="float">
            <text:p>0.3815093</text:p>
          </table:table-cell>
          <table:table-cell table:formula="of:=ABS([.E32]-[.B32])" office:value-type="float" office:value="0.0929199999999995" calcext:value-type="float">
            <text:p>0.09292</text:p>
          </table:table-cell>
          <table:table-cell table:formula="of:=ABS([.F32]-[.C32])" office:value-type="float" office:value="0.163645" calcext:value-type="float">
            <text:p>0.1636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7744" calcext:value-type="float">
            <text:p>15.97744</text:p>
          </table:table-cell>
          <table:table-cell office:value-type="float" office:value="4.00094" calcext:value-type="float">
            <text:p>4.00094</text:p>
          </table:table-cell>
          <table:table-cell office:value-type="float" office:value="1477010446100000" calcext:value-type="float">
            <text:p>1477010446100000</text:p>
          </table:table-cell>
          <table:table-cell office:value-type="float" office:value="15.83747" calcext:value-type="float">
            <text:p>15.83747</text:p>
          </table:table-cell>
          <table:table-cell office:value-type="float" office:value="3.957185" calcext:value-type="float">
            <text:p>3.957185</text:p>
          </table:table-cell>
          <table:table-cell office:value-type="float" office:value="4.005707" calcext:value-type="float">
            <text:p>4.005707</text:p>
          </table:table-cell>
          <table:table-cell office:value-type="float" office:value="2.988174" calcext:value-type="float">
            <text:p>2.988174</text:p>
          </table:table-cell>
          <table:table-cell office:value-type="float" office:value="0.6409228" calcext:value-type="float">
            <text:p>0.6409228</text:p>
          </table:table-cell>
          <table:table-cell office:value-type="float" office:value="0.3913446" calcext:value-type="float">
            <text:p>0.3913446</text:p>
          </table:table-cell>
          <table:table-cell table:formula="of:=ABS([.E33]-[.B33])" office:value-type="float" office:value="0.13997" calcext:value-type="float">
            <text:p>0.13997</text:p>
          </table:table-cell>
          <table:table-cell table:formula="of:=ABS([.F33]-[.C33])" office:value-type="float" office:value="0.043755" calcext:value-type="float">
            <text:p>0.0437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33127" calcext:value-type="float">
            <text:p>16.33127</text:p>
          </table:table-cell>
          <table:table-cell office:value-type="float" office:value="4.444992" calcext:value-type="float">
            <text:p>4.444992</text:p>
          </table:table-cell>
          <table:table-cell office:value-type="float" office:value="1477010446200000" calcext:value-type="float">
            <text:p>1477010446200000</text:p>
          </table:table-cell>
          <table:table-cell office:value-type="float" office:value="16.23188" calcext:value-type="float">
            <text:p>16.23188</text:p>
          </table:table-cell>
          <table:table-cell office:value-type="float" office:value="4.263631" calcext:value-type="float">
            <text:p>4.263631</text:p>
          </table:table-cell>
          <table:table-cell office:value-type="float" office:value="3.877162" calcext:value-type="float">
            <text:p>3.877162</text:p>
          </table:table-cell>
          <table:table-cell office:value-type="float" office:value="3.137226" calcext:value-type="float">
            <text:p>3.137226</text:p>
          </table:table-cell>
          <table:table-cell office:value-type="float" office:value="0.6802985" calcext:value-type="float">
            <text:p>0.6802985</text:p>
          </table:table-cell>
          <table:table-cell office:value-type="float" office:value="0.4009327" calcext:value-type="float">
            <text:p>0.4009327</text:p>
          </table:table-cell>
          <table:table-cell table:formula="of:=ABS([.E34]-[.B34])" office:value-type="float" office:value="0.0993899999999996" calcext:value-type="float">
            <text:p>0.09939</text:p>
          </table:table-cell>
          <table:table-cell table:formula="of:=ABS([.F34]-[.C34])" office:value-type="float" office:value="0.181361" calcext:value-type="float">
            <text:p>0.1813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60391" calcext:value-type="float">
            <text:p>16.60391</text:p>
          </table:table-cell>
          <table:table-cell office:value-type="float" office:value="4.673437" calcext:value-type="float">
            <text:p>4.673437</text:p>
          </table:table-cell>
          <table:table-cell office:value-type="float" office:value="1477010446300000" calcext:value-type="float">
            <text:p>1477010446300000</text:p>
          </table:table-cell>
          <table:table-cell office:value-type="float" office:value="16.61299" calcext:value-type="float">
            <text:p>16.61299</text:p>
          </table:table-cell>
          <table:table-cell office:value-type="float" office:value="4.584899" calcext:value-type="float">
            <text:p>4.584899</text:p>
          </table:table-cell>
          <table:table-cell office:value-type="float" office:value="3.740002" calcext:value-type="float">
            <text:p>3.740002</text:p>
          </table:table-cell>
          <table:table-cell office:value-type="float" office:value="3.284385" calcext:value-type="float">
            <text:p>3.284385</text:p>
          </table:table-cell>
          <table:table-cell office:value-type="float" office:value="0.7206268" calcext:value-type="float">
            <text:p>0.7206268</text:p>
          </table:table-cell>
          <table:table-cell office:value-type="float" office:value="0.4102676" calcext:value-type="float">
            <text:p>0.4102676</text:p>
          </table:table-cell>
          <table:table-cell table:formula="of:=ABS([.E35]-[.B35])" office:value-type="float" office:value="0.00908000000000087" calcext:value-type="float">
            <text:p>0.00908</text:p>
          </table:table-cell>
          <table:table-cell table:formula="of:=ABS([.F35]-[.C35])" office:value-type="float" office:value="0.0885379999999998" calcext:value-type="float">
            <text:p>0.0885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99546" calcext:value-type="float">
            <text:p>16.99546</text:p>
          </table:table-cell>
          <table:table-cell office:value-type="float" office:value="5.210994" calcext:value-type="float">
            <text:p>5.210994</text:p>
          </table:table-cell>
          <table:table-cell office:value-type="float" office:value="1477010446400000" calcext:value-type="float">
            <text:p>1477010446400000</text:p>
          </table:table-cell>
          <table:table-cell office:value-type="float" office:value="16.97995" calcext:value-type="float">
            <text:p>16.97995</text:p>
          </table:table-cell>
          <table:table-cell office:value-type="float" office:value="4.920767" calcext:value-type="float">
            <text:p>4.920767</text:p>
          </table:table-cell>
          <table:table-cell office:value-type="float" office:value="3.594156" calcext:value-type="float">
            <text:p>3.594156</text:p>
          </table:table-cell>
          <table:table-cell office:value-type="float" office:value="3.428969" calcext:value-type="float">
            <text:p>3.428969</text:p>
          </table:table-cell>
          <table:table-cell office:value-type="float" office:value="0.7618821" calcext:value-type="float">
            <text:p>0.7618821</text:p>
          </table:table-cell>
          <table:table-cell office:value-type="float" office:value="0.4193434" calcext:value-type="float">
            <text:p>0.4193434</text:p>
          </table:table-cell>
          <table:table-cell table:formula="of:=ABS([.E36]-[.B36])" office:value-type="float" office:value="0.0155100000000026" calcext:value-type="float">
            <text:p>0.01551</text:p>
          </table:table-cell>
          <table:table-cell table:formula="of:=ABS([.F36]-[.C36])" office:value-type="float" office:value="0.290227000000001" calcext:value-type="float">
            <text:p>0.2902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28942" calcext:value-type="float">
            <text:p>17.28942</text:p>
          </table:table-cell>
          <table:table-cell office:value-type="float" office:value="5.435416" calcext:value-type="float">
            <text:p>5.435416</text:p>
          </table:table-cell>
          <table:table-cell office:value-type="float" office:value="1477010446500000" calcext:value-type="float">
            <text:p>1477010446500000</text:p>
          </table:table-cell>
          <table:table-cell office:value-type="float" office:value="17.33188" calcext:value-type="float">
            <text:p>17.33188</text:p>
          </table:table-cell>
          <table:table-cell office:value-type="float" office:value="5.270941" calcext:value-type="float">
            <text:p>5.270941</text:p>
          </table:table-cell>
          <table:table-cell office:value-type="float" office:value="3.439602" calcext:value-type="float">
            <text:p>3.439602</text:p>
          </table:table-cell>
          <table:table-cell office:value-type="float" office:value="3.570283" calcext:value-type="float">
            <text:p>3.570283</text:p>
          </table:table-cell>
          <table:table-cell office:value-type="float" office:value="0.8040384" calcext:value-type="float">
            <text:p>0.8040384</text:p>
          </table:table-cell>
          <table:table-cell office:value-type="float" office:value="0.4281543" calcext:value-type="float">
            <text:p>0.4281543</text:p>
          </table:table-cell>
          <table:table-cell table:formula="of:=ABS([.E37]-[.B37])" office:value-type="float" office:value="0.0424600000000019" calcext:value-type="float">
            <text:p>0.04246</text:p>
          </table:table-cell>
          <table:table-cell table:formula="of:=ABS([.F37]-[.C37])" office:value-type="float" office:value="0.164475" calcext:value-type="float">
            <text:p>0.1644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78529" calcext:value-type="float">
            <text:p>17.78529</text:p>
          </table:table-cell>
          <table:table-cell office:value-type="float" office:value="5.624759" calcext:value-type="float">
            <text:p>5.624759</text:p>
          </table:table-cell>
          <table:table-cell office:value-type="float" office:value="1477010446600000" calcext:value-type="float">
            <text:p>1477010446600000</text:p>
          </table:table-cell>
          <table:table-cell office:value-type="float" office:value="17.66791" calcext:value-type="float">
            <text:p>17.66791</text:p>
          </table:table-cell>
          <table:table-cell office:value-type="float" office:value="5.635059" calcext:value-type="float">
            <text:p>5.635059</text:p>
          </table:table-cell>
          <table:table-cell office:value-type="float" office:value="3.276367" calcext:value-type="float">
            <text:p>3.276367</text:p>
          </table:table-cell>
          <table:table-cell office:value-type="float" office:value="3.707622" calcext:value-type="float">
            <text:p>3.707622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0.4366947" calcext:value-type="float">
            <text:p>0.4366947</text:p>
          </table:table-cell>
          <table:table-cell table:formula="of:=ABS([.E38]-[.B38])" office:value-type="float" office:value="0.117380000000001" calcext:value-type="float">
            <text:p>0.11738</text:p>
          </table:table-cell>
          <table:table-cell table:formula="of:=ABS([.F38]-[.C38])"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2629" calcext:value-type="float">
            <text:p>18.12629</text:p>
          </table:table-cell>
          <table:table-cell office:value-type="float" office:value="6.169846" calcext:value-type="float">
            <text:p>6.169846</text:p>
          </table:table-cell>
          <table:table-cell office:value-type="float" office:value="1477010446700000" calcext:value-type="float">
            <text:p>1477010446700000</text:p>
          </table:table-cell>
          <table:table-cell office:value-type="float" office:value="17.98717" calcext:value-type="float">
            <text:p>17.98717</text:p>
          </table:table-cell>
          <table:table-cell office:value-type="float" office:value="6.012686" calcext:value-type="float">
            <text:p>6.012686</text:p>
          </table:table-cell>
          <table:table-cell office:value-type="float" office:value="3.104526" calcext:value-type="float">
            <text:p>3.104526</text:p>
          </table:table-cell>
          <table:table-cell office:value-type="float" office:value="3.840274" calcext:value-type="float">
            <text:p>3.840274</text:p>
          </table:table-cell>
          <table:table-cell office:value-type="float" office:value="0.8909468" calcext:value-type="float">
            <text:p>0.8909468</text:p>
          </table:table-cell>
          <table:table-cell office:value-type="float" office:value="0.4449593" calcext:value-type="float">
            <text:p>0.4449593</text:p>
          </table:table-cell>
          <table:table-cell table:formula="of:=ABS([.E39]-[.B39])" office:value-type="float" office:value="0.139120000000002" calcext:value-type="float">
            <text:p>0.13912</text:p>
          </table:table-cell>
          <table:table-cell table:formula="of:=ABS([.F39]-[.C39])" office:value-type="float" office:value="0.157159999999999" calcext:value-type="float">
            <text:p>0.157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1643" calcext:value-type="float">
            <text:p>18.21643</text:p>
          </table:table-cell>
          <table:table-cell office:value-type="float" office:value="6.661379" calcext:value-type="float">
            <text:p>6.661379</text:p>
          </table:table-cell>
          <table:table-cell office:value-type="float" office:value="1477010446800000" calcext:value-type="float">
            <text:p>1477010446800000</text:p>
          </table:table-cell>
          <table:table-cell office:value-type="float" office:value="18.28881" calcext:value-type="float">
            <text:p>18.28881</text:p>
          </table:table-cell>
          <table:table-cell office:value-type="float" office:value="6.403317" calcext:value-type="float">
            <text:p>6.403317</text:p>
          </table:table-cell>
          <table:table-cell office:value-type="float" office:value="2.924208" calcext:value-type="float">
            <text:p>2.924208</text:p>
          </table:table-cell>
          <table:table-cell office:value-type="float" office:value="3.967526" calcext:value-type="float">
            <text:p>3.967526</text:p>
          </table:table-cell>
          <table:table-cell office:value-type="float" office:value="0.9356441" calcext:value-type="float">
            <text:p>0.9356441</text:p>
          </table:table-cell>
          <table:table-cell office:value-type="float" office:value="0.4529429" calcext:value-type="float">
            <text:p>0.4529429</text:p>
          </table:table-cell>
          <table:table-cell table:formula="of:=ABS([.E40]-[.B40])" office:value-type="float" office:value="0.0723800000000026" calcext:value-type="float">
            <text:p>0.07238</text:p>
          </table:table-cell>
          <table:table-cell table:formula="of:=ABS([.F40]-[.C40])" office:value-type="float" office:value="0.258062" calcext:value-type="float">
            <text:p>0.2580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4218" calcext:value-type="float">
            <text:p>18.54218</text:p>
          </table:table-cell>
          <table:table-cell office:value-type="float" office:value="6.760131" calcext:value-type="float">
            <text:p>6.760131</text:p>
          </table:table-cell>
          <table:table-cell office:value-type="float" office:value="1477010446900000" calcext:value-type="float">
            <text:p>1477010446900000</text:p>
          </table:table-cell>
          <table:table-cell office:value-type="float" office:value="18.572" calcext:value-type="float">
            <text:p>18.572</text:p>
          </table:table-cell>
          <table:table-cell office:value-type="float" office:value="6.806376" calcext:value-type="float">
            <text:p>6.806376</text:p>
          </table:table-cell>
          <table:table-cell office:value-type="float" office:value="2.735598" calcext:value-type="float">
            <text:p>2.735598</text:p>
          </table:table-cell>
          <table:table-cell office:value-type="float" office:value="4.088665" calcext:value-type="float">
            <text:p>4.088665</text:p>
          </table:table-cell>
          <table:table-cell office:value-type="float" office:value="0.9811327" calcext:value-type="float">
            <text:p>0.9811327</text:p>
          </table:table-cell>
          <table:table-cell office:value-type="float" office:value="0.4606404" calcext:value-type="float">
            <text:p>0.4606404</text:p>
          </table:table-cell>
          <table:table-cell table:formula="of:=ABS([.E41]-[.B41])" office:value-type="float" office:value="0.0298200000000008" calcext:value-type="float">
            <text:p>0.02982</text:p>
          </table:table-cell>
          <table:table-cell table:formula="of:=ABS([.F41]-[.C41])" office:value-type="float" office:value="0.0462449999999999" calcext:value-type="float">
            <text:p>0.046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4412" calcext:value-type="float">
            <text:p>19.14412</text:p>
          </table:table-cell>
          <table:table-cell office:value-type="float" office:value="7.183445" calcext:value-type="float">
            <text:p>7.183445</text:p>
          </table:table-cell>
          <table:table-cell office:value-type="float" office:value="1477010447000000" calcext:value-type="float">
            <text:p>1477010447000000</text:p>
          </table:table-cell>
          <table:table-cell office:value-type="float" office:value="18.83591" calcext:value-type="float">
            <text:p>18.83591</text:p>
          </table:table-cell>
          <table:table-cell office:value-type="float" office:value="7.221216" calcext:value-type="float">
            <text:p>7.221216</text:p>
          </table:table-cell>
          <table:table-cell office:value-type="float" office:value="2.538932" calcext:value-type="float">
            <text:p>2.538932</text:p>
          </table:table-cell>
          <table:table-cell office:value-type="float" office:value="4.202987" calcext:value-type="float">
            <text:p>4.202987</text:p>
          </table:table-cell>
          <table:table-cell office:value-type="float" office:value="1.027384" calcext:value-type="float">
            <text:p>1.027384</text:p>
          </table:table-cell>
          <table:table-cell office:value-type="float" office:value="0.468047" calcext:value-type="float">
            <text:p>0.468047</text:p>
          </table:table-cell>
          <table:table-cell table:formula="of:=ABS([.E42]-[.B42])" office:value-type="float" office:value="0.308210000000003" calcext:value-type="float">
            <text:p>0.30821</text:p>
          </table:table-cell>
          <table:table-cell table:formula="of:=ABS([.F42]-[.C42])" office:value-type="float" office:value="0.0377710000000002" calcext:value-type="float">
            <text:p>0.0377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1375" calcext:value-type="float">
            <text:p>19.01375</text:p>
          </table:table-cell>
          <table:table-cell office:value-type="float" office:value="7.8688" calcext:value-type="float">
            <text:p>7.8688</text:p>
          </table:table-cell>
          <table:table-cell office:value-type="float" office:value="1477010447100000" calcext:value-type="float">
            <text:p>1477010447100000</text:p>
          </table:table-cell>
          <table:table-cell office:value-type="float" office:value="19.07975" calcext:value-type="float">
            <text:p>19.07975</text:p>
          </table:table-cell>
          <table:table-cell office:value-type="float" office:value="7.647117" calcext:value-type="float">
            <text:p>7.647117</text:p>
          </table:table-cell>
          <table:table-cell office:value-type="float" office:value="2.334504" calcext:value-type="float">
            <text:p>2.334504</text:p>
          </table:table-cell>
          <table:table-cell office:value-type="float" office:value="4.309797" calcext:value-type="float">
            <text:p>4.309797</text:p>
          </table:table-cell>
          <table:table-cell office:value-type="float" office:value="1.074368" calcext:value-type="float">
            <text:p>1.074368</text:p>
          </table:table-cell>
          <table:table-cell office:value-type="float" office:value="0.4751579" calcext:value-type="float">
            <text:p>0.4751579</text:p>
          </table:table-cell>
          <table:table-cell table:formula="of:=ABS([.E43]-[.B43])" office:value-type="float" office:value="0.065999999999999" calcext:value-type="float">
            <text:p>0.066</text:p>
          </table:table-cell>
          <table:table-cell table:formula="of:=ABS([.F43]-[.C43])" office:value-type="float" office:value="0.221683000000001" calcext:value-type="float">
            <text:p>0.2216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13202" calcext:value-type="float">
            <text:p>19.13202</text:p>
          </table:table-cell>
          <table:table-cell office:value-type="float" office:value="8.128449" calcext:value-type="float">
            <text:p>8.128449</text:p>
          </table:table-cell>
          <table:table-cell office:value-type="float" office:value="1477010447200000" calcext:value-type="float">
            <text:p>1477010447200000</text:p>
          </table:table-cell>
          <table:table-cell office:value-type="float" office:value="19.30276" calcext:value-type="float">
            <text:p>19.30276</text:p>
          </table:table-cell>
          <table:table-cell office:value-type="float" office:value="8.083295" calcext:value-type="float">
            <text:p>8.083295</text:p>
          </table:table-cell>
          <table:table-cell office:value-type="float" office:value="2.122663" calcext:value-type="float">
            <text:p>2.122663</text:p>
          </table:table-cell>
          <table:table-cell office:value-type="float" office:value="4.408416" calcext:value-type="float">
            <text:p>4.408416</text:p>
          </table:table-cell>
          <table:table-cell office:value-type="float" office:value="1.122056" calcext:value-type="float">
            <text:p>1.122056</text:p>
          </table:table-cell>
          <table:table-cell office:value-type="float" office:value="0.4819687" calcext:value-type="float">
            <text:p>0.4819687</text:p>
          </table:table-cell>
          <table:table-cell table:formula="of:=ABS([.E44]-[.B44])" office:value-type="float" office:value="0.170739999999999" calcext:value-type="float">
            <text:p>0.17074</text:p>
          </table:table-cell>
          <table:table-cell table:formula="of:=ABS([.F44]-[.C44])" office:value-type="float" office:value="0.0451540000000001" calcext:value-type="float">
            <text:p>0.0451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34701" calcext:value-type="float">
            <text:p>19.34701</text:p>
          </table:table-cell>
          <table:table-cell office:value-type="float" office:value="8.307412" calcext:value-type="float">
            <text:p>8.307412</text:p>
          </table:table-cell>
          <table:table-cell office:value-type="float" office:value="1477010447300000" calcext:value-type="float">
            <text:p>1477010447300000</text:p>
          </table:table-cell>
          <table:table-cell office:value-type="float" office:value="19.50422" calcext:value-type="float">
            <text:p>19.50422</text:p>
          </table:table-cell>
          <table:table-cell office:value-type="float" office:value="8.528895" calcext:value-type="float">
            <text:p>8.528895</text:p>
          </table:table-cell>
          <table:table-cell office:value-type="float" office:value="1.903813" calcext:value-type="float">
            <text:p>1.903813</text:p>
          </table:table-cell>
          <table:table-cell office:value-type="float" office:value="4.498188" calcext:value-type="float">
            <text:p>4.498188</text:p>
          </table:table-cell>
          <table:table-cell office:value-type="float" office:value="1.170417" calcext:value-type="float">
            <text:p>1.170417</text:p>
          </table:table-cell>
          <table:table-cell office:value-type="float" office:value="0.488475" calcext:value-type="float">
            <text:p>0.488475</text:p>
          </table:table-cell>
          <table:table-cell table:formula="of:=ABS([.E45]-[.B45])" office:value-type="float" office:value="0.157209999999999" calcext:value-type="float">
            <text:p>0.15721</text:p>
          </table:table-cell>
          <table:table-cell table:formula="of:=ABS([.F45]-[.C45])" office:value-type="float" office:value="0.221483000000001" calcext:value-type="float">
            <text:p>0.2214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0388" calcext:value-type="float">
            <text:p>20.00388</text:p>
          </table:table-cell>
          <table:table-cell office:value-type="float" office:value="8.890601" calcext:value-type="float">
            <text:p>8.890601</text:p>
          </table:table-cell>
          <table:table-cell office:value-type="float" office:value="1477010447400000" calcext:value-type="float">
            <text:p>1477010447400000</text:p>
          </table:table-cell>
          <table:table-cell office:value-type="float" office:value="19.68345" calcext:value-type="float">
            <text:p>19.68345</text:p>
          </table:table-cell>
          <table:table-cell office:value-type="float" office:value="8.983001" calcext:value-type="float">
            <text:p>8.983001</text:p>
          </table:table-cell>
          <table:table-cell office:value-type="float" office:value="1.678411" calcext:value-type="float">
            <text:p>1.678411</text:p>
          </table:table-cell>
          <table:table-cell office:value-type="float" office:value="4.578481" calcext:value-type="float">
            <text:p>4.578481</text:p>
          </table:table-cell>
          <table:table-cell office:value-type="float" office:value="1.219422" calcext:value-type="float">
            <text:p>1.219422</text:p>
          </table:table-cell>
          <table:table-cell office:value-type="float" office:value="0.4946729" calcext:value-type="float">
            <text:p>0.4946729</text:p>
          </table:table-cell>
          <table:table-cell table:formula="of:=ABS([.E46]-[.B46])" office:value-type="float" office:value="0.320429999999998" calcext:value-type="float">
            <text:p>0.32043</text:p>
          </table:table-cell>
          <table:table-cell table:formula="of:=ABS([.F46]-[.C46])" office:value-type="float" office:value="0.0923999999999996" calcext:value-type="float">
            <text:p>0.09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8" calcext:value-type="float">
            <text:p>20.15738</text:p>
          </table:table-cell>
          <table:table-cell office:value-type="float" office:value="9.459486" calcext:value-type="float">
            <text:p>9.459486</text:p>
          </table:table-cell>
          <table:table-cell office:value-type="float" office:value="1477010447500000" calcext:value-type="float">
            <text:p>1477010447500000</text:p>
          </table:table-cell>
          <table:table-cell office:value-type="float" office:value="19.83982" calcext:value-type="float">
            <text:p>19.83982</text:p>
          </table:table-cell>
          <table:table-cell office:value-type="float" office:value="9.444632" calcext:value-type="float">
            <text:p>9.444632</text:p>
          </table:table-cell>
          <table:table-cell office:value-type="float" office:value="1.446969" calcext:value-type="float">
            <text:p>1.446969</text:p>
          </table:table-cell>
          <table:table-cell office:value-type="float" office:value="4.648694" calcext:value-type="float">
            <text:p>4.648694</text:p>
          </table:table-cell>
          <table:table-cell office:value-type="float" office:value="1.269038" calcext:value-type="float">
            <text:p>1.269038</text:p>
          </table:table-cell>
          <table:table-cell office:value-type="float" office:value="0.5005583" calcext:value-type="float">
            <text:p>0.5005583</text:p>
          </table:table-cell>
          <table:table-cell table:formula="of:=ABS([.E47]-[.B47])" office:value-type="float" office:value="0.31756" calcext:value-type="float">
            <text:p>0.31756</text:p>
          </table:table-cell>
          <table:table-cell table:formula="of:=ABS([.F47]-[.C47])" office:value-type="float" office:value="0.0148539999999997" calcext:value-type="float">
            <text:p>0.0148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5731" calcext:value-type="float">
            <text:p>20.15731</text:p>
          </table:table-cell>
          <table:table-cell office:value-type="float" office:value="9.908763" calcext:value-type="float">
            <text:p>9.908763</text:p>
          </table:table-cell>
          <table:table-cell office:value-type="float" office:value="1477010447600000" calcext:value-type="float">
            <text:p>1477010447600000</text:p>
          </table:table-cell>
          <table:table-cell office:value-type="float" office:value="19.97276" calcext:value-type="float">
            <text:p>19.97276</text:p>
          </table:table-cell>
          <table:table-cell office:value-type="float" office:value="9.912751" calcext:value-type="float">
            <text:p>9.912751</text:p>
          </table:table-cell>
          <table:table-cell office:value-type="float" office:value="1.210049" calcext:value-type="float">
            <text:p>1.210049</text:p>
          </table:table-cell>
          <table:table-cell office:value-type="float" office:value="4.708261" calcext:value-type="float">
            <text:p>4.708261</text:p>
          </table:table-cell>
          <table:table-cell office:value-type="float" office:value="1.319235" calcext:value-type="float">
            <text:p>1.319235</text:p>
          </table:table-cell>
          <table:table-cell office:value-type="float" office:value="0.5061275" calcext:value-type="float">
            <text:p>0.5061275</text:p>
          </table:table-cell>
          <table:table-cell table:formula="of:=ABS([.E48]-[.B48])" office:value-type="float" office:value="0.184549999999998" calcext:value-type="float">
            <text:p>0.18455</text:p>
          </table:table-cell>
          <table:table-cell table:formula="of:=ABS([.F48]-[.C48])" office:value-type="float" office:value="0.00398799999999966" calcext:value-type="float">
            <text:p>0.0039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6601" calcext:value-type="float">
            <text:p>20.16601</text:p>
          </table:table-cell>
          <table:table-cell office:value-type="float" office:value="10.46872" calcext:value-type="float">
            <text:p>10.46872</text:p>
          </table:table-cell>
          <table:table-cell office:value-type="float" office:value="1477010447700000" calcext:value-type="float">
            <text:p>1477010447700000</text:p>
          </table:table-cell>
          <table:table-cell office:value-type="float" office:value="20.08175" calcext:value-type="float">
            <text:p>20.08175</text:p>
          </table:table-cell>
          <table:table-cell office:value-type="float" office:value="10.38627" calcext:value-type="float">
            <text:p>10.38627</text:p>
          </table:table-cell>
          <table:table-cell office:value-type="float" office:value="0.9682592" calcext:value-type="float">
            <text:p>0.9682592</text:p>
          </table:table-cell>
          <table:table-cell office:value-type="float" office:value="4.756658" calcext:value-type="float">
            <text:p>4.756658</text:p>
          </table:table-cell>
          <table:table-cell office:value-type="float" office:value="1.369981" calcext:value-type="float">
            <text:p>1.369981</text:p>
          </table:table-cell>
          <table:table-cell office:value-type="float" office:value="0.5113771" calcext:value-type="float">
            <text:p>0.5113771</text:p>
          </table:table-cell>
          <table:table-cell table:formula="of:=ABS([.E49]-[.B49])" office:value-type="float" office:value="0.0842600000000004" calcext:value-type="float">
            <text:p>0.08426</text:p>
          </table:table-cell>
          <table:table-cell table:formula="of:=ABS([.F49]-[.C49])" office:value-type="float" office:value="0.0824499999999997" calcext:value-type="float">
            <text:p>0.08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7105" calcext:value-type="float">
            <text:p>20.37105</text:p>
          </table:table-cell>
          <table:table-cell office:value-type="float" office:value="11.01086" calcext:value-type="float">
            <text:p>11.01086</text:p>
          </table:table-cell>
          <table:table-cell office:value-type="float" office:value="1477010447800000" calcext:value-type="float">
            <text:p>1477010447800000</text:p>
          </table:table-cell>
          <table:table-cell office:value-type="float" office:value="20.16633" calcext:value-type="float">
            <text:p>20.16633</text:p>
          </table:table-cell>
          <table:table-cell office:value-type="float" office:value="10.86404" calcext:value-type="float">
            <text:p>10.86404</text:p>
          </table:table-cell>
          <table:table-cell office:value-type="float" office:value="0.7222565" calcext:value-type="float">
            <text:p>0.7222565</text:p>
          </table:table-cell>
          <table:table-cell office:value-type="float" office:value="4.793403" calcext:value-type="float">
            <text:p>4.793403</text:p>
          </table:table-cell>
          <table:table-cell office:value-type="float" office:value="1.421244" calcext:value-type="float">
            <text:p>1.421244</text:p>
          </table:table-cell>
          <table:table-cell office:value-type="float" office:value="0.5163036" calcext:value-type="float">
            <text:p>0.5163036</text:p>
          </table:table-cell>
          <table:table-cell table:formula="of:=ABS([.E50]-[.B50])" office:value-type="float" office:value="0.204720000000002" calcext:value-type="float">
            <text:p>0.20472</text:p>
          </table:table-cell>
          <table:table-cell table:formula="of:=ABS([.F50]-[.C50])" office:value-type="float" office:value="0.14682" calcext:value-type="float">
            <text:p>0.146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1642" calcext:value-type="float">
            <text:p>20.31642</text:p>
          </table:table-cell>
          <table:table-cell office:value-type="float" office:value="11.34834" calcext:value-type="float">
            <text:p>11.34834</text:p>
          </table:table-cell>
          <table:table-cell office:value-type="float" office:value="1477010447900000" calcext:value-type="float">
            <text:p>1477010447900000</text:p>
          </table:table-cell>
          <table:table-cell office:value-type="float" office:value="20.22612" calcext:value-type="float">
            <text:p>20.22612</text:p>
          </table:table-cell>
          <table:table-cell office:value-type="float" office:value="11.34487" calcext:value-type="float">
            <text:p>11.34487</text:p>
          </table:table-cell>
          <table:table-cell office:value-type="float" office:value="0.472738" calcext:value-type="float">
            <text:p>0.472738</text:p>
          </table:table-cell>
          <table:table-cell office:value-type="float" office:value="4.818065" calcext:value-type="float">
            <text:p>4.818065</text:p>
          </table:table-cell>
          <table:table-cell office:value-type="float" office:value="1.472992" calcext:value-type="float">
            <text:p>1.472992</text:p>
          </table:table-cell>
          <table:table-cell office:value-type="float" office:value="0.5209041" calcext:value-type="float">
            <text:p>0.5209041</text:p>
          </table:table-cell>
          <table:table-cell table:formula="of:=ABS([.E51]-[.B51])" office:value-type="float" office:value="0.0902999999999992" calcext:value-type="float">
            <text:p>0.0903</text:p>
          </table:table-cell>
          <table:table-cell table:formula="of:=ABS([.F51]-[.C51])" office:value-type="float" office:value="0.00347000000000008" calcext:value-type="float">
            <text:p>0.003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61409" calcext:value-type="float">
            <text:p>20.61409</text:p>
          </table:table-cell>
          <table:table-cell office:value-type="float" office:value="11.94215" calcext:value-type="float">
            <text:p>11.94215</text:p>
          </table:table-cell>
          <table:table-cell office:value-type="float" office:value="1477010448000000" calcext:value-type="float">
            <text:p>1477010448000000</text:p>
          </table:table-cell>
          <table:table-cell office:value-type="float" office:value="20.2608" calcext:value-type="float">
            <text:p>20.2608</text:p>
          </table:table-cell>
          <table:table-cell office:value-type="float" office:value="11.82754" calcext:value-type="float">
            <text:p>11.82754</text:p>
          </table:table-cell>
          <table:table-cell office:value-type="float" office:value="0.2204395" calcext:value-type="float">
            <text:p>0.2204395</text:p>
          </table:table-cell>
          <table:table-cell office:value-type="float" office:value="4.830266" calcext:value-type="float">
            <text:p>4.830266</text:p>
          </table:table-cell>
          <table:table-cell office:value-type="float" office:value="1.525191" calcext:value-type="float">
            <text:p>1.525191</text:p>
          </table:table-cell>
          <table:table-cell office:value-type="float" office:value="0.5251755" calcext:value-type="float">
            <text:p>0.5251755</text:p>
          </table:table-cell>
          <table:table-cell table:formula="of:=ABS([.E52]-[.B52])" office:value-type="float" office:value="0.353290000000001" calcext:value-type="float">
            <text:p>0.35329</text:p>
          </table:table-cell>
          <table:table-cell table:formula="of:=ABS([.F52]-[.C52])" office:value-type="float" office:value="0.114609999999999" calcext:value-type="float">
            <text:p>0.114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628" calcext:value-type="float">
            <text:p>20.32628</text:p>
          </table:table-cell>
          <table:table-cell office:value-type="float" office:value="12.49663" calcext:value-type="float">
            <text:p>12.49663</text:p>
          </table:table-cell>
          <table:table-cell office:value-type="float" office:value="1477010448100000" calcext:value-type="float">
            <text:p>1477010448100000</text:p>
          </table:table-cell>
          <table:table-cell office:value-type="float" office:value="20.27014" calcext:value-type="float">
            <text:p>20.27014</text:p>
          </table:table-cell>
          <table:table-cell office:value-type="float" office:value="12.31078" calcext:value-type="float">
            <text:p>12.31078</text:p>
          </table:table-cell>
          <table:table-cell office:value-type="float" office:value="-0.03386937" calcext:value-type="float">
            <text:p>-0.03386937</text:p>
          </table:table-cell>
          <table:table-cell office:value-type="float" office:value="4.829682" calcext:value-type="float">
            <text:p>4.829682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0.5291152" calcext:value-type="float">
            <text:p>0.5291152</text:p>
          </table:table-cell>
          <table:table-cell table:formula="of:=ABS([.E53]-[.B53])" office:value-type="float" office:value="0.0561399999999992" calcext:value-type="float">
            <text:p>0.05614</text:p>
          </table:table-cell>
          <table:table-cell table:formula="of:=ABS([.F53]-[.C53])" office:value-type="float" office:value="0.18585" calcext:value-type="float">
            <text:p>0.18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49803" calcext:value-type="float">
            <text:p>20.49803</text:p>
          </table:table-cell>
          <table:table-cell office:value-type="float" office:value="12.89237" calcext:value-type="float">
            <text:p>12.89237</text:p>
          </table:table-cell>
          <table:table-cell office:value-type="float" office:value="1477010448200000" calcext:value-type="float">
            <text:p>1477010448200000</text:p>
          </table:table-cell>
          <table:table-cell office:value-type="float" office:value="20.25398" calcext:value-type="float">
            <text:p>20.25398</text:p>
          </table:table-cell>
          <table:table-cell office:value-type="float" office:value="12.79331" calcext:value-type="float">
            <text:p>12.79331</text:p>
          </table:table-cell>
          <table:table-cell office:value-type="float" office:value="-0.2893896" calcext:value-type="float">
            <text:p>-0.2893896</text:p>
          </table:table-cell>
          <table:table-cell office:value-type="float" office:value="4.816052" calcext:value-type="float">
            <text:p>4.816052</text:p>
          </table:table-cell>
          <table:table-cell office:value-type="float" office:value="1.630813" calcext:value-type="float">
            <text:p>1.630813</text:p>
          </table:table-cell>
          <table:table-cell office:value-type="float" office:value="0.5327207" calcext:value-type="float">
            <text:p>0.5327207</text:p>
          </table:table-cell>
          <table:table-cell table:formula="of:=ABS([.E54]-[.B54])" office:value-type="float" office:value="0.244050000000001" calcext:value-type="float">
            <text:p>0.24405</text:p>
          </table:table-cell>
          <table:table-cell table:formula="of:=ABS([.F54]-[.C54])" office:value-type="float" office:value="0.0990599999999997" calcext:value-type="float">
            <text:p>0.099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943" calcext:value-type="float">
            <text:p>20.1943</text:p>
          </table:table-cell>
          <table:table-cell office:value-type="float" office:value="13.16879" calcext:value-type="float">
            <text:p>13.16879</text:p>
          </table:table-cell>
          <table:table-cell office:value-type="float" office:value="1477010448300000" calcext:value-type="float">
            <text:p>1477010448300000</text:p>
          </table:table-cell>
          <table:table-cell office:value-type="float" office:value="20.21223" calcext:value-type="float">
            <text:p>20.21223</text:p>
          </table:table-cell>
          <table:table-cell office:value-type="float" office:value="13.27379" calcext:value-type="float">
            <text:p>13.27379</text:p>
          </table:table-cell>
          <table:table-cell office:value-type="float" office:value="-0.5452981" calcext:value-type="float">
            <text:p>-0.5452981</text:p>
          </table:table-cell>
          <table:table-cell office:value-type="float" office:value="4.789175" calcext:value-type="float">
            <text:p>4.789175</text:p>
          </table:table-cell>
          <table:table-cell office:value-type="float" office:value="1.684169" calcext:value-type="float">
            <text:p>1.684169</text:p>
          </table:table-cell>
          <table:table-cell office:value-type="float" office:value="0.5359898" calcext:value-type="float">
            <text:p>0.5359898</text:p>
          </table:table-cell>
          <table:table-cell table:formula="of:=ABS([.E55]-[.B55])" office:value-type="float" office:value="0.0179300000000033" calcext:value-type="float">
            <text:p>0.01793</text:p>
          </table:table-cell>
          <table:table-cell table:formula="of:=ABS([.F55]-[.C55])"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32453" calcext:value-type="float">
            <text:p>20.32453</text:p>
          </table:table-cell>
          <table:table-cell office:value-type="float" office:value="13.88963" calcext:value-type="float">
            <text:p>13.88963</text:p>
          </table:table-cell>
          <table:table-cell office:value-type="float" office:value="1477010448400000" calcext:value-type="float">
            <text:p>1477010448400000</text:p>
          </table:table-cell>
          <table:table-cell office:value-type="float" office:value="20.1449" calcext:value-type="float">
            <text:p>20.1449</text:p>
          </table:table-cell>
          <table:table-cell office:value-type="float" office:value="13.75091" calcext:value-type="float">
            <text:p>13.75091</text:p>
          </table:table-cell>
          <table:table-cell office:value-type="float" office:value="-0.8007527" calcext:value-type="float">
            <text:p>-0.8007527</text:p>
          </table:table-cell>
          <table:table-cell office:value-type="float" office:value="4.748916" calcext:value-type="float">
            <text:p>4.748916</text:p>
          </table:table-cell>
          <table:table-cell office:value-type="float" office:value="1.737843" calcext:value-type="float">
            <text:p>1.737843</text:p>
          </table:table-cell>
          <table:table-cell office:value-type="float" office:value="0.5389203" calcext:value-type="float">
            <text:p>0.5389203</text:p>
          </table:table-cell>
          <table:table-cell table:formula="of:=ABS([.E56]-[.B56])" office:value-type="float" office:value="0.17963" calcext:value-type="float">
            <text:p>0.17963</text:p>
          </table:table-cell>
          <table:table-cell table:formula="of:=ABS([.F56]-[.C56])" office:value-type="float" office:value="0.138720000000001" calcext:value-type="float">
            <text:p>0.138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2156" calcext:value-type="float">
            <text:p>20.12156</text:p>
          </table:table-cell>
          <table:table-cell office:value-type="float" office:value="14.33704" calcext:value-type="float">
            <text:p>14.33704</text:p>
          </table:table-cell>
          <table:table-cell office:value-type="float" office:value="1477010448500000" calcext:value-type="float">
            <text:p>1477010448500000</text:p>
          </table:table-cell>
          <table:table-cell office:value-type="float" office:value="20.05208" calcext:value-type="float">
            <text:p>20.05208</text:p>
          </table:table-cell>
          <table:table-cell office:value-type="float" office:value="14.22332" calcext:value-type="float">
            <text:p>14.22332</text:p>
          </table:table-cell>
          <table:table-cell office:value-type="float" office:value="-1.054898" calcext:value-type="float">
            <text:p>-1.054898</text:p>
          </table:table-cell>
          <table:table-cell office:value-type="float" office:value="4.695207" calcext:value-type="float">
            <text:p>4.695207</text:p>
          </table:table-cell>
          <table:table-cell office:value-type="float" office:value="1.791802" calcext:value-type="float">
            <text:p>1.791802</text:p>
          </table:table-cell>
          <table:table-cell office:value-type="float" office:value="0.5415104" calcext:value-type="float">
            <text:p>0.5415104</text:p>
          </table:table-cell>
          <table:table-cell table:formula="of:=ABS([.E57]-[.B57])" office:value-type="float" office:value="0.0694799999999987" calcext:value-type="float">
            <text:p>0.06948</text:p>
          </table:table-cell>
          <table:table-cell table:formula="of:=ABS([.F57]-[.C57])" office:value-type="float" office:value="0.113720000000001" calcext:value-type="float">
            <text:p>0.113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8097" calcext:value-type="float">
            <text:p>19.78097</text:p>
          </table:table-cell>
          <table:table-cell office:value-type="float" office:value="14.77296" calcext:value-type="float">
            <text:p>14.77296</text:p>
          </table:table-cell>
          <table:table-cell office:value-type="float" office:value="1477010448600000" calcext:value-type="float">
            <text:p>1477010448600000</text:p>
          </table:table-cell>
          <table:table-cell office:value-type="float" office:value="19.93395" calcext:value-type="float">
            <text:p>19.93395</text:p>
          </table:table-cell>
          <table:table-cell office:value-type="float" office:value="14.68968" calcext:value-type="float">
            <text:p>14.68968</text:p>
          </table:table-cell>
          <table:table-cell office:value-type="float" office:value="-1.306871" calcext:value-type="float">
            <text:p>-1.306871</text:p>
          </table:table-cell>
          <table:table-cell office:value-type="float" office:value="4.628048" calcext:value-type="float">
            <text:p>4.628048</text:p>
          </table:table-cell>
          <table:table-cell office:value-type="float" office:value="1.846011" calcext:value-type="float">
            <text:p>1.846011</text:p>
          </table:table-cell>
          <table:table-cell office:value-type="float" office:value="0.5437585" calcext:value-type="float">
            <text:p>0.5437585</text:p>
          </table:table-cell>
          <table:table-cell table:formula="of:=ABS([.E58]-[.B58])" office:value-type="float" office:value="0.152979999999999" calcext:value-type="float">
            <text:p>0.15298</text:p>
          </table:table-cell>
          <table:table-cell table:formula="of:=ABS([.F58]-[.C58])" office:value-type="float" office:value="0.0832800000000002" calcext:value-type="float">
            <text:p>0.08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02083" calcext:value-type="float">
            <text:p>20.02083</text:p>
          </table:table-cell>
          <table:table-cell office:value-type="float" office:value="15.2053" calcext:value-type="float">
            <text:p>15.2053</text:p>
          </table:table-cell>
          <table:table-cell office:value-type="float" office:value="1477010448700000" calcext:value-type="float">
            <text:p>1477010448700000</text:p>
          </table:table-cell>
          <table:table-cell office:value-type="float" office:value="19.79076" calcext:value-type="float">
            <text:p>19.79076</text:p>
          </table:table-cell>
          <table:table-cell office:value-type="float" office:value="15.14863" calcext:value-type="float">
            <text:p>15.14863</text:p>
          </table:table-cell>
          <table:table-cell office:value-type="float" office:value="-1.555808" calcext:value-type="float">
            <text:p>-1.555808</text:p>
          </table:table-cell>
          <table:table-cell office:value-type="float" office:value="4.547507" calcext:value-type="float">
            <text:p>4.547507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0.5456631" calcext:value-type="float">
            <text:p>0.5456631</text:p>
          </table:table-cell>
          <table:table-cell table:formula="of:=ABS([.E59]-[.B59])" office:value-type="float" office:value="0.230070000000001" calcext:value-type="float">
            <text:p>0.23007</text:p>
          </table:table-cell>
          <table:table-cell table:formula="of:=ABS([.F59]-[.C59])" office:value-type="float" office:value="0.0566699999999987" calcext:value-type="float">
            <text:p>0.056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91309" calcext:value-type="float">
            <text:p>19.91309</text:p>
          </table:table-cell>
          <table:table-cell office:value-type="float" office:value="15.55404" calcext:value-type="float">
            <text:p>15.55404</text:p>
          </table:table-cell>
          <table:table-cell office:value-type="float" office:value="1477010448800000" calcext:value-type="float">
            <text:p>1477010448800000</text:p>
          </table:table-cell>
          <table:table-cell office:value-type="float" office:value="19.62287" calcext:value-type="float">
            <text:p>19.62287</text:p>
          </table:table-cell>
          <table:table-cell office:value-type="float" office:value="15.59886" calcext:value-type="float">
            <text:p>15.59886</text:p>
          </table:table-cell>
          <table:table-cell office:value-type="float" office:value="-1.800848" calcext:value-type="float">
            <text:p>-1.800848</text:p>
          </table:table-cell>
          <table:table-cell office:value-type="float" office:value="4.453722" calcext:value-type="float">
            <text:p>4.453722</text:p>
          </table:table-cell>
          <table:table-cell office:value-type="float" office:value="1.955044" calcext:value-type="float">
            <text:p>1.955044</text:p>
          </table:table-cell>
          <table:table-cell office:value-type="float" office:value="0.5472231" calcext:value-type="float">
            <text:p>0.5472231</text:p>
          </table:table-cell>
          <table:table-cell table:formula="of:=ABS([.E60]-[.B60])" office:value-type="float" office:value="0.290220000000001" calcext:value-type="float">
            <text:p>0.29022</text:p>
          </table:table-cell>
          <table:table-cell table:formula="of:=ABS([.F60]-[.C60])" office:value-type="float" office:value="0.0448199999999996" calcext:value-type="float">
            <text:p>0.044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47484" calcext:value-type="float">
            <text:p>19.47484</text:p>
          </table:table-cell>
          <table:table-cell office:value-type="float" office:value="16.00982" calcext:value-type="float">
            <text:p>16.00982</text:p>
          </table:table-cell>
          <table:table-cell office:value-type="float" office:value="1477010448900000" calcext:value-type="float">
            <text:p>1477010448900000</text:p>
          </table:table-cell>
          <table:table-cell office:value-type="float" office:value="19.43071" calcext:value-type="float">
            <text:p>19.43071</text:p>
          </table:table-cell>
          <table:table-cell office:value-type="float" office:value="16.03904" calcext:value-type="float">
            <text:p>16.03904</text:p>
          </table:table-cell>
          <table:table-cell office:value-type="float" office:value="-2.041143" calcext:value-type="float">
            <text:p>-2.041143</text:p>
          </table:table-cell>
          <table:table-cell office:value-type="float" office:value="4.346899" calcext:value-type="float">
            <text:p>4.346899</text:p>
          </table:table-cell>
          <table:table-cell office:value-type="float" office:value="2.009799" calcext:value-type="float">
            <text:p>2.009799</text:p>
          </table:table-cell>
          <table:table-cell office:value-type="float" office:value="0.5484374" calcext:value-type="float">
            <text:p>0.5484374</text:p>
          </table:table-cell>
          <table:table-cell table:formula="of:=ABS([.E61]-[.B61])" office:value-type="float" office:value="0.0441299999999991" calcext:value-type="float">
            <text:p>0.04413</text:p>
          </table:table-cell>
          <table:table-cell table:formula="of:=ABS([.F61]-[.C61])" office:value-type="float" office:value="0.0292199999999987" calcext:value-type="float">
            <text:p>0.029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3803" calcext:value-type="float">
            <text:p>19.23803</text:p>
          </table:table-cell>
          <table:table-cell office:value-type="float" office:value="16.27185" calcext:value-type="float">
            <text:p>16.27185</text:p>
          </table:table-cell>
          <table:table-cell office:value-type="float" office:value="1477010449000000" calcext:value-type="float">
            <text:p>1477010449000000</text:p>
          </table:table-cell>
          <table:table-cell office:value-type="float" office:value="19.2148" calcext:value-type="float">
            <text:p>19.2148</text:p>
          </table:table-cell>
          <table:table-cell office:value-type="float" office:value="16.46788" calcext:value-type="float">
            <text:p>16.46788</text:p>
          </table:table-cell>
          <table:table-cell office:value-type="float" office:value="-2.275858" calcext:value-type="float">
            <text:p>-2.275858</text:p>
          </table:table-cell>
          <table:table-cell office:value-type="float" office:value="4.227312" calcext:value-type="float">
            <text:p>4.227312</text:p>
          </table:table-cell>
          <table:table-cell office:value-type="float" office:value="2.064667" calcext:value-type="float">
            <text:p>2.064667</text:p>
          </table:table-cell>
          <table:table-cell office:value-type="float" office:value="0.5493053" calcext:value-type="float">
            <text:p>0.5493053</text:p>
          </table:table-cell>
          <table:table-cell table:formula="of:=ABS([.E62]-[.B62])" office:value-type="float" office:value="0.0232299999999981" calcext:value-type="float">
            <text:p>0.02323</text:p>
          </table:table-cell>
          <table:table-cell table:formula="of:=ABS([.F62]-[.C62])" office:value-type="float" office:value="0.19603" calcext:value-type="float">
            <text:p>0.196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0294" calcext:value-type="float">
            <text:p>19.00294</text:p>
          </table:table-cell>
          <table:table-cell office:value-type="float" office:value="16.83874" calcext:value-type="float">
            <text:p>16.83874</text:p>
          </table:table-cell>
          <table:table-cell office:value-type="float" office:value="1477010449100000" calcext:value-type="float">
            <text:p>1477010449100000</text:p>
          </table:table-cell>
          <table:table-cell office:value-type="float" office:value="18.97573" calcext:value-type="float">
            <text:p>18.97573</text:p>
          </table:table-cell>
          <table:table-cell office:value-type="float" office:value="16.88413" calcext:value-type="float">
            <text:p>16.88413</text:p>
          </table:table-cell>
          <table:table-cell office:value-type="float" office:value="-2.504184" calcext:value-type="float">
            <text:p>-2.504184</text:p>
          </table:table-cell>
          <table:table-cell office:value-type="float" office:value="4.0953" calcext:value-type="float">
            <text:p>4.0953</text:p>
          </table:table-cell>
          <table:table-cell office:value-type="float" office:value="2.119613" calcext:value-type="float">
            <text:p>2.119613</text:p>
          </table:table-cell>
          <table:table-cell office:value-type="float" office:value="0.5498263" calcext:value-type="float">
            <text:p>0.5498263</text:p>
          </table:table-cell>
          <table:table-cell table:formula="of:=ABS([.E63]-[.B63])" office:value-type="float" office:value="0.0272100000000002" calcext:value-type="float">
            <text:p>0.02721</text:p>
          </table:table-cell>
          <table:table-cell table:formula="of:=ABS([.F63]-[.C63])" office:value-type="float" office:value="0.0453899999999976" calcext:value-type="float">
            <text:p>0.045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61478" calcext:value-type="float">
            <text:p>18.61478</text:p>
          </table:table-cell>
          <table:table-cell office:value-type="float" office:value="17.38315" calcext:value-type="float">
            <text:p>17.38315</text:p>
          </table:table-cell>
          <table:table-cell office:value-type="float" office:value="1477010449200000" calcext:value-type="float">
            <text:p>1477010449200000</text:p>
          </table:table-cell>
          <table:table-cell office:value-type="float" office:value="18.71418" calcext:value-type="float">
            <text:p>18.71418</text:p>
          </table:table-cell>
          <table:table-cell office:value-type="float" office:value="17.28656" calcext:value-type="float">
            <text:p>17.28656</text:p>
          </table:table-cell>
          <table:table-cell office:value-type="float" office:value="-2.725339" calcext:value-type="float">
            <text:p>-2.725339</text:p>
          </table:table-cell>
          <table:table-cell office:value-type="float" office:value="3.951269" calcext:value-type="float">
            <text:p>3.951269</text:p>
          </table:table-cell>
          <table:table-cell office:value-type="float" office:value="2.174602" calcext:value-type="float">
            <text:p>2.174602</text:p>
          </table:table-cell>
          <table:table-cell office:value-type="float" office:value="0.55" calcext:value-type="float">
            <text:p>0.55</text:p>
          </table:table-cell>
          <table:table-cell table:formula="of:=ABS([.E64]-[.B64])" office:value-type="float" office:value="0.0993999999999993" calcext:value-type="float">
            <text:p>0.0994</text:p>
          </table:table-cell>
          <table:table-cell table:formula="of:=ABS([.F64]-[.C64])" office:value-type="float" office:value="0.0965899999999991" calcext:value-type="float">
            <text:p>0.096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10226" calcext:value-type="float">
            <text:p>18.10226</text:p>
          </table:table-cell>
          <table:table-cell office:value-type="float" office:value="17.55294" calcext:value-type="float">
            <text:p>17.55294</text:p>
          </table:table-cell>
          <table:table-cell office:value-type="float" office:value="1477010449300000" calcext:value-type="float">
            <text:p>1477010449300000</text:p>
          </table:table-cell>
          <table:table-cell office:value-type="float" office:value="18.43092" calcext:value-type="float">
            <text:p>18.43092</text:p>
          </table:table-cell>
          <table:table-cell office:value-type="float" office:value="17.674" calcext:value-type="float">
            <text:p>17.674</text:p>
          </table:table-cell>
          <table:table-cell office:value-type="float" office:value="-2.938575" calcext:value-type="float">
            <text:p>-2.938575</text:p>
          </table:table-cell>
          <table:table-cell office:value-type="float" office:value="3.795682" calcext:value-type="float">
            <text:p>3.795682</text:p>
          </table:table-cell>
          <table:table-cell office:value-type="float" office:value="2.229599" calcext:value-type="float">
            <text:p>2.229599</text:p>
          </table:table-cell>
          <table:table-cell office:value-type="float" office:value="0.5498263" calcext:value-type="float">
            <text:p>0.5498263</text:p>
          </table:table-cell>
          <table:table-cell table:formula="of:=ABS([.E65]-[.B65])" office:value-type="float" office:value="0.328659999999999" calcext:value-type="float">
            <text:p>0.32866</text:p>
          </table:table-cell>
          <table:table-cell table:formula="of:=ABS([.F65]-[.C65])" office:value-type="float" office:value="0.12106" calcext:value-type="float">
            <text:p>0.121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0938" calcext:value-type="float">
            <text:p>18.20938</text:p>
          </table:table-cell>
          <table:table-cell office:value-type="float" office:value="18.04608" calcext:value-type="float">
            <text:p>18.04608</text:p>
          </table:table-cell>
          <table:table-cell office:value-type="float" office:value="1477010449400000" calcext:value-type="float">
            <text:p>1477010449400000</text:p>
          </table:table-cell>
          <table:table-cell office:value-type="float" office:value="18.12677" calcext:value-type="float">
            <text:p>18.12677</text:p>
          </table:table-cell>
          <table:table-cell office:value-type="float" office:value="18.04531" calcext:value-type="float">
            <text:p>18.04531</text:p>
          </table:table-cell>
          <table:table-cell office:value-type="float" office:value="-3.143182" calcext:value-type="float">
            <text:p>-3.143182</text:p>
          </table:table-cell>
          <table:table-cell office:value-type="float" office:value="3.629063" calcext:value-type="float">
            <text:p>3.629063</text:p>
          </table:table-cell>
          <table:table-cell office:value-type="float" office:value="2.284571" calcext:value-type="float">
            <text:p>2.284571</text:p>
          </table:table-cell>
          <table:table-cell office:value-type="float" office:value="0.5493053" calcext:value-type="float">
            <text:p>0.5493053</text:p>
          </table:table-cell>
          <table:table-cell table:formula="of:=ABS([.E66]-[.B66])" office:value-type="float" office:value="0.082609999999999" calcext:value-type="float">
            <text:p>0.08261</text:p>
          </table:table-cell>
          <table:table-cell table:formula="of:=ABS([.F66]-[.C66])" office:value-type="float" office:value="0.000769999999999271" calcext:value-type="float">
            <text:p>0.000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90175" calcext:value-type="float">
            <text:p>17.90175</text:p>
          </table:table-cell>
          <table:table-cell office:value-type="float" office:value="18.21826" calcext:value-type="float">
            <text:p>18.21826</text:p>
          </table:table-cell>
          <table:table-cell office:value-type="float" office:value="1477010449500000" calcext:value-type="float">
            <text:p>1477010449500000</text:p>
          </table:table-cell>
          <table:table-cell office:value-type="float" office:value="17.80263" calcext:value-type="float">
            <text:p>17.80263</text:p>
          </table:table-cell>
          <table:table-cell office:value-type="float" office:value="18.39943" calcext:value-type="float">
            <text:p>18.39943</text:p>
          </table:table-cell>
          <table:table-cell office:value-type="float" office:value="-3.338496" calcext:value-type="float">
            <text:p>-3.338496</text:p>
          </table:table-cell>
          <table:table-cell office:value-type="float" office:value="3.451991" calcext:value-type="float">
            <text:p>3.451991</text:p>
          </table:table-cell>
          <table:table-cell office:value-type="float" office:value="2.339482" calcext:value-type="float">
            <text:p>2.339482</text:p>
          </table:table-cell>
          <table:table-cell office:value-type="float" office:value="0.5484374" calcext:value-type="float">
            <text:p>0.5484374</text:p>
          </table:table-cell>
          <table:table-cell table:formula="of:=ABS([.E67]-[.B67])" office:value-type="float" office:value="0.0991199999999992" calcext:value-type="float">
            <text:p>0.09912</text:p>
          </table:table-cell>
          <table:table-cell table:formula="of:=ABS([.F67]-[.C67])" office:value-type="float" office:value="0.181169999999998" calcext:value-type="float">
            <text:p>0.181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845" calcext:value-type="float">
            <text:p>17.3845</text:p>
          </table:table-cell>
          <table:table-cell office:value-type="float" office:value="18.70391" calcext:value-type="float">
            <text:p>18.70391</text:p>
          </table:table-cell>
          <table:table-cell office:value-type="float" office:value="1477010449600000" calcext:value-type="float">
            <text:p>1477010449600000</text:p>
          </table:table-cell>
          <table:table-cell office:value-type="float" office:value="17.45946" calcext:value-type="float">
            <text:p>17.45946</text:p>
          </table:table-cell>
          <table:table-cell office:value-type="float" office:value="18.73533" calcext:value-type="float">
            <text:p>18.73533</text:p>
          </table:table-cell>
          <table:table-cell office:value-type="float" office:value="-3.5239" calcext:value-type="float">
            <text:p>-3.5239</text:p>
          </table:table-cell>
          <table:table-cell office:value-type="float" office:value="3.265092" calcext:value-type="float">
            <text:p>3.265092</text:p>
          </table:table-cell>
          <table:table-cell office:value-type="float" office:value="2.394298" calcext:value-type="float">
            <text:p>2.394298</text:p>
          </table:table-cell>
          <table:table-cell office:value-type="float" office:value="0.5472231" calcext:value-type="float">
            <text:p>0.5472231</text:p>
          </table:table-cell>
          <table:table-cell table:formula="of:=ABS([.E68]-[.B68])" office:value-type="float" office:value="0.0749600000000008" calcext:value-type="float">
            <text:p>0.07496</text:p>
          </table:table-cell>
          <table:table-cell table:formula="of:=ABS([.F68]-[.C68])" office:value-type="float" office:value="0.0314200000000007" calcext:value-type="float">
            <text:p>0.031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1762" calcext:value-type="float">
            <text:p>17.1762</text:p>
          </table:table-cell>
          <table:table-cell office:value-type="float" office:value="18.88634" calcext:value-type="float">
            <text:p>18.88634</text:p>
          </table:table-cell>
          <table:table-cell office:value-type="float" office:value="1477010449700000" calcext:value-type="float">
            <text:p>1477010449700000</text:p>
          </table:table-cell>
          <table:table-cell office:value-type="float" office:value="17.09827" calcext:value-type="float">
            <text:p>17.09827</text:p>
          </table:table-cell>
          <table:table-cell office:value-type="float" office:value="19.05208" calcext:value-type="float">
            <text:p>19.05208</text:p>
          </table:table-cell>
          <table:table-cell office:value-type="float" office:value="-3.698831" calcext:value-type="float">
            <text:p>-3.698831</text:p>
          </table:table-cell>
          <table:table-cell office:value-type="float" office:value="3.06904" calcext:value-type="float">
            <text:p>3.06904</text:p>
          </table:table-cell>
          <table:table-cell office:value-type="float" office:value="2.448983" calcext:value-type="float">
            <text:p>2.448983</text:p>
          </table:table-cell>
          <table:table-cell office:value-type="float" office:value="0.5456631" calcext:value-type="float">
            <text:p>0.5456631</text:p>
          </table:table-cell>
          <table:table-cell table:formula="of:=ABS([.E69]-[.B69])" office:value-type="float" office:value="0.0779300000000021" calcext:value-type="float">
            <text:p>0.07793</text:p>
          </table:table-cell>
          <table:table-cell table:formula="of:=ABS([.F69]-[.C69])" office:value-type="float" office:value="0.16574" calcext:value-type="float">
            <text:p>0.165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57341" calcext:value-type="float">
            <text:p>16.57341</text:p>
          </table:table-cell>
          <table:table-cell office:value-type="float" office:value="19.05196" calcext:value-type="float">
            <text:p>19.05196</text:p>
          </table:table-cell>
          <table:table-cell office:value-type="float" office:value="1477010449800000" calcext:value-type="float">
            <text:p>1477010449800000</text:p>
          </table:table-cell>
          <table:table-cell office:value-type="float" office:value="16.72015" calcext:value-type="float">
            <text:p>16.72015</text:p>
          </table:table-cell>
          <table:table-cell office:value-type="float" office:value="19.34878" calcext:value-type="float">
            <text:p>19.34878</text:p>
          </table:table-cell>
          <table:table-cell office:value-type="float" office:value="-3.862783" calcext:value-type="float">
            <text:p>-3.862783</text:p>
          </table:table-cell>
          <table:table-cell office:value-type="float" office:value="2.864551" calcext:value-type="float">
            <text:p>2.864551</text:p>
          </table:table-cell>
          <table:table-cell office:value-type="float" office:value="2.503504" calcext:value-type="float">
            <text:p>2.503504</text:p>
          </table:table-cell>
          <table:table-cell office:value-type="float" office:value="0.5437585" calcext:value-type="float">
            <text:p>0.5437585</text:p>
          </table:table-cell>
          <table:table-cell table:formula="of:=ABS([.E70]-[.B70])" office:value-type="float" office:value="0.146740000000001" calcext:value-type="float">
            <text:p>0.14674</text:p>
          </table:table-cell>
          <table:table-cell table:formula="of:=ABS([.F70]-[.C70])" office:value-type="float" office:value="0.29682" calcext:value-type="float">
            <text:p>0.296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23383" calcext:value-type="float">
            <text:p>16.23383</text:p>
          </table:table-cell>
          <table:table-cell office:value-type="float" office:value="19.61705" calcext:value-type="float">
            <text:p>19.61705</text:p>
          </table:table-cell>
          <table:table-cell office:value-type="float" office:value="1477010449900000" calcext:value-type="float">
            <text:p>1477010449900000</text:p>
          </table:table-cell>
          <table:table-cell office:value-type="float" office:value="16.32622" calcext:value-type="float">
            <text:p>16.32622</text:p>
          </table:table-cell>
          <table:table-cell office:value-type="float" office:value="19.62465" calcext:value-type="float">
            <text:p>19.62465</text:p>
          </table:table-cell>
          <table:table-cell office:value-type="float" office:value="-4.015308" calcext:value-type="float">
            <text:p>-4.015308</text:p>
          </table:table-cell>
          <table:table-cell office:value-type="float" office:value="2.652373" calcext:value-type="float">
            <text:p>2.652373</text:p>
          </table:table-cell>
          <table:table-cell office:value-type="float" office:value="2.557826" calcext:value-type="float">
            <text:p>2.557826</text:p>
          </table:table-cell>
          <table:table-cell office:value-type="float" office:value="0.5415104" calcext:value-type="float">
            <text:p>0.5415104</text:p>
          </table:table-cell>
          <table:table-cell table:formula="of:=ABS([.E71]-[.B71])" office:value-type="float" office:value="0.0923899999999982" calcext:value-type="float">
            <text:p>0.09239</text:p>
          </table:table-cell>
          <table:table-cell table:formula="of:=ABS([.F71]-[.C71])" office:value-type="float" office:value="0.00760000000000005" calcext:value-type="float">
            <text:p>0.00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92426" calcext:value-type="float">
            <text:p>15.92426</text:p>
          </table:table-cell>
          <table:table-cell office:value-type="float" office:value="19.87029" calcext:value-type="float">
            <text:p>19.87029</text:p>
          </table:table-cell>
          <table:table-cell office:value-type="float" office:value="1477010450000000" calcext:value-type="float">
            <text:p>1477010450000000</text:p>
          </table:table-cell>
          <table:table-cell office:value-type="float" office:value="15.91763" calcext:value-type="float">
            <text:p>15.91763</text:p>
          </table:table-cell>
          <table:table-cell office:value-type="float" office:value="19.87894" calcext:value-type="float">
            <text:p>19.87894</text:p>
          </table:table-cell>
          <table:table-cell office:value-type="float" office:value="-4.156022" calcext:value-type="float">
            <text:p>-4.156022</text:p>
          </table:table-cell>
          <table:table-cell office:value-type="float" office:value="2.433288" calcext:value-type="float">
            <text:p>2.433288</text:p>
          </table:table-cell>
          <table:table-cell office:value-type="float" office:value="2.611914" calcext:value-type="float">
            <text:p>2.611914</text:p>
          </table:table-cell>
          <table:table-cell office:value-type="float" office:value="0.5389203" calcext:value-type="float">
            <text:p>0.5389203</text:p>
          </table:table-cell>
          <table:table-cell table:formula="of:=ABS([.E72]-[.B72])" office:value-type="float" office:value="0.00662999999999947" calcext:value-type="float">
            <text:p>0.00663</text:p>
          </table:table-cell>
          <table:table-cell table:formula="of:=ABS([.F72]-[.C72])" office:value-type="float" office:value="0.00864999999999938" calcext:value-type="float">
            <text:p>0.008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43319" calcext:value-type="float">
            <text:p>15.43319</text:p>
          </table:table-cell>
          <table:table-cell office:value-type="float" office:value="20.1836" calcext:value-type="float">
            <text:p>20.1836</text:p>
          </table:table-cell>
          <table:table-cell office:value-type="float" office:value="1477010450100000" calcext:value-type="float">
            <text:p>1477010450100000</text:p>
          </table:table-cell>
          <table:table-cell office:value-type="float" office:value="15.49559" calcext:value-type="float">
            <text:p>15.49559</text:p>
          </table:table-cell>
          <table:table-cell office:value-type="float" office:value="20.11101" calcext:value-type="float">
            <text:p>20.11101</text:p>
          </table:table-cell>
          <table:table-cell office:value-type="float" office:value="-4.284605" calcext:value-type="float">
            <text:p>-4.284605</text:p>
          </table:table-cell>
          <table:table-cell office:value-type="float" office:value="2.2081" calcext:value-type="float">
            <text:p>2.2081</text:p>
          </table:table-cell>
          <table:table-cell office:value-type="float" office:value="2.665735" calcext:value-type="float">
            <text:p>2.665735</text:p>
          </table:table-cell>
          <table:table-cell office:value-type="float" office:value="0.5359898" calcext:value-type="float">
            <text:p>0.5359898</text:p>
          </table:table-cell>
          <table:table-cell table:formula="of:=ABS([.E73]-[.B73])" office:value-type="float" office:value="0.0624000000000002" calcext:value-type="float">
            <text:p>0.0624</text:p>
          </table:table-cell>
          <table:table-cell table:formula="of:=ABS([.F73]-[.C73])" office:value-type="float" office:value="0.0725899999999982" calcext:value-type="float">
            <text:p>0.072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20164" calcext:value-type="float">
            <text:p>15.20164</text:p>
          </table:table-cell>
          <table:table-cell office:value-type="float" office:value="20.43853" calcext:value-type="float">
            <text:p>20.43853</text:p>
          </table:table-cell>
          <table:table-cell office:value-type="float" office:value="1477010450200000" calcext:value-type="float">
            <text:p>1477010450200000</text:p>
          </table:table-cell>
          <table:table-cell office:value-type="float" office:value="15.06132" calcext:value-type="float">
            <text:p>15.06132</text:p>
          </table:table-cell>
          <table:table-cell office:value-type="float" office:value="20.32029" calcext:value-type="float">
            <text:p>20.32029</text:p>
          </table:table-cell>
          <table:table-cell office:value-type="float" office:value="-4.400804" calcext:value-type="float">
            <text:p>-4.400804</text:p>
          </table:table-cell>
          <table:table-cell office:value-type="float" office:value="1.977632" calcext:value-type="float">
            <text:p>1.977632</text:p>
          </table:table-cell>
          <table:table-cell office:value-type="float" office:value="2.719255" calcext:value-type="float">
            <text:p>2.719255</text:p>
          </table:table-cell>
          <table:table-cell office:value-type="float" office:value="0.5327207" calcext:value-type="float">
            <text:p>0.5327207</text:p>
          </table:table-cell>
          <table:table-cell table:formula="of:=ABS([.E74]-[.B74])" office:value-type="float" office:value="0.140319999999999" calcext:value-type="float">
            <text:p>0.14032</text:p>
          </table:table-cell>
          <table:table-cell table:formula="of:=ABS([.F74]-[.C74])" office:value-type="float" office:value="0.11824" calcext:value-type="float">
            <text:p>0.118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6649" calcext:value-type="float">
            <text:p>14.66649</text:p>
          </table:table-cell>
          <table:table-cell office:value-type="float" office:value="20.60881" calcext:value-type="float">
            <text:p>20.60881</text:p>
          </table:table-cell>
          <table:table-cell office:value-type="float" office:value="1477010450300000" calcext:value-type="float">
            <text:p>1477010450300000</text:p>
          </table:table-cell>
          <table:table-cell office:value-type="float" office:value="14.61607" calcext:value-type="float">
            <text:p>14.61607</text:p>
          </table:table-cell>
          <table:table-cell office:value-type="float" office:value="20.5063" calcext:value-type="float">
            <text:p>20.5063</text:p>
          </table:table-cell>
          <table:table-cell office:value-type="float" office:value="-4.504432" calcext:value-type="float">
            <text:p>-4.504432</text:p>
          </table:table-cell>
          <table:table-cell office:value-type="float" office:value="1.742721" calcext:value-type="float">
            <text:p>1.742721</text:p>
          </table:table-cell>
          <table:table-cell office:value-type="float" office:value="2.772439" calcext:value-type="float">
            <text:p>2.772439</text:p>
          </table:table-cell>
          <table:table-cell office:value-type="float" office:value="0.5291152" calcext:value-type="float">
            <text:p>0.5291152</text:p>
          </table:table-cell>
          <table:table-cell table:formula="of:=ABS([.E75]-[.B75])" office:value-type="float" office:value="0.050419999999999" calcext:value-type="float">
            <text:p>0.05042</text:p>
          </table:table-cell>
          <table:table-cell table:formula="of:=ABS([.F75]-[.C75])" office:value-type="float" office:value="0.102509999999999" calcext:value-type="float">
            <text:p>0.102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05209" calcext:value-type="float">
            <text:p>14.05209</text:p>
          </table:table-cell>
          <table:table-cell office:value-type="float" office:value="20.59237" calcext:value-type="float">
            <text:p>20.59237</text:p>
          </table:table-cell>
          <table:table-cell office:value-type="float" office:value="1477010450400000" calcext:value-type="float">
            <text:p>1477010450400000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20.66863" calcext:value-type="float">
            <text:p>20.66863</text:p>
          </table:table-cell>
          <table:table-cell office:value-type="float" office:value="-4.59537" calcext:value-type="float">
            <text:p>-4.59537</text:p>
          </table:table-cell>
          <table:table-cell office:value-type="float" office:value="1.504208" calcext:value-type="float">
            <text:p>1.504208</text:p>
          </table:table-cell>
          <table:table-cell office:value-type="float" office:value="2.825254" calcext:value-type="float">
            <text:p>2.825254</text:p>
          </table:table-cell>
          <table:table-cell office:value-type="float" office:value="0.5251755" calcext:value-type="float">
            <text:p>0.5251755</text:p>
          </table:table-cell>
          <table:table-cell table:formula="of:=ABS([.E76]-[.B76])" office:value-type="float" office:value="0.10901" calcext:value-type="float">
            <text:p>0.10901</text:p>
          </table:table-cell>
          <table:table-cell table:formula="of:=ABS([.F76]-[.C76])" office:value-type="float" office:value="0.0762600000000013" calcext:value-type="float">
            <text:p>0.076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46865" calcext:value-type="float">
            <text:p>13.46865</text:p>
          </table:table-cell>
          <table:table-cell office:value-type="float" office:value="20.72533" calcext:value-type="float">
            <text:p>20.72533</text:p>
          </table:table-cell>
          <table:table-cell office:value-type="float" office:value="1477010450500000" calcext:value-type="float">
            <text:p>1477010450500000</text:p>
          </table:table-cell>
          <table:table-cell office:value-type="float" office:value="13.69769" calcext:value-type="float">
            <text:p>13.69769</text:p>
          </table:table-cell>
          <table:table-cell office:value-type="float" office:value="20.80697" calcext:value-type="float">
            <text:p>20.80697</text:p>
          </table:table-cell>
          <table:table-cell office:value-type="float" office:value="-4.673567" calcext:value-type="float">
            <text:p>-4.673567</text:p>
          </table:table-cell>
          <table:table-cell office:value-type="float" office:value="1.262937" calcext:value-type="float">
            <text:p>1.262937</text:p>
          </table:table-cell>
          <table:table-cell office:value-type="float" office:value="2.877667" calcext:value-type="float">
            <text:p>2.877667</text:p>
          </table:table-cell>
          <table:table-cell office:value-type="float" office:value="0.5209041" calcext:value-type="float">
            <text:p>0.5209041</text:p>
          </table:table-cell>
          <table:table-cell table:formula="of:=ABS([.E77]-[.B77])" office:value-type="float" office:value="0.229039999999999" calcext:value-type="float">
            <text:p>0.22904</text:p>
          </table:table-cell>
          <table:table-cell table:formula="of:=ABS([.F77]-[.C77])" office:value-type="float" office:value="0.0816400000000002" calcext:value-type="float">
            <text:p>0.081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10723" calcext:value-type="float">
            <text:p>13.10723</text:p>
          </table:table-cell>
          <table:table-cell office:value-type="float" office:value="20.8294" calcext:value-type="float">
            <text:p>20.8294</text:p>
          </table:table-cell>
          <table:table-cell office:value-type="float" office:value="1477010450600000" calcext:value-type="float">
            <text:p>1477010450600000</text:p>
          </table:table-cell>
          <table:table-cell office:value-type="float" office:value="13.22711" calcext:value-type="float">
            <text:p>13.22711</text:p>
          </table:table-cell>
          <table:table-cell office:value-type="float" office:value="20.92108" calcext:value-type="float">
            <text:p>20.92108</text:p>
          </table:table-cell>
          <table:table-cell office:value-type="float" office:value="-4.739038" calcext:value-type="float">
            <text:p>-4.739038</text:p>
          </table:table-cell>
          <table:table-cell office:value-type="float" office:value="1.019748" calcext:value-type="float">
            <text:p>1.019748</text:p>
          </table:table-cell>
          <table:table-cell office:value-type="float" office:value="2.929644" calcext:value-type="float">
            <text:p>2.929644</text:p>
          </table:table-cell>
          <table:table-cell office:value-type="float" office:value="0.5163036" calcext:value-type="float">
            <text:p>0.5163036</text:p>
          </table:table-cell>
          <table:table-cell table:formula="of:=ABS([.E78]-[.B78])" office:value-type="float" office:value="0.11988" calcext:value-type="float">
            <text:p>0.11988</text:p>
          </table:table-cell>
          <table:table-cell table:formula="of:=ABS([.F78]-[.C78])" office:value-type="float" office:value="0.0916800000000002" calcext:value-type="float">
            <text:p>0.09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87291" calcext:value-type="float">
            <text:p>12.87291</text:p>
          </table:table-cell>
          <table:table-cell office:value-type="float" office:value="21.05917" calcext:value-type="float">
            <text:p>21.05917</text:p>
          </table:table-cell>
          <table:table-cell office:value-type="float" office:value="1477010450700000" calcext:value-type="float">
            <text:p>1477010450700000</text:p>
          </table:table-cell>
          <table:table-cell office:value-type="float" office:value="12.75063" calcext:value-type="float">
            <text:p>12.75063</text:p>
          </table:table-cell>
          <table:table-cell office:value-type="float" office:value="21.01082" calcext:value-type="float">
            <text:p>21.01082</text:p>
          </table:table-cell>
          <table:table-cell office:value-type="float" office:value="-4.791865" calcext:value-type="float">
            <text:p>-4.791865</text:p>
          </table:table-cell>
          <table:table-cell office:value-type="float" office:value="0.7754692" calcext:value-type="float">
            <text:p>0.7754692</text:p>
          </table:table-cell>
          <table:table-cell office:value-type="float" office:value="2.981153" calcext:value-type="float">
            <text:p>2.981153</text:p>
          </table:table-cell>
          <table:table-cell office:value-type="float" office:value="0.5113771" calcext:value-type="float">
            <text:p>0.5113771</text:p>
          </table:table-cell>
          <table:table-cell table:formula="of:=ABS([.E79]-[.B79])" office:value-type="float" office:value="0.122280000000002" calcext:value-type="float">
            <text:p>0.12228</text:p>
          </table:table-cell>
          <table:table-cell table:formula="of:=ABS([.F79]-[.C79])" office:value-type="float" office:value="0.0483500000000028" calcext:value-type="float">
            <text:p>0.048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2062" calcext:value-type="float">
            <text:p>12.2062</text:p>
          </table:table-cell>
          <table:table-cell office:value-type="float" office:value="21.11" calcext:value-type="float">
            <text:p>21.11</text:p>
          </table:table-cell>
          <table:table-cell office:value-type="float" office:value="1477010450800000" calcext:value-type="float">
            <text:p>1477010450800000</text:p>
          </table:table-cell>
          <table:table-cell office:value-type="float" office:value="12.26949" calcext:value-type="float">
            <text:p>12.26949</text:p>
          </table:table-cell>
          <table:table-cell office:value-type="float" office:value="21.07612" calcext:value-type="float">
            <text:p>21.07612</text:p>
          </table:table-cell>
          <table:table-cell office:value-type="float" office:value="-4.832191" calcext:value-type="float">
            <text:p>-4.832191</text:p>
          </table:table-cell>
          <table:table-cell office:value-type="float" office:value="0.5309122" calcext:value-type="float">
            <text:p>0.5309122</text:p>
          </table:table-cell>
          <table:table-cell office:value-type="float" office:value="3.032162" calcext:value-type="float">
            <text:p>3.032162</text:p>
          </table:table-cell>
          <table:table-cell office:value-type="float" office:value="0.5061275" calcext:value-type="float">
            <text:p>0.5061275</text:p>
          </table:table-cell>
          <table:table-cell table:formula="of:=ABS([.E80]-[.B80])" office:value-type="float" office:value="0.0632899999999985" calcext:value-type="float">
            <text:p>0.06329</text:p>
          </table:table-cell>
          <table:table-cell table:formula="of:=ABS([.F80]-[.C80])" office:value-type="float" office:value="0.0338799999999999" calcext:value-type="float">
            <text:p>0.033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68143" calcext:value-type="float">
            <text:p>11.68143</text:p>
          </table:table-cell>
          <table:table-cell office:value-type="float" office:value="20.86511" calcext:value-type="float">
            <text:p>20.86511</text:p>
          </table:table-cell>
          <table:table-cell office:value-type="float" office:value="1477010450900000" calcext:value-type="float">
            <text:p>1477010450900000</text:p>
          </table:table-cell>
          <table:table-cell office:value-type="float" office:value="11.78496" calcext:value-type="float">
            <text:p>11.78496</text:p>
          </table:table-cell>
          <table:table-cell office:value-type="float" office:value="21.117" calcext:value-type="float">
            <text:p>21.117</text:p>
          </table:table-cell>
          <table:table-cell office:value-type="float" office:value="-4.860224" calcext:value-type="float">
            <text:p>-4.860224</text:p>
          </table:table-cell>
          <table:table-cell office:value-type="float" office:value="0.2868691" calcext:value-type="float">
            <text:p>0.2868691</text:p>
          </table:table-cell>
          <table:table-cell office:value-type="float" office:value="3.082637" calcext:value-type="float">
            <text:p>3.082637</text:p>
          </table:table-cell>
          <table:table-cell office:value-type="float" office:value="0.5005583" calcext:value-type="float">
            <text:p>0.5005583</text:p>
          </table:table-cell>
          <table:table-cell table:formula="of:=ABS([.E81]-[.B81])" office:value-type="float" office:value="0.103529999999999" calcext:value-type="float">
            <text:p>0.10353</text:p>
          </table:table-cell>
          <table:table-cell table:formula="of:=ABS([.F81]-[.C81])" office:value-type="float" office:value="0.251889999999999" calcext:value-type="float">
            <text:p>0.251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36299" calcext:value-type="float">
            <text:p>11.36299</text:p>
          </table:table-cell>
          <table:table-cell office:value-type="float" office:value="21.06885" calcext:value-type="float">
            <text:p>21.06885</text:p>
          </table:table-cell>
          <table:table-cell office:value-type="float" office:value="1477010451000000" calcext:value-type="float">
            <text:p>1477010451000000</text:p>
          </table:table-cell>
          <table:table-cell office:value-type="float" office:value="11.29823" calcext:value-type="float">
            <text:p>11.29823</text:p>
          </table:table-cell>
          <table:table-cell office:value-type="float" office:value="21.13353" calcext:value-type="float">
            <text:p>21.13353</text:p>
          </table:table-cell>
          <table:table-cell office:value-type="float" office:value="-4.876229" calcext:value-type="float">
            <text:p>-4.876229</text:p>
          </table:table-cell>
          <table:table-cell office:value-type="float" office:value="0.04410566" calcext:value-type="float">
            <text:p>0.04410566</text:p>
          </table:table-cell>
          <table:table-cell office:value-type="float" office:value="3.132548" calcext:value-type="float">
            <text:p>3.132548</text:p>
          </table:table-cell>
          <table:table-cell office:value-type="float" office:value="0.4946729" calcext:value-type="float">
            <text:p>0.4946729</text:p>
          </table:table-cell>
          <table:table-cell table:formula="of:=ABS([.E82]-[.B82])" office:value-type="float" office:value="0.0647599999999997" calcext:value-type="float">
            <text:p>0.06476</text:p>
          </table:table-cell>
          <table:table-cell table:formula="of:=ABS([.F82]-[.C82])" office:value-type="float" office:value="0.0646799999999992" calcext:value-type="float">
            <text:p>0.064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89027" calcext:value-type="float">
            <text:p>10.89027</text:p>
          </table:table-cell>
          <table:table-cell office:value-type="float" office:value="20.92695" calcext:value-type="float">
            <text:p>20.92695</text:p>
          </table:table-cell>
          <table:table-cell office:value-type="float" office:value="1477010451100000" calcext:value-type="float">
            <text:p>1477010451100000</text:p>
          </table:table-cell>
          <table:table-cell office:value-type="float" office:value="10.81049" calcext:value-type="float">
            <text:p>10.81049</text:p>
          </table:table-cell>
          <table:table-cell office:value-type="float" office:value="21.12589" calcext:value-type="float">
            <text:p>21.12589</text:p>
          </table:table-cell>
          <table:table-cell office:value-type="float" office:value="-4.880526" calcext:value-type="float">
            <text:p>-4.880526</text:p>
          </table:table-cell>
          <table:table-cell office:value-type="float" office:value="-0.1966426" calcext:value-type="float">
            <text:p>-0.1966426</text:p>
          </table:table-cell>
          <table:table-cell office:value-type="float" office:value="3.181862" calcext:value-type="float">
            <text:p>3.181862</text:p>
          </table:table-cell>
          <table:table-cell office:value-type="float" office:value="0.488475" calcext:value-type="float">
            <text:p>0.488475</text:p>
          </table:table-cell>
          <table:table-cell table:formula="of:=ABS([.E83]-[.B83])" office:value-type="float" office:value="0.0797800000000013" calcext:value-type="float">
            <text:p>0.07978</text:p>
          </table:table-cell>
          <table:table-cell table:formula="of:=ABS([.F83]-[.C83])" office:value-type="float" office:value="0.198939999999997" calcext:value-type="float">
            <text:p>0.198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18897" calcext:value-type="float">
            <text:p>10.18897</text:p>
          </table:table-cell>
          <table:table-cell office:value-type="float" office:value="21.20896" calcext:value-type="float">
            <text:p>21.20896</text:p>
          </table:table-cell>
          <table:table-cell office:value-type="float" office:value="1477010451200000" calcext:value-type="float">
            <text:p>1477010451200000</text:p>
          </table:table-cell>
          <table:table-cell office:value-type="float" office:value="10.32291" calcext:value-type="float">
            <text:p>10.32291</text:p>
          </table:table-cell>
          <table:table-cell office:value-type="float" office:value="21.09432" calcext:value-type="float">
            <text:p>21.09432</text:p>
          </table:table-cell>
          <table:table-cell office:value-type="float" office:value="-4.873488" calcext:value-type="float">
            <text:p>-4.873488</text:p>
          </table:table-cell>
          <table:table-cell office:value-type="float" office:value="-0.4346744" calcext:value-type="float">
            <text:p>-0.4346744</text:p>
          </table:table-cell>
          <table:table-cell office:value-type="float" office:value="3.230549" calcext:value-type="float">
            <text:p>3.230549</text:p>
          </table:table-cell>
          <table:table-cell office:value-type="float" office:value="0.4819687" calcext:value-type="float">
            <text:p>0.4819687</text:p>
          </table:table-cell>
          <table:table-cell table:formula="of:=ABS([.E84]-[.B84])" office:value-type="float" office:value="0.133940000000001" calcext:value-type="float">
            <text:p>0.13394</text:p>
          </table:table-cell>
          <table:table-cell table:formula="of:=ABS([.F84]-[.C84])" office:value-type="float" office:value="0.114640000000001" calcext:value-type="float">
            <text:p>0.114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96342" calcext:value-type="float">
            <text:p>9.996342</text:p>
          </table:table-cell>
          <table:table-cell office:value-type="float" office:value="20.97967" calcext:value-type="float">
            <text:p>20.97967</text:p>
          </table:table-cell>
          <table:table-cell office:value-type="float" office:value="1477010451300000" calcext:value-type="float">
            <text:p>1477010451300000</text:p>
          </table:table-cell>
          <table:table-cell office:value-type="float" office:value="9.83658" calcext:value-type="float">
            <text:p>9.83658</text:p>
          </table:table-cell>
          <table:table-cell office:value-type="float" office:value="21.03913" calcext:value-type="float">
            <text:p>21.03913</text:p>
          </table:table-cell>
          <table:table-cell office:value-type="float" office:value="-4.855539" calcext:value-type="float">
            <text:p>-4.855539</text:p>
          </table:table-cell>
          <table:table-cell office:value-type="float" office:value="-0.6693266" calcext:value-type="float">
            <text:p>-0.6693266</text:p>
          </table:table-cell>
          <table:table-cell office:value-type="float" office:value="3.278577" calcext:value-type="float">
            <text:p>3.278577</text:p>
          </table:table-cell>
          <table:table-cell office:value-type="float" office:value="0.4751579" calcext:value-type="float">
            <text:p>0.4751579</text:p>
          </table:table-cell>
          <table:table-cell table:formula="of:=ABS([.E85]-[.B85])" office:value-type="float" office:value="0.159762000000001" calcext:value-type="float">
            <text:p>0.159762</text:p>
          </table:table-cell>
          <table:table-cell table:formula="of:=ABS([.F85]-[.C85])" office:value-type="float" office:value="0.0594600000000014" calcext:value-type="float">
            <text:p>0.059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539206" calcext:value-type="float">
            <text:p>9.539206</text:p>
          </table:table-cell>
          <table:table-cell office:value-type="float" office:value="20.8762" calcext:value-type="float">
            <text:p>20.8762</text:p>
          </table:table-cell>
          <table:table-cell office:value-type="float" office:value="1477010451400000" calcext:value-type="float">
            <text:p>1477010451400000</text:p>
          </table:table-cell>
          <table:table-cell office:value-type="float" office:value="9.352578" calcext:value-type="float">
            <text:p>9.352578</text:p>
          </table:table-cell>
          <table:table-cell office:value-type="float" office:value="20.96067" calcext:value-type="float">
            <text:p>20.96067</text:p>
          </table:table-cell>
          <table:table-cell office:value-type="float" office:value="-4.827144" calcext:value-type="float">
            <text:p>-4.827144</text:p>
          </table:table-cell>
          <table:table-cell office:value-type="float" office:value="-0.899977" calcext:value-type="float">
            <text:p>-0.899977</text:p>
          </table:table-cell>
          <table:table-cell office:value-type="float" office:value="3.325917" calcext:value-type="float">
            <text:p>3.325917</text:p>
          </table:table-cell>
          <table:table-cell office:value-type="float" office:value="0.468047" calcext:value-type="float">
            <text:p>0.468047</text:p>
          </table:table-cell>
          <table:table-cell table:formula="of:=ABS([.E86]-[.B86])" office:value-type="float" office:value="0.186628000000001" calcext:value-type="float">
            <text:p>0.186628</text:p>
          </table:table-cell>
          <table:table-cell table:formula="of:=ABS([.F86]-[.C86])" office:value-type="float" office:value="0.0844699999999996" calcext:value-type="float">
            <text:p>0.084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70331" calcext:value-type="float">
            <text:p>8.70331</text:p>
          </table:table-cell>
          <table:table-cell office:value-type="float" office:value="20.82208" calcext:value-type="float">
            <text:p>20.82208</text:p>
          </table:table-cell>
          <table:table-cell office:value-type="float" office:value="1477010451500000" calcext:value-type="float">
            <text:p>1477010451500000</text:p>
          </table:table-cell>
          <table:table-cell office:value-type="float" office:value="8.87192" calcext:value-type="float">
            <text:p>8.87192</text:p>
          </table:table-cell>
          <table:table-cell office:value-type="float" office:value="20.85938" calcext:value-type="float">
            <text:p>20.85938</text:p>
          </table:table-cell>
          <table:table-cell office:value-type="float" office:value="-4.78881" calcext:value-type="float">
            <text:p>-4.78881</text:p>
          </table:table-cell>
          <table:table-cell office:value-type="float" office:value="-1.126048" calcext:value-type="float">
            <text:p>-1.126048</text:p>
          </table:table-cell>
          <table:table-cell office:value-type="float" office:value="3.372539" calcext:value-type="float">
            <text:p>3.372539</text:p>
          </table:table-cell>
          <table:table-cell office:value-type="float" office:value="0.4606404" calcext:value-type="float">
            <text:p>0.4606404</text:p>
          </table:table-cell>
          <table:table-cell table:formula="of:=ABS([.E87]-[.B87])" office:value-type="float" office:value="0.168609999999999" calcext:value-type="float">
            <text:p>0.16861</text:p>
          </table:table-cell>
          <table:table-cell table:formula="of:=ABS([.F87]-[.C87])" office:value-type="float" office:value="0.0373000000000019" calcext:value-type="float">
            <text:p>0.03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22766" calcext:value-type="float">
            <text:p>8.222766</text:p>
          </table:table-cell>
          <table:table-cell office:value-type="float" office:value="20.48388" calcext:value-type="float">
            <text:p>20.48388</text:p>
          </table:table-cell>
          <table:table-cell office:value-type="float" office:value="1477010451600000" calcext:value-type="float">
            <text:p>1477010451600000</text:p>
          </table:table-cell>
          <table:table-cell office:value-type="float" office:value="8.395572" calcext:value-type="float">
            <text:p>8.395572</text:p>
          </table:table-cell>
          <table:table-cell office:value-type="float" office:value="20.73575" calcext:value-type="float">
            <text:p>20.73575</text:p>
          </table:table-cell>
          <table:table-cell office:value-type="float" office:value="-4.741079" calcext:value-type="float">
            <text:p>-4.741079</text:p>
          </table:table-cell>
          <table:table-cell office:value-type="float" office:value="-1.347006" calcext:value-type="float">
            <text:p>-1.347006</text:p>
          </table:table-cell>
          <table:table-cell office:value-type="float" office:value="3.418412" calcext:value-type="float">
            <text:p>3.418412</text:p>
          </table:table-cell>
          <table:table-cell office:value-type="float" office:value="0.4529429" calcext:value-type="float">
            <text:p>0.4529429</text:p>
          </table:table-cell>
          <table:table-cell table:formula="of:=ABS([.E88]-[.B88])" office:value-type="float" office:value="0.172806" calcext:value-type="float">
            <text:p>0.172806</text:p>
          </table:table-cell>
          <table:table-cell table:formula="of:=ABS([.F88]-[.C88])" office:value-type="float" office:value="0.25187" calcext:value-type="float">
            <text:p>0.251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85988" calcext:value-type="float">
            <text:p>7.885988</text:p>
          </table:table-cell>
          <table:table-cell office:value-type="float" office:value="20.44999" calcext:value-type="float">
            <text:p>20.44999</text:p>
          </table:table-cell>
          <table:table-cell office:value-type="float" office:value="1477010451700000" calcext:value-type="float">
            <text:p>1477010451700000</text:p>
          </table:table-cell>
          <table:table-cell office:value-type="float" office:value="7.924445" calcext:value-type="float">
            <text:p>7.924445</text:p>
          </table:table-cell>
          <table:table-cell office:value-type="float" office:value="20.59031" calcext:value-type="float">
            <text:p>20.59031</text:p>
          </table:table-cell>
          <table:table-cell office:value-type="float" office:value="-4.684526" calcext:value-type="float">
            <text:p>-4.684526</text:p>
          </table:table-cell>
          <table:table-cell office:value-type="float" office:value="-1.562369" calcext:value-type="float">
            <text:p>-1.562369</text:p>
          </table:table-cell>
          <table:table-cell office:value-type="float" office:value="3.463509" calcext:value-type="float">
            <text:p>3.463509</text:p>
          </table:table-cell>
          <table:table-cell office:value-type="float" office:value="0.4449593" calcext:value-type="float">
            <text:p>0.4449593</text:p>
          </table:table-cell>
          <table:table-cell table:formula="of:=ABS([.E89]-[.B89])" office:value-type="float" office:value="0.0384570000000002" calcext:value-type="float">
            <text:p>0.038457</text:p>
          </table:table-cell>
          <table:table-cell table:formula="of:=ABS([.F89]-[.C89])" office:value-type="float" office:value="0.140319999999999" calcext:value-type="float">
            <text:p>0.140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180292" calcext:value-type="float">
            <text:p>7.180292</text:p>
          </table:table-cell>
          <table:table-cell office:value-type="float" office:value="20.39198" calcext:value-type="float">
            <text:p>20.39198</text:p>
          </table:table-cell>
          <table:table-cell office:value-type="float" office:value="1477010451800000" calcext:value-type="float">
            <text:p>1477010451800000</text:p>
          </table:table-cell>
          <table:table-cell office:value-type="float" office:value="7.459388" calcext:value-type="float">
            <text:p>7.459388</text:p>
          </table:table-cell>
          <table:table-cell office:value-type="float" office:value="20.42365" calcext:value-type="float">
            <text:p>20.42365</text:p>
          </table:table-cell>
          <table:table-cell office:value-type="float" office:value="-4.619752" calcext:value-type="float">
            <text:p>-4.619752</text:p>
          </table:table-cell>
          <table:table-cell office:value-type="float" office:value="-1.771702" calcext:value-type="float">
            <text:p>-1.771702</text:p>
          </table:table-cell>
          <table:table-cell office:value-type="float" office:value="3.5078" calcext:value-type="float">
            <text:p>3.5078</text:p>
          </table:table-cell>
          <table:table-cell office:value-type="float" office:value="0.4366947" calcext:value-type="float">
            <text:p>0.4366947</text:p>
          </table:table-cell>
          <table:table-cell table:formula="of:=ABS([.E90]-[.B90])" office:value-type="float" office:value="0.279096" calcext:value-type="float">
            <text:p>0.279096</text:p>
          </table:table-cell>
          <table:table-cell table:formula="of:=ABS([.F90]-[.C90])" office:value-type="float" office:value="0.0316699999999983" calcext:value-type="float">
            <text:p>0.031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15424" calcext:value-type="float">
            <text:p>6.815424</text:p>
          </table:table-cell>
          <table:table-cell office:value-type="float" office:value="20.18591" calcext:value-type="float">
            <text:p>20.18591</text:p>
          </table:table-cell>
          <table:table-cell office:value-type="float" office:value="1477010451900000" calcext:value-type="float">
            <text:p>1477010451900000</text:p>
          </table:table-cell>
          <table:table-cell office:value-type="float" office:value="7.001193" calcext:value-type="float">
            <text:p>7.001193</text:p>
          </table:table-cell>
          <table:table-cell office:value-type="float" office:value="20.23638" calcext:value-type="float">
            <text:p>20.23638</text:p>
          </table:table-cell>
          <table:table-cell office:value-type="float" office:value="-4.547379" calcext:value-type="float">
            <text:p>-4.547379</text:p>
          </table:table-cell>
          <table:table-cell office:value-type="float" office:value="-1.97462" calcext:value-type="float">
            <text:p>-1.97462</text:p>
          </table:table-cell>
          <table:table-cell office:value-type="float" office:value="3.551257" calcext:value-type="float">
            <text:p>3.551257</text:p>
          </table:table-cell>
          <table:table-cell office:value-type="float" office:value="0.4281543" calcext:value-type="float">
            <text:p>0.4281543</text:p>
          </table:table-cell>
          <table:table-cell table:formula="of:=ABS([.E91]-[.B91])" office:value-type="float" office:value="0.185769" calcext:value-type="float">
            <text:p>0.185769</text:p>
          </table:table-cell>
          <table:table-cell table:formula="of:=ABS([.F91]-[.C91])" office:value-type="float" office:value="0.0504700000000007" calcext:value-type="float">
            <text:p>0.050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38914" calcext:value-type="float">
            <text:p>6.38914</text:p>
          </table:table-cell>
          <table:table-cell office:value-type="float" office:value="20.01365" calcext:value-type="float">
            <text:p>20.01365</text:p>
          </table:table-cell>
          <table:table-cell office:value-type="float" office:value="1477010452000000" calcext:value-type="float">
            <text:p>1477010452000000</text:p>
          </table:table-cell>
          <table:table-cell office:value-type="float" office:value="6.550586" calcext:value-type="float">
            <text:p>6.550586</text:p>
          </table:table-cell>
          <table:table-cell office:value-type="float" office:value="20.02916" calcext:value-type="float">
            <text:p>20.02916</text:p>
          </table:table-cell>
          <table:table-cell office:value-type="float" office:value="-4.468049" calcext:value-type="float">
            <text:p>-4.468049</text:p>
          </table:table-cell>
          <table:table-cell office:value-type="float" office:value="-2.170789" calcext:value-type="float">
            <text:p>-2.170789</text:p>
          </table:table-cell>
          <table:table-cell office:value-type="float" office:value="3.593854" calcext:value-type="float">
            <text:p>3.593854</text:p>
          </table:table-cell>
          <table:table-cell office:value-type="float" office:value="0.4193434" calcext:value-type="float">
            <text:p>0.4193434</text:p>
          </table:table-cell>
          <table:table-cell table:formula="of:=ABS([.E92]-[.B92])" office:value-type="float" office:value="0.161446" calcext:value-type="float">
            <text:p>0.161446</text:p>
          </table:table-cell>
          <table:table-cell table:formula="of:=ABS([.F92]-[.C92])" office:value-type="float" office:value="0.0155100000000026" calcext:value-type="float">
            <text:p>0.015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61189" calcext:value-type="float">
            <text:p>5.861189</text:p>
          </table:table-cell>
          <table:table-cell office:value-type="float" office:value="19.8306" calcext:value-type="float">
            <text:p>19.8306</text:p>
          </table:table-cell>
          <table:table-cell office:value-type="float" office:value="1477010452100000" calcext:value-type="float">
            <text:p>1477010452100000</text:p>
          </table:table-cell>
          <table:table-cell office:value-type="float" office:value="6.10823" calcext:value-type="float">
            <text:p>6.10823</text:p>
          </table:table-cell>
          <table:table-cell office:value-type="float" office:value="19.80269" calcext:value-type="float">
            <text:p>19.80269</text:p>
          </table:table-cell>
          <table:table-cell office:value-type="float" office:value="-4.382413" calcext:value-type="float">
            <text:p>-4.382413</text:p>
          </table:table-cell>
          <table:table-cell office:value-type="float" office:value="-2.359926" calcext:value-type="float">
            <text:p>-2.359926</text:p>
          </table:table-cell>
          <table:table-cell office:value-type="float" office:value="3.635563" calcext:value-type="float">
            <text:p>3.635563</text:p>
          </table:table-cell>
          <table:table-cell office:value-type="float" office:value="0.4102676" calcext:value-type="float">
            <text:p>0.4102676</text:p>
          </table:table-cell>
          <table:table-cell table:formula="of:=ABS([.E93]-[.B93])" office:value-type="float" office:value="0.247041" calcext:value-type="float">
            <text:p>0.247041</text:p>
          </table:table-cell>
          <table:table-cell table:formula="of:=ABS([.F93]-[.C93])" office:value-type="float" office:value="0.0279100000000021" calcext:value-type="float">
            <text:p>0.027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690891" calcext:value-type="float">
            <text:p>5.690891</text:p>
          </table:table-cell>
          <table:table-cell office:value-type="float" office:value="19.57551" calcext:value-type="float">
            <text:p>19.57551</text:p>
          </table:table-cell>
          <table:table-cell office:value-type="float" office:value="1477010452200000" calcext:value-type="float">
            <text:p>1477010452200000</text:p>
          </table:table-cell>
          <table:table-cell office:value-type="float" office:value="5.674721" calcext:value-type="float">
            <text:p>5.674721</text:p>
          </table:table-cell>
          <table:table-cell office:value-type="float" office:value="19.55767" calcext:value-type="float">
            <text:p>19.55767</text:p>
          </table:table-cell>
          <table:table-cell office:value-type="float" office:value="-4.291136" calcext:value-type="float">
            <text:p>-4.291136</text:p>
          </table:table-cell>
          <table:table-cell office:value-type="float" office:value="-2.541796" calcext:value-type="float">
            <text:p>-2.541796</text:p>
          </table:table-cell>
          <table:table-cell office:value-type="float" office:value="3.676358" calcext:value-type="float">
            <text:p>3.676358</text:p>
          </table:table-cell>
          <table:table-cell office:value-type="float" office:value="0.4009327" calcext:value-type="float">
            <text:p>0.4009327</text:p>
          </table:table-cell>
          <table:table-cell table:formula="of:=ABS([.E94]-[.B94])" office:value-type="float" office:value="0.0161699999999998" calcext:value-type="float">
            <text:p>0.01617</text:p>
          </table:table-cell>
          <table:table-cell table:formula="of:=ABS([.F94]-[.C94])" office:value-type="float" office:value="0.0178399999999996" calcext:value-type="float">
            <text:p>0.017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70214" calcext:value-type="float">
            <text:p>5.170214</text:p>
          </table:table-cell>
          <table:table-cell office:value-type="float" office:value="19.43968" calcext:value-type="float">
            <text:p>19.43968</text:p>
          </table:table-cell>
          <table:table-cell office:value-type="float" office:value="1477010452300000" calcext:value-type="float">
            <text:p>1477010452300000</text:p>
          </table:table-cell>
          <table:table-cell office:value-type="float" office:value="5.250589" calcext:value-type="float">
            <text:p>5.250589</text:p>
          </table:table-cell>
          <table:table-cell office:value-type="float" office:value="19.29485" calcext:value-type="float">
            <text:p>19.29485</text:p>
          </table:table-cell>
          <table:table-cell office:value-type="float" office:value="-4.194883" calcext:value-type="float">
            <text:p>-4.194883</text:p>
          </table:table-cell>
          <table:table-cell office:value-type="float" office:value="-2.716216" calcext:value-type="float">
            <text:p>-2.716216</text:p>
          </table:table-cell>
          <table:table-cell office:value-type="float" office:value="3.716213" calcext:value-type="float">
            <text:p>3.716213</text:p>
          </table:table-cell>
          <table:table-cell office:value-type="float" office:value="0.3913446" calcext:value-type="float">
            <text:p>0.3913446</text:p>
          </table:table-cell>
          <table:table-cell table:formula="of:=ABS([.E95]-[.B95])" office:value-type="float" office:value="0.0803750000000001" calcext:value-type="float">
            <text:p>0.080375</text:p>
          </table:table-cell>
          <table:table-cell table:formula="of:=ABS([.F95]-[.C95])" office:value-type="float" office:value="0.144829999999999" calcext:value-type="float">
            <text:p>0.144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891493" calcext:value-type="float">
            <text:p>4.891493</text:p>
          </table:table-cell>
          <table:table-cell office:value-type="float" office:value="18.98201" calcext:value-type="float">
            <text:p>18.98201</text:p>
          </table:table-cell>
          <table:table-cell office:value-type="float" office:value="1477010452400000" calcext:value-type="float">
            <text:p>1477010452400000</text:p>
          </table:table-cell>
          <table:table-cell office:value-type="float" office:value="4.836298" calcext:value-type="float">
            <text:p>4.836298</text:p>
          </table:table-cell>
          <table:table-cell office:value-type="float" office:value="19.01497" calcext:value-type="float">
            <text:p>19.01497</text:p>
          </table:table-cell>
          <table:table-cell office:value-type="float" office:value="-4.094322" calcext:value-type="float">
            <text:p>-4.094322</text:p>
          </table:table-cell>
          <table:table-cell office:value-type="float" office:value="-2.883047" calcext:value-type="float">
            <text:p>-2.883047</text:p>
          </table:table-cell>
          <table:table-cell office:value-type="float" office:value="3.755103" calcext:value-type="float">
            <text:p>3.755103</text:p>
          </table:table-cell>
          <table:table-cell office:value-type="float" office:value="0.3815093" calcext:value-type="float">
            <text:p>0.3815093</text:p>
          </table:table-cell>
          <table:table-cell table:formula="of:=ABS([.E96]-[.B96])" office:value-type="float" office:value="0.0551949999999994" calcext:value-type="float">
            <text:p>0.055195</text:p>
          </table:table-cell>
          <table:table-cell table:formula="of:=ABS([.F96]-[.C96])" office:value-type="float" office:value="0.0329600000000028" calcext:value-type="float">
            <text:p>0.03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4685" calcext:value-type="float">
            <text:p>4.4685</text:p>
          </table:table-cell>
          <table:table-cell office:value-type="float" office:value="18.83396" calcext:value-type="float">
            <text:p>18.83396</text:p>
          </table:table-cell>
          <table:table-cell office:value-type="float" office:value="1477010452500000" calcext:value-type="float">
            <text:p>1477010452500000</text:p>
          </table:table-cell>
          <table:table-cell office:value-type="float" office:value="4.432244" calcext:value-type="float">
            <text:p>4.432244</text:p>
          </table:table-cell>
          <table:table-cell office:value-type="float" office:value="18.7188" calcext:value-type="float">
            <text:p>18.7188</text:p>
          </table:table-cell>
          <table:table-cell office:value-type="float" office:value="-3.990117" calcext:value-type="float">
            <text:p>-3.990117</text:p>
          </table:table-cell>
          <table:table-cell office:value-type="float" office:value="-3.042199" calcext:value-type="float">
            <text:p>-3.042199</text:p>
          </table:table-cell>
          <table:table-cell office:value-type="float" office:value="3.793004" calcext:value-type="float">
            <text:p>3.793004</text:p>
          </table:table-cell>
          <table:table-cell office:value-type="float" office:value="0.371433" calcext:value-type="float">
            <text:p>0.371433</text:p>
          </table:table-cell>
          <table:table-cell table:formula="of:=ABS([.E97]-[.B97])" office:value-type="float" office:value="0.0362559999999998" calcext:value-type="float">
            <text:p>0.036256</text:p>
          </table:table-cell>
          <table:table-cell table:formula="of:=ABS([.F97]-[.C97])" office:value-type="float" office:value="0.115159999999999" calcext:value-type="float">
            <text:p>0.115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26269" calcext:value-type="float">
            <text:p>4.26269</text:p>
          </table:table-cell>
          <table:table-cell office:value-type="float" office:value="18.48096" calcext:value-type="float">
            <text:p>18.48096</text:p>
          </table:table-cell>
          <table:table-cell office:value-type="float" office:value="1477010452600000" calcext:value-type="float">
            <text:p>1477010452600000</text:p>
          </table:table-cell>
          <table:table-cell office:value-type="float" office:value="4.038758" calcext:value-type="float">
            <text:p>4.038758</text:p>
          </table:table-cell>
          <table:table-cell office:value-type="float" office:value="18.40711" calcext:value-type="float">
            <text:p>18.40711</text:p>
          </table:table-cell>
          <table:table-cell office:value-type="float" office:value="-3.882925" calcext:value-type="float">
            <text:p>-3.882925</text:p>
          </table:table-cell>
          <table:table-cell office:value-type="float" office:value="-3.193624" calcext:value-type="float">
            <text:p>-3.193624</text:p>
          </table:table-cell>
          <table:table-cell office:value-type="float" office:value="3.829891" calcext:value-type="float">
            <text:p>3.829891</text:p>
          </table:table-cell>
          <table:table-cell office:value-type="float" office:value="0.3611222" calcext:value-type="float">
            <text:p>0.3611222</text:p>
          </table:table-cell>
          <table:table-cell table:formula="of:=ABS([.E98]-[.B98])" office:value-type="float" office:value="0.223932" calcext:value-type="float">
            <text:p>0.223932</text:p>
          </table:table-cell>
          <table:table-cell table:formula="of:=ABS([.F98]-[.C98])" office:value-type="float" office:value="0.0738500000000002" calcext:value-type="float">
            <text:p>0.07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459187" calcext:value-type="float">
            <text:p>3.459187</text:p>
          </table:table-cell>
          <table:table-cell office:value-type="float" office:value="18.16698" calcext:value-type="float">
            <text:p>18.16698</text:p>
          </table:table-cell>
          <table:table-cell office:value-type="float" office:value="1477010452700000" calcext:value-type="float">
            <text:p>1477010452700000</text:p>
          </table:table-cell>
          <table:table-cell office:value-type="float" office:value="3.656107" calcext:value-type="float">
            <text:p>3.656107</text:p>
          </table:table-cell>
          <table:table-cell office:value-type="float" office:value="18.08067" calcext:value-type="float">
            <text:p>18.08067</text:p>
          </table:table-cell>
          <table:table-cell office:value-type="float" office:value="-3.773392" calcext:value-type="float">
            <text:p>-3.773392</text:p>
          </table:table-cell>
          <table:table-cell office:value-type="float" office:value="-3.337317" calcext:value-type="float">
            <text:p>-3.337317</text:p>
          </table:table-cell>
          <table:table-cell office:value-type="float" office:value="3.865741" calcext:value-type="float">
            <text:p>3.865741</text:p>
          </table:table-cell>
          <table:table-cell office:value-type="float" office:value="0.3505832" calcext:value-type="float">
            <text:p>0.3505832</text:p>
          </table:table-cell>
          <table:table-cell table:formula="of:=ABS([.E99]-[.B99])" office:value-type="float" office:value="0.19692" calcext:value-type="float">
            <text:p>0.19692</text:p>
          </table:table-cell>
          <table:table-cell table:formula="of:=ABS([.F99]-[.C99])" office:value-type="float" office:value="0.0863099999999974" calcext:value-type="float">
            <text:p>0.086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2525" calcext:value-type="float">
            <text:p>3.12525</text:p>
          </table:table-cell>
          <table:table-cell office:value-type="float" office:value="17.74933" calcext:value-type="float">
            <text:p>17.74933</text:p>
          </table:table-cell>
          <table:table-cell office:value-type="float" office:value="1477010452800000" calcext:value-type="float">
            <text:p>1477010452800000</text:p>
          </table:table-cell>
          <table:table-cell office:value-type="float" office:value="3.284491" calcext:value-type="float">
            <text:p>3.284491</text:p>
          </table:table-cell>
          <table:table-cell office:value-type="float" office:value="17.74025" calcext:value-type="float">
            <text:p>17.74025</text:p>
          </table:table-cell>
          <table:table-cell office:value-type="float" office:value="-3.662152" calcext:value-type="float">
            <text:p>-3.662152</text:p>
          </table:table-cell>
          <table:table-cell office:value-type="float" office:value="-3.47331" calcext:value-type="float">
            <text:p>-3.47331</text:p>
          </table:table-cell>
          <table:table-cell office:value-type="float" office:value="3.900532" calcext:value-type="float">
            <text:p>3.900532</text:p>
          </table:table-cell>
          <table:table-cell office:value-type="float" office:value="0.3398228" calcext:value-type="float">
            <text:p>0.3398228</text:p>
          </table:table-cell>
          <table:table-cell table:formula="of:=ABS([.E100]-[.B100])" office:value-type="float" office:value="0.159241" calcext:value-type="float">
            <text:p>0.159241</text:p>
          </table:table-cell>
          <table:table-cell table:formula="of:=ABS([.F100]-[.C100])" office:value-type="float" office:value="0.00908000000000087" calcext:value-type="float">
            <text:p>0.00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44902" calcext:value-type="float">
            <text:p>2.944902</text:p>
          </table:table-cell>
          <table:table-cell office:value-type="float" office:value="17.81537" calcext:value-type="float">
            <text:p>17.81537</text:p>
          </table:table-cell>
          <table:table-cell office:value-type="float" office:value="1477010452900000" calcext:value-type="float">
            <text:p>1477010452900000</text:p>
          </table:table-cell>
          <table:table-cell office:value-type="float" office:value="2.924051" calcext:value-type="float">
            <text:p>2.924051</text:p>
          </table:table-cell>
          <table:table-cell office:value-type="float" office:value="17.38662" calcext:value-type="float">
            <text:p>17.38662</text:p>
          </table:table-cell>
          <table:table-cell office:value-type="float" office:value="-3.549823" calcext:value-type="float">
            <text:p>-3.549823</text:p>
          </table:table-cell>
          <table:table-cell office:value-type="float" office:value="-3.601673" calcext:value-type="float">
            <text:p>-3.601673</text:p>
          </table:table-cell>
          <table:table-cell office:value-type="float" office:value="3.934241" calcext:value-type="float">
            <text:p>3.934241</text:p>
          </table:table-cell>
          <table:table-cell office:value-type="float" office:value="0.3288477" calcext:value-type="float">
            <text:p>0.3288477</text:p>
          </table:table-cell>
          <table:table-cell table:formula="of:=ABS([.E101]-[.B101])" office:value-type="float" office:value="0.020851" calcext:value-type="float">
            <text:p>0.020851</text:p>
          </table:table-cell>
          <table:table-cell table:formula="of:=ABS([.F101]-[.C101])" office:value-type="float" office:value="0.428750000000001" calcext:value-type="float">
            <text:p>0.428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5407" calcext:value-type="float">
            <text:p>2.55407</text:p>
          </table:table-cell>
          <table:table-cell office:value-type="float" office:value="17.08533" calcext:value-type="float">
            <text:p>17.08533</text:p>
          </table:table-cell>
          <table:table-cell office:value-type="float" office:value="1477010453000000" calcext:value-type="float">
            <text:p>1477010453000000</text:p>
          </table:table-cell>
          <table:table-cell office:value-type="float" office:value="2.574864" calcext:value-type="float">
            <text:p>2.574864</text:p>
          </table:table-cell>
          <table:table-cell office:value-type="float" office:value="17.02053" calcext:value-type="float">
            <text:p>17.02053</text:p>
          </table:table-cell>
          <table:table-cell office:value-type="float" office:value="-3.437004" calcext:value-type="float">
            <text:p>-3.437004</text:p>
          </table:table-cell>
          <table:table-cell office:value-type="float" office:value="-3.722509" calcext:value-type="float">
            <text:p>-3.722509</text:p>
          </table:table-cell>
          <table:table-cell office:value-type="float" office:value="3.966847" calcext:value-type="float">
            <text:p>3.966847</text:p>
          </table:table-cell>
          <table:table-cell office:value-type="float" office:value="0.317665" calcext:value-type="float">
            <text:p>0.317665</text:p>
          </table:table-cell>
          <table:table-cell table:formula="of:=ABS([.E102]-[.B102])" office:value-type="float" office:value="0.0207939999999995" calcext:value-type="float">
            <text:p>0.020794</text:p>
          </table:table-cell>
          <table:table-cell table:formula="of:=ABS([.F102]-[.C102])" office:value-type="float" office:value="0.0647999999999982" calcext:value-type="float">
            <text:p>0.06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53706" calcext:value-type="float">
            <text:p>2.253706</text:p>
          </table:table-cell>
          <table:table-cell office:value-type="float" office:value="16.83344" calcext:value-type="float">
            <text:p>16.83344</text:p>
          </table:table-cell>
          <table:table-cell office:value-type="float" office:value="1477010453100000" calcext:value-type="float">
            <text:p>1477010453100000</text:p>
          </table:table-cell>
          <table:table-cell office:value-type="float" office:value="2.23695" calcext:value-type="float">
            <text:p>2.23695</text:p>
          </table:table-cell>
          <table:table-cell office:value-type="float" office:value="16.64273" calcext:value-type="float">
            <text:p>16.64273</text:p>
          </table:table-cell>
          <table:table-cell office:value-type="float" office:value="-3.324275" calcext:value-type="float">
            <text:p>-3.324275</text:p>
          </table:table-cell>
          <table:table-cell office:value-type="float" office:value="-3.835952" calcext:value-type="float">
            <text:p>-3.835952</text:p>
          </table:table-cell>
          <table:table-cell office:value-type="float" office:value="3.998331" calcext:value-type="float">
            <text:p>3.998331</text:p>
          </table:table-cell>
          <table:table-cell office:value-type="float" office:value="0.3062816" calcext:value-type="float">
            <text:p>0.3062816</text:p>
          </table:table-cell>
          <table:table-cell table:formula="of:=ABS([.E103]-[.B103])" office:value-type="float" office:value="0.016756" calcext:value-type="float">
            <text:p>0.016756</text:p>
          </table:table-cell>
          <table:table-cell table:formula="of:=ABS([.F103]-[.C103])" office:value-type="float" office:value="0.190709999999999" calcext:value-type="float">
            <text:p>0.190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889717" calcext:value-type="float">
            <text:p>1.889717</text:p>
          </table:table-cell>
          <table:table-cell office:value-type="float" office:value="16.10539" calcext:value-type="float">
            <text:p>16.10539</text:p>
          </table:table-cell>
          <table:table-cell office:value-type="float" office:value="1477010453200000" calcext:value-type="float">
            <text:p>1477010453200000</text:p>
          </table:table-cell>
          <table:table-cell office:value-type="float" office:value="1.910273" calcext:value-type="float">
            <text:p>1.910273</text:p>
          </table:table-cell>
          <table:table-cell office:value-type="float" office:value="16.25395" calcext:value-type="float">
            <text:p>16.25395</text:p>
          </table:table-cell>
          <table:table-cell office:value-type="float" office:value="-3.212192" calcext:value-type="float">
            <text:p>-3.212192</text:p>
          </table:table-cell>
          <table:table-cell office:value-type="float" office:value="-3.942161" calcext:value-type="float">
            <text:p>-3.942161</text:p>
          </table:table-cell>
          <table:table-cell office:value-type="float" office:value="4.02867" calcext:value-type="float">
            <text:p>4.02867</text:p>
          </table:table-cell>
          <table:table-cell office:value-type="float" office:value="0.2947047" calcext:value-type="float">
            <text:p>0.2947047</text:p>
          </table:table-cell>
          <table:table-cell table:formula="of:=ABS([.E104]-[.B104])" office:value-type="float" office:value="0.020556" calcext:value-type="float">
            <text:p>0.020556</text:p>
          </table:table-cell>
          <table:table-cell table:formula="of:=ABS([.F104]-[.C104])" office:value-type="float" office:value="0.14856" calcext:value-type="float">
            <text:p>0.148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447453" calcext:value-type="float">
            <text:p>1.447453</text:p>
          </table:table-cell>
          <table:table-cell office:value-type="float" office:value="16.08532" calcext:value-type="float">
            <text:p>16.08532</text:p>
          </table:table-cell>
          <table:table-cell office:value-type="float" office:value="1477010453300000" calcext:value-type="float">
            <text:p>1477010453300000</text:p>
          </table:table-cell>
          <table:table-cell office:value-type="float" office:value="1.594741" calcext:value-type="float">
            <text:p>1.594741</text:p>
          </table:table-cell>
          <table:table-cell office:value-type="float" office:value="15.8549" calcext:value-type="float">
            <text:p>15.8549</text:p>
          </table:table-cell>
          <table:table-cell office:value-type="float" office:value="-3.101288" calcext:value-type="float">
            <text:p>-3.101288</text:p>
          </table:table-cell>
          <table:table-cell office:value-type="float" office:value="-4.041322" calcext:value-type="float">
            <text:p>-4.041322</text:p>
          </table:table-cell>
          <table:table-cell office:value-type="float" office:value="4.057848" calcext:value-type="float">
            <text:p>4.057848</text:p>
          </table:table-cell>
          <table:table-cell office:value-type="float" office:value="0.2829417" calcext:value-type="float">
            <text:p>0.2829417</text:p>
          </table:table-cell>
          <table:table-cell table:formula="of:=ABS([.E105]-[.B105])" office:value-type="float" office:value="0.147288" calcext:value-type="float">
            <text:p>0.147288</text:p>
          </table:table-cell>
          <table:table-cell table:formula="of:=ABS([.F105]-[.C105])" office:value-type="float" office:value="0.230419999999999" calcext:value-type="float">
            <text:p>0.230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5.4284" calcext:value-type="float">
            <text:p>15.4284</text:p>
          </table:table-cell>
          <table:table-cell office:value-type="float" office:value="1477010453400000" calcext:value-type="float">
            <text:p>1477010453400000</text:p>
          </table:table-cell>
          <table:table-cell office:value-type="float" office:value="1.290209" calcext:value-type="float">
            <text:p>1.290209</text:p>
          </table:table-cell>
          <table:table-cell office:value-type="float" office:value="15.44628" calcext:value-type="float">
            <text:p>15.44628</text:p>
          </table:table-cell>
          <table:table-cell office:value-type="float" office:value="-2.992073" calcext:value-type="float">
            <text:p>-2.992073</text:p>
          </table:table-cell>
          <table:table-cell office:value-type="float" office:value="-4.133638" calcext:value-type="float">
            <text:p>-4.133638</text:p>
          </table:table-cell>
          <table:table-cell office:value-type="float" office:value="4.085845" calcext:value-type="float">
            <text:p>4.085845</text:p>
          </table:table-cell>
          <table:table-cell office:value-type="float" office:value="0.271" calcext:value-type="float">
            <text:p>0.271</text:p>
          </table:table-cell>
          <table:table-cell table:formula="of:=ABS([.E106]-[.B106])" office:value-type="float" office:value="0.106259" calcext:value-type="float">
            <text:p>0.106259</text:p>
          </table:table-cell>
          <table:table-cell table:formula="of:=ABS([.F106]-[.C106])" office:value-type="float" office:value="0.0178799999999999" calcext:value-type="float">
            <text:p>0.017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227056" calcext:value-type="float">
            <text:p>0.7227056</text:p>
          </table:table-cell>
          <table:table-cell office:value-type="float" office:value="15.00752" calcext:value-type="float">
            <text:p>15.00752</text:p>
          </table:table-cell>
          <table:table-cell office:value-type="float" office:value="1477010453500000" calcext:value-type="float">
            <text:p>1477010453500000</text:p>
          </table:table-cell>
          <table:table-cell office:value-type="float" office:value="0.9964857" calcext:value-type="float">
            <text:p>0.9964857</text:p>
          </table:table-cell>
          <table:table-cell office:value-type="float" office:value="15.02876" calcext:value-type="float">
            <text:p>15.02876</text:p>
          </table:table-cell>
          <table:table-cell office:value-type="float" office:value="-2.885028" calcext:value-type="float">
            <text:p>-2.885028</text:p>
          </table:table-cell>
          <table:table-cell office:value-type="float" office:value="-4.219333" calcext:value-type="float">
            <text:p>-4.219333</text:p>
          </table:table-cell>
          <table:table-cell office:value-type="float" office:value="4.112643" calcext:value-type="float">
            <text:p>4.112643</text:p>
          </table:table-cell>
          <table:table-cell office:value-type="float" office:value="0.2588872" calcext:value-type="float">
            <text:p>0.2588872</text:p>
          </table:table-cell>
          <table:table-cell table:formula="of:=ABS([.E107]-[.B107])" office:value-type="float" office:value="0.2737801" calcext:value-type="float">
            <text:p>0.2737801</text:p>
          </table:table-cell>
          <table:table-cell table:formula="of:=ABS([.F107]-[.C107])" office:value-type="float" office:value="0.0212400000000006" calcext:value-type="float">
            <text:p>0.021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7373005" calcext:value-type="float">
            <text:p>0.7373005</text:p>
          </table:table-cell>
          <table:table-cell office:value-type="float" office:value="14.70472" calcext:value-type="float">
            <text:p>14.70472</text:p>
          </table:table-cell>
          <table:table-cell office:value-type="float" office:value="1477010453600000" calcext:value-type="float">
            <text:p>1477010453600000</text:p>
          </table:table-cell>
          <table:table-cell office:value-type="float" office:value="0.7133303" calcext:value-type="float">
            <text:p>0.7133303</text:p>
          </table:table-cell>
          <table:table-cell office:value-type="float" office:value="14.60299" calcext:value-type="float">
            <text:p>14.60299</text:p>
          </table:table-cell>
          <table:table-cell office:value-type="float" office:value="-2.78061" calcext:value-type="float">
            <text:p>-2.78061</text:p>
          </table:table-cell>
          <table:table-cell office:value-type="float" office:value="-4.298641" calcext:value-type="float">
            <text:p>-4.298641</text:p>
          </table:table-cell>
          <table:table-cell office:value-type="float" office:value="4.138226" calcext:value-type="float">
            <text:p>4.138226</text:p>
          </table:table-cell>
          <table:table-cell office:value-type="float" office:value="0.2466108" calcext:value-type="float">
            <text:p>0.2466108</text:p>
          </table:table-cell>
          <table:table-cell table:formula="of:=ABS([.E108]-[.B108])" office:value-type="float" office:value="0.0239701999999999" calcext:value-type="float">
            <text:p>0.0239702</text:p>
          </table:table-cell>
          <table:table-cell table:formula="of:=ABS([.F108]-[.C108])" office:value-type="float" office:value="0.10173" calcext:value-type="float">
            <text:p>0.101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534352" calcext:value-type="float">
            <text:p>0.2534352</text:p>
          </table:table-cell>
          <table:table-cell office:value-type="float" office:value="14.20285" calcext:value-type="float">
            <text:p>14.20285</text:p>
          </table:table-cell>
          <table:table-cell office:value-type="float" office:value="1477010453700000" calcext:value-type="float">
            <text:p>1477010453700000</text:p>
          </table:table-cell>
          <table:table-cell office:value-type="float" office:value="0.4404586" calcext:value-type="float">
            <text:p>0.4404586</text:p>
          </table:table-cell>
          <table:table-cell office:value-type="float" office:value="14.16959" calcext:value-type="float">
            <text:p>14.16959</text:p>
          </table:table-cell>
          <table:table-cell office:value-type="float" office:value="-2.679249" calcext:value-type="float">
            <text:p>-2.679249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4.162577" calcext:value-type="float">
            <text:p>4.162577</text:p>
          </table:table-cell>
          <table:table-cell office:value-type="float" office:value="0.2341786" calcext:value-type="float">
            <text:p>0.2341786</text:p>
          </table:table-cell>
          <table:table-cell table:formula="of:=ABS([.E109]-[.B109])" office:value-type="float" office:value="0.1870234" calcext:value-type="float">
            <text:p>0.1870234</text:p>
          </table:table-cell>
          <table:table-cell table:formula="of:=ABS([.F109]-[.C109])" office:value-type="float" office:value="0.0332600000000003" calcext:value-type="float">
            <text:p>0.033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459172" calcext:value-type="float">
            <text:p>0.459172</text:p>
          </table:table-cell>
          <table:table-cell office:value-type="float" office:value="13.68556" calcext:value-type="float">
            <text:p>13.68556</text:p>
          </table:table-cell>
          <table:table-cell office:value-type="float" office:value="1477010453800000" calcext:value-type="float">
            <text:p>1477010453800000</text:p>
          </table:table-cell>
          <table:table-cell office:value-type="float" office:value="0.177545" calcext:value-type="float">
            <text:p>0.177545</text:p>
          </table:table-cell>
          <table:table-cell office:value-type="float" office:value="13.72916" calcext:value-type="float">
            <text:p>13.72916</text:p>
          </table:table-cell>
          <table:table-cell office:value-type="float" office:value="-2.581347" calcext:value-type="float">
            <text:p>-2.581347</text:p>
          </table:table-cell>
          <table:table-cell office:value-type="float" office:value="-4.439094" calcext:value-type="float">
            <text:p>-4.439094</text:p>
          </table:table-cell>
          <table:table-cell office:value-type="float" office:value="4.185681" calcext:value-type="float">
            <text:p>4.185681</text:p>
          </table:table-cell>
          <table:table-cell office:value-type="float" office:value="0.2215985" calcext:value-type="float">
            <text:p>0.2215985</text:p>
          </table:table-cell>
          <table:table-cell table:formula="of:=ABS([.E110]-[.B110])" office:value-type="float" office:value="0.281627" calcext:value-type="float">
            <text:p>0.281627</text:p>
          </table:table-cell>
          <table:table-cell table:formula="of:=ABS([.F110]-[.C110])" office:value-type="float" office:value="0.0435999999999996" calcext:value-type="float">
            <text:p>0.04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903443" calcext:value-type="float">
            <text:p>-0.1903443</text:p>
          </table:table-cell>
          <table:table-cell office:value-type="float" office:value="13.28556" calcext:value-type="float">
            <text:p>13.28556</text:p>
          </table:table-cell>
          <table:table-cell office:value-type="float" office:value="1477010453900000" calcext:value-type="float">
            <text:p>1477010453900000</text:p>
          </table:table-cell>
          <table:table-cell office:value-type="float" office:value="-0.07577534" calcext:value-type="float">
            <text:p>-0.07577534</text:p>
          </table:table-cell>
          <table:table-cell office:value-type="float" office:value="13.28229" calcext:value-type="float">
            <text:p>13.28229</text:p>
          </table:table-cell>
          <table:table-cell office:value-type="float" office:value="-2.487279" calcext:value-type="float">
            <text:p>-2.487279</text:p>
          </table:table-cell>
          <table:table-cell office:value-type="float" office:value="-4.500752" calcext:value-type="float">
            <text:p>-4.500752</text:p>
          </table:table-cell>
          <table:table-cell office:value-type="float" office:value="4.207524" calcext:value-type="float">
            <text:p>4.207524</text:p>
          </table:table-cell>
          <table:table-cell office:value-type="float" office:value="0.2088785" calcext:value-type="float">
            <text:p>0.2088785</text:p>
          </table:table-cell>
          <table:table-cell table:formula="of:=ABS([.E111]-[.B111])" office:value-type="float" office:value="0.11456896" calcext:value-type="float">
            <text:p>0.11456896</text:p>
          </table:table-cell>
          <table:table-cell table:formula="of:=ABS([.F111]-[.C111])" office:value-type="float" office:value="0.00327000000000055" calcext:value-type="float">
            <text:p>0.003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623085" calcext:value-type="float">
            <text:p>0.04623085</text:p>
          </table:table-cell>
          <table:table-cell office:value-type="float" office:value="12.93011" calcext:value-type="float">
            <text:p>12.93011</text:p>
          </table:table-cell>
          <table:table-cell office:value-type="float" office:value="1477010454000000" calcext:value-type="float">
            <text:p>1477010454000000</text:p>
          </table:table-cell>
          <table:table-cell office:value-type="float" office:value="-0.3199031" calcext:value-type="float">
            <text:p>-0.3199031</text:p>
          </table:table-cell>
          <table:table-cell office:value-type="float" office:value="12.82952" calcext:value-type="float">
            <text:p>12.82952</text:p>
          </table:table-cell>
          <table:table-cell office:value-type="float" office:value="-2.397395" calcext:value-type="float">
            <text:p>-2.397395</text:p>
          </table:table-cell>
          <table:table-cell office:value-type="float" office:value="-4.557043" calcext:value-type="float">
            <text:p>-4.557043</text:p>
          </table:table-cell>
          <table:table-cell office:value-type="float" office:value="4.228091" calcext:value-type="float">
            <text:p>4.228091</text:p>
          </table:table-cell>
          <table:table-cell office:value-type="float" office:value="0.1960265" calcext:value-type="float">
            <text:p>0.1960265</text:p>
          </table:table-cell>
          <table:table-cell table:formula="of:=ABS([.E112]-[.B112])" office:value-type="float" office:value="0.36613395" calcext:value-type="float">
            <text:p>0.36613395</text:p>
          </table:table-cell>
          <table:table-cell table:formula="of:=ABS([.F112]-[.C112])" office:value-type="float" office:value="0.10059" calcext:value-type="float">
            <text:p>0.100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4764816" calcext:value-type="float">
            <text:p>-0.4764816</text:p>
          </table:table-cell>
          <table:table-cell office:value-type="float" office:value="12.36331" calcext:value-type="float">
            <text:p>12.36331</text:p>
          </table:table-cell>
          <table:table-cell office:value-type="float" office:value="1477010454100000" calcext:value-type="float">
            <text:p>1477010454100000</text:p>
          </table:table-cell>
          <table:table-cell office:value-type="float" office:value="-0.5552727" calcext:value-type="float">
            <text:p>-0.5552727</text:p>
          </table:table-cell>
          <table:table-cell office:value-type="float" office:value="12.37136" calcext:value-type="float">
            <text:p>12.37136</text:p>
          </table:table-cell>
          <table:table-cell office:value-type="float" office:value="-2.312016" calcext:value-type="float">
            <text:p>-2.312016</text:p>
          </table:table-cell>
          <table:table-cell office:value-type="float" office:value="-4.608226" calcext:value-type="float">
            <text:p>-4.608226</text:p>
          </table:table-cell>
          <table:table-cell office:value-type="float" office:value="4.24737" calcext:value-type="float">
            <text:p>4.24737</text:p>
          </table:table-cell>
          <table:table-cell office:value-type="float" office:value="0.1830507" calcext:value-type="float">
            <text:p>0.1830507</text:p>
          </table:table-cell>
          <table:table-cell table:formula="of:=ABS([.E113]-[.B113])" office:value-type="float" office:value="0.0787910999999999" calcext:value-type="float">
            <text:p>0.0787911</text:p>
          </table:table-cell>
          <table:table-cell table:formula="of:=ABS([.F113]-[.C113])" office:value-type="float" office:value="0.008049999999999" calcext:value-type="float">
            <text:p>0.008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82624" calcext:value-type="float">
            <text:p>-0.582624</text:p>
          </table:table-cell>
          <table:table-cell office:value-type="float" office:value="12.03858" calcext:value-type="float">
            <text:p>12.03858</text:p>
          </table:table-cell>
          <table:table-cell office:value-type="float" office:value="1477010454200000" calcext:value-type="float">
            <text:p>1477010454200000</text:p>
          </table:table-cell>
          <table:table-cell office:value-type="float" office:value="-0.7823495" calcext:value-type="float">
            <text:p>-0.7823495</text:p>
          </table:table-cell>
          <table:table-cell office:value-type="float" office:value="11.90833" calcext:value-type="float">
            <text:p>11.90833</text:p>
          </table:table-cell>
          <table:table-cell office:value-type="float" office:value="-2.23144" calcext:value-type="float">
            <text:p>-2.23144</text:p>
          </table:table-cell>
          <table:table-cell office:value-type="float" office:value="-4.654556" calcext:value-type="float">
            <text:p>-4.654556</text:p>
          </table:table-cell>
          <table:table-cell office:value-type="float" office:value="4.265349" calcext:value-type="float">
            <text:p>4.265349</text:p>
          </table:table-cell>
          <table:table-cell office:value-type="float" office:value="0.1699593" calcext:value-type="float">
            <text:p>0.1699593</text:p>
          </table:table-cell>
          <table:table-cell table:formula="of:=ABS([.E114]-[.B114])" office:value-type="float" office:value="0.1997255" calcext:value-type="float">
            <text:p>0.1997255</text:p>
          </table:table-cell>
          <table:table-cell table:formula="of:=ABS([.F114]-[.C114])" office:value-type="float" office:value="0.13025" calcext:value-type="float">
            <text:p>0.13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172116" calcext:value-type="float">
            <text:p>-1.172116</text:p>
          </table:table-cell>
          <table:table-cell office:value-type="float" office:value="11.39876" calcext:value-type="float">
            <text:p>11.39876</text:p>
          </table:table-cell>
          <table:table-cell office:value-type="float" office:value="1477010454300000" calcext:value-type="float">
            <text:p>1477010454300000</text:p>
          </table:table-cell>
          <table:table-cell office:value-type="float" office:value="-1.001627" calcext:value-type="float">
            <text:p>-1.001627</text:p>
          </table:table-cell>
          <table:table-cell office:value-type="float" office:value="11.44089" calcext:value-type="float">
            <text:p>11.44089</text:p>
          </table:table-cell>
          <table:table-cell office:value-type="float" office:value="-2.155937" calcext:value-type="float">
            <text:p>-2.155937</text:p>
          </table:table-cell>
          <table:table-cell office:value-type="float" office:value="-4.696281" calcext:value-type="float">
            <text:p>-4.696281</text:p>
          </table:table-cell>
          <table:table-cell office:value-type="float" office:value="4.282015" calcext:value-type="float">
            <text:p>4.282015</text:p>
          </table:table-cell>
          <table:table-cell office:value-type="float" office:value="0.1567606" calcext:value-type="float">
            <text:p>0.1567606</text:p>
          </table:table-cell>
          <table:table-cell table:formula="of:=ABS([.E115]-[.B115])" office:value-type="float" office:value="0.170489" calcext:value-type="float">
            <text:p>0.170489</text:p>
          </table:table-cell>
          <table:table-cell table:formula="of:=ABS([.F115]-[.C115])" office:value-type="float" office:value="0.0421300000000002" calcext:value-type="float">
            <text:p>0.042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392886" calcext:value-type="float">
            <text:p>-1.392886</text:p>
          </table:table-cell>
          <table:table-cell office:value-type="float" office:value="11.04239" calcext:value-type="float">
            <text:p>11.04239</text:p>
          </table:table-cell>
          <table:table-cell office:value-type="float" office:value="1477010454400000" calcext:value-type="float">
            <text:p>1477010454400000</text:p>
          </table:table-cell>
          <table:table-cell office:value-type="float" office:value="-1.213625" calcext:value-type="float">
            <text:p>-1.213625</text:p>
          </table:table-cell>
          <table:table-cell office:value-type="float" office:value="10.96948" calcext:value-type="float">
            <text:p>10.96948</text:p>
          </table:table-cell>
          <table:table-cell office:value-type="float" office:value="-2.085754" calcext:value-type="float">
            <text:p>-2.085754</text:p>
          </table:table-cell>
          <table:table-cell office:value-type="float" office:value="-4.733638" calcext:value-type="float">
            <text:p>-4.733638</text:p>
          </table:table-cell>
          <table:table-cell office:value-type="float" office:value="4.29736" calcext:value-type="float">
            <text:p>4.29736</text:p>
          </table:table-cell>
          <table:table-cell office:value-type="float" office:value="0.1434628" calcext:value-type="float">
            <text:p>0.1434628</text:p>
          </table:table-cell>
          <table:table-cell table:formula="of:=ABS([.E116]-[.B116])" office:value-type="float" office:value="0.179261" calcext:value-type="float">
            <text:p>0.179261</text:p>
          </table:table-cell>
          <table:table-cell table:formula="of:=ABS([.F116]-[.C116])" office:value-type="float" office:value="0.0729099999999985" calcext:value-type="float">
            <text:p>0.072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496867" calcext:value-type="float">
            <text:p>-1.496867</text:p>
          </table:table-cell>
          <table:table-cell office:value-type="float" office:value="10.41982" calcext:value-type="float">
            <text:p>10.41982</text:p>
          </table:table-cell>
          <table:table-cell office:value-type="float" office:value="1477010454500000" calcext:value-type="float">
            <text:p>1477010454500000</text:p>
          </table:table-cell>
          <table:table-cell office:value-type="float" office:value="-1.418886" calcext:value-type="float">
            <text:p>-1.418886</text:p>
          </table:table-cell>
          <table:table-cell office:value-type="float" office:value="10.49454" calcext:value-type="float">
            <text:p>10.49454</text:p>
          </table:table-cell>
          <table:table-cell office:value-type="float" office:value="-2.021113" calcext:value-type="float">
            <text:p>-2.021113</text:p>
          </table:table-cell>
          <table:table-cell office:value-type="float" office:value="-4.766857" calcext:value-type="float">
            <text:p>-4.766857</text:p>
          </table:table-cell>
          <table:table-cell office:value-type="float" office:value="4.311372" calcext:value-type="float">
            <text:p>4.311372</text:p>
          </table:table-cell>
          <table:table-cell office:value-type="float" office:value="0.1300744" calcext:value-type="float">
            <text:p>0.1300744</text:p>
          </table:table-cell>
          <table:table-cell table:formula="of:=ABS([.E117]-[.B117])" office:value-type="float" office:value="0.0779809999999999" calcext:value-type="float">
            <text:p>0.077981</text:p>
          </table:table-cell>
          <table:table-cell table:formula="of:=ABS([.F117]-[.C117])" office:value-type="float" office:value="0.074720000000001" calcext:value-type="float">
            <text:p>0.074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618749" calcext:value-type="float">
            <text:p>-1.618749</text:p>
          </table:table-cell>
          <table:table-cell office:value-type="float" office:value="10.23736" calcext:value-type="float">
            <text:p>10.23736</text:p>
          </table:table-cell>
          <table:table-cell office:value-type="float" office:value="1477010454600000" calcext:value-type="float">
            <text:p>1477010454600000</text:p>
          </table:table-cell>
          <table:table-cell office:value-type="float" office:value="-1.617975" calcext:value-type="float">
            <text:p>-1.617975</text:p>
          </table:table-cell>
          <table:table-cell office:value-type="float" office:value="10.01647" calcext:value-type="float">
            <text:p>10.01647</text:p>
          </table:table-cell>
          <table:table-cell office:value-type="float" office:value="-1.962215" calcext:value-type="float">
            <text:p>-1.962215</text:p>
          </table:table-cell>
          <table:table-cell office:value-type="float" office:value="-4.79615" calcext:value-type="float">
            <text:p>-4.79615</text:p>
          </table:table-cell>
          <table:table-cell office:value-type="float" office:value="4.324043" calcext:value-type="float">
            <text:p>4.324043</text:p>
          </table:table-cell>
          <table:table-cell office:value-type="float" office:value="0.1166039" calcext:value-type="float">
            <text:p>0.1166039</text:p>
          </table:table-cell>
          <table:table-cell table:formula="of:=ABS([.E118]-[.B118])" office:value-type="float" office:value="0.000774000000000052" calcext:value-type="float">
            <text:p>0.000774</text:p>
          </table:table-cell>
          <table:table-cell table:formula="of:=ABS([.F118]-[.C118])" office:value-type="float" office:value="0.220890000000001" calcext:value-type="float">
            <text:p>0.220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33813" calcext:value-type="float">
            <text:p>-1.733813</text:p>
          </table:table-cell>
          <table:table-cell office:value-type="float" office:value="9.71347" calcext:value-type="float">
            <text:p>9.71347</text:p>
          </table:table-cell>
          <table:table-cell office:value-type="float" office:value="1477010454700000" calcext:value-type="float">
            <text:p>1477010454700000</text:p>
          </table:table-cell>
          <table:table-cell office:value-type="float" office:value="-1.811474" calcext:value-type="float">
            <text:p>-1.811474</text:p>
          </table:table-cell>
          <table:table-cell office:value-type="float" office:value="9.535641" calcext:value-type="float">
            <text:p>9.535641</text:p>
          </table:table-cell>
          <table:table-cell office:value-type="float" office:value="-1.909235" calcext:value-type="float">
            <text:p>-1.909235</text:p>
          </table:table-cell>
          <table:table-cell office:value-type="float" office:value="-4.821717" calcext:value-type="float">
            <text:p>-4.821717</text:p>
          </table:table-cell>
          <table:table-cell office:value-type="float" office:value="4.335365" calcext:value-type="float">
            <text:p>4.335365</text:p>
          </table:table-cell>
          <table:table-cell office:value-type="float" office:value="0.1030597" calcext:value-type="float">
            <text:p>0.1030597</text:p>
          </table:table-cell>
          <table:table-cell table:formula="of:=ABS([.E119]-[.B119])" office:value-type="float" office:value="0.077661" calcext:value-type="float">
            <text:p>0.077661</text:p>
          </table:table-cell>
          <table:table-cell table:formula="of:=ABS([.F119]-[.C119])" office:value-type="float" office:value="0.177829000000001" calcext:value-type="float">
            <text:p>0.1778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938328" calcext:value-type="float">
            <text:p>-1.938328</text:p>
          </table:table-cell>
          <table:table-cell office:value-type="float" office:value="8.770285" calcext:value-type="float">
            <text:p>8.770285</text:p>
          </table:table-cell>
          <table:table-cell office:value-type="float" office:value="1477010454800000" calcext:value-type="float">
            <text:p>1477010454800000</text:p>
          </table:table-cell>
          <table:table-cell office:value-type="float" office:value="-1.999983" calcext:value-type="float">
            <text:p>-1.999983</text:p>
          </table:table-cell>
          <table:table-cell office:value-type="float" office:value="9.052426" calcext:value-type="float">
            <text:p>9.052426</text:p>
          </table:table-cell>
          <table:table-cell office:value-type="float" office:value="-1.862331" calcext:value-type="float">
            <text:p>-1.862331</text:p>
          </table:table-cell>
          <table:table-cell office:value-type="float" office:value="-4.843738" calcext:value-type="float">
            <text:p>-4.843738</text:p>
          </table:table-cell>
          <table:table-cell office:value-type="float" office:value="4.345331" calcext:value-type="float">
            <text:p>4.345331</text:p>
          </table:table-cell>
          <table:table-cell office:value-type="float" office:value="0.08945044" calcext:value-type="float">
            <text:p>0.08945044</text:p>
          </table:table-cell>
          <table:table-cell table:formula="of:=ABS([.E120]-[.B120])" office:value-type="float" office:value="0.061655" calcext:value-type="float">
            <text:p>0.061655</text:p>
          </table:table-cell>
          <table:table-cell table:formula="of:=ABS([.F120]-[.C120])" office:value-type="float" office:value="0.282141000000001" calcext:value-type="float">
            <text:p>0.2821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76802" calcext:value-type="float">
            <text:p>-2.176802</text:p>
          </table:table-cell>
          <table:table-cell office:value-type="float" office:value="8.541096" calcext:value-type="float">
            <text:p>8.541096</text:p>
          </table:table-cell>
          <table:table-cell office:value-type="float" office:value="1477010454900000" calcext:value-type="float">
            <text:p>1477010454900000</text:p>
          </table:table-cell>
          <table:table-cell office:value-type="float" office:value="-2.184116" calcext:value-type="float">
            <text:p>-2.184116</text:p>
          </table:table-cell>
          <table:table-cell office:value-type="float" office:value="8.567169" calcext:value-type="float">
            <text:p>8.567169</text:p>
          </table:table-cell>
          <table:table-cell office:value-type="float" office:value="-1.821636" calcext:value-type="float">
            <text:p>-1.821636</text:p>
          </table:table-cell>
          <table:table-cell office:value-type="float" office:value="-4.862378" calcext:value-type="float">
            <text:p>-4.862378</text:p>
          </table:table-cell>
          <table:table-cell office:value-type="float" office:value="4.353935" calcext:value-type="float">
            <text:p>4.353935</text:p>
          </table:table-cell>
          <table:table-cell office:value-type="float" office:value="0.07578466" calcext:value-type="float">
            <text:p>0.07578466</text:p>
          </table:table-cell>
          <table:table-cell table:formula="of:=ABS([.E121]-[.B121])" office:value-type="float" office:value="0.00731400000000004" calcext:value-type="float">
            <text:p>0.007314</text:p>
          </table:table-cell>
          <table:table-cell table:formula="of:=ABS([.F121]-[.C121])" office:value-type="float" office:value="0.0260730000000002" calcext:value-type="float">
            <text:p>0.0260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218754" calcext:value-type="float">
            <text:p>-2.218754</text:p>
          </table:table-cell>
          <table:table-cell office:value-type="float" office:value="8.153395" calcext:value-type="float">
            <text:p>8.153395</text:p>
          </table:table-cell>
          <table:table-cell office:value-type="float" office:value="1477010455000000" calcext:value-type="float">
            <text:p>1477010455000000</text:p>
          </table:table-cell>
          <table:table-cell office:value-type="float" office:value="-2.3645" calcext:value-type="float">
            <text:p>-2.3645</text:p>
          </table:table-cell>
          <table:table-cell office:value-type="float" office:value="8.080199" calcext:value-type="float">
            <text:p>8.080199</text:p>
          </table:table-cell>
          <table:table-cell office:value-type="float" office:value="-1.787265" calcext:value-type="float">
            <text:p>-1.787265</text:p>
          </table:table-cell>
          <table:table-cell office:value-type="float" office:value="-4.877779" calcext:value-type="float">
            <text:p>-4.877779</text:p>
          </table:table-cell>
          <table:table-cell office:value-type="float" office:value="4.361171" calcext:value-type="float">
            <text:p>4.361171</text:p>
          </table:table-cell>
          <table:table-cell office:value-type="float" office:value="0.06207101" calcext:value-type="float">
            <text:p>0.06207101</text:p>
          </table:table-cell>
          <table:table-cell table:formula="of:=ABS([.E122]-[.B122])" office:value-type="float" office:value="0.145746" calcext:value-type="float">
            <text:p>0.145746</text:p>
          </table:table-cell>
          <table:table-cell table:formula="of:=ABS([.F122]-[.C122])" office:value-type="float" office:value="0.0731959999999994" calcext:value-type="float">
            <text:p>0.0731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596742" calcext:value-type="float">
            <text:p>-2.596742</text:p>
          </table:table-cell>
          <table:table-cell office:value-type="float" office:value="7.602881" calcext:value-type="float">
            <text:p>7.602881</text:p>
          </table:table-cell>
          <table:table-cell office:value-type="float" office:value="1477010455100000" calcext:value-type="float">
            <text:p>1477010455100000</text:p>
          </table:table-cell>
          <table:table-cell office:value-type="float" office:value="-2.541771" calcext:value-type="float">
            <text:p>-2.541771</text:p>
          </table:table-cell>
          <table:table-cell office:value-type="float" office:value="7.591835" calcext:value-type="float">
            <text:p>7.591835</text:p>
          </table:table-cell>
          <table:table-cell office:value-type="float" office:value="-1.759313" calcext:value-type="float">
            <text:p>-1.759313</text:p>
          </table:table-cell>
          <table:table-cell office:value-type="float" office:value="-4.890064" calcext:value-type="float">
            <text:p>-4.890064</text:p>
          </table:table-cell>
          <table:table-cell office:value-type="float" office:value="4.367034" calcext:value-type="float">
            <text:p>4.367034</text:p>
          </table:table-cell>
          <table:table-cell office:value-type="float" office:value="0.04831816" calcext:value-type="float">
            <text:p>0.04831816</text:p>
          </table:table-cell>
          <table:table-cell table:formula="of:=ABS([.E123]-[.B123])" office:value-type="float" office:value="0.0549710000000001" calcext:value-type="float">
            <text:p>0.054971</text:p>
          </table:table-cell>
          <table:table-cell table:formula="of:=ABS([.F123]-[.C123])" office:value-type="float" office:value="0.0110460000000003" calcext:value-type="float">
            <text:p>0.0110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98651" calcext:value-type="float">
            <text:p>-2.798651</text:p>
          </table:table-cell>
          <table:table-cell office:value-type="float" office:value="7.064004" calcext:value-type="float">
            <text:p>7.064004</text:p>
          </table:table-cell>
          <table:table-cell office:value-type="float" office:value="1477010455200000" calcext:value-type="float">
            <text:p>1477010455200000</text:p>
          </table:table-cell>
          <table:table-cell office:value-type="float" office:value="-2.716576" calcext:value-type="float">
            <text:p>-2.716576</text:p>
          </table:table-cell>
          <table:table-cell office:value-type="float" office:value="7.102382" calcext:value-type="float">
            <text:p>7.102382</text:p>
          </table:table-cell>
          <table:table-cell office:value-type="float" office:value="-1.737856" calcext:value-type="float">
            <text:p>-1.737856</text:p>
          </table:table-cell>
          <table:table-cell office:value-type="float" office:value="-4.899332" calcext:value-type="float">
            <text:p>-4.899332</text:p>
          </table:table-cell>
          <table:table-cell office:value-type="float" office:value="4.371522" calcext:value-type="float">
            <text:p>4.371522</text:p>
          </table:table-cell>
          <table:table-cell office:value-type="float" office:value="0.03453479" calcext:value-type="float">
            <text:p>0.03453479</text:p>
          </table:table-cell>
          <table:table-cell table:formula="of:=ABS([.E124]-[.B124])" office:value-type="float" office:value="0.0820750000000001" calcext:value-type="float">
            <text:p>0.082075</text:p>
          </table:table-cell>
          <table:table-cell table:formula="of:=ABS([.F124]-[.C124])" office:value-type="float" office:value="0.0383780000000007" calcext:value-type="float">
            <text:p>0.038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746508" calcext:value-type="float">
            <text:p>-2.746508</text:p>
          </table:table-cell>
          <table:table-cell office:value-type="float" office:value="6.868668" calcext:value-type="float">
            <text:p>6.868668</text:p>
          </table:table-cell>
          <table:table-cell office:value-type="float" office:value="1477010455300000" calcext:value-type="float">
            <text:p>1477010455300000</text:p>
          </table:table-cell>
          <table:table-cell office:value-type="float" office:value="-2.889567" calcext:value-type="float">
            <text:p>-2.889567</text:p>
          </table:table-cell>
          <table:table-cell office:value-type="float" office:value="6.612138" calcext:value-type="float">
            <text:p>6.612138</text:p>
          </table:table-cell>
          <table:table-cell office:value-type="float" office:value="-1.722953" calcext:value-type="float">
            <text:p>-1.722953</text:p>
          </table:table-cell>
          <table:table-cell office:value-type="float" office:value="-4.905662" calcext:value-type="float">
            <text:p>-4.905662</text:p>
          </table:table-cell>
          <table:table-cell office:value-type="float" office:value="4.37463" calcext:value-type="float">
            <text:p>4.37463</text:p>
          </table:table-cell>
          <table:table-cell office:value-type="float" office:value="0.0207296" calcext:value-type="float">
            <text:p>0.0207296</text:p>
          </table:table-cell>
          <table:table-cell table:formula="of:=ABS([.E125]-[.B125])" office:value-type="float" office:value="0.143059" calcext:value-type="float">
            <text:p>0.143059</text:p>
          </table:table-cell>
          <table:table-cell table:formula="of:=ABS([.F125]-[.C125])" office:value-type="float" office:value="0.25653" calcext:value-type="float">
            <text:p>0.256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02166" calcext:value-type="float">
            <text:p>-2.902166</text:p>
          </table:table-cell>
          <table:table-cell office:value-type="float" office:value="6.229886" calcext:value-type="float">
            <text:p>6.229886</text:p>
          </table:table-cell>
          <table:table-cell office:value-type="float" office:value="1477010455400000" calcext:value-type="float">
            <text:p>1477010455400000</text:p>
          </table:table-cell>
          <table:table-cell office:value-type="float" office:value="-3.061402" calcext:value-type="float">
            <text:p>-3.061402</text:p>
          </table:table-cell>
          <table:table-cell office:value-type="float" office:value="6.121393" calcext:value-type="float">
            <text:p>6.121393</text:p>
          </table:table-cell>
          <table:table-cell office:value-type="float" office:value="-1.714642" calcext:value-type="float">
            <text:p>-1.714642</text:p>
          </table:table-cell>
          <table:table-cell office:value-type="float" office:value="-4.909108" calcext:value-type="float">
            <text:p>-4.909108</text:p>
          </table:table-cell>
          <table:table-cell office:value-type="float" office:value="4.376358" calcext:value-type="float">
            <text:p>4.376358</text:p>
          </table:table-cell>
          <table:table-cell office:value-type="float" office:value="0.006911322" calcext:value-type="float">
            <text:p>0.006911322</text:p>
          </table:table-cell>
          <table:table-cell table:formula="of:=ABS([.E126]-[.B126])" office:value-type="float" office:value="0.159236" calcext:value-type="float">
            <text:p>0.159236</text:p>
          </table:table-cell>
          <table:table-cell table:formula="of:=ABS([.F126]-[.C126])" office:value-type="float" office:value="0.108492999999999" calcext:value-type="float">
            <text:p>0.1084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77805" calcext:value-type="float">
            <text:p>-3.177805</text:p>
          </table:table-cell>
          <table:table-cell office:value-type="float" office:value="5.531013" calcext:value-type="float">
            <text:p>5.531013</text:p>
          </table:table-cell>
          <table:table-cell office:value-type="float" office:value="1477010455500000" calcext:value-type="float">
            <text:p>1477010455500000</text:p>
          </table:table-cell>
          <table:table-cell office:value-type="float" office:value="-3.23274" calcext:value-type="float">
            <text:p>-3.23274</text:p>
          </table:table-cell>
          <table:table-cell office:value-type="float" office:value="5.630435" calcext:value-type="float">
            <text:p>5.630435</text:p>
          </table:table-cell>
          <table:table-cell office:value-type="float" office:value="-1.712946" calcext:value-type="float">
            <text:p>-1.712946</text:p>
          </table:table-cell>
          <table:table-cell office:value-type="float" office:value="-4.909701" calcext:value-type="float">
            <text:p>-4.909701</text:p>
          </table:table-cell>
          <table:table-cell office:value-type="float" office:value="4.376703" calcext:value-type="float">
            <text:p>4.376703</text:p>
          </table:table-cell>
          <table:table-cell office:value-type="float" office:value="-0.006911322" calcext:value-type="float">
            <text:p>-0.006911322</text:p>
          </table:table-cell>
          <table:table-cell table:formula="of:=ABS([.E127]-[.B127])" office:value-type="float" office:value="0.054935" calcext:value-type="float">
            <text:p>0.054935</text:p>
          </table:table-cell>
          <table:table-cell table:formula="of:=ABS([.F127]-[.C127])" office:value-type="float" office:value="0.0994220000000006" calcext:value-type="float">
            <text:p>0.0994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430309" calcext:value-type="float">
            <text:p>-3.430309</text:p>
          </table:table-cell>
          <table:table-cell office:value-type="float" office:value="5.10507" calcext:value-type="float">
            <text:p>5.10507</text:p>
          </table:table-cell>
          <table:table-cell office:value-type="float" office:value="1477010455600000" calcext:value-type="float">
            <text:p>1477010455600000</text:p>
          </table:table-cell>
          <table:table-cell office:value-type="float" office:value="-3.404243" calcext:value-type="float">
            <text:p>-3.404243</text:p>
          </table:table-cell>
          <table:table-cell office:value-type="float" office:value="5.139548" calcext:value-type="float">
            <text:p>5.139548</text:p>
          </table:table-cell>
          <table:table-cell office:value-type="float" office:value="-1.717867" calcext:value-type="float">
            <text:p>-1.717867</text:p>
          </table:table-cell>
          <table:table-cell office:value-type="float" office:value="-4.907446" calcext:value-type="float">
            <text:p>-4.907446</text:p>
          </table:table-cell>
          <table:table-cell office:value-type="float" office:value="4.375667" calcext:value-type="float">
            <text:p>4.375667</text:p>
          </table:table-cell>
          <table:table-cell office:value-type="float" office:value="-0.0207296" calcext:value-type="float">
            <text:p>-0.0207296</text:p>
          </table:table-cell>
          <table:table-cell table:formula="of:=ABS([.E128]-[.B128])" office:value-type="float" office:value="0.0260659999999997" calcext:value-type="float">
            <text:p>0.026066</text:p>
          </table:table-cell>
          <table:table-cell table:formula="of:=ABS([.F128]-[.C128])" office:value-type="float" office:value="0.0344779999999991" calcext:value-type="float">
            <text:p>0.0344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694351" calcext:value-type="float">
            <text:p>-3.694351</text:p>
          </table:table-cell>
          <table:table-cell office:value-type="float" office:value="4.521963" calcext:value-type="float">
            <text:p>4.521963</text:p>
          </table:table-cell>
          <table:table-cell office:value-type="float" office:value="1477010455700000" calcext:value-type="float">
            <text:p>1477010455700000</text:p>
          </table:table-cell>
          <table:table-cell office:value-type="float" office:value="-3.576574" calcext:value-type="float">
            <text:p>-3.576574</text:p>
          </table:table-cell>
          <table:table-cell office:value-type="float" office:value="4.649018" calcext:value-type="float">
            <text:p>4.649018</text:p>
          </table:table-cell>
          <table:table-cell office:value-type="float" office:value="-1.729394" calcext:value-type="float">
            <text:p>-1.729394</text:p>
          </table:table-cell>
          <table:table-cell office:value-type="float" office:value="-4.902326" calcext:value-type="float">
            <text:p>-4.902326</text:p>
          </table:table-cell>
          <table:table-cell office:value-type="float" office:value="4.373248" calcext:value-type="float">
            <text:p>4.373248</text:p>
          </table:table-cell>
          <table:table-cell office:value-type="float" office:value="-0.03453479" calcext:value-type="float">
            <text:p>-0.03453479</text:p>
          </table:table-cell>
          <table:table-cell table:formula="of:=ABS([.E129]-[.B129])" office:value-type="float" office:value="0.117777" calcext:value-type="float">
            <text:p>0.117777</text:p>
          </table:table-cell>
          <table:table-cell table:formula="of:=ABS([.F129]-[.C129])" office:value-type="float" office:value="0.127055" calcext:value-type="float">
            <text:p>0.1270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002383" calcext:value-type="float">
            <text:p>-4.002383</text:p>
          </table:table-cell>
          <table:table-cell office:value-type="float" office:value="4.046836" calcext:value-type="float">
            <text:p>4.046836</text:p>
          </table:table-cell>
          <table:table-cell office:value-type="float" office:value="1477010455800000" calcext:value-type="float">
            <text:p>1477010455800000</text:p>
          </table:table-cell>
          <table:table-cell office:value-type="float" office:value="-3.75039" calcext:value-type="float">
            <text:p>-3.75039</text:p>
          </table:table-cell>
          <table:table-cell office:value-type="float" office:value="4.159132" calcext:value-type="float">
            <text:p>4.159132</text:p>
          </table:table-cell>
          <table:table-cell office:value-type="float" office:value="-1.747494" calcext:value-type="float">
            <text:p>-1.747494</text:p>
          </table:table-cell>
          <table:table-cell office:value-type="float" office:value="-4.8943" calcext:value-type="float">
            <text:p>-4.8943</text:p>
          </table:table-cell>
          <table:table-cell office:value-type="float" office:value="4.36945" calcext:value-type="float">
            <text:p>4.36945</text:p>
          </table:table-cell>
          <table:table-cell office:value-type="float" office:value="-0.04831816" calcext:value-type="float">
            <text:p>-0.04831816</text:p>
          </table:table-cell>
          <table:table-cell table:formula="of:=ABS([.E130]-[.B130])" office:value-type="float" office:value="0.251993" calcext:value-type="float">
            <text:p>0.251993</text:p>
          </table:table-cell>
          <table:table-cell table:formula="of:=ABS([.F130]-[.C130])" office:value-type="float" office:value="0.112296" calcext:value-type="float">
            <text:p>0.1122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880532" calcext:value-type="float">
            <text:p>-3.880532</text:p>
          </table:table-cell>
          <table:table-cell office:value-type="float" office:value="3.751771" calcext:value-type="float">
            <text:p>3.751771</text:p>
          </table:table-cell>
          <table:table-cell office:value-type="float" office:value="1477010455900000" calcext:value-type="float">
            <text:p>1477010455900000</text:p>
          </table:table-cell>
          <table:table-cell office:value-type="float" office:value="-3.926347" calcext:value-type="float">
            <text:p>-3.926347</text:p>
          </table:table-cell>
          <table:table-cell office:value-type="float" office:value="3.670186" calcext:value-type="float">
            <text:p>3.670186</text:p>
          </table:table-cell>
          <table:table-cell office:value-type="float" office:value="-1.772118" calcext:value-type="float">
            <text:p>-1.772118</text:p>
          </table:table-cell>
          <table:table-cell office:value-type="float" office:value="-4.883302" calcext:value-type="float">
            <text:p>-4.883302</text:p>
          </table:table-cell>
          <table:table-cell office:value-type="float" office:value="4.364274" calcext:value-type="float">
            <text:p>4.364274</text:p>
          </table:table-cell>
          <table:table-cell office:value-type="float" office:value="-0.06207101" calcext:value-type="float">
            <text:p>-0.06207101</text:p>
          </table:table-cell>
          <table:table-cell table:formula="of:=ABS([.E131]-[.B131])" office:value-type="float" office:value="0.0458149999999997" calcext:value-type="float">
            <text:p>0.045815</text:p>
          </table:table-cell>
          <table:table-cell table:formula="of:=ABS([.F131]-[.C131])" office:value-type="float" office:value="0.0815849999999996" calcext:value-type="float">
            <text:p>0.081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151192" calcext:value-type="float">
            <text:p>-4.151192</text:p>
          </table:table-cell>
          <table:table-cell office:value-type="float" office:value="3.219682" calcext:value-type="float">
            <text:p>3.219682</text:p>
          </table:table-cell>
          <table:table-cell office:value-type="float" office:value="1477010456000000" calcext:value-type="float">
            <text:p>1477010456000000</text:p>
          </table:table-cell>
          <table:table-cell office:value-type="float" office:value="-4.105094" calcext:value-type="float">
            <text:p>-4.105094</text:p>
          </table:table-cell>
          <table:table-cell office:value-type="float" office:value="3.18248" calcext:value-type="float">
            <text:p>3.18248</text:p>
          </table:table-cell>
          <table:table-cell office:value-type="float" office:value="-1.803198" calcext:value-type="float">
            <text:p>-1.803198</text:p>
          </table:table-cell>
          <table:table-cell office:value-type="float" office:value="-4.869246" calcext:value-type="float">
            <text:p>-4.869246</text:p>
          </table:table-cell>
          <table:table-cell office:value-type="float" office:value="4.357724" calcext:value-type="float">
            <text:p>4.357724</text:p>
          </table:table-cell>
          <table:table-cell office:value-type="float" office:value="-0.07578466" calcext:value-type="float">
            <text:p>-0.07578466</text:p>
          </table:table-cell>
          <table:table-cell table:formula="of:=ABS([.E132]-[.B132])" office:value-type="float" office:value="0.0460979999999998" calcext:value-type="float">
            <text:p>0.046098</text:p>
          </table:table-cell>
          <table:table-cell table:formula="of:=ABS([.F132]-[.C132])" office:value-type="float" office:value="0.0372020000000002" calcext:value-type="float">
            <text:p>0.0372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24508" calcext:value-type="float">
            <text:p>-4.324508</text:p>
          </table:table-cell>
          <table:table-cell office:value-type="float" office:value="2.550338" calcext:value-type="float">
            <text:p>2.550338</text:p>
          </table:table-cell>
          <table:table-cell office:value-type="float" office:value="1477010456100000" calcext:value-type="float">
            <text:p>1477010456100000</text:p>
          </table:table-cell>
          <table:table-cell office:value-type="float" office:value="-4.287274" calcext:value-type="float">
            <text:p>-4.287274</text:p>
          </table:table-cell>
          <table:table-cell office:value-type="float" office:value="2.696326" calcext:value-type="float">
            <text:p>2.696326</text:p>
          </table:table-cell>
          <table:table-cell office:value-type="float" office:value="-1.840648" calcext:value-type="float">
            <text:p>-1.840648</text:p>
          </table:table-cell>
          <table:table-cell office:value-type="float" office:value="-4.852019" calcext:value-type="float">
            <text:p>-4.852019</text:p>
          </table:table-cell>
          <table:table-cell office:value-type="float" office:value="4.349804" calcext:value-type="float">
            <text:p>4.349804</text:p>
          </table:table-cell>
          <table:table-cell office:value-type="float" office:value="-0.08945044" calcext:value-type="float">
            <text:p>-0.08945044</text:p>
          </table:table-cell>
          <table:table-cell table:formula="of:=ABS([.E133]-[.B133])" office:value-type="float" office:value="0.0372339999999998" calcext:value-type="float">
            <text:p>0.037234</text:p>
          </table:table-cell>
          <table:table-cell table:formula="of:=ABS([.F133]-[.C133])" office:value-type="float" office:value="0.145988" calcext:value-type="float">
            <text:p>0.1459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1223" calcext:value-type="float">
            <text:p>-4.61223</text:p>
          </table:table-cell>
          <table:table-cell office:value-type="float" office:value="2.091916" calcext:value-type="float">
            <text:p>2.091916</text:p>
          </table:table-cell>
          <table:table-cell office:value-type="float" office:value="1477010456200000" calcext:value-type="float">
            <text:p>1477010456200000</text:p>
          </table:table-cell>
          <table:table-cell office:value-type="float" office:value="-4.473517" calcext:value-type="float">
            <text:p>-4.473517</text:p>
          </table:table-cell>
          <table:table-cell office:value-type="float" office:value="2.212048" calcext:value-type="float">
            <text:p>2.212048</text:p>
          </table:table-cell>
          <table:table-cell office:value-type="float" office:value="-1.884364" calcext:value-type="float">
            <text:p>-1.884364</text:p>
          </table:table-cell>
          <table:table-cell office:value-type="float" office:value="-4.831491" calcext:value-type="float">
            <text:p>-4.831491</text:p>
          </table:table-cell>
          <table:table-cell office:value-type="float" office:value="4.340518" calcext:value-type="float">
            <text:p>4.340518</text:p>
          </table:table-cell>
          <table:table-cell office:value-type="float" office:value="-0.1030597" calcext:value-type="float">
            <text:p>-0.1030597</text:p>
          </table:table-cell>
          <table:table-cell table:formula="of:=ABS([.E134]-[.B134])" office:value-type="float" office:value="0.138713" calcext:value-type="float">
            <text:p>0.138713</text:p>
          </table:table-cell>
          <table:table-cell table:formula="of:=ABS([.F134]-[.C134])" office:value-type="float" office:value="0.120132" calcext:value-type="float">
            <text:p>0.1201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68289" calcext:value-type="float">
            <text:p>-4.868289</text:p>
          </table:table-cell>
          <table:table-cell office:value-type="float" office:value="1.534418" calcext:value-type="float">
            <text:p>1.534418</text:p>
          </table:table-cell>
          <table:table-cell office:value-type="float" office:value="1477010456300000" calcext:value-type="float">
            <text:p>1477010456300000</text:p>
          </table:table-cell>
          <table:table-cell office:value-type="float" office:value="-4.664445" calcext:value-type="float">
            <text:p>-4.664445</text:p>
          </table:table-cell>
          <table:table-cell office:value-type="float" office:value="1.729983" calcext:value-type="float">
            <text:p>1.729983</text:p>
          </table:table-cell>
          <table:table-cell office:value-type="float" office:value="-1.934219" calcext:value-type="float">
            <text:p>-1.934219</text:p>
          </table:table-cell>
          <table:table-cell office:value-type="float" office:value="-4.807509" calcext:value-type="float">
            <text:p>-4.807509</text:p>
          </table:table-cell>
          <table:table-cell office:value-type="float" office:value="4.329873" calcext:value-type="float">
            <text:p>4.329873</text:p>
          </table:table-cell>
          <table:table-cell office:value-type="float" office:value="-0.1166039" calcext:value-type="float">
            <text:p>-0.1166039</text:p>
          </table:table-cell>
          <table:table-cell table:formula="of:=ABS([.E135]-[.B135])" office:value-type="float" office:value="0.203844" calcext:value-type="float">
            <text:p>0.203844</text:p>
          </table:table-cell>
          <table:table-cell table:formula="of:=ABS([.F135]-[.C135])" office:value-type="float" office:value="0.195565" calcext:value-type="float">
            <text:p>0.1955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667788" calcext:value-type="float">
            <text:p>-4.667788</text:p>
          </table:table-cell>
          <table:table-cell office:value-type="float" office:value="1.286427" calcext:value-type="float">
            <text:p>1.286427</text:p>
          </table:table-cell>
          <table:table-cell office:value-type="float" office:value="1477010456400000" calcext:value-type="float">
            <text:p>1477010456400000</text:p>
          </table:table-cell>
          <table:table-cell office:value-type="float" office:value="-4.860665" calcext:value-type="float">
            <text:p>-4.860665</text:p>
          </table:table-cell>
          <table:table-cell office:value-type="float" office:value="1.250487" calcext:value-type="float">
            <text:p>1.250487</text:p>
          </table:table-cell>
          <table:table-cell office:value-type="float" office:value="-1.990068" calcext:value-type="float">
            <text:p>-1.990068</text:p>
          </table:table-cell>
          <table:table-cell office:value-type="float" office:value="-4.779901" calcext:value-type="float">
            <text:p>-4.779901</text:p>
          </table:table-cell>
          <table:table-cell office:value-type="float" office:value="4.317875" calcext:value-type="float">
            <text:p>4.317875</text:p>
          </table:table-cell>
          <table:table-cell office:value-type="float" office:value="-0.1300744" calcext:value-type="float">
            <text:p>-0.1300744</text:p>
          </table:table-cell>
          <table:table-cell table:formula="of:=ABS([.E136]-[.B136])" office:value-type="float" office:value="0.192877" calcext:value-type="float">
            <text:p>0.192877</text:p>
          </table:table-cell>
          <table:table-cell table:formula="of:=ABS([.F136]-[.C136])" office:value-type="float" office:value="0.0359399999999999" calcext:value-type="float">
            <text:p>0.035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54981" calcext:value-type="float">
            <text:p>-4.854981</text:p>
          </table:table-cell>
          <table:table-cell office:value-type="float" office:value="0.8256615" calcext:value-type="float">
            <text:p>0.8256615</text:p>
          </table:table-cell>
          <table:table-cell office:value-type="float" office:value="1477010456500000" calcext:value-type="float">
            <text:p>1477010456500000</text:p>
          </table:table-cell>
          <table:table-cell office:value-type="float" office:value="-5.062768" calcext:value-type="float">
            <text:p>-5.062768</text:p>
          </table:table-cell>
          <table:table-cell office:value-type="float" office:value="0.7739301" calcext:value-type="float">
            <text:p>0.7739301</text:p>
          </table:table-cell>
          <table:table-cell office:value-type="float" office:value="-2.051745" calcext:value-type="float">
            <text:p>-2.051745</text:p>
          </table:table-cell>
          <table:table-cell office:value-type="float" office:value="-4.748478" calcext:value-type="float">
            <text:p>-4.748478</text:p>
          </table:table-cell>
          <table:table-cell office:value-type="float" office:value="4.304533" calcext:value-type="float">
            <text:p>4.304533</text:p>
          </table:table-cell>
          <table:table-cell office:value-type="float" office:value="-0.1434628" calcext:value-type="float">
            <text:p>-0.1434628</text:p>
          </table:table-cell>
          <table:table-cell table:formula="of:=ABS([.E137]-[.B137])" office:value-type="float" office:value="0.207787" calcext:value-type="float">
            <text:p>0.207787</text:p>
          </table:table-cell>
          <table:table-cell table:formula="of:=ABS([.F137]-[.C137])" office:value-type="float" office:value="0.0517314" calcext:value-type="float">
            <text:p>0.05173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123096" calcext:value-type="float">
            <text:p>-5.123096</text:p>
          </table:table-cell>
          <table:table-cell office:value-type="float" office:value="0.2573111" calcext:value-type="float">
            <text:p>0.2573111</text:p>
          </table:table-cell>
          <table:table-cell office:value-type="float" office:value="1477010456600000" calcext:value-type="float">
            <text:p>1477010456600000</text:p>
          </table:table-cell>
          <table:table-cell office:value-type="float" office:value="-5.271329" calcext:value-type="float">
            <text:p>-5.271329</text:p>
          </table:table-cell>
          <table:table-cell office:value-type="float" office:value="0.300706" calcext:value-type="float">
            <text:p>0.300706</text:p>
          </table:table-cell>
          <table:table-cell office:value-type="float" office:value="-2.119061" calcext:value-type="float">
            <text:p>-2.119061</text:p>
          </table:table-cell>
          <table:table-cell office:value-type="float" office:value="-4.713034" calcext:value-type="float">
            <text:p>-4.713034</text:p>
          </table:table-cell>
          <table:table-cell office:value-type="float" office:value="4.289853" calcext:value-type="float">
            <text:p>4.289853</text:p>
          </table:table-cell>
          <table:table-cell office:value-type="float" office:value="-0.1567606" calcext:value-type="float">
            <text:p>-0.1567606</text:p>
          </table:table-cell>
          <table:table-cell table:formula="of:=ABS([.E138]-[.B138])" office:value-type="float" office:value="0.148232999999999" calcext:value-type="float">
            <text:p>0.148233</text:p>
          </table:table-cell>
          <table:table-cell table:formula="of:=ABS([.F138]-[.C138])" office:value-type="float" office:value="0.0433949" calcext:value-type="float">
            <text:p>0.04339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99723" calcext:value-type="float">
            <text:p>-5.299723</text:p>
          </table:table-cell>
          <table:table-cell office:value-type="float" office:value="-0.2129817" calcext:value-type="float">
            <text:p>-0.2129817</text:p>
          </table:table-cell>
          <table:table-cell office:value-type="float" office:value="1477010456700000" calcext:value-type="float">
            <text:p>1477010456700000</text:p>
          </table:table-cell>
          <table:table-cell office:value-type="float" office:value="-5.4869" calcext:value-type="float">
            <text:p>-5.4869</text:p>
          </table:table-cell>
          <table:table-cell office:value-type="float" office:value="-0.1687723" calcext:value-type="float">
            <text:p>-0.1687723</text:p>
          </table:table-cell>
          <table:table-cell office:value-type="float" office:value="-2.191805" calcext:value-type="float">
            <text:p>-2.191805</text:p>
          </table:table-cell>
          <table:table-cell office:value-type="float" office:value="-4.67335" calcext:value-type="float">
            <text:p>-4.67335</text:p>
          </table:table-cell>
          <table:table-cell office:value-type="float" office:value="4.273847" calcext:value-type="float">
            <text:p>4.273847</text:p>
          </table:table-cell>
          <table:table-cell office:value-type="float" office:value="-0.1699593" calcext:value-type="float">
            <text:p>-0.1699593</text:p>
          </table:table-cell>
          <table:table-cell table:formula="of:=ABS([.E139]-[.B139])" office:value-type="float" office:value="0.187177" calcext:value-type="float">
            <text:p>0.187177</text:p>
          </table:table-cell>
          <table:table-cell table:formula="of:=ABS([.F139]-[.C139])" office:value-type="float" office:value="0.0442094" calcext:value-type="float">
            <text:p>0.04420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53586" calcext:value-type="float">
            <text:p>-5.853586</text:p>
          </table:table-cell>
          <table:table-cell office:value-type="float" office:value="-0.4458011" calcext:value-type="float">
            <text:p>-0.4458011</text:p>
          </table:table-cell>
          <table:table-cell office:value-type="float" office:value="1477010456800000" calcext:value-type="float">
            <text:p>1477010456800000</text:p>
          </table:table-cell>
          <table:table-cell office:value-type="float" office:value="-5.710014" calcext:value-type="float">
            <text:p>-5.710014</text:p>
          </table:table-cell>
          <table:table-cell office:value-type="float" office:value="-0.6340686" calcext:value-type="float">
            <text:p>-0.6340686</text:p>
          </table:table-cell>
          <table:table-cell office:value-type="float" office:value="-2.269743" calcext:value-type="float">
            <text:p>-2.269743</text:p>
          </table:table-cell>
          <table:table-cell office:value-type="float" office:value="-4.629193" calcext:value-type="float">
            <text:p>-4.629193</text:p>
          </table:table-cell>
          <table:table-cell office:value-type="float" office:value="4.256523" calcext:value-type="float">
            <text:p>4.256523</text:p>
          </table:table-cell>
          <table:table-cell office:value-type="float" office:value="-0.1830507" calcext:value-type="float">
            <text:p>-0.1830507</text:p>
          </table:table-cell>
          <table:table-cell table:formula="of:=ABS([.E140]-[.B140])" office:value-type="float" office:value="0.143572" calcext:value-type="float">
            <text:p>0.143572</text:p>
          </table:table-cell>
          <table:table-cell table:formula="of:=ABS([.F140]-[.C140])" office:value-type="float" office:value="0.1882675" calcext:value-type="float">
            <text:p>0.18826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78354" calcext:value-type="float">
            <text:p>-5.878354</text:p>
          </table:table-cell>
          <table:table-cell office:value-type="float" office:value="-1.26863" calcext:value-type="float">
            <text:p>-1.26863</text:p>
          </table:table-cell>
          <table:table-cell office:value-type="float" office:value="1477010456900000" calcext:value-type="float">
            <text:p>1477010456900000</text:p>
          </table:table-cell>
          <table:table-cell office:value-type="float" office:value="-5.941177" calcext:value-type="float">
            <text:p>-5.941177</text:p>
          </table:table-cell>
          <table:table-cell office:value-type="float" office:value="-1.094723" calcext:value-type="float">
            <text:p>-1.094723</text:p>
          </table:table-cell>
          <table:table-cell office:value-type="float" office:value="-2.352615" calcext:value-type="float">
            <text:p>-2.352615</text:p>
          </table:table-cell>
          <table:table-cell office:value-type="float" office:value="-4.580321" calcext:value-type="float">
            <text:p>-4.580321</text:p>
          </table:table-cell>
          <table:table-cell office:value-type="float" office:value="4.237893" calcext:value-type="float">
            <text:p>4.237893</text:p>
          </table:table-cell>
          <table:table-cell office:value-type="float" office:value="-0.1960265" calcext:value-type="float">
            <text:p>-0.1960265</text:p>
          </table:table-cell>
          <table:table-cell table:formula="of:=ABS([.E141]-[.B141])" office:value-type="float" office:value="0.0628229999999999" calcext:value-type="float">
            <text:p>0.062823</text:p>
          </table:table-cell>
          <table:table-cell table:formula="of:=ABS([.F141]-[.C141])" office:value-type="float" office:value="0.173907" calcext:value-type="float">
            <text:p>0.1739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272635" calcext:value-type="float">
            <text:p>-6.272635</text:p>
          </table:table-cell>
          <table:table-cell office:value-type="float" office:value="-1.509379" calcext:value-type="float">
            <text:p>-1.509379</text:p>
          </table:table-cell>
          <table:table-cell office:value-type="float" office:value="1477010457000000" calcext:value-type="float">
            <text:p>1477010457000000</text:p>
          </table:table-cell>
          <table:table-cell office:value-type="float" office:value="-6.180869" calcext:value-type="float">
            <text:p>-6.180869</text:p>
          </table:table-cell>
          <table:table-cell office:value-type="float" office:value="-1.55025" calcext:value-type="float">
            <text:p>-1.55025</text:p>
          </table:table-cell>
          <table:table-cell office:value-type="float" office:value="-2.440139" calcext:value-type="float">
            <text:p>-2.440139</text:p>
          </table:table-cell>
          <table:table-cell office:value-type="float" office:value="-4.526483" calcext:value-type="float">
            <text:p>-4.526483</text:p>
          </table:table-cell>
          <table:table-cell office:value-type="float" office:value="4.217968" calcext:value-type="float">
            <text:p>4.217968</text:p>
          </table:table-cell>
          <table:table-cell office:value-type="float" office:value="-0.2088785" calcext:value-type="float">
            <text:p>-0.2088785</text:p>
          </table:table-cell>
          <table:table-cell table:formula="of:=ABS([.E142]-[.B142])" office:value-type="float" office:value="0.0917659999999998" calcext:value-type="float">
            <text:p>0.091766</text:p>
          </table:table-cell>
          <table:table-cell table:formula="of:=ABS([.F142]-[.C142])" office:value-type="float" office:value="0.0408710000000001" calcext:value-type="float">
            <text:p>0.04087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34007" calcext:value-type="float">
            <text:p>-6.34007</text:p>
          </table:table-cell>
          <table:table-cell office:value-type="float" office:value="-2.136847" calcext:value-type="float">
            <text:p>-2.136847</text:p>
          </table:table-cell>
          <table:table-cell office:value-type="float" office:value="1477010457100000" calcext:value-type="float">
            <text:p>1477010457100000</text:p>
          </table:table-cell>
          <table:table-cell office:value-type="float" office:value="-6.429541" calcext:value-type="float">
            <text:p>-6.429541</text:p>
          </table:table-cell>
          <table:table-cell office:value-type="float" office:value="-2.000141" calcext:value-type="float">
            <text:p>-2.000141</text:p>
          </table:table-cell>
          <table:table-cell office:value-type="float" office:value="-2.532004" calcext:value-type="float">
            <text:p>-2.532004</text:p>
          </table:table-cell>
          <table:table-cell office:value-type="float" office:value="-4.467422" calcext:value-type="float">
            <text:p>-4.467422</text:p>
          </table:table-cell>
          <table:table-cell office:value-type="float" office:value="4.196761" calcext:value-type="float">
            <text:p>4.196761</text:p>
          </table:table-cell>
          <table:table-cell office:value-type="float" office:value="-0.2215985" calcext:value-type="float">
            <text:p>-0.2215985</text:p>
          </table:table-cell>
          <table:table-cell table:formula="of:=ABS([.E143]-[.B143])" office:value-type="float" office:value="0.0894710000000005" calcext:value-type="float">
            <text:p>0.089471</text:p>
          </table:table-cell>
          <table:table-cell table:formula="of:=ABS([.F143]-[.C143])" office:value-type="float" office:value="0.136706" calcext:value-type="float">
            <text:p>0.1367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92876" calcext:value-type="float">
            <text:p>-6.792876</text:p>
          </table:table-cell>
          <table:table-cell office:value-type="float" office:value="-2.445797" calcext:value-type="float">
            <text:p>-2.445797</text:p>
          </table:table-cell>
          <table:table-cell office:value-type="float" office:value="1477010457200000" calcext:value-type="float">
            <text:p>1477010457200000</text:p>
          </table:table-cell>
          <table:table-cell office:value-type="float" office:value="-6.68761" calcext:value-type="float">
            <text:p>-6.68761</text:p>
          </table:table-cell>
          <table:table-cell office:value-type="float" office:value="-2.44386" calcext:value-type="float">
            <text:p>-2.44386</text:p>
          </table:table-cell>
          <table:table-cell office:value-type="float" office:value="-2.627877" calcext:value-type="float">
            <text:p>-2.627877</text:p>
          </table:table-cell>
          <table:table-cell office:value-type="float" office:value="-4.402881" calcext:value-type="float">
            <text:p>-4.402881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-0.2341786" calcext:value-type="float">
            <text:p>-0.2341786</text:p>
          </table:table-cell>
          <table:table-cell table:formula="of:=ABS([.E144]-[.B144])" office:value-type="float" office:value="0.105265999999999" calcext:value-type="float">
            <text:p>0.105266</text:p>
          </table:table-cell>
          <table:table-cell table:formula="of:=ABS([.F144]-[.C144])" office:value-type="float" office:value="0.00193699999999986" calcext:value-type="float">
            <text:p>0.0019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800298" calcext:value-type="float">
            <text:p>-6.800298</text:p>
          </table:table-cell>
          <table:table-cell office:value-type="float" office:value="-3.100863" calcext:value-type="float">
            <text:p>-3.100863</text:p>
          </table:table-cell>
          <table:table-cell office:value-type="float" office:value="1477010457300000" calcext:value-type="float">
            <text:p>1477010457300000</text:p>
          </table:table-cell>
          <table:table-cell office:value-type="float" office:value="-6.95546" calcext:value-type="float">
            <text:p>-6.95546</text:p>
          </table:table-cell>
          <table:table-cell office:value-type="float" office:value="-2.880843" calcext:value-type="float">
            <text:p>-2.880843</text:p>
          </table:table-cell>
          <table:table-cell office:value-type="float" office:value="-2.727396" calcext:value-type="float">
            <text:p>-2.727396</text:p>
          </table:table-cell>
          <table:table-cell office:value-type="float" office:value="-4.3326" calcext:value-type="float">
            <text:p>-4.3326</text:p>
          </table:table-cell>
          <table:table-cell office:value-type="float" office:value="4.150556" calcext:value-type="float">
            <text:p>4.150556</text:p>
          </table:table-cell>
          <table:table-cell office:value-type="float" office:value="-0.2466108" calcext:value-type="float">
            <text:p>-0.2466108</text:p>
          </table:table-cell>
          <table:table-cell table:formula="of:=ABS([.E145]-[.B145])" office:value-type="float" office:value="0.155162000000001" calcext:value-type="float">
            <text:p>0.155162</text:p>
          </table:table-cell>
          <table:table-cell table:formula="of:=ABS([.F145]-[.C145])" office:value-type="float" office:value="0.22002" calcext:value-type="float">
            <text:p>0.220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21178" calcext:value-type="float">
            <text:p>-7.121178</text:p>
          </table:table-cell>
          <table:table-cell office:value-type="float" office:value="-3.264337" calcext:value-type="float">
            <text:p>-3.264337</text:p>
          </table:table-cell>
          <table:table-cell office:value-type="float" office:value="1477010457400000" calcext:value-type="float">
            <text:p>1477010457400000</text:p>
          </table:table-cell>
          <table:table-cell office:value-type="float" office:value="-7.233435" calcext:value-type="float">
            <text:p>-7.233435</text:p>
          </table:table-cell>
          <table:table-cell office:value-type="float" office:value="-3.310505" calcext:value-type="float">
            <text:p>-3.310505</text:p>
          </table:table-cell>
          <table:table-cell office:value-type="float" office:value="-2.830171" calcext:value-type="float">
            <text:p>-2.830171</text:p>
          </table:table-cell>
          <table:table-cell office:value-type="float" office:value="-4.256323" calcext:value-type="float">
            <text:p>-4.256323</text:p>
          </table:table-cell>
          <table:table-cell office:value-type="float" office:value="4.125587" calcext:value-type="float">
            <text:p>4.125587</text:p>
          </table:table-cell>
          <table:table-cell office:value-type="float" office:value="-0.2588872" calcext:value-type="float">
            <text:p>-0.2588872</text:p>
          </table:table-cell>
          <table:table-cell table:formula="of:=ABS([.E146]-[.B146])" office:value-type="float" office:value="0.112257000000001" calcext:value-type="float">
            <text:p>0.112257</text:p>
          </table:table-cell>
          <table:table-cell table:formula="of:=ABS([.F146]-[.C146])" office:value-type="float" office:value="0.0461680000000002" calcext:value-type="float">
            <text:p>0.046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490093" calcext:value-type="float">
            <text:p>-7.490093</text:p>
          </table:table-cell>
          <table:table-cell office:value-type="float" office:value="-3.490813" calcext:value-type="float">
            <text:p>-3.490813</text:p>
          </table:table-cell>
          <table:table-cell office:value-type="float" office:value="1477010457500000" calcext:value-type="float">
            <text:p>1477010457500000</text:p>
          </table:table-cell>
          <table:table-cell office:value-type="float" office:value="-7.521842" calcext:value-type="float">
            <text:p>-7.521842</text:p>
          </table:table-cell>
          <table:table-cell office:value-type="float" office:value="-3.732231" calcext:value-type="float">
            <text:p>-3.732231</text:p>
          </table:table-cell>
          <table:table-cell office:value-type="float" office:value="-2.935789" calcext:value-type="float">
            <text:p>-2.935789</text:p>
          </table:table-cell>
          <table:table-cell office:value-type="float" office:value="-4.1738" calcext:value-type="float">
            <text:p>-4.1738</text:p>
          </table:table-cell>
          <table:table-cell office:value-type="float" office:value="4.099395" calcext:value-type="float">
            <text:p>4.099395</text:p>
          </table:table-cell>
          <table:table-cell office:value-type="float" office:value="-0.271" calcext:value-type="float">
            <text:p>-0.271</text:p>
          </table:table-cell>
          <table:table-cell table:formula="of:=ABS([.E147]-[.B147])" office:value-type="float" office:value="0.0317490000000005" calcext:value-type="float">
            <text:p>0.031749</text:p>
          </table:table-cell>
          <table:table-cell table:formula="of:=ABS([.F147]-[.C147])" office:value-type="float" office:value="0.241418" calcext:value-type="float">
            <text:p>0.2414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880489" calcext:value-type="float">
            <text:p>-7.880489</text:p>
          </table:table-cell>
          <table:table-cell office:value-type="float" office:value="-4.297826" calcext:value-type="float">
            <text:p>-4.297826</text:p>
          </table:table-cell>
          <table:table-cell office:value-type="float" office:value="1477010457600000" calcext:value-type="float">
            <text:p>1477010457600000</text:p>
          </table:table-cell>
          <table:table-cell office:value-type="float" office:value="-7.820942" calcext:value-type="float">
            <text:p>-7.820942</text:p>
          </table:table-cell>
          <table:table-cell office:value-type="float" office:value="-4.145385" calcext:value-type="float">
            <text:p>-4.145385</text:p>
          </table:table-cell>
          <table:table-cell office:value-type="float" office:value="-3.043807" calcext:value-type="float">
            <text:p>-3.043807</text:p>
          </table:table-cell>
          <table:table-cell office:value-type="float" office:value="-4.08479" calcext:value-type="float">
            <text:p>-4.08479</text:p>
          </table:table-cell>
          <table:table-cell office:value-type="float" office:value="4.071995" calcext:value-type="float">
            <text:p>4.071995</text:p>
          </table:table-cell>
          <table:table-cell office:value-type="float" office:value="-0.2829417" calcext:value-type="float">
            <text:p>-0.2829417</text:p>
          </table:table-cell>
          <table:table-cell table:formula="of:=ABS([.E148]-[.B148])" office:value-type="float" office:value="0.0595470000000002" calcext:value-type="float">
            <text:p>0.059547</text:p>
          </table:table-cell>
          <table:table-cell table:formula="of:=ABS([.F148]-[.C148])" office:value-type="float" office:value="0.152441" calcext:value-type="float">
            <text:p>0.1524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224922" calcext:value-type="float">
            <text:p>-8.224922</text:p>
          </table:table-cell>
          <table:table-cell office:value-type="float" office:value="-4.798125" calcext:value-type="float">
            <text:p>-4.798125</text:p>
          </table:table-cell>
          <table:table-cell office:value-type="float" office:value="1477010457700000" calcext:value-type="float">
            <text:p>1477010457700000</text:p>
          </table:table-cell>
          <table:table-cell office:value-type="float" office:value="-8.130953" calcext:value-type="float">
            <text:p>-8.130953</text:p>
          </table:table-cell>
          <table:table-cell office:value-type="float" office:value="-4.549304" calcext:value-type="float">
            <text:p>-4.549304</text:p>
          </table:table-cell>
          <table:table-cell office:value-type="float" office:value="-3.153756" calcext:value-type="float">
            <text:p>-3.153756</text:p>
          </table:table-cell>
          <table:table-cell office:value-type="float" office:value="-3.989064" calcext:value-type="float">
            <text:p>-3.989064</text:p>
          </table:table-cell>
          <table:table-cell office:value-type="float" office:value="4.043406" calcext:value-type="float">
            <text:p>4.043406</text:p>
          </table:table-cell>
          <table:table-cell office:value-type="float" office:value="-0.2947047" calcext:value-type="float">
            <text:p>-0.2947047</text:p>
          </table:table-cell>
          <table:table-cell table:formula="of:=ABS([.E149]-[.B149])" office:value-type="float" office:value="0.0939689999999995" calcext:value-type="float">
            <text:p>0.093969</text:p>
          </table:table-cell>
          <table:table-cell table:formula="of:=ABS([.F149]-[.C149])" office:value-type="float" office:value="0.248821" calcext:value-type="float">
            <text:p>0.2488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335522" calcext:value-type="float">
            <text:p>-8.335522</text:p>
          </table:table-cell>
          <table:table-cell office:value-type="float" office:value="-5.105899" calcext:value-type="float">
            <text:p>-5.105899</text:p>
          </table:table-cell>
          <table:table-cell office:value-type="float" office:value="1477010457800000" calcext:value-type="float">
            <text:p>1477010457800000</text:p>
          </table:table-cell>
          <table:table-cell office:value-type="float" office:value="-8.452043" calcext:value-type="float">
            <text:p>-8.452043</text:p>
          </table:table-cell>
          <table:table-cell office:value-type="float" office:value="-4.943306" calcext:value-type="float">
            <text:p>-4.943306</text:p>
          </table:table-cell>
          <table:table-cell office:value-type="float" office:value="-3.265143" calcext:value-type="float">
            <text:p>-3.265143</text:p>
          </table:table-cell>
          <table:table-cell office:value-type="float" office:value="-3.886408" calcext:value-type="float">
            <text:p>-3.886408</text:p>
          </table:table-cell>
          <table:table-cell office:value-type="float" office:value="4.013645" calcext:value-type="float">
            <text:p>4.013645</text:p>
          </table:table-cell>
          <table:table-cell office:value-type="float" office:value="-0.3062816" calcext:value-type="float">
            <text:p>-0.3062816</text:p>
          </table:table-cell>
          <table:table-cell table:formula="of:=ABS([.E150]-[.B150])" office:value-type="float" office:value="0.116521000000001" calcext:value-type="float">
            <text:p>0.116521</text:p>
          </table:table-cell>
          <table:table-cell table:formula="of:=ABS([.F150]-[.C150])" office:value-type="float" office:value="0.162593" calcext:value-type="float">
            <text:p>0.162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914773" calcext:value-type="float">
            <text:p>-8.914773</text:p>
          </table:table-cell>
          <table:table-cell office:value-type="float" office:value="-5.517524" calcext:value-type="float">
            <text:p>-5.517524</text:p>
          </table:table-cell>
          <table:table-cell office:value-type="float" office:value="1477010457900000" calcext:value-type="float">
            <text:p>1477010457900000</text:p>
          </table:table-cell>
          <table:table-cell office:value-type="float" office:value="-8.78433" calcext:value-type="float">
            <text:p>-8.78433</text:p>
          </table:table-cell>
          <table:table-cell office:value-type="float" office:value="-5.326687" calcext:value-type="float">
            <text:p>-5.326687</text:p>
          </table:table-cell>
          <table:table-cell office:value-type="float" office:value="-3.377447" calcext:value-type="float">
            <text:p>-3.377447</text:p>
          </table:table-cell>
          <table:table-cell office:value-type="float" office:value="-3.776628" calcext:value-type="float">
            <text:p>-3.776628</text:p>
          </table:table-cell>
          <table:table-cell office:value-type="float" office:value="3.982731" calcext:value-type="float">
            <text:p>3.982731</text:p>
          </table:table-cell>
          <table:table-cell office:value-type="float" office:value="-0.317665" calcext:value-type="float">
            <text:p>-0.317665</text:p>
          </table:table-cell>
          <table:table-cell table:formula="of:=ABS([.E151]-[.B151])" office:value-type="float" office:value="0.130443" calcext:value-type="float">
            <text:p>0.130443</text:p>
          </table:table-cell>
          <table:table-cell table:formula="of:=ABS([.F151]-[.C151])" office:value-type="float" office:value="0.190837" calcext:value-type="float">
            <text:p>0.1908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033911" calcext:value-type="float">
            <text:p>-9.033911</text:p>
          </table:table-cell>
          <table:table-cell office:value-type="float" office:value="-5.802665" calcext:value-type="float">
            <text:p>-5.802665</text:p>
          </table:table-cell>
          <table:table-cell office:value-type="float" office:value="1477010458000000" calcext:value-type="float">
            <text:p>1477010458000000</text:p>
          </table:table-cell>
          <table:table-cell office:value-type="float" office:value="-9.127879" calcext:value-type="float">
            <text:p>-9.127879</text:p>
          </table:table-cell>
          <table:table-cell office:value-type="float" office:value="-5.698724" calcext:value-type="float">
            <text:p>-5.698724</text:p>
          </table:table-cell>
          <table:table-cell office:value-type="float" office:value="-3.490125" calcext:value-type="float">
            <text:p>-3.490125</text:p>
          </table:table-cell>
          <table:table-cell office:value-type="float" office:value="-3.659551" calcext:value-type="float">
            <text:p>-3.659551</text:p>
          </table:table-cell>
          <table:table-cell office:value-type="float" office:value="3.950683" calcext:value-type="float">
            <text:p>3.950683</text:p>
          </table:table-cell>
          <table:table-cell office:value-type="float" office:value="-0.3288477" calcext:value-type="float">
            <text:p>-0.3288477</text:p>
          </table:table-cell>
          <table:table-cell table:formula="of:=ABS([.E152]-[.B152])" office:value-type="float" office:value="0.0939680000000003" calcext:value-type="float">
            <text:p>0.093968</text:p>
          </table:table-cell>
          <table:table-cell table:formula="of:=ABS([.F152]-[.C152])" office:value-type="float" office:value="0.103941" calcext:value-type="float">
            <text:p>0.1039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8113" calcext:value-type="float">
            <text:p>-9.308113</text:p>
          </table:table-cell>
          <table:table-cell office:value-type="float" office:value="-5.82368" calcext:value-type="float">
            <text:p>-5.82368</text:p>
          </table:table-cell>
          <table:table-cell office:value-type="float" office:value="1477010458100000" calcext:value-type="float">
            <text:p>1477010458100000</text:p>
          </table:table-cell>
          <table:table-cell office:value-type="float" office:value="-9.482699" calcext:value-type="float">
            <text:p>-9.482699</text:p>
          </table:table-cell>
          <table:table-cell office:value-type="float" office:value="-6.05868" calcext:value-type="float">
            <text:p>-6.05868</text:p>
          </table:table-cell>
          <table:table-cell office:value-type="float" office:value="-3.60261" calcext:value-type="float">
            <text:p>-3.60261</text:p>
          </table:table-cell>
          <table:table-cell office:value-type="float" office:value="-3.535029" calcext:value-type="float">
            <text:p>-3.535029</text:p>
          </table:table-cell>
          <table:table-cell office:value-type="float" office:value="3.917523" calcext:value-type="float">
            <text:p>3.917523</text:p>
          </table:table-cell>
          <table:table-cell office:value-type="float" office:value="-0.3398228" calcext:value-type="float">
            <text:p>-0.3398228</text:p>
          </table:table-cell>
          <table:table-cell table:formula="of:=ABS([.E153]-[.B153])" office:value-type="float" office:value="0.174586" calcext:value-type="float">
            <text:p>0.174586</text:p>
          </table:table-cell>
          <table:table-cell table:formula="of:=ABS([.F153]-[.C153])" office:value-type="float" office:value="0.234999999999999" calcext:value-type="float">
            <text:p>0.2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625472" calcext:value-type="float">
            <text:p>-9.625472</text:p>
          </table:table-cell>
          <table:table-cell office:value-type="float" office:value="-6.559576" calcext:value-type="float">
            <text:p>-6.559576</text:p>
          </table:table-cell>
          <table:table-cell office:value-type="float" office:value="1477010458200000" calcext:value-type="float">
            <text:p>1477010458200000</text:p>
          </table:table-cell>
          <table:table-cell office:value-type="float" office:value="-9.848741" calcext:value-type="float">
            <text:p>-9.848741</text:p>
          </table:table-cell>
          <table:table-cell office:value-type="float" office:value="-6.405802" calcext:value-type="float">
            <text:p>-6.405802</text:p>
          </table:table-cell>
          <table:table-cell office:value-type="float" office:value="-3.714314" calcext:value-type="float">
            <text:p>-3.714314</text:p>
          </table:table-cell>
          <table:table-cell office:value-type="float" office:value="-3.402945" calcext:value-type="float">
            <text:p>-3.402945</text:p>
          </table:table-cell>
          <table:table-cell office:value-type="float" office:value="3.88327" calcext:value-type="float">
            <text:p>3.88327</text:p>
          </table:table-cell>
          <table:table-cell office:value-type="float" office:value="-0.3505832" calcext:value-type="float">
            <text:p>-0.3505832</text:p>
          </table:table-cell>
          <table:table-cell table:formula="of:=ABS([.E154]-[.B154])" office:value-type="float" office:value="0.223269" calcext:value-type="float">
            <text:p>0.223269</text:p>
          </table:table-cell>
          <table:table-cell table:formula="of:=ABS([.F154]-[.C154])" office:value-type="float" office:value="0.153774" calcext:value-type="float">
            <text:p>0.1537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2458" calcext:value-type="float">
            <text:p>-10.22458</text:p>
          </table:table-cell>
          <table:table-cell office:value-type="float" office:value="-6.834023" calcext:value-type="float">
            <text:p>-6.834023</text:p>
          </table:table-cell>
          <table:table-cell office:value-type="float" office:value="1477010458300000" calcext:value-type="float">
            <text:p>1477010458300000</text:p>
          </table:table-cell>
          <table:table-cell office:value-type="float" office:value="-10.2259" calcext:value-type="float">
            <text:p>-10.2259</text:p>
          </table:table-cell>
          <table:table-cell office:value-type="float" office:value="-6.739329" calcext:value-type="float">
            <text:p>-6.739329</text:p>
          </table:table-cell>
          <table:table-cell office:value-type="float" office:value="-3.82463" calcext:value-type="float">
            <text:p>-3.82463</text:p>
          </table:table-cell>
          <table:table-cell office:value-type="float" office:value="-3.263211" calcext:value-type="float">
            <text:p>-3.263211</text:p>
          </table:table-cell>
          <table:table-cell office:value-type="float" office:value="3.847947" calcext:value-type="float">
            <text:p>3.847947</text:p>
          </table:table-cell>
          <table:table-cell office:value-type="float" office:value="-0.3611222" calcext:value-type="float">
            <text:p>-0.3611222</text:p>
          </table:table-cell>
          <table:table-cell table:formula="of:=ABS([.E155]-[.B155])" office:value-type="float" office:value="0.00131999999999977" calcext:value-type="float">
            <text:p>0.00132</text:p>
          </table:table-cell>
          <table:table-cell table:formula="of:=ABS([.F155]-[.C155])" office:value-type="float" office:value="0.0946940000000005" calcext:value-type="float">
            <text:p>0.0946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6162" calcext:value-type="float">
            <text:p>-10.76162</text:p>
          </table:table-cell>
          <table:table-cell office:value-type="float" office:value="-7.291586" calcext:value-type="float">
            <text:p>-7.291586</text:p>
          </table:table-cell>
          <table:table-cell office:value-type="float" office:value="1477010458400000" calcext:value-type="float">
            <text:p>1477010458400000</text:p>
          </table:table-cell>
          <table:table-cell office:value-type="float" office:value="-10.61399" calcext:value-type="float">
            <text:p>-10.61399</text:p>
          </table:table-cell>
          <table:table-cell office:value-type="float" office:value="-7.058492" calcext:value-type="float">
            <text:p>-7.058492</text:p>
          </table:table-cell>
          <table:table-cell office:value-type="float" office:value="-3.932934" calcext:value-type="float">
            <text:p>-3.932934</text:p>
          </table:table-cell>
          <table:table-cell office:value-type="float" office:value="-3.115774" calcext:value-type="float">
            <text:p>-3.115774</text:p>
          </table:table-cell>
          <table:table-cell office:value-type="float" office:value="3.811576" calcext:value-type="float">
            <text:p>3.811576</text:p>
          </table:table-cell>
          <table:table-cell office:value-type="float" office:value="-0.371433" calcext:value-type="float">
            <text:p>-0.371433</text:p>
          </table:table-cell>
          <table:table-cell table:formula="of:=ABS([.E156]-[.B156])" office:value-type="float" office:value="0.147630000000001" calcext:value-type="float">
            <text:p>0.14763</text:p>
          </table:table-cell>
          <table:table-cell table:formula="of:=ABS([.F156]-[.C156])" office:value-type="float" office:value="0.233093999999999" calcext:value-type="float">
            <text:p>0.2330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22191" calcext:value-type="float">
            <text:p>-11.22191</text:p>
          </table:table-cell>
          <table:table-cell office:value-type="float" office:value="-7.569794" calcext:value-type="float">
            <text:p>-7.569794</text:p>
          </table:table-cell>
          <table:table-cell office:value-type="float" office:value="1477010458500000" calcext:value-type="float">
            <text:p>1477010458500000</text:p>
          </table:table-cell>
          <table:table-cell office:value-type="float" office:value="-11.0128" calcext:value-type="float">
            <text:p>-11.0128</text:p>
          </table:table-cell>
          <table:table-cell office:value-type="float" office:value="-7.362519" calcext:value-type="float">
            <text:p>-7.362519</text:p>
          </table:table-cell>
          <table:table-cell office:value-type="float" office:value="-4.038585" calcext:value-type="float">
            <text:p>-4.038585</text:p>
          </table:table-cell>
          <table:table-cell office:value-type="float" office:value="-2.960619" calcext:value-type="float">
            <text:p>-2.960619</text:p>
          </table:table-cell>
          <table:table-cell office:value-type="float" office:value="3.774179" calcext:value-type="float">
            <text:p>3.774179</text:p>
          </table:table-cell>
          <table:table-cell office:value-type="float" office:value="-0.3815093" calcext:value-type="float">
            <text:p>-0.3815093</text:p>
          </table:table-cell>
          <table:table-cell table:formula="of:=ABS([.E157]-[.B157])" office:value-type="float" office:value="0.209109999999999" calcext:value-type="float">
            <text:p>0.20911</text:p>
          </table:table-cell>
          <table:table-cell table:formula="of:=ABS([.F157]-[.C157])" office:value-type="float" office:value="0.207275" calcext:value-type="float">
            <text:p>0.2072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09344" calcext:value-type="float">
            <text:p>-11.09344</text:p>
          </table:table-cell>
          <table:table-cell office:value-type="float" office:value="-7.677602" calcext:value-type="float">
            <text:p>-7.677602</text:p>
          </table:table-cell>
          <table:table-cell office:value-type="float" office:value="1477010458600000" calcext:value-type="float">
            <text:p>1477010458600000</text:p>
          </table:table-cell>
          <table:table-cell office:value-type="float" office:value="-11.42202" calcext:value-type="float">
            <text:p>-11.42202</text:p>
          </table:table-cell>
          <table:table-cell office:value-type="float" office:value="-7.650638" calcext:value-type="float">
            <text:p>-7.650638</text:p>
          </table:table-cell>
          <table:table-cell office:value-type="float" office:value="-4.140935" calcext:value-type="float">
            <text:p>-4.140935</text:p>
          </table:table-cell>
          <table:table-cell office:value-type="float" office:value="-2.797773" calcext:value-type="float">
            <text:p>-2.797773</text:p>
          </table:table-cell>
          <table:table-cell office:value-type="float" office:value="3.735781" calcext:value-type="float">
            <text:p>3.735781</text:p>
          </table:table-cell>
          <table:table-cell office:value-type="float" office:value="-0.3913446" calcext:value-type="float">
            <text:p>-0.3913446</text:p>
          </table:table-cell>
          <table:table-cell table:formula="of:=ABS([.E158]-[.B158])" office:value-type="float" office:value="0.328580000000001" calcext:value-type="float">
            <text:p>0.32858</text:p>
          </table:table-cell>
          <table:table-cell table:formula="of:=ABS([.F158]-[.C158])" office:value-type="float" office:value="0.0269640000000004" calcext:value-type="float">
            <text:p>0.0269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52688" calcext:value-type="float">
            <text:p>-11.52688</text:p>
          </table:table-cell>
          <table:table-cell office:value-type="float" office:value="-7.821504" calcext:value-type="float">
            <text:p>-7.821504</text:p>
          </table:table-cell>
          <table:table-cell office:value-type="float" office:value="1477010458700000" calcext:value-type="float">
            <text:p>1477010458700000</text:p>
          </table:table-cell>
          <table:table-cell office:value-type="float" office:value="-11.84128" calcext:value-type="float">
            <text:p>-11.84128</text:p>
          </table:table-cell>
          <table:table-cell office:value-type="float" office:value="-7.922082" calcext:value-type="float">
            <text:p>-7.922082</text:p>
          </table:table-cell>
          <table:table-cell office:value-type="float" office:value="-4.239323" calcext:value-type="float">
            <text:p>-4.239323</text:p>
          </table:table-cell>
          <table:table-cell office:value-type="float" office:value="-2.627303" calcext:value-type="float">
            <text:p>-2.627303</text:p>
          </table:table-cell>
          <table:table-cell office:value-type="float" office:value="3.696405" calcext:value-type="float">
            <text:p>3.696405</text:p>
          </table:table-cell>
          <table:table-cell office:value-type="float" office:value="-0.4009327" calcext:value-type="float">
            <text:p>-0.4009327</text:p>
          </table:table-cell>
          <table:table-cell table:formula="of:=ABS([.E159]-[.B159])" office:value-type="float" office:value="0.314399999999999" calcext:value-type="float">
            <text:p>0.3144</text:p>
          </table:table-cell>
          <table:table-cell table:formula="of:=ABS([.F159]-[.C159])" office:value-type="float" office:value="0.100578" calcext:value-type="float">
            <text:p>0.1005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09003" calcext:value-type="float">
            <text:p>-12.09003</text:p>
          </table:table-cell>
          <table:table-cell office:value-type="float" office:value="-8.088283" calcext:value-type="float">
            <text:p>-8.088283</text:p>
          </table:table-cell>
          <table:table-cell office:value-type="float" office:value="1477010458800000" calcext:value-type="float">
            <text:p>1477010458800000</text:p>
          </table:table-cell>
          <table:table-cell office:value-type="float" office:value="-12.27017" calcext:value-type="float">
            <text:p>-12.27017</text:p>
          </table:table-cell>
          <table:table-cell office:value-type="float" office:value="-8.176094" calcext:value-type="float">
            <text:p>-8.176094</text:p>
          </table:table-cell>
          <table:table-cell office:value-type="float" office:value="-4.333085" calcext:value-type="float">
            <text:p>-4.333085</text:p>
          </table:table-cell>
          <table:table-cell office:value-type="float" office:value="-2.449321" calcext:value-type="float">
            <text:p>-2.449321</text:p>
          </table:table-cell>
          <table:table-cell office:value-type="float" office:value="3.656077" calcext:value-type="float">
            <text:p>3.656077</text:p>
          </table:table-cell>
          <table:table-cell office:value-type="float" office:value="-0.4102676" calcext:value-type="float">
            <text:p>-0.4102676</text:p>
          </table:table-cell>
          <table:table-cell table:formula="of:=ABS([.E160]-[.B160])" office:value-type="float" office:value="0.18014" calcext:value-type="float">
            <text:p>0.18014</text:p>
          </table:table-cell>
          <table:table-cell table:formula="of:=ABS([.F160]-[.C160])" office:value-type="float" office:value="0.0878110000000003" calcext:value-type="float">
            <text:p>0.0878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4231" calcext:value-type="float">
            <text:p>-12.4231</text:p>
          </table:table-cell>
          <table:table-cell office:value-type="float" office:value="-8.259904" calcext:value-type="float">
            <text:p>-8.259904</text:p>
          </table:table-cell>
          <table:table-cell office:value-type="float" office:value="1477010458900000" calcext:value-type="float">
            <text:p>1477010458900000</text:p>
          </table:table-cell>
          <table:table-cell office:value-type="float" office:value="-12.70817" calcext:value-type="float">
            <text:p>-12.70817</text:p>
          </table:table-cell>
          <table:table-cell office:value-type="float" office:value="-8.411929" calcext:value-type="float">
            <text:p>-8.411929</text:p>
          </table:table-cell>
          <table:table-cell office:value-type="float" office:value="-4.421555" calcext:value-type="float">
            <text:p>-4.421555</text:p>
          </table:table-cell>
          <table:table-cell office:value-type="float" office:value="-2.263987" calcext:value-type="float">
            <text:p>-2.263987</text:p>
          </table:table-cell>
          <table:table-cell office:value-type="float" office:value="3.614821" calcext:value-type="float">
            <text:p>3.614821</text:p>
          </table:table-cell>
          <table:table-cell office:value-type="float" office:value="-0.4193434" calcext:value-type="float">
            <text:p>-0.4193434</text:p>
          </table:table-cell>
          <table:table-cell table:formula="of:=ABS([.E161]-[.B161])" office:value-type="float" office:value="0.285070000000001" calcext:value-type="float">
            <text:p>0.28507</text:p>
          </table:table-cell>
          <table:table-cell table:formula="of:=ABS([.F161]-[.C161])" office:value-type="float" office:value="0.152025" calcext:value-type="float">
            <text:p>0.152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29111" calcext:value-type="float">
            <text:p>-13.29111</text:p>
          </table:table-cell>
          <table:table-cell office:value-type="float" office:value="-8.645942" calcext:value-type="float">
            <text:p>-8.645942</text:p>
          </table:table-cell>
          <table:table-cell office:value-type="float" office:value="1477010459000000" calcext:value-type="float">
            <text:p>1477010459000000</text:p>
          </table:table-cell>
          <table:table-cell office:value-type="float" office:value="-13.15473" calcext:value-type="float">
            <text:p>-13.15473</text:p>
          </table:table-cell>
          <table:table-cell office:value-type="float" office:value="-8.628861" calcext:value-type="float">
            <text:p>-8.628861</text:p>
          </table:table-cell>
          <table:table-cell office:value-type="float" office:value="-4.504069" calcext:value-type="float">
            <text:p>-4.504069</text:p>
          </table:table-cell>
          <table:table-cell office:value-type="float" office:value="-2.071509" calcext:value-type="float">
            <text:p>-2.071509</text:p>
          </table:table-cell>
          <table:table-cell office:value-type="float" office:value="3.572665" calcext:value-type="float">
            <text:p>3.572665</text:p>
          </table:table-cell>
          <table:table-cell office:value-type="float" office:value="-0.4281543" calcext:value-type="float">
            <text:p>-0.4281543</text:p>
          </table:table-cell>
          <table:table-cell table:formula="of:=ABS([.E162]-[.B162])" office:value-type="float" office:value="0.136379999999999" calcext:value-type="float">
            <text:p>0.13638</text:p>
          </table:table-cell>
          <table:table-cell table:formula="of:=ABS([.F162]-[.C162])" office:value-type="float" office:value="0.0170809999999992" calcext:value-type="float">
            <text:p>0.0170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8401" calcext:value-type="float">
            <text:p>-13.38401</text:p>
          </table:table-cell>
          <table:table-cell office:value-type="float" office:value="-8.575829" calcext:value-type="float">
            <text:p>-8.575829</text:p>
          </table:table-cell>
          <table:table-cell office:value-type="float" office:value="1477010459100000" calcext:value-type="float">
            <text:p>1477010459100000</text:p>
          </table:table-cell>
          <table:table-cell office:value-type="float" office:value="-13.60922" calcext:value-type="float">
            <text:p>-13.60922</text:p>
          </table:table-cell>
          <table:table-cell office:value-type="float" office:value="-8.826188" calcext:value-type="float">
            <text:p>-8.826188</text:p>
          </table:table-cell>
          <table:table-cell office:value-type="float" office:value="-4.579969" calcext:value-type="float">
            <text:p>-4.579969</text:p>
          </table:table-cell>
          <table:table-cell office:value-type="float" office:value="-1.872143" calcext:value-type="float">
            <text:p>-1.872143</text:p>
          </table:table-cell>
          <table:table-cell office:value-type="float" office:value="3.529634" calcext:value-type="float">
            <text:p>3.529634</text:p>
          </table:table-cell>
          <table:table-cell office:value-type="float" office:value="-0.4366947" calcext:value-type="float">
            <text:p>-0.4366947</text:p>
          </table:table-cell>
          <table:table-cell table:formula="of:=ABS([.E163]-[.B163])" office:value-type="float" office:value="0.225210000000001" calcext:value-type="float">
            <text:p>0.22521</text:p>
          </table:table-cell>
          <table:table-cell table:formula="of:=ABS([.F163]-[.C163])" office:value-type="float" office:value="0.250359" calcext:value-type="float">
            <text:p>0.2503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9591" calcext:value-type="float">
            <text:p>-13.99591</text:p>
          </table:table-cell>
          <table:table-cell office:value-type="float" office:value="-8.992638" calcext:value-type="float">
            <text:p>-8.992638</text:p>
          </table:table-cell>
          <table:table-cell office:value-type="float" office:value="1477010459200000" calcext:value-type="float">
            <text:p>1477010459200000</text:p>
          </table:table-cell>
          <table:table-cell office:value-type="float" office:value="-14.07094" calcext:value-type="float">
            <text:p>-14.07094</text:p>
          </table:table-cell>
          <table:table-cell office:value-type="float" office:value="-9.003236" calcext:value-type="float">
            <text:p>-9.003236</text:p>
          </table:table-cell>
          <table:table-cell office:value-type="float" office:value="-4.64861" calcext:value-type="float">
            <text:p>-4.64861</text:p>
          </table:table-cell>
          <table:table-cell office:value-type="float" office:value="-1.666195" calcext:value-type="float">
            <text:p>-1.666195</text:p>
          </table:table-cell>
          <table:table-cell office:value-type="float" office:value="3.485756" calcext:value-type="float">
            <text:p>3.485756</text:p>
          </table:table-cell>
          <table:table-cell office:value-type="float" office:value="-0.4449593" calcext:value-type="float">
            <text:p>-0.4449593</text:p>
          </table:table-cell>
          <table:table-cell table:formula="of:=ABS([.E164]-[.B164])" office:value-type="float" office:value="0.0750299999999999" calcext:value-type="float">
            <text:p>0.07503</text:p>
          </table:table-cell>
          <table:table-cell table:formula="of:=ABS([.F164]-[.C164])" office:value-type="float" office:value="0.0105979999999999" calcext:value-type="float">
            <text:p>0.0105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2726" calcext:value-type="float">
            <text:p>-14.42726</text:p>
          </table:table-cell>
          <table:table-cell office:value-type="float" office:value="-9.187501" calcext:value-type="float">
            <text:p>-9.187501</text:p>
          </table:table-cell>
          <table:table-cell office:value-type="float" office:value="1477010459300000" calcext:value-type="float">
            <text:p>1477010459300000</text:p>
          </table:table-cell>
          <table:table-cell office:value-type="float" office:value="-14.53913" calcext:value-type="float">
            <text:p>-14.53913</text:p>
          </table:table-cell>
          <table:table-cell office:value-type="float" office:value="-9.159364" calcext:value-type="float">
            <text:p>-9.159364</text:p>
          </table:table-cell>
          <table:table-cell office:value-type="float" office:value="-4.70936" calcext:value-type="float">
            <text:p>-4.70936</text:p>
          </table:table-cell>
          <table:table-cell office:value-type="float" office:value="-1.454024" calcext:value-type="float">
            <text:p>-1.454024</text:p>
          </table:table-cell>
          <table:table-cell office:value-type="float" office:value="3.441059" calcext:value-type="float">
            <text:p>3.441059</text:p>
          </table:table-cell>
          <table:table-cell office:value-type="float" office:value="-0.4529429" calcext:value-type="float">
            <text:p>-0.4529429</text:p>
          </table:table-cell>
          <table:table-cell table:formula="of:=ABS([.E165]-[.B165])" office:value-type="float" office:value="0.11187" calcext:value-type="float">
            <text:p>0.11187</text:p>
          </table:table-cell>
          <table:table-cell table:formula="of:=ABS([.F165]-[.C165])" office:value-type="float" office:value="0.0281369999999992" calcext:value-type="float">
            <text:p>0.0281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06203" calcext:value-type="float">
            <text:p>-15.06203</text:p>
          </table:table-cell>
          <table:table-cell office:value-type="float" office:value="-9.043962" calcext:value-type="float">
            <text:p>-9.043962</text:p>
          </table:table-cell>
          <table:table-cell office:value-type="float" office:value="1477010459400000" calcext:value-type="float">
            <text:p>1477010459400000</text:p>
          </table:table-cell>
          <table:table-cell office:value-type="float" office:value="-15.01298" calcext:value-type="float">
            <text:p>-15.01298</text:p>
          </table:table-cell>
          <table:table-cell office:value-type="float" office:value="-9.293968" calcext:value-type="float">
            <text:p>-9.293968</text:p>
          </table:table-cell>
          <table:table-cell office:value-type="float" office:value="-4.761607" calcext:value-type="float">
            <text:p>-4.761607</text:p>
          </table:table-cell>
          <table:table-cell office:value-type="float" office:value="-1.236035" calcext:value-type="float">
            <text:p>-1.236035</text:p>
          </table:table-cell>
          <table:table-cell office:value-type="float" office:value="3.395571" calcext:value-type="float">
            <text:p>3.395571</text:p>
          </table:table-cell>
          <table:table-cell office:value-type="float" office:value="-0.4606404" calcext:value-type="float">
            <text:p>-0.4606404</text:p>
          </table:table-cell>
          <table:table-cell table:formula="of:=ABS([.E166]-[.B166])" office:value-type="float" office:value="0.0490499999999994" calcext:value-type="float">
            <text:p>0.04905</text:p>
          </table:table-cell>
          <table:table-cell table:formula="of:=ABS([.F166]-[.C166])" office:value-type="float" office:value="0.250005999999999" calcext:value-type="float">
            <text:p>0.2500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66822" calcext:value-type="float">
            <text:p>-15.66822</text:p>
          </table:table-cell>
          <table:table-cell office:value-type="float" office:value="-9.567493" calcext:value-type="float">
            <text:p>-9.567493</text:p>
          </table:table-cell>
          <table:table-cell office:value-type="float" office:value="1477010459500000" calcext:value-type="float">
            <text:p>1477010459500000</text:p>
          </table:table-cell>
          <table:table-cell office:value-type="float" office:value="-15.4916" calcext:value-type="float">
            <text:p>-15.4916</text:p>
          </table:table-cell>
          <table:table-cell office:value-type="float" office:value="-9.406491" calcext:value-type="float">
            <text:p>-9.406491</text:p>
          </table:table-cell>
          <table:table-cell office:value-type="float" office:value="-4.804762" calcext:value-type="float">
            <text:p>-4.804762</text:p>
          </table:table-cell>
          <table:table-cell office:value-type="float" office:value="-1.012687" calcext:value-type="float">
            <text:p>-1.012687</text:p>
          </table:table-cell>
          <table:table-cell office:value-type="float" office:value="3.34932" calcext:value-type="float">
            <text:p>3.34932</text:p>
          </table:table-cell>
          <table:table-cell office:value-type="float" office:value="-0.468047" calcext:value-type="float">
            <text:p>-0.468047</text:p>
          </table:table-cell>
          <table:table-cell table:formula="of:=ABS([.E167]-[.B167])" office:value-type="float" office:value="0.17662" calcext:value-type="float">
            <text:p>0.17662</text:p>
          </table:table-cell>
          <table:table-cell table:formula="of:=ABS([.F167]-[.C167])" office:value-type="float" office:value="0.161002" calcext:value-type="float">
            <text:p>0.1610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8623" calcext:value-type="float">
            <text:p>-16.08623</text:p>
          </table:table-cell>
          <table:table-cell office:value-type="float" office:value="-9.598186" calcext:value-type="float">
            <text:p>-9.598186</text:p>
          </table:table-cell>
          <table:table-cell office:value-type="float" office:value="1477010459600000" calcext:value-type="float">
            <text:p>1477010459600000</text:p>
          </table:table-cell>
          <table:table-cell office:value-type="float" office:value="-15.97406" calcext:value-type="float">
            <text:p>-15.97406</text:p>
          </table:table-cell>
          <table:table-cell office:value-type="float" office:value="-9.49642" calcext:value-type="float">
            <text:p>-9.49642</text:p>
          </table:table-cell>
          <table:table-cell office:value-type="float" office:value="-4.838268" calcext:value-type="float">
            <text:p>-4.838268</text:p>
          </table:table-cell>
          <table:table-cell office:value-type="float" office:value="-0.7844842" calcext:value-type="float">
            <text:p>-0.7844842</text:p>
          </table:table-cell>
          <table:table-cell office:value-type="float" office:value="3.302335" calcext:value-type="float">
            <text:p>3.302335</text:p>
          </table:table-cell>
          <table:table-cell office:value-type="float" office:value="-0.4751579" calcext:value-type="float">
            <text:p>-0.4751579</text:p>
          </table:table-cell>
          <table:table-cell table:formula="of:=ABS([.E168]-[.B168])" office:value-type="float" office:value="0.112170000000001" calcext:value-type="float">
            <text:p>0.11217</text:p>
          </table:table-cell>
          <table:table-cell table:formula="of:=ABS([.F168]-[.C168])" office:value-type="float" office:value="0.101766" calcext:value-type="float">
            <text:p>0.1017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2286" calcext:value-type="float">
            <text:p>-16.42286</text:p>
          </table:table-cell>
          <table:table-cell office:value-type="float" office:value="-9.370292" calcext:value-type="float">
            <text:p>-9.370292</text:p>
          </table:table-cell>
          <table:table-cell office:value-type="float" office:value="1477010459700000" calcext:value-type="float">
            <text:p>1477010459700000</text:p>
          </table:table-cell>
          <table:table-cell office:value-type="float" office:value="-16.45935" calcext:value-type="float">
            <text:p>-16.45935</text:p>
          </table:table-cell>
          <table:table-cell office:value-type="float" office:value="-9.563299" calcext:value-type="float">
            <text:p>-9.563299</text:p>
          </table:table-cell>
          <table:table-cell office:value-type="float" office:value="-4.861599" calcext:value-type="float">
            <text:p>-4.861599</text:p>
          </table:table-cell>
          <table:table-cell office:value-type="float" office:value="-0.5519803" calcext:value-type="float">
            <text:p>-0.5519803</text:p>
          </table:table-cell>
          <table:table-cell office:value-type="float" office:value="3.254647" calcext:value-type="float">
            <text:p>3.254647</text:p>
          </table:table-cell>
          <table:table-cell office:value-type="float" office:value="-0.4819687" calcext:value-type="float">
            <text:p>-0.4819687</text:p>
          </table:table-cell>
          <table:table-cell table:formula="of:=ABS([.E169]-[.B169])" office:value-type="float" office:value="0.0364900000000006" calcext:value-type="float">
            <text:p>0.03649</text:p>
          </table:table-cell>
          <table:table-cell table:formula="of:=ABS([.F169]-[.C169])" office:value-type="float" office:value="0.193007000000001" calcext:value-type="float">
            <text:p>0.1930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11319" calcext:value-type="float">
            <text:p>-17.11319</text:p>
          </table:table-cell>
          <table:table-cell office:value-type="float" office:value="-9.430434" calcext:value-type="float">
            <text:p>-9.430434</text:p>
          </table:table-cell>
          <table:table-cell office:value-type="float" office:value="1477010459800000" calcext:value-type="float">
            <text:p>1477010459800000</text:p>
          </table:table-cell>
          <table:table-cell office:value-type="float" office:value="-16.94644" calcext:value-type="float">
            <text:p>-16.94644</text:p>
          </table:table-cell>
          <table:table-cell office:value-type="float" office:value="-9.606726" calcext:value-type="float">
            <text:p>-9.606726</text:p>
          </table:table-cell>
          <table:table-cell office:value-type="float" office:value="-4.874268" calcext:value-type="float">
            <text:p>-4.874268</text:p>
          </table:table-cell>
          <table:table-cell office:value-type="float" office:value="-0.3157729" calcext:value-type="float">
            <text:p>-0.3157729</text:p>
          </table:table-cell>
          <table:table-cell office:value-type="float" office:value="3.206286" calcext:value-type="float">
            <text:p>3.206286</text:p>
          </table:table-cell>
          <table:table-cell office:value-type="float" office:value="-0.488475" calcext:value-type="float">
            <text:p>-0.488475</text:p>
          </table:table-cell>
          <table:table-cell table:formula="of:=ABS([.E170]-[.B170])" office:value-type="float" office:value="0.16675" calcext:value-type="float">
            <text:p>0.16675</text:p>
          </table:table-cell>
          <table:table-cell table:formula="of:=ABS([.F170]-[.C170])" office:value-type="float" office:value="0.176292" calcext:value-type="float">
            <text:p>0.1762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5448" calcext:value-type="float">
            <text:p>-17.5448</text:p>
          </table:table-cell>
          <table:table-cell office:value-type="float" office:value="-9.574848" calcext:value-type="float">
            <text:p>-9.574848</text:p>
          </table:table-cell>
          <table:table-cell office:value-type="float" office:value="1477010459900000" calcext:value-type="float">
            <text:p>1477010459900000</text:p>
          </table:table-cell>
          <table:table-cell office:value-type="float" office:value="-17.43425" calcext:value-type="float">
            <text:p>-17.43425</text:p>
          </table:table-cell>
          <table:table-cell office:value-type="float" office:value="-9.626363" calcext:value-type="float">
            <text:p>-9.626363</text:p>
          </table:table-cell>
          <table:table-cell office:value-type="float" office:value="-4.875828" calcext:value-type="float">
            <text:p>-4.875828</text:p>
          </table:table-cell>
          <table:table-cell office:value-type="float" office:value="-0.07650244" calcext:value-type="float">
            <text:p>-0.07650244</text:p>
          </table:table-cell>
          <table:table-cell office:value-type="float" office:value="3.157282" calcext:value-type="float">
            <text:p>3.157282</text:p>
          </table:table-cell>
          <table:table-cell office:value-type="float" office:value="-0.4946729" calcext:value-type="float">
            <text:p>-0.4946729</text:p>
          </table:table-cell>
          <table:table-cell table:formula="of:=ABS([.E171]-[.B171])" office:value-type="float" office:value="0.11055" calcext:value-type="float">
            <text:p>0.11055</text:p>
          </table:table-cell>
          <table:table-cell table:formula="of:=ABS([.F171]-[.C171])" office:value-type="float" office:value="0.0515150000000002" calcext:value-type="float">
            <text:p>0.0515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7244" calcext:value-type="float">
            <text:p>-17.97244</text:p>
          </table:table-cell>
          <table:table-cell office:value-type="float" office:value="-9.422985" calcext:value-type="float">
            <text:p>-9.422985</text:p>
          </table:table-cell>
          <table:table-cell office:value-type="float" office:value="1477010460000000" calcext:value-type="float">
            <text:p>1477010460000000</text:p>
          </table:table-cell>
          <table:table-cell office:value-type="float" office:value="-17.92162" calcext:value-type="float">
            <text:p>-17.92162</text:p>
          </table:table-cell>
          <table:table-cell office:value-type="float" office:value="-9.621939" calcext:value-type="float">
            <text:p>-9.621939</text:p>
          </table:table-cell>
          <table:table-cell office:value-type="float" office:value="-4.865881" calcext:value-type="float">
            <text:p>-4.865881</text:p>
          </table:table-cell>
          <table:table-cell office:value-type="float" office:value="0.1651507" calcext:value-type="float">
            <text:p>0.1651507</text:p>
          </table:table-cell>
          <table:table-cell office:value-type="float" office:value="3.107665" calcext:value-type="float">
            <text:p>3.107665</text:p>
          </table:table-cell>
          <table:table-cell office:value-type="float" office:value="-0.5005583" calcext:value-type="float">
            <text:p>-0.5005583</text:p>
          </table:table-cell>
          <table:table-cell table:formula="of:=ABS([.E172]-[.B172])" office:value-type="float" office:value="0.0508199999999981" calcext:value-type="float">
            <text:p>0.05082</text:p>
          </table:table-cell>
          <table:table-cell table:formula="of:=ABS([.F172]-[.C172])" office:value-type="float" office:value="0.198953999999999" calcext:value-type="float">
            <text:p>0.1989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27625" calcext:value-type="float">
            <text:p>-18.27625</text:p>
          </table:table-cell>
          <table:table-cell office:value-type="float" office:value="-9.609973" calcext:value-type="float">
            <text:p>-9.609973</text:p>
          </table:table-cell>
          <table:table-cell office:value-type="float" office:value="1477010460100000" calcext:value-type="float">
            <text:p>1477010460100000</text:p>
          </table:table-cell>
          <table:table-cell office:value-type="float" office:value="-18.40741" calcext:value-type="float">
            <text:p>-18.40741</text:p>
          </table:table-cell>
          <table:table-cell office:value-type="float" office:value="-9.593251" calcext:value-type="float">
            <text:p>-9.593251</text:p>
          </table:table-cell>
          <table:table-cell office:value-type="float" office:value="-4.844078" calcext:value-type="float">
            <text:p>-4.844078</text:p>
          </table:table-cell>
          <table:table-cell office:value-type="float" office:value="0.4084701" calcext:value-type="float">
            <text:p>0.4084701</text:p>
          </table:table-cell>
          <table:table-cell office:value-type="float" office:value="3.057468" calcext:value-type="float">
            <text:p>3.057468</text:p>
          </table:table-cell>
          <table:table-cell office:value-type="float" office:value="-0.5061275" calcext:value-type="float">
            <text:p>-0.5061275</text:p>
          </table:table-cell>
          <table:table-cell table:formula="of:=ABS([.E173]-[.B173])" office:value-type="float" office:value="0.131159999999998" calcext:value-type="float">
            <text:p>0.13116</text:p>
          </table:table-cell>
          <table:table-cell table:formula="of:=ABS([.F173]-[.C173])" office:value-type="float" office:value="0.0167219999999997" calcext:value-type="float">
            <text:p>0.0167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95448" calcext:value-type="float">
            <text:p>-18.95448</text:p>
          </table:table-cell>
          <table:table-cell office:value-type="float" office:value="-9.515445" calcext:value-type="float">
            <text:p>-9.515445</text:p>
          </table:table-cell>
          <table:table-cell office:value-type="float" office:value="1477010460200000" calcext:value-type="float">
            <text:p>1477010460200000</text:p>
          </table:table-cell>
          <table:table-cell office:value-type="float" office:value="-18.89039" calcext:value-type="float">
            <text:p>-18.89039</text:p>
          </table:table-cell>
          <table:table-cell office:value-type="float" office:value="-9.540172" calcext:value-type="float">
            <text:p>-9.540172</text:p>
          </table:table-cell>
          <table:table-cell office:value-type="float" office:value="-4.810124" calcext:value-type="float">
            <text:p>-4.810124</text:p>
          </table:table-cell>
          <table:table-cell office:value-type="float" office:value="0.6527066" calcext:value-type="float">
            <text:p>0.6527066</text:p>
          </table:table-cell>
          <table:table-cell office:value-type="float" office:value="3.006722" calcext:value-type="float">
            <text:p>3.006722</text:p>
          </table:table-cell>
          <table:table-cell office:value-type="float" office:value="-0.5113771" calcext:value-type="float">
            <text:p>-0.5113771</text:p>
          </table:table-cell>
          <table:table-cell table:formula="of:=ABS([.E174]-[.B174])" office:value-type="float" office:value="0.0640900000000002" calcext:value-type="float">
            <text:p>0.06409</text:p>
          </table:table-cell>
          <table:table-cell table:formula="of:=ABS([.F174]-[.C174])" office:value-type="float" office:value="0.0247270000000004" calcext:value-type="float">
            <text:p>0.0247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2983" calcext:value-type="float">
            <text:p>-19.2983</text:p>
          </table:table-cell>
          <table:table-cell office:value-type="float" office:value="-9.098652" calcext:value-type="float">
            <text:p>-9.098652</text:p>
          </table:table-cell>
          <table:table-cell office:value-type="float" office:value="1477010460300000" calcext:value-type="float">
            <text:p>1477010460300000</text:p>
          </table:table-cell>
          <table:table-cell office:value-type="float" office:value="-19.36936" calcext:value-type="float">
            <text:p>-19.36936</text:p>
          </table:table-cell>
          <table:table-cell office:value-type="float" office:value="-9.462647" calcext:value-type="float">
            <text:p>-9.462647</text:p>
          </table:table-cell>
          <table:table-cell office:value-type="float" office:value="-4.763781" calcext:value-type="float">
            <text:p>-4.763781</text:p>
          </table:table-cell>
          <table:table-cell office:value-type="float" office:value="0.8970831" calcext:value-type="float">
            <text:p>0.8970831</text:p>
          </table:table-cell>
          <table:table-cell office:value-type="float" office:value="2.955459" calcext:value-type="float">
            <text:p>2.955459</text:p>
          </table:table-cell>
          <table:table-cell office:value-type="float" office:value="-0.5163036" calcext:value-type="float">
            <text:p>-0.5163036</text:p>
          </table:table-cell>
          <table:table-cell table:formula="of:=ABS([.E175]-[.B175])" office:value-type="float" office:value="0.0710599999999992" calcext:value-type="float">
            <text:p>0.07106</text:p>
          </table:table-cell>
          <table:table-cell table:formula="of:=ABS([.F175]-[.C175])" office:value-type="float" office:value="0.363995000000001" calcext:value-type="float">
            <text:p>0.3639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87313" calcext:value-type="float">
            <text:p>-19.87313</text:p>
          </table:table-cell>
          <table:table-cell office:value-type="float" office:value="-8.964172" calcext:value-type="float">
            <text:p>-8.964172</text:p>
          </table:table-cell>
          <table:table-cell office:value-type="float" office:value="1477010460400000" calcext:value-type="float">
            <text:p>1477010460400000</text:p>
          </table:table-cell>
          <table:table-cell office:value-type="float" office:value="-19.84305" calcext:value-type="float">
            <text:p>-19.84305</text:p>
          </table:table-cell>
          <table:table-cell office:value-type="float" office:value="-9.360706" calcext:value-type="float">
            <text:p>-9.360706</text:p>
          </table:table-cell>
          <table:table-cell office:value-type="float" office:value="-4.704871" calcext:value-type="float">
            <text:p>-4.704871</text:p>
          </table:table-cell>
          <table:table-cell office:value-type="float" office:value="1.140799" calcext:value-type="float">
            <text:p>1.140799</text:p>
          </table:table-cell>
          <table:table-cell office:value-type="float" office:value="2.903712" calcext:value-type="float">
            <text:p>2.903712</text:p>
          </table:table-cell>
          <table:table-cell office:value-type="float" office:value="-0.5209041" calcext:value-type="float">
            <text:p>-0.5209041</text:p>
          </table:table-cell>
          <table:table-cell table:formula="of:=ABS([.E176]-[.B176])" office:value-type="float" office:value="0.0300799999999981" calcext:value-type="float">
            <text:p>0.03008</text:p>
          </table:table-cell>
          <table:table-cell table:formula="of:=ABS([.F176]-[.C176])" office:value-type="float" office:value="0.396534000000001" calcext:value-type="float">
            <text:p>0.3965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16074" calcext:value-type="float">
            <text:p>-20.16074</text:p>
          </table:table-cell>
          <table:table-cell office:value-type="float" office:value="-9.596632" calcext:value-type="float">
            <text:p>-9.596632</text:p>
          </table:table-cell>
          <table:table-cell office:value-type="float" office:value="1477010460500000" calcext:value-type="float">
            <text:p>1477010460500000</text:p>
          </table:table-cell>
          <table:table-cell office:value-type="float" office:value="-20.31021" calcext:value-type="float">
            <text:p>-20.31021</text:p>
          </table:table-cell>
          <table:table-cell office:value-type="float" office:value="-9.234455" calcext:value-type="float">
            <text:p>-9.234455</text:p>
          </table:table-cell>
          <table:table-cell office:value-type="float" office:value="-4.63328" calcext:value-type="float">
            <text:p>-4.63328</text:p>
          </table:table-cell>
          <table:table-cell office:value-type="float" office:value="1.383034" calcext:value-type="float">
            <text:p>1.383034</text:p>
          </table:table-cell>
          <table:table-cell office:value-type="float" office:value="2.851512" calcext:value-type="float">
            <text:p>2.851512</text:p>
          </table:table-cell>
          <table:table-cell office:value-type="float" office:value="-0.5251755" calcext:value-type="float">
            <text:p>-0.5251755</text:p>
          </table:table-cell>
          <table:table-cell table:formula="of:=ABS([.E177]-[.B177])" office:value-type="float" office:value="0.149470000000001" calcext:value-type="float">
            <text:p>0.14947</text:p>
          </table:table-cell>
          <table:table-cell table:formula="of:=ABS([.F177]-[.C177])" office:value-type="float" office:value="0.362176999999999" calcext:value-type="float">
            <text:p>0.3621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65956" calcext:value-type="float">
            <text:p>-20.65956</text:p>
          </table:table-cell>
          <table:table-cell office:value-type="float" office:value="-8.915274" calcext:value-type="float">
            <text:p>-8.915274</text:p>
          </table:table-cell>
          <table:table-cell office:value-type="float" office:value="1477010460600000" calcext:value-type="float">
            <text:p>1477010460600000</text:p>
          </table:table-cell>
          <table:table-cell office:value-type="float" office:value="-20.76955" calcext:value-type="float">
            <text:p>-20.76955</text:p>
          </table:table-cell>
          <table:table-cell office:value-type="float" office:value="-9.084085" calcext:value-type="float">
            <text:p>-9.084085</text:p>
          </table:table-cell>
          <table:table-cell office:value-type="float" office:value="-4.548955" calcext:value-type="float">
            <text:p>-4.548955</text:p>
          </table:table-cell>
          <table:table-cell office:value-type="float" office:value="1.622957" calcext:value-type="float">
            <text:p>1.622957</text:p>
          </table:table-cell>
          <table:table-cell office:value-type="float" office:value="2.798894" calcext:value-type="float">
            <text:p>2.798894</text:p>
          </table:table-cell>
          <table:table-cell office:value-type="float" office:value="-0.5291152" calcext:value-type="float">
            <text:p>-0.5291152</text:p>
          </table:table-cell>
          <table:table-cell table:formula="of:=ABS([.E178]-[.B178])" office:value-type="float" office:value="0.10999" calcext:value-type="float">
            <text:p>0.10999</text:p>
          </table:table-cell>
          <table:table-cell table:formula="of:=ABS([.F178]-[.C178])" office:value-type="float" office:value="0.168811" calcext:value-type="float">
            <text:p>0.1688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1954" calcext:value-type="float">
            <text:p>-21.01954</text:p>
          </table:table-cell>
          <table:table-cell office:value-type="float" office:value="-8.850815" calcext:value-type="float">
            <text:p>-8.850815</text:p>
          </table:table-cell>
          <table:table-cell office:value-type="float" office:value="1477010460700000" calcext:value-type="float">
            <text:p>1477010460700000</text:p>
          </table:table-cell>
          <table:table-cell office:value-type="float" office:value="-21.21982" calcext:value-type="float">
            <text:p>-21.21982</text:p>
          </table:table-cell>
          <table:table-cell office:value-type="float" office:value="-8.909871" calcext:value-type="float">
            <text:p>-8.909871</text:p>
          </table:table-cell>
          <table:table-cell office:value-type="float" office:value="-4.451913" calcext:value-type="float">
            <text:p>-4.451913</text:p>
          </table:table-cell>
          <table:table-cell office:value-type="float" office:value="1.859725" calcext:value-type="float">
            <text:p>1.859725</text:p>
          </table:table-cell>
          <table:table-cell office:value-type="float" office:value="2.745891" calcext:value-type="float">
            <text:p>2.745891</text:p>
          </table:table-cell>
          <table:table-cell office:value-type="float" office:value="-0.5327207" calcext:value-type="float">
            <text:p>-0.5327207</text:p>
          </table:table-cell>
          <table:table-cell table:formula="of:=ABS([.E179]-[.B179])" office:value-type="float" office:value="0.200279999999999" calcext:value-type="float">
            <text:p>0.20028</text:p>
          </table:table-cell>
          <table:table-cell table:formula="of:=ABS([.F179]-[.C179])" office:value-type="float" office:value="0.059056" calcext:value-type="float">
            <text:p>0.0590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50286" calcext:value-type="float">
            <text:p>-21.50286</text:p>
          </table:table-cell>
          <table:table-cell office:value-type="float" office:value="-8.871913" calcext:value-type="float">
            <text:p>-8.871913</text:p>
          </table:table-cell>
          <table:table-cell office:value-type="float" office:value="1477010460800000" calcext:value-type="float">
            <text:p>1477010460800000</text:p>
          </table:table-cell>
          <table:table-cell office:value-type="float" office:value="-21.65974" calcext:value-type="float">
            <text:p>-21.65974</text:p>
          </table:table-cell>
          <table:table-cell office:value-type="float" office:value="-8.712172" calcext:value-type="float">
            <text:p>-8.712172</text:p>
          </table:table-cell>
          <table:table-cell office:value-type="float" office:value="-4.342235" calcext:value-type="float">
            <text:p>-4.342235</text:p>
          </table:table-cell>
          <table:table-cell office:value-type="float" office:value="2.092496" calcext:value-type="float">
            <text:p>2.092496</text:p>
          </table:table-cell>
          <table:table-cell office:value-type="float" office:value="2.692535" calcext:value-type="float">
            <text:p>2.692535</text:p>
          </table:table-cell>
          <table:table-cell office:value-type="float" office:value="-0.5359898" calcext:value-type="float">
            <text:p>-0.5359898</text:p>
          </table:table-cell>
          <table:table-cell table:formula="of:=ABS([.E180]-[.B180])" office:value-type="float" office:value="0.156880000000001" calcext:value-type="float">
            <text:p>0.15688</text:p>
          </table:table-cell>
          <table:table-cell table:formula="of:=ABS([.F180]-[.C180])" office:value-type="float" office:value="0.159740999999999" calcext:value-type="float">
            <text:p>0.1597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97934" calcext:value-type="float">
            <text:p>-21.97934</text:p>
          </table:table-cell>
          <table:table-cell office:value-type="float" office:value="-8.570888" calcext:value-type="float">
            <text:p>-8.570888</text:p>
          </table:table-cell>
          <table:table-cell office:value-type="float" office:value="1477010460900000" calcext:value-type="float">
            <text:p>1477010460900000</text:p>
          </table:table-cell>
          <table:table-cell office:value-type="float" office:value="-22.08805" calcext:value-type="float">
            <text:p>-22.08805</text:p>
          </table:table-cell>
          <table:table-cell office:value-type="float" office:value="-8.491431" calcext:value-type="float">
            <text:p>-8.491431</text:p>
          </table:table-cell>
          <table:table-cell office:value-type="float" office:value="-4.220073" calcext:value-type="float">
            <text:p>-4.220073</text:p>
          </table:table-cell>
          <table:table-cell office:value-type="float" office:value="2.32043" calcext:value-type="float">
            <text:p>2.32043</text:p>
          </table:table-cell>
          <table:table-cell office:value-type="float" office:value="2.63886" calcext:value-type="float">
            <text:p>2.63886</text:p>
          </table:table-cell>
          <table:table-cell office:value-type="float" office:value="-0.5389203" calcext:value-type="float">
            <text:p>-0.5389203</text:p>
          </table:table-cell>
          <table:table-cell table:formula="of:=ABS([.E181]-[.B181])" office:value-type="float" office:value="0.108709999999999" calcext:value-type="float">
            <text:p>0.10871</text:p>
          </table:table-cell>
          <table:table-cell table:formula="of:=ABS([.F181]-[.C181])" office:value-type="float" office:value="0.0794569999999997" calcext:value-type="float">
            <text:p>0.0794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838" calcext:value-type="float">
            <text:p>-22.5838</text:p>
          </table:table-cell>
          <table:table-cell office:value-type="float" office:value="-8.352956" calcext:value-type="float">
            <text:p>-8.352956</text:p>
          </table:table-cell>
          <table:table-cell office:value-type="float" office:value="1477010461000000" calcext:value-type="float">
            <text:p>1477010461000000</text:p>
          </table:table-cell>
          <table:table-cell office:value-type="float" office:value="-22.50351" calcext:value-type="float">
            <text:p>-22.50351</text:p>
          </table:table-cell>
          <table:table-cell office:value-type="float" office:value="-8.248174" calcext:value-type="float">
            <text:p>-8.248174</text:p>
          </table:table-cell>
          <table:table-cell office:value-type="float" office:value="-4.085642" calcext:value-type="float">
            <text:p>-4.085642</text:p>
          </table:table-cell>
          <table:table-cell office:value-type="float" office:value="2.542698" calcext:value-type="float">
            <text:p>2.542698</text:p>
          </table:table-cell>
          <table:table-cell office:value-type="float" office:value="2.584901" calcext:value-type="float">
            <text:p>2.584901</text:p>
          </table:table-cell>
          <table:table-cell office:value-type="float" office:value="-0.5415104" calcext:value-type="float">
            <text:p>-0.5415104</text:p>
          </table:table-cell>
          <table:table-cell table:formula="of:=ABS([.E182]-[.B182])" office:value-type="float" office:value="0.0802900000000015" calcext:value-type="float">
            <text:p>0.08029</text:p>
          </table:table-cell>
          <table:table-cell table:formula="of:=ABS([.F182]-[.C182])" office:value-type="float" office:value="0.104782" calcext:value-type="float">
            <text:p>0.1047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98609" calcext:value-type="float">
            <text:p>-22.98609</text:p>
          </table:table-cell>
          <table:table-cell office:value-type="float" office:value="-7.672402" calcext:value-type="float">
            <text:p>-7.672402</text:p>
          </table:table-cell>
          <table:table-cell office:value-type="float" office:value="1477010461100000" calcext:value-type="float">
            <text:p>1477010461100000</text:p>
          </table:table-cell>
          <table:table-cell office:value-type="float" office:value="-22.90492" calcext:value-type="float">
            <text:p>-22.90492</text:p>
          </table:table-cell>
          <table:table-cell office:value-type="float" office:value="-7.98301" calcext:value-type="float">
            <text:p>-7.98301</text:p>
          </table:table-cell>
          <table:table-cell office:value-type="float" office:value="-3.939227" calcext:value-type="float">
            <text:p>-3.939227</text:p>
          </table:table-cell>
          <table:table-cell office:value-type="float" office:value="2.758484" calcext:value-type="float">
            <text:p>2.758484</text:p>
          </table:table-cell>
          <table:table-cell office:value-type="float" office:value="2.530692" calcext:value-type="float">
            <text:p>2.530692</text:p>
          </table:table-cell>
          <table:table-cell office:value-type="float" office:value="-0.5437585" calcext:value-type="float">
            <text:p>-0.5437585</text:p>
          </table:table-cell>
          <table:table-cell table:formula="of:=ABS([.E183]-[.B183])" office:value-type="float" office:value="0.0811700000000002" calcext:value-type="float">
            <text:p>0.08117</text:p>
          </table:table-cell>
          <table:table-cell table:formula="of:=ABS([.F183]-[.C183])" office:value-type="float" office:value="0.310608" calcext:value-type="float">
            <text:p>0.3106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47772" calcext:value-type="float">
            <text:p>-23.47772</text:p>
          </table:table-cell>
          <table:table-cell office:value-type="float" office:value="-7.565831" calcext:value-type="float">
            <text:p>-7.565831</text:p>
          </table:table-cell>
          <table:table-cell office:value-type="float" office:value="1477010461200000" calcext:value-type="float">
            <text:p>1477010461200000</text:p>
          </table:table-cell>
          <table:table-cell office:value-type="float" office:value="-23.29109" calcext:value-type="float">
            <text:p>-23.29109</text:p>
          </table:table-cell>
          <table:table-cell office:value-type="float" office:value="-7.696629" calcext:value-type="float">
            <text:p>-7.696629</text:p>
          </table:table-cell>
          <table:table-cell office:value-type="float" office:value="-3.781177" calcext:value-type="float">
            <text:p>-3.781177</text:p>
          </table:table-cell>
          <table:table-cell office:value-type="float" office:value="2.966995" calcext:value-type="float">
            <text:p>2.966995</text:p>
          </table:table-cell>
          <table:table-cell office:value-type="float" office:value="2.476266" calcext:value-type="float">
            <text:p>2.476266</text:p>
          </table:table-cell>
          <table:table-cell office:value-type="float" office:value="-0.5456631" calcext:value-type="float">
            <text:p>-0.5456631</text:p>
          </table:table-cell>
          <table:table-cell table:formula="of:=ABS([.E184]-[.B184])" office:value-type="float" office:value="0.186630000000001" calcext:value-type="float">
            <text:p>0.18663</text:p>
          </table:table-cell>
          <table:table-cell table:formula="of:=ABS([.F184]-[.C184])" office:value-type="float" office:value="0.130798" calcext:value-type="float">
            <text:p>0.1307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54077" calcext:value-type="float">
            <text:p>-23.54077</text:p>
          </table:table-cell>
          <table:table-cell office:value-type="float" office:value="-7.360692" calcext:value-type="float">
            <text:p>-7.360692</text:p>
          </table:table-cell>
          <table:table-cell office:value-type="float" office:value="1477010461300000" calcext:value-type="float">
            <text:p>1477010461300000</text:p>
          </table:table-cell>
          <table:table-cell office:value-type="float" office:value="-23.66088" calcext:value-type="float">
            <text:p>-23.66088</text:p>
          </table:table-cell>
          <table:table-cell office:value-type="float" office:value="-7.389798" calcext:value-type="float">
            <text:p>-7.389798</text:p>
          </table:table-cell>
          <table:table-cell office:value-type="float" office:value="-3.611907" calcext:value-type="float">
            <text:p>-3.611907</text:p>
          </table:table-cell>
          <table:table-cell office:value-type="float" office:value="3.167464" calcext:value-type="float">
            <text:p>3.167464</text:p>
          </table:table-cell>
          <table:table-cell office:value-type="float" office:value="2.421659" calcext:value-type="float">
            <text:p>2.421659</text:p>
          </table:table-cell>
          <table:table-cell office:value-type="float" office:value="-0.5472231" calcext:value-type="float">
            <text:p>-0.5472231</text:p>
          </table:table-cell>
          <table:table-cell table:formula="of:=ABS([.E185]-[.B185])" office:value-type="float" office:value="0.12011" calcext:value-type="float">
            <text:p>0.12011</text:p>
          </table:table-cell>
          <table:table-cell table:formula="of:=ABS([.F185]-[.C185])" office:value-type="float" office:value="0.0291059999999996" calcext:value-type="float">
            <text:p>0.0291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3837" calcext:value-type="float">
            <text:p>-23.93837</text:p>
          </table:table-cell>
          <table:table-cell office:value-type="float" office:value="-7.261707" calcext:value-type="float">
            <text:p>-7.261707</text:p>
          </table:table-cell>
          <table:table-cell office:value-type="float" office:value="1477010461400000" calcext:value-type="float">
            <text:p>1477010461400000</text:p>
          </table:table-cell>
          <table:table-cell office:value-type="float" office:value="-24.01319" calcext:value-type="float">
            <text:p>-24.01319</text:p>
          </table:table-cell>
          <table:table-cell office:value-type="float" office:value="-7.063359" calcext:value-type="float">
            <text:p>-7.063359</text:p>
          </table:table-cell>
          <table:table-cell office:value-type="float" office:value="-3.431889" calcext:value-type="float">
            <text:p>-3.431889</text:p>
          </table:table-cell>
          <table:table-cell office:value-type="float" office:value="3.359156" calcext:value-type="float">
            <text:p>3.359156</text:p>
          </table:table-cell>
          <table:table-cell office:value-type="float" office:value="2.366904" calcext:value-type="float">
            <text:p>2.366904</text:p>
          </table:table-cell>
          <table:table-cell office:value-type="float" office:value="-0.5484374" calcext:value-type="float">
            <text:p>-0.5484374</text:p>
          </table:table-cell>
          <table:table-cell table:formula="of:=ABS([.E186]-[.B186])" office:value-type="float" office:value="0.0748200000000026" calcext:value-type="float">
            <text:p>0.07482</text:p>
          </table:table-cell>
          <table:table-cell table:formula="of:=ABS([.F186]-[.C186])" office:value-type="float" office:value="0.198348" calcext:value-type="float">
            <text:p>0.198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25736" calcext:value-type="float">
            <text:p>-24.25736</text:p>
          </table:table-cell>
          <table:table-cell office:value-type="float" office:value="-6.435202" calcext:value-type="float">
            <text:p>-6.435202</text:p>
          </table:table-cell>
          <table:table-cell office:value-type="float" office:value="1477010461500000" calcext:value-type="float">
            <text:p>1477010461500000</text:p>
          </table:table-cell>
          <table:table-cell office:value-type="float" office:value="-24.34697" calcext:value-type="float">
            <text:p>-24.34697</text:p>
          </table:table-cell>
          <table:table-cell office:value-type="float" office:value="-6.718227" calcext:value-type="float">
            <text:p>-6.718227</text:p>
          </table:table-cell>
          <table:table-cell office:value-type="float" office:value="-3.241657" calcext:value-type="float">
            <text:p>-3.241657</text:p>
          </table:table-cell>
          <table:table-cell office:value-type="float" office:value="3.541377" calcext:value-type="float">
            <text:p>3.541377</text:p>
          </table:table-cell>
          <table:table-cell office:value-type="float" office:value="2.312037" calcext:value-type="float">
            <text:p>2.312037</text:p>
          </table:table-cell>
          <table:table-cell office:value-type="float" office:value="-0.5493053" calcext:value-type="float">
            <text:p>-0.5493053</text:p>
          </table:table-cell>
          <table:table-cell table:formula="of:=ABS([.E187]-[.B187])" office:value-type="float" office:value="0.0896100000000004" calcext:value-type="float">
            <text:p>0.08961</text:p>
          </table:table-cell>
          <table:table-cell table:formula="of:=ABS([.F187]-[.C187])" office:value-type="float" office:value="0.283024999999999" calcext:value-type="float">
            <text:p>0.283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30075" calcext:value-type="float">
            <text:p>-24.30075</text:p>
          </table:table-cell>
          <table:table-cell office:value-type="float" office:value="-6.437988" calcext:value-type="float">
            <text:p>-6.437988</text:p>
          </table:table-cell>
          <table:table-cell office:value-type="float" office:value="1477010461600000" calcext:value-type="float">
            <text:p>1477010461600000</text:p>
          </table:table-cell>
          <table:table-cell office:value-type="float" office:value="-24.66123" calcext:value-type="float">
            <text:p>-24.66123</text:p>
          </table:table-cell>
          <table:table-cell office:value-type="float" office:value="-6.355382" calcext:value-type="float">
            <text:p>-6.355382</text:p>
          </table:table-cell>
          <table:table-cell office:value-type="float" office:value="-3.0418" calcext:value-type="float">
            <text:p>-3.0418</text:p>
          </table:table-cell>
          <table:table-cell office:value-type="float" office:value="3.713473" calcext:value-type="float">
            <text:p>3.713473</text:p>
          </table:table-cell>
          <table:table-cell office:value-type="float" office:value="2.257091" calcext:value-type="float">
            <text:p>2.257091</text:p>
          </table:table-cell>
          <table:table-cell office:value-type="float" office:value="-0.5498263" calcext:value-type="float">
            <text:p>-0.5498263</text:p>
          </table:table-cell>
          <table:table-cell table:formula="of:=ABS([.E188]-[.B188])" office:value-type="float" office:value="0.360479999999999" calcext:value-type="float">
            <text:p>0.36048</text:p>
          </table:table-cell>
          <table:table-cell table:formula="of:=ABS([.F188]-[.C188])" office:value-type="float" office:value="0.0826060000000002" calcext:value-type="float">
            <text:p>0.082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4596" calcext:value-type="float">
            <text:p>-25.14596</text:p>
          </table:table-cell>
          <table:table-cell office:value-type="float" office:value="-5.919019" calcext:value-type="float">
            <text:p>-5.919019</text:p>
          </table:table-cell>
          <table:table-cell office:value-type="float" office:value="1477010461700000" calcext:value-type="float">
            <text:p>1477010461700000</text:p>
          </table:table-cell>
          <table:table-cell office:value-type="float" office:value="-24.95505" calcext:value-type="float">
            <text:p>-24.95505</text:p>
          </table:table-cell>
          <table:table-cell office:value-type="float" office:value="-5.975869" calcext:value-type="float">
            <text:p>-5.975869</text:p>
          </table:table-cell>
          <table:table-cell office:value-type="float" office:value="-2.832955" calcext:value-type="float">
            <text:p>-2.832955</text:p>
          </table:table-cell>
          <table:table-cell office:value-type="float" office:value="3.874837" calcext:value-type="float">
            <text:p>3.874837</text:p>
          </table:table-cell>
          <table:table-cell office:value-type="float" office:value="2.202102" calcext:value-type="float">
            <text:p>2.202102</text:p>
          </table:table-cell>
          <table:table-cell office:value-type="float" office:value="-0.55" calcext:value-type="float">
            <text:p>-0.55</text:p>
          </table:table-cell>
          <table:table-cell table:formula="of:=ABS([.E189]-[.B189])" office:value-type="float" office:value="0.190909999999999" calcext:value-type="float">
            <text:p>0.19091</text:p>
          </table:table-cell>
          <table:table-cell table:formula="of:=ABS([.F189]-[.C189])" office:value-type="float" office:value="0.0568500000000007" calcext:value-type="float">
            <text:p>0.056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19409" calcext:value-type="float">
            <text:p>-25.19409</text:p>
          </table:table-cell>
          <table:table-cell office:value-type="float" office:value="-5.643722" calcext:value-type="float">
            <text:p>-5.643722</text:p>
          </table:table-cell>
          <table:table-cell office:value-type="float" office:value="1477010461800000" calcext:value-type="float">
            <text:p>1477010461800000</text:p>
          </table:table-cell>
          <table:table-cell office:value-type="float" office:value="-25.22755" calcext:value-type="float">
            <text:p>-25.22755</text:p>
          </table:table-cell>
          <table:table-cell office:value-type="float" office:value="-5.580789" calcext:value-type="float">
            <text:p>-5.580789</text:p>
          </table:table-cell>
          <table:table-cell office:value-type="float" office:value="-2.615809" calcext:value-type="float">
            <text:p>-2.615809</text:p>
          </table:table-cell>
          <table:table-cell office:value-type="float" office:value="4.024918" calcext:value-type="float">
            <text:p>4.024918</text:p>
          </table:table-cell>
          <table:table-cell office:value-type="float" office:value="2.147104" calcext:value-type="float">
            <text:p>2.147104</text:p>
          </table:table-cell>
          <table:table-cell office:value-type="float" office:value="-0.5498263" calcext:value-type="float">
            <text:p>-0.5498263</text:p>
          </table:table-cell>
          <table:table-cell table:formula="of:=ABS([.E190]-[.B190])" office:value-type="float" office:value="0.0334600000000016" calcext:value-type="float">
            <text:p>0.03346</text:p>
          </table:table-cell>
          <table:table-cell table:formula="of:=ABS([.F190]-[.C190])" office:value-type="float" office:value="0.0629330000000001" calcext:value-type="float">
            <text:p>0.0629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57125" calcext:value-type="float">
            <text:p>-25.57125</text:p>
          </table:table-cell>
          <table:table-cell office:value-type="float" office:value="-5.102407" calcext:value-type="float">
            <text:p>-5.102407</text:p>
          </table:table-cell>
          <table:table-cell office:value-type="float" office:value="1477010461900000" calcext:value-type="float">
            <text:p>1477010461900000</text:p>
          </table:table-cell>
          <table:table-cell office:value-type="float" office:value="-25.47795" calcext:value-type="float">
            <text:p>-25.47795</text:p>
          </table:table-cell>
          <table:table-cell office:value-type="float" office:value="-5.171298" calcext:value-type="float">
            <text:p>-5.171298</text:p>
          </table:table-cell>
          <table:table-cell office:value-type="float" office:value="-2.39109" calcext:value-type="float">
            <text:p>-2.39109</text:p>
          </table:table-cell>
          <table:table-cell office:value-type="float" office:value="4.163218" calcext:value-type="float">
            <text:p>4.163218</text:p>
          </table:table-cell>
          <table:table-cell office:value-type="float" office:value="2.092132" calcext:value-type="float">
            <text:p>2.092132</text:p>
          </table:table-cell>
          <table:table-cell office:value-type="float" office:value="-0.5493053" calcext:value-type="float">
            <text:p>-0.5493053</text:p>
          </table:table-cell>
          <table:table-cell table:formula="of:=ABS([.E191]-[.B191])" office:value-type="float" office:value="0.0932999999999993" calcext:value-type="float">
            <text:p>0.0933</text:p>
          </table:table-cell>
          <table:table-cell table:formula="of:=ABS([.F191]-[.C191])" office:value-type="float" office:value="0.0688909999999998" calcext:value-type="float">
            <text:p>0.0688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9517" calcext:value-type="float">
            <text:p>-25.69517</text:p>
          </table:table-cell>
          <table:table-cell office:value-type="float" office:value="-4.899949" calcext:value-type="float">
            <text:p>-4.899949</text:p>
          </table:table-cell>
          <table:table-cell office:value-type="float" office:value="1477010462000000" calcext:value-type="float">
            <text:p>1477010462000000</text:p>
          </table:table-cell>
          <table:table-cell office:value-type="float" office:value="-25.70552" calcext:value-type="float">
            <text:p>-25.70552</text:p>
          </table:table-cell>
          <table:table-cell office:value-type="float" office:value="-4.748596" calcext:value-type="float">
            <text:p>-4.748596</text:p>
          </table:table-cell>
          <table:table-cell office:value-type="float" office:value="-2.159561" calcext:value-type="float">
            <text:p>-2.159561</text:p>
          </table:table-cell>
          <table:table-cell office:value-type="float" office:value="4.2893" calcext:value-type="float">
            <text:p>4.2893</text:p>
          </table:table-cell>
          <table:table-cell office:value-type="float" office:value="2.037221" calcext:value-type="float">
            <text:p>2.037221</text:p>
          </table:table-cell>
          <table:table-cell office:value-type="float" office:value="-0.5484374" calcext:value-type="float">
            <text:p>-0.5484374</text:p>
          </table:table-cell>
          <table:table-cell table:formula="of:=ABS([.E192]-[.B192])" office:value-type="float" office:value="0.010349999999999" calcext:value-type="float">
            <text:p>0.01035</text:p>
          </table:table-cell>
          <table:table-cell table:formula="of:=ABS([.F192]-[.C192])" office:value-type="float" office:value="0.151353" calcext:value-type="float">
            <text:p>0.1513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5157" calcext:value-type="float">
            <text:p>-25.95157</text:p>
          </table:table-cell>
          <table:table-cell office:value-type="float" office:value="-4.266589" calcext:value-type="float">
            <text:p>-4.266589</text:p>
          </table:table-cell>
          <table:table-cell office:value-type="float" office:value="1477010462100000" calcext:value-type="float">
            <text:p>1477010462100000</text:p>
          </table:table-cell>
          <table:table-cell office:value-type="float" office:value="-25.90963" calcext:value-type="float">
            <text:p>-25.90963</text:p>
          </table:table-cell>
          <table:table-cell office:value-type="float" office:value="-4.313924" calcext:value-type="float">
            <text:p>-4.313924</text:p>
          </table:table-cell>
          <table:table-cell office:value-type="float" office:value="-1.922018" calcext:value-type="float">
            <text:p>-1.922018</text:p>
          </table:table-cell>
          <table:table-cell office:value-type="float" office:value="4.402788" calcext:value-type="float">
            <text:p>4.402788</text:p>
          </table:table-cell>
          <table:table-cell office:value-type="float" office:value="1.982406" calcext:value-type="float">
            <text:p>1.982406</text:p>
          </table:table-cell>
          <table:table-cell office:value-type="float" office:value="-0.5472231" calcext:value-type="float">
            <text:p>-0.5472231</text:p>
          </table:table-cell>
          <table:table-cell table:formula="of:=ABS([.E193]-[.B193])" office:value-type="float" office:value="0.0419400000000003" calcext:value-type="float">
            <text:p>0.04194</text:p>
          </table:table-cell>
          <table:table-cell table:formula="of:=ABS([.F193]-[.C193])" office:value-type="float" office:value="0.0473350000000004" calcext:value-type="float">
            <text:p>0.0473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198" calcext:value-type="float">
            <text:p>-26.1198</text:p>
          </table:table-cell>
          <table:table-cell office:value-type="float" office:value="-3.677232" calcext:value-type="float">
            <text:p>-3.677232</text:p>
          </table:table-cell>
          <table:table-cell office:value-type="float" office:value="1477010462200000" calcext:value-type="float">
            <text:p>1477010462200000</text:p>
          </table:table-cell>
          <table:table-cell office:value-type="float" office:value="-26.08971" calcext:value-type="float">
            <text:p>-26.08971</text:p>
          </table:table-cell>
          <table:table-cell office:value-type="float" office:value="-3.86856" calcext:value-type="float">
            <text:p>-3.86856</text:p>
          </table:table-cell>
          <table:table-cell office:value-type="float" office:value="-1.679284" calcext:value-type="float">
            <text:p>-1.679284</text:p>
          </table:table-cell>
          <table:table-cell office:value-type="float" office:value="4.503373" calcext:value-type="float">
            <text:p>4.503373</text:p>
          </table:table-cell>
          <table:table-cell office:value-type="float" office:value="1.92772" calcext:value-type="float">
            <text:p>1.92772</text:p>
          </table:table-cell>
          <table:table-cell office:value-type="float" office:value="-0.5456631" calcext:value-type="float">
            <text:p>-0.5456631</text:p>
          </table:table-cell>
          <table:table-cell table:formula="of:=ABS([.E194]-[.B194])" office:value-type="float" office:value="0.0300900000000013" calcext:value-type="float">
            <text:p>0.03009</text:p>
          </table:table-cell>
          <table:table-cell table:formula="of:=ABS([.F194]-[.C194])" office:value-type="float" office:value="0.191328" calcext:value-type="float">
            <text:p>0.191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99736" calcext:value-type="float">
            <text:p>-25.99736</text:p>
          </table:table-cell>
          <table:table-cell office:value-type="float" office:value="-3.24722" calcext:value-type="float">
            <text:p>-3.24722</text:p>
          </table:table-cell>
          <table:table-cell office:value-type="float" office:value="1477010462300000" calcext:value-type="float">
            <text:p>1477010462300000</text:p>
          </table:table-cell>
          <table:table-cell office:value-type="float" office:value="-26.2453" calcext:value-type="float">
            <text:p>-26.2453</text:p>
          </table:table-cell>
          <table:table-cell office:value-type="float" office:value="-3.413805" calcext:value-type="float">
            <text:p>-3.413805</text:p>
          </table:table-cell>
          <table:table-cell office:value-type="float" office:value="-1.4322" calcext:value-type="float">
            <text:p>-1.4322</text:p>
          </table:table-cell>
          <table:table-cell office:value-type="float" office:value="4.590811" calcext:value-type="float">
            <text:p>4.590811</text:p>
          </table:table-cell>
          <table:table-cell office:value-type="float" office:value="1.873199" calcext:value-type="float">
            <text:p>1.873199</text:p>
          </table:table-cell>
          <table:table-cell office:value-type="float" office:value="-0.5437585" calcext:value-type="float">
            <text:p>-0.5437585</text:p>
          </table:table-cell>
          <table:table-cell table:formula="of:=ABS([.E195]-[.B195])" office:value-type="float" office:value="0.24794" calcext:value-type="float">
            <text:p>0.24794</text:p>
          </table:table-cell>
          <table:table-cell table:formula="of:=ABS([.F195]-[.C195])" office:value-type="float" office:value="0.166585" calcext:value-type="float">
            <text:p>0.166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17411" calcext:value-type="float">
            <text:p>-26.17411</text:p>
          </table:table-cell>
          <table:table-cell office:value-type="float" office:value="-2.878854" calcext:value-type="float">
            <text:p>-2.878854</text:p>
          </table:table-cell>
          <table:table-cell office:value-type="float" office:value="1477010462400000" calcext:value-type="float">
            <text:p>1477010462400000</text:p>
          </table:table-cell>
          <table:table-cell office:value-type="float" office:value="-26.376" calcext:value-type="float">
            <text:p>-26.376</text:p>
          </table:table-cell>
          <table:table-cell office:value-type="float" office:value="-2.950983" calcext:value-type="float">
            <text:p>-2.950983</text:p>
          </table:table-cell>
          <table:table-cell office:value-type="float" office:value="-1.181621" calcext:value-type="float">
            <text:p>-1.181621</text:p>
          </table:table-cell>
          <table:table-cell office:value-type="float" office:value="4.664928" calcext:value-type="float">
            <text:p>4.664928</text:p>
          </table:table-cell>
          <table:table-cell office:value-type="float" office:value="1.818877" calcext:value-type="float">
            <text:p>1.818877</text:p>
          </table:table-cell>
          <table:table-cell office:value-type="float" office:value="-0.5415104" calcext:value-type="float">
            <text:p>-0.5415104</text:p>
          </table:table-cell>
          <table:table-cell table:formula="of:=ABS([.E196]-[.B196])" office:value-type="float" office:value="0.201890000000002" calcext:value-type="float">
            <text:p>0.20189</text:p>
          </table:table-cell>
          <table:table-cell table:formula="of:=ABS([.F196]-[.C196])" office:value-type="float" office:value="0.0721289999999999" calcext:value-type="float">
            <text:p>0.0721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7403" calcext:value-type="float">
            <text:p>-26.67403</text:p>
          </table:table-cell>
          <table:table-cell office:value-type="float" office:value="-2.738519" calcext:value-type="float">
            <text:p>-2.738519</text:p>
          </table:table-cell>
          <table:table-cell office:value-type="float" office:value="1477010462500000" calcext:value-type="float">
            <text:p>1477010462500000</text:p>
          </table:table-cell>
          <table:table-cell office:value-type="float" office:value="-26.4815" calcext:value-type="float">
            <text:p>-26.4815</text:p>
          </table:table-cell>
          <table:table-cell office:value-type="float" office:value="-2.481434" calcext:value-type="float">
            <text:p>-2.481434</text:p>
          </table:table-cell>
          <table:table-cell office:value-type="float" office:value="-0.9284109" calcext:value-type="float">
            <text:p>-0.9284109</text:p>
          </table:table-cell>
          <table:table-cell office:value-type="float" office:value="4.725618" calcext:value-type="float">
            <text:p>4.725618</text:p>
          </table:table-cell>
          <table:table-cell office:value-type="float" office:value="1.764789" calcext:value-type="float">
            <text:p>1.764789</text:p>
          </table:table-cell>
          <table:table-cell office:value-type="float" office:value="-0.5389203" calcext:value-type="float">
            <text:p>-0.5389203</text:p>
          </table:table-cell>
          <table:table-cell table:formula="of:=ABS([.E197]-[.B197])" office:value-type="float" office:value="0.192529999999998" calcext:value-type="float">
            <text:p>0.19253</text:p>
          </table:table-cell>
          <table:table-cell table:formula="of:=ABS([.F197]-[.C197])" office:value-type="float" office:value="0.257085" calcext:value-type="float">
            <text:p>0.2570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6913" calcext:value-type="float">
            <text:p>-26.66913</text:p>
          </table:table-cell>
          <table:table-cell office:value-type="float" office:value="-2.173329" calcext:value-type="float">
            <text:p>-2.173329</text:p>
          </table:table-cell>
          <table:table-cell office:value-type="float" office:value="1477010462600000" calcext:value-type="float">
            <text:p>1477010462600000</text:p>
          </table:table-cell>
          <table:table-cell office:value-type="float" office:value="-26.56159" calcext:value-type="float">
            <text:p>-26.56159</text:p>
          </table:table-cell>
          <table:table-cell office:value-type="float" office:value="-2.006501" calcext:value-type="float">
            <text:p>-2.006501</text:p>
          </table:table-cell>
          <table:table-cell office:value-type="float" office:value="-0.6734344" calcext:value-type="float">
            <text:p>-0.6734344</text:p>
          </table:table-cell>
          <table:table-cell office:value-type="float" office:value="4.772843" calcext:value-type="float">
            <text:p>4.772843</text:p>
          </table:table-cell>
          <table:table-cell office:value-type="float" office:value="1.710968" calcext:value-type="float">
            <text:p>1.710968</text:p>
          </table:table-cell>
          <table:table-cell office:value-type="float" office:value="-0.5359898" calcext:value-type="float">
            <text:p>-0.5359898</text:p>
          </table:table-cell>
          <table:table-cell table:formula="of:=ABS([.E198]-[.B198])" office:value-type="float" office:value="0.10754" calcext:value-type="float">
            <text:p>0.10754</text:p>
          </table:table-cell>
          <table:table-cell table:formula="of:=ABS([.F198]-[.C198])" office:value-type="float" office:value="0.166828" calcext:value-type="float">
            <text:p>0.1668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671" calcext:value-type="float">
            <text:p>-26.4671</text:p>
          </table:table-cell>
          <table:table-cell office:value-type="float" office:value="-1.532073" calcext:value-type="float">
            <text:p>-1.532073</text:p>
          </table:table-cell>
          <table:table-cell office:value-type="float" office:value="1477010462700000" calcext:value-type="float">
            <text:p>1477010462700000</text:p>
          </table:table-cell>
          <table:table-cell office:value-type="float" office:value="-26.61613" calcext:value-type="float">
            <text:p>-26.61613</text:p>
          </table:table-cell>
          <table:table-cell office:value-type="float" office:value="-1.52753" calcext:value-type="float">
            <text:p>-1.52753</text:p>
          </table:table-cell>
          <table:table-cell office:value-type="float" office:value="-0.4175523" calcext:value-type="float">
            <text:p>-0.4175523</text:p>
          </table:table-cell>
          <table:table-cell office:value-type="float" office:value="4.806636" calcext:value-type="float">
            <text:p>4.806636</text:p>
          </table:table-cell>
          <table:table-cell office:value-type="float" office:value="1.657449" calcext:value-type="float">
            <text:p>1.657449</text:p>
          </table:table-cell>
          <table:table-cell office:value-type="float" office:value="-0.5327207" calcext:value-type="float">
            <text:p>-0.5327207</text:p>
          </table:table-cell>
          <table:table-cell table:formula="of:=ABS([.E199]-[.B199])" office:value-type="float" office:value="0.14903" calcext:value-type="float">
            <text:p>0.14903</text:p>
          </table:table-cell>
          <table:table-cell table:formula="of:=ABS([.F199]-[.C199])" office:value-type="float" office:value="0.00454299999999996" calcext:value-type="float">
            <text:p>0.0045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59975" calcext:value-type="float">
            <text:p>-26.59975</text:p>
          </table:table-cell>
          <table:table-cell office:value-type="float" office:value="-1.142766" calcext:value-type="float">
            <text:p>-1.142766</text:p>
          </table:table-cell>
          <table:table-cell office:value-type="float" office:value="1477010462800000" calcext:value-type="float">
            <text:p>1477010462800000</text:p>
          </table:table-cell>
          <table:table-cell office:value-type="float" office:value="-26.64509" calcext:value-type="float">
            <text:p>-26.64509</text:p>
          </table:table-cell>
          <table:table-cell office:value-type="float" office:value="-1.045858" calcext:value-type="float">
            <text:p>-1.045858</text:p>
          </table:table-cell>
          <table:table-cell office:value-type="float" office:value="-0.1616155" calcext:value-type="float">
            <text:p>-0.1616155</text:p>
          </table:table-cell>
          <table:table-cell office:value-type="float" office:value="4.827096" calcext:value-type="float">
            <text:p>4.827096</text:p>
          </table:table-cell>
          <table:table-cell office:value-type="float" office:value="1.604265" calcext:value-type="float">
            <text:p>1.604265</text:p>
          </table:table-cell>
          <table:table-cell office:value-type="float" office:value="-0.5291152" calcext:value-type="float">
            <text:p>-0.5291152</text:p>
          </table:table-cell>
          <table:table-cell table:formula="of:=ABS([.E200]-[.B200])" office:value-type="float" office:value="0.0453399999999995" calcext:value-type="float">
            <text:p>0.04534</text:p>
          </table:table-cell>
          <table:table-cell table:formula="of:=ABS([.F200]-[.C200])" office:value-type="float" office:value="0.096908" calcext:value-type="float">
            <text:p>0.096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3546" calcext:value-type="float">
            <text:p>-26.73546</text:p>
          </table:table-cell>
          <table:table-cell office:value-type="float" office:value="-0.5953902" calcext:value-type="float">
            <text:p>-0.5953902</text:p>
          </table:table-cell>
          <table:table-cell office:value-type="float" office:value="1477010462900000" calcext:value-type="float">
            <text:p>1477010462900000</text:p>
          </table:table-cell>
          <table:table-cell office:value-type="float" office:value="-26.64848" calcext:value-type="float">
            <text:p>-26.64848</text:p>
          </table:table-cell>
          <table:table-cell office:value-type="float" office:value="-0.5628115" calcext:value-type="float">
            <text:p>-0.5628115</text:p>
          </table:table-cell>
          <table:table-cell office:value-type="float" office:value="0.09354119" calcext:value-type="float">
            <text:p>0.09354119</text:p>
          </table:table-cell>
          <table:table-cell office:value-type="float" office:value="4.834389" calcext:value-type="float">
            <text:p>4.834389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-0.5251755" calcext:value-type="float">
            <text:p>-0.5251755</text:p>
          </table:table-cell>
          <table:table-cell table:formula="of:=ABS([.E201]-[.B201])" office:value-type="float" office:value="0.0869800000000005" calcext:value-type="float">
            <text:p>0.08698</text:p>
          </table:table-cell>
          <table:table-cell table:formula="of:=ABS([.F201]-[.C201])" office:value-type="float" office:value="0.0325787" calcext:value-type="float">
            <text:p>0.03257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45533" calcext:value-type="float">
            <text:p>-26.45533</text:p>
          </table:table-cell>
          <table:table-cell office:value-type="float" office:value="0.06026528" calcext:value-type="float">
            <text:p>0.06026528</text:p>
          </table:table-cell>
          <table:table-cell office:value-type="float" office:value="1477010463000000" calcext:value-type="float">
            <text:p>1477010463000000</text:p>
          </table:table-cell>
          <table:table-cell office:value-type="float" office:value="-26.62645" calcext:value-type="float">
            <text:p>-26.62645</text:p>
          </table:table-cell>
          <table:table-cell office:value-type="float" office:value="-0.07969471" calcext:value-type="float">
            <text:p>-0.07969471</text:p>
          </table:table-cell>
          <table:table-cell office:value-type="float" office:value="0.3471043" calcext:value-type="float">
            <text:p>0.3471043</text:p>
          </table:table-cell>
          <table:table-cell office:value-type="float" office:value="4.828743" calcext:value-type="float">
            <text:p>4.828743</text:p>
          </table:table-cell>
          <table:table-cell office:value-type="float" office:value="1.499037" calcext:value-type="float">
            <text:p>1.499037</text:p>
          </table:table-cell>
          <table:table-cell office:value-type="float" office:value="-0.5209041" calcext:value-type="float">
            <text:p>-0.5209041</text:p>
          </table:table-cell>
          <table:table-cell table:formula="of:=ABS([.E202]-[.B202])" office:value-type="float" office:value="0.171119999999998" calcext:value-type="float">
            <text:p>0.17112</text:p>
          </table:table-cell>
          <table:table-cell table:formula="of:=ABS([.F202]-[.C202])" office:value-type="float" office:value="0.13995999" calcext:value-type="float">
            <text:p>0.139959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62014" calcext:value-type="float">
            <text:p>-26.62014</text:p>
          </table:table-cell>
          <table:table-cell office:value-type="float" office:value="0.5758802" calcext:value-type="float">
            <text:p>0.5758802</text:p>
          </table:table-cell>
          <table:table-cell office:value-type="float" office:value="1477010463100000" calcext:value-type="float">
            <text:p>1477010463100000</text:p>
          </table:table-cell>
          <table:table-cell office:value-type="float" office:value="-26.57917" calcext:value-type="float">
            <text:p>-26.57917</text:p>
          </table:table-cell>
          <table:table-cell office:value-type="float" office:value="0.4022133" calcext:value-type="float">
            <text:p>0.4022133</text:p>
          </table:table-cell>
          <table:table-cell office:value-type="float" office:value="0.598287" calcext:value-type="float">
            <text:p>0.598287</text:p>
          </table:table-cell>
          <table:table-cell office:value-type="float" office:value="4.810449" calcext:value-type="float">
            <text:p>4.810449</text:p>
          </table:table-cell>
          <table:table-cell office:value-type="float" office:value="1.447059" calcext:value-type="float">
            <text:p>1.447059</text:p>
          </table:table-cell>
          <table:table-cell office:value-type="float" office:value="-0.5163036" calcext:value-type="float">
            <text:p>-0.5163036</text:p>
          </table:table-cell>
          <table:table-cell table:formula="of:=ABS([.E203]-[.B203])" office:value-type="float" office:value="0.040969999999998" calcext:value-type="float">
            <text:p>0.04097</text:p>
          </table:table-cell>
          <table:table-cell table:formula="of:=ABS([.F203]-[.C203])" office:value-type="float" office:value="0.1736669" calcext:value-type="float">
            <text:p>0.17366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72929" calcext:value-type="float">
            <text:p>-26.72929</text:p>
          </table:table-cell>
          <table:table-cell office:value-type="float" office:value="1.060825" calcext:value-type="float">
            <text:p>1.060825</text:p>
          </table:table-cell>
          <table:table-cell office:value-type="float" office:value="1477010463200000" calcext:value-type="float">
            <text:p>1477010463200000</text:p>
          </table:table-cell>
          <table:table-cell office:value-type="float" office:value="-26.50694" calcext:value-type="float">
            <text:p>-26.50694</text:p>
          </table:table-cell>
          <table:table-cell office:value-type="float" office:value="0.8816656" calcext:value-type="float">
            <text:p>0.8816656</text:p>
          </table:table-cell>
          <table:table-cell office:value-type="float" office:value="0.8463337" calcext:value-type="float">
            <text:p>0.8463337</text:p>
          </table:table-cell>
          <table:table-cell office:value-type="float" office:value="4.779858" calcext:value-type="float">
            <text:p>4.779858</text:p>
          </table:table-cell>
          <table:table-cell office:value-type="float" office:value="1.39555" calcext:value-type="float">
            <text:p>1.39555</text:p>
          </table:table-cell>
          <table:table-cell office:value-type="float" office:value="-0.5113771" calcext:value-type="float">
            <text:p>-0.5113771</text:p>
          </table:table-cell>
          <table:table-cell table:formula="of:=ABS([.E204]-[.B204])" office:value-type="float" office:value="0.222349999999999" calcext:value-type="float">
            <text:p>0.22235</text:p>
          </table:table-cell>
          <table:table-cell table:formula="of:=ABS([.F204]-[.C204])" office:value-type="float" office:value="0.1791594" calcext:value-type="float">
            <text:p>0.17915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9862" calcext:value-type="float">
            <text:p>-26.39862</text:p>
          </table:table-cell>
          <table:table-cell office:value-type="float" office:value="1.422123" calcext:value-type="float">
            <text:p>1.422123</text:p>
          </table:table-cell>
          <table:table-cell office:value-type="float" office:value="1477010463300000" calcext:value-type="float">
            <text:p>1477010463300000</text:p>
          </table:table-cell>
          <table:table-cell office:value-type="float" office:value="-26.41011" calcext:value-type="float">
            <text:p>-26.41011</text:p>
          </table:table-cell>
          <table:table-cell office:value-type="float" office:value="1.357453" calcext:value-type="float">
            <text:p>1.357453</text:p>
          </table:table-cell>
          <table:table-cell office:value-type="float" office:value="1.090525" calcext:value-type="float">
            <text:p>1.090525</text:p>
          </table:table-cell>
          <table:table-cell office:value-type="float" office:value="4.737372" calcext:value-type="float">
            <text:p>4.737372</text:p>
          </table:table-cell>
          <table:table-cell office:value-type="float" office:value="1.344542" calcext:value-type="float">
            <text:p>1.344542</text:p>
          </table:table-cell>
          <table:table-cell office:value-type="float" office:value="-0.5061275" calcext:value-type="float">
            <text:p>-0.5061275</text:p>
          </table:table-cell>
          <table:table-cell table:formula="of:=ABS([.E205]-[.B205])" office:value-type="float" office:value="0.0114899999999984" calcext:value-type="float">
            <text:p>0.01149</text:p>
          </table:table-cell>
          <table:table-cell table:formula="of:=ABS([.F205]-[.C205])" office:value-type="float" office:value="0.06467" calcext:value-type="float">
            <text:p>0.0646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35944" calcext:value-type="float">
            <text:p>-26.35944</text:p>
          </table:table-cell>
          <table:table-cell office:value-type="float" office:value="1.79315" calcext:value-type="float">
            <text:p>1.79315</text:p>
          </table:table-cell>
          <table:table-cell office:value-type="float" office:value="1477010463400000" calcext:value-type="float">
            <text:p>1477010463400000</text:p>
          </table:table-cell>
          <table:table-cell office:value-type="float" office:value="-26.28908" calcext:value-type="float">
            <text:p>-26.28908</text:p>
          </table:table-cell>
          <table:table-cell office:value-type="float" office:value="1.82841" calcext:value-type="float">
            <text:p>1.82841</text:p>
          </table:table-cell>
          <table:table-cell office:value-type="float" office:value="1.330181" calcext:value-type="float">
            <text:p>1.330181</text:p>
          </table:table-cell>
          <table:table-cell office:value-type="float" office:value="4.683449" calcext:value-type="float">
            <text:p>4.683449</text:p>
          </table:table-cell>
          <table:table-cell office:value-type="float" office:value="1.294066" calcext:value-type="float">
            <text:p>1.294066</text:p>
          </table:table-cell>
          <table:table-cell office:value-type="float" office:value="-0.5005583" calcext:value-type="float">
            <text:p>-0.5005583</text:p>
          </table:table-cell>
          <table:table-cell table:formula="of:=ABS([.E206]-[.B206])" office:value-type="float" office:value="0.0703600000000009" calcext:value-type="float">
            <text:p>0.07036</text:p>
          </table:table-cell>
          <table:table-cell table:formula="of:=ABS([.F206]-[.C206])" office:value-type="float" office:value="0.0352600000000001" calcext:value-type="float">
            <text:p>0.035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25018" calcext:value-type="float">
            <text:p>-26.25018</text:p>
          </table:table-cell>
          <table:table-cell office:value-type="float" office:value="2.184809" calcext:value-type="float">
            <text:p>2.184809</text:p>
          </table:table-cell>
          <table:table-cell office:value-type="float" office:value="1477010463500000" calcext:value-type="float">
            <text:p>1477010463500000</text:p>
          </table:table-cell>
          <table:table-cell office:value-type="float" office:value="-26.14436" calcext:value-type="float">
            <text:p>-26.14436</text:p>
          </table:table-cell>
          <table:table-cell office:value-type="float" office:value="2.293419" calcext:value-type="float">
            <text:p>2.293419</text:p>
          </table:table-cell>
          <table:table-cell office:value-type="float" office:value="1.564667" calcext:value-type="float">
            <text:p>1.564667</text:p>
          </table:table-cell>
          <table:table-cell office:value-type="float" office:value="4.618589" calcext:value-type="float">
            <text:p>4.618589</text:p>
          </table:table-cell>
          <table:table-cell office:value-type="float" office:value="1.244155" calcext:value-type="float">
            <text:p>1.244155</text:p>
          </table:table-cell>
          <table:table-cell office:value-type="float" office:value="-0.4946729" calcext:value-type="float">
            <text:p>-0.4946729</text:p>
          </table:table-cell>
          <table:table-cell table:formula="of:=ABS([.E207]-[.B207])" office:value-type="float" office:value="0.105820000000001" calcext:value-type="float">
            <text:p>0.10582</text:p>
          </table:table-cell>
          <table:table-cell table:formula="of:=ABS([.F207]-[.C207])" office:value-type="float" office:value="0.10861" calcext:value-type="float">
            <text:p>0.108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6.06412" calcext:value-type="float">
            <text:p>-26.06412</text:p>
          </table:table-cell>
          <table:table-cell office:value-type="float" office:value="2.807007" calcext:value-type="float">
            <text:p>2.807007</text:p>
          </table:table-cell>
          <table:table-cell office:value-type="float" office:value="1477010463600000" calcext:value-type="float">
            <text:p>1477010463600000</text:p>
          </table:table-cell>
          <table:table-cell office:value-type="float" office:value="-25.97648" calcext:value-type="float">
            <text:p>-25.97648</text:p>
          </table:table-cell>
          <table:table-cell office:value-type="float" office:value="2.751414" calcext:value-type="float">
            <text:p>2.751414</text:p>
          </table:table-cell>
          <table:table-cell office:value-type="float" office:value="1.793393" calcext:value-type="float">
            <text:p>1.793393</text:p>
          </table:table-cell>
          <table:table-cell office:value-type="float" office:value="4.54334" calcext:value-type="float">
            <text:p>4.54334</text:p>
          </table:table-cell>
          <table:table-cell office:value-type="float" office:value="1.194841" calcext:value-type="float">
            <text:p>1.194841</text:p>
          </table:table-cell>
          <table:table-cell office:value-type="float" office:value="-0.488475" calcext:value-type="float">
            <text:p>-0.488475</text:p>
          </table:table-cell>
          <table:table-cell table:formula="of:=ABS([.E208]-[.B208])" office:value-type="float" office:value="0.0876400000000004" calcext:value-type="float">
            <text:p>0.08764</text:p>
          </table:table-cell>
          <table:table-cell table:formula="of:=ABS([.F208]-[.C208])" office:value-type="float" office:value="0.055593" calcext:value-type="float">
            <text:p>0.055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83448" calcext:value-type="float">
            <text:p>-25.83448</text:p>
          </table:table-cell>
          <table:table-cell office:value-type="float" office:value="3.420054" calcext:value-type="float">
            <text:p>3.420054</text:p>
          </table:table-cell>
          <table:table-cell office:value-type="float" office:value="1477010463700000" calcext:value-type="float">
            <text:p>1477010463700000</text:p>
          </table:table-cell>
          <table:table-cell office:value-type="float" office:value="-25.78605" calcext:value-type="float">
            <text:p>-25.78605</text:p>
          </table:table-cell>
          <table:table-cell office:value-type="float" office:value="3.201385" calcext:value-type="float">
            <text:p>3.201385</text:p>
          </table:table-cell>
          <table:table-cell office:value-type="float" office:value="2.015821" calcext:value-type="float">
            <text:p>2.015821</text:p>
          </table:table-cell>
          <table:table-cell office:value-type="float" office:value="4.458284" calcext:value-type="float">
            <text:p>4.458284</text:p>
          </table:table-cell>
          <table:table-cell office:value-type="float" office:value="1.146154" calcext:value-type="float">
            <text:p>1.146154</text:p>
          </table:table-cell>
          <table:table-cell office:value-type="float" office:value="-0.4819687" calcext:value-type="float">
            <text:p>-0.4819687</text:p>
          </table:table-cell>
          <table:table-cell table:formula="of:=ABS([.E209]-[.B209])" office:value-type="float" office:value="0.0484299999999998" calcext:value-type="float">
            <text:p>0.04843</text:p>
          </table:table-cell>
          <table:table-cell table:formula="of:=ABS([.F209]-[.C209])" office:value-type="float" office:value="0.218669" calcext:value-type="float">
            <text:p>0.2186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66661" calcext:value-type="float">
            <text:p>-25.66661</text:p>
          </table:table-cell>
          <table:table-cell office:value-type="float" office:value="3.635086" calcext:value-type="float">
            <text:p>3.635086</text:p>
          </table:table-cell>
          <table:table-cell office:value-type="float" office:value="1477010463800000" calcext:value-type="float">
            <text:p>1477010463800000</text:p>
          </table:table-cell>
          <table:table-cell office:value-type="float" office:value="-25.57373" calcext:value-type="float">
            <text:p>-25.57373</text:p>
          </table:table-cell>
          <table:table-cell office:value-type="float" office:value="3.642385" calcext:value-type="float">
            <text:p>3.642385</text:p>
          </table:table-cell>
          <table:table-cell office:value-type="float" office:value="2.231463" calcext:value-type="float">
            <text:p>2.231463</text:p>
          </table:table-cell>
          <table:table-cell office:value-type="float" office:value="4.364038" calcext:value-type="float">
            <text:p>4.364038</text:p>
          </table:table-cell>
          <table:table-cell office:value-type="float" office:value="1.098126" calcext:value-type="float">
            <text:p>1.098126</text:p>
          </table:table-cell>
          <table:table-cell office:value-type="float" office:value="-0.4751579" calcext:value-type="float">
            <text:p>-0.4751579</text:p>
          </table:table-cell>
          <table:table-cell table:formula="of:=ABS([.E210]-[.B210])" office:value-type="float" office:value="0.0928799999999974" calcext:value-type="float">
            <text:p>0.09288</text:p>
          </table:table-cell>
          <table:table-cell table:formula="of:=ABS([.F210]-[.C210])" office:value-type="float" office:value="0.00729900000000017" calcext:value-type="float">
            <text:p>0.0072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74924" calcext:value-type="float">
            <text:p>-25.74924</text:p>
          </table:table-cell>
          <table:table-cell office:value-type="float" office:value="3.999675" calcext:value-type="float">
            <text:p>3.999675</text:p>
          </table:table-cell>
          <table:table-cell office:value-type="float" office:value="1477010463900000" calcext:value-type="float">
            <text:p>1477010463900000</text:p>
          </table:table-cell>
          <table:table-cell office:value-type="float" office:value="-25.34022" calcext:value-type="float">
            <text:p>-25.34022</text:p>
          </table:table-cell>
          <table:table-cell office:value-type="float" office:value="4.073527" calcext:value-type="float">
            <text:p>4.073527</text:p>
          </table:table-cell>
          <table:table-cell office:value-type="float" office:value="2.439886" calcext:value-type="float">
            <text:p>2.439886</text:p>
          </table:table-cell>
          <table:table-cell office:value-type="float" office:value="4.261248" calcext:value-type="float">
            <text:p>4.261248</text:p>
          </table:table-cell>
          <table:table-cell office:value-type="float" office:value="1.050786" calcext:value-type="float">
            <text:p>1.050786</text:p>
          </table:table-cell>
          <table:table-cell office:value-type="float" office:value="-0.468047" calcext:value-type="float">
            <text:p>-0.468047</text:p>
          </table:table-cell>
          <table:table-cell table:formula="of:=ABS([.E211]-[.B211])" office:value-type="float" office:value="0.409020000000002" calcext:value-type="float">
            <text:p>0.40902</text:p>
          </table:table-cell>
          <table:table-cell table:formula="of:=ABS([.F211]-[.C211])" office:value-type="float" office:value="0.0738520000000005" calcext:value-type="float">
            <text:p>0.0738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2143" calcext:value-type="float">
            <text:p>-25.02143</text:p>
          </table:table-cell>
          <table:table-cell office:value-type="float" office:value="4.528026" calcext:value-type="float">
            <text:p>4.528026</text:p>
          </table:table-cell>
          <table:table-cell office:value-type="float" office:value="1477010464000000" calcext:value-type="float">
            <text:p>1477010464000000</text:p>
          </table:table-cell>
          <table:table-cell office:value-type="float" office:value="-25.08625" calcext:value-type="float">
            <text:p>-25.08625</text:p>
          </table:table-cell>
          <table:table-cell office:value-type="float" office:value="4.493991" calcext:value-type="float">
            <text:p>4.493991</text:p>
          </table:table-cell>
          <table:table-cell office:value-type="float" office:value="2.64071" calcext:value-type="float">
            <text:p>2.64071</text:p>
          </table:table-cell>
          <table:table-cell office:value-type="float" office:value="4.150582" calcext:value-type="float">
            <text:p>4.150582</text:p>
          </table:table-cell>
          <table:table-cell office:value-type="float" office:value="1.004165" calcext:value-type="float">
            <text:p>1.004165</text:p>
          </table:table-cell>
          <table:table-cell office:value-type="float" office:value="-0.4606404" calcext:value-type="float">
            <text:p>-0.4606404</text:p>
          </table:table-cell>
          <table:table-cell table:formula="of:=ABS([.E212]-[.B212])" office:value-type="float" office:value="0.064820000000001" calcext:value-type="float">
            <text:p>0.06482</text:p>
          </table:table-cell>
          <table:table-cell table:formula="of:=ABS([.F212]-[.C212])" office:value-type="float" office:value="0.0340349999999994" calcext:value-type="float">
            <text:p>0.0340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5.03631" calcext:value-type="float">
            <text:p>-25.03631</text:p>
          </table:table-cell>
          <table:table-cell office:value-type="float" office:value="4.884993" calcext:value-type="float">
            <text:p>4.884993</text:p>
          </table:table-cell>
          <table:table-cell office:value-type="float" office:value="1477010464100000" calcext:value-type="float">
            <text:p>1477010464100000</text:p>
          </table:table-cell>
          <table:table-cell office:value-type="float" office:value="-24.8126" calcext:value-type="float">
            <text:p>-24.8126</text:p>
          </table:table-cell>
          <table:table-cell office:value-type="float" office:value="4.903026" calcext:value-type="float">
            <text:p>4.903026</text:p>
          </table:table-cell>
          <table:table-cell office:value-type="float" office:value="2.833613" calcext:value-type="float">
            <text:p>2.833613</text:p>
          </table:table-cell>
          <table:table-cell office:value-type="float" office:value="4.032728" calcext:value-type="float">
            <text:p>4.032728</text:p>
          </table:table-cell>
          <table:table-cell office:value-type="float" office:value="0.9582913" calcext:value-type="float">
            <text:p>0.9582913</text:p>
          </table:table-cell>
          <table:table-cell office:value-type="float" office:value="-0.4529429" calcext:value-type="float">
            <text:p>-0.4529429</text:p>
          </table:table-cell>
          <table:table-cell table:formula="of:=ABS([.E213]-[.B213])" office:value-type="float" office:value="0.223710000000001" calcext:value-type="float">
            <text:p>0.22371</text:p>
          </table:table-cell>
          <table:table-cell table:formula="of:=ABS([.F213]-[.C213])" office:value-type="float" office:value="0.018033" calcext:value-type="float">
            <text:p>0.0180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50414" calcext:value-type="float">
            <text:p>-24.50414</text:p>
          </table:table-cell>
          <table:table-cell office:value-type="float" office:value="5.352928" calcext:value-type="float">
            <text:p>5.352928</text:p>
          </table:table-cell>
          <table:table-cell office:value-type="float" office:value="1477010464200000" calcext:value-type="float">
            <text:p>1477010464200000</text:p>
          </table:table-cell>
          <table:table-cell office:value-type="float" office:value="-24.52008" calcext:value-type="float">
            <text:p>-24.52008</text:p>
          </table:table-cell>
          <table:table-cell office:value-type="float" office:value="5.299948" calcext:value-type="float">
            <text:p>5.299948</text:p>
          </table:table-cell>
          <table:table-cell office:value-type="float" office:value="3.018326" calcext:value-type="float">
            <text:p>3.018326</text:p>
          </table:table-cell>
          <table:table-cell office:value-type="float" office:value="3.908388" calcext:value-type="float">
            <text:p>3.908388</text:p>
          </table:table-cell>
          <table:table-cell office:value-type="float" office:value="0.9131948" calcext:value-type="float">
            <text:p>0.9131948</text:p>
          </table:table-cell>
          <table:table-cell office:value-type="float" office:value="-0.4449593" calcext:value-type="float">
            <text:p>-0.4449593</text:p>
          </table:table-cell>
          <table:table-cell table:formula="of:=ABS([.E214]-[.B214])" office:value-type="float" office:value="0.0159400000000005" calcext:value-type="float">
            <text:p>0.01594</text:p>
          </table:table-cell>
          <table:table-cell table:formula="of:=ABS([.F214]-[.C214])" office:value-type="float" office:value="0.0529800000000007" calcext:value-type="float">
            <text:p>0.052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4.1159" calcext:value-type="float">
            <text:p>-24.1159</text:p>
          </table:table-cell>
          <table:table-cell office:value-type="float" office:value="5.611521" calcext:value-type="float">
            <text:p>5.611521</text:p>
          </table:table-cell>
          <table:table-cell office:value-type="float" office:value="1477010464300000" calcext:value-type="float">
            <text:p>1477010464300000</text:p>
          </table:table-cell>
          <table:table-cell office:value-type="float" office:value="-24.20952" calcext:value-type="float">
            <text:p>-24.20952</text:p>
          </table:table-cell>
          <table:table-cell office:value-type="float" office:value="5.684145" calcext:value-type="float">
            <text:p>5.684145</text:p>
          </table:table-cell>
          <table:table-cell office:value-type="float" office:value="3.194637" calcext:value-type="float">
            <text:p>3.194637</text:p>
          </table:table-cell>
          <table:table-cell office:value-type="float" office:value="3.778271" calcext:value-type="float">
            <text:p>3.778271</text:p>
          </table:table-cell>
          <table:table-cell office:value-type="float" office:value="0.8689038" calcext:value-type="float">
            <text:p>0.8689038</text:p>
          </table:table-cell>
          <table:table-cell office:value-type="float" office:value="-0.4366947" calcext:value-type="float">
            <text:p>-0.4366947</text:p>
          </table:table-cell>
          <table:table-cell table:formula="of:=ABS([.E215]-[.B215])" office:value-type="float" office:value="0.0936200000000014" calcext:value-type="float">
            <text:p>0.09362</text:p>
          </table:table-cell>
          <table:table-cell table:formula="of:=ABS([.F215]-[.C215])" office:value-type="float" office:value="0.0726240000000002" calcext:value-type="float">
            <text:p>0.0726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9153" calcext:value-type="float">
            <text:p>-23.9153</text:p>
          </table:table-cell>
          <table:table-cell office:value-type="float" office:value="5.943773" calcext:value-type="float">
            <text:p>5.943773</text:p>
          </table:table-cell>
          <table:table-cell office:value-type="float" office:value="1477010464400000" calcext:value-type="float">
            <text:p>1477010464400000</text:p>
          </table:table-cell>
          <table:table-cell office:value-type="float" office:value="-23.88176" calcext:value-type="float">
            <text:p>-23.88176</text:p>
          </table:table-cell>
          <table:table-cell office:value-type="float" office:value="6.055076" calcext:value-type="float">
            <text:p>6.055076</text:p>
          </table:table-cell>
          <table:table-cell office:value-type="float" office:value="3.362388" calcext:value-type="float">
            <text:p>3.362388</text:p>
          </table:table-cell>
          <table:table-cell office:value-type="float" office:value="3.643093" calcext:value-type="float">
            <text:p>3.643093</text:p>
          </table:table-cell>
          <table:table-cell office:value-type="float" office:value="0.8254461" calcext:value-type="float">
            <text:p>0.8254461</text:p>
          </table:table-cell>
          <table:table-cell office:value-type="float" office:value="-0.4281543" calcext:value-type="float">
            <text:p>-0.4281543</text:p>
          </table:table-cell>
          <table:table-cell table:formula="of:=ABS([.E216]-[.B216])" office:value-type="float" office:value="0.0335399999999986" calcext:value-type="float">
            <text:p>0.03354</text:p>
          </table:table-cell>
          <table:table-cell table:formula="of:=ABS([.F216]-[.C216])" office:value-type="float" office:value="0.111302999999999" calcext:value-type="float">
            <text:p>0.1113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64709" calcext:value-type="float">
            <text:p>-23.64709</text:p>
          </table:table-cell>
          <table:table-cell office:value-type="float" office:value="6.29102" calcext:value-type="float">
            <text:p>6.29102</text:p>
          </table:table-cell>
          <table:table-cell office:value-type="float" office:value="1477010464500000" calcext:value-type="float">
            <text:p>1477010464500000</text:p>
          </table:table-cell>
          <table:table-cell office:value-type="float" office:value="-23.53768" calcext:value-type="float">
            <text:p>-23.53768</text:p>
          </table:table-cell>
          <table:table-cell office:value-type="float" office:value="6.412271" calcext:value-type="float">
            <text:p>6.412271</text:p>
          </table:table-cell>
          <table:table-cell office:value-type="float" office:value="3.521475" calcext:value-type="float">
            <text:p>3.521475</text:p>
          </table:table-cell>
          <table:table-cell office:value-type="float" office:value="3.503569" calcext:value-type="float">
            <text:p>3.503569</text:p>
          </table:table-cell>
          <table:table-cell office:value-type="float" office:value="0.7828493" calcext:value-type="float">
            <text:p>0.7828493</text:p>
          </table:table-cell>
          <table:table-cell office:value-type="float" office:value="-0.4193434" calcext:value-type="float">
            <text:p>-0.4193434</text:p>
          </table:table-cell>
          <table:table-cell table:formula="of:=ABS([.E217]-[.B217])" office:value-type="float" office:value="0.109409999999997" calcext:value-type="float">
            <text:p>0.10941</text:p>
          </table:table-cell>
          <table:table-cell table:formula="of:=ABS([.F217]-[.C217])" office:value-type="float" office:value="0.121251" calcext:value-type="float">
            <text:p>0.1212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3.00988" calcext:value-type="float">
            <text:p>-23.00988</text:p>
          </table:table-cell>
          <table:table-cell office:value-type="float" office:value="6.861822" calcext:value-type="float">
            <text:p>6.861822</text:p>
          </table:table-cell>
          <table:table-cell office:value-type="float" office:value="1477010464600000" calcext:value-type="float">
            <text:p>1477010464600000</text:p>
          </table:table-cell>
          <table:table-cell office:value-type="float" office:value="-23.17813" calcext:value-type="float">
            <text:p>-23.17813</text:p>
          </table:table-cell>
          <table:table-cell office:value-type="float" office:value="6.755333" calcext:value-type="float">
            <text:p>6.755333</text:p>
          </table:table-cell>
          <table:table-cell office:value-type="float" office:value="3.671846" calcext:value-type="float">
            <text:p>3.671846</text:p>
          </table:table-cell>
          <table:table-cell office:value-type="float" office:value="3.360409" calcext:value-type="float">
            <text:p>3.360409</text:p>
          </table:table-cell>
          <table:table-cell office:value-type="float" office:value="0.7411402" calcext:value-type="float">
            <text:p>0.7411402</text:p>
          </table:table-cell>
          <table:table-cell office:value-type="float" office:value="-0.4102676" calcext:value-type="float">
            <text:p>-0.4102676</text:p>
          </table:table-cell>
          <table:table-cell table:formula="of:=ABS([.E218]-[.B218])" office:value-type="float" office:value="0.16825" calcext:value-type="float">
            <text:p>0.16825</text:p>
          </table:table-cell>
          <table:table-cell table:formula="of:=ABS([.F218]-[.C218])" office:value-type="float" office:value="0.106489" calcext:value-type="float">
            <text:p>0.1064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69912" calcext:value-type="float">
            <text:p>-22.69912</text:p>
          </table:table-cell>
          <table:table-cell office:value-type="float" office:value="7.063003" calcext:value-type="float">
            <text:p>7.063003</text:p>
          </table:table-cell>
          <table:table-cell office:value-type="float" office:value="1477010464700000" calcext:value-type="float">
            <text:p>1477010464700000</text:p>
          </table:table-cell>
          <table:table-cell office:value-type="float" office:value="-22.80398" calcext:value-type="float">
            <text:p>-22.80398</text:p>
          </table:table-cell>
          <table:table-cell office:value-type="float" office:value="7.083934" calcext:value-type="float">
            <text:p>7.083934</text:p>
          </table:table-cell>
          <table:table-cell office:value-type="float" office:value="3.813497" calcext:value-type="float">
            <text:p>3.813497</text:p>
          </table:table-cell>
          <table:table-cell office:value-type="float" office:value="3.214315" calcext:value-type="float">
            <text:p>3.214315</text:p>
          </table:table-cell>
          <table:table-cell office:value-type="float" office:value="0.7003452" calcext:value-type="float">
            <text:p>0.7003452</text:p>
          </table:table-cell>
          <table:table-cell office:value-type="float" office:value="-0.4009327" calcext:value-type="float">
            <text:p>-0.4009327</text:p>
          </table:table-cell>
          <table:table-cell table:formula="of:=ABS([.E219]-[.B219])" office:value-type="float" office:value="0.104859999999999" calcext:value-type="float">
            <text:p>0.10486</text:p>
          </table:table-cell>
          <table:table-cell table:formula="of:=ABS([.F219]-[.C219])" office:value-type="float" office:value="0.020931" calcext:value-type="float">
            <text:p>0.0209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50832" calcext:value-type="float">
            <text:p>-22.50832</text:p>
          </table:table-cell>
          <table:table-cell office:value-type="float" office:value="7.315242" calcext:value-type="float">
            <text:p>7.315242</text:p>
          </table:table-cell>
          <table:table-cell office:value-type="float" office:value="1477010464800000" calcext:value-type="float">
            <text:p>1477010464800000</text:p>
          </table:table-cell>
          <table:table-cell office:value-type="float" office:value="-22.41611" calcext:value-type="float">
            <text:p>-22.41611</text:p>
          </table:table-cell>
          <table:table-cell office:value-type="float" office:value="7.397815" calcext:value-type="float">
            <text:p>7.397815</text:p>
          </table:table-cell>
          <table:table-cell office:value-type="float" office:value="3.946474" calcext:value-type="float">
            <text:p>3.946474</text:p>
          </table:table-cell>
          <table:table-cell office:value-type="float" office:value="3.065978" calcext:value-type="float">
            <text:p>3.065978</text:p>
          </table:table-cell>
          <table:table-cell office:value-type="float" office:value="0.6604901" calcext:value-type="float">
            <text:p>0.6604901</text:p>
          </table:table-cell>
          <table:table-cell office:value-type="float" office:value="-0.3913446" calcext:value-type="float">
            <text:p>-0.3913446</text:p>
          </table:table-cell>
          <table:table-cell table:formula="of:=ABS([.E220]-[.B220])" office:value-type="float" office:value="0.0922100000000015" calcext:value-type="float">
            <text:p>0.09221</text:p>
          </table:table-cell>
          <table:table-cell table:formula="of:=ABS([.F220]-[.C220])" office:value-type="float" office:value="0.082573" calcext:value-type="float">
            <text:p>0.0825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2.19469" calcext:value-type="float">
            <text:p>-22.19469</text:p>
          </table:table-cell>
          <table:table-cell office:value-type="float" office:value="7.694784" calcext:value-type="float">
            <text:p>7.694784</text:p>
          </table:table-cell>
          <table:table-cell office:value-type="float" office:value="1477010464900000" calcext:value-type="float">
            <text:p>1477010464900000</text:p>
          </table:table-cell>
          <table:table-cell office:value-type="float" office:value="-22.01538" calcext:value-type="float">
            <text:p>-22.01538</text:p>
          </table:table-cell>
          <table:table-cell office:value-type="float" office:value="7.696786" calcext:value-type="float">
            <text:p>7.696786</text:p>
          </table:table-cell>
          <table:table-cell office:value-type="float" office:value="4.070867" calcext:value-type="float">
            <text:p>4.070867</text:p>
          </table:table-cell>
          <table:table-cell office:value-type="float" office:value="2.916073" calcext:value-type="float">
            <text:p>2.916073</text:p>
          </table:table-cell>
          <table:table-cell office:value-type="float" office:value="0.6215999" calcext:value-type="float">
            <text:p>0.6215999</text:p>
          </table:table-cell>
          <table:table-cell office:value-type="float" office:value="-0.3815093" calcext:value-type="float">
            <text:p>-0.3815093</text:p>
          </table:table-cell>
          <table:table-cell table:formula="of:=ABS([.E221]-[.B221])" office:value-type="float" office:value="0.179310000000001" calcext:value-type="float">
            <text:p>0.17931</text:p>
          </table:table-cell>
          <table:table-cell table:formula="of:=ABS([.F221]-[.C221])" office:value-type="float" office:value="0.00200200000000006" calcext:value-type="float">
            <text:p>0.0020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64727" calcext:value-type="float">
            <text:p>-21.64727</text:p>
          </table:table-cell>
          <table:table-cell office:value-type="float" office:value="7.94" calcext:value-type="float">
            <text:p>7.94</text:p>
          </table:table-cell>
          <table:table-cell office:value-type="float" office:value="1477010465000000" calcext:value-type="float">
            <text:p>1477010465000000</text:p>
          </table:table-cell>
          <table:table-cell office:value-type="float" office:value="-21.60264" calcext:value-type="float">
            <text:p>-21.60264</text:p>
          </table:table-cell>
          <table:table-cell office:value-type="float" office:value="7.980724" calcext:value-type="float">
            <text:p>7.980724</text:p>
          </table:table-cell>
          <table:table-cell office:value-type="float" office:value="4.186809" calcext:value-type="float">
            <text:p>4.186809</text:p>
          </table:table-cell>
          <table:table-cell office:value-type="float" office:value="2.765256" calcext:value-type="float">
            <text:p>2.765256</text:p>
          </table:table-cell>
          <table:table-cell office:value-type="float" office:value="0.5836994" calcext:value-type="float">
            <text:p>0.5836994</text:p>
          </table:table-cell>
          <table:table-cell office:value-type="float" office:value="-0.371433" calcext:value-type="float">
            <text:p>-0.371433</text:p>
          </table:table-cell>
          <table:table-cell table:formula="of:=ABS([.E222]-[.B222])" office:value-type="float" office:value="0.044629999999998" calcext:value-type="float">
            <text:p>0.04463</text:p>
          </table:table-cell>
          <table:table-cell table:formula="of:=ABS([.F222]-[.C222])" office:value-type="float" office:value="0.040724" calcext:value-type="float">
            <text:p>0.0407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8525" calcext:value-type="float">
            <text:p>-21.08525</text:p>
          </table:table-cell>
          <table:table-cell office:value-type="float" office:value="7.832295" calcext:value-type="float">
            <text:p>7.832295</text:p>
          </table:table-cell>
          <table:table-cell office:value-type="float" office:value="1477010465100000" calcext:value-type="float">
            <text:p>1477010465100000</text:p>
          </table:table-cell>
          <table:table-cell office:value-type="float" office:value="-21.17873" calcext:value-type="float">
            <text:p>-21.17873</text:p>
          </table:table-cell>
          <table:table-cell office:value-type="float" office:value="8.249571" calcext:value-type="float">
            <text:p>8.249571</text:p>
          </table:table-cell>
          <table:table-cell office:value-type="float" office:value="4.294471" calcext:value-type="float">
            <text:p>4.294471</text:p>
          </table:table-cell>
          <table:table-cell office:value-type="float" office:value="2.614165" calcext:value-type="float">
            <text:p>2.614165</text:p>
          </table:table-cell>
          <table:table-cell office:value-type="float" office:value="0.5468125" calcext:value-type="float">
            <text:p>0.5468125</text:p>
          </table:table-cell>
          <table:table-cell office:value-type="float" office:value="-0.3611222" calcext:value-type="float">
            <text:p>-0.3611222</text:p>
          </table:table-cell>
          <table:table-cell table:formula="of:=ABS([.E223]-[.B223])" office:value-type="float" office:value="0.0934800000000031" calcext:value-type="float">
            <text:p>0.09348</text:p>
          </table:table-cell>
          <table:table-cell table:formula="of:=ABS([.F223]-[.C223])" office:value-type="float" office:value="0.417275999999999" calcext:value-type="float">
            <text:p>0.4172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1.05193" calcext:value-type="float">
            <text:p>-21.05193</text:p>
          </table:table-cell>
          <table:table-cell office:value-type="float" office:value="8.509834" calcext:value-type="float">
            <text:p>8.509834</text:p>
          </table:table-cell>
          <table:table-cell office:value-type="float" office:value="1477010465200000" calcext:value-type="float">
            <text:p>1477010465200000</text:p>
          </table:table-cell>
          <table:table-cell office:value-type="float" office:value="-20.74445" calcext:value-type="float">
            <text:p>-20.74445</text:p>
          </table:table-cell>
          <table:table-cell office:value-type="float" office:value="8.503329" calcext:value-type="float">
            <text:p>8.503329</text:p>
          </table:table-cell>
          <table:table-cell office:value-type="float" office:value="4.394061" calcext:value-type="float">
            <text:p>4.394061</text:p>
          </table:table-cell>
          <table:table-cell office:value-type="float" office:value="2.463411" calcext:value-type="float">
            <text:p>2.463411</text:p>
          </table:table-cell>
          <table:table-cell office:value-type="float" office:value="0.5109623" calcext:value-type="float">
            <text:p>0.5109623</text:p>
          </table:table-cell>
          <table:table-cell office:value-type="float" office:value="-0.3505832" calcext:value-type="float">
            <text:p>-0.3505832</text:p>
          </table:table-cell>
          <table:table-cell table:formula="of:=ABS([.E224]-[.B224])" office:value-type="float" office:value="0.307479999999998" calcext:value-type="float">
            <text:p>0.30748</text:p>
          </table:table-cell>
          <table:table-cell table:formula="of:=ABS([.F224]-[.C224])" office:value-type="float" office:value="0.00650499999999887" calcext:value-type="float">
            <text:p>0.0065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21" calcext:value-type="float">
            <text:p>-20.21</text:p>
          </table:table-cell>
          <table:table-cell office:value-type="float" office:value="8.68914" calcext:value-type="float">
            <text:p>8.68914</text:p>
          </table:table-cell>
          <table:table-cell office:value-type="float" office:value="1477010465300000" calcext:value-type="float">
            <text:p>1477010465300000</text:p>
          </table:table-cell>
          <table:table-cell office:value-type="float" office:value="-20.30062" calcext:value-type="float">
            <text:p>-20.30062</text:p>
          </table:table-cell>
          <table:table-cell office:value-type="float" office:value="8.742063" calcext:value-type="float">
            <text:p>8.742063</text:p>
          </table:table-cell>
          <table:table-cell office:value-type="float" office:value="4.485819" calcext:value-type="float">
            <text:p>4.485819</text:p>
          </table:table-cell>
          <table:table-cell office:value-type="float" office:value="2.313582" calcext:value-type="float">
            <text:p>2.313582</text:p>
          </table:table-cell>
          <table:table-cell office:value-type="float" office:value="0.4761716" calcext:value-type="float">
            <text:p>0.4761716</text:p>
          </table:table-cell>
          <table:table-cell office:value-type="float" office:value="-0.3398228" calcext:value-type="float">
            <text:p>-0.3398228</text:p>
          </table:table-cell>
          <table:table-cell table:formula="of:=ABS([.E225]-[.B225])" office:value-type="float" office:value="0.0906199999999977" calcext:value-type="float">
            <text:p>0.09062</text:p>
          </table:table-cell>
          <table:table-cell table:formula="of:=ABS([.F225]-[.C225])" office:value-type="float" office:value="0.0529229999999998" calcext:value-type="float">
            <text:p>0.0529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0.06326" calcext:value-type="float">
            <text:p>-20.06326</text:p>
          </table:table-cell>
          <table:table-cell office:value-type="float" office:value="8.867236" calcext:value-type="float">
            <text:p>8.867236</text:p>
          </table:table-cell>
          <table:table-cell office:value-type="float" office:value="1477010465400000" calcext:value-type="float">
            <text:p>1477010465400000</text:p>
          </table:table-cell>
          <table:table-cell office:value-type="float" office:value="-19.84799" calcext:value-type="float">
            <text:p>-19.84799</text:p>
          </table:table-cell>
          <table:table-cell office:value-type="float" office:value="8.965893" calcext:value-type="float">
            <text:p>8.965893</text:p>
          </table:table-cell>
          <table:table-cell office:value-type="float" office:value="4.570015" calcext:value-type="float">
            <text:p>4.570015</text:p>
          </table:table-cell>
          <table:table-cell office:value-type="float" office:value="2.165237" calcext:value-type="float">
            <text:p>2.165237</text:p>
          </table:table-cell>
          <table:table-cell office:value-type="float" office:value="0.4424624" calcext:value-type="float">
            <text:p>0.4424624</text:p>
          </table:table-cell>
          <table:table-cell office:value-type="float" office:value="-0.3288477" calcext:value-type="float">
            <text:p>-0.3288477</text:p>
          </table:table-cell>
          <table:table-cell table:formula="of:=ABS([.E226]-[.B226])" office:value-type="float" office:value="0.21527" calcext:value-type="float">
            <text:p>0.21527</text:p>
          </table:table-cell>
          <table:table-cell table:formula="of:=ABS([.F226]-[.C226])" office:value-type="float" office:value="0.0986569999999993" calcext:value-type="float">
            <text:p>0.0986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9.48608" calcext:value-type="float">
            <text:p>-19.48608</text:p>
          </table:table-cell>
          <table:table-cell office:value-type="float" office:value="8.966645" calcext:value-type="float">
            <text:p>8.966645</text:p>
          </table:table-cell>
          <table:table-cell office:value-type="float" office:value="1477010465500000" calcext:value-type="float">
            <text:p>1477010465500000</text:p>
          </table:table-cell>
          <table:table-cell office:value-type="float" office:value="-19.3873" calcext:value-type="float">
            <text:p>-19.3873</text:p>
          </table:table-cell>
          <table:table-cell office:value-type="float" office:value="9.174993" calcext:value-type="float">
            <text:p>9.174993</text:p>
          </table:table-cell>
          <table:table-cell office:value-type="float" office:value="4.646942" calcext:value-type="float">
            <text:p>4.646942</text:p>
          </table:table-cell>
          <table:table-cell office:value-type="float" office:value="2.01891" calcext:value-type="float">
            <text:p>2.01891</text:p>
          </table:table-cell>
          <table:table-cell office:value-type="float" office:value="0.4098559" calcext:value-type="float">
            <text:p>0.4098559</text:p>
          </table:table-cell>
          <table:table-cell office:value-type="float" office:value="-0.317665" calcext:value-type="float">
            <text:p>-0.317665</text:p>
          </table:table-cell>
          <table:table-cell table:formula="of:=ABS([.E227]-[.B227])" office:value-type="float" office:value="0.0987800000000014" calcext:value-type="float">
            <text:p>0.09878</text:p>
          </table:table-cell>
          <table:table-cell table:formula="of:=ABS([.F227]-[.C227])" office:value-type="float" office:value="0.208348000000001" calcext:value-type="float">
            <text:p>0.2083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67863" calcext:value-type="float">
            <text:p>-18.67863</text:p>
          </table:table-cell>
          <table:table-cell office:value-type="float" office:value="9.191907" calcext:value-type="float">
            <text:p>9.191907</text:p>
          </table:table-cell>
          <table:table-cell office:value-type="float" office:value="1477010465600000" calcext:value-type="float">
            <text:p>1477010465600000</text:p>
          </table:table-cell>
          <table:table-cell office:value-type="float" office:value="-18.91928" calcext:value-type="float">
            <text:p>-18.91928</text:p>
          </table:table-cell>
          <table:table-cell office:value-type="float" office:value="9.369592" calcext:value-type="float">
            <text:p>9.369592</text:p>
          </table:table-cell>
          <table:table-cell office:value-type="float" office:value="4.716918" calcext:value-type="float">
            <text:p>4.716918</text:p>
          </table:table-cell>
          <table:table-cell office:value-type="float" office:value="1.875103" calcext:value-type="float">
            <text:p>1.875103</text:p>
          </table:table-cell>
          <table:table-cell office:value-type="float" office:value="0.3783728" calcext:value-type="float">
            <text:p>0.3783728</text:p>
          </table:table-cell>
          <table:table-cell office:value-type="float" office:value="-0.3062816" calcext:value-type="float">
            <text:p>-0.3062816</text:p>
          </table:table-cell>
          <table:table-cell table:formula="of:=ABS([.E228]-[.B228])" office:value-type="float" office:value="0.240650000000002" calcext:value-type="float">
            <text:p>0.24065</text:p>
          </table:table-cell>
          <table:table-cell table:formula="of:=ABS([.F228]-[.C228])" office:value-type="float" office:value="0.177685" calcext:value-type="float">
            <text:p>0.1776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2417" calcext:value-type="float">
            <text:p>-18.42417</text:p>
          </table:table-cell>
          <table:table-cell office:value-type="float" office:value="9.46852" calcext:value-type="float">
            <text:p>9.46852</text:p>
          </table:table-cell>
          <table:table-cell office:value-type="float" office:value="1477010465700000" calcext:value-type="float">
            <text:p>1477010465700000</text:p>
          </table:table-cell>
          <table:table-cell office:value-type="float" office:value="-18.44458" calcext:value-type="float">
            <text:p>-18.44458</text:p>
          </table:table-cell>
          <table:table-cell office:value-type="float" office:value="9.549965" calcext:value-type="float">
            <text:p>9.549965</text:p>
          </table:table-cell>
          <table:table-cell office:value-type="float" office:value="4.780277" calcext:value-type="float">
            <text:p>4.780277</text:p>
          </table:table-cell>
          <table:table-cell office:value-type="float" office:value="1.734289" calcext:value-type="float">
            <text:p>1.734289</text:p>
          </table:table-cell>
          <table:table-cell office:value-type="float" office:value="0.3480329" calcext:value-type="float">
            <text:p>0.3480329</text:p>
          </table:table-cell>
          <table:table-cell office:value-type="float" office:value="-0.2947047" calcext:value-type="float">
            <text:p>-0.2947047</text:p>
          </table:table-cell>
          <table:table-cell table:formula="of:=ABS([.E229]-[.B229])" office:value-type="float" office:value="0.0204099999999983" calcext:value-type="float">
            <text:p>0.02041</text:p>
          </table:table-cell>
          <table:table-cell table:formula="of:=ABS([.F229]-[.C229])" office:value-type="float" office:value="0.0814450000000004" calcext:value-type="float">
            <text:p>0.0814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77364" calcext:value-type="float">
            <text:p>-17.77364</text:p>
          </table:table-cell>
          <table:table-cell office:value-type="float" office:value="9.724776" calcext:value-type="float">
            <text:p>9.724776</text:p>
          </table:table-cell>
          <table:table-cell office:value-type="float" office:value="1477010465800000" calcext:value-type="float">
            <text:p>1477010465800000</text:p>
          </table:table-cell>
          <table:table-cell office:value-type="float" office:value="-17.96387" calcext:value-type="float">
            <text:p>-17.96387</text:p>
          </table:table-cell>
          <table:table-cell office:value-type="float" office:value="9.716433" calcext:value-type="float">
            <text:p>9.716433</text:p>
          </table:table-cell>
          <table:table-cell office:value-type="float" office:value="4.83737" calcext:value-type="float">
            <text:p>4.83737</text:p>
          </table:table-cell>
          <table:table-cell office:value-type="float" office:value="1.59691" calcext:value-type="float">
            <text:p>1.59691</text:p>
          </table:table-cell>
          <table:table-cell office:value-type="float" office:value="0.3188553" calcext:value-type="float">
            <text:p>0.3188553</text:p>
          </table:table-cell>
          <table:table-cell office:value-type="float" office:value="-0.2829417" calcext:value-type="float">
            <text:p>-0.2829417</text:p>
          </table:table-cell>
          <table:table-cell table:formula="of:=ABS([.E230]-[.B230])" office:value-type="float" office:value="0.19023" calcext:value-type="float">
            <text:p>0.19023</text:p>
          </table:table-cell>
          <table:table-cell table:formula="of:=ABS([.F230]-[.C230])" office:value-type="float" office:value="0.00834299999999999" calcext:value-type="float">
            <text:p>0.0083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34358" calcext:value-type="float">
            <text:p>-17.34358</text:p>
          </table:table-cell>
          <table:table-cell office:value-type="float" office:value="9.881093" calcext:value-type="float">
            <text:p>9.881093</text:p>
          </table:table-cell>
          <table:table-cell office:value-type="float" office:value="1477010465900000" calcext:value-type="float">
            <text:p>1477010465900000</text:p>
          </table:table-cell>
          <table:table-cell office:value-type="float" office:value="-17.47773" calcext:value-type="float">
            <text:p>-17.47773</text:p>
          </table:table-cell>
          <table:table-cell office:value-type="float" office:value="9.869361" calcext:value-type="float">
            <text:p>9.869361</text:p>
          </table:table-cell>
          <table:table-cell office:value-type="float" office:value="4.888556" calcext:value-type="float">
            <text:p>4.888556</text:p>
          </table:table-cell>
          <table:table-cell office:value-type="float" office:value="1.46338" calcext:value-type="float">
            <text:p>1.46338</text:p>
          </table:table-cell>
          <table:table-cell office:value-type="float" office:value="0.2908586" calcext:value-type="float">
            <text:p>0.2908586</text:p>
          </table:table-cell>
          <table:table-cell office:value-type="float" office:value="-0.271" calcext:value-type="float">
            <text:p>-0.271</text:p>
          </table:table-cell>
          <table:table-cell table:formula="of:=ABS([.E231]-[.B231])" office:value-type="float" office:value="0.134150000000002" calcext:value-type="float">
            <text:p>0.13415</text:p>
          </table:table-cell>
          <table:table-cell table:formula="of:=ABS([.F231]-[.C231])" office:value-type="float" office:value="0.0117320000000003" calcext:value-type="float">
            <text:p>0.0117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88756" calcext:value-type="float">
            <text:p>-16.88756</text:p>
          </table:table-cell>
          <table:table-cell office:value-type="float" office:value="10.14499" calcext:value-type="float">
            <text:p>10.14499</text:p>
          </table:table-cell>
          <table:table-cell office:value-type="float" office:value="1477010466000000" calcext:value-type="float">
            <text:p>1477010466000000</text:p>
          </table:table-cell>
          <table:table-cell office:value-type="float" office:value="-16.98676" calcext:value-type="float">
            <text:p>-16.98676</text:p>
          </table:table-cell>
          <table:table-cell office:value-type="float" office:value="10.00915" calcext:value-type="float">
            <text:p>10.00915</text:p>
          </table:table-cell>
          <table:table-cell office:value-type="float" office:value="4.934206" calcext:value-type="float">
            <text:p>4.934206</text:p>
          </table:table-cell>
          <table:table-cell office:value-type="float" office:value="1.334081" calcext:value-type="float">
            <text:p>1.334081</text:p>
          </table:table-cell>
          <table:table-cell office:value-type="float" office:value="0.2640604" calcext:value-type="float">
            <text:p>0.2640604</text:p>
          </table:table-cell>
          <table:table-cell office:value-type="float" office:value="-0.2588872" calcext:value-type="float">
            <text:p>-0.2588872</text:p>
          </table:table-cell>
          <table:table-cell table:formula="of:=ABS([.E232]-[.B232])" office:value-type="float" office:value="0.0991999999999997" calcext:value-type="float">
            <text:p>0.0992</text:p>
          </table:table-cell>
          <table:table-cell table:formula="of:=ABS([.F232]-[.C232])" office:value-type="float" office:value="0.13584" calcext:value-type="float">
            <text:p>0.135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51533" calcext:value-type="float">
            <text:p>-16.51533</text:p>
          </table:table-cell>
          <table:table-cell office:value-type="float" office:value="10.30912" calcext:value-type="float">
            <text:p>10.30912</text:p>
          </table:table-cell>
          <table:table-cell office:value-type="float" office:value="1477010466100000" calcext:value-type="float">
            <text:p>1477010466100000</text:p>
          </table:table-cell>
          <table:table-cell office:value-type="float" office:value="-16.49148" calcext:value-type="float">
            <text:p>-16.49148</text:p>
          </table:table-cell>
          <table:table-cell office:value-type="float" office:value="10.13625" calcext:value-type="float">
            <text:p>10.13625</text:p>
          </table:table-cell>
          <table:table-cell office:value-type="float" office:value="4.97469" calcext:value-type="float">
            <text:p>4.97469</text:p>
          </table:table-cell>
          <table:table-cell office:value-type="float" office:value="1.209366" calcext:value-type="float">
            <text:p>1.209366</text:p>
          </table:table-cell>
          <table:table-cell office:value-type="float" office:value="0.2384776" calcext:value-type="float">
            <text:p>0.2384776</text:p>
          </table:table-cell>
          <table:table-cell office:value-type="float" office:value="-0.2466108" calcext:value-type="float">
            <text:p>-0.2466108</text:p>
          </table:table-cell>
          <table:table-cell table:formula="of:=ABS([.E233]-[.B233])" office:value-type="float" office:value="0.0238499999999995" calcext:value-type="float">
            <text:p>0.02385</text:p>
          </table:table-cell>
          <table:table-cell table:formula="of:=ABS([.F233]-[.C233])" office:value-type="float" office:value="0.17287" calcext:value-type="float">
            <text:p>0.172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0595" calcext:value-type="float">
            <text:p>-16.00595</text:p>
          </table:table-cell>
          <table:table-cell office:value-type="float" office:value="10.1843" calcext:value-type="float">
            <text:p>10.1843</text:p>
          </table:table-cell>
          <table:table-cell office:value-type="float" office:value="1477010466200000" calcext:value-type="float">
            <text:p>1477010466200000</text:p>
          </table:table-cell>
          <table:table-cell office:value-type="float" office:value="-15.99238" calcext:value-type="float">
            <text:p>-15.99238</text:p>
          </table:table-cell>
          <table:table-cell office:value-type="float" office:value="10.25112" calcext:value-type="float">
            <text:p>10.25112</text:p>
          </table:table-cell>
          <table:table-cell office:value-type="float" office:value="5.010385" calcext:value-type="float">
            <text:p>5.010385</text:p>
          </table:table-cell>
          <table:table-cell office:value-type="float" office:value="1.089559" calcext:value-type="float">
            <text:p>1.089559</text:p>
          </table:table-cell>
          <table:table-cell office:value-type="float" office:value="0.2141263" calcext:value-type="float">
            <text:p>0.2141263</text:p>
          </table:table-cell>
          <table:table-cell office:value-type="float" office:value="-0.2341786" calcext:value-type="float">
            <text:p>-0.2341786</text:p>
          </table:table-cell>
          <table:table-cell table:formula="of:=ABS([.E234]-[.B234])" office:value-type="float" office:value="0.0135699999999979" calcext:value-type="float">
            <text:p>0.01357</text:p>
          </table:table-cell>
          <table:table-cell table:formula="of:=ABS([.F234]-[.C234])" office:value-type="float" office:value="0.0668199999999999" calcext:value-type="float">
            <text:p>0.066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56987" calcext:value-type="float">
            <text:p>-15.56987</text:p>
          </table:table-cell>
          <table:table-cell office:value-type="float" office:value="10.1904" calcext:value-type="float">
            <text:p>10.1904</text:p>
          </table:table-cell>
          <table:table-cell office:value-type="float" office:value="1477010466300000" calcext:value-type="float">
            <text:p>1477010466300000</text:p>
          </table:table-cell>
          <table:table-cell office:value-type="float" office:value="-15.48993" calcext:value-type="float">
            <text:p>-15.48993</text:p>
          </table:table-cell>
          <table:table-cell office:value-type="float" office:value="10.35428" calcext:value-type="float">
            <text:p>10.35428</text:p>
          </table:table-cell>
          <table:table-cell office:value-type="float" office:value="5.041663" calcext:value-type="float">
            <text:p>5.041663</text:p>
          </table:table-cell>
          <table:table-cell office:value-type="float" office:value="0.9749565" calcext:value-type="float">
            <text:p>0.9749565</text:p>
          </table:table-cell>
          <table:table-cell office:value-type="float" office:value="0.1910221" calcext:value-type="float">
            <text:p>0.1910221</text:p>
          </table:table-cell>
          <table:table-cell office:value-type="float" office:value="-0.2215985" calcext:value-type="float">
            <text:p>-0.2215985</text:p>
          </table:table-cell>
          <table:table-cell table:formula="of:=ABS([.E235]-[.B235])" office:value-type="float" office:value="0.0799400000000006" calcext:value-type="float">
            <text:p>0.07994</text:p>
          </table:table-cell>
          <table:table-cell table:formula="of:=ABS([.F235]-[.C235])" office:value-type="float" office:value="0.163879999999999" calcext:value-type="float">
            <text:p>0.163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3648" calcext:value-type="float">
            <text:p>-14.93648</text:p>
          </table:table-cell>
          <table:table-cell office:value-type="float" office:value="10.47218" calcext:value-type="float">
            <text:p>10.47218</text:p>
          </table:table-cell>
          <table:table-cell office:value-type="float" office:value="1477010466400000" calcext:value-type="float">
            <text:p>1477010466400000</text:p>
          </table:table-cell>
          <table:table-cell office:value-type="float" office:value="-14.98455" calcext:value-type="float">
            <text:p>-14.98455</text:p>
          </table:table-cell>
          <table:table-cell office:value-type="float" office:value="10.44625" calcext:value-type="float">
            <text:p>10.44625</text:p>
          </table:table-cell>
          <table:table-cell office:value-type="float" office:value="5.068892" calcext:value-type="float">
            <text:p>5.068892</text:p>
          </table:table-cell>
          <table:table-cell office:value-type="float" office:value="0.8658283" calcext:value-type="float">
            <text:p>0.8658283</text:p>
          </table:table-cell>
          <table:table-cell office:value-type="float" office:value="0.1691794" calcext:value-type="float">
            <text:p>0.1691794</text:p>
          </table:table-cell>
          <table:table-cell office:value-type="float" office:value="-0.2088785" calcext:value-type="float">
            <text:p>-0.2088785</text:p>
          </table:table-cell>
          <table:table-cell table:formula="of:=ABS([.E236]-[.B236])" office:value-type="float" office:value="0.0480700000000009" calcext:value-type="float">
            <text:p>0.04807</text:p>
          </table:table-cell>
          <table:table-cell table:formula="of:=ABS([.F236]-[.C236])" office:value-type="float" office:value="0.0259300000000007" calcext:value-type="float">
            <text:p>0.02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40883" calcext:value-type="float">
            <text:p>-14.40883</text:p>
          </table:table-cell>
          <table:table-cell office:value-type="float" office:value="10.22201" calcext:value-type="float">
            <text:p>10.22201</text:p>
          </table:table-cell>
          <table:table-cell office:value-type="float" office:value="1477010466500000" calcext:value-type="float">
            <text:p>1477010466500000</text:p>
          </table:table-cell>
          <table:table-cell office:value-type="float" office:value="-14.47663" calcext:value-type="float">
            <text:p>-14.47663</text:p>
          </table:table-cell>
          <table:table-cell office:value-type="float" office:value="10.5276" calcext:value-type="float">
            <text:p>10.5276</text:p>
          </table:table-cell>
          <table:table-cell office:value-type="float" office:value="5.092432" calcext:value-type="float">
            <text:p>5.092432</text:p>
          </table:table-cell>
          <table:table-cell office:value-type="float" office:value="0.7624177" calcext:value-type="float">
            <text:p>0.7624177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-0.1960265" calcext:value-type="float">
            <text:p>-0.1960265</text:p>
          </table:table-cell>
          <table:table-cell table:formula="of:=ABS([.E237]-[.B237])" office:value-type="float" office:value="0.0678000000000001" calcext:value-type="float">
            <text:p>0.0678</text:p>
          </table:table-cell>
          <table:table-cell table:formula="of:=ABS([.F237]-[.C237])" office:value-type="float" office:value="0.30559" calcext:value-type="float">
            <text:p>0.305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80486" calcext:value-type="float">
            <text:p>-13.80486</text:p>
          </table:table-cell>
          <table:table-cell office:value-type="float" office:value="10.93833" calcext:value-type="float">
            <text:p>10.93833</text:p>
          </table:table-cell>
          <table:table-cell office:value-type="float" office:value="1477010466600000" calcext:value-type="float">
            <text:p>1477010466600000</text:p>
          </table:table-cell>
          <table:table-cell office:value-type="float" office:value="-13.96652" calcext:value-type="float">
            <text:p>-13.96652</text:p>
          </table:table-cell>
          <table:table-cell office:value-type="float" office:value="10.59891" calcext:value-type="float">
            <text:p>10.59891</text:p>
          </table:table-cell>
          <table:table-cell office:value-type="float" office:value="5.112633" calcext:value-type="float">
            <text:p>5.112633</text:p>
          </table:table-cell>
          <table:table-cell office:value-type="float" office:value="0.6649439" calcext:value-type="float">
            <text:p>0.6649439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-0.1830507" calcext:value-type="float">
            <text:p>-0.1830507</text:p>
          </table:table-cell>
          <table:table-cell table:formula="of:=ABS([.E238]-[.B238])" office:value-type="float" office:value="0.161659999999999" calcext:value-type="float">
            <text:p>0.16166</text:p>
          </table:table-cell>
          <table:table-cell table:formula="of:=ABS([.F238]-[.C238])" office:value-type="float" office:value="0.33942" calcext:value-type="float">
            <text:p>0.339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3556" calcext:value-type="float">
            <text:p>-13.3556</text:p>
          </table:table-cell>
          <table:table-cell office:value-type="float" office:value="10.5517" calcext:value-type="float">
            <text:p>10.5517</text:p>
          </table:table-cell>
          <table:table-cell office:value-type="float" office:value="1477010466700000" calcext:value-type="float">
            <text:p>1477010466700000</text:p>
          </table:table-cell>
          <table:table-cell office:value-type="float" office:value="-13.45452" calcext:value-type="float">
            <text:p>-13.45452</text:p>
          </table:table-cell>
          <table:table-cell office:value-type="float" office:value="10.66078" calcext:value-type="float">
            <text:p>10.66078</text:p>
          </table:table-cell>
          <table:table-cell office:value-type="float" office:value="5.129834" calcext:value-type="float">
            <text:p>5.129834</text:p>
          </table:table-cell>
          <table:table-cell office:value-type="float" office:value="0.5736031" calcext:value-type="float">
            <text:p>0.5736031</text:p>
          </table:table-cell>
          <table:table-cell office:value-type="float" office:value="0.1113545" calcext:value-type="float">
            <text:p>0.1113545</text:p>
          </table:table-cell>
          <table:table-cell office:value-type="float" office:value="-0.1699593" calcext:value-type="float">
            <text:p>-0.1699593</text:p>
          </table:table-cell>
          <table:table-cell table:formula="of:=ABS([.E239]-[.B239])" office:value-type="float" office:value="0.0989199999999997" calcext:value-type="float">
            <text:p>0.09892</text:p>
          </table:table-cell>
          <table:table-cell table:formula="of:=ABS([.F239]-[.C239])" office:value-type="float" office:value="0.109080000000001" calcext:value-type="float">
            <text:p>0.109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95906" calcext:value-type="float">
            <text:p>-12.95906</text:p>
          </table:table-cell>
          <table:table-cell office:value-type="float" office:value="11.00989" calcext:value-type="float">
            <text:p>11.00989</text:p>
          </table:table-cell>
          <table:table-cell office:value-type="float" office:value="1477010466800000" calcext:value-type="float">
            <text:p>1477010466800000</text:p>
          </table:table-cell>
          <table:table-cell office:value-type="float" office:value="-12.94094" calcext:value-type="float">
            <text:p>-12.94094</text:p>
          </table:table-cell>
          <table:table-cell office:value-type="float" office:value="10.71383" calcext:value-type="float">
            <text:p>10.71383</text:p>
          </table:table-cell>
          <table:table-cell office:value-type="float" office:value="5.144357" calcext:value-type="float">
            <text:p>5.144357</text:p>
          </table:table-cell>
          <table:table-cell office:value-type="float" office:value="0.4885696" calcext:value-type="float">
            <text:p>0.4885696</text:p>
          </table:table-cell>
          <table:table-cell office:value-type="float" office:value="0.09468793" calcext:value-type="float">
            <text:p>0.09468793</text:p>
          </table:table-cell>
          <table:table-cell office:value-type="float" office:value="-0.1567606" calcext:value-type="float">
            <text:p>-0.1567606</text:p>
          </table:table-cell>
          <table:table-cell table:formula="of:=ABS([.E240]-[.B240])" office:value-type="float" office:value="0.0181200000000015" calcext:value-type="float">
            <text:p>0.01812</text:p>
          </table:table-cell>
          <table:table-cell table:formula="of:=ABS([.F240]-[.C240])" office:value-type="float" office:value="0.296060000000001" calcext:value-type="float">
            <text:p>0.296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37133" calcext:value-type="float">
            <text:p>-12.37133</text:p>
          </table:table-cell>
          <table:table-cell office:value-type="float" office:value="10.60914" calcext:value-type="float">
            <text:p>10.60914</text:p>
          </table:table-cell>
          <table:table-cell office:value-type="float" office:value="1477010466900000" calcext:value-type="float">
            <text:p>1477010466900000</text:p>
          </table:table-cell>
          <table:table-cell office:value-type="float" office:value="-12.42601" calcext:value-type="float">
            <text:p>-12.42601</text:p>
          </table:table-cell>
          <table:table-cell office:value-type="float" office:value="10.75871" calcext:value-type="float">
            <text:p>10.75871</text:p>
          </table:table-cell>
          <table:table-cell office:value-type="float" office:value="5.156511" calcext:value-type="float">
            <text:p>5.156511</text:p>
          </table:table-cell>
          <table:table-cell office:value-type="float" office:value="0.4099975" calcext:value-type="float">
            <text:p>0.4099975</text:p>
          </table:table-cell>
          <table:table-cell office:value-type="float" office:value="0.07934372" calcext:value-type="float">
            <text:p>0.07934372</text:p>
          </table:table-cell>
          <table:table-cell office:value-type="float" office:value="-0.1434628" calcext:value-type="float">
            <text:p>-0.1434628</text:p>
          </table:table-cell>
          <table:table-cell table:formula="of:=ABS([.E241]-[.B241])" office:value-type="float" office:value="0.0546799999999994" calcext:value-type="float">
            <text:p>0.05468</text:p>
          </table:table-cell>
          <table:table-cell table:formula="of:=ABS([.F241]-[.C241])" office:value-type="float" office:value="0.149570000000001" calcext:value-type="float">
            <text:p>0.149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94509" calcext:value-type="float">
            <text:p>-11.94509</text:p>
          </table:table-cell>
          <table:table-cell office:value-type="float" office:value="11.0515" calcext:value-type="float">
            <text:p>11.0515</text:p>
          </table:table-cell>
          <table:table-cell office:value-type="float" office:value="1477010467000000" calcext:value-type="float">
            <text:p>1477010467000000</text:p>
          </table:table-cell>
          <table:table-cell office:value-type="float" office:value="-11.90996" calcext:value-type="float">
            <text:p>-11.90996</text:p>
          </table:table-cell>
          <table:table-cell office:value-type="float" office:value="10.79606" calcext:value-type="float">
            <text:p>10.79606</text:p>
          </table:table-cell>
          <table:table-cell office:value-type="float" office:value="5.166582" calcext:value-type="float">
            <text:p>5.166582</text:p>
          </table:table-cell>
          <table:table-cell office:value-type="float" office:value="0.3380221" calcext:value-type="float">
            <text:p>0.3380221</text:p>
          </table:table-cell>
          <table:table-cell office:value-type="float" office:value="0.06533161" calcext:value-type="float">
            <text:p>0.06533161</text:p>
          </table:table-cell>
          <table:table-cell office:value-type="float" office:value="-0.1300744" calcext:value-type="float">
            <text:p>-0.1300744</text:p>
          </table:table-cell>
          <table:table-cell table:formula="of:=ABS([.E242]-[.B242])" office:value-type="float" office:value="0.0351300000000005" calcext:value-type="float">
            <text:p>0.03513</text:p>
          </table:table-cell>
          <table:table-cell table:formula="of:=ABS([.F242]-[.C242])" office:value-type="float" office:value="0.25544" calcext:value-type="float">
            <text:p>0.255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45483" calcext:value-type="float">
            <text:p>-11.45483</text:p>
          </table:table-cell>
          <table:table-cell office:value-type="float" office:value="10.94067" calcext:value-type="float">
            <text:p>10.94067</text:p>
          </table:table-cell>
          <table:table-cell office:value-type="float" office:value="1477010467100000" calcext:value-type="float">
            <text:p>1477010467100000</text:p>
          </table:table-cell>
          <table:table-cell office:value-type="float" office:value="-11.39299" calcext:value-type="float">
            <text:p>-11.39299</text:p>
          </table:table-cell>
          <table:table-cell office:value-type="float" office:value="10.82655" calcext:value-type="float">
            <text:p>10.82655</text:p>
          </table:table-cell>
          <table:table-cell office:value-type="float" office:value="5.174838" calcext:value-type="float">
            <text:p>5.174838</text:p>
          </table:table-cell>
          <table:table-cell office:value-type="float" office:value="0.2727614" calcext:value-type="float">
            <text:p>0.2727614</text:p>
          </table:table-cell>
          <table:table-cell office:value-type="float" office:value="0.05266044" calcext:value-type="float">
            <text:p>0.05266044</text:p>
          </table:table-cell>
          <table:table-cell office:value-type="float" office:value="-0.1166039" calcext:value-type="float">
            <text:p>-0.1166039</text:p>
          </table:table-cell>
          <table:table-cell table:formula="of:=ABS([.E243]-[.B243])" office:value-type="float" office:value="0.0618400000000001" calcext:value-type="float">
            <text:p>0.06184</text:p>
          </table:table-cell>
          <table:table-cell table:formula="of:=ABS([.F243]-[.C243])" office:value-type="float" office:value="0.11412" calcext:value-type="float">
            <text:p>0.114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60086" calcext:value-type="float">
            <text:p>-10.60086</text:p>
          </table:table-cell>
          <table:table-cell office:value-type="float" office:value="10.68225" calcext:value-type="float">
            <text:p>10.68225</text:p>
          </table:table-cell>
          <table:table-cell office:value-type="float" office:value="1477010467200000" calcext:value-type="float">
            <text:p>1477010467200000</text:p>
          </table:table-cell>
          <table:table-cell office:value-type="float" office:value="-10.87526" calcext:value-type="float">
            <text:p>-10.87526</text:p>
          </table:table-cell>
          <table:table-cell office:value-type="float" office:value="10.85086" calcext:value-type="float">
            <text:p>10.85086</text:p>
          </table:table-cell>
          <table:table-cell office:value-type="float" office:value="5.181525" calcext:value-type="float">
            <text:p>5.181525</text:p>
          </table:table-cell>
          <table:table-cell office:value-type="float" office:value="0.2143171" calcext:value-type="float">
            <text:p>0.2143171</text:p>
          </table:table-cell>
          <table:table-cell office:value-type="float" office:value="0.04133822" calcext:value-type="float">
            <text:p>0.04133822</text:p>
          </table:table-cell>
          <table:table-cell office:value-type="float" office:value="-0.1030597" calcext:value-type="float">
            <text:p>-0.1030597</text:p>
          </table:table-cell>
          <table:table-cell table:formula="of:=ABS([.E244]-[.B244])" office:value-type="float" office:value="0.2744" calcext:value-type="float">
            <text:p>0.2744</text:p>
          </table:table-cell>
          <table:table-cell table:formula="of:=ABS([.F244]-[.C244])" office:value-type="float" office:value="0.168610000000001" calcext:value-type="float">
            <text:p>0.168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41423" calcext:value-type="float">
            <text:p>-10.41423</text:p>
          </table:table-cell>
          <table:table-cell office:value-type="float" office:value="10.87465" calcext:value-type="float">
            <text:p>10.87465</text:p>
          </table:table-cell>
          <table:table-cell office:value-type="float" office:value="1477010467300000" calcext:value-type="float">
            <text:p>1477010467300000</text:p>
          </table:table-cell>
          <table:table-cell office:value-type="float" office:value="-10.35691" calcext:value-type="float">
            <text:p>-10.35691</text:p>
          </table:table-cell>
          <table:table-cell office:value-type="float" office:value="10.86967" calcext:value-type="float">
            <text:p>10.86967</text:p>
          </table:table-cell>
          <table:table-cell office:value-type="float" office:value="5.186866" calcext:value-type="float">
            <text:p>5.186866</text:p>
          </table:table-cell>
          <table:table-cell office:value-type="float" office:value="0.1627763" calcext:value-type="float">
            <text:p>0.1627763</text:p>
          </table:table-cell>
          <table:table-cell office:value-type="float" office:value="0.0313721" calcext:value-type="float">
            <text:p>0.0313721</text:p>
          </table:table-cell>
          <table:table-cell office:value-type="float" office:value="-0.08945044" calcext:value-type="float">
            <text:p>-0.08945044</text:p>
          </table:table-cell>
          <table:table-cell table:formula="of:=ABS([.E245]-[.B245])" office:value-type="float" office:value="0.0573200000000007" calcext:value-type="float">
            <text:p>0.05732</text:p>
          </table:table-cell>
          <table:table-cell table:formula="of:=ABS([.F245]-[.C245])" office:value-type="float" office:value="0.00498000000000154" calcext:value-type="float">
            <text:p>0.004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834446" calcext:value-type="float">
            <text:p>-9.834446</text:p>
          </table:table-cell>
          <table:table-cell office:value-type="float" office:value="11.10321" calcext:value-type="float">
            <text:p>11.10321</text:p>
          </table:table-cell>
          <table:table-cell office:value-type="float" office:value="1477010467400000" calcext:value-type="float">
            <text:p>1477010467400000</text:p>
          </table:table-cell>
          <table:table-cell office:value-type="float" office:value="-9.838085" calcext:value-type="float">
            <text:p>-9.838085</text:p>
          </table:table-cell>
          <table:table-cell office:value-type="float" office:value="10.88367" calcext:value-type="float">
            <text:p>10.88367</text:p>
          </table:table-cell>
          <table:table-cell office:value-type="float" office:value="5.19106" calcext:value-type="float">
            <text:p>5.19106</text:p>
          </table:table-cell>
          <table:table-cell office:value-type="float" office:value="0.1182124" calcext:value-type="float">
            <text:p>0.1182124</text:p>
          </table:table-cell>
          <table:table-cell office:value-type="float" office:value="0.02276837" calcext:value-type="float">
            <text:p>0.02276837</text:p>
          </table:table-cell>
          <table:table-cell office:value-type="float" office:value="-0.07578466" calcext:value-type="float">
            <text:p>-0.07578466</text:p>
          </table:table-cell>
          <table:table-cell table:formula="of:=ABS([.E246]-[.B246])" office:value-type="float" office:value="0.00363899999999973" calcext:value-type="float">
            <text:p>0.003639</text:p>
          </table:table-cell>
          <table:table-cell table:formula="of:=ABS([.F246]-[.C246])" office:value-type="float" office:value="0.21954" calcext:value-type="float">
            <text:p>0.219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306602" calcext:value-type="float">
            <text:p>-9.306602</text:p>
          </table:table-cell>
          <table:table-cell office:value-type="float" office:value="11.03476" calcext:value-type="float">
            <text:p>11.03476</text:p>
          </table:table-cell>
          <table:table-cell office:value-type="float" office:value="1477010467500000" calcext:value-type="float">
            <text:p>1477010467500000</text:p>
          </table:table-cell>
          <table:table-cell office:value-type="float" office:value="-9.318874" calcext:value-type="float">
            <text:p>-9.318874</text:p>
          </table:table-cell>
          <table:table-cell office:value-type="float" office:value="10.89357" calcext:value-type="float">
            <text:p>10.89357</text:p>
          </table:table-cell>
          <table:table-cell office:value-type="float" office:value="5.194279" calcext:value-type="float">
            <text:p>5.194279</text:p>
          </table:table-cell>
          <table:table-cell office:value-type="float" office:value="0.08068649" calcext:value-type="float">
            <text:p>0.08068649</text:p>
          </table:table-cell>
          <table:table-cell office:value-type="float" office:value="0.01553247" calcext:value-type="float">
            <text:p>0.01553247</text:p>
          </table:table-cell>
          <table:table-cell office:value-type="float" office:value="-0.06207101" calcext:value-type="float">
            <text:p>-0.06207101</text:p>
          </table:table-cell>
          <table:table-cell table:formula="of:=ABS([.E247]-[.B247])" office:value-type="float" office:value="0.0122719999999994" calcext:value-type="float">
            <text:p>0.012272</text:p>
          </table:table-cell>
          <table:table-cell table:formula="of:=ABS([.F247]-[.C247])" office:value-type="float" office:value="0.14119" calcext:value-type="float">
            <text:p>0.141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88986" calcext:value-type="float">
            <text:p>-8.788986</text:p>
          </table:table-cell>
          <table:table-cell office:value-type="float" office:value="11.07066" calcext:value-type="float">
            <text:p>11.07066</text:p>
          </table:table-cell>
          <table:table-cell office:value-type="float" office:value="1477010467600000" calcext:value-type="float">
            <text:p>1477010467600000</text:p>
          </table:table-cell>
          <table:table-cell office:value-type="float" office:value="-8.799372" calcext:value-type="float">
            <text:p>-8.799372</text:p>
          </table:table-cell>
          <table:table-cell office:value-type="float" office:value="10.90007" calcext:value-type="float">
            <text:p>10.90007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0.05024805" calcext:value-type="float">
            <text:p>0.05024805</text:p>
          </table:table-cell>
          <table:table-cell office:value-type="float" office:value="0.009668977" calcext:value-type="float">
            <text:p>0.009668977</text:p>
          </table:table-cell>
          <table:table-cell office:value-type="float" office:value="-0.04831816" calcext:value-type="float">
            <text:p>-0.04831816</text:p>
          </table:table-cell>
          <table:table-cell table:formula="of:=ABS([.E248]-[.B248])" office:value-type="float" office:value="0.0103860000000005" calcext:value-type="float">
            <text:p>0.010386</text:p>
          </table:table-cell>
          <table:table-cell table:formula="of:=ABS([.F248]-[.C248])" office:value-type="float" office:value="0.170590000000001" calcext:value-type="float">
            <text:p>0.170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620445" calcext:value-type="float">
            <text:p>-8.620445</text:p>
          </table:table-cell>
          <table:table-cell office:value-type="float" office:value="10.65766" calcext:value-type="float">
            <text:p>10.65766</text:p>
          </table:table-cell>
          <table:table-cell office:value-type="float" office:value="1477010467700000" calcext:value-type="float">
            <text:p>1477010467700000</text:p>
          </table:table-cell>
          <table:table-cell office:value-type="float" office:value="-8.279654" calcext:value-type="float">
            <text:p>-8.279654</text:p>
          </table:table-cell>
          <table:table-cell office:value-type="float" office:value="10.90389" calcext:value-type="float">
            <text:p>10.90389</text:p>
          </table:table-cell>
          <table:table-cell office:value-type="float" office:value="5.198353" calcext:value-type="float">
            <text:p>5.198353</text:p>
          </table:table-cell>
          <table:table-cell office:value-type="float" office:value="0.02693593" calcext:value-type="float">
            <text:p>0.02693593</text:p>
          </table:table-cell>
          <table:table-cell office:value-type="float" office:value="0.005181582" calcext:value-type="float">
            <text:p>0.005181582</text:p>
          </table:table-cell>
          <table:table-cell office:value-type="float" office:value="-0.03453479" calcext:value-type="float">
            <text:p>-0.03453479</text:p>
          </table:table-cell>
          <table:table-cell table:formula="of:=ABS([.E249]-[.B249])" office:value-type="float" office:value="0.340790999999999" calcext:value-type="float">
            <text:p>0.340791</text:p>
          </table:table-cell>
          <table:table-cell table:formula="of:=ABS([.F249]-[.C249])" office:value-type="float" office:value="0.246230000000001" calcext:value-type="float">
            <text:p>0.246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519712" calcext:value-type="float">
            <text:p>-7.519712</text:p>
          </table:table-cell>
          <table:table-cell office:value-type="float" office:value="11.00045" calcext:value-type="float">
            <text:p>11.00045</text:p>
          </table:table-cell>
          <table:table-cell office:value-type="float" office:value="1477010467800000" calcext:value-type="float">
            <text:p>1477010467800000</text:p>
          </table:table-cell>
          <table:table-cell office:value-type="float" office:value="-7.759787" calcext:value-type="float">
            <text:p>-7.759787</text:p>
          </table:table-cell>
          <table:table-cell office:value-type="float" office:value="10.90573" calcext:value-type="float">
            <text:p>10.90573</text:p>
          </table:table-cell>
          <table:table-cell office:value-type="float" office:value="5.199421" calcext:value-type="float">
            <text:p>5.199421</text:p>
          </table:table-cell>
          <table:table-cell office:value-type="float" office:value="0.01077906" calcext:value-type="float">
            <text:p>0.01077906</text:p>
          </table:table-cell>
          <table:table-cell office:value-type="float" office:value="0.002073124" calcext:value-type="float">
            <text:p>0.002073124</text:p>
          </table:table-cell>
          <table:table-cell office:value-type="float" office:value="-0.0207296" calcext:value-type="float">
            <text:p>-0.0207296</text:p>
          </table:table-cell>
          <table:table-cell table:formula="of:=ABS([.E250]-[.B250])" office:value-type="float" office:value="0.240075" calcext:value-type="float">
            <text:p>0.240075</text:p>
          </table:table-cell>
          <table:table-cell table:formula="of:=ABS([.F250]-[.C250])" office:value-type="float" office:value="0.0947200000000006" calcext:value-type="float">
            <text:p>0.094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56314" calcext:value-type="float">
            <text:p>-7.156314</text:p>
          </table:table-cell>
          <table:table-cell office:value-type="float" office:value="10.81504" calcext:value-type="float">
            <text:p>10.81504</text:p>
          </table:table-cell>
          <table:table-cell office:value-type="float" office:value="1477010467900000" calcext:value-type="float">
            <text:p>1477010467900000</text:p>
          </table:table-cell>
          <table:table-cell office:value-type="float" office:value="-7.239828" calcext:value-type="float">
            <text:p>-7.239828</text:p>
          </table:table-cell>
          <table:table-cell office:value-type="float" office:value="10.90631" calcext:value-type="float">
            <text:p>10.90631</text:p>
          </table:table-cell>
          <table:table-cell office:value-type="float" office:value="5.199937" calcext:value-type="float">
            <text:p>5.199937</text:p>
          </table:table-cell>
          <table:table-cell office:value-type="float" office:value="0.001796922" calcext:value-type="float">
            <text:p>0.001796922</text:p>
          </table:table-cell>
          <table:table-cell office:value-type="float" office:value="0.0003455661" calcext:value-type="float">
            <text:p>0.0003455661</text:p>
          </table:table-cell>
          <table:table-cell office:value-type="float" office:value="-0.006911322" calcext:value-type="float">
            <text:p>-0.006911322</text:p>
          </table:table-cell>
          <table:table-cell table:formula="of:=ABS([.E251]-[.B251])" office:value-type="float" office:value="0.0835140000000001" calcext:value-type="float">
            <text:p>0.083514</text:p>
          </table:table-cell>
          <table:table-cell table:formula="of:=ABS([.F251]-[.C251])" office:value-type="float" office:value="0.0912699999999997" calcext:value-type="float">
            <text:p>0.09127</text:p>
          </table:table-cell>
        </table:table-row>
        <table:table-row table:style-name="ro1">
          <table:table-cell table:number-columns-repeated="10"/>
          <table:table-cell table:formula="of:=STDEV([.K2:.K251])" office:value-type="float" office:value="0.0871596281186338" calcext:value-type="float">
            <text:p>0.0871596281</text:p>
          </table:table-cell>
          <table:table-cell table:formula="of:=STDEV([.L2:.L251])" office:value-type="float" office:value="0.0887186458910491" calcext:value-type="float">
            <text:p>0.0887186459</text:p>
          </table:table-cell>
        </table:table-row>
        <table:table-row table:style-name="ro1">
          <table:table-cell table:number-columns-repeated="10"/>
          <table:table-cell table:formula="of:=[.K252]^2" office:value-type="float" office:value="0.00759680077377854" calcext:value-type="float">
            <text:p>0.0075968008</text:p>
          </table:table-cell>
          <table:table-cell table:formula="of:=[.L252]^2" office:value-type="float" office:value="0.00787099812874136" calcext:value-type="float">
            <text:p>0.0078709981</text:p>
          </table:table-cell>
        </table:table-row>
      </table:table>
      <table:table table:name="Sheet3" table:style-name="ta1">
        <table:table-column table:style-name="co8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763" calcext:value-type="float">
            <text:p>0.1763</text:p>
          </table:table-cell>
          <table:table-cell office:value-type="string" calcext:value-type="string">
            <text:p>lidar only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069" calcext:value-type="float">
            <text:p>0.5069</text:p>
          </table:table-cell>
          <table:table-cell office:value-type="string" calcext:value-type="string">
            <text:p>radar only</text:p>
          </table:table-cell>
        </table:table-row>
        <table:table-row table:style-name="ro1">
          <table:table-cell office:value-type="float" office:value="0.1891" calcext:value-type="float">
            <text:p>0.1891</text:p>
          </table:table-cell>
          <table:table-cell office:value-type="float" office:value="0.3675" calcext:value-type="float">
            <text:p>0.3675</text:p>
          </table:table-cell>
          <table:table-cell office:value-type="string" calcext:value-type="string">
            <text:p>both</text:p>
          </table:table-cell>
        </table:table-row>
      </table:table>
      <table:named-expressions/>
      <table:database-ranges>
        <table:database-range table:name="__Anonymous_Sheet_DB__0" table:target-range-address="'radar data'.A2:'radar data'.K5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00-00-00</text:date>, <text:time style:data-style-name="N2" text:time-value="15:46:44.404639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01T15:57:35.413287193</dc:date>
    <meta:editing-duration>PT59M52S</meta:editing-duration>
    <meta:editing-cycles>7</meta:editing-cycles>
    <meta:document-statistic meta:table-count="3" meta:cell-count="68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C2:'radar data'.C251" chart:data-source-has-labels="row" svg:x="0.32cm" svg:y="0.18cm" svg:width="15.37cm" svg:height="8.645cm">
          <chartooo:coordinate-region svg:x="1.802cm" svg:y="0.379cm" svg:width="12.405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C2:'radar data'.C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0.5543292">
                <text:p>0.5543292</text:p>
                <draw:g>
                  <svg:desc>'radar data'.C2:'radar data'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0.3892401">
                <text:p>0.3892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0.2982801">
                <text:p>0.2982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0.2760018">
                <text:p>0.276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0.2176679">
                <text:p>0.2176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0.1354522">
                <text:p>0.135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0.1648397">
                <text:p>0.164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0.1481801">
                <text:p>0.1481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0.1271635">
                <text:p>0.1271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0.1216834">
                <text:p>0.1216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0.06329996">
                <text:p>0.0632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0.1256145">
                <text:p>0.1256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0.08629228">
                <text:p>0.08629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0.1010471">
                <text:p>0.1010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0.1048616">
                <text:p>0.1048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0.1653115">
                <text:p>0.1653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0.1150557">
                <text:p>0.1150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0.1498099">
                <text:p>0.1498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0.162309">
                <text:p>0.162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0.1549056">
                <text:p>0.1549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0.1238384">
                <text:p>0.1238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0.1333215">
                <text:p>0.13332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0.1752895">
                <text:p>0.1752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0.1407283">
                <text:p>0.1407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0.1988829">
                <text:p>0.19888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0.2410651">
                <text:p>0.2410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0.1955096">
                <text:p>0.1955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0.1946756">
                <text:p>0.1946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0.2635874">
                <text:p>0.2635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0.263598">
                <text:p>0.263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0.2135971">
                <text:p>0.2135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0.2525647">
                <text:p>0.2525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0.2613451">
                <text:p>0.2613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0.2927638">
                <text:p>0.29276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0.2617692">
                <text:p>0.2617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0.2627336">
                <text:p>0.2627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0.3266452">
                <text:p>0.3266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0.3584596">
                <text:p>0.3584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0.3645454">
                <text:p>0.3645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0.367622">
                <text:p>0.367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0.3796707">
                <text:p>0.3796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0.3782804">
                <text:p>0.37828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0.4057276">
                <text:p>0.4057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0.4015779">
                <text:p>0.4015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0.4506521">
                <text:p>0.4506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0.4619306">
                <text:p>0.4619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0.5417454">
                <text:p>0.5417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0.5020776">
                <text:p>0.5020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0.5657554">
                <text:p>0.56575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0.567455">
                <text:p>0.5674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0.5400205">
                <text:p>0.5400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0.5575289">
                <text:p>0.55752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0.5300348">
                <text:p>0.5300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0.5978702">
                <text:p>0.5978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0.5870345">
                <text:p>0.5870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0.632018">
                <text:p>0.632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0.6085898">
                <text:p>0.6085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0.6540478">
                <text:p>0.6540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0.6477343">
                <text:p>0.6477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0.6959447">
                <text:p>0.6959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0.6986472">
                <text:p>0.6986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0.7545977">
                <text:p>0.75459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0.7356163">
                <text:p>0.7356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0.7633908">
                <text:p>0.7633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0.762942">
                <text:p>0.762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0.7659556">
                <text:p>0.7659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0.7933577">
                <text:p>0.7933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0.8613676">
                <text:p>0.8613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0.8963169">
                <text:p>0.8963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0.8382907">
                <text:p>0.83829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0.8693717">
                <text:p>0.86937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0.9782444">
                <text:p>0.9782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0.9343931">
                <text:p>0.93439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0.9881223">
                <text:p>0.98812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0.9855468">
                <text:p>0.9855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0.9757481">
                <text:p>0.9757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1.010729">
                <text:p>1.0107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1.082333">
                <text:p>1.082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1.040121">
                <text:p>1.040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1.062204">
                <text:p>1.062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1.09641">
                <text:p>1.09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1.160452">
                <text:p>1.1604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1.132521">
                <text:p>1.132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1.15259">
                <text:p>1.15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1.140184">
                <text:p>1.140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1.113492">
                <text:p>1.1134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1.186202">
                <text:p>1.186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1.189114">
                <text:p>1.1891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1.231897">
                <text:p>1.231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1.241219">
                <text:p>1.241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1.251795">
                <text:p>1.251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1.30633">
                <text:p>1.306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1.267072">
                <text:p>1.2670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1.275367">
                <text:p>1.27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1.364443">
                <text:p>1.364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1.321916">
                <text:p>1.321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1.39096">
                <text:p>1.39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1.335321">
                <text:p>1.3353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1.423359">
                <text:p>1.423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1.381938">
                <text:p>1.381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1.420914">
                <text:p>1.420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1.472827">
                <text:p>1.472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1.464027">
                <text:p>1.464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1.467663">
                <text:p>1.467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1.51746">
                <text:p>1.51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1.5031">
                <text:p>1.5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1.520141">
                <text:p>1.520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1.573146">
                <text:p>1.573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1.566951">
                <text:p>1.5669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1.591716">
                <text:p>1.591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1.62616">
                <text:p>1.62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1.648282">
                <text:p>1.648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1.679179">
                <text:p>1.6791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1.651961">
                <text:p>1.6519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1.689393">
                <text:p>1.6893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1.728434">
                <text:p>1.728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1.729699">
                <text:p>1.729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1.808595">
                <text:p>1.808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1.782794">
                <text:p>1.782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1.884512">
                <text:p>1.884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1.831416">
                <text:p>1.831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1.96604">
                <text:p>1.96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1.940595">
                <text:p>1.9405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1.955318">
                <text:p>1.955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2.091356">
                <text:p>2.091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2.122862">
                <text:p>2.122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2.176838">
                <text:p>2.176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2.269008">
                <text:p>2.269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2.350653">
                <text:p>2.3506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2.399056">
                <text:p>2.399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2.548411">
                <text:p>2.548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2.64081">
                <text:p>2.64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2.719343">
                <text:p>2.719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2.860923">
                <text:p>2.8609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2.922742">
                <text:p>2.922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3.104268">
                <text:p>3.10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3.190031">
                <text:p>3.190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-3.115994">
                <text:p>-3.115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-3.005982">
                <text:p>-3.005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-2.878714">
                <text:p>-2.878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-2.861339">
                <text:p>-2.861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-2.840141">
                <text:p>-2.8401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-2.783213">
                <text:p>-2.783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-2.717858">
                <text:p>-2.7178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-2.657161">
                <text:p>-2.6571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-2.66525">
                <text:p>-2.665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-2.626352">
                <text:p>-2.626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-2.611289">
                <text:p>-2.611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-2.630737">
                <text:p>-2.6307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-2.579587">
                <text:p>-2.5795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-2.593059">
                <text:p>-2.593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-2.562531">
                <text:p>-2.5625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-2.60434">
                <text:p>-2.604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-2.560613">
                <text:p>-2.5606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-2.581386">
                <text:p>-2.5813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-2.550653">
                <text:p>-2.5506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-2.562944">
                <text:p>-2.5629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-2.558143">
                <text:p>-2.558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-2.569118">
                <text:p>-2.569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-2.570225">
                <text:p>-2.5702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-2.590798">
                <text:p>-2.5907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-2.596823">
                <text:p>-2.5968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-2.595538">
                <text:p>-2.5955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-2.572383">
                <text:p>-2.5723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-2.586137">
                <text:p>-2.5861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-2.610702">
                <text:p>-2.610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-2.651658">
                <text:p>-2.651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-2.613746">
                <text:p>-2.613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-2.571242">
                <text:p>-2.5712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-2.663803">
                <text:p>-2.6638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-2.676476">
                <text:p>-2.6764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-2.657836">
                <text:p>-2.6578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-2.691742">
                <text:p>-2.6917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-2.721595">
                <text:p>-2.7215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-2.781427">
                <text:p>-2.781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-2.697072">
                <text:p>-2.6970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-2.765983">
                <text:p>-2.7659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-2.765187">
                <text:p>-2.7651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-2.815928">
                <text:p>-2.8159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-2.807452">
                <text:p>-2.807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-2.774659">
                <text:p>-2.7746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-2.798194">
                <text:p>-2.798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-2.850952">
                <text:p>-2.8509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-2.874936">
                <text:p>-2.874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-2.902363">
                <text:p>-2.9023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-2.859516">
                <text:p>-2.859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-2.902125">
                <text:p>-2.902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-2.942523">
                <text:p>-2.9425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-2.931676">
                <text:p>-2.9316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-2.885189">
                <text:p>-2.885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-2.972523">
                <text:p>-2.9725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-2.977996">
                <text:p>-2.977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-2.997402">
                <text:p>-2.997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-3.0276">
                <text:p>-3.0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-3.01199">
                <text:p>-3.01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-3.077016">
                <text:p>-3.077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-3.091393">
                <text:p>-3.0913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-3.058941">
                <text:p>-3.0589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-3.080026">
                <text:p>-3.080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-3.142895">
                <text:p>-3.1428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3.136512">
                <text:p>3.1365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3.127371">
                <text:p>3.1273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3.041601">
                <text:p>3.0416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3.162864">
                <text:p>3.1628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3.072313">
                <text:p>3.0723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3.054394">
                <text:p>3.054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3.02722">
                <text:p>3.027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2.999942">
                <text:p>2.9999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3.019702">
                <text:p>3.019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2.994471">
                <text:p>2.994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2.965886">
                <text:p>2.9658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2.940754">
                <text:p>2.9407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2.930138">
                <text:p>2.930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2.950248">
                <text:p>2.950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2.874453">
                <text:p>2.8744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2.873031">
                <text:p>2.8730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2.894761">
                <text:p>2.894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2.848655">
                <text:p>2.8486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2.745711">
                <text:p>2.745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2.799455">
                <text:p>2.7994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2.717181">
                <text:p>2.7171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2.700465">
                <text:p>2.700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2.729034">
                <text:p>2.7290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2.726489">
                <text:p>2.7264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2.639066">
                <text:p>2.6390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2.705673">
                <text:p>2.7056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2.693803">
                <text:p>2.6938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2.616682">
                <text:p>2.6166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2.60466">
                <text:p>2.604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2.594538">
                <text:p>2.5945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2.559822">
                <text:p>2.5598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2.556778">
                <text:p>2.556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2.487744">
                <text:p>2.4877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2.562146">
                <text:p>2.5621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2.493576">
                <text:p>2.4935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2.46371">
                <text:p>2.463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2.445369">
                <text:p>2.4453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2.398815">
                <text:p>2.398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2.400763">
                <text:p>2.4007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2.356317">
                <text:p>2.3563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2.394427">
                <text:p>2.3944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2.347791">
                <text:p>2.3477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2.293741">
                <text:p>2.2937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2.348663">
                <text:p>2.3486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2.29853">
                <text:p>2.298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2.293074">
                <text:p>2.2930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2.189595">
                <text:p>2.1895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2.169303">
                <text:p>2.1693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2.161844">
                <text:p>2.161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B2:'radar data'.B251" chart:data-source-has-labels="row" svg:x="0.32cm" svg:y="0.18cm" svg:width="15.37cm" svg:height="8.645cm">
          <chartooo:coordinate-region svg:x="1.802cm" svg:y="0.379cm" svg:width="12.405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B2:'radar data'.B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1.014892">
                <text:p>1.014892</text:p>
                <draw:g>
                  <svg:desc>'radar data'.B2:'radar data'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1.047505">
                <text:p>1.047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1.6983">
                <text:p>1.6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2.044382">
                <text:p>2.044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2.990916">
                <text:p>2.990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3.593878">
                <text:p>3.593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4.255547">
                <text:p>4.255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4.670263">
                <text:p>4.670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5.251417">
                <text:p>5.251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5.267293">
                <text:p>5.267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5.905749">
                <text:p>5.905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6.673922">
                <text:p>6.673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7.318441">
                <text:p>7.318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8.124935">
                <text:p>8.124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8.450951">
                <text:p>8.450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8.575491">
                <text:p>8.575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9.946663">
                <text:p>9.946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10.216">
                <text:p>10.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10.67808">
                <text:p>10.67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11.04064">
                <text:p>11.04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11.56684">
                <text:p>11.56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11.57909">
                <text:p>11.57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12.32484">
                <text:p>12.32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12.67093">
                <text:p>12.67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13.48558">
                <text:p>13.48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13.08715">
                <text:p>13.08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14.09883">
                <text:p>14.09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14.8371">
                <text:p>14.8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15.20044">
                <text:p>15.20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15.91832">
                <text:p>15.91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16.08904">
                <text:p>16.08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16.87285">
                <text:p>16.87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17.34772">
                <text:p>17.34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17.67566">
                <text:p>17.675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17.95369">
                <text:p>17.95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18.27333">
                <text:p>18.27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18.92217">
                <text:p>18.92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19.35474">
                <text:p>19.35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19.69657">
                <text:p>19.69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20.15562">
                <text:p>20.15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19.97008">
                <text:p>19.97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20.77788">
                <text:p>20.77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20.70483">
                <text:p>20.70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21.38561">
                <text:p>21.38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21.78059">
                <text:p>21.78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21.91286">
                <text:p>21.91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22.39827">
                <text:p>22.39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22.44786">
                <text:p>22.44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23.02042">
                <text:p>23.02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22.77598">
                <text:p>22.77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23.27857">
                <text:p>23.278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23.59188">
                <text:p>23.59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24.24129">
                <text:p>24.24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24.02551">
                <text:p>24.02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24.42838">
                <text:p>24.42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24.38126">
                <text:p>24.38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24.51675">
                <text:p>24.51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25.22058">
                <text:p>25.22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25.00306">
                <text:p>25.003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24.96016">
                <text:p>24.96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25.33677">
                <text:p>25.336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25.85594">
                <text:p>25.85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25.38069">
                <text:p>25.38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25.29413">
                <text:p>25.29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25.32084">
                <text:p>25.32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26.16239">
                <text:p>26.16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25.36798">
                <text:p>25.36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26.00527">
                <text:p>26.00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25.88898">
                <text:p>25.88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24.57864">
                <text:p>24.57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25.15517">
                <text:p>25.15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25.72646">
                <text:p>25.72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24.81488">
                <text:p>24.81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25.15355">
                <text:p>25.15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25.02362">
                <text:p>25.0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24.66558">
                <text:p>24.665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24.97332">
                <text:p>24.97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24.54255">
                <text:p>24.54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24.47236">
                <text:p>24.472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23.6708">
                <text:p>23.67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23.10852">
                <text:p>23.1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23.32606">
                <text:p>23.32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23.51575">
                <text:p>23.515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23.10199">
                <text:p>23.10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23.07927">
                <text:p>23.07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22.30044">
                <text:p>22.30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22.11313">
                <text:p>22.11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22.25826">
                <text:p>22.25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21.333">
                <text:p>21.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21.29997">
                <text:p>21.29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21.28819">
                <text:p>21.28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20.20617">
                <text:p>20.20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19.8966">
                <text:p>19.8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20.17503">
                <text:p>20.17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19.45801">
                <text:p>19.45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19.05032">
                <text:p>19.05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19.14442">
                <text:p>19.14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18.4355">
                <text:p>18.43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18.08421">
                <text:p>18.084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17.39911">
                <text:p>17.399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17.07984">
                <text:p>17.07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16.1262">
                <text:p>16.1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16.36184">
                <text:p>16.36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15.63569">
                <text:p>15.635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15.55012">
                <text:p>15.550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15.24832">
                <text:p>15.248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14.26279">
                <text:p>14.26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13.96048">
                <text:p>13.96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13.63781">
                <text:p>13.63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13.1485">
                <text:p>13.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12.3753">
                <text:p>12.37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12.55839">
                <text:p>12.55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11.71827">
                <text:p>11.71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10.99519">
                <text:p>10.995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10.97832">
                <text:p>10.97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10.14701">
                <text:p>10.147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10.09269">
                <text:p>10.092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9.64457">
                <text:p>9.644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9.341877">
                <text:p>9.3418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8.615254">
                <text:p>8.615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8.821033">
                <text:p>8.8210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8.005974">
                <text:p>8.0059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7.730775">
                <text:p>7.730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6.869147">
                <text:p>6.869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7.04054">
                <text:p>7.040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6.096622">
                <text:p>6.0966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6.018233">
                <text:p>6.0182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5.452309">
                <text:p>5.452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5.780149">
                <text:p>5.780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5.751282">
                <text:p>5.7512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5.155387">
                <text:p>5.1553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4.998598">
                <text:p>4.998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4.705897">
                <text:p>4.705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5.184515">
                <text:p>5.184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5.107773">
                <text:p>5.107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4.850741">
                <text:p>4.8507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6.005131">
                <text:p>6.005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5.646317">
                <text:p>5.6463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5.358672">
                <text:p>5.3586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5.882792">
                <text:p>5.8827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6.361756">
                <text:p>6.361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7.323691">
                <text:p>7.3236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7.628759">
                <text:p>7.6287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7.832033">
                <text:p>7.8320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8.782363">
                <text:p>8.7823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8.466428">
                <text:p>8.466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9.291522">
                <text:p>9.2915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9.798837">
                <text:p>9.7988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9.802091">
                <text:p>9.8020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10.68456">
                <text:p>10.6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10.39385">
                <text:p>10.39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11.71653">
                <text:p>11.71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12.41835">
                <text:p>12.418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12.22652">
                <text:p>12.226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12.86009">
                <text:p>12.86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13.2295">
                <text:p>13.2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13.64225">
                <text:p>13.64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14.30946">
                <text:p>14.309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14.80702">
                <text:p>14.807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15.15301">
                <text:p>15.153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16.18677">
                <text:p>16.18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15.94577">
                <text:p>15.945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16.93662">
                <text:p>16.93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17.30411">
                <text:p>17.304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18.38249">
                <text:p>18.382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18.48209">
                <text:p>18.482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18.81681">
                <text:p>18.816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18.53353">
                <text:p>18.53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20.10848">
                <text:p>20.108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20.42433">
                <text:p>20.424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20.48433">
                <text:p>20.484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20.60912">
                <text:p>20.609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20.76407">
                <text:p>20.764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21.57911">
                <text:p>21.579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21.77882">
                <text:p>21.77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22.661">
                <text:p>22.6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23.17224">
                <text:p>23.172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23.50859">
                <text:p>23.508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23.16926">
                <text:p>23.16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23.49061">
                <text:p>23.49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23.90931">
                <text:p>23.909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24.71213">
                <text:p>24.71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24.50055">
                <text:p>24.50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24.93166">
                <text:p>24.931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25.07175">
                <text:p>25.071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25.80796">
                <text:p>25.80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25.33367">
                <text:p>25.333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25.39906">
                <text:p>25.399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26.10587">
                <text:p>26.10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25.86336">
                <text:p>25.86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26.18964">
                <text:p>26.1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27.25929">
                <text:p>27.259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26.84381">
                <text:p>26.843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26.46937">
                <text:p>26.469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26.69194">
                <text:p>26.69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26.71272">
                <text:p>26.712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26.35802">
                <text:p>26.35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26.59057">
                <text:p>26.59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27.25246">
                <text:p>27.25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26.98908">
                <text:p>26.989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26.95409">
                <text:p>26.954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26.82677">
                <text:p>26.826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26.08648">
                <text:p>26.08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26.5132">
                <text:p>26.51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26.41086">
                <text:p>26.410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26.16847">
                <text:p>26.168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26.49653">
                <text:p>26.496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26.44731">
                <text:p>26.447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25.76844">
                <text:p>25.768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25.62843">
                <text:p>25.628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24.65146">
                <text:p>24.65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24.86058">
                <text:p>24.860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24.99457">
                <text:p>24.994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25.0204">
                <text:p>25.0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24.41514">
                <text:p>24.415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24.6376">
                <text:p>24.63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23.49842">
                <text:p>23.49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23.41546">
                <text:p>23.415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23.41126">
                <text:p>23.41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23.42996">
                <text:p>23.429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23.20885">
                <text:p>23.208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22.55101">
                <text:p>22.55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22.03597">
                <text:p>22.03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22.0803">
                <text:p>22.0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21.77567">
                <text:p>21.775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21.19191">
                <text:p>21.19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21.27178">
                <text:p>21.271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20.15003">
                <text:p>20.150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19.91012">
                <text:p>19.910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19.9648">
                <text:p>19.96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19.43162">
                <text:p>19.431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19.2581">
                <text:p>19.25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18.85725">
                <text:p>18.857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17.93832">
                <text:p>17.938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17.59633">
                <text:p>17.596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17.43484">
                <text:p>17.4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17.19806">
                <text:p>17.19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16.86157">
                <text:p>16.861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16.63302">
                <text:p>16.633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16.17436">
                <text:p>16.174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15.51247">
                <text:p>15.51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15.46745">
                <text:p>15.467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15.19847">
                <text:p>15.198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14.97007">
                <text:p>14.970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14.52778">
                <text:p>14.527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13.86484">
                <text:p>13.864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13.37045">
                <text:p>13.370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13.64596">
                <text:p>13.645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12.8856">
                <text:p>12.88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13.2691">
                <text:p>13.2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plot-area chart:style-name="ch2" table:cell-range-address="'radar data'.E1:'radar data'.E251 'radar data'.D2:'radar data'.D251" chart:data-source-has-labels="row" svg:x="0.32cm" svg:y="0.18cm" svg:width="15.37cm" svg:height="8.645cm">
          <chartooo:coordinate-region svg:x="1.802cm" svg:y="0.379cm" svg:width="12.405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dar data'.D2:'radar data'.D251" chart:label-cell-address="'radar data'.E1:'radar data'.E1" chart:class="chart:scatter">
            <chart:domain table:cell-range-address="'radar data'.E2:'radar data'.E251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e stamp</text:p>
                <draw:g>
                  <svg:desc>'radar data'.E1:'radar dat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010443050000">
                <text:p>1477010443050000</text:p>
                <draw:g>
                  <svg:desc>'radar data'.E2:'radar data'.E251</svg:desc>
                </draw:g>
              </table:table-cell>
              <table:table-cell office:value-type="float" office:value="4.892807">
                <text:p>4.892807</text:p>
                <draw:g>
                  <svg:desc>'radar data'.D2:'radar data'.D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7010443150000">
                <text:p>1477010443150000</text:p>
              </table:table-cell>
              <table:table-cell office:value-type="float" office:value="4.511325">
                <text:p>4.511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7010443250000">
                <text:p>1477010443250000</text:p>
              </table:table-cell>
              <table:table-cell office:value-type="float" office:value="5.209986">
                <text:p>5.209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7010443350000">
                <text:p>1477010443350000</text:p>
              </table:table-cell>
              <table:table-cell office:value-type="float" office:value="5.043867">
                <text:p>5.043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7010443450000">
                <text:p>1477010443450000</text:p>
              </table:table-cell>
              <table:table-cell office:value-type="float" office:value="5.191807">
                <text:p>5.191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7010443550000">
                <text:p>1477010443550000</text:p>
              </table:table-cell>
              <table:table-cell office:value-type="float" office:value="5.161753">
                <text:p>5.16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7010443650000">
                <text:p>1477010443650000</text:p>
              </table:table-cell>
              <table:table-cell office:value-type="float" office:value="5.433327">
                <text:p>5.433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7010443750000">
                <text:p>1477010443750000</text:p>
              </table:table-cell>
              <table:table-cell office:value-type="float" office:value="5.120847">
                <text:p>5.120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7010443850000">
                <text:p>1477010443850000</text:p>
              </table:table-cell>
              <table:table-cell office:value-type="float" office:value="4.825914">
                <text:p>4.825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7010443950000">
                <text:p>1477010443950000</text:p>
              </table:table-cell>
              <table:table-cell office:value-type="float" office:value="5.423506">
                <text:p>5.423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7010444050000">
                <text:p>1477010444050000</text:p>
              </table:table-cell>
              <table:table-cell office:value-type="float" office:value="4.87968">
                <text:p>4.87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7010444150000">
                <text:p>1477010444150000</text:p>
              </table:table-cell>
              <table:table-cell office:value-type="float" office:value="5.00687">
                <text:p>5.00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7010444250000">
                <text:p>1477010444250000</text:p>
              </table:table-cell>
              <table:table-cell office:value-type="float" office:value="4.649107">
                <text:p>4.649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7010444350000">
                <text:p>1477010444350000</text:p>
              </table:table-cell>
              <table:table-cell office:value-type="float" office:value="5.46424">
                <text:p>5.46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7010444450000">
                <text:p>1477010444450000</text:p>
              </table:table-cell>
              <table:table-cell office:value-type="float" office:value="4.750535">
                <text:p>4.750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7010444550000">
                <text:p>1477010444550000</text:p>
              </table:table-cell>
              <table:table-cell office:value-type="float" office:value="5.580596">
                <text:p>5.580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7010444650000">
                <text:p>1477010444650000</text:p>
              </table:table-cell>
              <table:table-cell office:value-type="float" office:value="5.240801">
                <text:p>5.240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7010444750000">
                <text:p>1477010444750000</text:p>
              </table:table-cell>
              <table:table-cell office:value-type="float" office:value="5.311647">
                <text:p>5.311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7010444850000">
                <text:p>1477010444850000</text:p>
              </table:table-cell>
              <table:table-cell office:value-type="float" office:value="4.80661">
                <text:p>4.80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010444950000">
                <text:p>1477010444950000</text:p>
              </table:table-cell>
              <table:table-cell office:value-type="float" office:value="4.564011">
                <text:p>4.564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7010445050000">
                <text:p>1477010445050000</text:p>
              </table:table-cell>
              <table:table-cell office:value-type="float" office:value="5.142052">
                <text:p>5.142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7010445150000">
                <text:p>1477010445150000</text:p>
              </table:table-cell>
              <table:table-cell office:value-type="float" office:value="4.869483">
                <text:p>4.869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7010445250000">
                <text:p>1477010445250000</text:p>
              </table:table-cell>
              <table:table-cell office:value-type="float" office:value="5.277554">
                <text:p>5.277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7010445350000">
                <text:p>1477010445350000</text:p>
              </table:table-cell>
              <table:table-cell office:value-type="float" office:value="5.316736">
                <text:p>5.316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7010445450000">
                <text:p>1477010445450000</text:p>
              </table:table-cell>
              <table:table-cell office:value-type="float" office:value="5.446424">
                <text:p>5.4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77010445550000">
                <text:p>1477010445550000</text:p>
              </table:table-cell>
              <table:table-cell office:value-type="float" office:value="4.512749">
                <text:p>4.512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7010445650000">
                <text:p>1477010445650000</text:p>
              </table:table-cell>
              <table:table-cell office:value-type="float" office:value="4.806121">
                <text:p>4.806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7010445750000">
                <text:p>1477010445750000</text:p>
              </table:table-cell>
              <table:table-cell office:value-type="float" office:value="5.23337">
                <text:p>5.23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7010445850000">
                <text:p>1477010445850000</text:p>
              </table:table-cell>
              <table:table-cell office:value-type="float" office:value="5.157074">
                <text:p>5.157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77010445950000">
                <text:p>1477010445950000</text:p>
              </table:table-cell>
              <table:table-cell office:value-type="float" office:value="4.665886">
                <text:p>4.665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010446050000">
                <text:p>1477010446050000</text:p>
              </table:table-cell>
              <table:table-cell office:value-type="float" office:value="4.785617">
                <text:p>4.785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7010446150000">
                <text:p>1477010446150000</text:p>
              </table:table-cell>
              <table:table-cell office:value-type="float" office:value="4.409944">
                <text:p>4.409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7010446250000">
                <text:p>1477010446250000</text:p>
              </table:table-cell>
              <table:table-cell office:value-type="float" office:value="4.725413">
                <text:p>4.725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010446350000">
                <text:p>1477010446350000</text:p>
              </table:table-cell>
              <table:table-cell office:value-type="float" office:value="3.910063">
                <text:p>3.910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7010446450000">
                <text:p>1477010446450000</text:p>
              </table:table-cell>
              <table:table-cell office:value-type="float" office:value="4.232321">
                <text:p>4.2323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7010446550000">
                <text:p>1477010446550000</text:p>
              </table:table-cell>
              <table:table-cell office:value-type="float" office:value="4.059723">
                <text:p>4.059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7010446650000">
                <text:p>1477010446650000</text:p>
              </table:table-cell>
              <table:table-cell office:value-type="float" office:value="3.862134">
                <text:p>3.862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7010446750000">
                <text:p>1477010446750000</text:p>
              </table:table-cell>
              <table:table-cell office:value-type="float" office:value="4.079367">
                <text:p>4.0793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7010446850000">
                <text:p>1477010446850000</text:p>
              </table:table-cell>
              <table:table-cell office:value-type="float" office:value="3.876283">
                <text:p>3.876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7010446950000">
                <text:p>1477010446950000</text:p>
              </table:table-cell>
              <table:table-cell office:value-type="float" office:value="4.112032">
                <text:p>4.112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010447050000">
                <text:p>1477010447050000</text:p>
              </table:table-cell>
              <table:table-cell office:value-type="float" office:value="3.50583">
                <text:p>3.50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7010447150000">
                <text:p>1477010447150000</text:p>
              </table:table-cell>
              <table:table-cell office:value-type="float" office:value="3.786478">
                <text:p>3.786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10447250000">
                <text:p>1477010447250000</text:p>
              </table:table-cell>
              <table:table-cell office:value-type="float" office:value="3.775144">
                <text:p>3.775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7010447350000">
                <text:p>1477010447350000</text:p>
              </table:table-cell>
              <table:table-cell office:value-type="float" office:value="3.382438">
                <text:p>3.382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10447450000">
                <text:p>1477010447450000</text:p>
              </table:table-cell>
              <table:table-cell office:value-type="float" office:value="3.223975">
                <text:p>3.223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7010447550000">
                <text:p>1477010447550000</text:p>
              </table:table-cell>
              <table:table-cell office:value-type="float" office:value="2.967071">
                <text:p>2.967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7010447650000">
                <text:p>1477010447650000</text:p>
              </table:table-cell>
              <table:table-cell office:value-type="float" office:value="3.37282">
                <text:p>3.3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7010447750000">
                <text:p>1477010447750000</text:p>
              </table:table-cell>
              <table:table-cell office:value-type="float" office:value="2.776926">
                <text:p>2.776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7010447850000">
                <text:p>1477010447850000</text:p>
              </table:table-cell>
              <table:table-cell office:value-type="float" office:value="3.018032">
                <text:p>3.018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010447950000">
                <text:p>1477010447950000</text:p>
              </table:table-cell>
              <table:table-cell office:value-type="float" office:value="2.088345">
                <text:p>2.088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7010448050000">
                <text:p>1477010448050000</text:p>
              </table:table-cell>
              <table:table-cell office:value-type="float" office:value="3.009403">
                <text:p>3.009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010448150000">
                <text:p>1477010448150000</text:p>
              </table:table-cell>
              <table:table-cell office:value-type="float" office:value="1.964596">
                <text:p>1.9645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7010448250000">
                <text:p>1477010448250000</text:p>
              </table:table-cell>
              <table:table-cell office:value-type="float" office:value="2.162649">
                <text:p>2.1626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7010448350000">
                <text:p>1477010448350000</text:p>
              </table:table-cell>
              <table:table-cell office:value-type="float" office:value="2.138422">
                <text:p>2.1384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7010448450000">
                <text:p>1477010448450000</text:p>
              </table:table-cell>
              <table:table-cell office:value-type="float" office:value="1.748815">
                <text:p>1.748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7010448550000">
                <text:p>1477010448550000</text:p>
              </table:table-cell>
              <table:table-cell office:value-type="float" office:value="1.730798">
                <text:p>1.7307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7010448650000">
                <text:p>1477010448650000</text:p>
              </table:table-cell>
              <table:table-cell office:value-type="float" office:value="1.71283">
                <text:p>1.71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7010448750000">
                <text:p>1477010448750000</text:p>
              </table:table-cell>
              <table:table-cell office:value-type="float" office:value="0.4803339">
                <text:p>0.4803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7010448850000">
                <text:p>1477010448850000</text:p>
              </table:table-cell>
              <table:table-cell office:value-type="float" office:value="1.139959">
                <text:p>1.139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7010448950000">
                <text:p>1477010448950000</text:p>
              </table:table-cell>
              <table:table-cell office:value-type="float" office:value="1.211753">
                <text:p>1.211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7010449050000">
                <text:p>1477010449050000</text:p>
              </table:table-cell>
              <table:table-cell office:value-type="float" office:value="0.7226981">
                <text:p>0.7226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7010449150000">
                <text:p>1477010449150000</text:p>
              </table:table-cell>
              <table:table-cell office:value-type="float" office:value="-0.06123462">
                <text:p>-0.06123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7010449250000">
                <text:p>1477010449250000</text:p>
              </table:table-cell>
              <table:table-cell office:value-type="float" office:value="1.063818">
                <text:p>1.063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010449350000">
                <text:p>1477010449350000</text:p>
              </table:table-cell>
              <table:table-cell office:value-type="float" office:value="0.6723325">
                <text:p>0.6723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7010449450000">
                <text:p>1477010449450000</text:p>
              </table:table-cell>
              <table:table-cell office:value-type="float" office:value="-0.09287384">
                <text:p>-0.09287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7010449550000">
                <text:p>1477010449550000</text:p>
              </table:table-cell>
              <table:table-cell office:value-type="float" office:value="0.152289">
                <text:p>0.152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7010449650000">
                <text:p>1477010449650000</text:p>
              </table:table-cell>
              <table:table-cell office:value-type="float" office:value="-0.2534287">
                <text:p>-0.25342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7010449750000">
                <text:p>1477010449750000</text:p>
              </table:table-cell>
              <table:table-cell office:value-type="float" office:value="-0.1640649">
                <text:p>-0.16406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7010449850000">
                <text:p>1477010449850000</text:p>
              </table:table-cell>
              <table:table-cell office:value-type="float" office:value="-0.5303225">
                <text:p>-0.5303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7010449950000">
                <text:p>1477010449950000</text:p>
              </table:table-cell>
              <table:table-cell office:value-type="float" office:value="-0.8677002">
                <text:p>-0.8677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7010450050000">
                <text:p>1477010450050000</text:p>
              </table:table-cell>
              <table:table-cell office:value-type="float" office:value="-0.4224206">
                <text:p>-0.42242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7010450150000">
                <text:p>1477010450150000</text:p>
              </table:table-cell>
              <table:table-cell office:value-type="float" office:value="-0.7463289">
                <text:p>-0.7463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7010450250000">
                <text:p>1477010450250000</text:p>
              </table:table-cell>
              <table:table-cell office:value-type="float" office:value="-1.045395">
                <text:p>-1.045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010450350000">
                <text:p>1477010450350000</text:p>
              </table:table-cell>
              <table:table-cell office:value-type="float" office:value="-1.296024">
                <text:p>-1.296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7010450450000">
                <text:p>1477010450450000</text:p>
              </table:table-cell>
              <table:table-cell office:value-type="float" office:value="-1.500105">
                <text:p>-1.50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7010450550000">
                <text:p>1477010450550000</text:p>
              </table:table-cell>
              <table:table-cell office:value-type="float" office:value="-2.009127">
                <text:p>-2.009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7010450650000">
                <text:p>1477010450650000</text:p>
              </table:table-cell>
              <table:table-cell office:value-type="float" office:value="-1.834265">
                <text:p>-1.834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7010450750000">
                <text:p>1477010450750000</text:p>
              </table:table-cell>
              <table:table-cell office:value-type="float" office:value="-2.030693">
                <text:p>-2.0306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7010450850000">
                <text:p>1477010450850000</text:p>
              </table:table-cell>
              <table:table-cell office:value-type="float" office:value="-2.241985">
                <text:p>-2.241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7010450950000">
                <text:p>1477010450950000</text:p>
              </table:table-cell>
              <table:table-cell office:value-type="float" office:value="-2.414893">
                <text:p>-2.414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7010451050000">
                <text:p>1477010451050000</text:p>
              </table:table-cell>
              <table:table-cell office:value-type="float" office:value="-2.608439">
                <text:p>-2.608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7010451150000">
                <text:p>1477010451150000</text:p>
              </table:table-cell>
              <table:table-cell office:value-type="float" office:value="-2.318841">
                <text:p>-2.318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7010451250000">
                <text:p>1477010451250000</text:p>
              </table:table-cell>
              <table:table-cell office:value-type="float" office:value="-2.697811">
                <text:p>-2.697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7010451350000">
                <text:p>1477010451350000</text:p>
              </table:table-cell>
              <table:table-cell office:value-type="float" office:value="-2.349513">
                <text:p>-2.3495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7010451450000">
                <text:p>1477010451450000</text:p>
              </table:table-cell>
              <table:table-cell office:value-type="float" office:value="-2.849064">
                <text:p>-2.8490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7010451550000">
                <text:p>1477010451550000</text:p>
              </table:table-cell>
              <table:table-cell office:value-type="float" office:value="-2.997998">
                <text:p>-2.997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77010451650000">
                <text:p>1477010451650000</text:p>
              </table:table-cell>
              <table:table-cell office:value-type="float" office:value="-3.204172">
                <text:p>-3.204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010451750000">
                <text:p>1477010451750000</text:p>
              </table:table-cell>
              <table:table-cell office:value-type="float" office:value="-3.51245">
                <text:p>-3.51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77010451850000">
                <text:p>1477010451850000</text:p>
              </table:table-cell>
              <table:table-cell office:value-type="float" office:value="-3.3258">
                <text:p>-3.3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7010451950000">
                <text:p>1477010451950000</text:p>
              </table:table-cell>
              <table:table-cell office:value-type="float" office:value="-3.358831">
                <text:p>-3.358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7010452050000">
                <text:p>1477010452050000</text:p>
              </table:table-cell>
              <table:table-cell office:value-type="float" office:value="-3.501646">
                <text:p>-3.5016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7010452150000">
                <text:p>1477010452150000</text:p>
              </table:table-cell>
              <table:table-cell office:value-type="float" office:value="-3.869102">
                <text:p>-3.869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7010452250000">
                <text:p>1477010452250000</text:p>
              </table:table-cell>
              <table:table-cell office:value-type="float" office:value="-3.803051">
                <text:p>-3.803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7010452350000">
                <text:p>1477010452350000</text:p>
              </table:table-cell>
              <table:table-cell office:value-type="float" office:value="-3.51253">
                <text:p>-3.51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7010452450000">
                <text:p>1477010452450000</text:p>
              </table:table-cell>
              <table:table-cell office:value-type="float" office:value="-3.99074">
                <text:p>-3.990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7010452550000">
                <text:p>1477010452550000</text:p>
              </table:table-cell>
              <table:table-cell office:value-type="float" office:value="-3.639196">
                <text:p>-3.639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7010452650000">
                <text:p>1477010452650000</text:p>
              </table:table-cell>
              <table:table-cell office:value-type="float" office:value="-4.535682">
                <text:p>-4.535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7010452750000">
                <text:p>1477010452750000</text:p>
              </table:table-cell>
              <table:table-cell office:value-type="float" office:value="-3.744945">
                <text:p>-3.744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7010452850000">
                <text:p>1477010452850000</text:p>
              </table:table-cell>
              <table:table-cell office:value-type="float" office:value="-4.420542">
                <text:p>-4.420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7010452950000">
                <text:p>1477010452950000</text:p>
              </table:table-cell>
              <table:table-cell office:value-type="float" office:value="-4.601534">
                <text:p>-4.6015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010453050000">
                <text:p>1477010453050000</text:p>
              </table:table-cell>
              <table:table-cell office:value-type="float" office:value="-3.824959">
                <text:p>-3.8249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7010453150000">
                <text:p>1477010453150000</text:p>
              </table:table-cell>
              <table:table-cell office:value-type="float" office:value="-3.95475">
                <text:p>-3.95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7010453250000">
                <text:p>1477010453250000</text:p>
              </table:table-cell>
              <table:table-cell office:value-type="float" office:value="-4.003385">
                <text:p>-4.0033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7010453350000">
                <text:p>1477010453350000</text:p>
              </table:table-cell>
              <table:table-cell office:value-type="float" office:value="-4.662337">
                <text:p>-4.662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7010453450000">
                <text:p>1477010453450000</text:p>
              </table:table-cell>
              <table:table-cell office:value-type="float" office:value="-4.273719">
                <text:p>-4.273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7010453550000">
                <text:p>1477010453550000</text:p>
              </table:table-cell>
              <table:table-cell office:value-type="float" office:value="-4.044025">
                <text:p>-4.0440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7010453650000">
                <text:p>1477010453650000</text:p>
              </table:table-cell>
              <table:table-cell office:value-type="float" office:value="-4.698062">
                <text:p>-4.6980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7010453750000">
                <text:p>1477010453750000</text:p>
              </table:table-cell>
              <table:table-cell office:value-type="float" office:value="-5.032365">
                <text:p>-5.0323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77010453850000">
                <text:p>1477010453850000</text:p>
              </table:table-cell>
              <table:table-cell office:value-type="float" office:value="-4.990904">
                <text:p>-4.9909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7010453950000">
                <text:p>1477010453950000</text:p>
              </table:table-cell>
              <table:table-cell office:value-type="float" office:value="-4.45625">
                <text:p>-4.45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010454050000">
                <text:p>1477010454050000</text:p>
              </table:table-cell>
              <table:table-cell office:value-type="float" office:value="-4.328083">
                <text:p>-4.3280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7010454150000">
                <text:p>1477010454150000</text:p>
              </table:table-cell>
              <table:table-cell office:value-type="float" office:value="-4.431935">
                <text:p>-4.431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77010454250000">
                <text:p>1477010454250000</text:p>
              </table:table-cell>
              <table:table-cell office:value-type="float" office:value="-4.459552">
                <text:p>-4.459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7010454350000">
                <text:p>1477010454350000</text:p>
              </table:table-cell>
              <table:table-cell office:value-type="float" office:value="-4.102738">
                <text:p>-4.102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77010454450000">
                <text:p>1477010454450000</text:p>
              </table:table-cell>
              <table:table-cell office:value-type="float" office:value="-4.762109">
                <text:p>-4.762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010454550000">
                <text:p>1477010454550000</text:p>
              </table:table-cell>
              <table:table-cell office:value-type="float" office:value="-4.756978">
                <text:p>-4.7569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7010454650000">
                <text:p>1477010454650000</text:p>
              </table:table-cell>
              <table:table-cell office:value-type="float" office:value="-4.343809">
                <text:p>-4.343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7010454750000">
                <text:p>1477010454750000</text:p>
              </table:table-cell>
              <table:table-cell office:value-type="float" office:value="-4.639441">
                <text:p>-4.6394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010454850000">
                <text:p>1477010454850000</text:p>
              </table:table-cell>
              <table:table-cell office:value-type="float" office:value="-4.203126">
                <text:p>-4.203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7010454950000">
                <text:p>1477010454950000</text:p>
              </table:table-cell>
              <table:table-cell office:value-type="float" office:value="-4.311616">
                <text:p>-4.311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77010455050000">
                <text:p>1477010455050000</text:p>
              </table:table-cell>
              <table:table-cell office:value-type="float" office:value="-4.168766">
                <text:p>-4.1687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77010455150000">
                <text:p>1477010455150000</text:p>
              </table:table-cell>
              <table:table-cell office:value-type="float" office:value="-3.625553">
                <text:p>-3.6255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7010455250000">
                <text:p>1477010455250000</text:p>
              </table:table-cell>
              <table:table-cell office:value-type="float" office:value="-4.034381">
                <text:p>-4.0343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7010455350000">
                <text:p>1477010455350000</text:p>
              </table:table-cell>
              <table:table-cell office:value-type="float" office:value="-3.356661">
                <text:p>-3.356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7010455450000">
                <text:p>1477010455450000</text:p>
              </table:table-cell>
              <table:table-cell office:value-type="float" office:value="-3.618058">
                <text:p>-3.618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7010455550000">
                <text:p>1477010455550000</text:p>
              </table:table-cell>
              <table:table-cell office:value-type="float" office:value="-2.991481">
                <text:p>-2.9914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7010455650000">
                <text:p>1477010455650000</text:p>
              </table:table-cell>
              <table:table-cell office:value-type="float" office:value="-3.190968">
                <text:p>-3.1909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77010455750000">
                <text:p>1477010455750000</text:p>
              </table:table-cell>
              <table:table-cell office:value-type="float" office:value="-2.362956">
                <text:p>-2.3629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77010455850000">
                <text:p>1477010455850000</text:p>
              </table:table-cell>
              <table:table-cell office:value-type="float" office:value="-2.409347">
                <text:p>-2.4093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7010455950000">
                <text:p>1477010455950000</text:p>
              </table:table-cell>
              <table:table-cell office:value-type="float" office:value="-1.5502">
                <text:p>-1.55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7010456050000">
                <text:p>1477010456050000</text:p>
              </table:table-cell>
              <table:table-cell office:value-type="float" office:value="-1.027061">
                <text:p>-1.027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10456150000">
                <text:p>1477010456150000</text:p>
              </table:table-cell>
              <table:table-cell office:value-type="float" office:value="-0.775703">
                <text:p>-0.7757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7010456250000">
                <text:p>1477010456250000</text:p>
              </table:table-cell>
              <table:table-cell office:value-type="float" office:value="0.3635399">
                <text:p>0.3635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7010456350000">
                <text:p>1477010456350000</text:p>
              </table:table-cell>
              <table:table-cell office:value-type="float" office:value="0.871208">
                <text:p>0.871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010456450000">
                <text:p>1477010456450000</text:p>
              </table:table-cell>
              <table:table-cell office:value-type="float" office:value="1.072007">
                <text:p>1.072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7010456550000">
                <text:p>1477010456550000</text:p>
              </table:table-cell>
              <table:table-cell office:value-type="float" office:value="1.755781">
                <text:p>1.7557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7010456650000">
                <text:p>1477010456650000</text:p>
              </table:table-cell>
              <table:table-cell office:value-type="float" office:value="1.776367">
                <text:p>1.7763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77010456750000">
                <text:p>1477010456750000</text:p>
              </table:table-cell>
              <table:table-cell office:value-type="float" office:value="2.506136">
                <text:p>2.506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7010456850000">
                <text:p>1477010456850000</text:p>
              </table:table-cell>
              <table:table-cell office:value-type="float" office:value="3.304336">
                <text:p>3.304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7010456950000">
                <text:p>1477010456950000</text:p>
              </table:table-cell>
              <table:table-cell office:value-type="float" office:value="3.255099">
                <text:p>3.2550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010457050000">
                <text:p>1477010457050000</text:p>
              </table:table-cell>
              <table:table-cell office:value-type="float" office:value="4.186973">
                <text:p>4.1869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7010457150000">
                <text:p>1477010457150000</text:p>
              </table:table-cell>
              <table:table-cell office:value-type="float" office:value="3.856017">
                <text:p>3.856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7010457250000">
                <text:p>1477010457250000</text:p>
              </table:table-cell>
              <table:table-cell office:value-type="float" office:value="4.248146">
                <text:p>4.2481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7010457350000">
                <text:p>1477010457350000</text:p>
              </table:table-cell>
              <table:table-cell office:value-type="float" office:value="4.17322">
                <text:p>4.17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7010457450000">
                <text:p>1477010457450000</text:p>
              </table:table-cell>
              <table:table-cell office:value-type="float" office:value="4.417689">
                <text:p>4.417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7010457550000">
                <text:p>1477010457550000</text:p>
              </table:table-cell>
              <table:table-cell office:value-type="float" office:value="4.645396">
                <text:p>4.6453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7010457650000">
                <text:p>1477010457650000</text:p>
              </table:table-cell>
              <table:table-cell office:value-type="float" office:value="4.653436">
                <text:p>4.653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7010457750000">
                <text:p>1477010457750000</text:p>
              </table:table-cell>
              <table:table-cell office:value-type="float" office:value="4.32196">
                <text:p>4.32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7010457850000">
                <text:p>1477010457850000</text:p>
              </table:table-cell>
              <table:table-cell office:value-type="float" office:value="4.404867">
                <text:p>4.4048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7010457950000">
                <text:p>1477010457950000</text:p>
              </table:table-cell>
              <table:table-cell office:value-type="float" office:value="4.696358">
                <text:p>4.6963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7010458050000">
                <text:p>1477010458050000</text:p>
              </table:table-cell>
              <table:table-cell office:value-type="float" office:value="4.474467">
                <text:p>4.4744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010458150000">
                <text:p>1477010458150000</text:p>
              </table:table-cell>
              <table:table-cell office:value-type="float" office:value="4.727339">
                <text:p>4.7273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7010458250000">
                <text:p>1477010458250000</text:p>
              </table:table-cell>
              <table:table-cell office:value-type="float" office:value="5.088445">
                <text:p>5.088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7010458350000">
                <text:p>1477010458350000</text:p>
              </table:table-cell>
              <table:table-cell office:value-type="float" office:value="5.054863">
                <text:p>5.0548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7010458450000">
                <text:p>1477010458450000</text:p>
              </table:table-cell>
              <table:table-cell office:value-type="float" office:value="5.086446">
                <text:p>5.0864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010458550000">
                <text:p>1477010458550000</text:p>
              </table:table-cell>
              <table:table-cell office:value-type="float" office:value="4.90432">
                <text:p>4.904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7010458650000">
                <text:p>1477010458650000</text:p>
              </table:table-cell>
              <table:table-cell office:value-type="float" office:value="4.892821">
                <text:p>4.8928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10458750000">
                <text:p>1477010458750000</text:p>
              </table:table-cell>
              <table:table-cell office:value-type="float" office:value="4.496727">
                <text:p>4.496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77010458850000">
                <text:p>1477010458850000</text:p>
              </table:table-cell>
              <table:table-cell office:value-type="float" office:value="5.276673">
                <text:p>5.2766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7010458950000">
                <text:p>1477010458950000</text:p>
              </table:table-cell>
              <table:table-cell office:value-type="float" office:value="4.469576">
                <text:p>4.469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7010459050000">
                <text:p>1477010459050000</text:p>
              </table:table-cell>
              <table:table-cell office:value-type="float" office:value="5.01852">
                <text:p>5.018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7010459150000">
                <text:p>1477010459150000</text:p>
              </table:table-cell>
              <table:table-cell office:value-type="float" office:value="4.287804">
                <text:p>4.287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77010459250000">
                <text:p>1477010459250000</text:p>
              </table:table-cell>
              <table:table-cell office:value-type="float" office:value="5.128914">
                <text:p>5.128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7010459350000">
                <text:p>1477010459350000</text:p>
              </table:table-cell>
              <table:table-cell office:value-type="float" office:value="4.587093">
                <text:p>4.587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7010459450000">
                <text:p>1477010459450000</text:p>
              </table:table-cell>
              <table:table-cell office:value-type="float" office:value="4.685169">
                <text:p>4.6851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7010459550000">
                <text:p>1477010459550000</text:p>
              </table:table-cell>
              <table:table-cell office:value-type="float" office:value="4.286584">
                <text:p>4.286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7010459650000">
                <text:p>1477010459650000</text:p>
              </table:table-cell>
              <table:table-cell office:value-type="float" office:value="4.378699">
                <text:p>4.3786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7010459750000">
                <text:p>1477010459750000</text:p>
              </table:table-cell>
              <table:table-cell office:value-type="float" office:value="4.252107">
                <text:p>4.252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77010459850000">
                <text:p>1477010459850000</text:p>
              </table:table-cell>
              <table:table-cell office:value-type="float" office:value="4.579152">
                <text:p>4.5791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77010459950000">
                <text:p>1477010459950000</text:p>
              </table:table-cell>
              <table:table-cell office:value-type="float" office:value="4.177482">
                <text:p>4.177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77010460050000">
                <text:p>1477010460050000</text:p>
              </table:table-cell>
              <table:table-cell office:value-type="float" office:value="3.995549">
                <text:p>3.9955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77010460150000">
                <text:p>1477010460150000</text:p>
              </table:table-cell>
              <table:table-cell office:value-type="float" office:value="4.302915">
                <text:p>4.3029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7010460250000">
                <text:p>1477010460250000</text:p>
              </table:table-cell>
              <table:table-cell office:value-type="float" office:value="4.208127">
                <text:p>4.208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77010460350000">
                <text:p>1477010460350000</text:p>
              </table:table-cell>
              <table:table-cell office:value-type="float" office:value="3.647271">
                <text:p>3.647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7010460450000">
                <text:p>1477010460450000</text:p>
              </table:table-cell>
              <table:table-cell office:value-type="float" office:value="3.681834">
                <text:p>3.6818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010460550000">
                <text:p>1477010460550000</text:p>
              </table:table-cell>
              <table:table-cell office:value-type="float" office:value="3.794663">
                <text:p>3.794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7010460650000">
                <text:p>1477010460650000</text:p>
              </table:table-cell>
              <table:table-cell office:value-type="float" office:value="3.506228">
                <text:p>3.5062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7010460750000">
                <text:p>1477010460750000</text:p>
              </table:table-cell>
              <table:table-cell office:value-type="float" office:value="3.333197">
                <text:p>3.333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7010460850000">
                <text:p>1477010460850000</text:p>
              </table:table-cell>
              <table:table-cell office:value-type="float" office:value="2.775023">
                <text:p>2.7750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010460950000">
                <text:p>1477010460950000</text:p>
              </table:table-cell>
              <table:table-cell office:value-type="float" office:value="3.305063">
                <text:p>3.3050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77010461050000">
                <text:p>1477010461050000</text:p>
              </table:table-cell>
              <table:table-cell office:value-type="float" office:value="2.905008">
                <text:p>2.905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77010461150000">
                <text:p>1477010461150000</text:p>
              </table:table-cell>
              <table:table-cell office:value-type="float" office:value="2.375526">
                <text:p>2.37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7010461250000">
                <text:p>1477010461250000</text:p>
              </table:table-cell>
              <table:table-cell office:value-type="float" office:value="2.957432">
                <text:p>2.957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77010461350000">
                <text:p>1477010461350000</text:p>
              </table:table-cell>
              <table:table-cell office:value-type="float" office:value="2.63668">
                <text:p>2.636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7010461450000">
                <text:p>1477010461450000</text:p>
              </table:table-cell>
              <table:table-cell office:value-type="float" office:value="2.270235">
                <text:p>2.2702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7010461550000">
                <text:p>1477010461550000</text:p>
              </table:table-cell>
              <table:table-cell office:value-type="float" office:value="1.933196">
                <text:p>1.933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77010461650000">
                <text:p>1477010461650000</text:p>
              </table:table-cell>
              <table:table-cell office:value-type="float" office:value="1.889512">
                <text:p>1.889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7010461750000">
                <text:p>1477010461750000</text:p>
              </table:table-cell>
              <table:table-cell office:value-type="float" office:value="1.814368">
                <text:p>1.8143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77010461850000">
                <text:p>1477010461850000</text:p>
              </table:table-cell>
              <table:table-cell office:value-type="float" office:value="1.921078">
                <text:p>1.9210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77010461950000">
                <text:p>1477010461950000</text:p>
              </table:table-cell>
              <table:table-cell office:value-type="float" office:value="1.92658">
                <text:p>1.926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7010462050000">
                <text:p>1477010462050000</text:p>
              </table:table-cell>
              <table:table-cell office:value-type="float" office:value="1.633477">
                <text:p>1.6334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7010462150000">
                <text:p>1477010462150000</text:p>
              </table:table-cell>
              <table:table-cell office:value-type="float" office:value="0.8431943">
                <text:p>0.84319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7010462250000">
                <text:p>1477010462250000</text:p>
              </table:table-cell>
              <table:table-cell office:value-type="float" office:value="0.5944945">
                <text:p>0.59449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010462350000">
                <text:p>1477010462350000</text:p>
              </table:table-cell>
              <table:table-cell office:value-type="float" office:value="0.4307284">
                <text:p>0.43072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77010462450000">
                <text:p>1477010462450000</text:p>
              </table:table-cell>
              <table:table-cell office:value-type="float" office:value="0.4542462">
                <text:p>0.45424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77010462550000">
                <text:p>1477010462550000</text:p>
              </table:table-cell>
              <table:table-cell office:value-type="float" office:value="0.4967585">
                <text:p>0.49675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7010462650000">
                <text:p>1477010462650000</text:p>
              </table:table-cell>
              <table:table-cell office:value-type="float" office:value="0.4233448">
                <text:p>0.4233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010462750000">
                <text:p>1477010462750000</text:p>
              </table:table-cell>
              <table:table-cell office:value-type="float" office:value="-0.2498442">
                <text:p>-0.24984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77010462850000">
                <text:p>1477010462850000</text:p>
              </table:table-cell>
              <table:table-cell office:value-type="float" office:value="-0.1615265">
                <text:p>-0.16152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77010462950000">
                <text:p>1477010462950000</text:p>
              </table:table-cell>
              <table:table-cell office:value-type="float" office:value="-0.6116327">
                <text:p>-0.61163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7010463050000">
                <text:p>1477010463050000</text:p>
              </table:table-cell>
              <table:table-cell office:value-type="float" office:value="-0.7303194">
                <text:p>-0.73031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7010463150000">
                <text:p>1477010463150000</text:p>
              </table:table-cell>
              <table:table-cell office:value-type="float" office:value="-0.5252817">
                <text:p>-0.52528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77010463250000">
                <text:p>1477010463250000</text:p>
              </table:table-cell>
              <table:table-cell office:value-type="float" office:value="-0.3797731">
                <text:p>-0.37977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77010463350000">
                <text:p>1477010463350000</text:p>
              </table:table-cell>
              <table:table-cell office:value-type="float" office:value="-0.6746881">
                <text:p>-0.67468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77010463450000">
                <text:p>1477010463450000</text:p>
              </table:table-cell>
              <table:table-cell office:value-type="float" office:value="-1.062124">
                <text:p>-1.062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7010463550000">
                <text:p>1477010463550000</text:p>
              </table:table-cell>
              <table:table-cell office:value-type="float" office:value="-0.855942">
                <text:p>-0.8559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7010463650000">
                <text:p>1477010463650000</text:p>
              </table:table-cell>
              <table:table-cell office:value-type="float" office:value="-1.607786">
                <text:p>-1.6077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77010463750000">
                <text:p>1477010463750000</text:p>
              </table:table-cell>
              <table:table-cell office:value-type="float" office:value="-1.436008">
                <text:p>-1.436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010463850000">
                <text:p>1477010463850000</text:p>
              </table:table-cell>
              <table:table-cell office:value-type="float" office:value="-1.631517">
                <text:p>-1.631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7010463950000">
                <text:p>1477010463950000</text:p>
              </table:table-cell>
              <table:table-cell office:value-type="float" office:value="-1.70553">
                <text:p>-1.705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7010464050000">
                <text:p>1477010464050000</text:p>
              </table:table-cell>
              <table:table-cell office:value-type="float" office:value="-1.641908">
                <text:p>-1.6419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7010464150000">
                <text:p>1477010464150000</text:p>
              </table:table-cell>
              <table:table-cell office:value-type="float" office:value="-1.973935">
                <text:p>-1.9739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7010464250000">
                <text:p>1477010464250000</text:p>
              </table:table-cell>
              <table:table-cell office:value-type="float" office:value="-2.492785">
                <text:p>-2.4927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7010464350000">
                <text:p>1477010464350000</text:p>
              </table:table-cell>
              <table:table-cell office:value-type="float" office:value="-2.652488">
                <text:p>-2.652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7010464450000">
                <text:p>1477010464450000</text:p>
              </table:table-cell>
              <table:table-cell office:value-type="float" office:value="-1.954509">
                <text:p>-1.954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7010464550000">
                <text:p>1477010464550000</text:p>
              </table:table-cell>
              <table:table-cell office:value-type="float" office:value="-2.305615">
                <text:p>-2.3056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7010464650000">
                <text:p>1477010464650000</text:p>
              </table:table-cell>
              <table:table-cell office:value-type="float" office:value="-2.544379">
                <text:p>-2.5443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7010464750000">
                <text:p>1477010464750000</text:p>
              </table:table-cell>
              <table:table-cell office:value-type="float" office:value="-2.969744">
                <text:p>-2.9697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77010464850000">
                <text:p>1477010464850000</text:p>
              </table:table-cell>
              <table:table-cell office:value-type="float" office:value="-3.477012">
                <text:p>-3.4770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77010464950000">
                <text:p>1477010464950000</text:p>
              </table:table-cell>
              <table:table-cell office:value-type="float" office:value="-2.707678">
                <text:p>-2.7076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7010465050000">
                <text:p>1477010465050000</text:p>
              </table:table-cell>
              <table:table-cell office:value-type="float" office:value="-2.949602">
                <text:p>-2.9496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77010465150000">
                <text:p>1477010465150000</text:p>
              </table:table-cell>
              <table:table-cell office:value-type="float" office:value="-2.6054">
                <text:p>-2.6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7010465250000">
                <text:p>1477010465250000</text:p>
              </table:table-cell>
              <table:table-cell office:value-type="float" office:value="-3.400656">
                <text:p>-3.4006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77010465350000">
                <text:p>1477010465350000</text:p>
              </table:table-cell>
              <table:table-cell office:value-type="float" office:value="-2.811046">
                <text:p>-2.8110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77010465450000">
                <text:p>1477010465450000</text:p>
              </table:table-cell>
              <table:table-cell office:value-type="float" office:value="-2.799984">
                <text:p>-2.799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77010465550000">
                <text:p>1477010465550000</text:p>
              </table:table-cell>
              <table:table-cell office:value-type="float" office:value="-3.306777">
                <text:p>-3.3067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77010465650000">
                <text:p>1477010465650000</text:p>
              </table:table-cell>
              <table:table-cell office:value-type="float" office:value="-3.3833">
                <text:p>-3.38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7010465750000">
                <text:p>1477010465750000</text:p>
              </table:table-cell>
              <table:table-cell office:value-type="float" office:value="-3.971271">
                <text:p>-3.9712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77010465850000">
                <text:p>1477010465850000</text:p>
              </table:table-cell>
              <table:table-cell office:value-type="float" office:value="-3.29532">
                <text:p>-3.295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7010465950000">
                <text:p>1477010465950000</text:p>
              </table:table-cell>
              <table:table-cell office:value-type="float" office:value="-3.664102">
                <text:p>-3.6641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7010466050000">
                <text:p>1477010466050000</text:p>
              </table:table-cell>
              <table:table-cell office:value-type="float" office:value="-3.651343">
                <text:p>-3.6513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77010466150000">
                <text:p>1477010466150000</text:p>
              </table:table-cell>
              <table:table-cell office:value-type="float" office:value="-3.716461">
                <text:p>-3.7164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77010466250000">
                <text:p>1477010466250000</text:p>
              </table:table-cell>
              <table:table-cell office:value-type="float" office:value="-3.53147">
                <text:p>-3.531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7010466350000">
                <text:p>1477010466350000</text:p>
              </table:table-cell>
              <table:table-cell office:value-type="float" office:value="-4.222883">
                <text:p>-4.2228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77010466450000">
                <text:p>1477010466450000</text:p>
              </table:table-cell>
              <table:table-cell office:value-type="float" office:value="-3.317883">
                <text:p>-3.3178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7010466550000">
                <text:p>1477010466550000</text:p>
              </table:table-cell>
              <table:table-cell office:value-type="float" office:value="-3.802615">
                <text:p>-3.8026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7010466650000">
                <text:p>1477010466650000</text:p>
              </table:table-cell>
              <table:table-cell office:value-type="float" office:value="-3.313897">
                <text:p>-3.3138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77010466750000">
                <text:p>1477010466750000</text:p>
              </table:table-cell>
              <table:table-cell office:value-type="float" office:value="-3.743524">
                <text:p>-3.7435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7010466850000">
                <text:p>1477010466850000</text:p>
              </table:table-cell>
              <table:table-cell office:value-type="float" office:value="-3.455295">
                <text:p>-3.4552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77010466950000">
                <text:p>1477010466950000</text:p>
              </table:table-cell>
              <table:table-cell office:value-type="float" office:value="-3.361253">
                <text:p>-3.3612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7010467050000">
                <text:p>1477010467050000</text:p>
              </table:table-cell>
              <table:table-cell office:value-type="float" office:value="-3.456733">
                <text:p>-3.456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77010467150000">
                <text:p>1477010467150000</text:p>
              </table:table-cell>
              <table:table-cell office:value-type="float" office:value="-4.449697">
                <text:p>-4.4496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7010467250000">
                <text:p>1477010467250000</text:p>
              </table:table-cell>
              <table:table-cell office:value-type="float" office:value="-3.728088">
                <text:p>-3.7280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7010467350000">
                <text:p>1477010467350000</text:p>
              </table:table-cell>
              <table:table-cell office:value-type="float" office:value="-2.90921">
                <text:p>-2.909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77010467450000">
                <text:p>1477010467450000</text:p>
              </table:table-cell>
              <table:table-cell office:value-type="float" office:value="-3.34851">
                <text:p>-3.348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7010467550000">
                <text:p>1477010467550000</text:p>
              </table:table-cell>
              <table:table-cell office:value-type="float" office:value="-3.203442">
                <text:p>-3.2034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77010467650000">
                <text:p>1477010467650000</text:p>
              </table:table-cell>
              <table:table-cell office:value-type="float" office:value="-3.215725">
                <text:p>-3.2157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010467750000">
                <text:p>1477010467750000</text:p>
              </table:table-cell>
              <table:table-cell office:value-type="float" office:value="-2.987211">
                <text:p>-2.9872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77010467850000">
                <text:p>1477010467850000</text:p>
              </table:table-cell>
              <table:table-cell office:value-type="float" office:value="-2.779369">
                <text:p>-2.779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7010467950000">
                <text:p>1477010467950000</text:p>
              </table:table-cell>
              <table:table-cell office:value-type="float" office:value="-2.405718">
                <text:p>-2.405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legend chart:legend-position="end" svg:x="13.104cm" svg:y="3.457cm" style:legend-expansion="high" chart:style-name="ch2"/>
        <chart:plot-area chart:style-name="ch3" table:cell-range-address="'radar data'.A2:'radar data'.A251 'radar data'.F1:'radar data'.G251 'radar data'.L1:'radar data'.M251" chart:data-source-has-labels="row" svg:x="0.319cm" svg:y="0.18cm" svg:width="12.466cm" svg:height="8.646cm">
          <chartooo:coordinate-region svg:x="1.046cm" svg:y="0.379cm" svg:width="11.45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dar data'.F2:'radar data'.F251" chart:label-cell-address="'radar data'.F1:'radar data'.F1" chart:class="chart:scatter">
            <chart:domain table:cell-range-address="'radar data'.A2:'radar data'.A251"/>
            <chart:data-point chart:repeated="250"/>
          </chart:series>
          <chart:series chart:style-name="ch7" chart:values-cell-range-address="'radar data'.G2:'radar data'.G251" chart:label-cell-address="'radar data'.G1:'radar data'.G1" chart:class="chart:scatter">
            <chart:data-point chart:repeated="250"/>
          </chart:series>
          <chart:series chart:style-name="ch8" chart:values-cell-range-address="'radar data'.L2:'radar data'.L251" chart:label-cell-address="'radar data'.L1:'radar data'.L1" chart:class="chart:scatter">
            <chart:data-point chart:repeated="250"/>
          </chart:series>
          <chart:series chart:style-name="ch9" chart:values-cell-range-address="'radar data'.M2:'radar data'.M251" chart:label-cell-address="'radar data'.M1:'radar data'.M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x</text:p>
                <draw:g>
                  <svg:desc>'radar data'.F1:'radar data'.F1</svg:desc>
                </draw:g>
              </table:table-cell>
              <table:table-cell office:value-type="string">
                <text:p>py</text:p>
                <draw:g>
                  <svg:desc>'radar data'.G1:'radar data'.G1</svg:desc>
                </draw:g>
              </table:table-cell>
              <table:table-cell office:value-type="string">
                <text:p>px (meas)</text:p>
                <draw:g>
                  <svg:desc>'radar data'.L1:'radar data'.L1</svg:desc>
                </draw:g>
              </table:table-cell>
              <table:table-cell office:value-type="string">
                <text:p>py (meas)</text:p>
                <draw:g>
                  <svg:desc>'radar data'.M1:'radar data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adar data'.A2:'radar data'.A251</svg:desc>
                </draw:g>
              </table:table-cell>
              <table:table-cell office:value-type="float" office:value="0.8599968">
                <text:p>0.8599968</text:p>
                <draw:g>
                  <svg:desc>'radar data'.F2:'radar data'.F251</svg:desc>
                </draw:g>
              </table:table-cell>
              <table:table-cell office:value-type="float" office:value="0.6000449">
                <text:p>0.6000449</text:p>
                <draw:g>
                  <svg:desc>'radar data'.G2:'radar data'.G251</svg:desc>
                </draw:g>
              </table:table-cell>
              <table:table-cell office:value-type="float" office:value="0.862915701029991">
                <text:p>0.862915701029991</text:p>
                <draw:g>
                  <svg:desc>'radar data'.L2:'radar data'.L251</svg:desc>
                </draw:g>
              </table:table-cell>
              <table:table-cell office:value-type="float" office:value="0.534211816211435">
                <text:p>0.534211816211435</text:p>
                <draw:g>
                  <svg:desc>'radar data'.M2:'radar data'.M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79955">
                <text:p>1.379955</text:p>
              </table:table-cell>
              <table:table-cell office:value-type="float" office:value="0.6006288">
                <text:p>0.6006288</text:p>
              </table:table-cell>
              <table:table-cell office:value-type="float" office:value="0.969149214604444">
                <text:p>0.969149214604444</text:p>
              </table:table-cell>
              <table:table-cell office:value-type="float" office:value="0.397512924137805">
                <text:p>0.397512924137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899823">
                <text:p>1.899823</text:p>
              </table:table-cell>
              <table:table-cell office:value-type="float" office:value="0.6024697">
                <text:p>0.6024697</text:p>
              </table:table-cell>
              <table:table-cell office:value-type="float" office:value="1.62330874620608">
                <text:p>1.62330874620608</text:p>
              </table:table-cell>
              <table:table-cell office:value-type="float" office:value="0.499090777805855">
                <text:p>0.499090777805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1954">
                <text:p>2.41954</text:p>
              </table:table-cell>
              <table:table-cell office:value-type="float" office:value="0.606284">
                <text:p>0.606284</text:p>
              </table:table-cell>
              <table:table-cell office:value-type="float" office:value="1.96700761821127">
                <text:p>1.96700761821127</text:p>
              </table:table-cell>
              <table:table-cell office:value-type="float" office:value="0.557116497532465">
                <text:p>0.557116497532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939043">
                <text:p>2.939043</text:p>
              </table:table-cell>
              <table:table-cell office:value-type="float" office:value="0.6127858">
                <text:p>0.6127858</text:p>
              </table:table-cell>
              <table:table-cell office:value-type="float" office:value="2.92034153364874">
                <text:p>2.92034153364874</text:p>
              </table:table-cell>
              <table:table-cell office:value-type="float" office:value="0.645897705447342">
                <text:p>0.645897705447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458253">
                <text:p>3.458253</text:p>
              </table:table-cell>
              <table:table-cell office:value-type="float" office:value="0.6226855">
                <text:p>0.6226855</text:p>
              </table:table-cell>
              <table:table-cell office:value-type="float" office:value="3.56095940062716">
                <text:p>3.56095940062716</text:p>
              </table:table-cell>
              <table:table-cell office:value-type="float" office:value="0.48531147314797">
                <text:p>0.48531147314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77082">
                <text:p>3.977082</text:p>
              </table:table-cell>
              <table:table-cell office:value-type="float" office:value="0.6366893">
                <text:p>0.6366893</text:p>
              </table:table-cell>
              <table:table-cell office:value-type="float" office:value="4.19786166596308">
                <text:p>4.19786166596308</text:p>
              </table:table-cell>
              <table:table-cell office:value-type="float" office:value="0.698310606139302">
                <text:p>0.698310606139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495424">
                <text:p>4.495424</text:p>
              </table:table-cell>
              <table:table-cell office:value-type="float" office:value="0.6554977">
                <text:p>0.6554977</text:p>
              </table:table-cell>
              <table:table-cell office:value-type="float" office:value="4.61908346906278">
                <text:p>4.61908346906278</text:p>
              </table:table-cell>
              <table:table-cell office:value-type="float" office:value="0.689510257356598">
                <text:p>0.689510257356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013155">
                <text:p>5.013155</text:p>
              </table:table-cell>
              <table:table-cell office:value-type="float" office:value="0.6798044">
                <text:p>0.6798044</text:p>
              </table:table-cell>
              <table:table-cell office:value-type="float" office:value="5.20901501922472">
                <text:p>5.20901501922472</text:p>
              </table:table-cell>
              <table:table-cell office:value-type="float" office:value="0.665990268232458">
                <text:p>0.665990268232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530128">
                <text:p>5.530128</text:p>
              </table:table-cell>
              <table:table-cell office:value-type="float" office:value="0.7102953">
                <text:p>0.7102953</text:p>
              </table:table-cell>
              <table:table-cell office:value-type="float" office:value="5.22834508534848">
                <text:p>5.22834508534848</text:p>
              </table:table-cell>
              <table:table-cell office:value-type="float" office:value="0.63936156934976">
                <text:p>0.63936156934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046176">
                <text:p>6.046176</text:p>
              </table:table-cell>
              <table:table-cell office:value-type="float" office:value="0.7476465">
                <text:p>0.7476465</text:p>
              </table:table-cell>
              <table:table-cell office:value-type="float" office:value="5.89392112185165">
                <text:p>5.89392112185165</text:p>
              </table:table-cell>
              <table:table-cell office:value-type="float" office:value="0.373584074061026">
                <text:p>0.373584074061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561105">
                <text:p>6.561105</text:p>
              </table:table-cell>
              <table:table-cell office:value-type="float" office:value="0.7925232">
                <text:p>0.7925232</text:p>
              </table:table-cell>
              <table:table-cell office:value-type="float" office:value="6.62133728278897">
                <text:p>6.62133728278897</text:p>
              </table:table-cell>
              <table:table-cell office:value-type="float" office:value="0.836138415355222">
                <text:p>0.836138415355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074691">
                <text:p>7.074691</text:p>
              </table:table-cell>
              <table:table-cell office:value-type="float" office:value="0.8455782">
                <text:p>0.8455782</text:p>
              </table:table-cell>
              <table:table-cell office:value-type="float" office:value="7.29121003958067">
                <text:p>7.29121003958067</text:p>
              </table:table-cell>
              <table:table-cell office:value-type="float" office:value="0.63074149157879">
                <text:p>0.63074149157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86684">
                <text:p>7.586684</text:p>
              </table:table-cell>
              <table:table-cell office:value-type="float" office:value="0.9074494">
                <text:p>0.9074494</text:p>
              </table:table-cell>
              <table:table-cell office:value-type="float" office:value="8.08349039114086">
                <text:p>8.08349039114086</text:p>
              </table:table-cell>
              <table:table-cell office:value-type="float" office:value="0.819604691640034">
                <text:p>0.819604691640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0968">
                <text:p>8.0968</text:p>
              </table:table-cell>
              <table:table-cell office:value-type="float" office:value="0.9787585">
                <text:p>0.9787585</text:p>
              </table:table-cell>
              <table:table-cell office:value-type="float" office:value="8.40453042084257">
                <text:p>8.40453042084257</text:p>
              </table:table-cell>
              <table:table-cell office:value-type="float" office:value="0.884557069686733">
                <text:p>0.884557069686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604722">
                <text:p>8.604722</text:p>
              </table:table-cell>
              <table:table-cell office:value-type="float" office:value="1.060109">
                <text:p>1.060109</text:p>
              </table:table-cell>
              <table:table-cell office:value-type="float" office:value="8.45858255653927">
                <text:p>8.45858255653927</text:p>
              </table:table-cell>
              <table:table-cell office:value-type="float" office:value="1.41117930302659">
                <text:p>1.41117930302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110101">
                <text:p>9.110101</text:p>
              </table:table-cell>
              <table:table-cell office:value-type="float" office:value="1.152082">
                <text:p>1.152082</text:p>
              </table:table-cell>
              <table:table-cell office:value-type="float" office:value="9.88089955719559">
                <text:p>9.88089955719559</text:p>
              </table:table-cell>
              <table:table-cell office:value-type="float" office:value="1.1418970076942">
                <text:p>1.1418970076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612549">
                <text:p>9.612549</text:p>
              </table:table-cell>
              <table:table-cell office:value-type="float" office:value="1.255239">
                <text:p>1.255239</text:p>
              </table:table-cell>
              <table:table-cell office:value-type="float" office:value="10.1015753677313">
                <text:p>10.1015753677313</text:p>
              </table:table-cell>
              <table:table-cell office:value-type="float" office:value="1.52473967943498">
                <text:p>1.52473967943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11165">
                <text:p>10.11165</text:p>
              </table:table-cell>
              <table:table-cell office:value-type="float" office:value="1.370112">
                <text:p>1.370112</text:p>
              </table:table-cell>
              <table:table-cell office:value-type="float" office:value="10.5377357123644">
                <text:p>10.5377357123644</text:p>
              </table:table-cell>
              <table:table-cell office:value-type="float" office:value="1.72554876568588">
                <text:p>1.72554876568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60693">
                <text:p>10.60693</text:p>
              </table:table-cell>
              <table:table-cell office:value-type="float" office:value="1.497206">
                <text:p>1.497206</text:p>
              </table:table-cell>
              <table:table-cell office:value-type="float" office:value="10.9084404790846">
                <text:p>10.9084404790846</text:p>
              </table:table-cell>
              <table:table-cell office:value-type="float" office:value="1.70342535024799">
                <text:p>1.70342535024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0979">
                <text:p>11.0979</text:p>
              </table:table-cell>
              <table:table-cell office:value-type="float" office:value="1.636997">
                <text:p>1.636997</text:p>
              </table:table-cell>
              <table:table-cell office:value-type="float" office:value="11.4782590569452">
                <text:p>11.4782590569452</text:p>
              </table:table-cell>
              <table:table-cell office:value-type="float" office:value="1.42876051431105">
                <text:p>1.42876051431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58403">
                <text:p>11.58403</text:p>
              </table:table-cell>
              <table:table-cell office:value-type="float" office:value="1.789925">
                <text:p>1.789925</text:p>
              </table:table-cell>
              <table:table-cell office:value-type="float" office:value="11.4763353614127">
                <text:p>11.4763353614127</text:p>
              </table:table-cell>
              <table:table-cell office:value-type="float" office:value="1.5391724726258">
                <text:p>1.5391724726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06475">
                <text:p>12.06475</text:p>
              </table:table-cell>
              <table:table-cell office:value-type="float" office:value="1.956393">
                <text:p>1.956393</text:p>
              </table:table-cell>
              <table:table-cell office:value-type="float" office:value="12.1359753021754">
                <text:p>12.1359753021754</text:p>
              </table:table-cell>
              <table:table-cell office:value-type="float" office:value="2.14936839340951">
                <text:p>2.14936839340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53944">
                <text:p>12.53944</text:p>
              </table:table-cell>
              <table:table-cell office:value-type="float" office:value="2.136766">
                <text:p>2.136766</text:p>
              </table:table-cell>
              <table:table-cell office:value-type="float" office:value="12.5456665083027">
                <text:p>12.5456665083027</text:p>
              </table:table-cell>
              <table:table-cell office:value-type="float" office:value="1.77727851710215">
                <text:p>1.77727851710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00747">
                <text:p>13.00747</text:p>
              </table:table-cell>
              <table:table-cell office:value-type="float" office:value="2.331365">
                <text:p>2.331365</text:p>
              </table:table-cell>
              <table:table-cell office:value-type="float" office:value="13.2197508955955">
                <text:p>13.2197508955955</text:p>
              </table:table-cell>
              <table:table-cell office:value-type="float" office:value="2.66440503580116">
                <text:p>2.66440503580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46816">
                <text:p>13.46816</text:p>
              </table:table-cell>
              <table:table-cell office:value-type="float" office:value="2.540465">
                <text:p>2.540465</text:p>
              </table:table-cell>
              <table:table-cell office:value-type="float" office:value="12.7087252014402">
                <text:p>12.7087252014402</text:p>
              </table:table-cell>
              <table:table-cell office:value-type="float" office:value="3.12438776031057">
                <text:p>3.12438776031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92079">
                <text:p>13.92079</text:p>
              </table:table-cell>
              <table:table-cell office:value-type="float" office:value="2.764295">
                <text:p>2.764295</text:p>
              </table:table-cell>
              <table:table-cell office:value-type="float" office:value="13.8302303521739">
                <text:p>13.8302303521739</text:p>
              </table:table-cell>
              <table:table-cell office:value-type="float" office:value="2.73892967684594">
                <text:p>2.73892967684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36462">
                <text:p>14.36462</text:p>
              </table:table-cell>
              <table:table-cell office:value-type="float" office:value="3.003029">
                <text:p>3.003029</text:p>
              </table:table-cell>
              <table:table-cell office:value-type="float" office:value="14.556834240373">
                <text:p>14.556834240373</text:p>
              </table:table-cell>
              <table:table-cell office:value-type="float" office:value="2.87021136997006">
                <text:p>2.87021136997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7989">
                <text:p>14.7989</text:p>
              </table:table-cell>
              <table:table-cell office:value-type="float" office:value="3.256787">
                <text:p>3.256787</text:p>
              </table:table-cell>
              <table:table-cell office:value-type="float" office:value="14.6754397687318">
                <text:p>14.6754397687318</text:p>
              </table:table-cell>
              <table:table-cell office:value-type="float" office:value="3.96040954800456">
                <text:p>3.96040954800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22281">
                <text:p>15.22281</text:p>
              </table:table-cell>
              <table:table-cell office:value-type="float" office:value="3.525634">
                <text:p>3.525634</text:p>
              </table:table-cell>
              <table:table-cell office:value-type="float" office:value="15.3684813143415">
                <text:p>15.3684813143415</text:p>
              </table:table-cell>
              <table:table-cell office:value-type="float" office:value="4.14761301390761">
                <text:p>4.14761301390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63555">
                <text:p>15.63555</text:p>
              </table:table-cell>
              <table:table-cell office:value-type="float" office:value="3.809572">
                <text:p>3.809572</text:p>
              </table:table-cell>
              <table:table-cell office:value-type="float" office:value="15.7234123475906">
                <text:p>15.7234123475906</text:p>
              </table:table-cell>
              <table:table-cell office:value-type="float" office:value="3.41050029603231">
                <text:p>3.41050029603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03628">
                <text:p>16.03628</text:p>
              </table:table-cell>
              <table:table-cell office:value-type="float" office:value="4.108544">
                <text:p>4.108544</text:p>
              </table:table-cell>
              <table:table-cell office:value-type="float" office:value="16.3375540903333">
                <text:p>16.3375540903333</text:p>
              </table:table-cell>
              <table:table-cell office:value-type="float" office:value="4.21632463977035">
                <text:p>4.21632463977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.42415">
                <text:p>16.42415</text:p>
              </table:table-cell>
              <table:table-cell office:value-type="float" office:value="4.422425">
                <text:p>4.422425</text:p>
              </table:table-cell>
              <table:table-cell office:value-type="float" office:value="16.7586487620912">
                <text:p>16.7586487620912</text:p>
              </table:table-cell>
              <table:table-cell office:value-type="float" office:value="4.48230753822841">
                <text:p>4.48230753822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.79829">
                <text:p>16.79829</text:p>
              </table:table-cell>
              <table:table-cell office:value-type="float" office:value="4.751025">
                <text:p>4.751025</text:p>
              </table:table-cell>
              <table:table-cell office:value-type="float" office:value="16.9235589338163">
                <text:p>16.9235589338163</text:p>
              </table:table-cell>
              <table:table-cell office:value-type="float" office:value="5.10118706275775">
                <text:p>5.10118706275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.15785">
                <text:p>17.15785</text:p>
              </table:table-cell>
              <table:table-cell office:value-type="float" office:value="5.094087">
                <text:p>5.094087</text:p>
              </table:table-cell>
              <table:table-cell office:value-type="float" office:value="17.3420731156499">
                <text:p>17.3420731156499</text:p>
              </table:table-cell>
              <table:table-cell office:value-type="float" office:value="4.64623338496377">
                <text:p>4.64623338496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7.50193">
                <text:p>17.50193</text:p>
              </table:table-cell>
              <table:table-cell office:value-type="float" office:value="5.451283">
                <text:p>5.451283</text:p>
              </table:table-cell>
              <table:table-cell office:value-type="float" office:value="17.6462553342503">
                <text:p>17.6462553342503</text:p>
              </table:table-cell>
              <table:table-cell office:value-type="float" office:value="4.74597323710759">
                <text:p>4.74597323710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7.82969">
                <text:p>17.82969</text:p>
              </table:table-cell>
              <table:table-cell office:value-type="float" office:value="5.822214">
                <text:p>5.822214</text:p>
              </table:table-cell>
              <table:table-cell office:value-type="float" office:value="17.9216435594551">
                <text:p>17.9216435594551</text:p>
              </table:table-cell>
              <table:table-cell office:value-type="float" office:value="6.07150801998487">
                <text:p>6.07150801998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.14025">
                <text:p>18.14025</text:p>
              </table:table-cell>
              <table:table-cell office:value-type="float" office:value="6.20641">
                <text:p>6.20641</text:p>
              </table:table-cell>
              <table:table-cell office:value-type="float" office:value="18.1245209127839">
                <text:p>18.1245209127839</text:p>
              </table:table-cell>
              <table:table-cell office:value-type="float" office:value="6.79026524884414">
                <text:p>6.79026524884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.43277">
                <text:p>18.43277</text:p>
              </table:table-cell>
              <table:table-cell office:value-type="float" office:value="6.603332">
                <text:p>6.603332</text:p>
              </table:table-cell>
              <table:table-cell office:value-type="float" office:value="18.4022282948078">
                <text:p>18.4022282948078</text:p>
              </table:table-cell>
              <table:table-cell office:value-type="float" office:value="7.02231183803997">
                <text:p>7.022311838039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.70641">
                <text:p>18.70641</text:p>
              </table:table-cell>
              <table:table-cell office:value-type="float" office:value="7.012367">
                <text:p>7.012367</text:p>
              </table:table-cell>
              <table:table-cell office:value-type="float" office:value="18.8089147960013">
                <text:p>18.8089147960013</text:p>
              </table:table-cell>
              <table:table-cell office:value-type="float" office:value="7.24387615722166">
                <text:p>7.24387615722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.96038">
                <text:p>18.96038</text:p>
              </table:table-cell>
              <table:table-cell office:value-type="float" office:value="7.432831">
                <text:p>7.432831</text:p>
              </table:table-cell>
              <table:table-cell office:value-type="float" office:value="18.5479452877261">
                <text:p>18.5479452877261</text:p>
              </table:table-cell>
              <table:table-cell office:value-type="float" office:value="7.40120401082965">
                <text:p>7.40120401082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.1939">
                <text:p>19.1939</text:p>
              </table:table-cell>
              <table:table-cell office:value-type="float" office:value="7.863973">
                <text:p>7.863973</text:p>
              </table:table-cell>
              <table:table-cell office:value-type="float" office:value="19.3089066785773">
                <text:p>19.3089066785773</text:p>
              </table:table-cell>
              <table:table-cell office:value-type="float" office:value="7.67374876917357">
                <text:p>7.673748769173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.40622">
                <text:p>19.40622</text:p>
              </table:table-cell>
              <table:table-cell office:value-type="float" office:value="8.304973">
                <text:p>8.304973</text:p>
              </table:table-cell>
              <table:table-cell office:value-type="float" office:value="19.0239180218742">
                <text:p>19.0239180218742</text:p>
              </table:table-cell>
              <table:table-cell office:value-type="float" office:value="8.17193541493755">
                <text:p>8.17193541493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.59665">
                <text:p>19.59665</text:p>
              </table:table-cell>
              <table:table-cell office:value-type="float" office:value="8.754945">
                <text:p>8.754945</text:p>
              </table:table-cell>
              <table:table-cell office:value-type="float" office:value="19.6842860179658">
                <text:p>19.6842860179658</text:p>
              </table:table-cell>
              <table:table-cell office:value-type="float" office:value="8.35901902348701">
                <text:p>8.35901902348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9.76453">
                <text:p>19.76453</text:p>
              </table:table-cell>
              <table:table-cell office:value-type="float" office:value="9.212939">
                <text:p>9.212939</text:p>
              </table:table-cell>
              <table:table-cell office:value-type="float" office:value="19.6060871146956">
                <text:p>19.6060871146956</text:p>
              </table:table-cell>
              <table:table-cell office:value-type="float" office:value="9.48659310812194">
                <text:p>9.48659310812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9.90925">
                <text:p>19.90925</text:p>
              </table:table-cell>
              <table:table-cell office:value-type="float" office:value="9.677948">
                <text:p>9.677948</text:p>
              </table:table-cell>
              <table:table-cell office:value-type="float" office:value="19.616255140279">
                <text:p>19.616255140279</text:p>
              </table:table-cell>
              <table:table-cell office:value-type="float" office:value="9.76606203395607">
                <text:p>9.76606203395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.03028">
                <text:p>20.03028</text:p>
              </table:table-cell>
              <table:table-cell office:value-type="float" office:value="10.1489">
                <text:p>10.1489</text:p>
              </table:table-cell>
              <table:table-cell office:value-type="float" office:value="19.1910617722098">
                <text:p>19.1910617722098</text:p>
              </table:table-cell>
              <table:table-cell office:value-type="float" office:value="11.5492704119406">
                <text:p>11.5492704119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.12711">
                <text:p>20.12711</text:p>
              </table:table-cell>
              <table:table-cell office:value-type="float" office:value="10.62469">
                <text:p>10.62469</text:p>
              </table:table-cell>
              <table:table-cell office:value-type="float" office:value="19.6774486954794">
                <text:p>19.6774486954794</text:p>
              </table:table-cell>
              <table:table-cell office:value-type="float" office:value="10.8029825241169">
                <text:p>10.8029825241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.19934">
                <text:p>20.19934</text:p>
              </table:table-cell>
              <table:table-cell office:value-type="float" office:value="11.10414">
                <text:p>11.10414</text:p>
              </table:table-cell>
              <table:table-cell office:value-type="float" office:value="19.4334680821307">
                <text:p>19.4334680821307</text:p>
              </table:table-cell>
              <table:table-cell office:value-type="float" office:value="12.3401805204465">
                <text:p>12.3401805204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.24661">
                <text:p>20.24661</text:p>
              </table:table-cell>
              <table:table-cell office:value-type="float" office:value="11.58605">
                <text:p>11.58605</text:p>
              </table:table-cell>
              <table:table-cell office:value-type="float" office:value="19.2063373407452">
                <text:p>19.2063373407452</text:p>
              </table:table-cell>
              <table:table-cell office:value-type="float" office:value="12.2418083187859">
                <text:p>12.2418083187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.26865">
                <text:p>20.26865</text:p>
              </table:table-cell>
              <table:table-cell office:value-type="float" office:value="12.06917">
                <text:p>12.06917</text:p>
              </table:table-cell>
              <table:table-cell office:value-type="float" office:value="19.9659862233513">
                <text:p>19.9659862233513</text:p>
              </table:table-cell>
              <table:table-cell office:value-type="float" office:value="11.9687599764489">
                <text:p>11.9687599764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0.26525">
                <text:p>20.26525</text:p>
              </table:table-cell>
              <table:table-cell office:value-type="float" office:value="12.55222">
                <text:p>12.55222</text:p>
              </table:table-cell>
              <table:table-cell office:value-type="float" office:value="20.019246886191">
                <text:p>20.019246886191</text:p>
              </table:table-cell>
              <table:table-cell office:value-type="float" office:value="12.4822496387524">
                <text:p>12.4822496387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.2363">
                <text:p>20.2363</text:p>
              </table:table-cell>
              <table:table-cell office:value-type="float" office:value="13.03389">
                <text:p>13.03389</text:p>
              </table:table-cell>
              <table:table-cell office:value-type="float" office:value="20.9151299313786">
                <text:p>20.9151299313786</text:p>
              </table:table-cell>
              <table:table-cell office:value-type="float" office:value="12.2555081827581">
                <text:p>12.2555081827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.18176">
                <text:p>20.18176</text:p>
              </table:table-cell>
              <table:table-cell office:value-type="float" office:value="13.51286">
                <text:p>13.51286</text:p>
              </table:table-cell>
              <table:table-cell office:value-type="float" office:value="19.8579565653051">
                <text:p>19.8579565653051</text:p>
              </table:table-cell>
              <table:table-cell office:value-type="float" office:value="13.5235606188073">
                <text:p>13.5235606188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.10167">
                <text:p>20.10167</text:p>
              </table:table-cell>
              <table:table-cell office:value-type="float" office:value="13.98779">
                <text:p>13.98779</text:p>
              </table:table-cell>
              <table:table-cell office:value-type="float" office:value="20.3387494589278">
                <text:p>20.3387494589278</text:p>
              </table:table-cell>
              <table:table-cell office:value-type="float" office:value="13.5307435077074">
                <text:p>13.53074350770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.99617">
                <text:p>19.99617</text:p>
              </table:table-cell>
              <table:table-cell office:value-type="float" office:value="14.45734">
                <text:p>14.45734</text:p>
              </table:table-cell>
              <table:table-cell office:value-type="float" office:value="19.6717019364335">
                <text:p>19.6717019364335</text:p>
              </table:table-cell>
              <table:table-cell office:value-type="float" office:value="14.4038183170893">
                <text:p>14.4038183170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9.86547">
                <text:p>19.86547</text:p>
              </table:table-cell>
              <table:table-cell office:value-type="float" office:value="14.92016">
                <text:p>14.92016</text:p>
              </table:table-cell>
              <table:table-cell office:value-type="float" office:value="20.1148915988211">
                <text:p>20.1148915988211</text:p>
              </table:table-cell>
              <table:table-cell office:value-type="float" office:value="14.0164962287363">
                <text:p>14.0164962287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9.70988">
                <text:p>19.70988</text:p>
              </table:table-cell>
              <table:table-cell office:value-type="float" office:value="15.37492">
                <text:p>15.37492</text:p>
              </table:table-cell>
              <table:table-cell office:value-type="float" office:value="20.0157486262785">
                <text:p>20.0157486262785</text:p>
              </table:table-cell>
              <table:table-cell office:value-type="float" office:value="15.3442973923875">
                <text:p>15.3442973923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9.5298">
                <text:p>19.5298</text:p>
              </table:table-cell>
              <table:table-cell office:value-type="float" office:value="15.82028">
                <text:p>15.82028</text:p>
              </table:table-cell>
              <table:table-cell office:value-type="float" office:value="19.938763328685">
                <text:p>19.938763328685</text:p>
              </table:table-cell>
              <table:table-cell office:value-type="float" office:value="15.0863755185362">
                <text:p>15.0863755185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32569">
                <text:p>19.32569</text:p>
              </table:table-cell>
              <table:table-cell office:value-type="float" office:value="16.25495">
                <text:p>16.25495</text:p>
              </table:table-cell>
              <table:table-cell office:value-type="float" office:value="19.1556345319979">
                <text:p>19.1556345319979</text:p>
              </table:table-cell>
              <table:table-cell office:value-type="float" office:value="16.0022264982761">
                <text:p>16.0022264982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9.09812">
                <text:p>19.09812</text:p>
              </table:table-cell>
              <table:table-cell office:value-type="float" office:value="16.67766">
                <text:p>16.67766</text:p>
              </table:table-cell>
              <table:table-cell office:value-type="float" office:value="19.400693783146">
                <text:p>19.400693783146</text:p>
              </table:table-cell>
              <table:table-cell office:value-type="float" office:value="16.2961650324701">
                <text:p>16.29616503247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.84772">
                <text:p>18.84772</text:p>
              </table:table-cell>
              <table:table-cell office:value-type="float" office:value="17.08715">
                <text:p>17.08715</text:p>
              </table:table-cell>
              <table:table-cell office:value-type="float" office:value="18.8372720665416">
                <text:p>18.8372720665416</text:p>
              </table:table-cell>
              <table:table-cell office:value-type="float" office:value="17.7112058983767">
                <text:p>17.7112058983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.57522">
                <text:p>18.57522</text:p>
              </table:table-cell>
              <table:table-cell office:value-type="float" office:value="17.48223">
                <text:p>17.48223</text:p>
              </table:table-cell>
              <table:table-cell office:value-type="float" office:value="18.8176834052685">
                <text:p>18.8176834052685</text:p>
              </table:table-cell>
              <table:table-cell office:value-type="float" office:value="17.0315652872888">
                <text:p>17.031565287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8.2814">
                <text:p>18.2814</text:p>
              </table:table-cell>
              <table:table-cell office:value-type="float" office:value="17.86174">
                <text:p>17.86174</text:p>
              </table:table-cell>
              <table:table-cell office:value-type="float" office:value="18.2749040422633">
                <text:p>18.2749040422633</text:p>
              </table:table-cell>
              <table:table-cell office:value-type="float" office:value="17.487735551036">
                <text:p>17.4877355510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.96714">
                <text:p>17.96714</text:p>
              </table:table-cell>
              <table:table-cell office:value-type="float" office:value="18.22458">
                <text:p>18.22458</text:p>
              </table:table-cell>
              <table:table-cell office:value-type="float" office:value="18.3020568473639">
                <text:p>18.3020568473639</text:p>
              </table:table-cell>
              <table:table-cell office:value-type="float" office:value="17.4979899834655">
                <text:p>17.4979899834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7.63336">
                <text:p>17.63336</text:p>
              </table:table-cell>
              <table:table-cell office:value-type="float" office:value="18.56972">
                <text:p>18.56972</text:p>
              </table:table-cell>
              <table:table-cell office:value-type="float" office:value="18.855763994768">
                <text:p>18.855763994768</text:p>
              </table:table-cell>
              <table:table-cell office:value-type="float" office:value="18.1364498920189">
                <text:p>18.1364498920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.28105">
                <text:p>17.28105</text:p>
              </table:table-cell>
              <table:table-cell office:value-type="float" office:value="18.89616">
                <text:p>18.89616</text:p>
              </table:table-cell>
              <table:table-cell office:value-type="float" office:value="17.7945268353867">
                <text:p>17.7945268353867</text:p>
              </table:table-cell>
              <table:table-cell office:value-type="float" office:value="18.0800780967645">
                <text:p>18.0800780967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6.91126">
                <text:p>16.91126</text:p>
              </table:table-cell>
              <table:table-cell office:value-type="float" office:value="19.20299">
                <text:p>19.20299</text:p>
              </table:table-cell>
              <table:table-cell office:value-type="float" office:value="16.9398441346828">
                <text:p>16.9398441346828</text:p>
              </table:table-cell>
              <table:table-cell office:value-type="float" office:value="19.7310858410163">
                <text:p>19.7310858410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.52509">
                <text:p>16.52509</text:p>
              </table:table-cell>
              <table:table-cell office:value-type="float" office:value="19.48937">
                <text:p>19.48937</text:p>
              </table:table-cell>
              <table:table-cell office:value-type="float" office:value="16.1674302703001">
                <text:p>16.1674302703001</text:p>
              </table:table-cell>
              <table:table-cell office:value-type="float" office:value="20.2201257141341">
                <text:p>20.2201257141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.12368">
                <text:p>16.12368</text:p>
              </table:table-cell>
              <table:table-cell office:value-type="float" office:value="19.75453">
                <text:p>19.75453</text:p>
              </table:table-cell>
              <table:table-cell office:value-type="float" office:value="16.4365886760581">
                <text:p>16.4365886760581</text:p>
              </table:table-cell>
              <table:table-cell office:value-type="float" office:value="18.2742468228838">
                <text:p>18.27424682288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.70822">
                <text:p>15.70822</text:p>
              </table:table-cell>
              <table:table-cell office:value-type="float" office:value="19.99779">
                <text:p>19.99779</text:p>
              </table:table-cell>
              <table:table-cell office:value-type="float" office:value="16.2327984276245">
                <text:p>16.2327984276245</text:p>
              </table:table-cell>
              <table:table-cell office:value-type="float" office:value="19.2166290732015">
                <text:p>19.2166290732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.27991">
                <text:p>15.27991</text:p>
              </table:table-cell>
              <table:table-cell office:value-type="float" office:value="20.21853">
                <text:p>20.21853</text:p>
              </table:table-cell>
              <table:table-cell office:value-type="float" office:value="14.367705889069">
                <text:p>14.367705889069</text:p>
              </table:table-cell>
              <table:table-cell office:value-type="float" office:value="21.3405663377712">
                <text:p>21.3405663377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83999">
                <text:p>14.83999</text:p>
              </table:table-cell>
              <table:table-cell office:value-type="float" office:value="20.41623">
                <text:p>20.41623</text:p>
              </table:table-cell>
              <table:table-cell office:value-type="float" office:value="14.7476476611125">
                <text:p>14.7476476611125</text:p>
              </table:table-cell>
              <table:table-cell office:value-type="float" office:value="19.9570829000153">
                <text:p>19.9570829000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38972">
                <text:p>14.38972</text:p>
              </table:table-cell>
              <table:table-cell office:value-type="float" office:value="20.59044">
                <text:p>20.59044</text:p>
              </table:table-cell>
              <table:table-cell office:value-type="float" office:value="13.8409596822789">
                <text:p>13.8409596822789</text:p>
              </table:table-cell>
              <table:table-cell office:value-type="float" office:value="21.0030691251548">
                <text:p>21.00306912515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.93037">
                <text:p>13.93037</text:p>
              </table:table-cell>
              <table:table-cell office:value-type="float" office:value="20.74081">
                <text:p>20.74081</text:p>
              </table:table-cell>
              <table:table-cell office:value-type="float" office:value="13.8232328287999">
                <text:p>13.8232328287999</text:p>
              </table:table-cell>
              <table:table-cell office:value-type="float" office:value="20.8590458090774">
                <text:p>20.8590458090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.46322">
                <text:p>13.46322</text:p>
              </table:table-cell>
              <table:table-cell office:value-type="float" office:value="20.86706">
                <text:p>20.86706</text:p>
              </table:table-cell>
              <table:table-cell office:value-type="float" office:value="13.8262586260232">
                <text:p>13.8262586260232</text:p>
              </table:table-cell>
              <table:table-cell office:value-type="float" office:value="20.4260962776229">
                <text:p>20.4260962776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.98953">
                <text:p>12.98953</text:p>
              </table:table-cell>
              <table:table-cell office:value-type="float" office:value="20.96901">
                <text:p>20.96901</text:p>
              </table:table-cell>
              <table:table-cell office:value-type="float" office:value="13.2669074225656">
                <text:p>13.2669074225656</text:p>
              </table:table-cell>
              <table:table-cell office:value-type="float" office:value="21.1578798385725">
                <text:p>21.1578798385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.51056">
                <text:p>12.51056</text:p>
              </table:table-cell>
              <table:table-cell office:value-type="float" office:value="21.04653">
                <text:p>21.04653</text:p>
              </table:table-cell>
              <table:table-cell office:value-type="float" office:value="11.5170695728886">
                <text:p>11.5170695728886</text:p>
              </table:table-cell>
              <table:table-cell office:value-type="float" office:value="21.6724218525698">
                <text:p>21.6724218525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02757">
                <text:p>12.02757</text:p>
              </table:table-cell>
              <table:table-cell office:value-type="float" office:value="21.09961">
                <text:p>21.09961</text:p>
              </table:table-cell>
              <table:table-cell office:value-type="float" office:value="12.3858505705376">
                <text:p>12.3858505705376</text:p>
              </table:table-cell>
              <table:table-cell office:value-type="float" office:value="21.1065655570468">
                <text:p>21.1065655570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54179">
                <text:p>11.54179</text:p>
              </table:table-cell>
              <table:table-cell office:value-type="float" office:value="21.1283">
                <text:p>21.1283</text:p>
              </table:table-cell>
              <table:table-cell office:value-type="float" office:value="11.5264540338698">
                <text:p>11.5264540338698</text:p>
              </table:table-cell>
              <table:table-cell office:value-type="float" office:value="20.6748066507304">
                <text:p>20.6748066507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.05441">
                <text:p>11.05441</text:p>
              </table:table-cell>
              <table:table-cell office:value-type="float" office:value="21.13272">
                <text:p>21.13272</text:p>
              </table:table-cell>
              <table:table-cell office:value-type="float" office:value="10.5558015333764">
                <text:p>10.5558015333764</text:p>
              </table:table-cell>
              <table:table-cell office:value-type="float" office:value="20.5567203264131">
                <text:p>20.5567203264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56661">
                <text:p>10.56661</text:p>
              </table:table-cell>
              <table:table-cell office:value-type="float" office:value="21.11308">
                <text:p>21.11308</text:p>
              </table:table-cell>
              <table:table-cell office:value-type="float" office:value="9.30535066932977">
                <text:p>9.30535066932977</text:p>
              </table:table-cell>
              <table:table-cell office:value-type="float" office:value="21.3896125267477">
                <text:p>21.3896125267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07952">
                <text:p>10.07952</text:p>
              </table:table-cell>
              <table:table-cell office:value-type="float" office:value="21.06966">
                <text:p>21.06966</text:p>
              </table:table-cell>
              <table:table-cell office:value-type="float" office:value="9.97957709845145">
                <text:p>9.97957709845145</text:p>
              </table:table-cell>
              <table:table-cell office:value-type="float" office:value="21.2931570932674">
                <text:p>21.2931570932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594224">
                <text:p>9.594224</text:p>
              </table:table-cell>
              <table:table-cell office:value-type="float" office:value="21.00278">
                <text:p>21.00278</text:p>
              </table:table-cell>
              <table:table-cell office:value-type="float" office:value="9.38222672550734">
                <text:p>9.38222672550734</text:p>
              </table:table-cell>
              <table:table-cell office:value-type="float" office:value="21.111034167735">
                <text:p>21.1110341677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11177">
                <text:p>9.11177</text:p>
              </table:table-cell>
              <table:table-cell office:value-type="float" office:value="20.91285">
                <text:p>20.91285</text:p>
              </table:table-cell>
              <table:table-cell office:value-type="float" office:value="9.63391755425154">
                <text:p>9.63391755425154</text:p>
              </table:table-cell>
              <table:table-cell office:value-type="float" office:value="20.9723707837427">
                <text:p>20.9723707837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633149">
                <text:p>8.633149</text:p>
              </table:table-cell>
              <table:table-cell office:value-type="float" office:value="20.80033">
                <text:p>20.80033</text:p>
              </table:table-cell>
              <table:table-cell office:value-type="float" office:value="9.84633629116315">
                <text:p>9.84633629116315</text:p>
              </table:table-cell>
              <table:table-cell office:value-type="float" office:value="20.0089801298048">
                <text:p>20.0089801298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159301">
                <text:p>8.159301</text:p>
              </table:table-cell>
              <table:table-cell office:value-type="float" office:value="20.66572">
                <text:p>20.66572</text:p>
              </table:table-cell>
              <table:table-cell office:value-type="float" office:value="8.29647329574516">
                <text:p>8.29647329574516</text:p>
              </table:table-cell>
              <table:table-cell office:value-type="float" office:value="20.4977815689866">
                <text:p>20.4977815689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691106">
                <text:p>7.691106</text:p>
              </table:table-cell>
              <table:table-cell office:value-type="float" office:value="20.50959">
                <text:p>20.50959</text:p>
              </table:table-cell>
              <table:table-cell office:value-type="float" office:value="8.2908070147803">
                <text:p>8.2908070147803</text:p>
              </table:table-cell>
              <table:table-cell office:value-type="float" office:value="20.6565403025596">
                <text:p>20.6565403025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229386">
                <text:p>7.229386</text:p>
              </table:table-cell>
              <table:table-cell office:value-type="float" office:value="20.33255">
                <text:p>20.33255</text:p>
              </table:table-cell>
              <table:table-cell office:value-type="float" office:value="7.09213932853651">
                <text:p>7.09213932853651</text:p>
              </table:table-cell>
              <table:table-cell office:value-type="float" office:value="20.1196035931284">
                <text:p>20.1196035931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774898">
                <text:p>6.774898</text:p>
              </table:table-cell>
              <table:table-cell office:value-type="float" office:value="20.13522">
                <text:p>20.13522</text:p>
              </table:table-cell>
              <table:table-cell office:value-type="float" office:value="6.89358901746526">
                <text:p>6.89358901746526</text:p>
              </table:table-cell>
              <table:table-cell office:value-type="float" office:value="20.1535890714082">
                <text:p>20.1535890714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328338">
                <text:p>6.328338</text:p>
              </table:table-cell>
              <table:table-cell office:value-type="float" office:value="19.91829">
                <text:p>19.91829</text:p>
              </table:table-cell>
              <table:table-cell office:value-type="float" office:value="6.67636868127817">
                <text:p>6.67636868127817</text:p>
              </table:table-cell>
              <table:table-cell office:value-type="float" office:value="20.2141815245572">
                <text:p>20.2141815245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890335">
                <text:p>5.890335</text:p>
              </table:table-cell>
              <table:table-cell office:value-type="float" office:value="19.68245">
                <text:p>19.68245</text:p>
              </table:table-cell>
              <table:table-cell office:value-type="float" office:value="5.28177537688675">
                <text:p>5.28177537688675</text:p>
              </table:table-cell>
              <table:table-cell office:value-type="float" office:value="19.5036446577816">
                <text:p>19.5036446577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.461452">
                <text:p>5.461452</text:p>
              </table:table-cell>
              <table:table-cell office:value-type="float" office:value="19.42844">
                <text:p>19.42844</text:p>
              </table:table-cell>
              <table:table-cell office:value-type="float" office:value="5.95059821172952">
                <text:p>5.95059821172952</text:p>
              </table:table-cell>
              <table:table-cell office:value-type="float" office:value="18.985917741383">
                <text:p>18.9859177413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.042187">
                <text:p>5.042187</text:p>
              </table:table-cell>
              <table:table-cell office:value-type="float" office:value="19.157">
                <text:p>19.157</text:p>
              </table:table-cell>
              <table:table-cell office:value-type="float" office:value="5.87397217250465">
                <text:p>5.87397217250465</text:p>
              </table:table-cell>
              <table:table-cell office:value-type="float" office:value="19.3009918506159">
                <text:p>19.3009918506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.632969">
                <text:p>4.632969</text:p>
              </table:table-cell>
              <table:table-cell office:value-type="float" office:value="18.86888">
                <text:p>18.86888</text:p>
              </table:table-cell>
              <table:table-cell office:value-type="float" office:value="3.98678985619002">
                <text:p>3.98678985619002</text:p>
              </table:table-cell>
              <table:table-cell office:value-type="float" office:value="19.0452004400762">
                <text:p>19.0452004400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.234162">
                <text:p>4.234162</text:p>
              </table:table-cell>
              <table:table-cell office:value-type="float" office:value="18.56485">
                <text:p>18.56485</text:p>
              </table:table-cell>
              <table:table-cell office:value-type="float" office:value="4.69245461235959">
                <text:p>4.69245461235959</text:p>
              </table:table-cell>
              <table:table-cell office:value-type="float" office:value="18.4633572736202">
                <text:p>18.4633572736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846064">
                <text:p>3.846064</text:p>
              </table:table-cell>
              <table:table-cell office:value-type="float" office:value="18.24569">
                <text:p>18.24569</text:p>
              </table:table-cell>
              <table:table-cell office:value-type="float" office:value="3.42433449624372">
                <text:p>3.42433449624372</text:p>
              </table:table-cell>
              <table:table-cell office:value-type="float" office:value="18.8356775931803">
                <text:p>18.83567759318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468909">
                <text:p>3.468909</text:p>
              </table:table-cell>
              <table:table-cell office:value-type="float" office:value="17.91216">
                <text:p>17.91216</text:p>
              </table:table-cell>
              <table:table-cell office:value-type="float" office:value="4.30109840757318">
                <text:p>4.30109840757318</text:p>
              </table:table-cell>
              <table:table-cell office:value-type="float" office:value="17.926745737539">
                <text:p>17.926745737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102868">
                <text:p>3.102868</text:p>
              </table:table-cell>
              <table:table-cell office:value-type="float" office:value="17.56504">
                <text:p>17.56504</text:p>
              </table:table-cell>
              <table:table-cell office:value-type="float" office:value="2.65663821772988">
                <text:p>2.65663821772988</text:p>
              </table:table-cell>
              <table:table-cell office:value-type="float" office:value="17.8880106413261">
                <text:p>17.8880106413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748048">
                <text:p>2.748048</text:p>
              </table:table-cell>
              <table:table-cell office:value-type="float" office:value="17.20508">
                <text:p>17.20508</text:p>
              </table:table-cell>
              <table:table-cell office:value-type="float" office:value="3.26646792286407">
                <text:p>3.26646792286407</text:p>
              </table:table-cell>
              <table:table-cell office:value-type="float" office:value="17.0897400828977">
                <text:p>17.0897400828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404499">
                <text:p>2.404499</text:p>
              </table:table-cell>
              <table:table-cell office:value-type="float" office:value="16.83304">
                <text:p>16.83304</text:p>
              </table:table-cell>
              <table:table-cell office:value-type="float" office:value="2.55039210369691">
                <text:p>2.55039210369691</text:p>
              </table:table-cell>
              <table:table-cell office:value-type="float" office:value="16.8883520375139">
                <text:p>16.8883520375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072212">
                <text:p>2.072212</text:p>
              </table:table-cell>
              <table:table-cell office:value-type="float" office:value="16.44966">
                <text:p>16.44966</text:p>
              </table:table-cell>
              <table:table-cell office:value-type="float" office:value="1.57734690310715">
                <text:p>1.57734690310715</text:p>
              </table:table-cell>
              <table:table-cell office:value-type="float" office:value="16.0488723338202">
                <text:p>16.0488723338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751122">
                <text:p>1.751122</text:p>
              </table:table-cell>
              <table:table-cell office:value-type="float" office:value="16.05566">
                <text:p>16.05566</text:p>
              </table:table-cell>
              <table:table-cell office:value-type="float" office:value="1.74362543273632">
                <text:p>1.74362543273632</text:p>
              </table:table-cell>
              <table:table-cell office:value-type="float" office:value="16.2686686159598">
                <text:p>16.2686686159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41111">
                <text:p>1.441111</text:p>
              </table:table-cell>
              <table:table-cell office:value-type="float" office:value="15.65174">
                <text:p>15.65174</text:p>
              </table:table-cell>
              <table:table-cell office:value-type="float" office:value="1.60970358386989">
                <text:p>1.60970358386989</text:p>
              </table:table-cell>
              <table:table-cell office:value-type="float" office:value="15.5526093035277">
                <text:p>15.5526093035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14201">
                <text:p>1.14201</text:p>
              </table:table-cell>
              <table:table-cell office:value-type="float" office:value="15.23859">
                <text:p>15.23859</text:p>
              </table:table-cell>
              <table:table-cell office:value-type="float" office:value="0.828993103276591">
                <text:p>0.828993103276591</text:p>
              </table:table-cell>
              <table:table-cell office:value-type="float" office:value="15.5280070340376">
                <text:p>15.5280070340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8536038">
                <text:p>0.8536038</text:p>
              </table:table-cell>
              <table:table-cell office:value-type="float" office:value="14.81686">
                <text:p>14.81686</text:p>
              </table:table-cell>
              <table:table-cell office:value-type="float" office:value="1.03146699913491">
                <text:p>1.03146699913491</text:p>
              </table:table-cell>
              <table:table-cell office:value-type="float" office:value="15.213393397007">
                <text:p>15.213393397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756284">
                <text:p>0.5756284</text:p>
              </table:table-cell>
              <table:table-cell office:value-type="float" office:value="14.3872">
                <text:p>14.3872</text:p>
              </table:table-cell>
              <table:table-cell office:value-type="float" office:value="0.722177349353021">
                <text:p>0.722177349353021</text:p>
              </table:table-cell>
              <table:table-cell office:value-type="float" office:value="14.2444950229968">
                <text:p>14.24449502299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077789">
                <text:p>0.3077789</text:p>
              </table:table-cell>
              <table:table-cell office:value-type="float" office:value="13.95022">
                <text:p>13.95022</text:p>
              </table:table-cell>
              <table:table-cell office:value-type="float" office:value="-0.0328025356027573">
                <text:p>-0.0328025356027573</text:p>
              </table:table-cell>
              <table:table-cell office:value-type="float" office:value="13.9604414623628">
                <text:p>13.9604414623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4970987">
                <text:p>0.04970987</text:p>
              </table:table-cell>
              <table:table-cell office:value-type="float" office:value="13.5065">
                <text:p>13.5065</text:p>
              </table:table-cell>
              <table:table-cell office:value-type="float" office:value="0.0524417069779361">
                <text:p>0.0524417069779361</text:p>
              </table:table-cell>
              <table:table-cell office:value-type="float" office:value="13.6377091721253">
                <text:p>13.6377091721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0.1989619">
                <text:p>-0.1989619</text:p>
              </table:table-cell>
              <table:table-cell office:value-type="float" office:value="13.05661">
                <text:p>13.05661</text:p>
              </table:table-cell>
              <table:table-cell office:value-type="float" office:value="-0.275042260863872">
                <text:p>-0.275042260863872</text:p>
              </table:table-cell>
              <table:table-cell office:value-type="float" office:value="13.1456229979693">
                <text:p>13.1456229979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0.4386543">
                <text:p>-0.4386543</text:p>
              </table:table-cell>
              <table:table-cell office:value-type="float" office:value="12.60108">
                <text:p>12.60108</text:p>
              </table:table-cell>
              <table:table-cell office:value-type="float" office:value="-0.684792109682211">
                <text:p>-0.684792109682211</text:p>
              </table:table-cell>
              <table:table-cell office:value-type="float" office:value="12.3563388532573">
                <text:p>12.3563388532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0.6698175">
                <text:p>-0.6698175</text:p>
              </table:table-cell>
              <table:table-cell office:value-type="float" office:value="12.14043">
                <text:p>12.14043</text:p>
              </table:table-cell>
              <table:table-cell office:value-type="float" office:value="-0.972121846974739">
                <text:p>-0.972121846974739</text:p>
              </table:table-cell>
              <table:table-cell office:value-type="float" office:value="12.5207083867781">
                <text:p>12.5207083867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0.8929313">
                <text:p>-0.8929313</text:p>
              </table:table-cell>
              <table:table-cell office:value-type="float" office:value="11.67513">
                <text:p>11.67513</text:p>
              </table:table-cell>
              <table:table-cell office:value-type="float" office:value="-1.26757236871586">
                <text:p>-1.26757236871586</text:p>
              </table:table-cell>
              <table:table-cell office:value-type="float" office:value="11.6495112379433">
                <text:p>11.64951123794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1.108503">
                <text:p>-1.108503</text:p>
              </table:table-cell>
              <table:table-cell office:value-type="float" office:value="11.20565">
                <text:p>11.20565</text:p>
              </table:table-cell>
              <table:table-cell office:value-type="float" office:value="-0.891441491608679">
                <text:p>-0.891441491608679</text:p>
              </table:table-cell>
              <table:table-cell office:value-type="float" office:value="10.9589933480744">
                <text:p>10.95899334807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1.317063">
                <text:p>-1.317063</text:p>
              </table:table-cell>
              <table:table-cell office:value-type="float" office:value="10.73243">
                <text:p>10.73243</text:p>
              </table:table-cell>
              <table:table-cell office:value-type="float" office:value="-1.29894225122614">
                <text:p>-1.29894225122614</text:p>
              </table:table-cell>
              <table:table-cell office:value-type="float" office:value="10.9012044770465">
                <text:p>10.90120447704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.519166">
                <text:p>-1.519166</text:p>
              </table:table-cell>
              <table:table-cell office:value-type="float" office:value="10.25587">
                <text:p>10.25587</text:p>
              </table:table-cell>
              <table:table-cell office:value-type="float" office:value="-1.59293456238785">
                <text:p>-1.59293456238785</text:p>
              </table:table-cell>
              <table:table-cell office:value-type="float" office:value="10.0211961072544">
                <text:p>10.0211961072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1.715386">
                <text:p>-1.715386</text:p>
              </table:table-cell>
              <table:table-cell office:value-type="float" office:value="9.776375">
                <text:p>9.776375</text:p>
              </table:table-cell>
              <table:table-cell office:value-type="float" office:value="-1.59701478322199">
                <text:p>-1.59701478322199</text:p>
              </table:table-cell>
              <table:table-cell office:value-type="float" office:value="9.96553737729534">
                <text:p>9.965537377295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1.906314">
                <text:p>-1.906314</text:p>
              </table:table-cell>
              <table:table-cell office:value-type="float" office:value="9.29431">
                <text:p>9.29431</text:p>
              </table:table-cell>
              <table:table-cell office:value-type="float" office:value="-2.27191175057916">
                <text:p>-2.27191175057916</text:p>
              </table:table-cell>
              <table:table-cell office:value-type="float" office:value="9.37316101870017">
                <text:p>9.37316101870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2.092558">
                <text:p>-2.092558</text:p>
              </table:table-cell>
              <table:table-cell office:value-type="float" office:value="8.810032">
                <text:p>8.810032</text:p>
              </table:table-cell>
              <table:table-cell office:value-type="float" office:value="-1.96565487581711">
                <text:p>-1.96565487581711</text:p>
              </table:table-cell>
              <table:table-cell office:value-type="float" office:value="9.13273599707697">
                <text:p>9.132735997076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2.274737">
                <text:p>-2.274737</text:p>
              </table:table-cell>
              <table:table-cell office:value-type="float" office:value="8.323878">
                <text:p>8.323878</text:p>
              </table:table-cell>
              <table:table-cell office:value-type="float" office:value="-2.65862502127495">
                <text:p>-2.65862502127495</text:p>
              </table:table-cell>
              <table:table-cell office:value-type="float" office:value="8.19477360765792">
                <text:p>8.19477360765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2.453484">
                <text:p>-2.453484</text:p>
              </table:table-cell>
              <table:table-cell office:value-type="float" office:value="7.836172">
                <text:p>7.836172</text:p>
              </table:table-cell>
              <table:table-cell office:value-type="float" office:value="-2.27299803627372">
                <text:p>-2.27299803627372</text:p>
              </table:table-cell>
              <table:table-cell office:value-type="float" office:value="8.52315100852876">
                <text:p>8.52315100852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2.629442">
                <text:p>-2.629442</text:p>
              </table:table-cell>
              <table:table-cell office:value-type="float" office:value="7.347226">
                <text:p>7.347226</text:p>
              </table:table-cell>
              <table:table-cell office:value-type="float" office:value="-3.08256488296402">
                <text:p>-3.08256488296402</text:p>
              </table:table-cell>
              <table:table-cell office:value-type="float" office:value="7.38873557728202">
                <text:p>7.38873557728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2.803258">
                <text:p>-2.803258</text:p>
              </table:table-cell>
              <table:table-cell office:value-type="float" office:value="6.857341">
                <text:p>6.857341</text:p>
              </table:table-cell>
              <table:table-cell office:value-type="float" office:value="-2.79411639879199">
                <text:p>-2.79411639879199</text:p>
              </table:table-cell>
              <table:table-cell office:value-type="float" office:value="7.20817561180544">
                <text:p>7.20817561180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2.975588">
                <text:p>-2.975588</text:p>
              </table:table-cell>
              <table:table-cell office:value-type="float" office:value="6.36681">
                <text:p>6.36681</text:p>
              </table:table-cell>
              <table:table-cell office:value-type="float" office:value="-2.57672544361348">
                <text:p>-2.57672544361348</text:p>
              </table:table-cell>
              <table:table-cell office:value-type="float" office:value="6.36754791861388">
                <text:p>6.36754791861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3.147091">
                <text:p>-3.147091</text:p>
              </table:table-cell>
              <table:table-cell office:value-type="float" office:value="5.875923">
                <text:p>5.875923</text:p>
              </table:table-cell>
              <table:table-cell office:value-type="float" office:value="-3.50172349369494">
                <text:p>-3.50172349369494</text:p>
              </table:table-cell>
              <table:table-cell office:value-type="float" office:value="6.10795678318903">
                <text:p>6.107956783189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3.318429">
                <text:p>-3.318429</text:p>
              </table:table-cell>
              <table:table-cell office:value-type="float" office:value="5.384965">
                <text:p>5.384965</text:p>
              </table:table-cell>
              <table:table-cell office:value-type="float" office:value="-3.19735603000244">
                <text:p>-3.19735603000244</text:p>
              </table:table-cell>
              <table:table-cell office:value-type="float" office:value="5.19092614359818">
                <text:p>5.190926143598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3.490264">
                <text:p>-3.490264</text:p>
              </table:table-cell>
              <table:table-cell office:value-type="float" office:value="4.89422">
                <text:p>4.89422</text:p>
              </table:table-cell>
              <table:table-cell office:value-type="float" office:value="-3.42809713048689">
                <text:p>-3.42809713048689</text:p>
              </table:table-cell>
              <table:table-cell office:value-type="float" office:value="4.94644099391033">
                <text:p>4.946440993910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3.663255">
                <text:p>-3.663255</text:p>
              </table:table-cell>
              <table:table-cell office:value-type="float" office:value="4.403976">
                <text:p>4.403976</text:p>
              </table:table-cell>
              <table:table-cell office:value-type="float" office:value="-3.50501067980931">
                <text:p>-3.50501067980931</text:p>
              </table:table-cell>
              <table:table-cell office:value-type="float" office:value="4.17643072083132">
                <text:p>4.17643072083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3.83806">
                <text:p>-3.83806</text:p>
              </table:table-cell>
              <table:table-cell office:value-type="float" office:value="3.914523">
                <text:p>3.914523</text:p>
              </table:table-cell>
              <table:table-cell office:value-type="float" office:value="-4.06447083337624">
                <text:p>-4.06447083337624</text:p>
              </table:table-cell>
              <table:table-cell office:value-type="float" office:value="4.10976876561624">
                <text:p>4.109768765616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4.015331">
                <text:p>-4.015331</text:p>
              </table:table-cell>
              <table:table-cell office:value-type="float" office:value="3.426159">
                <text:p>3.426159</text:p>
              </table:table-cell>
              <table:table-cell office:value-type="float" office:value="-4.23729008241961">
                <text:p>-4.23729008241961</text:p>
              </table:table-cell>
              <table:table-cell office:value-type="float" office:value="3.88878096592653">
                <text:p>3.888780965926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4.195715">
                <text:p>-4.195715</text:p>
              </table:table-cell>
              <table:table-cell office:value-type="float" office:value="2.939189">
                <text:p>2.939189</text:p>
              </table:table-cell>
              <table:table-cell office:value-type="float" office:value="-4.27467330960924">
                <text:p>-4.27467330960924</text:p>
              </table:table-cell>
              <table:table-cell office:value-type="float" office:value="2.88187147803009">
                <text:p>2.88187147803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4.379848">
                <text:p>-4.379848</text:p>
              </table:table-cell>
              <table:table-cell office:value-type="float" office:value="2.453932">
                <text:p>2.453932</text:p>
              </table:table-cell>
              <table:table-cell office:value-type="float" office:value="-4.38480550083793">
                <text:p>-4.38480550083793</text:p>
              </table:table-cell>
              <table:table-cell office:value-type="float" office:value="2.39988805685296">
                <text:p>2.39988805685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4.568357">
                <text:p>-4.568357</text:p>
              </table:table-cell>
              <table:table-cell office:value-type="float" office:value="1.970717">
                <text:p>1.970717</text:p>
              </table:table-cell>
              <table:table-cell office:value-type="float" office:value="-4.29257482306945">
                <text:p>-4.29257482306945</text:p>
              </table:table-cell>
              <table:table-cell office:value-type="float" office:value="1.92854037109915">
                <text:p>1.92854037109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4.761856">
                <text:p>-4.761856</text:p>
              </table:table-cell>
              <table:table-cell office:value-type="float" office:value="1.489891">
                <text:p>1.489891</text:p>
              </table:table-cell>
              <table:table-cell office:value-type="float" office:value="-4.98164575905826">
                <text:p>-4.98164575905826</text:p>
              </table:table-cell>
              <table:table-cell office:value-type="float" office:value="1.4361063040325">
                <text:p>1.4361063040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4.960945">
                <text:p>-4.960945</text:p>
              </table:table-cell>
              <table:table-cell office:value-type="float" office:value="1.011817">
                <text:p>1.011817</text:p>
              </table:table-cell>
              <table:table-cell office:value-type="float" office:value="-4.98594048876325">
                <text:p>-4.98594048876325</text:p>
              </table:table-cell>
              <table:table-cell office:value-type="float" office:value="1.10893753748365">
                <text:p>1.10893753748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5.166206">
                <text:p>-5.166206</text:p>
              </table:table-cell>
              <table:table-cell office:value-type="float" office:value="0.5368762">
                <text:p>0.5368762</text:p>
              </table:table-cell>
              <table:table-cell office:value-type="float" office:value="-4.84736253641102">
                <text:p>-4.84736253641102</text:p>
              </table:table-cell>
              <table:table-cell office:value-type="float" office:value="0.181010192199074">
                <text:p>0.181010192199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5.378204">
                <text:p>-5.378204</text:p>
              </table:table-cell>
              <table:table-cell office:value-type="float" office:value="0.0654719">
                <text:p>0.0654719</text:p>
              </table:table-cell>
              <table:table-cell office:value-type="float" office:value="-5.99808753774564">
                <text:p>-5.99808753774564</text:p>
              </table:table-cell>
              <table:table-cell office:value-type="float" office:value="-0.29076488216676">
                <text:p>-0.29076488216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5.597482">
                <text:p>-5.597482</text:p>
              </table:table-cell>
              <table:table-cell office:value-type="float" office:value="-0.4019714">
                <text:p>-0.4019714</text:p>
              </table:table-cell>
              <table:table-cell office:value-type="float" office:value="-5.64446711047946">
                <text:p>-5.64446711047946</text:p>
              </table:table-cell>
              <table:table-cell office:value-type="float" office:value="-0.14452232770269">
                <text:p>-0.14452232770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5.824559">
                <text:p>-5.824559</text:p>
              </table:table-cell>
              <table:table-cell office:value-type="float" office:value="-0.8650057">
                <text:p>-0.8650057</text:p>
              </table:table-cell>
              <table:table-cell office:value-type="float" office:value="-5.30947380945061">
                <text:p>-5.30947380945061</text:p>
              </table:table-cell>
              <table:table-cell office:value-type="float" office:value="-0.724467715182726">
                <text:p>-0.724467715182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6.059928">
                <text:p>-6.059928</text:p>
              </table:table-cell>
              <table:table-cell office:value-type="float" office:value="-1.323159">
                <text:p>-1.323159</text:p>
              </table:table-cell>
              <table:table-cell office:value-type="float" office:value="-5.68069414736405">
                <text:p>-5.68069414736405</text:p>
              </table:table-cell>
              <table:table-cell office:value-type="float" office:value="-1.52871047597896">
                <text:p>-1.52871047597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6.304056">
                <text:p>-6.304056</text:p>
              </table:table-cell>
              <table:table-cell office:value-type="float" office:value="-1.775933">
                <text:p>-1.775933</text:p>
              </table:table-cell>
              <table:table-cell office:value-type="float" office:value="-6.11355405411925">
                <text:p>-6.11355405411925</text:p>
              </table:table-cell>
              <table:table-cell office:value-type="float" office:value="-1.75965798691056">
                <text:p>-1.759657986910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6.557376">
                <text:p>-6.557376</text:p>
              </table:table-cell>
              <table:table-cell office:value-type="float" office:value="-2.222807">
                <text:p>-2.222807</text:p>
              </table:table-cell>
              <table:table-cell office:value-type="float" office:value="-6.9934400645907">
                <text:p>-6.9934400645907</text:p>
              </table:table-cell>
              <table:table-cell office:value-type="float" office:value="-2.174453017763">
                <text:p>-2.1744530177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6.82029">
                <text:p>-6.82029</text:p>
              </table:table-cell>
              <table:table-cell office:value-type="float" office:value="-2.663229">
                <text:p>-2.663229</text:p>
              </table:table-cell>
              <table:table-cell office:value-type="float" office:value="-7.14407648565517">
                <text:p>-7.14407648565517</text:p>
              </table:table-cell>
              <table:table-cell office:value-type="float" office:value="-2.67584286668517">
                <text:p>-2.675842866685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7.093162">
                <text:p>-7.093162</text:p>
              </table:table-cell>
              <table:table-cell office:value-type="float" office:value="-3.096627">
                <text:p>-3.096627</text:p>
              </table:table-cell>
              <table:table-cell office:value-type="float" office:value="-7.13936590330328">
                <text:p>-7.13936590330328</text:p>
              </table:table-cell>
              <table:table-cell office:value-type="float" office:value="-3.22027877859037">
                <text:p>-3.220278778590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7.376317">
                <text:p>-7.376317</text:p>
              </table:table-cell>
              <table:table-cell office:value-type="float" office:value="-3.522399">
                <text:p>-3.522399</text:p>
              </table:table-cell>
              <table:table-cell office:value-type="float" office:value="-7.77186232892377">
                <text:p>-7.77186232892377</text:p>
              </table:table-cell>
              <table:table-cell office:value-type="float" office:value="-4.08999459706545">
                <text:p>-4.08999459706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7.67004">
                <text:p>-7.67004</text:p>
              </table:table-cell>
              <table:table-cell office:value-type="float" office:value="-3.93992">
                <text:p>-3.93992</text:p>
              </table:table-cell>
              <table:table-cell office:value-type="float" office:value="-7.52392722802824">
                <text:p>-7.52392722802824</text:p>
              </table:table-cell>
              <table:table-cell office:value-type="float" office:value="-3.88212855873158">
                <text:p>-3.88212855873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7.974572">
                <text:p>-7.974572</text:p>
              </table:table-cell>
              <table:table-cell office:value-type="float" office:value="-4.348541">
                <text:p>-4.348541</text:p>
              </table:table-cell>
              <table:table-cell office:value-type="float" office:value="-8.08524241482631">
                <text:p>-8.08524241482631</text:p>
              </table:table-cell>
              <table:table-cell office:value-type="float" office:value="-4.57834426075384">
                <text:p>-4.57834426075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8.290105">
                <text:p>-8.290105</text:p>
              </table:table-cell>
              <table:table-cell office:value-type="float" office:value="-4.747588">
                <text:p>-4.747588</text:p>
              </table:table-cell>
              <table:table-cell office:value-type="float" office:value="-8.45300126646204">
                <text:p>-8.45300126646204</text:p>
              </table:table-cell>
              <table:table-cell office:value-type="float" office:value="-4.95620582116604">
                <text:p>-4.95620582116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8.616782">
                <text:p>-8.616782</text:p>
              </table:table-cell>
              <table:table-cell office:value-type="float" office:value="-5.136369">
                <text:p>-5.136369</text:p>
              </table:table-cell>
              <table:table-cell office:value-type="float" office:value="-8.55062351510615">
                <text:p>-8.55062351510615</text:p>
              </table:table-cell>
              <table:table-cell office:value-type="float" office:value="-4.79247592327753">
                <text:p>-4.792475923277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8.954695">
                <text:p>-8.954695</text:p>
              </table:table-cell>
              <table:table-cell office:value-type="float" office:value="-5.514169">
                <text:p>-5.514169</text:p>
              </table:table-cell>
              <table:table-cell office:value-type="float" office:value="-9.0411468004651">
                <text:p>-9.0411468004651</text:p>
              </table:table-cell>
              <table:table-cell office:value-type="float" office:value="-5.69363565097379">
                <text:p>-5.69363565097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9.303882">
                <text:p>-9.303882</text:p>
              </table:table-cell>
              <table:table-cell office:value-type="float" office:value="-5.880259">
                <text:p>-5.880259</text:p>
              </table:table-cell>
              <table:table-cell office:value-type="float" office:value="-8.86896874243148">
                <text:p>-8.86896874243148</text:p>
              </table:table-cell>
              <table:table-cell office:value-type="float" office:value="-5.41973350528173">
                <text:p>-5.419733505281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9.664322">
                <text:p>-9.664322</text:p>
              </table:table-cell>
              <table:table-cell office:value-type="float" office:value="-6.233892">
                <text:p>-6.233892</text:p>
              </table:table-cell>
              <table:table-cell office:value-type="float" office:value="-9.80646048107616">
                <text:p>-9.80646048107616</text:p>
              </table:table-cell>
              <table:table-cell office:value-type="float" office:value="-6.41173986325019">
                <text:p>-6.41173986325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10.03594">
                <text:p>-10.03594</text:p>
              </table:table-cell>
              <table:table-cell office:value-type="float" office:value="-6.574313">
                <text:p>-6.574313</text:p>
              </table:table-cell>
              <table:table-cell office:value-type="float" office:value="-10.668827423007">
                <text:p>-10.668827423007</text:p>
              </table:table-cell>
              <table:table-cell office:value-type="float" office:value="-6.35543374920966">
                <text:p>-6.355433749209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10.41859">
                <text:p>-10.41859</text:p>
              </table:table-cell>
              <table:table-cell office:value-type="float" office:value="-6.900754">
                <text:p>-6.900754</text:p>
              </table:table-cell>
              <table:table-cell office:value-type="float" office:value="-10.2204583159288">
                <text:p>-10.2204583159288</text:p>
              </table:table-cell>
              <table:table-cell office:value-type="float" office:value="-6.71044135081758">
                <text:p>-6.71044135081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10.81208">
                <text:p>-10.81208</text:p>
              </table:table-cell>
              <table:table-cell office:value-type="float" office:value="-7.212446">
                <text:p>-7.212446</text:p>
              </table:table-cell>
              <table:table-cell office:value-type="float" office:value="-10.8943650761316">
                <text:p>-10.8943650761316</text:p>
              </table:table-cell>
              <table:table-cell office:value-type="float" office:value="-6.83335381756745">
                <text:p>-6.833353817567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11.21613">
                <text:p>-11.21613</text:p>
              </table:table-cell>
              <table:table-cell office:value-type="float" office:value="-7.508615">
                <text:p>-7.508615</text:p>
              </table:table-cell>
              <table:table-cell office:value-type="float" office:value="-10.986008656323">
                <text:p>-10.986008656323</text:p>
              </table:table-cell>
              <table:table-cell office:value-type="float" office:value="-7.3707044475543">
                <text:p>-7.37070444755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11.63042">
                <text:p>-11.63042</text:p>
              </table:table-cell>
              <table:table-cell office:value-type="float" office:value="-7.788492">
                <text:p>-7.788492</text:p>
              </table:table-cell>
              <table:table-cell office:value-type="float" office:value="-11.4213252070283">
                <text:p>-11.4213252070283</text:p>
              </table:table-cell>
              <table:table-cell office:value-type="float" office:value="-7.46085220184664">
                <text:p>-7.46085220184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12.05455">
                <text:p>-12.05455</text:p>
              </table:table-cell>
              <table:table-cell office:value-type="float" office:value="-8.051314">
                <text:p>-8.051314</text:p>
              </table:table-cell>
              <table:table-cell office:value-type="float" office:value="-11.9422057357598">
                <text:p>-11.9422057357598</text:p>
              </table:table-cell>
              <table:table-cell office:value-type="float" office:value="-7.88316989899274">
                <text:p>-7.883169898992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12.48806">
                <text:p>-12.48806</text:p>
              </table:table-cell>
              <table:table-cell office:value-type="float" office:value="-8.296329">
                <text:p>-8.296329</text:p>
              </table:table-cell>
              <table:table-cell office:value-type="float" office:value="-12.4462330971325">
                <text:p>-12.4462330971325</text:p>
              </table:table-cell>
              <table:table-cell office:value-type="float" office:value="-8.02116718266389">
                <text:p>-8.02116718266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2.93042">
                <text:p>-12.93042</text:p>
              </table:table-cell>
              <table:table-cell office:value-type="float" office:value="-8.522802">
                <text:p>-8.522802</text:p>
              </table:table-cell>
              <table:table-cell office:value-type="float" office:value="-12.7461385964312">
                <text:p>-12.7461385964312</text:p>
              </table:table-cell>
              <table:table-cell office:value-type="float" office:value="-8.19448979135774">
                <text:p>-8.194489791357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-13.38102">
                <text:p>-13.38102</text:p>
              </table:table-cell>
              <table:table-cell office:value-type="float" office:value="-8.730018">
                <text:p>-8.730018</text:p>
              </table:table-cell>
              <table:table-cell office:value-type="float" office:value="-13.7928907411615">
                <text:p>-13.7928907411615</text:p>
              </table:table-cell>
              <table:table-cell office:value-type="float" office:value="-8.47158120041834">
                <text:p>-8.471581200418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-13.83922">
                <text:p>-13.83922</text:p>
              </table:table-cell>
              <table:table-cell office:value-type="float" office:value="-8.917288">
                <text:p>-8.917288</text:p>
              </table:table-cell>
              <table:table-cell office:value-type="float" office:value="-13.6375669137643">
                <text:p>-13.6375669137643</text:p>
              </table:table-cell>
              <table:table-cell office:value-type="float" office:value="-8.26343448969617">
                <text:p>-8.26343448969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4.30428">
                <text:p>-14.30428</text:p>
              </table:table-cell>
              <table:table-cell office:value-type="float" office:value="-9.083954">
                <text:p>-9.083954</text:p>
              </table:table-cell>
              <table:table-cell office:value-type="float" office:value="-14.4736978002446">
                <text:p>-14.4736978002446</text:p>
              </table:table-cell>
              <table:table-cell office:value-type="float" office:value="-8.79551982611578">
                <text:p>-8.795519826115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14.7754">
                <text:p>-14.7754</text:p>
              </table:table-cell>
              <table:table-cell office:value-type="float" office:value="-9.229392">
                <text:p>-9.229392</text:p>
              </table:table-cell>
              <table:table-cell office:value-type="float" office:value="-14.5757226705754">
                <text:p>-14.5757226705754</text:p>
              </table:table-cell>
              <table:table-cell office:value-type="float" office:value="-9.32633537476406">
                <text:p>-9.326335374764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-15.25175">
                <text:p>-15.25175</text:p>
              </table:table-cell>
              <table:table-cell office:value-type="float" office:value="-9.353023">
                <text:p>-9.353023</text:p>
              </table:table-cell>
              <table:table-cell office:value-type="float" office:value="-15.6188710204109">
                <text:p>-15.6188710204109</text:p>
              </table:table-cell>
              <table:table-cell office:value-type="float" office:value="-9.69364774725539">
                <text:p>-9.69364774725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15.73241">
                <text:p>-15.73241</text:p>
              </table:table-cell>
              <table:table-cell office:value-type="float" office:value="-9.45431">
                <text:p>-9.45431</text:p>
              </table:table-cell>
              <table:table-cell office:value-type="float" office:value="-15.938149951103">
                <text:p>-15.938149951103</text:p>
              </table:table-cell>
              <table:table-cell office:value-type="float" office:value="-9.35751179022804">
                <text:p>-9.357511790228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6.21641">
                <text:p>-16.21641</text:p>
              </table:table-cell>
              <table:table-cell office:value-type="float" office:value="-9.532767">
                <text:p>-9.532767</text:p>
              </table:table-cell>
              <table:table-cell office:value-type="float" office:value="-16.603268408537">
                <text:p>-16.603268408537</text:p>
              </table:table-cell>
              <table:table-cell office:value-type="float" office:value="-8.85459297371574">
                <text:p>-8.854592973715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6.70274">
                <text:p>-16.70274</text:p>
              </table:table-cell>
              <table:table-cell office:value-type="float" office:value="-9.587966">
                <text:p>-9.587966</text:p>
              </table:table-cell>
              <table:table-cell office:value-type="float" office:value="-16.0109990218742">
                <text:p>-16.0109990218742</text:p>
              </table:table-cell>
              <table:table-cell office:value-type="float" office:value="-9.33486178700277">
                <text:p>-9.334861787002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17.19033">
                <text:p>-17.19033</text:p>
              </table:table-cell>
              <table:table-cell office:value-type="float" office:value="-9.619537">
                <text:p>-9.619537</text:p>
              </table:table-cell>
              <table:table-cell office:value-type="float" office:value="-16.9255428749986">
                <text:p>-16.9255428749986</text:p>
              </table:table-cell>
              <table:table-cell office:value-type="float" office:value="-10.857115929057">
                <text:p>-10.857115929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17.67806">
                <text:p>-17.67806</text:p>
              </table:table-cell>
              <table:table-cell office:value-type="float" office:value="-9.627173">
                <text:p>-9.627173</text:p>
              </table:table-cell>
              <table:table-cell office:value-type="float" office:value="-18.1370796885585">
                <text:p>-18.1370796885585</text:p>
              </table:table-cell>
              <table:table-cell office:value-type="float" office:value="-9.39146401365517">
                <text:p>-9.391464013655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18.16479">
                <text:p>-18.16479</text:p>
              </table:table-cell>
              <table:table-cell office:value-type="float" office:value="-9.610638">
                <text:p>-9.610638</text:p>
              </table:table-cell>
              <table:table-cell office:value-type="float" office:value="-18.3082642484742">
                <text:p>-18.3082642484742</text:p>
              </table:table-cell>
              <table:table-cell office:value-type="float" office:value="-9.18777643159338">
                <text:p>-9.187776431593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18.64933">
                <text:p>-18.64933</text:p>
              </table:table-cell>
              <table:table-cell office:value-type="float" office:value="-9.569766">
                <text:p>-9.569766</text:p>
              </table:table-cell>
              <table:table-cell office:value-type="float" office:value="-18.2443043426715">
                <text:p>-18.2443043426715</text:p>
              </table:table-cell>
              <table:table-cell office:value-type="float" office:value="-9.58546744954967">
                <text:p>-9.585467449549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19.13046">
                <text:p>-19.13046</text:p>
              </table:table-cell>
              <table:table-cell office:value-type="float" office:value="-9.504465">
                <text:p>-9.504465</text:p>
              </table:table-cell>
              <table:table-cell office:value-type="float" office:value="-18.6982953012538">
                <text:p>-18.6982953012538</text:p>
              </table:table-cell>
              <table:table-cell office:value-type="float" office:value="-9.02886237529458">
                <text:p>-9.02886237529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19.60694">
                <text:p>-19.60694</text:p>
              </table:table-cell>
              <table:table-cell office:value-type="float" office:value="-9.414724">
                <text:p>-9.414724</text:p>
              </table:table-cell>
              <table:table-cell office:value-type="float" office:value="-19.7036673290445">
                <text:p>-19.7036673290445</text:p>
              </table:table-cell>
              <table:table-cell office:value-type="float" office:value="-8.7990614373604">
                <text:p>-8.79906143736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20.07752">
                <text:p>-20.07752</text:p>
              </table:table-cell>
              <table:table-cell office:value-type="float" office:value="-9.300609">
                <text:p>-9.300609</text:p>
              </table:table-cell>
              <table:table-cell office:value-type="float" office:value="-20.3814572680552">
                <text:p>-20.3814572680552</text:p>
              </table:table-cell>
              <table:table-cell office:value-type="float" office:value="-7.67549348399446">
                <text:p>-7.675493483994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20.54093">
                <text:p>-20.54093</text:p>
              </table:table-cell>
              <table:table-cell office:value-type="float" office:value="-9.16227">
                <text:p>-9.16227</text:p>
              </table:table-cell>
              <table:table-cell office:value-type="float" office:value="-20.4587337738488">
                <text:p>-20.4587337738488</text:p>
              </table:table-cell>
              <table:table-cell office:value-type="float" office:value="-9.74480032482847">
                <text:p>-9.744800324828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20.9959">
                <text:p>-20.9959</text:p>
              </table:table-cell>
              <table:table-cell office:value-type="float" office:value="-8.999938">
                <text:p>-8.999938</text:p>
              </table:table-cell>
              <table:table-cell office:value-type="float" office:value="-21.5567675836442">
                <text:p>-21.5567675836442</text:p>
              </table:table-cell>
              <table:table-cell office:value-type="float" office:value="-8.50049868903848">
                <text:p>-8.500498689038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21.44115">
                <text:p>-21.44115</text:p>
              </table:table-cell>
              <table:table-cell office:value-type="float" office:value="-8.813932">
                <text:p>-8.813932</text:p>
              </table:table-cell>
              <table:table-cell office:value-type="float" office:value="-21.8627971169651">
                <text:p>-21.8627971169651</text:p>
              </table:table-cell>
              <table:table-cell office:value-type="float" office:value="-8.64129076067482">
                <text:p>-8.64129076067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21.87542">
                <text:p>-21.87542</text:p>
              </table:table-cell>
              <table:table-cell office:value-type="float" office:value="-8.604651">
                <text:p>-8.604651</text:p>
              </table:table-cell>
              <table:table-cell office:value-type="float" office:value="-21.9514440142736">
                <text:p>-21.9514440142736</text:p>
              </table:table-cell>
              <table:table-cell office:value-type="float" office:value="-7.41274002213842">
                <text:p>-7.41274002213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22.29746">
                <text:p>-22.29746</text:p>
              </table:table-cell>
              <table:table-cell office:value-type="float" office:value="-8.372581">
                <text:p>-8.372581</text:p>
              </table:table-cell>
              <table:table-cell office:value-type="float" office:value="-22.1914027935931">
                <text:p>-22.1914027935931</text:p>
              </table:table-cell>
              <table:table-cell office:value-type="float" office:value="-7.70392109413183">
                <text:p>-7.70392109413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22.70605">
                <text:p>-22.70605</text:p>
              </table:table-cell>
              <table:table-cell office:value-type="float" office:value="-8.118289">
                <text:p>-8.118289</text:p>
              </table:table-cell>
              <table:table-cell office:value-type="float" office:value="-22.3177102451626">
                <text:p>-22.3177102451626</text:p>
              </table:table-cell>
              <table:table-cell office:value-type="float" office:value="-8.57758206542277">
                <text:p>-8.577582065422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23.09998">
                <text:p>-23.09998</text:p>
              </table:table-cell>
              <table:table-cell office:value-type="float" office:value="-7.842426">
                <text:p>-7.842426</text:p>
              </table:table-cell>
              <table:table-cell office:value-type="float" office:value="-23.2693324502444">
                <text:p>-23.2693324502444</text:p>
              </table:table-cell>
              <table:table-cell office:value-type="float" office:value="-8.32030867557813">
                <text:p>-8.320308675578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23.4781">
                <text:p>-23.4781</text:p>
              </table:table-cell>
              <table:table-cell office:value-type="float" office:value="-7.545719">
                <text:p>-7.545719</text:p>
              </table:table-cell>
              <table:table-cell office:value-type="float" office:value="-23.4730087558955">
                <text:p>-23.4730087558955</text:p>
              </table:table-cell>
              <table:table-cell office:value-type="float" office:value="-7.02102629593081">
                <text:p>-7.021026295930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23.83929">
                <text:p>-23.83929</text:p>
              </table:table-cell>
              <table:table-cell office:value-type="float" office:value="-7.228974">
                <text:p>-7.228974</text:p>
              </table:table-cell>
              <table:table-cell office:value-type="float" office:value="-24.0505074162775">
                <text:p>-24.0505074162775</text:p>
              </table:table-cell>
              <table:table-cell office:value-type="float" office:value="-6.56968518082737">
                <text:p>-6.569685180827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24.18246">
                <text:p>-24.18246</text:p>
              </table:table-cell>
              <table:table-cell office:value-type="float" office:value="-6.89307">
                <text:p>-6.89307</text:p>
              </table:table-cell>
              <table:table-cell office:value-type="float" office:value="-24.3577266170642">
                <text:p>-24.3577266170642</text:p>
              </table:table-cell>
              <table:table-cell office:value-type="float" office:value="-5.94085870147259">
                <text:p>-5.940858701472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24.5066">
                <text:p>-24.5066</text:p>
              </table:table-cell>
              <table:table-cell office:value-type="float" office:value="-6.538955">
                <text:p>-6.538955</text:p>
              </table:table-cell>
              <table:table-cell office:value-type="float" office:value="-24.7880157813784">
                <text:p>-24.7880157813784</text:p>
              </table:table-cell>
              <table:table-cell office:value-type="float" office:value="-7.18366709861575">
                <text:p>-7.183667098615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24.81075">
                <text:p>-24.81075</text:p>
              </table:table-cell>
              <table:table-cell office:value-type="float" office:value="-6.167641">
                <text:p>-6.167641</text:p>
              </table:table-cell>
              <table:table-cell office:value-type="float" office:value="-24.6107579525628">
                <text:p>-24.6107579525628</text:p>
              </table:table-cell>
              <table:table-cell office:value-type="float" office:value="-6.00877929943068">
                <text:p>-6.008779299430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25.09401">
                <text:p>-25.09401</text:p>
              </table:table-cell>
              <table:table-cell office:value-type="float" office:value="-5.780204">
                <text:p>-5.780204</text:p>
              </table:table-cell>
              <table:table-cell office:value-type="float" office:value="-24.8974535822548">
                <text:p>-24.8974535822548</text:p>
              </table:table-cell>
              <table:table-cell office:value-type="float" office:value="-5.02285317355271">
                <text:p>-5.022853173552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25.35556">
                <text:p>-25.35556</text:p>
              </table:table-cell>
              <table:table-cell office:value-type="float" office:value="-5.377771">
                <text:p>-5.377771</text:p>
              </table:table-cell>
              <table:table-cell office:value-type="float" office:value="-25.5328014005059">
                <text:p>-25.5328014005059</text:p>
              </table:table-cell>
              <table:table-cell office:value-type="float" office:value="-5.43989899715297">
                <text:p>-5.439898997152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25.59463">
                <text:p>-25.59463</text:p>
              </table:table-cell>
              <table:table-cell office:value-type="float" office:value="-4.961521">
                <text:p>-4.961521</text:p>
              </table:table-cell>
              <table:table-cell office:value-type="float" office:value="-25.017842208485">
                <text:p>-25.017842208485</text:p>
              </table:table-cell>
              <table:table-cell office:value-type="float" office:value="-6.55903664579982">
                <text:p>-6.559036645799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25.81054">
                <text:p>-25.81054</text:p>
              </table:table-cell>
              <table:table-cell office:value-type="float" office:value="-4.532677">
                <text:p>-4.532677</text:p>
              </table:table-cell>
              <table:table-cell office:value-type="float" office:value="-25.8162212654494">
                <text:p>-25.8162212654494</text:p>
              </table:table-cell>
              <table:table-cell office:value-type="float" office:value="-4.40680869824858">
                <text:p>-4.40680869824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26.0027">
                <text:p>-26.0027</text:p>
              </table:table-cell>
              <table:table-cell office:value-type="float" office:value="-4.092498">
                <text:p>-4.092498</text:p>
              </table:table-cell>
              <table:table-cell office:value-type="float" office:value="-26.8953208761598">
                <text:p>-26.8953208761598</text:p>
              </table:table-cell>
              <table:table-cell office:value-type="float" office:value="-4.43966285572457">
                <text:p>-4.439662855724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26.1706">
                <text:p>-26.1706</text:p>
              </table:table-cell>
              <table:table-cell office:value-type="float" office:value="-3.642274">
                <text:p>-3.642274</text:p>
              </table:table-cell>
              <table:table-cell office:value-type="float" office:value="-26.5652390651714">
                <text:p>-26.5652390651714</text:p>
              </table:table-cell>
              <table:table-cell office:value-type="float" office:value="-3.85722811438372">
                <text:p>-3.85722811438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26.31378">
                <text:p>-26.31378</text:p>
              </table:table-cell>
              <table:table-cell office:value-type="float" office:value="-3.183319">
                <text:p>-3.183319</text:p>
              </table:table-cell>
              <table:table-cell office:value-type="float" office:value="-26.2975803460213">
                <text:p>-26.2975803460213</text:p>
              </table:table-cell>
              <table:table-cell office:value-type="float" office:value="-3.01078331027936">
                <text:p>-3.010783310279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26.43191">
                <text:p>-26.43191</text:p>
              </table:table-cell>
              <table:table-cell office:value-type="float" office:value="-2.716966">
                <text:p>-2.716966</text:p>
              </table:table-cell>
              <table:table-cell office:value-type="float" office:value="-26.4680833767345">
                <text:p>-26.4680833767345</text:p>
              </table:table-cell>
              <table:table-cell office:value-type="float" office:value="-3.44967003144243">
                <text:p>-3.449670031442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26.52473">
                <text:p>-26.52473</text:p>
              </table:table-cell>
              <table:table-cell office:value-type="float" office:value="-2.244556">
                <text:p>-2.244556</text:p>
              </table:table-cell>
              <table:table-cell office:value-type="float" office:value="-26.6570414059772">
                <text:p>-26.6570414059772</text:p>
              </table:table-cell>
              <table:table-cell office:value-type="float" office:value="-1.72381938683115">
                <text:p>-1.72381938683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26.59206">
                <text:p>-26.59206</text:p>
              </table:table-cell>
              <table:table-cell office:value-type="float" office:value="-1.767436">
                <text:p>-1.767436</text:p>
              </table:table-cell>
              <table:table-cell office:value-type="float" office:value="-26.3248157997737">
                <text:p>-26.3248157997737</text:p>
              </table:table-cell>
              <table:table-cell office:value-type="float" office:value="-1.32260781352068">
                <text:p>-1.322607813520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26.63381">
                <text:p>-26.63381</text:p>
              </table:table-cell>
              <table:table-cell office:value-type="float" office:value="-1.286948">
                <text:p>-1.286948</text:p>
              </table:table-cell>
              <table:table-cell office:value-type="float" office:value="-26.4997976669163">
                <text:p>-26.4997976669163</text:p>
              </table:table-cell>
              <table:table-cell office:value-type="float" office:value="-2.19525318298317">
                <text:p>-2.195253182983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26.64997">
                <text:p>-26.64997</text:p>
              </table:table-cell>
              <table:table-cell office:value-type="float" office:value="-0.8044246">
                <text:p>-0.8044246</text:p>
              </table:table-cell>
              <table:table-cell office:value-type="float" office:value="-27.200826730424">
                <text:p>-27.200826730424</text:p>
              </table:table-cell>
              <table:table-cell office:value-type="float" office:value="-1.67678300118185">
                <text:p>-1.67678300118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26.64063">
                <text:p>-26.64063</text:p>
              </table:table-cell>
              <table:table-cell office:value-type="float" office:value="-0.3211813">
                <text:p>-0.3211813</text:p>
              </table:table-cell>
              <table:table-cell office:value-type="float" office:value="-26.9890571118307">
                <text:p>-26.9890571118307</text:p>
              </table:table-cell>
              <table:table-cell office:value-type="float" office:value="0.03514912151668">
                <text:p>0.035149121516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26.60595">
                <text:p>-26.60595</text:p>
              </table:table-cell>
              <table:table-cell office:value-type="float" office:value="0.1614891">
                <text:p>0.1614891</text:p>
              </table:table-cell>
              <table:table-cell office:value-type="float" office:value="-26.9537421172345">
                <text:p>-26.9537421172345</text:p>
              </table:table-cell>
              <table:table-cell office:value-type="float" office:value="0.136943804960324">
                <text:p>0.1369438049603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26.54616">
                <text:p>-26.54616</text:p>
              </table:table-cell>
              <table:table-cell office:value-type="float" office:value="0.6423229">
                <text:p>0.6423229</text:p>
              </table:table-cell>
              <table:table-cell office:value-type="float" office:value="-26.8240571157631">
                <text:p>-26.8240571157631</text:p>
              </table:table-cell>
              <table:table-cell office:value-type="float" office:value="0.381508169219734">
                <text:p>0.381508169219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26.46158">
                <text:p>-26.46158</text:p>
              </table:table-cell>
              <table:table-cell office:value-type="float" office:value="1.120091">
                <text:p>1.120091</text:p>
              </table:table-cell>
              <table:table-cell office:value-type="float" office:value="-25.9561779931142">
                <text:p>-25.9561779931142</text:p>
              </table:table-cell>
              <table:table-cell office:value-type="float" office:value="2.60408578587093">
                <text:p>2.604085785870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26.35259">
                <text:p>-26.35259</text:p>
              </table:table-cell>
              <table:table-cell office:value-type="float" office:value="1.593607">
                <text:p>1.593607</text:p>
              </table:table-cell>
              <table:table-cell office:value-type="float" office:value="-26.5072020100014">
                <text:p>-26.5072020100014</text:p>
              </table:table-cell>
              <table:table-cell office:value-type="float" office:value="-0.563928932560644">
                <text:p>-0.5639289325606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26.21965">
                <text:p>-26.21965</text:p>
              </table:table-cell>
              <table:table-cell office:value-type="float" office:value="2.061726">
                <text:p>2.061726</text:p>
              </table:table-cell>
              <table:table-cell office:value-type="float" office:value="-26.3475036353778">
                <text:p>-26.3475036353778</text:p>
              </table:table-cell>
              <table:table-cell office:value-type="float" office:value="1.82827189535686">
                <text:p>1.828271895356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26.06328">
                <text:p>-26.06328</text:p>
              </table:table-cell>
              <table:table-cell office:value-type="float" office:value="2.523357">
                <text:p>2.523357</text:p>
              </table:table-cell>
              <table:table-cell office:value-type="float" office:value="-26.0690456654482">
                <text:p>-26.0690456654482</text:p>
              </table:table-cell>
              <table:table-cell office:value-type="float" office:value="2.27896472848436">
                <text:p>2.27896472848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25.88405">
                <text:p>-25.88405</text:p>
              </table:table-cell>
              <table:table-cell office:value-type="float" office:value="2.977463">
                <text:p>2.977463</text:p>
              </table:table-cell>
              <table:table-cell office:value-type="float" office:value="-26.3234169018758">
                <text:p>-26.3234169018758</text:p>
              </table:table-cell>
              <table:table-cell office:value-type="float" office:value="3.02387576645239">
                <text:p>3.023875766452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25.68259">
                <text:p>-25.68259</text:p>
              </table:table-cell>
              <table:table-cell office:value-type="float" office:value="3.423063">
                <text:p>3.423063</text:p>
              </table:table-cell>
              <table:table-cell office:value-type="float" office:value="-26.18242194104">
                <text:p>-26.18242194104</text:p>
              </table:table-cell>
              <table:table-cell office:value-type="float" office:value="3.73376318711373">
                <text:p>3.733763187113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25.45958">
                <text:p>-25.45958</text:p>
              </table:table-cell>
              <table:table-cell office:value-type="float" office:value="3.859241">
                <text:p>3.859241</text:p>
              </table:table-cell>
              <table:table-cell office:value-type="float" office:value="-25.5772517614117">
                <text:p>-25.5772517614117</text:p>
              </table:table-cell>
              <table:table-cell office:value-type="float" office:value="3.13316012469214">
                <text:p>3.133160124692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25.21574">
                <text:p>-25.21574</text:p>
              </table:table-cell>
              <table:table-cell office:value-type="float" office:value="4.285143">
                <text:p>4.285143</text:p>
              </table:table-cell>
              <table:table-cell office:value-type="float" office:value="-25.3515690470212">
                <text:p>-25.3515690470212</text:p>
              </table:table-cell>
              <table:table-cell office:value-type="float" office:value="3.75690978318844">
                <text:p>3.756909783188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24.95183">
                <text:p>-24.95183</text:p>
              </table:table-cell>
              <table:table-cell office:value-type="float" office:value="4.699982">
                <text:p>4.699982</text:p>
              </table:table-cell>
              <table:table-cell office:value-type="float" office:value="-24.2719078528541">
                <text:p>-24.2719078528541</text:p>
              </table:table-cell>
              <table:table-cell office:value-type="float" office:value="4.30917269486357">
                <text:p>4.309172694863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24.66865">
                <text:p>-24.66865</text:p>
              </table:table-cell>
              <table:table-cell office:value-type="float" office:value="5.103041">
                <text:p>5.103041</text:p>
              </table:table-cell>
              <table:table-cell office:value-type="float" office:value="-24.3608728565303">
                <text:p>-24.3608728565303</text:p>
              </table:table-cell>
              <table:table-cell office:value-type="float" office:value="4.95946686694902">
                <text:p>4.959466866949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24.367">
                <text:p>-24.367</text:p>
              </table:table-cell>
              <table:table-cell office:value-type="float" office:value="5.493672">
                <text:p>5.493672</text:p>
              </table:table-cell>
              <table:table-cell office:value-type="float" office:value="-24.4378570224423">
                <text:p>-24.4378570224423</text:p>
              </table:table-cell>
              <table:table-cell office:value-type="float" office:value="5.24591971303081">
                <text:p>5.245919713030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24.04774">
                <text:p>-24.04774</text:p>
              </table:table-cell>
              <table:table-cell office:value-type="float" office:value="5.871299">
                <text:p>5.871299</text:p>
              </table:table-cell>
              <table:table-cell office:value-type="float" office:value="-24.5637626283418">
                <text:p>-24.5637626283418</text:p>
              </table:table-cell>
              <table:table-cell office:value-type="float" office:value="4.75835913929152">
                <text:p>4.75835913929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23.71171">
                <text:p>-23.71171</text:p>
              </table:table-cell>
              <table:table-cell office:value-type="float" office:value="6.235417">
                <text:p>6.235417</text:p>
              </table:table-cell>
              <table:table-cell office:value-type="float" office:value="-23.5491324706746">
                <text:p>-23.5491324706746</text:p>
              </table:table-cell>
              <table:table-cell office:value-type="float" office:value="6.44495314942005">
                <text:p>6.444953149420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23.35978">
                <text:p>-23.35978</text:p>
              </table:table-cell>
              <table:table-cell office:value-type="float" office:value="6.585591">
                <text:p>6.585591</text:p>
              </table:table-cell>
              <table:table-cell office:value-type="float" office:value="-23.7544295402922">
                <text:p>-23.7544295402922</text:p>
              </table:table-cell>
              <table:table-cell office:value-type="float" office:value="6.53746212037169">
                <text:p>6.537462120371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22.99282">
                <text:p>-22.99282</text:p>
              </table:table-cell>
              <table:table-cell office:value-type="float" office:value="6.921459">
                <text:p>6.921459</text:p>
              </table:table-cell>
              <table:table-cell office:value-type="float" office:value="-22.7862162264213">
                <text:p>-22.7862162264213</text:p>
              </table:table-cell>
              <table:table-cell office:value-type="float" office:value="5.74143645607731">
                <text:p>5.741436456077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22.61171">
                <text:p>-22.61171</text:p>
              </table:table-cell>
              <table:table-cell office:value-type="float" office:value="7.242727">
                <text:p>7.242727</text:p>
              </table:table-cell>
              <table:table-cell office:value-type="float" office:value="-22.4179546934258">
                <text:p>-22.4179546934258</text:p>
              </table:table-cell>
              <table:table-cell office:value-type="float" office:value="6.7615881547981">
                <text:p>6.76158815479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22.2173">
                <text:p>-22.2173</text:p>
              </table:table-cell>
              <table:table-cell office:value-type="float" office:value="7.549173">
                <text:p>7.549173</text:p>
              </table:table-cell>
              <table:table-cell office:value-type="float" office:value="-22.0543347598338">
                <text:p>-22.0543347598338</text:p>
              </table:table-cell>
              <table:table-cell office:value-type="float" office:value="7.85451545856172">
                <text:p>7.854515458561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21.81046">
                <text:p>-21.81046</text:p>
              </table:table-cell>
              <table:table-cell office:value-type="float" office:value="7.840639">
                <text:p>7.840639</text:p>
              </table:table-cell>
              <table:table-cell office:value-type="float" office:value="-21.6178151547506">
                <text:p>-21.6178151547506</text:p>
              </table:table-cell>
              <table:table-cell office:value-type="float" office:value="9.03510340486679">
                <text:p>9.03510340486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21.39203">
                <text:p>-21.39203</text:p>
              </table:table-cell>
              <table:table-cell office:value-type="float" office:value="8.117035">
                <text:p>8.117035</text:p>
              </table:table-cell>
              <table:table-cell office:value-type="float" office:value="-21.8636565178794">
                <text:p>-21.8636565178794</text:p>
              </table:table-cell>
              <table:table-cell office:value-type="float" office:value="7.78660657736662">
                <text:p>7.78660657736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20.96283">
                <text:p>-20.96283</text:p>
              </table:table-cell>
              <table:table-cell office:value-type="float" office:value="8.378334">
                <text:p>8.378334</text:p>
              </table:table-cell>
              <table:table-cell office:value-type="float" office:value="-20.5503106131553">
                <text:p>-20.5503106131553</text:p>
              </table:table-cell>
              <table:table-cell office:value-type="float" office:value="9.28616097873266">
                <text:p>9.286160978732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20.52368">
                <text:p>-20.52368</text:p>
              </table:table-cell>
              <table:table-cell office:value-type="float" office:value="8.624568">
                <text:p>8.624568</text:p>
              </table:table-cell>
              <table:table-cell office:value-type="float" office:value="-19.9264836898892">
                <text:p>-19.9264836898892</text:p>
              </table:table-cell>
              <table:table-cell office:value-type="float" office:value="9.40846542202709">
                <text:p>9.408465422027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20.07535">
                <text:p>-20.07535</text:p>
              </table:table-cell>
              <table:table-cell office:value-type="float" office:value="8.855831">
                <text:p>8.855831</text:p>
              </table:table-cell>
              <table:table-cell office:value-type="float" office:value="-20.227716873872">
                <text:p>-20.227716873872</text:p>
              </table:table-cell>
              <table:table-cell office:value-type="float" office:value="8.85319818825227">
                <text:p>8.85319818825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19.61861">
                <text:p>-19.61861</text:p>
              </table:table-cell>
              <table:table-cell office:value-type="float" office:value="9.072271">
                <text:p>9.072271</text:p>
              </table:table-cell>
              <table:table-cell office:value-type="float" office:value="-19.9263608490348">
                <text:p>-19.9263608490348</text:p>
              </table:table-cell>
              <table:table-cell office:value-type="float" office:value="8.7817963574063">
                <text:p>8.78179635740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19.15416">
                <text:p>-19.15416</text:p>
              </table:table-cell>
              <table:table-cell office:value-type="float" office:value="9.27409">
                <text:p>9.27409</text:p>
              </table:table-cell>
              <table:table-cell office:value-type="float" office:value="-18.5719206768816">
                <text:p>-18.5719206768816</text:p>
              </table:table-cell>
              <table:table-cell office:value-type="float" office:value="10.2069002062193">
                <text:p>10.20690020621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18.68272">
                <text:p>-18.68272</text:p>
              </table:table-cell>
              <table:table-cell office:value-type="float" office:value="9.461538">
                <text:p>9.461538</text:p>
              </table:table-cell>
              <table:table-cell office:value-type="float" office:value="-19.2824879597234">
                <text:p>-19.2824879597234</text:p>
              </table:table-cell>
              <table:table-cell office:value-type="float" office:value="8.98188635262773">
                <text:p>8.98188635262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18.20494">
                <text:p>-18.20494</text:p>
              </table:table-cell>
              <table:table-cell office:value-type="float" office:value="9.634916">
                <text:p>9.634916</text:p>
              </table:table-cell>
              <table:table-cell office:value-type="float" office:value="-18.1633645201844">
                <text:p>-18.1633645201844</text:p>
              </table:table-cell>
              <table:table-cell office:value-type="float" office:value="8.72444257862967">
                <text:p>8.724442578629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17.72144">
                <text:p>-17.72144</text:p>
              </table:table-cell>
              <table:table-cell office:value-type="float" office:value="9.794565">
                <text:p>9.794565</text:p>
              </table:table-cell>
              <table:table-cell office:value-type="float" office:value="-17.2295950545038">
                <text:p>-17.2295950545038</text:p>
              </table:table-cell>
              <table:table-cell office:value-type="float" office:value="9.97767170597527">
                <text:p>9.977671705975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17.23282">
                <text:p>-17.23282</text:p>
              </table:table-cell>
              <table:table-cell office:value-type="float" office:value="9.940872">
                <text:p>9.940872</text:p>
              </table:table-cell>
              <table:table-cell office:value-type="float" office:value="-17.1553868281129">
                <text:p>-17.1553868281129</text:p>
              </table:table-cell>
              <table:table-cell office:value-type="float" office:value="10.2120488550443">
                <text:p>10.21204885504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16.73963">
                <text:p>-16.73963</text:p>
              </table:table-cell>
              <table:table-cell office:value-type="float" office:value="10.07426">
                <text:p>10.07426</text:p>
              </table:table-cell>
              <table:table-cell office:value-type="float" office:value="-16.5957755357931">
                <text:p>-16.5957755357931</text:p>
              </table:table-cell>
              <table:table-cell office:value-type="float" office:value="10.1078232171903">
                <text:p>10.1078232171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16.24238">
                <text:p>-16.24238</text:p>
              </table:table-cell>
              <table:table-cell office:value-type="float" office:value="10.19518">
                <text:p>10.19518</text:p>
              </table:table-cell>
              <table:table-cell office:value-type="float" office:value="-16.0899688154936">
                <text:p>-16.0899688154936</text:p>
              </table:table-cell>
              <table:table-cell office:value-type="float" office:value="10.5824061123378">
                <text:p>10.58240611233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15.74155">
                <text:p>-15.74155</text:p>
              </table:table-cell>
              <table:table-cell office:value-type="float" office:value="10.30413">
                <text:p>10.30413</text:p>
              </table:table-cell>
              <table:table-cell office:value-type="float" office:value="-15.7234469666291">
                <text:p>-15.7234469666291</text:p>
              </table:table-cell>
              <table:table-cell office:value-type="float" office:value="10.4100476968217">
                <text:p>10.41004769682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15.23758">
                <text:p>-15.23758</text:p>
              </table:table-cell>
              <table:table-cell office:value-type="float" office:value="10.40163">
                <text:p>10.40163</text:p>
              </table:table-cell>
              <table:table-cell office:value-type="float" office:value="-14.2385191779712">
                <text:p>-14.2385191779712</text:p>
              </table:table-cell>
              <table:table-cell office:value-type="float" office:value="10.9109072052212">
                <text:p>10.91090720522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14.73089">
                <text:p>-14.73089</text:p>
              </table:table-cell>
              <table:table-cell office:value-type="float" office:value="10.48822">
                <text:p>10.48822</text:p>
              </table:table-cell>
              <table:table-cell office:value-type="float" office:value="-14.7240066025964">
                <text:p>-14.7240066025964</text:p>
              </table:table-cell>
              <table:table-cell office:value-type="float" office:value="9.63506403899826">
                <text:p>9.63506403899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14.22183">
                <text:p>-14.22183</text:p>
              </table:table-cell>
              <table:table-cell office:value-type="float" office:value="10.56447">
                <text:p>10.56447</text:p>
              </table:table-cell>
              <table:table-cell office:value-type="float" office:value="-13.9004932805797">
                <text:p>-13.9004932805797</text:p>
              </table:table-cell>
              <table:table-cell office:value-type="float" office:value="10.5237793773035">
                <text:p>10.5237793773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13.71073">
                <text:p>-13.71073</text:p>
              </table:table-cell>
              <table:table-cell office:value-type="float" office:value="10.63099">
                <text:p>10.63099</text:p>
              </table:table-cell>
              <table:table-cell office:value-type="float" office:value="-13.395609305055">
                <text:p>-13.395609305055</text:p>
              </table:table-cell>
              <table:table-cell office:value-type="float" office:value="10.7856812075049">
                <text:p>10.7856812075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13.19791">
                <text:p>-13.19791</text:p>
              </table:table-cell>
              <table:table-cell office:value-type="float" office:value="10.68837">
                <text:p>10.68837</text:p>
              </table:table-cell>
              <table:table-cell office:value-type="float" office:value="-12.9373686702939">
                <text:p>-12.9373686702939</text:p>
              </table:table-cell>
              <table:table-cell office:value-type="float" office:value="10.81374286516">
                <text:p>10.81374286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12.68362">
                <text:p>-12.68362</text:p>
              </table:table-cell>
              <table:table-cell office:value-type="float" office:value="10.73726">
                <text:p>10.73726</text:p>
              </table:table-cell>
              <table:table-cell office:value-type="float" office:value="-12.2517623438988">
                <text:p>-12.2517623438988</text:p>
              </table:table-cell>
              <table:table-cell office:value-type="float" office:value="11.2495188247775">
                <text:p>11.2495188247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12.16811">
                <text:p>-12.16811</text:p>
              </table:table-cell>
              <table:table-cell office:value-type="float" office:value="10.77829">
                <text:p>10.77829</text:p>
              </table:table-cell>
              <table:table-cell office:value-type="float" office:value="-11.9352038602528">
                <text:p>-11.9352038602528</text:p>
              </table:table-cell>
              <table:table-cell office:value-type="float" office:value="10.9160812668194">
                <text:p>10.9160812668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11.65158">
                <text:p>-11.65158</text:p>
              </table:table-cell>
              <table:table-cell office:value-type="float" office:value="10.81212">
                <text:p>10.81212</text:p>
              </table:table-cell>
              <table:table-cell office:value-type="float" office:value="-10.9703164543741">
                <text:p>-10.9703164543741</text:p>
              </table:table-cell>
              <table:table-cell office:value-type="float" office:value="10.9676288409022">
                <text:p>10.9676288409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11.13421">
                <text:p>-11.13421</text:p>
              </table:table-cell>
              <table:table-cell office:value-type="float" office:value="10.83944">
                <text:p>10.83944</text:p>
              </table:table-cell>
              <table:table-cell office:value-type="float" office:value="-11.3471986149233">
                <text:p>-11.3471986149233</text:p>
              </table:table-cell>
              <table:table-cell office:value-type="float" office:value="10.5110938106357">
                <text:p>10.5110938106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10.61615">
                <text:p>-10.61615</text:p>
              </table:table-cell>
              <table:table-cell office:value-type="float" office:value="10.86091">
                <text:p>10.86091</text:p>
              </table:table-cell>
              <table:table-cell office:value-type="float" office:value="-10.6562509836362">
                <text:p>-10.6562509836362</text:p>
              </table:table-cell>
              <table:table-cell office:value-type="float" office:value="10.8368724876992">
                <text:p>10.83687248769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10.09755">
                <text:p>-10.09755</text:p>
              </table:table-cell>
              <table:table-cell office:value-type="float" office:value="10.87723">
                <text:p>10.87723</text:p>
              </table:table-cell>
              <table:table-cell office:value-type="float" office:value="-9.90413292520276">
                <text:p>-9.90413292520276</text:p>
              </table:table-cell>
              <table:table-cell office:value-type="float" office:value="11.2254686674907">
                <text:p>11.22546866749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9.578521">
                <text:p>-9.578521</text:p>
              </table:table-cell>
              <table:table-cell office:value-type="float" office:value="10.88909">
                <text:p>10.88909</text:p>
              </table:table-cell>
              <table:table-cell office:value-type="float" office:value="-10.1950324584886">
                <text:p>-10.1950324584886</text:p>
              </table:table-cell>
              <table:table-cell office:value-type="float" office:value="10.3497683500049">
                <text:p>10.34976835000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9.059154">
                <text:p>-9.059154</text:p>
              </table:table-cell>
              <table:table-cell office:value-type="float" office:value="10.8972">
                <text:p>10.8972</text:p>
              </table:table-cell>
              <table:table-cell office:value-type="float" office:value="-9.22260200268722">
                <text:p>-9.22260200268722</text:p>
              </table:table-cell>
              <table:table-cell office:value-type="float" office:value="10.3526518595783">
                <text:p>10.3526518595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8.539535">
                <text:p>-8.539535</text:p>
              </table:table-cell>
              <table:table-cell office:value-type="float" office:value="10.90227">
                <text:p>10.90227</text:p>
              </table:table-cell>
              <table:table-cell office:value-type="float" office:value="-8.83914202665346">
                <text:p>-8.83914202665346</text:p>
              </table:table-cell>
              <table:table-cell office:value-type="float" office:value="10.0318742732925">
                <text:p>10.03187427329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8.019735">
                <text:p>-8.019735</text:p>
              </table:table-cell>
              <table:table-cell office:value-type="float" office:value="10.90501">
                <text:p>10.90501</text:p>
              </table:table-cell>
              <table:table-cell office:value-type="float" office:value="-7.91543472211695">
                <text:p>-7.91543472211695</text:p>
              </table:table-cell>
              <table:table-cell office:value-type="float" office:value="11.1156699070054">
                <text:p>11.11566990700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7.499815">
                <text:p>-7.499815</text:p>
              </table:table-cell>
              <table:table-cell office:value-type="float" office:value="10.90613">
                <text:p>10.90613</text:p>
              </table:table-cell>
              <table:table-cell office:value-type="float" office:value="-7.25986750079084">
                <text:p>-7.25986750079084</text:p>
              </table:table-cell>
              <table:table-cell office:value-type="float" office:value="10.6457978203121">
                <text:p>10.6457978203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6.979831">
                <text:p>-6.979831</text:p>
              </table:table-cell>
              <table:table-cell office:value-type="float" office:value="10.90636">
                <text:p>10.90636</text:p>
              </table:table-cell>
              <table:table-cell office:value-type="float" office:value="-7.39395746733867">
                <text:p>-7.39395746733867</text:p>
              </table:table-cell>
              <table:table-cell office:value-type="float" office:value="11.0180945621821">
                <text:p>11.0180945621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